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iT(emu.K/Oe.g)</text:p>
          </table:table-cell>
          <table:table-cell office:value-type="string" calcext:value-type="string">
            <text:p>Temperature (K)</text:p>
          </table:table-cell>
        </table:table-row>
        <table:table-row table:style-name="ro1">
          <table:table-cell office:value-type="float" office:value="0.00671275" calcext:value-type="float">
            <text:p>0,00671275</text:p>
          </table:table-cell>
          <table:table-cell office:value-type="float" office:value="2.0006" calcext:value-type="float">
            <text:p>2,0006</text:p>
          </table:table-cell>
        </table:table-row>
        <table:table-row table:style-name="ro1">
          <table:table-cell office:value-type="float" office:value="0.00674574" calcext:value-type="float">
            <text:p>0,00674574</text:p>
          </table:table-cell>
          <table:table-cell office:value-type="float" office:value="2.02466" calcext:value-type="float">
            <text:p>2,02466</text:p>
          </table:table-cell>
        </table:table-row>
        <table:table-row table:style-name="ro1">
          <table:table-cell office:value-type="float" office:value="0.00673765" calcext:value-type="float">
            <text:p>0,00673765</text:p>
          </table:table-cell>
          <table:table-cell office:value-type="float" office:value="2.07662" calcext:value-type="float">
            <text:p>2,07662</text:p>
          </table:table-cell>
        </table:table-row>
        <table:table-row table:style-name="ro1">
          <table:table-cell office:value-type="float" office:value="0.00678093" calcext:value-type="float">
            <text:p>0,00678093</text:p>
          </table:table-cell>
          <table:table-cell office:value-type="float" office:value="2.15988" calcext:value-type="float">
            <text:p>2,15988</text:p>
          </table:table-cell>
        </table:table-row>
        <table:table-row table:style-name="ro1">
          <table:table-cell office:value-type="float" office:value="0.00685257" calcext:value-type="float">
            <text:p>0,00685257</text:p>
          </table:table-cell>
          <table:table-cell office:value-type="float" office:value="2.23937" calcext:value-type="float">
            <text:p>2,23937</text:p>
          </table:table-cell>
        </table:table-row>
        <table:table-row table:style-name="ro1">
          <table:table-cell office:value-type="float" office:value="0.00688612" calcext:value-type="float">
            <text:p>0,00688612</text:p>
          </table:table-cell>
          <table:table-cell office:value-type="float" office:value="2.29615" calcext:value-type="float">
            <text:p>2,29615</text:p>
          </table:table-cell>
        </table:table-row>
        <table:table-row table:style-name="ro1">
          <table:table-cell office:value-type="float" office:value="0.00692089" calcext:value-type="float">
            <text:p>0,00692089</text:p>
          </table:table-cell>
          <table:table-cell office:value-type="float" office:value="2.36122" calcext:value-type="float">
            <text:p>2,36122</text:p>
          </table:table-cell>
        </table:table-row>
        <table:table-row table:style-name="ro1">
          <table:table-cell office:value-type="float" office:value="0.0069581" calcext:value-type="float">
            <text:p>0,0069581</text:p>
          </table:table-cell>
          <table:table-cell office:value-type="float" office:value="2.43102" calcext:value-type="float">
            <text:p>2,43102</text:p>
          </table:table-cell>
        </table:table-row>
        <table:table-row table:style-name="ro1">
          <table:table-cell office:value-type="float" office:value="0.00698573" calcext:value-type="float">
            <text:p>0,00698573</text:p>
          </table:table-cell>
          <table:table-cell office:value-type="float" office:value="2.49681" calcext:value-type="float">
            <text:p>2,49681</text:p>
          </table:table-cell>
        </table:table-row>
        <table:table-row table:style-name="ro1">
          <table:table-cell office:value-type="float" office:value="0.00701732" calcext:value-type="float">
            <text:p>0,00701732</text:p>
          </table:table-cell>
          <table:table-cell office:value-type="float" office:value="2.56391" calcext:value-type="float">
            <text:p>2,56391</text:p>
          </table:table-cell>
        </table:table-row>
        <table:table-row table:style-name="ro1">
          <table:table-cell office:value-type="float" office:value="0.00704606" calcext:value-type="float">
            <text:p>0,00704606</text:p>
          </table:table-cell>
          <table:table-cell office:value-type="float" office:value="2.62897" calcext:value-type="float">
            <text:p>2,62897</text:p>
          </table:table-cell>
        </table:table-row>
        <table:table-row table:style-name="ro1">
          <table:table-cell office:value-type="float" office:value="0.00707563" calcext:value-type="float">
            <text:p>0,00707563</text:p>
          </table:table-cell>
          <table:table-cell office:value-type="float" office:value="2.69602" calcext:value-type="float">
            <text:p>2,69602</text:p>
          </table:table-cell>
        </table:table-row>
        <table:table-row table:style-name="ro1">
          <table:table-cell office:value-type="float" office:value="0.00709972" calcext:value-type="float">
            <text:p>0,00709972</text:p>
          </table:table-cell>
          <table:table-cell office:value-type="float" office:value="2.76213" calcext:value-type="float">
            <text:p>2,76213</text:p>
          </table:table-cell>
        </table:table-row>
        <table:table-row table:style-name="ro1">
          <table:table-cell office:value-type="float" office:value="0.00713091" calcext:value-type="float">
            <text:p>0,00713091</text:p>
          </table:table-cell>
          <table:table-cell office:value-type="float" office:value="2.83092" calcext:value-type="float">
            <text:p>2,83092</text:p>
          </table:table-cell>
        </table:table-row>
        <table:table-row table:style-name="ro1">
          <table:table-cell office:value-type="float" office:value="0.00715835" calcext:value-type="float">
            <text:p>0,00715835</text:p>
          </table:table-cell>
          <table:table-cell office:value-type="float" office:value="2.89477" calcext:value-type="float">
            <text:p>2,89477</text:p>
          </table:table-cell>
        </table:table-row>
        <table:table-row table:style-name="ro1">
          <table:table-cell office:value-type="float" office:value="0.00717647" calcext:value-type="float">
            <text:p>0,00717647</text:p>
          </table:table-cell>
          <table:table-cell office:value-type="float" office:value="2.95899" calcext:value-type="float">
            <text:p>2,95899</text:p>
          </table:table-cell>
        </table:table-row>
        <table:table-row table:style-name="ro1">
          <table:table-cell office:value-type="float" office:value="0.00720127" calcext:value-type="float">
            <text:p>0,00720127</text:p>
          </table:table-cell>
          <table:table-cell office:value-type="float" office:value="3.02898" calcext:value-type="float">
            <text:p>3,02898</text:p>
          </table:table-cell>
        </table:table-row>
        <table:table-row table:style-name="ro1">
          <table:table-cell office:value-type="float" office:value="0.0072252" calcext:value-type="float">
            <text:p>0,0072252</text:p>
          </table:table-cell>
          <table:table-cell office:value-type="float" office:value="3.09469" calcext:value-type="float">
            <text:p>3,09469</text:p>
          </table:table-cell>
        </table:table-row>
        <table:table-row table:style-name="ro1">
          <table:table-cell office:value-type="float" office:value="0.00724684" calcext:value-type="float">
            <text:p>0,00724684</text:p>
          </table:table-cell>
          <table:table-cell office:value-type="float" office:value="3.16201" calcext:value-type="float">
            <text:p>3,16201</text:p>
          </table:table-cell>
        </table:table-row>
        <table:table-row table:style-name="ro1">
          <table:table-cell office:value-type="float" office:value="0.00726006" calcext:value-type="float">
            <text:p>0,00726006</text:p>
          </table:table-cell>
          <table:table-cell office:value-type="float" office:value="3.22638" calcext:value-type="float">
            <text:p>3,22638</text:p>
          </table:table-cell>
        </table:table-row>
        <table:table-row table:style-name="ro1">
          <table:table-cell office:value-type="float" office:value="0.00728175" calcext:value-type="float">
            <text:p>0,00728175</text:p>
          </table:table-cell>
          <table:table-cell office:value-type="float" office:value="3.29283" calcext:value-type="float">
            <text:p>3,29283</text:p>
          </table:table-cell>
        </table:table-row>
        <table:table-row table:style-name="ro1">
          <table:table-cell office:value-type="float" office:value="0.00730501" calcext:value-type="float">
            <text:p>0,00730501</text:p>
          </table:table-cell>
          <table:table-cell office:value-type="float" office:value="3.36052" calcext:value-type="float">
            <text:p>3,36052</text:p>
          </table:table-cell>
        </table:table-row>
        <table:table-row table:style-name="ro1">
          <table:table-cell office:value-type="float" office:value="0.00730073" calcext:value-type="float">
            <text:p>0,00730073</text:p>
          </table:table-cell>
          <table:table-cell office:value-type="float" office:value="3.44438" calcext:value-type="float">
            <text:p>3,44438</text:p>
          </table:table-cell>
        </table:table-row>
        <table:table-row table:style-name="ro1">
          <table:table-cell office:value-type="float" office:value="0.00734571" calcext:value-type="float">
            <text:p>0,00734571</text:p>
          </table:table-cell>
          <table:table-cell office:value-type="float" office:value="3.52343" calcext:value-type="float">
            <text:p>3,52343</text:p>
          </table:table-cell>
        </table:table-row>
        <table:table-row table:style-name="ro1">
          <table:table-cell office:value-type="float" office:value="0.00736978" calcext:value-type="float">
            <text:p>0,00736978</text:p>
          </table:table-cell>
          <table:table-cell office:value-type="float" office:value="3.59512" calcext:value-type="float">
            <text:p>3,59512</text:p>
          </table:table-cell>
        </table:table-row>
        <table:table-row table:style-name="ro1">
          <table:table-cell office:value-type="float" office:value="0.00738589" calcext:value-type="float">
            <text:p>0,00738589</text:p>
          </table:table-cell>
          <table:table-cell office:value-type="float" office:value="3.65835" calcext:value-type="float">
            <text:p>3,65835</text:p>
          </table:table-cell>
        </table:table-row>
        <table:table-row table:style-name="ro1">
          <table:table-cell office:value-type="float" office:value="0.00739932" calcext:value-type="float">
            <text:p>0,00739932</text:p>
          </table:table-cell>
          <table:table-cell office:value-type="float" office:value="3.71905" calcext:value-type="float">
            <text:p>3,71905</text:p>
          </table:table-cell>
        </table:table-row>
        <table:table-row table:style-name="ro1">
          <table:table-cell office:value-type="float" office:value="0.00741794" calcext:value-type="float">
            <text:p>0,00741794</text:p>
          </table:table-cell>
          <table:table-cell office:value-type="float" office:value="3.78866" calcext:value-type="float">
            <text:p>3,78866</text:p>
          </table:table-cell>
        </table:table-row>
        <table:table-row table:style-name="ro1">
          <table:table-cell office:value-type="float" office:value="0.00743434" calcext:value-type="float">
            <text:p>0,00743434</text:p>
          </table:table-cell>
          <table:table-cell office:value-type="float" office:value="3.86365" calcext:value-type="float">
            <text:p>3,86365</text:p>
          </table:table-cell>
        </table:table-row>
        <table:table-row table:style-name="ro1">
          <table:table-cell office:value-type="float" office:value="0.00744516" calcext:value-type="float">
            <text:p>0,00744516</text:p>
          </table:table-cell>
          <table:table-cell office:value-type="float" office:value="3.92181" calcext:value-type="float">
            <text:p>3,92181</text:p>
          </table:table-cell>
        </table:table-row>
        <table:table-row table:style-name="ro1">
          <table:table-cell office:value-type="float" office:value="0.00746219" calcext:value-type="float">
            <text:p>0,00746219</text:p>
          </table:table-cell>
          <table:table-cell office:value-type="float" office:value="3.99192" calcext:value-type="float">
            <text:p>3,99192</text:p>
          </table:table-cell>
        </table:table-row>
        <table:table-row table:style-name="ro1">
          <table:table-cell office:value-type="float" office:value="0.00747973" calcext:value-type="float">
            <text:p>0,00747973</text:p>
          </table:table-cell>
          <table:table-cell office:value-type="float" office:value="4.06416" calcext:value-type="float">
            <text:p>4,06416</text:p>
          </table:table-cell>
        </table:table-row>
        <table:table-row table:style-name="ro1">
          <table:table-cell office:value-type="float" office:value="0.00748674" calcext:value-type="float">
            <text:p>0,00748674</text:p>
          </table:table-cell>
          <table:table-cell office:value-type="float" office:value="4.12434" calcext:value-type="float">
            <text:p>4,12434</text:p>
          </table:table-cell>
        </table:table-row>
        <table:table-row table:style-name="ro1">
          <table:table-cell office:value-type="float" office:value="0.00750127" calcext:value-type="float">
            <text:p>0,00750127</text:p>
          </table:table-cell>
          <table:table-cell office:value-type="float" office:value="4.18903" calcext:value-type="float">
            <text:p>4,18903</text:p>
          </table:table-cell>
        </table:table-row>
        <table:table-row table:style-name="ro1">
          <table:table-cell office:value-type="float" office:value="0.00752456" calcext:value-type="float">
            <text:p>0,00752456</text:p>
          </table:table-cell>
          <table:table-cell office:value-type="float" office:value="4.26639" calcext:value-type="float">
            <text:p>4,26639</text:p>
          </table:table-cell>
        </table:table-row>
        <table:table-row table:style-name="ro1">
          <table:table-cell office:value-type="float" office:value="0.00753635" calcext:value-type="float">
            <text:p>0,00753635</text:p>
          </table:table-cell>
          <table:table-cell office:value-type="float" office:value="4.32851" calcext:value-type="float">
            <text:p>4,32851</text:p>
          </table:table-cell>
        </table:table-row>
        <table:table-row table:style-name="ro1">
          <table:table-cell office:value-type="float" office:value="0.00752942" calcext:value-type="float">
            <text:p>0,00752942</text:p>
          </table:table-cell>
          <table:table-cell office:value-type="float" office:value="4.38376" calcext:value-type="float">
            <text:p>4,38376</text:p>
          </table:table-cell>
        </table:table-row>
        <table:table-row table:style-name="ro1">
          <table:table-cell office:value-type="float" office:value="0.00755942" calcext:value-type="float">
            <text:p>0,00755942</text:p>
          </table:table-cell>
          <table:table-cell office:value-type="float" office:value="4.46984" calcext:value-type="float">
            <text:p>4,46984</text:p>
          </table:table-cell>
        </table:table-row>
        <table:table-row table:style-name="ro1">
          <table:table-cell office:value-type="float" office:value="0.00757556" calcext:value-type="float">
            <text:p>0,00757556</text:p>
          </table:table-cell>
          <table:table-cell office:value-type="float" office:value="4.52708" calcext:value-type="float">
            <text:p>4,52708</text:p>
          </table:table-cell>
        </table:table-row>
        <table:table-row table:style-name="ro1">
          <table:table-cell office:value-type="float" office:value="0.00758358" calcext:value-type="float">
            <text:p>0,00758358</text:p>
          </table:table-cell>
          <table:table-cell office:value-type="float" office:value="4.59318" calcext:value-type="float">
            <text:p>4,59318</text:p>
          </table:table-cell>
        </table:table-row>
        <table:table-row table:style-name="ro1">
          <table:table-cell office:value-type="float" office:value="0.00758026" calcext:value-type="float">
            <text:p>0,00758026</text:p>
          </table:table-cell>
          <table:table-cell office:value-type="float" office:value="4.65238" calcext:value-type="float">
            <text:p>4,65238</text:p>
          </table:table-cell>
        </table:table-row>
        <table:table-row table:style-name="ro1">
          <table:table-cell office:value-type="float" office:value="0.0076032" calcext:value-type="float">
            <text:p>0,0076032</text:p>
          </table:table-cell>
          <table:table-cell office:value-type="float" office:value="4.72517" calcext:value-type="float">
            <text:p>4,72517</text:p>
          </table:table-cell>
        </table:table-row>
        <table:table-row table:style-name="ro1">
          <table:table-cell office:value-type="float" office:value="0.00759596" calcext:value-type="float">
            <text:p>0,00759596</text:p>
          </table:table-cell>
          <table:table-cell office:value-type="float" office:value="4.78135" calcext:value-type="float">
            <text:p>4,78135</text:p>
          </table:table-cell>
        </table:table-row>
        <table:table-row table:style-name="ro1">
          <table:table-cell office:value-type="float" office:value="0.00762603" calcext:value-type="float">
            <text:p>0,00762603</text:p>
          </table:table-cell>
          <table:table-cell office:value-type="float" office:value="4.86024" calcext:value-type="float">
            <text:p>4,86024</text:p>
          </table:table-cell>
        </table:table-row>
        <table:table-row table:style-name="ro1">
          <table:table-cell office:value-type="float" office:value="0.00763711" calcext:value-type="float">
            <text:p>0,00763711</text:p>
          </table:table-cell>
          <table:table-cell office:value-type="float" office:value="4.9241" calcext:value-type="float">
            <text:p>4,9241</text:p>
          </table:table-cell>
        </table:table-row>
        <table:table-row table:style-name="ro1">
          <table:table-cell office:value-type="float" office:value="0.00764999" calcext:value-type="float">
            <text:p>0,00764999</text:p>
          </table:table-cell>
          <table:table-cell office:value-type="float" office:value="4.99388" calcext:value-type="float">
            <text:p>4,99388</text:p>
          </table:table-cell>
        </table:table-row>
        <table:table-row table:style-name="ro1">
          <table:table-cell office:value-type="float" office:value="0.00764239" calcext:value-type="float">
            <text:p>0,00764239</text:p>
          </table:table-cell>
          <table:table-cell office:value-type="float" office:value="5.05023" calcext:value-type="float">
            <text:p>5,05023</text:p>
          </table:table-cell>
        </table:table-row>
        <table:table-row table:style-name="ro1">
          <table:table-cell office:value-type="float" office:value="0.00765028" calcext:value-type="float">
            <text:p>0,00765028</text:p>
          </table:table-cell>
          <table:table-cell office:value-type="float" office:value="5.11431" calcext:value-type="float">
            <text:p>5,11431</text:p>
          </table:table-cell>
        </table:table-row>
        <table:table-row table:style-name="ro1">
          <table:table-cell office:value-type="float" office:value="0.00766042" calcext:value-type="float">
            <text:p>0,00766042</text:p>
          </table:table-cell>
          <table:table-cell office:value-type="float" office:value="5.1846" calcext:value-type="float">
            <text:p>5,1846</text:p>
          </table:table-cell>
        </table:table-row>
        <table:table-row table:style-name="ro1">
          <table:table-cell office:value-type="float" office:value="0.00768258" calcext:value-type="float">
            <text:p>0,00768258</text:p>
          </table:table-cell>
          <table:table-cell office:value-type="float" office:value="5.25569" calcext:value-type="float">
            <text:p>5,25569</text:p>
          </table:table-cell>
        </table:table-row>
        <table:table-row table:style-name="ro1">
          <table:table-cell office:value-type="float" office:value="0.00768904" calcext:value-type="float">
            <text:p>0,00768904</text:p>
          </table:table-cell>
          <table:table-cell office:value-type="float" office:value="5.32185" calcext:value-type="float">
            <text:p>5,32185</text:p>
          </table:table-cell>
        </table:table-row>
        <table:table-row table:style-name="ro1">
          <table:table-cell office:value-type="float" office:value="0.00769866" calcext:value-type="float">
            <text:p>0,00769866</text:p>
          </table:table-cell>
          <table:table-cell office:value-type="float" office:value="5.38904" calcext:value-type="float">
            <text:p>5,38904</text:p>
          </table:table-cell>
        </table:table-row>
        <table:table-row table:style-name="ro1">
          <table:table-cell office:value-type="float" office:value="0.00771158" calcext:value-type="float">
            <text:p>0,00771158</text:p>
          </table:table-cell>
          <table:table-cell office:value-type="float" office:value="5.45763" calcext:value-type="float">
            <text:p>5,45763</text:p>
          </table:table-cell>
        </table:table-row>
        <table:table-row table:style-name="ro1">
          <table:table-cell office:value-type="float" office:value="0.00770524" calcext:value-type="float">
            <text:p>0,00770524</text:p>
          </table:table-cell>
          <table:table-cell office:value-type="float" office:value="5.51622" calcext:value-type="float">
            <text:p>5,51622</text:p>
          </table:table-cell>
        </table:table-row>
        <table:table-row table:style-name="ro1">
          <table:table-cell office:value-type="float" office:value="0.00772184" calcext:value-type="float">
            <text:p>0,00772184</text:p>
          </table:table-cell>
          <table:table-cell office:value-type="float" office:value="5.59012" calcext:value-type="float">
            <text:p>5,59012</text:p>
          </table:table-cell>
        </table:table-row>
        <table:table-row table:style-name="ro1">
          <table:table-cell office:value-type="float" office:value="0.0077333" calcext:value-type="float">
            <text:p>0,0077333</text:p>
          </table:table-cell>
          <table:table-cell office:value-type="float" office:value="5.65595" calcext:value-type="float">
            <text:p>5,65595</text:p>
          </table:table-cell>
        </table:table-row>
        <table:table-row table:style-name="ro1">
          <table:table-cell office:value-type="float" office:value="0.00773781" calcext:value-type="float">
            <text:p>0,00773781</text:p>
          </table:table-cell>
          <table:table-cell office:value-type="float" office:value="5.72122" calcext:value-type="float">
            <text:p>5,72122</text:p>
          </table:table-cell>
        </table:table-row>
        <table:table-row table:style-name="ro1">
          <table:table-cell office:value-type="float" office:value="0.0077436" calcext:value-type="float">
            <text:p>0,0077436</text:p>
          </table:table-cell>
          <table:table-cell office:value-type="float" office:value="5.78587" calcext:value-type="float">
            <text:p>5,78587</text:p>
          </table:table-cell>
        </table:table-row>
        <table:table-row table:style-name="ro1">
          <table:table-cell office:value-type="float" office:value="0.00777746" calcext:value-type="float">
            <text:p>0,00777746</text:p>
          </table:table-cell>
          <table:table-cell office:value-type="float" office:value="5.93697" calcext:value-type="float">
            <text:p>5,93697</text:p>
          </table:table-cell>
        </table:table-row>
        <table:table-row table:style-name="ro1">
          <table:table-cell office:value-type="float" office:value="0.00776748" calcext:value-type="float">
            <text:p>0,00776748</text:p>
          </table:table-cell>
          <table:table-cell office:value-type="float" office:value="5.98938" calcext:value-type="float">
            <text:p>5,98938</text:p>
          </table:table-cell>
        </table:table-row>
        <table:table-row table:style-name="ro1">
          <table:table-cell office:value-type="float" office:value="0.00777116" calcext:value-type="float">
            <text:p>0,00777116</text:p>
          </table:table-cell>
          <table:table-cell office:value-type="float" office:value="6.05414" calcext:value-type="float">
            <text:p>6,05414</text:p>
          </table:table-cell>
        </table:table-row>
        <table:table-row table:style-name="ro1">
          <table:table-cell office:value-type="float" office:value="0.00776971" calcext:value-type="float">
            <text:p>0,00776971</text:p>
          </table:table-cell>
          <table:table-cell office:value-type="float" office:value="6.11431" calcext:value-type="float">
            <text:p>6,11431</text:p>
          </table:table-cell>
        </table:table-row>
        <table:table-row table:style-name="ro1">
          <table:table-cell office:value-type="float" office:value="0.00777768" calcext:value-type="float">
            <text:p>0,00777768</text:p>
          </table:table-cell>
          <table:table-cell office:value-type="float" office:value="6.18296" calcext:value-type="float">
            <text:p>6,18296</text:p>
          </table:table-cell>
        </table:table-row>
        <table:table-row table:style-name="ro1">
          <table:table-cell office:value-type="float" office:value="0.00778945" calcext:value-type="float">
            <text:p>0,00778945</text:p>
          </table:table-cell>
          <table:table-cell office:value-type="float" office:value="6.25528" calcext:value-type="float">
            <text:p>6,25528</text:p>
          </table:table-cell>
        </table:table-row>
        <table:table-row table:style-name="ro1">
          <table:table-cell office:value-type="float" office:value="0.00779672" calcext:value-type="float">
            <text:p>0,00779672</text:p>
          </table:table-cell>
          <table:table-cell office:value-type="float" office:value="6.32543" calcext:value-type="float">
            <text:p>6,32543</text:p>
          </table:table-cell>
        </table:table-row>
        <table:table-row table:style-name="ro1">
          <table:table-cell office:value-type="float" office:value="0.00779399" calcext:value-type="float">
            <text:p>0,00779399</text:p>
          </table:table-cell>
          <table:table-cell office:value-type="float" office:value="6.37933" calcext:value-type="float">
            <text:p>6,37933</text:p>
          </table:table-cell>
        </table:table-row>
        <table:table-row table:style-name="ro1">
          <table:table-cell office:value-type="float" office:value="0.00780436" calcext:value-type="float">
            <text:p>0,00780436</text:p>
          </table:table-cell>
          <table:table-cell office:value-type="float" office:value="6.4501" calcext:value-type="float">
            <text:p>6,4501</text:p>
          </table:table-cell>
        </table:table-row>
        <table:table-row table:style-name="ro1">
          <table:table-cell office:value-type="float" office:value="0.00780472" calcext:value-type="float">
            <text:p>0,00780472</text:p>
          </table:table-cell>
          <table:table-cell office:value-type="float" office:value="6.51767" calcext:value-type="float">
            <text:p>6,51767</text:p>
          </table:table-cell>
        </table:table-row>
        <table:table-row table:style-name="ro1">
          <table:table-cell office:value-type="float" office:value="0.00781961" calcext:value-type="float">
            <text:p>0,00781961</text:p>
          </table:table-cell>
          <table:table-cell office:value-type="float" office:value="6.59184" calcext:value-type="float">
            <text:p>6,59184</text:p>
          </table:table-cell>
        </table:table-row>
        <table:table-row table:style-name="ro1">
          <table:table-cell office:value-type="float" office:value="0.00782522" calcext:value-type="float">
            <text:p>0,00782522</text:p>
          </table:table-cell>
          <table:table-cell office:value-type="float" office:value="6.65535" calcext:value-type="float">
            <text:p>6,65535</text:p>
          </table:table-cell>
        </table:table-row>
        <table:table-row table:style-name="ro1">
          <table:table-cell office:value-type="float" office:value="0.00781762" calcext:value-type="float">
            <text:p>0,00781762</text:p>
          </table:table-cell>
          <table:table-cell office:value-type="float" office:value="6.71098" calcext:value-type="float">
            <text:p>6,71098</text:p>
          </table:table-cell>
        </table:table-row>
        <table:table-row table:style-name="ro1">
          <table:table-cell office:value-type="float" office:value="0.00782538" calcext:value-type="float">
            <text:p>0,00782538</text:p>
          </table:table-cell>
          <table:table-cell office:value-type="float" office:value="6.78142" calcext:value-type="float">
            <text:p>6,78142</text:p>
          </table:table-cell>
        </table:table-row>
        <table:table-row table:style-name="ro1">
          <table:table-cell office:value-type="float" office:value="0.00783175" calcext:value-type="float">
            <text:p>0,00783175</text:p>
          </table:table-cell>
          <table:table-cell office:value-type="float" office:value="6.85257" calcext:value-type="float">
            <text:p>6,85257</text:p>
          </table:table-cell>
        </table:table-row>
        <table:table-row table:style-name="ro1">
          <table:table-cell office:value-type="float" office:value="0.00783861" calcext:value-type="float">
            <text:p>0,00783861</text:p>
          </table:table-cell>
          <table:table-cell office:value-type="float" office:value="6.92311" calcext:value-type="float">
            <text:p>6,92311</text:p>
          </table:table-cell>
        </table:table-row>
        <table:table-row table:style-name="ro1">
          <table:table-cell office:value-type="float" office:value="0.00784355" calcext:value-type="float">
            <text:p>0,00784355</text:p>
          </table:table-cell>
          <table:table-cell office:value-type="float" office:value="6.98428" calcext:value-type="float">
            <text:p>6,98428</text:p>
          </table:table-cell>
        </table:table-row>
        <table:table-row table:style-name="ro1">
          <table:table-cell office:value-type="float" office:value="0.00784687" calcext:value-type="float">
            <text:p>0,00784687</text:p>
          </table:table-cell>
          <table:table-cell office:value-type="float" office:value="7.04893" calcext:value-type="float">
            <text:p>7,04893</text:p>
          </table:table-cell>
        </table:table-row>
        <table:table-row table:style-name="ro1">
          <table:table-cell office:value-type="float" office:value="0.0078486" calcext:value-type="float">
            <text:p>0,0078486</text:p>
          </table:table-cell>
          <table:table-cell office:value-type="float" office:value="7.11855" calcext:value-type="float">
            <text:p>7,11855</text:p>
          </table:table-cell>
        </table:table-row>
        <table:table-row table:style-name="ro1">
          <table:table-cell office:value-type="float" office:value="0.00784684" calcext:value-type="float">
            <text:p>0,00784684</text:p>
          </table:table-cell>
          <table:table-cell office:value-type="float" office:value="7.18038" calcext:value-type="float">
            <text:p>7,18038</text:p>
          </table:table-cell>
        </table:table-row>
        <table:table-row table:style-name="ro1">
          <table:table-cell office:value-type="float" office:value="0.00784603" calcext:value-type="float">
            <text:p>0,00784603</text:p>
          </table:table-cell>
          <table:table-cell office:value-type="float" office:value="7.23892" calcext:value-type="float">
            <text:p>7,23892</text:p>
          </table:table-cell>
        </table:table-row>
        <table:table-row table:style-name="ro1">
          <table:table-cell office:value-type="float" office:value="0.00785894" calcext:value-type="float">
            <text:p>0,00785894</text:p>
          </table:table-cell>
          <table:table-cell office:value-type="float" office:value="7.31574" calcext:value-type="float">
            <text:p>7,31574</text:p>
          </table:table-cell>
        </table:table-row>
        <table:table-row table:style-name="ro1">
          <table:table-cell office:value-type="float" office:value="0.00786311" calcext:value-type="float">
            <text:p>0,00786311</text:p>
          </table:table-cell>
          <table:table-cell office:value-type="float" office:value="7.38704" calcext:value-type="float">
            <text:p>7,38704</text:p>
          </table:table-cell>
        </table:table-row>
        <table:table-row table:style-name="ro1">
          <table:table-cell office:value-type="float" office:value="0.00786737" calcext:value-type="float">
            <text:p>0,00786737</text:p>
          </table:table-cell>
          <table:table-cell office:value-type="float" office:value="7.45269" calcext:value-type="float">
            <text:p>7,45269</text:p>
          </table:table-cell>
        </table:table-row>
        <table:table-row table:style-name="ro1">
          <table:table-cell office:value-type="float" office:value="0.00787071" calcext:value-type="float">
            <text:p>0,00787071</text:p>
          </table:table-cell>
          <table:table-cell office:value-type="float" office:value="7.51893" calcext:value-type="float">
            <text:p>7,51893</text:p>
          </table:table-cell>
        </table:table-row>
        <table:table-row table:style-name="ro1">
          <table:table-cell office:value-type="float" office:value="0.00787315" calcext:value-type="float">
            <text:p>0,00787315</text:p>
          </table:table-cell>
          <table:table-cell office:value-type="float" office:value="7.58371" calcext:value-type="float">
            <text:p>7,58371</text:p>
          </table:table-cell>
        </table:table-row>
        <table:table-row table:style-name="ro1">
          <table:table-cell office:value-type="float" office:value="0.00787325" calcext:value-type="float">
            <text:p>0,00787325</text:p>
          </table:table-cell>
          <table:table-cell office:value-type="float" office:value="7.64824" calcext:value-type="float">
            <text:p>7,64824</text:p>
          </table:table-cell>
        </table:table-row>
        <table:table-row table:style-name="ro1">
          <table:table-cell office:value-type="float" office:value="0.00787821" calcext:value-type="float">
            <text:p>0,00787821</text:p>
          </table:table-cell>
          <table:table-cell office:value-type="float" office:value="7.71711" calcext:value-type="float">
            <text:p>7,71711</text:p>
          </table:table-cell>
        </table:table-row>
        <table:table-row table:style-name="ro1">
          <table:table-cell office:value-type="float" office:value="0.00786918" calcext:value-type="float">
            <text:p>0,00786918</text:p>
          </table:table-cell>
          <table:table-cell office:value-type="float" office:value="7.77315" calcext:value-type="float">
            <text:p>7,77315</text:p>
          </table:table-cell>
        </table:table-row>
        <table:table-row table:style-name="ro1">
          <table:table-cell office:value-type="float" office:value="0.0078832" calcext:value-type="float">
            <text:p>0,0078832</text:p>
          </table:table-cell>
          <table:table-cell office:value-type="float" office:value="7.84936" calcext:value-type="float">
            <text:p>7,84936</text:p>
          </table:table-cell>
        </table:table-row>
        <table:table-row table:style-name="ro1">
          <table:table-cell office:value-type="float" office:value="0.0078858" calcext:value-type="float">
            <text:p>0,0078858</text:p>
          </table:table-cell>
          <table:table-cell office:value-type="float" office:value="7.91759" calcext:value-type="float">
            <text:p>7,91759</text:p>
          </table:table-cell>
        </table:table-row>
        <table:table-row table:style-name="ro1">
          <table:table-cell office:value-type="float" office:value="0.00788624" calcext:value-type="float">
            <text:p>0,00788624</text:p>
          </table:table-cell>
          <table:table-cell office:value-type="float" office:value="7.98752" calcext:value-type="float">
            <text:p>7,98752</text:p>
          </table:table-cell>
        </table:table-row>
        <table:table-row table:style-name="ro1">
          <table:table-cell office:value-type="float" office:value="0.00788923" calcext:value-type="float">
            <text:p>0,00788923</text:p>
          </table:table-cell>
          <table:table-cell office:value-type="float" office:value="8.05365" calcext:value-type="float">
            <text:p>8,05365</text:p>
          </table:table-cell>
        </table:table-row>
        <table:table-row table:style-name="ro1">
          <table:table-cell office:value-type="float" office:value="0.0078869" calcext:value-type="float">
            <text:p>0,0078869</text:p>
          </table:table-cell>
          <table:table-cell office:value-type="float" office:value="8.11208" calcext:value-type="float">
            <text:p>8,11208</text:p>
          </table:table-cell>
        </table:table-row>
        <table:table-row table:style-name="ro1">
          <table:table-cell office:value-type="float" office:value="0.00788763" calcext:value-type="float">
            <text:p>0,00788763</text:p>
          </table:table-cell>
          <table:table-cell office:value-type="float" office:value="8.17466" calcext:value-type="float">
            <text:p>8,17466</text:p>
          </table:table-cell>
        </table:table-row>
        <table:table-row table:style-name="ro1">
          <table:table-cell office:value-type="float" office:value="0.00788814" calcext:value-type="float">
            <text:p>0,00788814</text:p>
          </table:table-cell>
          <table:table-cell office:value-type="float" office:value="8.24033" calcext:value-type="float">
            <text:p>8,24033</text:p>
          </table:table-cell>
        </table:table-row>
        <table:table-row table:style-name="ro1">
          <table:table-cell office:value-type="float" office:value="0.00788928" calcext:value-type="float">
            <text:p>0,00788928</text:p>
          </table:table-cell>
          <table:table-cell office:value-type="float" office:value="8.31128" calcext:value-type="float">
            <text:p>8,31128</text:p>
          </table:table-cell>
        </table:table-row>
        <table:table-row table:style-name="ro1">
          <table:table-cell office:value-type="float" office:value="0.00789573" calcext:value-type="float">
            <text:p>0,00789573</text:p>
          </table:table-cell>
          <table:table-cell office:value-type="float" office:value="8.38539" calcext:value-type="float">
            <text:p>8,38539</text:p>
          </table:table-cell>
        </table:table-row>
        <table:table-row table:style-name="ro1">
          <table:table-cell office:value-type="float" office:value="0.00789693" calcext:value-type="float">
            <text:p>0,00789693</text:p>
          </table:table-cell>
          <table:table-cell office:value-type="float" office:value="8.44871" calcext:value-type="float">
            <text:p>8,44871</text:p>
          </table:table-cell>
        </table:table-row>
        <table:table-row table:style-name="ro1">
          <table:table-cell office:value-type="float" office:value="0.00789249" calcext:value-type="float">
            <text:p>0,00789249</text:p>
          </table:table-cell>
          <table:table-cell office:value-type="float" office:value="8.50412" calcext:value-type="float">
            <text:p>8,50412</text:p>
          </table:table-cell>
        </table:table-row>
        <table:table-row table:style-name="ro1">
          <table:table-cell office:value-type="float" office:value="0.00789801" calcext:value-type="float">
            <text:p>0,00789801</text:p>
          </table:table-cell>
          <table:table-cell office:value-type="float" office:value="8.57816" calcext:value-type="float">
            <text:p>8,57816</text:p>
          </table:table-cell>
        </table:table-row>
        <table:table-row table:style-name="ro1">
          <table:table-cell office:value-type="float" office:value="0.00789259" calcext:value-type="float">
            <text:p>0,00789259</text:p>
          </table:table-cell>
          <table:table-cell office:value-type="float" office:value="8.64147" calcext:value-type="float">
            <text:p>8,64147</text:p>
          </table:table-cell>
        </table:table-row>
        <table:table-row table:style-name="ro1">
          <table:table-cell office:value-type="float" office:value="0.00789698" calcext:value-type="float">
            <text:p>0,00789698</text:p>
          </table:table-cell>
          <table:table-cell office:value-type="float" office:value="8.71156" calcext:value-type="float">
            <text:p>8,71156</text:p>
          </table:table-cell>
        </table:table-row>
        <table:table-row table:style-name="ro1">
          <table:table-cell office:value-type="float" office:value="0.00790068" calcext:value-type="float">
            <text:p>0,00790068</text:p>
          </table:table-cell>
          <table:table-cell office:value-type="float" office:value="8.77829" calcext:value-type="float">
            <text:p>8,77829</text:p>
          </table:table-cell>
        </table:table-row>
        <table:table-row table:style-name="ro1">
          <table:table-cell office:value-type="float" office:value="0.00790469" calcext:value-type="float">
            <text:p>0,00790469</text:p>
          </table:table-cell>
          <table:table-cell office:value-type="float" office:value="8.84673" calcext:value-type="float">
            <text:p>8,84673</text:p>
          </table:table-cell>
        </table:table-row>
        <table:table-row table:style-name="ro1">
          <table:table-cell office:value-type="float" office:value="0.00789075" calcext:value-type="float">
            <text:p>0,00789075</text:p>
          </table:table-cell>
          <table:table-cell office:value-type="float" office:value="8.89853" calcext:value-type="float">
            <text:p>8,89853</text:p>
          </table:table-cell>
        </table:table-row>
        <table:table-row table:style-name="ro1">
          <table:table-cell office:value-type="float" office:value="0.00789759" calcext:value-type="float">
            <text:p>0,00789759</text:p>
          </table:table-cell>
          <table:table-cell office:value-type="float" office:value="8.97504" calcext:value-type="float">
            <text:p>8,97504</text:p>
          </table:table-cell>
        </table:table-row>
        <table:table-row table:style-name="ro1">
          <table:table-cell office:value-type="float" office:value="0.00789633" calcext:value-type="float">
            <text:p>0,00789633</text:p>
          </table:table-cell>
          <table:table-cell office:value-type="float" office:value="9.039" calcext:value-type="float">
            <text:p>9,039</text:p>
          </table:table-cell>
        </table:table-row>
        <table:table-row table:style-name="ro1">
          <table:table-cell office:value-type="float" office:value="0.00790202" calcext:value-type="float">
            <text:p>0,00790202</text:p>
          </table:table-cell>
          <table:table-cell office:value-type="float" office:value="9.11137" calcext:value-type="float">
            <text:p>9,11137</text:p>
          </table:table-cell>
        </table:table-row>
        <table:table-row table:style-name="ro1">
          <table:table-cell office:value-type="float" office:value="0.00789356" calcext:value-type="float">
            <text:p>0,00789356</text:p>
          </table:table-cell>
          <table:table-cell office:value-type="float" office:value="9.16872" calcext:value-type="float">
            <text:p>9,16872</text:p>
          </table:table-cell>
        </table:table-row>
        <table:table-row table:style-name="ro1">
          <table:table-cell office:value-type="float" office:value="0.00790255" calcext:value-type="float">
            <text:p>0,00790255</text:p>
          </table:table-cell>
          <table:table-cell office:value-type="float" office:value="9.2469" calcext:value-type="float">
            <text:p>9,2469</text:p>
          </table:table-cell>
        </table:table-row>
        <table:table-row table:style-name="ro1">
          <table:table-cell office:value-type="float" office:value="0.00790547" calcext:value-type="float">
            <text:p>0,00790547</text:p>
          </table:table-cell>
          <table:table-cell office:value-type="float" office:value="9.31436" calcext:value-type="float">
            <text:p>9,31436</text:p>
          </table:table-cell>
        </table:table-row>
        <table:table-row table:style-name="ro1">
          <table:table-cell office:value-type="float" office:value="0.00790476" calcext:value-type="float">
            <text:p>0,00790476</text:p>
          </table:table-cell>
          <table:table-cell office:value-type="float" office:value="9.37751" calcext:value-type="float">
            <text:p>9,37751</text:p>
          </table:table-cell>
        </table:table-row>
        <table:table-row table:style-name="ro1">
          <table:table-cell office:value-type="float" office:value="0.00789828" calcext:value-type="float">
            <text:p>0,00789828</text:p>
          </table:table-cell>
          <table:table-cell office:value-type="float" office:value="9.43784" calcext:value-type="float">
            <text:p>9,43784</text:p>
          </table:table-cell>
        </table:table-row>
        <table:table-row table:style-name="ro1">
          <table:table-cell office:value-type="float" office:value="0.00790227" calcext:value-type="float">
            <text:p>0,00790227</text:p>
          </table:table-cell>
          <table:table-cell office:value-type="float" office:value="9.50924" calcext:value-type="float">
            <text:p>9,50924</text:p>
          </table:table-cell>
        </table:table-row>
        <table:table-row table:style-name="ro1">
          <table:table-cell office:value-type="float" office:value="0.00790572" calcext:value-type="float">
            <text:p>0,00790572</text:p>
          </table:table-cell>
          <table:table-cell office:value-type="float" office:value="9.58014" calcext:value-type="float">
            <text:p>9,58014</text:p>
          </table:table-cell>
        </table:table-row>
        <table:table-row table:style-name="ro1">
          <table:table-cell office:value-type="float" office:value="0.00789206" calcext:value-type="float">
            <text:p>0,00789206</text:p>
          </table:table-cell>
          <table:table-cell office:value-type="float" office:value="9.62942" calcext:value-type="float">
            <text:p>9,62942</text:p>
          </table:table-cell>
        </table:table-row>
        <table:table-row table:style-name="ro1">
          <table:table-cell office:value-type="float" office:value="0.00789812" calcext:value-type="float">
            <text:p>0,00789812</text:p>
          </table:table-cell>
          <table:table-cell office:value-type="float" office:value="9.70329" calcext:value-type="float">
            <text:p>9,70329</text:p>
          </table:table-cell>
        </table:table-row>
        <table:table-row table:style-name="ro1">
          <table:table-cell office:value-type="float" office:value="0.00790333" calcext:value-type="float">
            <text:p>0,00790333</text:p>
          </table:table-cell>
          <table:table-cell office:value-type="float" office:value="9.7764" calcext:value-type="float">
            <text:p>9,7764</text:p>
          </table:table-cell>
        </table:table-row>
        <table:table-row table:style-name="ro1">
          <table:table-cell office:value-type="float" office:value="0.00789879" calcext:value-type="float">
            <text:p>0,00789879</text:p>
          </table:table-cell>
          <table:table-cell office:value-type="float" office:value="9.8394" calcext:value-type="float">
            <text:p>9,8394</text:p>
          </table:table-cell>
        </table:table-row>
        <table:table-row table:style-name="ro1">
          <table:table-cell office:value-type="float" office:value="0.00790482" calcext:value-type="float">
            <text:p>0,00790482</text:p>
          </table:table-cell>
          <table:table-cell office:value-type="float" office:value="9.91521" calcext:value-type="float">
            <text:p>9,91521</text:p>
          </table:table-cell>
        </table:table-row>
        <table:table-row table:style-name="ro1">
          <table:table-cell office:value-type="float" office:value="0.00790463" calcext:value-type="float">
            <text:p>0,00790463</text:p>
          </table:table-cell>
          <table:table-cell office:value-type="float" office:value="9.97992" calcext:value-type="float">
            <text:p>9,97992</text:p>
          </table:table-cell>
        </table:table-row>
        <table:table-row table:style-name="ro1">
          <table:table-cell office:value-type="float" office:value="0.00789377" calcext:value-type="float">
            <text:p>0,00789377</text:p>
          </table:table-cell>
          <table:table-cell office:value-type="float" office:value="10.0315" calcext:value-type="float">
            <text:p>10,0315</text:p>
          </table:table-cell>
        </table:table-row>
        <table:table-row table:style-name="ro1">
          <table:table-cell office:value-type="float" office:value="0.00790349" calcext:value-type="float">
            <text:p>0,00790349</text:p>
          </table:table-cell>
          <table:table-cell office:value-type="float" office:value="10.1079" calcext:value-type="float">
            <text:p>10,1079</text:p>
          </table:table-cell>
        </table:table-row>
        <table:table-row table:style-name="ro1">
          <table:table-cell office:value-type="float" office:value="0.00789771" calcext:value-type="float">
            <text:p>0,00789771</text:p>
          </table:table-cell>
          <table:table-cell office:value-type="float" office:value="10.1711" calcext:value-type="float">
            <text:p>10,1711</text:p>
          </table:table-cell>
        </table:table-row>
        <table:table-row table:style-name="ro1">
          <table:table-cell office:value-type="float" office:value="0.00789327" calcext:value-type="float">
            <text:p>0,00789327</text:p>
          </table:table-cell>
          <table:table-cell office:value-type="float" office:value="10.2349" calcext:value-type="float">
            <text:p>10,2349</text:p>
          </table:table-cell>
        </table:table-row>
        <table:table-row table:style-name="ro1">
          <table:table-cell office:value-type="float" office:value="0.00790214" calcext:value-type="float">
            <text:p>0,00790214</text:p>
          </table:table-cell>
          <table:table-cell office:value-type="float" office:value="10.3114" calcext:value-type="float">
            <text:p>10,3114</text:p>
          </table:table-cell>
        </table:table-row>
        <table:table-row table:style-name="ro1">
          <table:table-cell office:value-type="float" office:value="0.00789213" calcext:value-type="float">
            <text:p>0,00789213</text:p>
          </table:table-cell>
          <table:table-cell office:value-type="float" office:value="10.3649" calcext:value-type="float">
            <text:p>10,3649</text:p>
          </table:table-cell>
        </table:table-row>
        <table:table-row table:style-name="ro1">
          <table:table-cell office:value-type="float" office:value="0.00789552" calcext:value-type="float">
            <text:p>0,00789552</text:p>
          </table:table-cell>
          <table:table-cell office:value-type="float" office:value="10.4383" calcext:value-type="float">
            <text:p>10,4383</text:p>
          </table:table-cell>
        </table:table-row>
        <table:table-row table:style-name="ro1">
          <table:table-cell office:value-type="float" office:value="0.00789187" calcext:value-type="float">
            <text:p>0,00789187</text:p>
          </table:table-cell>
          <table:table-cell office:value-type="float" office:value="10.501" calcext:value-type="float">
            <text:p>10,501</text:p>
          </table:table-cell>
        </table:table-row>
        <table:table-row table:style-name="ro1">
          <table:table-cell office:value-type="float" office:value="0.00788762" calcext:value-type="float">
            <text:p>0,00788762</text:p>
          </table:table-cell>
          <table:table-cell office:value-type="float" office:value="10.5651" calcext:value-type="float">
            <text:p>10,5651</text:p>
          </table:table-cell>
        </table:table-row>
        <table:table-row table:style-name="ro1">
          <table:table-cell office:value-type="float" office:value="0.00789233" calcext:value-type="float">
            <text:p>0,00789233</text:p>
          </table:table-cell>
          <table:table-cell office:value-type="float" office:value="10.6383" calcext:value-type="float">
            <text:p>10,6383</text:p>
          </table:table-cell>
        </table:table-row>
        <table:table-row table:style-name="ro1">
          <table:table-cell office:value-type="float" office:value="0.00789005" calcext:value-type="float">
            <text:p>0,00789005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0.00788559" calcext:value-type="float">
            <text:p>0,00788559</text:p>
          </table:table-cell>
          <table:table-cell office:value-type="float" office:value="10.7629" calcext:value-type="float">
            <text:p>10,7629</text:p>
          </table:table-cell>
        </table:table-row>
        <table:table-row table:style-name="ro1">
          <table:table-cell office:value-type="float" office:value="0.00788893" calcext:value-type="float">
            <text:p>0,00788893</text:p>
          </table:table-cell>
          <table:table-cell office:value-type="float" office:value="10.8356" calcext:value-type="float">
            <text:p>10,8356</text:p>
          </table:table-cell>
        </table:table-row>
        <table:table-row table:style-name="ro1">
          <table:table-cell office:value-type="float" office:value="0.0078892" calcext:value-type="float">
            <text:p>0,0078892</text:p>
          </table:table-cell>
          <table:table-cell office:value-type="float" office:value="10.9045" calcext:value-type="float">
            <text:p>10,9045</text:p>
          </table:table-cell>
        </table:table-row>
        <table:table-row table:style-name="ro1">
          <table:table-cell office:value-type="float" office:value="0.00788912" calcext:value-type="float">
            <text:p>0,00788912</text:p>
          </table:table-cell>
          <table:table-cell office:value-type="float" office:value="10.9721" calcext:value-type="float">
            <text:p>10,9721</text:p>
          </table:table-cell>
        </table:table-row>
        <table:table-row table:style-name="ro1">
          <table:table-cell office:value-type="float" office:value="0.00788095" calcext:value-type="float">
            <text:p>0,00788095</text:p>
          </table:table-cell>
          <table:table-cell office:value-type="float" office:value="11.0307" calcext:value-type="float">
            <text:p>11,0307</text:p>
          </table:table-cell>
        </table:table-row>
        <table:table-row table:style-name="ro1">
          <table:table-cell office:value-type="float" office:value="0.00787851" calcext:value-type="float">
            <text:p>0,00787851</text:p>
          </table:table-cell>
          <table:table-cell office:value-type="float" office:value="11.0969" calcext:value-type="float">
            <text:p>11,0969</text:p>
          </table:table-cell>
        </table:table-row>
        <table:table-row table:style-name="ro1">
          <table:table-cell office:value-type="float" office:value="0.00787852" calcext:value-type="float">
            <text:p>0,00787852</text:p>
          </table:table-cell>
          <table:table-cell office:value-type="float" office:value="11.163" calcext:value-type="float">
            <text:p>11,163</text:p>
          </table:table-cell>
        </table:table-row>
        <table:table-row table:style-name="ro1">
          <table:table-cell office:value-type="float" office:value="0.00787891" calcext:value-type="float">
            <text:p>0,00787891</text:p>
          </table:table-cell>
          <table:table-cell office:value-type="float" office:value="11.2324" calcext:value-type="float">
            <text:p>11,2324</text:p>
          </table:table-cell>
        </table:table-row>
        <table:table-row table:style-name="ro1">
          <table:table-cell office:value-type="float" office:value="0.00788284" calcext:value-type="float">
            <text:p>0,00788284</text:p>
          </table:table-cell>
          <table:table-cell office:value-type="float" office:value="11.3055" calcext:value-type="float">
            <text:p>11,3055</text:p>
          </table:table-cell>
        </table:table-row>
        <table:table-row table:style-name="ro1">
          <table:table-cell office:value-type="float" office:value="0.00788076" calcext:value-type="float">
            <text:p>0,00788076</text:p>
          </table:table-cell>
          <table:table-cell office:value-type="float" office:value="11.3701" calcext:value-type="float">
            <text:p>11,3701</text:p>
          </table:table-cell>
        </table:table-row>
        <table:table-row table:style-name="ro1">
          <table:table-cell office:value-type="float" office:value="0.0078705" calcext:value-type="float">
            <text:p>0,0078705</text:p>
          </table:table-cell>
          <table:table-cell office:value-type="float" office:value="11.4257" calcext:value-type="float">
            <text:p>11,4257</text:p>
          </table:table-cell>
        </table:table-row>
        <table:table-row table:style-name="ro1">
          <table:table-cell office:value-type="float" office:value="0.00787171" calcext:value-type="float">
            <text:p>0,00787171</text:p>
          </table:table-cell>
          <table:table-cell office:value-type="float" office:value="11.4988" calcext:value-type="float">
            <text:p>11,4988</text:p>
          </table:table-cell>
        </table:table-row>
        <table:table-row table:style-name="ro1">
          <table:table-cell office:value-type="float" office:value="0.00787498" calcext:value-type="float">
            <text:p>0,00787498</text:p>
          </table:table-cell>
          <table:table-cell office:value-type="float" office:value="11.5727" calcext:value-type="float">
            <text:p>11,5727</text:p>
          </table:table-cell>
        </table:table-row>
        <table:table-row table:style-name="ro1">
          <table:table-cell office:value-type="float" office:value="0.00787107" calcext:value-type="float">
            <text:p>0,00787107</text:p>
          </table:table-cell>
          <table:table-cell office:value-type="float" office:value="11.6672" calcext:value-type="float">
            <text:p>11,6672</text:p>
          </table:table-cell>
        </table:table-row>
        <table:table-row table:style-name="ro1">
          <table:table-cell office:value-type="float" office:value="0.00787121" calcext:value-type="float">
            <text:p>0,00787121</text:p>
          </table:table-cell>
          <table:table-cell office:value-type="float" office:value="11.7363" calcext:value-type="float">
            <text:p>11,7363</text:p>
          </table:table-cell>
        </table:table-row>
        <table:table-row table:style-name="ro1">
          <table:table-cell office:value-type="float" office:value="0.00785844" calcext:value-type="float">
            <text:p>0,00785844</text:p>
          </table:table-cell>
          <table:table-cell office:value-type="float" office:value="11.7869" calcext:value-type="float">
            <text:p>11,7869</text:p>
          </table:table-cell>
        </table:table-row>
        <table:table-row table:style-name="ro1">
          <table:table-cell office:value-type="float" office:value="0.00786026" calcext:value-type="float">
            <text:p>0,00786026</text:p>
          </table:table-cell>
          <table:table-cell office:value-type="float" office:value="11.8578" calcext:value-type="float">
            <text:p>11,8578</text:p>
          </table:table-cell>
        </table:table-row>
        <table:table-row table:style-name="ro1">
          <table:table-cell office:value-type="float" office:value="0.00786272" calcext:value-type="float">
            <text:p>0,00786272</text:p>
          </table:table-cell>
          <table:table-cell office:value-type="float" office:value="11.9301" calcext:value-type="float">
            <text:p>11,9301</text:p>
          </table:table-cell>
        </table:table-row>
        <table:table-row table:style-name="ro1">
          <table:table-cell office:value-type="float" office:value="0.00786479" calcext:value-type="float">
            <text:p>0,00786479</text:p>
          </table:table-cell>
          <table:table-cell office:value-type="float" office:value="12.0029" calcext:value-type="float">
            <text:p>12,0029</text:p>
          </table:table-cell>
        </table:table-row>
        <table:table-row table:style-name="ro1">
          <table:table-cell office:value-type="float" office:value="0.00785122" calcext:value-type="float">
            <text:p>0,00785122</text:p>
          </table:table-cell>
          <table:table-cell office:value-type="float" office:value="12.0863" calcext:value-type="float">
            <text:p>12,0863</text:p>
          </table:table-cell>
        </table:table-row>
        <table:table-row table:style-name="ro1">
          <table:table-cell office:value-type="float" office:value="0.00785657" calcext:value-type="float">
            <text:p>0,00785657</text:p>
          </table:table-cell>
          <table:table-cell office:value-type="float" office:value="12.1658" calcext:value-type="float">
            <text:p>12,1658</text:p>
          </table:table-cell>
        </table:table-row>
        <table:table-row table:style-name="ro1">
          <table:table-cell office:value-type="float" office:value="0.0078573" calcext:value-type="float">
            <text:p>0,0078573</text:p>
          </table:table-cell>
          <table:table-cell office:value-type="float" office:value="12.2345" calcext:value-type="float">
            <text:p>12,2345</text:p>
          </table:table-cell>
        </table:table-row>
        <table:table-row table:style-name="ro1">
          <table:table-cell office:value-type="float" office:value="0.00785205" calcext:value-type="float">
            <text:p>0,00785205</text:p>
          </table:table-cell>
          <table:table-cell office:value-type="float" office:value="12.2934" calcext:value-type="float">
            <text:p>12,2934</text:p>
          </table:table-cell>
        </table:table-row>
        <table:table-row table:style-name="ro1">
          <table:table-cell office:value-type="float" office:value="0.00785228" calcext:value-type="float">
            <text:p>0,00785228</text:p>
          </table:table-cell>
          <table:table-cell office:value-type="float" office:value="12.3655" calcext:value-type="float">
            <text:p>12,3655</text:p>
          </table:table-cell>
        </table:table-row>
        <table:table-row table:style-name="ro1">
          <table:table-cell office:value-type="float" office:value="0.00784908" calcext:value-type="float">
            <text:p>0,00784908</text:p>
          </table:table-cell>
          <table:table-cell office:value-type="float" office:value="12.4286" calcext:value-type="float">
            <text:p>12,4286</text:p>
          </table:table-cell>
        </table:table-row>
        <table:table-row table:style-name="ro1">
          <table:table-cell office:value-type="float" office:value="0.00784934" calcext:value-type="float">
            <text:p>0,00784934</text:p>
          </table:table-cell>
          <table:table-cell office:value-type="float" office:value="12.4979" calcext:value-type="float">
            <text:p>12,4979</text:p>
          </table:table-cell>
        </table:table-row>
        <table:table-row table:style-name="ro1">
          <table:table-cell office:value-type="float" office:value="0.00784747" calcext:value-type="float">
            <text:p>0,00784747</text:p>
          </table:table-cell>
          <table:table-cell office:value-type="float" office:value="12.5659" calcext:value-type="float">
            <text:p>12,5659</text:p>
          </table:table-cell>
        </table:table-row>
        <table:table-row table:style-name="ro1">
          <table:table-cell office:value-type="float" office:value="0.0078409" calcext:value-type="float">
            <text:p>0,0078409</text:p>
          </table:table-cell>
          <table:table-cell office:value-type="float" office:value="12.6256" calcext:value-type="float">
            <text:p>12,6256</text:p>
          </table:table-cell>
        </table:table-row>
        <table:table-row table:style-name="ro1">
          <table:table-cell office:value-type="float" office:value="0.00783845" calcext:value-type="float">
            <text:p>0,00783845</text:p>
          </table:table-cell>
          <table:table-cell office:value-type="float" office:value="12.6916" calcext:value-type="float">
            <text:p>12,6916</text:p>
          </table:table-cell>
        </table:table-row>
        <table:table-row table:style-name="ro1">
          <table:table-cell office:value-type="float" office:value="0.00783286" calcext:value-type="float">
            <text:p>0,00783286</text:p>
          </table:table-cell>
          <table:table-cell office:value-type="float" office:value="12.7527" calcext:value-type="float">
            <text:p>12,7527</text:p>
          </table:table-cell>
        </table:table-row>
        <table:table-row table:style-name="ro1">
          <table:table-cell office:value-type="float" office:value="0.00783252" calcext:value-type="float">
            <text:p>0,00783252</text:p>
          </table:table-cell>
          <table:table-cell office:value-type="float" office:value="12.8204" calcext:value-type="float">
            <text:p>12,8204</text:p>
          </table:table-cell>
        </table:table-row>
        <table:table-row table:style-name="ro1">
          <table:table-cell office:value-type="float" office:value="0.00783503" calcext:value-type="float">
            <text:p>0,00783503</text:p>
          </table:table-cell>
          <table:table-cell office:value-type="float" office:value="12.8934" calcext:value-type="float">
            <text:p>12,8934</text:p>
          </table:table-cell>
        </table:table-row>
        <table:table-row table:style-name="ro1">
          <table:table-cell office:value-type="float" office:value="0.00782827" calcext:value-type="float">
            <text:p>0,00782827</text:p>
          </table:table-cell>
          <table:table-cell office:value-type="float" office:value="12.9523" calcext:value-type="float">
            <text:p>12,9523</text:p>
          </table:table-cell>
        </table:table-row>
        <table:table-row table:style-name="ro1">
          <table:table-cell office:value-type="float" office:value="0.00782463" calcext:value-type="float">
            <text:p>0,00782463</text:p>
          </table:table-cell>
          <table:table-cell office:value-type="float" office:value="13.0177" calcext:value-type="float">
            <text:p>13,0177</text:p>
          </table:table-cell>
        </table:table-row>
        <table:table-row table:style-name="ro1">
          <table:table-cell office:value-type="float" office:value="0.00782876" calcext:value-type="float">
            <text:p>0,00782876</text:p>
          </table:table-cell>
          <table:table-cell office:value-type="float" office:value="13.0946" calcext:value-type="float">
            <text:p>13,0946</text:p>
          </table:table-cell>
        </table:table-row>
        <table:table-row table:style-name="ro1">
          <table:table-cell office:value-type="float" office:value="0.00782195" calcext:value-type="float">
            <text:p>0,00782195</text:p>
          </table:table-cell>
          <table:table-cell office:value-type="float" office:value="13.1558" calcext:value-type="float">
            <text:p>13,1558</text:p>
          </table:table-cell>
        </table:table-row>
        <table:table-row table:style-name="ro1">
          <table:table-cell office:value-type="float" office:value="0.00782513" calcext:value-type="float">
            <text:p>0,00782513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float" office:value="0.00781874" calcext:value-type="float">
            <text:p>0,00781874</text:p>
          </table:table-cell>
          <table:table-cell office:value-type="float" office:value="13.287" calcext:value-type="float">
            <text:p>13,287</text:p>
          </table:table-cell>
        </table:table-row>
        <table:table-row table:style-name="ro1">
          <table:table-cell office:value-type="float" office:value="0.00781189" calcext:value-type="float">
            <text:p>0,00781189</text:p>
          </table:table-cell>
          <table:table-cell office:value-type="float" office:value="13.3465" calcext:value-type="float">
            <text:p>13,3465</text:p>
          </table:table-cell>
        </table:table-row>
        <table:table-row table:style-name="ro1">
          <table:table-cell office:value-type="float" office:value="0.00781639" calcext:value-type="float">
            <text:p>0,00781639</text:p>
          </table:table-cell>
          <table:table-cell office:value-type="float" office:value="13.4223" calcext:value-type="float">
            <text:p>13,4223</text:p>
          </table:table-cell>
        </table:table-row>
        <table:table-row table:style-name="ro1">
          <table:table-cell office:value-type="float" office:value="0.00781532" calcext:value-type="float">
            <text:p>0,00781532</text:p>
          </table:table-cell>
          <table:table-cell office:value-type="float" office:value="13.4922" calcext:value-type="float">
            <text:p>13,4922</text:p>
          </table:table-cell>
        </table:table-row>
        <table:table-row table:style-name="ro1">
          <table:table-cell office:value-type="float" office:value="0.00781315" calcext:value-type="float">
            <text:p>0,00781315</text:p>
          </table:table-cell>
          <table:table-cell office:value-type="float" office:value="13.5611" calcext:value-type="float">
            <text:p>13,5611</text:p>
          </table:table-cell>
        </table:table-row>
        <table:table-row table:style-name="ro1">
          <table:table-cell office:value-type="float" office:value="0.00781091" calcext:value-type="float">
            <text:p>0,00781091</text:p>
          </table:table-cell>
          <table:table-cell office:value-type="float" office:value="13.6287" calcext:value-type="float">
            <text:p>13,6287</text:p>
          </table:table-cell>
        </table:table-row>
        <table:table-row table:style-name="ro1">
          <table:table-cell office:value-type="float" office:value="0.00780379" calcext:value-type="float">
            <text:p>0,00780379</text:p>
          </table:table-cell>
          <table:table-cell office:value-type="float" office:value="13.6849" calcext:value-type="float">
            <text:p>13,6849</text:p>
          </table:table-cell>
        </table:table-row>
        <table:table-row table:style-name="ro1">
          <table:table-cell office:value-type="float" office:value="0.00780149" calcext:value-type="float">
            <text:p>0,00780149</text:p>
          </table:table-cell>
          <table:table-cell office:value-type="float" office:value="13.7496" calcext:value-type="float">
            <text:p>13,7496</text:p>
          </table:table-cell>
        </table:table-row>
        <table:table-row table:style-name="ro1">
          <table:table-cell office:value-type="float" office:value="0.00780537" calcext:value-type="float">
            <text:p>0,00780537</text:p>
          </table:table-cell>
          <table:table-cell office:value-type="float" office:value="13.825" calcext:value-type="float">
            <text:p>13,825</text:p>
          </table:table-cell>
        </table:table-row>
        <table:table-row table:style-name="ro1">
          <table:table-cell office:value-type="float" office:value="0.00780132" calcext:value-type="float">
            <text:p>0,00780132</text:p>
          </table:table-cell>
          <table:table-cell office:value-type="float" office:value="13.8914" calcext:value-type="float">
            <text:p>13,8914</text:p>
          </table:table-cell>
        </table:table-row>
        <table:table-row table:style-name="ro1">
          <table:table-cell office:value-type="float" office:value="0.00779429" calcext:value-type="float">
            <text:p>0,00779429</text:p>
          </table:table-cell>
          <table:table-cell office:value-type="float" office:value="13.9515" calcext:value-type="float">
            <text:p>13,9515</text:p>
          </table:table-cell>
        </table:table-row>
        <table:table-row table:style-name="ro1">
          <table:table-cell office:value-type="float" office:value="0.00778932" calcext:value-type="float">
            <text:p>0,00778932</text:p>
          </table:table-cell>
          <table:table-cell office:value-type="float" office:value="14.0127" calcext:value-type="float">
            <text:p>14,0127</text:p>
          </table:table-cell>
        </table:table-row>
        <table:table-row table:style-name="ro1">
          <table:table-cell office:value-type="float" office:value="0.00779296" calcext:value-type="float">
            <text:p>0,00779296</text:p>
          </table:table-cell>
          <table:table-cell office:value-type="float" office:value="14.0888" calcext:value-type="float">
            <text:p>14,0888</text:p>
          </table:table-cell>
        </table:table-row>
        <table:table-row table:style-name="ro1">
          <table:table-cell office:value-type="float" office:value="0.00779293" calcext:value-type="float">
            <text:p>0,00779293</text:p>
          </table:table-cell>
          <table:table-cell office:value-type="float" office:value="14.1593" calcext:value-type="float">
            <text:p>14,1593</text:p>
          </table:table-cell>
        </table:table-row>
        <table:table-row table:style-name="ro1">
          <table:table-cell office:value-type="float" office:value="0.00779083" calcext:value-type="float">
            <text:p>0,00779083</text:p>
          </table:table-cell>
          <table:table-cell office:value-type="float" office:value="14.2249" calcext:value-type="float">
            <text:p>14,2249</text:p>
          </table:table-cell>
        </table:table-row>
        <table:table-row table:style-name="ro1">
          <table:table-cell office:value-type="float" office:value="0.00778014" calcext:value-type="float">
            <text:p>0,00778014</text:p>
          </table:table-cell>
          <table:table-cell office:value-type="float" office:value="14.2758" calcext:value-type="float">
            <text:p>14,2758</text:p>
          </table:table-cell>
        </table:table-row>
        <table:table-row table:style-name="ro1">
          <table:table-cell office:value-type="float" office:value="0.00777818" calcext:value-type="float">
            <text:p>0,00777818</text:p>
          </table:table-cell>
          <table:table-cell office:value-type="float" office:value="14.3457" calcext:value-type="float">
            <text:p>14,3457</text:p>
          </table:table-cell>
        </table:table-row>
        <table:table-row table:style-name="ro1">
          <table:table-cell office:value-type="float" office:value="0.0077798" calcext:value-type="float">
            <text:p>0,0077798</text:p>
          </table:table-cell>
          <table:table-cell office:value-type="float" office:value="14.4187" calcext:value-type="float">
            <text:p>14,4187</text:p>
          </table:table-cell>
        </table:table-row>
        <table:table-row table:style-name="ro1">
          <table:table-cell office:value-type="float" office:value="0.00778143" calcext:value-type="float">
            <text:p>0,00778143</text:p>
          </table:table-cell>
          <table:table-cell office:value-type="float" office:value="14.4919" calcext:value-type="float">
            <text:p>14,4919</text:p>
          </table:table-cell>
        </table:table-row>
        <table:table-row table:style-name="ro1">
          <table:table-cell office:value-type="float" office:value="0.00777307" calcext:value-type="float">
            <text:p>0,00777307</text:p>
          </table:table-cell>
          <table:table-cell office:value-type="float" office:value="14.5484" calcext:value-type="float">
            <text:p>14,5484</text:p>
          </table:table-cell>
        </table:table-row>
        <table:table-row table:style-name="ro1">
          <table:table-cell office:value-type="float" office:value="0.00777216" calcext:value-type="float">
            <text:p>0,00777216</text:p>
          </table:table-cell>
          <table:table-cell office:value-type="float" office:value="14.615" calcext:value-type="float">
            <text:p>14,615</text:p>
          </table:table-cell>
        </table:table-row>
        <table:table-row table:style-name="ro1">
          <table:table-cell office:value-type="float" office:value="0.00777261" calcext:value-type="float">
            <text:p>0,00777261</text:p>
          </table:table-cell>
          <table:table-cell office:value-type="float" office:value="14.6876" calcext:value-type="float">
            <text:p>14,6876</text:p>
          </table:table-cell>
        </table:table-row>
        <table:table-row table:style-name="ro1">
          <table:table-cell office:value-type="float" office:value="0.00776381" calcext:value-type="float">
            <text:p>0,00776381</text:p>
          </table:table-cell>
          <table:table-cell office:value-type="float" office:value="14.744" calcext:value-type="float">
            <text:p>14,744</text:p>
          </table:table-cell>
        </table:table-row>
        <table:table-row table:style-name="ro1">
          <table:table-cell office:value-type="float" office:value="0.00776636" calcext:value-type="float">
            <text:p>0,00776636</text:p>
          </table:table-cell>
          <table:table-cell office:value-type="float" office:value="14.8182" calcext:value-type="float">
            <text:p>14,8182</text:p>
          </table:table-cell>
        </table:table-row>
        <table:table-row table:style-name="ro1">
          <table:table-cell office:value-type="float" office:value="0.00776583" calcext:value-type="float">
            <text:p>0,00776583</text:p>
          </table:table-cell>
          <table:table-cell office:value-type="float" office:value="14.8877" calcext:value-type="float">
            <text:p>14,8877</text:p>
          </table:table-cell>
        </table:table-row>
        <table:table-row table:style-name="ro1">
          <table:table-cell office:value-type="float" office:value="0.0077536" calcext:value-type="float">
            <text:p>0,0077536</text:p>
          </table:table-cell>
          <table:table-cell office:value-type="float" office:value="14.9386" calcext:value-type="float">
            <text:p>14,9386</text:p>
          </table:table-cell>
        </table:table-row>
        <table:table-row table:style-name="ro1">
          <table:table-cell office:value-type="float" office:value="0.00775704" calcext:value-type="float">
            <text:p>0,00775704</text:p>
          </table:table-cell>
          <table:table-cell office:value-type="float" office:value="15.0127" calcext:value-type="float">
            <text:p>15,0127</text:p>
          </table:table-cell>
        </table:table-row>
        <table:table-row table:style-name="ro1">
          <table:table-cell office:value-type="float" office:value="0.00775346" calcext:value-type="float">
            <text:p>0,00775346</text:p>
          </table:table-cell>
          <table:table-cell office:value-type="float" office:value="15.0771" calcext:value-type="float">
            <text:p>15,0771</text:p>
          </table:table-cell>
        </table:table-row>
        <table:table-row table:style-name="ro1">
          <table:table-cell office:value-type="float" office:value="0.00775065" calcext:value-type="float">
            <text:p>0,00775065</text:p>
          </table:table-cell>
          <table:table-cell office:value-type="float" office:value="15.1418" calcext:value-type="float">
            <text:p>15,1418</text:p>
          </table:table-cell>
        </table:table-row>
        <table:table-row table:style-name="ro1">
          <table:table-cell office:value-type="float" office:value="0.00774874" calcext:value-type="float">
            <text:p>0,00774874</text:p>
          </table:table-cell>
          <table:table-cell office:value-type="float" office:value="15.2106" calcext:value-type="float">
            <text:p>15,2106</text:p>
          </table:table-cell>
        </table:table-row>
        <table:table-row table:style-name="ro1">
          <table:table-cell office:value-type="float" office:value="0.00774185" calcext:value-type="float">
            <text:p>0,00774185</text:p>
          </table:table-cell>
          <table:table-cell office:value-type="float" office:value="15.2703" calcext:value-type="float">
            <text:p>15,2703</text:p>
          </table:table-cell>
        </table:table-row>
        <table:table-row table:style-name="ro1">
          <table:table-cell office:value-type="float" office:value="0.00773906" calcext:value-type="float">
            <text:p>0,00773906</text:p>
          </table:table-cell>
          <table:table-cell office:value-type="float" office:value="15.3374" calcext:value-type="float">
            <text:p>15,3374</text:p>
          </table:table-cell>
        </table:table-row>
        <table:table-row table:style-name="ro1">
          <table:table-cell office:value-type="float" office:value="0.00773824" calcext:value-type="float">
            <text:p>0,00773824</text:p>
          </table:table-cell>
          <table:table-cell office:value-type="float" office:value="15.4068" calcext:value-type="float">
            <text:p>15,4068</text:p>
          </table:table-cell>
        </table:table-row>
        <table:table-row table:style-name="ro1">
          <table:table-cell office:value-type="float" office:value="0.0077445" calcext:value-type="float">
            <text:p>0,0077445</text:p>
          </table:table-cell>
          <table:table-cell office:value-type="float" office:value="15.4859" calcext:value-type="float">
            <text:p>15,4859</text:p>
          </table:table-cell>
        </table:table-row>
        <table:table-row table:style-name="ro1">
          <table:table-cell office:value-type="float" office:value="0.00773335" calcext:value-type="float">
            <text:p>0,00773335</text:p>
          </table:table-cell>
          <table:table-cell office:value-type="float" office:value="15.5353" calcext:value-type="float">
            <text:p>15,5353</text:p>
          </table:table-cell>
        </table:table-row>
        <table:table-row table:style-name="ro1">
          <table:table-cell office:value-type="float" office:value="0.00773058" calcext:value-type="float">
            <text:p>0,00773058</text:p>
          </table:table-cell>
          <table:table-cell office:value-type="float" office:value="15.6042" calcext:value-type="float">
            <text:p>15,6042</text:p>
          </table:table-cell>
        </table:table-row>
        <table:table-row table:style-name="ro1">
          <table:table-cell office:value-type="float" office:value="0.00772061" calcext:value-type="float">
            <text:p>0,00772061</text:p>
          </table:table-cell>
          <table:table-cell office:value-type="float" office:value="15.6928" calcext:value-type="float">
            <text:p>15,6928</text:p>
          </table:table-cell>
        </table:table-row>
        <table:table-row table:style-name="ro1">
          <table:table-cell office:value-type="float" office:value="0.00772392" calcext:value-type="float">
            <text:p>0,00772392</text:p>
          </table:table-cell>
          <table:table-cell office:value-type="float" office:value="15.7714" calcext:value-type="float">
            <text:p>15,7714</text:p>
          </table:table-cell>
        </table:table-row>
        <table:table-row table:style-name="ro1">
          <table:table-cell office:value-type="float" office:value="0.00772034" calcext:value-type="float">
            <text:p>0,00772034</text:p>
          </table:table-cell>
          <table:table-cell office:value-type="float" office:value="15.837" calcext:value-type="float">
            <text:p>15,837</text:p>
          </table:table-cell>
        </table:table-row>
        <table:table-row table:style-name="ro1">
          <table:table-cell office:value-type="float" office:value="0.00771904" calcext:value-type="float">
            <text:p>0,00771904</text:p>
          </table:table-cell>
          <table:table-cell office:value-type="float" office:value="15.9048" calcext:value-type="float">
            <text:p>15,9048</text:p>
          </table:table-cell>
        </table:table-row>
        <table:table-row table:style-name="ro1">
          <table:table-cell office:value-type="float" office:value="0.00771769" calcext:value-type="float">
            <text:p>0,00771769</text:p>
          </table:table-cell>
          <table:table-cell office:value-type="float" office:value="15.97" calcext:value-type="float">
            <text:p>15,97</text:p>
          </table:table-cell>
        </table:table-row>
        <table:table-row table:style-name="ro1">
          <table:table-cell office:value-type="float" office:value="0.00771556" calcext:value-type="float">
            <text:p>0,00771556</text:p>
          </table:table-cell>
          <table:table-cell office:value-type="float" office:value="16.0357" calcext:value-type="float">
            <text:p>16,0357</text:p>
          </table:table-cell>
        </table:table-row>
        <table:table-row table:style-name="ro1">
          <table:table-cell office:value-type="float" office:value="0.00771299" calcext:value-type="float">
            <text:p>0,00771299</text:p>
          </table:table-cell>
          <table:table-cell office:value-type="float" office:value="16.1042" calcext:value-type="float">
            <text:p>16,1042</text:p>
          </table:table-cell>
        </table:table-row>
        <table:table-row table:style-name="ro1">
          <table:table-cell office:value-type="float" office:value="0.00771257" calcext:value-type="float">
            <text:p>0,00771257</text:p>
          </table:table-cell>
          <table:table-cell office:value-type="float" office:value="16.1757" calcext:value-type="float">
            <text:p>16,1757</text:p>
          </table:table-cell>
        </table:table-row>
        <table:table-row table:style-name="ro1">
          <table:table-cell office:value-type="float" office:value="0.00770926" calcext:value-type="float">
            <text:p>0,00770926</text:p>
          </table:table-cell>
          <table:table-cell office:value-type="float" office:value="16.2413" calcext:value-type="float">
            <text:p>16,2413</text:p>
          </table:table-cell>
        </table:table-row>
        <table:table-row table:style-name="ro1">
          <table:table-cell office:value-type="float" office:value="0.00770898" calcext:value-type="float">
            <text:p>0,00770898</text:p>
          </table:table-cell>
          <table:table-cell office:value-type="float" office:value="16.3078" calcext:value-type="float">
            <text:p>16,3078</text:p>
          </table:table-cell>
        </table:table-row>
        <table:table-row table:style-name="ro1">
          <table:table-cell office:value-type="float" office:value="0.00770223" calcext:value-type="float">
            <text:p>0,00770223</text:p>
          </table:table-cell>
          <table:table-cell office:value-type="float" office:value="16.3679" calcext:value-type="float">
            <text:p>16,3679</text:p>
          </table:table-cell>
        </table:table-row>
        <table:table-row table:style-name="ro1">
          <table:table-cell office:value-type="float" office:value="0.00770103" calcext:value-type="float">
            <text:p>0,00770103</text:p>
          </table:table-cell>
          <table:table-cell office:value-type="float" office:value="16.4341" calcext:value-type="float">
            <text:p>16,4341</text:p>
          </table:table-cell>
        </table:table-row>
        <table:table-row table:style-name="ro1">
          <table:table-cell office:value-type="float" office:value="0.00770126" calcext:value-type="float">
            <text:p>0,00770126</text:p>
          </table:table-cell>
          <table:table-cell office:value-type="float" office:value="16.5081" calcext:value-type="float">
            <text:p>16,5081</text:p>
          </table:table-cell>
        </table:table-row>
        <table:table-row table:style-name="ro1">
          <table:table-cell office:value-type="float" office:value="0.00769507" calcext:value-type="float">
            <text:p>0,00769507</text:p>
          </table:table-cell>
          <table:table-cell office:value-type="float" office:value="16.5685" calcext:value-type="float">
            <text:p>16,5685</text:p>
          </table:table-cell>
        </table:table-row>
        <table:table-row table:style-name="ro1">
          <table:table-cell office:value-type="float" office:value="0.00769314" calcext:value-type="float">
            <text:p>0,00769314</text:p>
          </table:table-cell>
          <table:table-cell office:value-type="float" office:value="16.6342" calcext:value-type="float">
            <text:p>16,6342</text:p>
          </table:table-cell>
        </table:table-row>
        <table:table-row table:style-name="ro1">
          <table:table-cell office:value-type="float" office:value="0.0076907" calcext:value-type="float">
            <text:p>0,0076907</text:p>
          </table:table-cell>
          <table:table-cell office:value-type="float" office:value="16.7048" calcext:value-type="float">
            <text:p>16,7048</text:p>
          </table:table-cell>
        </table:table-row>
        <table:table-row table:style-name="ro1">
          <table:table-cell office:value-type="float" office:value="0.00768933" calcext:value-type="float">
            <text:p>0,00768933</text:p>
          </table:table-cell>
          <table:table-cell office:value-type="float" office:value="16.7656" calcext:value-type="float">
            <text:p>16,7656</text:p>
          </table:table-cell>
        </table:table-row>
        <table:table-row table:style-name="ro1">
          <table:table-cell office:value-type="float" office:value="0.00768864" calcext:value-type="float">
            <text:p>0,00768864</text:p>
          </table:table-cell>
          <table:table-cell office:value-type="float" office:value="16.8372" calcext:value-type="float">
            <text:p>16,8372</text:p>
          </table:table-cell>
        </table:table-row>
        <table:table-row table:style-name="ro1">
          <table:table-cell office:value-type="float" office:value="0.00768936" calcext:value-type="float">
            <text:p>0,00768936</text:p>
          </table:table-cell>
          <table:table-cell office:value-type="float" office:value="16.912" calcext:value-type="float">
            <text:p>16,912</text:p>
          </table:table-cell>
        </table:table-row>
        <table:table-row table:style-name="ro1">
          <table:table-cell office:value-type="float" office:value="0.0076859" calcext:value-type="float">
            <text:p>0,0076859</text:p>
          </table:table-cell>
          <table:table-cell office:value-type="float" office:value="16.9791" calcext:value-type="float">
            <text:p>16,9791</text:p>
          </table:table-cell>
        </table:table-row>
        <table:table-row table:style-name="ro1">
          <table:table-cell office:value-type="float" office:value="0.00767939" calcext:value-type="float">
            <text:p>0,00767939</text:p>
          </table:table-cell>
          <table:table-cell office:value-type="float" office:value="17.0325" calcext:value-type="float">
            <text:p>17,0325</text:p>
          </table:table-cell>
        </table:table-row>
        <table:table-row table:style-name="ro1">
          <table:table-cell office:value-type="float" office:value="0.00767954" calcext:value-type="float">
            <text:p>0,00767954</text:p>
          </table:table-cell>
          <table:table-cell office:value-type="float" office:value="17.1057" calcext:value-type="float">
            <text:p>17,1057</text:p>
          </table:table-cell>
        </table:table-row>
        <table:table-row table:style-name="ro1">
          <table:table-cell office:value-type="float" office:value="0.00767236" calcext:value-type="float">
            <text:p>0,00767236</text:p>
          </table:table-cell>
          <table:table-cell office:value-type="float" office:value="17.1604" calcext:value-type="float">
            <text:p>17,1604</text:p>
          </table:table-cell>
        </table:table-row>
        <table:table-row table:style-name="ro1">
          <table:table-cell office:value-type="float" office:value="0.00767061" calcext:value-type="float">
            <text:p>0,00767061</text:p>
          </table:table-cell>
          <table:table-cell office:value-type="float" office:value="17.2307" calcext:value-type="float">
            <text:p>17,2307</text:p>
          </table:table-cell>
        </table:table-row>
        <table:table-row table:style-name="ro1">
          <table:table-cell office:value-type="float" office:value="0.00766883" calcext:value-type="float">
            <text:p>0,00766883</text:p>
          </table:table-cell>
          <table:table-cell office:value-type="float" office:value="17.2988" calcext:value-type="float">
            <text:p>17,2988</text:p>
          </table:table-cell>
        </table:table-row>
        <table:table-row table:style-name="ro1">
          <table:table-cell office:value-type="float" office:value="0.00766707" calcext:value-type="float">
            <text:p>0,00766707</text:p>
          </table:table-cell>
          <table:table-cell office:value-type="float" office:value="17.3638" calcext:value-type="float">
            <text:p>17,3638</text:p>
          </table:table-cell>
        </table:table-row>
        <table:table-row table:style-name="ro1">
          <table:table-cell office:value-type="float" office:value="0.00766474" calcext:value-type="float">
            <text:p>0,00766474</text:p>
          </table:table-cell>
          <table:table-cell office:value-type="float" office:value="17.4322" calcext:value-type="float">
            <text:p>17,4322</text:p>
          </table:table-cell>
        </table:table-row>
        <table:table-row table:style-name="ro1">
          <table:table-cell office:value-type="float" office:value="0.00766165" calcext:value-type="float">
            <text:p>0,00766165</text:p>
          </table:table-cell>
          <table:table-cell office:value-type="float" office:value="17.4959" calcext:value-type="float">
            <text:p>17,4959</text:p>
          </table:table-cell>
        </table:table-row>
        <table:table-row table:style-name="ro1">
          <table:table-cell office:value-type="float" office:value="0.00765743" calcext:value-type="float">
            <text:p>0,00765743</text:p>
          </table:table-cell>
          <table:table-cell office:value-type="float" office:value="17.5603" calcext:value-type="float">
            <text:p>17,5603</text:p>
          </table:table-cell>
        </table:table-row>
        <table:table-row table:style-name="ro1">
          <table:table-cell office:value-type="float" office:value="0.00765884" calcext:value-type="float">
            <text:p>0,00765884</text:p>
          </table:table-cell>
          <table:table-cell office:value-type="float" office:value="17.629" calcext:value-type="float">
            <text:p>17,629</text:p>
          </table:table-cell>
        </table:table-row>
        <table:table-row table:style-name="ro1">
          <table:table-cell office:value-type="float" office:value="0.00765735" calcext:value-type="float">
            <text:p>0,00765735</text:p>
          </table:table-cell>
          <table:table-cell office:value-type="float" office:value="17.7005" calcext:value-type="float">
            <text:p>17,7005</text:p>
          </table:table-cell>
        </table:table-row>
        <table:table-row table:style-name="ro1">
          <table:table-cell office:value-type="float" office:value="0.00764969" calcext:value-type="float">
            <text:p>0,00764969</text:p>
          </table:table-cell>
          <table:table-cell office:value-type="float" office:value="17.7565" calcext:value-type="float">
            <text:p>17,7565</text:p>
          </table:table-cell>
        </table:table-row>
        <table:table-row table:style-name="ro1">
          <table:table-cell office:value-type="float" office:value="0.0076512" calcext:value-type="float">
            <text:p>0,0076512</text:p>
          </table:table-cell>
          <table:table-cell office:value-type="float" office:value="17.8309" calcext:value-type="float">
            <text:p>17,8309</text:p>
          </table:table-cell>
        </table:table-row>
        <table:table-row table:style-name="ro1">
          <table:table-cell office:value-type="float" office:value="0.00764653" calcext:value-type="float">
            <text:p>0,00764653</text:p>
          </table:table-cell>
          <table:table-cell office:value-type="float" office:value="17.8925" calcext:value-type="float">
            <text:p>17,8925</text:p>
          </table:table-cell>
        </table:table-row>
        <table:table-row table:style-name="ro1">
          <table:table-cell office:value-type="float" office:value="0.00764563" calcext:value-type="float">
            <text:p>0,00764563</text:p>
          </table:table-cell>
          <table:table-cell office:value-type="float" office:value="17.965" calcext:value-type="float">
            <text:p>17,965</text:p>
          </table:table-cell>
        </table:table-row>
        <table:table-row table:style-name="ro1">
          <table:table-cell office:value-type="float" office:value="0.00764504" calcext:value-type="float">
            <text:p>0,00764504</text:p>
          </table:table-cell>
          <table:table-cell office:value-type="float" office:value="18.0308" calcext:value-type="float">
            <text:p>18,0308</text:p>
          </table:table-cell>
        </table:table-row>
        <table:table-row table:style-name="ro1">
          <table:table-cell office:value-type="float" office:value="0.00764" calcext:value-type="float">
            <text:p>0,00764</text:p>
          </table:table-cell>
          <table:table-cell office:value-type="float" office:value="18.0938" calcext:value-type="float">
            <text:p>18,0938</text:p>
          </table:table-cell>
        </table:table-row>
        <table:table-row table:style-name="ro1">
          <table:table-cell office:value-type="float" office:value="0.00763788" calcext:value-type="float">
            <text:p>0,00763788</text:p>
          </table:table-cell>
          <table:table-cell office:value-type="float" office:value="18.1592" calcext:value-type="float">
            <text:p>18,1592</text:p>
          </table:table-cell>
        </table:table-row>
        <table:table-row table:style-name="ro1">
          <table:table-cell office:value-type="float" office:value="0.00763721" calcext:value-type="float">
            <text:p>0,00763721</text:p>
          </table:table-cell>
          <table:table-cell office:value-type="float" office:value="18.232" calcext:value-type="float">
            <text:p>18,232</text:p>
          </table:table-cell>
        </table:table-row>
        <table:table-row table:style-name="ro1">
          <table:table-cell office:value-type="float" office:value="0.0076319" calcext:value-type="float">
            <text:p>0,0076319</text:p>
          </table:table-cell>
          <table:table-cell office:value-type="float" office:value="18.2891" calcext:value-type="float">
            <text:p>18,2891</text:p>
          </table:table-cell>
        </table:table-row>
        <table:table-row table:style-name="ro1">
          <table:table-cell office:value-type="float" office:value="0.0076317" calcext:value-type="float">
            <text:p>0,0076317</text:p>
          </table:table-cell>
          <table:table-cell office:value-type="float" office:value="18.3606" calcext:value-type="float">
            <text:p>18,3606</text:p>
          </table:table-cell>
        </table:table-row>
        <table:table-row table:style-name="ro1">
          <table:table-cell office:value-type="float" office:value="0.00763062" calcext:value-type="float">
            <text:p>0,00763062</text:p>
          </table:table-cell>
          <table:table-cell office:value-type="float" office:value="18.4286" calcext:value-type="float">
            <text:p>18,4286</text:p>
          </table:table-cell>
        </table:table-row>
        <table:table-row table:style-name="ro1">
          <table:table-cell office:value-type="float" office:value="0.00762779" calcext:value-type="float">
            <text:p>0,00762779</text:p>
          </table:table-cell>
          <table:table-cell office:value-type="float" office:value="18.4916" calcext:value-type="float">
            <text:p>18,4916</text:p>
          </table:table-cell>
        </table:table-row>
        <table:table-row table:style-name="ro1">
          <table:table-cell office:value-type="float" office:value="0.00762454" calcext:value-type="float">
            <text:p>0,00762454</text:p>
          </table:table-cell>
          <table:table-cell office:value-type="float" office:value="18.5596" calcext:value-type="float">
            <text:p>18,5596</text:p>
          </table:table-cell>
        </table:table-row>
        <table:table-row table:style-name="ro1">
          <table:table-cell office:value-type="float" office:value="0.00762192" calcext:value-type="float">
            <text:p>0,00762192</text:p>
          </table:table-cell>
          <table:table-cell office:value-type="float" office:value="18.6266" calcext:value-type="float">
            <text:p>18,6266</text:p>
          </table:table-cell>
        </table:table-row>
        <table:table-row table:style-name="ro1">
          <table:table-cell office:value-type="float" office:value="0.00761824" calcext:value-type="float">
            <text:p>0,00761824</text:p>
          </table:table-cell>
          <table:table-cell office:value-type="float" office:value="18.6902" calcext:value-type="float">
            <text:p>18,6902</text:p>
          </table:table-cell>
        </table:table-row>
        <table:table-row table:style-name="ro1">
          <table:table-cell office:value-type="float" office:value="0.00761723" calcext:value-type="float">
            <text:p>0,00761723</text:p>
          </table:table-cell>
          <table:table-cell office:value-type="float" office:value="18.7532" calcext:value-type="float">
            <text:p>18,7532</text:p>
          </table:table-cell>
        </table:table-row>
        <table:table-row table:style-name="ro1">
          <table:table-cell office:value-type="float" office:value="0.00761524" calcext:value-type="float">
            <text:p>0,00761524</text:p>
          </table:table-cell>
          <table:table-cell office:value-type="float" office:value="18.8232" calcext:value-type="float">
            <text:p>18,8232</text:p>
          </table:table-cell>
        </table:table-row>
        <table:table-row table:style-name="ro1">
          <table:table-cell office:value-type="float" office:value="0.00761515" calcext:value-type="float">
            <text:p>0,00761515</text:p>
          </table:table-cell>
          <table:table-cell office:value-type="float" office:value="18.8892" calcext:value-type="float">
            <text:p>18,8892</text:p>
          </table:table-cell>
        </table:table-row>
        <table:table-row table:style-name="ro1">
          <table:table-cell office:value-type="float" office:value="0.00761006" calcext:value-type="float">
            <text:p>0,00761006</text:p>
          </table:table-cell>
          <table:table-cell office:value-type="float" office:value="18.9545" calcext:value-type="float">
            <text:p>18,9545</text:p>
          </table:table-cell>
        </table:table-row>
        <table:table-row table:style-name="ro1">
          <table:table-cell office:value-type="float" office:value="0.00760906" calcext:value-type="float">
            <text:p>0,00760906</text:p>
          </table:table-cell>
          <table:table-cell office:value-type="float" office:value="19.0226" calcext:value-type="float">
            <text:p>19,0226</text:p>
          </table:table-cell>
        </table:table-row>
        <table:table-row table:style-name="ro1">
          <table:table-cell office:value-type="float" office:value="0.00760625" calcext:value-type="float">
            <text:p>0,00760625</text:p>
          </table:table-cell>
          <table:table-cell office:value-type="float" office:value="19.0914" calcext:value-type="float">
            <text:p>19,0914</text:p>
          </table:table-cell>
        </table:table-row>
        <table:table-row table:style-name="ro1">
          <table:table-cell office:value-type="float" office:value="0.00760537" calcext:value-type="float">
            <text:p>0,00760537</text:p>
          </table:table-cell>
          <table:table-cell office:value-type="float" office:value="19.157" calcext:value-type="float">
            <text:p>19,157</text:p>
          </table:table-cell>
        </table:table-row>
        <table:table-row table:style-name="ro1">
          <table:table-cell office:value-type="float" office:value="0.00760242" calcext:value-type="float">
            <text:p>0,00760242</text:p>
          </table:table-cell>
          <table:table-cell office:value-type="float" office:value="19.2246" calcext:value-type="float">
            <text:p>19,2246</text:p>
          </table:table-cell>
        </table:table-row>
        <table:table-row table:style-name="ro1">
          <table:table-cell office:value-type="float" office:value="0.00759942" calcext:value-type="float">
            <text:p>0,00759942</text:p>
          </table:table-cell>
          <table:table-cell office:value-type="float" office:value="19.2876" calcext:value-type="float">
            <text:p>19,2876</text:p>
          </table:table-cell>
        </table:table-row>
        <table:table-row table:style-name="ro1">
          <table:table-cell office:value-type="float" office:value="0.00759804" calcext:value-type="float">
            <text:p>0,00759804</text:p>
          </table:table-cell>
          <table:table-cell office:value-type="float" office:value="19.3565" calcext:value-type="float">
            <text:p>19,3565</text:p>
          </table:table-cell>
        </table:table-row>
        <table:table-row table:style-name="ro1">
          <table:table-cell office:value-type="float" office:value="0.00759481" calcext:value-type="float">
            <text:p>0,00759481</text:p>
          </table:table-cell>
          <table:table-cell office:value-type="float" office:value="19.423" calcext:value-type="float">
            <text:p>19,423</text:p>
          </table:table-cell>
        </table:table-row>
        <table:table-row table:style-name="ro1">
          <table:table-cell office:value-type="float" office:value="0.00759459" calcext:value-type="float">
            <text:p>0,00759459</text:p>
          </table:table-cell>
          <table:table-cell office:value-type="float" office:value="19.4894" calcext:value-type="float">
            <text:p>19,4894</text:p>
          </table:table-cell>
        </table:table-row>
        <table:table-row table:style-name="ro1">
          <table:table-cell office:value-type="float" office:value="0.00759199" calcext:value-type="float">
            <text:p>0,00759199</text:p>
          </table:table-cell>
          <table:table-cell office:value-type="float" office:value="19.5563" calcext:value-type="float">
            <text:p>19,5563</text:p>
          </table:table-cell>
        </table:table-row>
        <table:table-row table:style-name="ro1">
          <table:table-cell office:value-type="float" office:value="0.00758777" calcext:value-type="float">
            <text:p>0,00758777</text:p>
          </table:table-cell>
          <table:table-cell office:value-type="float" office:value="19.6204" calcext:value-type="float">
            <text:p>19,6204</text:p>
          </table:table-cell>
        </table:table-row>
        <table:table-row table:style-name="ro1">
          <table:table-cell office:value-type="float" office:value="0.00758634" calcext:value-type="float">
            <text:p>0,00758634</text:p>
          </table:table-cell>
          <table:table-cell office:value-type="float" office:value="19.6892" calcext:value-type="float">
            <text:p>19,6892</text:p>
          </table:table-cell>
        </table:table-row>
        <table:table-row table:style-name="ro1">
          <table:table-cell office:value-type="float" office:value="0.00758271" calcext:value-type="float">
            <text:p>0,00758271</text:p>
          </table:table-cell>
          <table:table-cell office:value-type="float" office:value="19.7532" calcext:value-type="float">
            <text:p>19,7532</text:p>
          </table:table-cell>
        </table:table-row>
        <table:table-row table:style-name="ro1">
          <table:table-cell office:value-type="float" office:value="0.007583" calcext:value-type="float">
            <text:p>0,007583</text:p>
          </table:table-cell>
          <table:table-cell office:value-type="float" office:value="19.8237" calcext:value-type="float">
            <text:p>19,8237</text:p>
          </table:table-cell>
        </table:table-row>
        <table:table-row table:style-name="ro1">
          <table:table-cell office:value-type="float" office:value="0.00758164" calcext:value-type="float">
            <text:p>0,00758164</text:p>
          </table:table-cell>
          <table:table-cell office:value-type="float" office:value="19.8894" calcext:value-type="float">
            <text:p>19,8894</text:p>
          </table:table-cell>
        </table:table-row>
        <table:table-row table:style-name="ro1">
          <table:table-cell office:value-type="float" office:value="0.00757771" calcext:value-type="float">
            <text:p>0,00757771</text:p>
          </table:table-cell>
          <table:table-cell office:value-type="float" office:value="19.9525" calcext:value-type="float">
            <text:p>19,9525</text:p>
          </table:table-cell>
        </table:table-row>
        <table:table-row table:style-name="ro1">
          <table:table-cell office:value-type="float" office:value="0.00757696" calcext:value-type="float">
            <text:p>0,00757696</text:p>
          </table:table-cell>
          <table:table-cell office:value-type="float" office:value="20.02" calcext:value-type="float">
            <text:p>20,02</text:p>
          </table:table-cell>
        </table:table-row>
        <table:table-row table:style-name="ro1">
          <table:table-cell office:value-type="float" office:value="0.00757372" calcext:value-type="float">
            <text:p>0,00757372</text:p>
          </table:table-cell>
          <table:table-cell office:value-type="float" office:value="20.0862" calcext:value-type="float">
            <text:p>20,0862</text:p>
          </table:table-cell>
        </table:table-row>
        <table:table-row table:style-name="ro1">
          <table:table-cell office:value-type="float" office:value="0.00757098" calcext:value-type="float">
            <text:p>0,00757098</text:p>
          </table:table-cell>
          <table:table-cell office:value-type="float" office:value="20.1543" calcext:value-type="float">
            <text:p>20,1543</text:p>
          </table:table-cell>
        </table:table-row>
        <table:table-row table:style-name="ro1">
          <table:table-cell office:value-type="float" office:value="0.0075725" calcext:value-type="float">
            <text:p>0,0075725</text:p>
          </table:table-cell>
          <table:table-cell office:value-type="float" office:value="20.2215" calcext:value-type="float">
            <text:p>20,2215</text:p>
          </table:table-cell>
        </table:table-row>
        <table:table-row table:style-name="ro1">
          <table:table-cell office:value-type="float" office:value="0.00756777" calcext:value-type="float">
            <text:p>0,00756777</text:p>
          </table:table-cell>
          <table:table-cell office:value-type="float" office:value="20.2838" calcext:value-type="float">
            <text:p>20,2838</text:p>
          </table:table-cell>
        </table:table-row>
        <table:table-row table:style-name="ro1">
          <table:table-cell office:value-type="float" office:value="0.00756526" calcext:value-type="float">
            <text:p>0,00756526</text:p>
          </table:table-cell>
          <table:table-cell office:value-type="float" office:value="20.3508" calcext:value-type="float">
            <text:p>20,3508</text:p>
          </table:table-cell>
        </table:table-row>
        <table:table-row table:style-name="ro1">
          <table:table-cell office:value-type="float" office:value="0.00756684" calcext:value-type="float">
            <text:p>0,00756684</text:p>
          </table:table-cell>
          <table:table-cell office:value-type="float" office:value="20.4204" calcext:value-type="float">
            <text:p>20,4204</text:p>
          </table:table-cell>
        </table:table-row>
        <table:table-row table:style-name="ro1">
          <table:table-cell office:value-type="float" office:value="0.00756087" calcext:value-type="float">
            <text:p>0,00756087</text:p>
          </table:table-cell>
          <table:table-cell office:value-type="float" office:value="20.4815" calcext:value-type="float">
            <text:p>20,4815</text:p>
          </table:table-cell>
        </table:table-row>
        <table:table-row table:style-name="ro1">
          <table:table-cell office:value-type="float" office:value="0.00756182" calcext:value-type="float">
            <text:p>0,00756182</text:p>
          </table:table-cell>
          <table:table-cell office:value-type="float" office:value="20.553" calcext:value-type="float">
            <text:p>20,553</text:p>
          </table:table-cell>
        </table:table-row>
        <table:table-row table:style-name="ro1">
          <table:table-cell office:value-type="float" office:value="0.0075601" calcext:value-type="float">
            <text:p>0,0075601</text:p>
          </table:table-cell>
          <table:table-cell office:value-type="float" office:value="20.6185" calcext:value-type="float">
            <text:p>20,6185</text:p>
          </table:table-cell>
        </table:table-row>
        <table:table-row table:style-name="ro1">
          <table:table-cell office:value-type="float" office:value="0.00755825" calcext:value-type="float">
            <text:p>0,00755825</text:p>
          </table:table-cell>
          <table:table-cell office:value-type="float" office:value="20.6889" calcext:value-type="float">
            <text:p>20,6889</text:p>
          </table:table-cell>
        </table:table-row>
        <table:table-row table:style-name="ro1">
          <table:table-cell office:value-type="float" office:value="0.00755573" calcext:value-type="float">
            <text:p>0,00755573</text:p>
          </table:table-cell>
          <table:table-cell office:value-type="float" office:value="20.7522" calcext:value-type="float">
            <text:p>20,7522</text:p>
          </table:table-cell>
        </table:table-row>
        <table:table-row table:style-name="ro1">
          <table:table-cell office:value-type="float" office:value="0.00755154" calcext:value-type="float">
            <text:p>0,00755154</text:p>
          </table:table-cell>
          <table:table-cell office:value-type="float" office:value="20.8143" calcext:value-type="float">
            <text:p>20,8143</text:p>
          </table:table-cell>
        </table:table-row>
        <table:table-row table:style-name="ro1">
          <table:table-cell office:value-type="float" office:value="0.00755116" calcext:value-type="float">
            <text:p>0,00755116</text:p>
          </table:table-cell>
          <table:table-cell office:value-type="float" office:value="20.883" calcext:value-type="float">
            <text:p>20,883</text:p>
          </table:table-cell>
        </table:table-row>
        <table:table-row table:style-name="ro1">
          <table:table-cell office:value-type="float" office:value="0.00754955" calcext:value-type="float">
            <text:p>0,00754955</text:p>
          </table:table-cell>
          <table:table-cell office:value-type="float" office:value="20.9497" calcext:value-type="float">
            <text:p>20,9497</text:p>
          </table:table-cell>
        </table:table-row>
        <table:table-row table:style-name="ro1">
          <table:table-cell office:value-type="float" office:value="0.00754708" calcext:value-type="float">
            <text:p>0,00754708</text:p>
          </table:table-cell>
          <table:table-cell office:value-type="float" office:value="21.018" calcext:value-type="float">
            <text:p>21,018</text:p>
          </table:table-cell>
        </table:table-row>
        <table:table-row table:style-name="ro1">
          <table:table-cell office:value-type="float" office:value="0.00754569" calcext:value-type="float">
            <text:p>0,00754569</text:p>
          </table:table-cell>
          <table:table-cell office:value-type="float" office:value="21.0808" calcext:value-type="float">
            <text:p>21,0808</text:p>
          </table:table-cell>
        </table:table-row>
        <table:table-row table:style-name="ro1">
          <table:table-cell office:value-type="float" office:value="0.00754282" calcext:value-type="float">
            <text:p>0,00754282</text:p>
          </table:table-cell>
          <table:table-cell office:value-type="float" office:value="21.1479" calcext:value-type="float">
            <text:p>21,1479</text:p>
          </table:table-cell>
        </table:table-row>
        <table:table-row table:style-name="ro1">
          <table:table-cell office:value-type="float" office:value="0.00754208" calcext:value-type="float">
            <text:p>0,00754208</text:p>
          </table:table-cell>
          <table:table-cell office:value-type="float" office:value="21.2117" calcext:value-type="float">
            <text:p>21,2117</text:p>
          </table:table-cell>
        </table:table-row>
        <table:table-row table:style-name="ro1">
          <table:table-cell office:value-type="float" office:value="0.00753857" calcext:value-type="float">
            <text:p>0,00753857</text:p>
          </table:table-cell>
          <table:table-cell office:value-type="float" office:value="21.2765" calcext:value-type="float">
            <text:p>21,2765</text:p>
          </table:table-cell>
        </table:table-row>
        <table:table-row table:style-name="ro1">
          <table:table-cell office:value-type="float" office:value="0.00753784" calcext:value-type="float">
            <text:p>0,00753784</text:p>
          </table:table-cell>
          <table:table-cell office:value-type="float" office:value="21.3442" calcext:value-type="float">
            <text:p>21,3442</text:p>
          </table:table-cell>
        </table:table-row>
        <table:table-row table:style-name="ro1">
          <table:table-cell office:value-type="float" office:value="0.00753474" calcext:value-type="float">
            <text:p>0,00753474</text:p>
          </table:table-cell>
          <table:table-cell office:value-type="float" office:value="21.4087" calcext:value-type="float">
            <text:p>21,4087</text:p>
          </table:table-cell>
        </table:table-row>
        <table:table-row table:style-name="ro1">
          <table:table-cell office:value-type="float" office:value="0.00753344" calcext:value-type="float">
            <text:p>0,00753344</text:p>
          </table:table-cell>
          <table:table-cell office:value-type="float" office:value="21.4798" calcext:value-type="float">
            <text:p>21,4798</text:p>
          </table:table-cell>
        </table:table-row>
        <table:table-row table:style-name="ro1">
          <table:table-cell office:value-type="float" office:value="0.00753338" calcext:value-type="float">
            <text:p>0,00753338</text:p>
          </table:table-cell>
          <table:table-cell office:value-type="float" office:value="21.5456" calcext:value-type="float">
            <text:p>21,5456</text:p>
          </table:table-cell>
        </table:table-row>
        <table:table-row table:style-name="ro1">
          <table:table-cell office:value-type="float" office:value="0.00753017" calcext:value-type="float">
            <text:p>0,00753017</text:p>
          </table:table-cell>
          <table:table-cell office:value-type="float" office:value="21.6086" calcext:value-type="float">
            <text:p>21,6086</text:p>
          </table:table-cell>
        </table:table-row>
        <table:table-row table:style-name="ro1">
          <table:table-cell office:value-type="float" office:value="0.0075291" calcext:value-type="float">
            <text:p>0,0075291</text:p>
          </table:table-cell>
          <table:table-cell office:value-type="float" office:value="21.674" calcext:value-type="float">
            <text:p>21,674</text:p>
          </table:table-cell>
        </table:table-row>
        <table:table-row table:style-name="ro1">
          <table:table-cell office:value-type="float" office:value="0.00752524" calcext:value-type="float">
            <text:p>0,00752524</text:p>
          </table:table-cell>
          <table:table-cell office:value-type="float" office:value="21.7412" calcext:value-type="float">
            <text:p>21,7412</text:p>
          </table:table-cell>
        </table:table-row>
        <table:table-row table:style-name="ro1">
          <table:table-cell office:value-type="float" office:value="0.0075174" calcext:value-type="float">
            <text:p>0,0075174</text:p>
          </table:table-cell>
          <table:table-cell office:value-type="float" office:value="21.8244" calcext:value-type="float">
            <text:p>21,8244</text:p>
          </table:table-cell>
        </table:table-row>
        <table:table-row table:style-name="ro1">
          <table:table-cell office:value-type="float" office:value="0.00752209" calcext:value-type="float">
            <text:p>0,00752209</text:p>
          </table:table-cell>
          <table:table-cell office:value-type="float" office:value="21.91" calcext:value-type="float">
            <text:p>21,91</text:p>
          </table:table-cell>
        </table:table-row>
        <table:table-row table:style-name="ro1">
          <table:table-cell office:value-type="float" office:value="0.00752152" calcext:value-type="float">
            <text:p>0,00752152</text:p>
          </table:table-cell>
          <table:table-cell office:value-type="float" office:value="21.979" calcext:value-type="float">
            <text:p>21,979</text:p>
          </table:table-cell>
        </table:table-row>
        <table:table-row table:style-name="ro1">
          <table:table-cell office:value-type="float" office:value="0.00751963" calcext:value-type="float">
            <text:p>0,00751963</text:p>
          </table:table-cell>
          <table:table-cell office:value-type="float" office:value="22.0434" calcext:value-type="float">
            <text:p>22,0434</text:p>
          </table:table-cell>
        </table:table-row>
        <table:table-row table:style-name="ro1">
          <table:table-cell office:value-type="float" office:value="0.00751509" calcext:value-type="float">
            <text:p>0,00751509</text:p>
          </table:table-cell>
          <table:table-cell office:value-type="float" office:value="22.109" calcext:value-type="float">
            <text:p>22,109</text:p>
          </table:table-cell>
        </table:table-row>
        <table:table-row table:style-name="ro1">
          <table:table-cell office:value-type="float" office:value="0.0075168" calcext:value-type="float">
            <text:p>0,0075168</text:p>
          </table:table-cell>
          <table:table-cell office:value-type="float" office:value="22.1748" calcext:value-type="float">
            <text:p>22,1748</text:p>
          </table:table-cell>
        </table:table-row>
        <table:table-row table:style-name="ro1">
          <table:table-cell office:value-type="float" office:value="0.00751356" calcext:value-type="float">
            <text:p>0,00751356</text:p>
          </table:table-cell>
          <table:table-cell office:value-type="float" office:value="22.2424" calcext:value-type="float">
            <text:p>22,2424</text:p>
          </table:table-cell>
        </table:table-row>
        <table:table-row table:style-name="ro1">
          <table:table-cell office:value-type="float" office:value="0.00751307" calcext:value-type="float">
            <text:p>0,00751307</text:p>
          </table:table-cell>
          <table:table-cell office:value-type="float" office:value="22.3066" calcext:value-type="float">
            <text:p>22,3066</text:p>
          </table:table-cell>
        </table:table-row>
        <table:table-row table:style-name="ro1">
          <table:table-cell office:value-type="float" office:value="0.00751227" calcext:value-type="float">
            <text:p>0,00751227</text:p>
          </table:table-cell>
          <table:table-cell office:value-type="float" office:value="22.3761" calcext:value-type="float">
            <text:p>22,3761</text:p>
          </table:table-cell>
        </table:table-row>
        <table:table-row table:style-name="ro1">
          <table:table-cell office:value-type="float" office:value="0.00750997" calcext:value-type="float">
            <text:p>0,00750997</text:p>
          </table:table-cell>
          <table:table-cell office:value-type="float" office:value="22.4419" calcext:value-type="float">
            <text:p>22,4419</text:p>
          </table:table-cell>
        </table:table-row>
        <table:table-row table:style-name="ro1">
          <table:table-cell office:value-type="float" office:value="0.00750882" calcext:value-type="float">
            <text:p>0,00750882</text:p>
          </table:table-cell>
          <table:table-cell office:value-type="float" office:value="22.5068" calcext:value-type="float">
            <text:p>22,5068</text:p>
          </table:table-cell>
        </table:table-row>
        <table:table-row table:style-name="ro1">
          <table:table-cell office:value-type="float" office:value="0.00750508" calcext:value-type="float">
            <text:p>0,00750508</text:p>
          </table:table-cell>
          <table:table-cell office:value-type="float" office:value="22.5724" calcext:value-type="float">
            <text:p>22,5724</text:p>
          </table:table-cell>
        </table:table-row>
        <table:table-row table:style-name="ro1">
          <table:table-cell office:value-type="float" office:value="0.00750353" calcext:value-type="float">
            <text:p>0,00750353</text:p>
          </table:table-cell>
          <table:table-cell office:value-type="float" office:value="22.6404" calcext:value-type="float">
            <text:p>22,6404</text:p>
          </table:table-cell>
        </table:table-row>
        <table:table-row table:style-name="ro1">
          <table:table-cell office:value-type="float" office:value="0.00750137" calcext:value-type="float">
            <text:p>0,00750137</text:p>
          </table:table-cell>
          <table:table-cell office:value-type="float" office:value="22.7073" calcext:value-type="float">
            <text:p>22,7073</text:p>
          </table:table-cell>
        </table:table-row>
        <table:table-row table:style-name="ro1">
          <table:table-cell office:value-type="float" office:value="0.00749956" calcext:value-type="float">
            <text:p>0,00749956</text:p>
          </table:table-cell>
          <table:table-cell office:value-type="float" office:value="22.7715" calcext:value-type="float">
            <text:p>22,7715</text:p>
          </table:table-cell>
        </table:table-row>
        <table:table-row table:style-name="ro1">
          <table:table-cell office:value-type="float" office:value="0.00749846" calcext:value-type="float">
            <text:p>0,00749846</text:p>
          </table:table-cell>
          <table:table-cell office:value-type="float" office:value="22.838" calcext:value-type="float">
            <text:p>22,838</text:p>
          </table:table-cell>
        </table:table-row>
        <table:table-row table:style-name="ro1">
          <table:table-cell office:value-type="float" office:value="0.00749738" calcext:value-type="float">
            <text:p>0,00749738</text:p>
          </table:table-cell>
          <table:table-cell office:value-type="float" office:value="22.9047" calcext:value-type="float">
            <text:p>22,9047</text:p>
          </table:table-cell>
        </table:table-row>
        <table:table-row table:style-name="ro1">
          <table:table-cell office:value-type="float" office:value="0.00749583" calcext:value-type="float">
            <text:p>0,00749583</text:p>
          </table:table-cell>
          <table:table-cell office:value-type="float" office:value="22.9719" calcext:value-type="float">
            <text:p>22,9719</text:p>
          </table:table-cell>
        </table:table-row>
        <table:table-row table:style-name="ro1">
          <table:table-cell office:value-type="float" office:value="0.00749182" calcext:value-type="float">
            <text:p>0,00749182</text:p>
          </table:table-cell>
          <table:table-cell office:value-type="float" office:value="23.0363" calcext:value-type="float">
            <text:p>23,0363</text:p>
          </table:table-cell>
        </table:table-row>
        <table:table-row table:style-name="ro1">
          <table:table-cell office:value-type="float" office:value="0.00749162" calcext:value-type="float">
            <text:p>0,00749162</text:p>
          </table:table-cell>
          <table:table-cell office:value-type="float" office:value="23.1043" calcext:value-type="float">
            <text:p>23,1043</text:p>
          </table:table-cell>
        </table:table-row>
        <table:table-row table:style-name="ro1">
          <table:table-cell office:value-type="float" office:value="0.00749084" calcext:value-type="float">
            <text:p>0,00749084</text:p>
          </table:table-cell>
          <table:table-cell office:value-type="float" office:value="23.1697" calcext:value-type="float">
            <text:p>23,1697</text:p>
          </table:table-cell>
        </table:table-row>
        <table:table-row table:style-name="ro1">
          <table:table-cell office:value-type="float" office:value="0.00748806" calcext:value-type="float">
            <text:p>0,00748806</text:p>
          </table:table-cell>
          <table:table-cell office:value-type="float" office:value="23.2341" calcext:value-type="float">
            <text:p>23,2341</text:p>
          </table:table-cell>
        </table:table-row>
        <table:table-row table:style-name="ro1">
          <table:table-cell office:value-type="float" office:value="0.00748762" calcext:value-type="float">
            <text:p>0,00748762</text:p>
          </table:table-cell>
          <table:table-cell office:value-type="float" office:value="23.304" calcext:value-type="float">
            <text:p>23,304</text:p>
          </table:table-cell>
        </table:table-row>
        <table:table-row table:style-name="ro1">
          <table:table-cell office:value-type="float" office:value="0.0074844" calcext:value-type="float">
            <text:p>0,0074844</text:p>
          </table:table-cell>
          <table:table-cell office:value-type="float" office:value="23.3687" calcext:value-type="float">
            <text:p>23,3687</text:p>
          </table:table-cell>
        </table:table-row>
        <table:table-row table:style-name="ro1">
          <table:table-cell office:value-type="float" office:value="0.00748438" calcext:value-type="float">
            <text:p>0,00748438</text:p>
          </table:table-cell>
          <table:table-cell office:value-type="float" office:value="23.4364" calcext:value-type="float">
            <text:p>23,4364</text:p>
          </table:table-cell>
        </table:table-row>
        <table:table-row table:style-name="ro1">
          <table:table-cell office:value-type="float" office:value="0.00748224" calcext:value-type="float">
            <text:p>0,00748224</text:p>
          </table:table-cell>
          <table:table-cell office:value-type="float" office:value="23.4997" calcext:value-type="float">
            <text:p>23,4997</text:p>
          </table:table-cell>
        </table:table-row>
        <table:table-row table:style-name="ro1">
          <table:table-cell office:value-type="float" office:value="0.00748205" calcext:value-type="float">
            <text:p>0,00748205</text:p>
          </table:table-cell>
          <table:table-cell office:value-type="float" office:value="23.5691" calcext:value-type="float">
            <text:p>23,5691</text:p>
          </table:table-cell>
        </table:table-row>
        <table:table-row table:style-name="ro1">
          <table:table-cell office:value-type="float" office:value="0.00747945" calcext:value-type="float">
            <text:p>0,00747945</text:p>
          </table:table-cell>
          <table:table-cell office:value-type="float" office:value="23.6338" calcext:value-type="float">
            <text:p>23,6338</text:p>
          </table:table-cell>
        </table:table-row>
        <table:table-row table:style-name="ro1">
          <table:table-cell office:value-type="float" office:value="0.00747838" calcext:value-type="float">
            <text:p>0,00747838</text:p>
          </table:table-cell>
          <table:table-cell office:value-type="float" office:value="23.7016" calcext:value-type="float">
            <text:p>23,7016</text:p>
          </table:table-cell>
        </table:table-row>
        <table:table-row table:style-name="ro1">
          <table:table-cell office:value-type="float" office:value="0.00747698" calcext:value-type="float">
            <text:p>0,00747698</text:p>
          </table:table-cell>
          <table:table-cell office:value-type="float" office:value="23.7673" calcext:value-type="float">
            <text:p>23,7673</text:p>
          </table:table-cell>
        </table:table-row>
        <table:table-row table:style-name="ro1">
          <table:table-cell office:value-type="float" office:value="0.00747271" calcext:value-type="float">
            <text:p>0,00747271</text:p>
          </table:table-cell>
          <table:table-cell office:value-type="float" office:value="23.8303" calcext:value-type="float">
            <text:p>23,8303</text:p>
          </table:table-cell>
        </table:table-row>
        <table:table-row table:style-name="ro1">
          <table:table-cell office:value-type="float" office:value="0.00747076" calcext:value-type="float">
            <text:p>0,00747076</text:p>
          </table:table-cell>
          <table:table-cell office:value-type="float" office:value="23.8941" calcext:value-type="float">
            <text:p>23,8941</text:p>
          </table:table-cell>
        </table:table-row>
        <table:table-row table:style-name="ro1">
          <table:table-cell office:value-type="float" office:value="0.00747241" calcext:value-type="float">
            <text:p>0,00747241</text:p>
          </table:table-cell>
          <table:table-cell office:value-type="float" office:value="23.9632" calcext:value-type="float">
            <text:p>23,9632</text:p>
          </table:table-cell>
        </table:table-row>
        <table:table-row table:style-name="ro1">
          <table:table-cell office:value-type="float" office:value="0.00747241" calcext:value-type="float">
            <text:p>0,00747241</text:p>
          </table:table-cell>
          <table:table-cell office:value-type="float" office:value="24.036" calcext:value-type="float">
            <text:p>24,036</text:p>
          </table:table-cell>
        </table:table-row>
        <table:table-row table:style-name="ro1">
          <table:table-cell office:value-type="float" office:value="0.00746656" calcext:value-type="float">
            <text:p>0,00746656</text:p>
          </table:table-cell>
          <table:table-cell office:value-type="float" office:value="24.0979" calcext:value-type="float">
            <text:p>24,0979</text:p>
          </table:table-cell>
        </table:table-row>
        <table:table-row table:style-name="ro1">
          <table:table-cell office:value-type="float" office:value="0.00746752" calcext:value-type="float">
            <text:p>0,00746752</text:p>
          </table:table-cell>
          <table:table-cell office:value-type="float" office:value="24.1635" calcext:value-type="float">
            <text:p>24,1635</text:p>
          </table:table-cell>
        </table:table-row>
        <table:table-row table:style-name="ro1">
          <table:table-cell office:value-type="float" office:value="0.00746549" calcext:value-type="float">
            <text:p>0,00746549</text:p>
          </table:table-cell>
          <table:table-cell office:value-type="float" office:value="24.2296" calcext:value-type="float">
            <text:p>24,2296</text:p>
          </table:table-cell>
        </table:table-row>
        <table:table-row table:style-name="ro1">
          <table:table-cell office:value-type="float" office:value="0.00746476" calcext:value-type="float">
            <text:p>0,00746476</text:p>
          </table:table-cell>
          <table:table-cell office:value-type="float" office:value="24.2941" calcext:value-type="float">
            <text:p>24,2941</text:p>
          </table:table-cell>
        </table:table-row>
        <table:table-row table:style-name="ro1">
          <table:table-cell office:value-type="float" office:value="0.007461" calcext:value-type="float">
            <text:p>0,007461</text:p>
          </table:table-cell>
          <table:table-cell office:value-type="float" office:value="24.3583" calcext:value-type="float">
            <text:p>24,3583</text:p>
          </table:table-cell>
        </table:table-row>
        <table:table-row table:style-name="ro1">
          <table:table-cell office:value-type="float" office:value="0.00745887" calcext:value-type="float">
            <text:p>0,00745887</text:p>
          </table:table-cell>
          <table:table-cell office:value-type="float" office:value="24.4269" calcext:value-type="float">
            <text:p>24,4269</text:p>
          </table:table-cell>
        </table:table-row>
        <table:table-row table:style-name="ro1">
          <table:table-cell office:value-type="float" office:value="0.00745818" calcext:value-type="float">
            <text:p>0,00745818</text:p>
          </table:table-cell>
          <table:table-cell office:value-type="float" office:value="24.4957" calcext:value-type="float">
            <text:p>24,4957</text:p>
          </table:table-cell>
        </table:table-row>
        <table:table-row table:style-name="ro1">
          <table:table-cell office:value-type="float" office:value="0.00745813" calcext:value-type="float">
            <text:p>0,00745813</text:p>
          </table:table-cell>
          <table:table-cell office:value-type="float" office:value="24.5615" calcext:value-type="float">
            <text:p>24,5615</text:p>
          </table:table-cell>
        </table:table-row>
        <table:table-row table:style-name="ro1">
          <table:table-cell office:value-type="float" office:value="0.0074575" calcext:value-type="float">
            <text:p>0,0074575</text:p>
          </table:table-cell>
          <table:table-cell office:value-type="float" office:value="24.6269" calcext:value-type="float">
            <text:p>24,6269</text:p>
          </table:table-cell>
        </table:table-row>
        <table:table-row table:style-name="ro1">
          <table:table-cell office:value-type="float" office:value="0.00745613" calcext:value-type="float">
            <text:p>0,00745613</text:p>
          </table:table-cell>
          <table:table-cell office:value-type="float" office:value="24.7296" calcext:value-type="float">
            <text:p>24,7296</text:p>
          </table:table-cell>
        </table:table-row>
        <table:table-row table:style-name="ro1">
          <table:table-cell office:value-type="float" office:value="0.00745485" calcext:value-type="float">
            <text:p>0,00745485</text:p>
          </table:table-cell>
          <table:table-cell office:value-type="float" office:value="24.796" calcext:value-type="float">
            <text:p>24,796</text:p>
          </table:table-cell>
        </table:table-row>
        <table:table-row table:style-name="ro1">
          <table:table-cell office:value-type="float" office:value="0.00745148" calcext:value-type="float">
            <text:p>0,00745148</text:p>
          </table:table-cell>
          <table:table-cell office:value-type="float" office:value="24.8622" calcext:value-type="float">
            <text:p>24,8622</text:p>
          </table:table-cell>
        </table:table-row>
        <table:table-row table:style-name="ro1">
          <table:table-cell office:value-type="float" office:value="0.0074496" calcext:value-type="float">
            <text:p>0,0074496</text:p>
          </table:table-cell>
          <table:table-cell office:value-type="float" office:value="24.9286" calcext:value-type="float">
            <text:p>24,9286</text:p>
          </table:table-cell>
        </table:table-row>
        <table:table-row table:style-name="ro1">
          <table:table-cell office:value-type="float" office:value="0.00744813" calcext:value-type="float">
            <text:p>0,00744813</text:p>
          </table:table-cell>
          <table:table-cell office:value-type="float" office:value="24.9906" calcext:value-type="float">
            <text:p>24,9906</text:p>
          </table:table-cell>
        </table:table-row>
        <table:table-row table:style-name="ro1">
          <table:table-cell office:value-type="float" office:value="0.00744851" calcext:value-type="float">
            <text:p>0,00744851</text:p>
          </table:table-cell>
          <table:table-cell office:value-type="float" office:value="25.0597" calcext:value-type="float">
            <text:p>25,0597</text:p>
          </table:table-cell>
        </table:table-row>
        <table:table-row table:style-name="ro1">
          <table:table-cell office:value-type="float" office:value="0.00744635" calcext:value-type="float">
            <text:p>0,00744635</text:p>
          </table:table-cell>
          <table:table-cell office:value-type="float" office:value="25.1264" calcext:value-type="float">
            <text:p>25,1264</text:p>
          </table:table-cell>
        </table:table-row>
        <table:table-row table:style-name="ro1">
          <table:table-cell office:value-type="float" office:value="0.00744553" calcext:value-type="float">
            <text:p>0,00744553</text:p>
          </table:table-cell>
          <table:table-cell office:value-type="float" office:value="25.1906" calcext:value-type="float">
            <text:p>25,1906</text:p>
          </table:table-cell>
        </table:table-row>
        <table:table-row table:style-name="ro1">
          <table:table-cell office:value-type="float" office:value="0.00744458" calcext:value-type="float">
            <text:p>0,00744458</text:p>
          </table:table-cell>
          <table:table-cell office:value-type="float" office:value="25.2585" calcext:value-type="float">
            <text:p>25,2585</text:p>
          </table:table-cell>
        </table:table-row>
        <table:table-row table:style-name="ro1">
          <table:table-cell office:value-type="float" office:value="0.00744091" calcext:value-type="float">
            <text:p>0,00744091</text:p>
          </table:table-cell>
          <table:table-cell office:value-type="float" office:value="25.3249" calcext:value-type="float">
            <text:p>25,3249</text:p>
          </table:table-cell>
        </table:table-row>
        <table:table-row table:style-name="ro1">
          <table:table-cell office:value-type="float" office:value="0.00744176" calcext:value-type="float">
            <text:p>0,00744176</text:p>
          </table:table-cell>
          <table:table-cell office:value-type="float" office:value="25.3943" calcext:value-type="float">
            <text:p>25,3943</text:p>
          </table:table-cell>
        </table:table-row>
        <table:table-row table:style-name="ro1">
          <table:table-cell office:value-type="float" office:value="0.00743827" calcext:value-type="float">
            <text:p>0,00743827</text:p>
          </table:table-cell>
          <table:table-cell office:value-type="float" office:value="25.4573" calcext:value-type="float">
            <text:p>25,4573</text:p>
          </table:table-cell>
        </table:table-row>
        <table:table-row table:style-name="ro1">
          <table:table-cell office:value-type="float" office:value="0.00743709" calcext:value-type="float">
            <text:p>0,00743709</text:p>
          </table:table-cell>
          <table:table-cell office:value-type="float" office:value="25.5207" calcext:value-type="float">
            <text:p>25,5207</text:p>
          </table:table-cell>
        </table:table-row>
        <table:table-row table:style-name="ro1">
          <table:table-cell office:value-type="float" office:value="0.00743703" calcext:value-type="float">
            <text:p>0,00743703</text:p>
          </table:table-cell>
          <table:table-cell office:value-type="float" office:value="25.5869" calcext:value-type="float">
            <text:p>25,5869</text:p>
          </table:table-cell>
        </table:table-row>
        <table:table-row table:style-name="ro1">
          <table:table-cell office:value-type="float" office:value="0.00743632" calcext:value-type="float">
            <text:p>0,00743632</text:p>
          </table:table-cell>
          <table:table-cell office:value-type="float" office:value="25.6541" calcext:value-type="float">
            <text:p>25,6541</text:p>
          </table:table-cell>
        </table:table-row>
        <table:table-row table:style-name="ro1">
          <table:table-cell office:value-type="float" office:value="0.00743508" calcext:value-type="float">
            <text:p>0,00743508</text:p>
          </table:table-cell>
          <table:table-cell office:value-type="float" office:value="25.7207" calcext:value-type="float">
            <text:p>25,7207</text:p>
          </table:table-cell>
        </table:table-row>
        <table:table-row table:style-name="ro1">
          <table:table-cell office:value-type="float" office:value="0.00743495" calcext:value-type="float">
            <text:p>0,00743495</text:p>
          </table:table-cell>
          <table:table-cell office:value-type="float" office:value="25.7872" calcext:value-type="float">
            <text:p>25,7872</text:p>
          </table:table-cell>
        </table:table-row>
        <table:table-row table:style-name="ro1">
          <table:table-cell office:value-type="float" office:value="0.00743232" calcext:value-type="float">
            <text:p>0,00743232</text:p>
          </table:table-cell>
          <table:table-cell office:value-type="float" office:value="25.8548" calcext:value-type="float">
            <text:p>25,8548</text:p>
          </table:table-cell>
        </table:table-row>
        <table:table-row table:style-name="ro1">
          <table:table-cell office:value-type="float" office:value="0.00743023" calcext:value-type="float">
            <text:p>0,00743023</text:p>
          </table:table-cell>
          <table:table-cell office:value-type="float" office:value="25.9216" calcext:value-type="float">
            <text:p>25,9216</text:p>
          </table:table-cell>
        </table:table-row>
        <table:table-row table:style-name="ro1">
          <table:table-cell office:value-type="float" office:value="0.00742935" calcext:value-type="float">
            <text:p>0,00742935</text:p>
          </table:table-cell>
          <table:table-cell office:value-type="float" office:value="25.9873" calcext:value-type="float">
            <text:p>25,9873</text:p>
          </table:table-cell>
        </table:table-row>
        <table:table-row table:style-name="ro1">
          <table:table-cell office:value-type="float" office:value="0.00742741" calcext:value-type="float">
            <text:p>0,00742741</text:p>
          </table:table-cell>
          <table:table-cell office:value-type="float" office:value="26.0554" calcext:value-type="float">
            <text:p>26,0554</text:p>
          </table:table-cell>
        </table:table-row>
        <table:table-row table:style-name="ro1">
          <table:table-cell office:value-type="float" office:value="0.00742609" calcext:value-type="float">
            <text:p>0,00742609</text:p>
          </table:table-cell>
          <table:table-cell office:value-type="float" office:value="26.1185" calcext:value-type="float">
            <text:p>26,1185</text:p>
          </table:table-cell>
        </table:table-row>
        <table:table-row table:style-name="ro1">
          <table:table-cell office:value-type="float" office:value="0.00742514" calcext:value-type="float">
            <text:p>0,00742514</text:p>
          </table:table-cell>
          <table:table-cell office:value-type="float" office:value="26.1818" calcext:value-type="float">
            <text:p>26,1818</text:p>
          </table:table-cell>
        </table:table-row>
        <table:table-row table:style-name="ro1">
          <table:table-cell office:value-type="float" office:value="0.00742192" calcext:value-type="float">
            <text:p>0,00742192</text:p>
          </table:table-cell>
          <table:table-cell office:value-type="float" office:value="26.2505" calcext:value-type="float">
            <text:p>26,2505</text:p>
          </table:table-cell>
        </table:table-row>
        <table:table-row table:style-name="ro1">
          <table:table-cell office:value-type="float" office:value="0.00742327" calcext:value-type="float">
            <text:p>0,00742327</text:p>
          </table:table-cell>
          <table:table-cell office:value-type="float" office:value="26.3175" calcext:value-type="float">
            <text:p>26,3175</text:p>
          </table:table-cell>
        </table:table-row>
        <table:table-row table:style-name="ro1">
          <table:table-cell office:value-type="float" office:value="0.00742153" calcext:value-type="float">
            <text:p>0,00742153</text:p>
          </table:table-cell>
          <table:table-cell office:value-type="float" office:value="26.3848" calcext:value-type="float">
            <text:p>26,3848</text:p>
          </table:table-cell>
        </table:table-row>
        <table:table-row table:style-name="ro1">
          <table:table-cell office:value-type="float" office:value="0.00741976" calcext:value-type="float">
            <text:p>0,00741976</text:p>
          </table:table-cell>
          <table:table-cell office:value-type="float" office:value="26.4498" calcext:value-type="float">
            <text:p>26,4498</text:p>
          </table:table-cell>
        </table:table-row>
        <table:table-row table:style-name="ro1">
          <table:table-cell office:value-type="float" office:value="0.007419" calcext:value-type="float">
            <text:p>0,007419</text:p>
          </table:table-cell>
          <table:table-cell office:value-type="float" office:value="26.5155" calcext:value-type="float">
            <text:p>26,5155</text:p>
          </table:table-cell>
        </table:table-row>
        <table:table-row table:style-name="ro1">
          <table:table-cell office:value-type="float" office:value="0.00741802" calcext:value-type="float">
            <text:p>0,00741802</text:p>
          </table:table-cell>
          <table:table-cell office:value-type="float" office:value="26.5784" calcext:value-type="float">
            <text:p>26,5784</text:p>
          </table:table-cell>
        </table:table-row>
        <table:table-row table:style-name="ro1">
          <table:table-cell office:value-type="float" office:value="0.00741694" calcext:value-type="float">
            <text:p>0,00741694</text:p>
          </table:table-cell>
          <table:table-cell office:value-type="float" office:value="26.6484" calcext:value-type="float">
            <text:p>26,6484</text:p>
          </table:table-cell>
        </table:table-row>
        <table:table-row table:style-name="ro1">
          <table:table-cell office:value-type="float" office:value="0.0074136" calcext:value-type="float">
            <text:p>0,0074136</text:p>
          </table:table-cell>
          <table:table-cell office:value-type="float" office:value="26.715" calcext:value-type="float">
            <text:p>26,715</text:p>
          </table:table-cell>
        </table:table-row>
        <table:table-row table:style-name="ro1">
          <table:table-cell office:value-type="float" office:value="0.00741519" calcext:value-type="float">
            <text:p>0,00741519</text:p>
          </table:table-cell>
          <table:table-cell office:value-type="float" office:value="26.7816" calcext:value-type="float">
            <text:p>26,7816</text:p>
          </table:table-cell>
        </table:table-row>
        <table:table-row table:style-name="ro1">
          <table:table-cell office:value-type="float" office:value="0.00741327" calcext:value-type="float">
            <text:p>0,00741327</text:p>
          </table:table-cell>
          <table:table-cell office:value-type="float" office:value="26.8488" calcext:value-type="float">
            <text:p>26,8488</text:p>
          </table:table-cell>
        </table:table-row>
        <table:table-row table:style-name="ro1">
          <table:table-cell office:value-type="float" office:value="0.0074124" calcext:value-type="float">
            <text:p>0,0074124</text:p>
          </table:table-cell>
          <table:table-cell office:value-type="float" office:value="26.9115" calcext:value-type="float">
            <text:p>26,9115</text:p>
          </table:table-cell>
        </table:table-row>
        <table:table-row table:style-name="ro1">
          <table:table-cell office:value-type="float" office:value="0.00741021" calcext:value-type="float">
            <text:p>0,00741021</text:p>
          </table:table-cell>
          <table:table-cell office:value-type="float" office:value="26.9786" calcext:value-type="float">
            <text:p>26,9786</text:p>
          </table:table-cell>
        </table:table-row>
        <table:table-row table:style-name="ro1">
          <table:table-cell office:value-type="float" office:value="0.00741269" calcext:value-type="float">
            <text:p>0,00741269</text:p>
          </table:table-cell>
          <table:table-cell office:value-type="float" office:value="27.0488" calcext:value-type="float">
            <text:p>27,0488</text:p>
          </table:table-cell>
        </table:table-row>
        <table:table-row table:style-name="ro1">
          <table:table-cell office:value-type="float" office:value="0.00740694" calcext:value-type="float">
            <text:p>0,00740694</text:p>
          </table:table-cell>
          <table:table-cell office:value-type="float" office:value="27.1102" calcext:value-type="float">
            <text:p>27,1102</text:p>
          </table:table-cell>
        </table:table-row>
        <table:table-row table:style-name="ro1">
          <table:table-cell office:value-type="float" office:value="0.00740658" calcext:value-type="float">
            <text:p>0,00740658</text:p>
          </table:table-cell>
          <table:table-cell office:value-type="float" office:value="27.1753" calcext:value-type="float">
            <text:p>27,1753</text:p>
          </table:table-cell>
        </table:table-row>
        <table:table-row table:style-name="ro1">
          <table:table-cell office:value-type="float" office:value="0.00740693" calcext:value-type="float">
            <text:p>0,00740693</text:p>
          </table:table-cell>
          <table:table-cell office:value-type="float" office:value="27.2458" calcext:value-type="float">
            <text:p>27,2458</text:p>
          </table:table-cell>
        </table:table-row>
        <table:table-row table:style-name="ro1">
          <table:table-cell office:value-type="float" office:value="0.00740544" calcext:value-type="float">
            <text:p>0,00740544</text:p>
          </table:table-cell>
          <table:table-cell office:value-type="float" office:value="27.3097" calcext:value-type="float">
            <text:p>27,3097</text:p>
          </table:table-cell>
        </table:table-row>
        <table:table-row table:style-name="ro1">
          <table:table-cell office:value-type="float" office:value="0.00740673" calcext:value-type="float">
            <text:p>0,00740673</text:p>
          </table:table-cell>
          <table:table-cell office:value-type="float" office:value="27.3787" calcext:value-type="float">
            <text:p>27,3787</text:p>
          </table:table-cell>
        </table:table-row>
        <table:table-row table:style-name="ro1">
          <table:table-cell office:value-type="float" office:value="0.0074059" calcext:value-type="float">
            <text:p>0,0074059</text:p>
          </table:table-cell>
          <table:table-cell office:value-type="float" office:value="27.4476" calcext:value-type="float">
            <text:p>27,4476</text:p>
          </table:table-cell>
        </table:table-row>
        <table:table-row table:style-name="ro1">
          <table:table-cell office:value-type="float" office:value="0.00740373" calcext:value-type="float">
            <text:p>0,00740373</text:p>
          </table:table-cell>
          <table:table-cell office:value-type="float" office:value="27.5058" calcext:value-type="float">
            <text:p>27,5058</text:p>
          </table:table-cell>
        </table:table-row>
        <table:table-row table:style-name="ro1">
          <table:table-cell office:value-type="float" office:value="0.00739954" calcext:value-type="float">
            <text:p>0,00739954</text:p>
          </table:table-cell>
          <table:table-cell office:value-type="float" office:value="27.5765" calcext:value-type="float">
            <text:p>27,5765</text:p>
          </table:table-cell>
        </table:table-row>
        <table:table-row table:style-name="ro1">
          <table:table-cell office:value-type="float" office:value="0.00739637" calcext:value-type="float">
            <text:p>0,00739637</text:p>
          </table:table-cell>
          <table:table-cell office:value-type="float" office:value="27.64" calcext:value-type="float">
            <text:p>27,64</text:p>
          </table:table-cell>
        </table:table-row>
        <table:table-row table:style-name="ro1">
          <table:table-cell office:value-type="float" office:value="0.00740046" calcext:value-type="float">
            <text:p>0,00740046</text:p>
          </table:table-cell>
          <table:table-cell office:value-type="float" office:value="27.7116" calcext:value-type="float">
            <text:p>27,7116</text:p>
          </table:table-cell>
        </table:table-row>
        <table:table-row table:style-name="ro1">
          <table:table-cell office:value-type="float" office:value="0.00739813" calcext:value-type="float">
            <text:p>0,00739813</text:p>
          </table:table-cell>
          <table:table-cell office:value-type="float" office:value="27.7777" calcext:value-type="float">
            <text:p>27,7777</text:p>
          </table:table-cell>
        </table:table-row>
        <table:table-row table:style-name="ro1">
          <table:table-cell office:value-type="float" office:value="0.00739724" calcext:value-type="float">
            <text:p>0,00739724</text:p>
          </table:table-cell>
          <table:table-cell office:value-type="float" office:value="27.8423" calcext:value-type="float">
            <text:p>27,8423</text:p>
          </table:table-cell>
        </table:table-row>
        <table:table-row table:style-name="ro1">
          <table:table-cell office:value-type="float" office:value="0.0073949" calcext:value-type="float">
            <text:p>0,0073949</text:p>
          </table:table-cell>
          <table:table-cell office:value-type="float" office:value="27.9057" calcext:value-type="float">
            <text:p>27,9057</text:p>
          </table:table-cell>
        </table:table-row>
        <table:table-row table:style-name="ro1">
          <table:table-cell office:value-type="float" office:value="0.00739442" calcext:value-type="float">
            <text:p>0,00739442</text:p>
          </table:table-cell>
          <table:table-cell office:value-type="float" office:value="27.9738" calcext:value-type="float">
            <text:p>27,9738</text:p>
          </table:table-cell>
        </table:table-row>
        <table:table-row table:style-name="ro1">
          <table:table-cell office:value-type="float" office:value="0.0073937" calcext:value-type="float">
            <text:p>0,0073937</text:p>
          </table:table-cell>
          <table:table-cell office:value-type="float" office:value="28.0456" calcext:value-type="float">
            <text:p>28,0456</text:p>
          </table:table-cell>
        </table:table-row>
        <table:table-row table:style-name="ro1">
          <table:table-cell office:value-type="float" office:value="0.00739087" calcext:value-type="float">
            <text:p>0,00739087</text:p>
          </table:table-cell>
          <table:table-cell office:value-type="float" office:value="28.1024" calcext:value-type="float">
            <text:p>28,1024</text:p>
          </table:table-cell>
        </table:table-row>
        <table:table-row table:style-name="ro1">
          <table:table-cell office:value-type="float" office:value="0.00739162" calcext:value-type="float">
            <text:p>0,00739162</text:p>
          </table:table-cell>
          <table:table-cell office:value-type="float" office:value="28.1724" calcext:value-type="float">
            <text:p>28,1724</text:p>
          </table:table-cell>
        </table:table-row>
        <table:table-row table:style-name="ro1">
          <table:table-cell office:value-type="float" office:value="0.00739424" calcext:value-type="float">
            <text:p>0,00739424</text:p>
          </table:table-cell>
          <table:table-cell office:value-type="float" office:value="28.2451" calcext:value-type="float">
            <text:p>28,2451</text:p>
          </table:table-cell>
        </table:table-row>
        <table:table-row table:style-name="ro1">
          <table:table-cell office:value-type="float" office:value="0.00738669" calcext:value-type="float">
            <text:p>0,00738669</text:p>
          </table:table-cell>
          <table:table-cell office:value-type="float" office:value="28.303" calcext:value-type="float">
            <text:p>28,303</text:p>
          </table:table-cell>
        </table:table-row>
        <table:table-row table:style-name="ro1">
          <table:table-cell office:value-type="float" office:value="0.00739017" calcext:value-type="float">
            <text:p>0,00739017</text:p>
          </table:table-cell>
          <table:table-cell office:value-type="float" office:value="28.3738" calcext:value-type="float">
            <text:p>28,3738</text:p>
          </table:table-cell>
        </table:table-row>
        <table:table-row table:style-name="ro1">
          <table:table-cell office:value-type="float" office:value="0.00738865" calcext:value-type="float">
            <text:p>0,00738865</text:p>
          </table:table-cell>
          <table:table-cell office:value-type="float" office:value="28.4359" calcext:value-type="float">
            <text:p>28,4359</text:p>
          </table:table-cell>
        </table:table-row>
        <table:table-row table:style-name="ro1">
          <table:table-cell office:value-type="float" office:value="0.00738748" calcext:value-type="float">
            <text:p>0,00738748</text:p>
          </table:table-cell>
          <table:table-cell office:value-type="float" office:value="28.5023" calcext:value-type="float">
            <text:p>28,5023</text:p>
          </table:table-cell>
        </table:table-row>
        <table:table-row table:style-name="ro1">
          <table:table-cell office:value-type="float" office:value="0.00738641" calcext:value-type="float">
            <text:p>0,00738641</text:p>
          </table:table-cell>
          <table:table-cell office:value-type="float" office:value="28.5727" calcext:value-type="float">
            <text:p>28,5727</text:p>
          </table:table-cell>
        </table:table-row>
        <table:table-row table:style-name="ro1">
          <table:table-cell office:value-type="float" office:value="0.00738645" calcext:value-type="float">
            <text:p>0,00738645</text:p>
          </table:table-cell>
          <table:table-cell office:value-type="float" office:value="28.6425" calcext:value-type="float">
            <text:p>28,6425</text:p>
          </table:table-cell>
        </table:table-row>
        <table:table-row table:style-name="ro1">
          <table:table-cell office:value-type="float" office:value="0.00738346" calcext:value-type="float">
            <text:p>0,00738346</text:p>
          </table:table-cell>
          <table:table-cell office:value-type="float" office:value="28.7027" calcext:value-type="float">
            <text:p>28,7027</text:p>
          </table:table-cell>
        </table:table-row>
        <table:table-row table:style-name="ro1">
          <table:table-cell office:value-type="float" office:value="0.00738399" calcext:value-type="float">
            <text:p>0,00738399</text:p>
          </table:table-cell>
          <table:table-cell office:value-type="float" office:value="28.7724" calcext:value-type="float">
            <text:p>28,7724</text:p>
          </table:table-cell>
        </table:table-row>
        <table:table-row table:style-name="ro1">
          <table:table-cell office:value-type="float" office:value="0.00738179" calcext:value-type="float">
            <text:p>0,00738179</text:p>
          </table:table-cell>
          <table:table-cell office:value-type="float" office:value="28.8328" calcext:value-type="float">
            <text:p>28,8328</text:p>
          </table:table-cell>
        </table:table-row>
        <table:table-row table:style-name="ro1">
          <table:table-cell office:value-type="float" office:value="0.00738396" calcext:value-type="float">
            <text:p>0,00738396</text:p>
          </table:table-cell>
          <table:table-cell office:value-type="float" office:value="28.9086" calcext:value-type="float">
            <text:p>28,9086</text:p>
          </table:table-cell>
        </table:table-row>
        <table:table-row table:style-name="ro1">
          <table:table-cell office:value-type="float" office:value="0.0073803" calcext:value-type="float">
            <text:p>0,0073803</text:p>
          </table:table-cell>
          <table:table-cell office:value-type="float" office:value="28.9629" calcext:value-type="float">
            <text:p>28,9629</text:p>
          </table:table-cell>
        </table:table-row>
        <table:table-row table:style-name="ro1">
          <table:table-cell office:value-type="float" office:value="0.00737809" calcext:value-type="float">
            <text:p>0,00737809</text:p>
          </table:table-cell>
          <table:table-cell office:value-type="float" office:value="29.0324" calcext:value-type="float">
            <text:p>29,0324</text:p>
          </table:table-cell>
        </table:table-row>
        <table:table-row table:style-name="ro1">
          <table:table-cell office:value-type="float" office:value="0.00738086" calcext:value-type="float">
            <text:p>0,00738086</text:p>
          </table:table-cell>
          <table:table-cell office:value-type="float" office:value="29.0999" calcext:value-type="float">
            <text:p>29,0999</text:p>
          </table:table-cell>
        </table:table-row>
        <table:table-row table:style-name="ro1">
          <table:table-cell office:value-type="float" office:value="0.00737658" calcext:value-type="float">
            <text:p>0,00737658</text:p>
          </table:table-cell>
          <table:table-cell office:value-type="float" office:value="29.1681" calcext:value-type="float">
            <text:p>29,1681</text:p>
          </table:table-cell>
        </table:table-row>
        <table:table-row table:style-name="ro1">
          <table:table-cell office:value-type="float" office:value="0.00737821" calcext:value-type="float">
            <text:p>0,00737821</text:p>
          </table:table-cell>
          <table:table-cell office:value-type="float" office:value="29.2372" calcext:value-type="float">
            <text:p>29,2372</text:p>
          </table:table-cell>
        </table:table-row>
        <table:table-row table:style-name="ro1">
          <table:table-cell office:value-type="float" office:value="0.00737851" calcext:value-type="float">
            <text:p>0,00737851</text:p>
          </table:table-cell>
          <table:table-cell office:value-type="float" office:value="29.3027" calcext:value-type="float">
            <text:p>29,3027</text:p>
          </table:table-cell>
        </table:table-row>
        <table:table-row table:style-name="ro1">
          <table:table-cell office:value-type="float" office:value="0.00737566" calcext:value-type="float">
            <text:p>0,00737566</text:p>
          </table:table-cell>
          <table:table-cell office:value-type="float" office:value="29.3669" calcext:value-type="float">
            <text:p>29,3669</text:p>
          </table:table-cell>
        </table:table-row>
        <table:table-row table:style-name="ro1">
          <table:table-cell office:value-type="float" office:value="0.00737452" calcext:value-type="float">
            <text:p>0,00737452</text:p>
          </table:table-cell>
          <table:table-cell office:value-type="float" office:value="29.433" calcext:value-type="float">
            <text:p>29,433</text:p>
          </table:table-cell>
        </table:table-row>
        <table:table-row table:style-name="ro1">
          <table:table-cell office:value-type="float" office:value="0.00737583" calcext:value-type="float">
            <text:p>0,00737583</text:p>
          </table:table-cell>
          <table:table-cell office:value-type="float" office:value="29.502" calcext:value-type="float">
            <text:p>29,502</text:p>
          </table:table-cell>
        </table:table-row>
        <table:table-row table:style-name="ro1">
          <table:table-cell office:value-type="float" office:value="0.00737574" calcext:value-type="float">
            <text:p>0,00737574</text:p>
          </table:table-cell>
          <table:table-cell office:value-type="float" office:value="29.5656" calcext:value-type="float">
            <text:p>29,5656</text:p>
          </table:table-cell>
        </table:table-row>
        <table:table-row table:style-name="ro1">
          <table:table-cell office:value-type="float" office:value="0.00736966" calcext:value-type="float">
            <text:p>0,00736966</text:p>
          </table:table-cell>
          <table:table-cell office:value-type="float" office:value="29.6226" calcext:value-type="float">
            <text:p>29,6226</text:p>
          </table:table-cell>
        </table:table-row>
        <table:table-row table:style-name="ro1">
          <table:table-cell office:value-type="float" office:value="0.00737118" calcext:value-type="float">
            <text:p>0,00737118</text:p>
          </table:table-cell>
          <table:table-cell office:value-type="float" office:value="29.6923" calcext:value-type="float">
            <text:p>29,6923</text:p>
          </table:table-cell>
        </table:table-row>
        <table:table-row table:style-name="ro1">
          <table:table-cell office:value-type="float" office:value="0.00737116" calcext:value-type="float">
            <text:p>0,00737116</text:p>
          </table:table-cell>
          <table:table-cell office:value-type="float" office:value="29.7572" calcext:value-type="float">
            <text:p>29,7572</text:p>
          </table:table-cell>
        </table:table-row>
        <table:table-row table:style-name="ro1">
          <table:table-cell office:value-type="float" office:value="0.00737112" calcext:value-type="float">
            <text:p>0,00737112</text:p>
          </table:table-cell>
          <table:table-cell office:value-type="float" office:value="29.8284" calcext:value-type="float">
            <text:p>29,8284</text:p>
          </table:table-cell>
        </table:table-row>
        <table:table-row table:style-name="ro1">
          <table:table-cell office:value-type="float" office:value="0.00736911" calcext:value-type="float">
            <text:p>0,00736911</text:p>
          </table:table-cell>
          <table:table-cell office:value-type="float" office:value="29.8945" calcext:value-type="float">
            <text:p>29,8945</text:p>
          </table:table-cell>
        </table:table-row>
        <table:table-row table:style-name="ro1">
          <table:table-cell office:value-type="float" office:value="0.00737046" calcext:value-type="float">
            <text:p>0,00737046</text:p>
          </table:table-cell>
          <table:table-cell office:value-type="float" office:value="29.9656" calcext:value-type="float">
            <text:p>29,9656</text:p>
          </table:table-cell>
        </table:table-row>
        <table:table-row table:style-name="ro1">
          <table:table-cell office:value-type="float" office:value="0.00737099" calcext:value-type="float">
            <text:p>0,00737099</text:p>
          </table:table-cell>
          <table:table-cell office:value-type="float" office:value="30.0319" calcext:value-type="float">
            <text:p>30,0319</text:p>
          </table:table-cell>
        </table:table-row>
        <table:table-row table:style-name="ro1">
          <table:table-cell office:value-type="float" office:value="0.00736799" calcext:value-type="float">
            <text:p>0,00736799</text:p>
          </table:table-cell>
          <table:table-cell office:value-type="float" office:value="30.0997" calcext:value-type="float">
            <text:p>30,0997</text:p>
          </table:table-cell>
        </table:table-row>
        <table:table-row table:style-name="ro1">
          <table:table-cell office:value-type="float" office:value="0.00736673" calcext:value-type="float">
            <text:p>0,00736673</text:p>
          </table:table-cell>
          <table:table-cell office:value-type="float" office:value="30.1613" calcext:value-type="float">
            <text:p>30,1613</text:p>
          </table:table-cell>
        </table:table-row>
        <table:table-row table:style-name="ro1">
          <table:table-cell office:value-type="float" office:value="0.0073652" calcext:value-type="float">
            <text:p>0,0073652</text:p>
          </table:table-cell>
          <table:table-cell office:value-type="float" office:value="30.2241" calcext:value-type="float">
            <text:p>30,2241</text:p>
          </table:table-cell>
        </table:table-row>
        <table:table-row table:style-name="ro1">
          <table:table-cell office:value-type="float" office:value="0.00736486" calcext:value-type="float">
            <text:p>0,00736486</text:p>
          </table:table-cell>
          <table:table-cell office:value-type="float" office:value="30.2939" calcext:value-type="float">
            <text:p>30,2939</text:p>
          </table:table-cell>
        </table:table-row>
        <table:table-row table:style-name="ro1">
          <table:table-cell office:value-type="float" office:value="0.00736458" calcext:value-type="float">
            <text:p>0,00736458</text:p>
          </table:table-cell>
          <table:table-cell office:value-type="float" office:value="30.3608" calcext:value-type="float">
            <text:p>30,3608</text:p>
          </table:table-cell>
        </table:table-row>
        <table:table-row table:style-name="ro1">
          <table:table-cell office:value-type="float" office:value="0.00736344" calcext:value-type="float">
            <text:p>0,00736344</text:p>
          </table:table-cell>
          <table:table-cell office:value-type="float" office:value="30.4285" calcext:value-type="float">
            <text:p>30,4285</text:p>
          </table:table-cell>
        </table:table-row>
        <table:table-row table:style-name="ro1">
          <table:table-cell office:value-type="float" office:value="0.00736215" calcext:value-type="float">
            <text:p>0,00736215</text:p>
          </table:table-cell>
          <table:table-cell office:value-type="float" office:value="30.4944" calcext:value-type="float">
            <text:p>30,4944</text:p>
          </table:table-cell>
        </table:table-row>
        <table:table-row table:style-name="ro1">
          <table:table-cell office:value-type="float" office:value="0.00735908" calcext:value-type="float">
            <text:p>0,00735908</text:p>
          </table:table-cell>
          <table:table-cell office:value-type="float" office:value="30.5484" calcext:value-type="float">
            <text:p>30,5484</text:p>
          </table:table-cell>
        </table:table-row>
        <table:table-row table:style-name="ro1">
          <table:table-cell office:value-type="float" office:value="0.00736213" calcext:value-type="float">
            <text:p>0,00736213</text:p>
          </table:table-cell>
          <table:table-cell office:value-type="float" office:value="30.6236" calcext:value-type="float">
            <text:p>30,6236</text:p>
          </table:table-cell>
        </table:table-row>
        <table:table-row table:style-name="ro1">
          <table:table-cell office:value-type="float" office:value="0.0073663" calcext:value-type="float">
            <text:p>0,0073663</text:p>
          </table:table-cell>
          <table:table-cell office:value-type="float" office:value="30.6929" calcext:value-type="float">
            <text:p>30,6929</text:p>
          </table:table-cell>
        </table:table-row>
        <table:table-row table:style-name="ro1">
          <table:table-cell office:value-type="float" office:value="0.0073587" calcext:value-type="float">
            <text:p>0,0073587</text:p>
          </table:table-cell>
          <table:table-cell office:value-type="float" office:value="30.7595" calcext:value-type="float">
            <text:p>30,7595</text:p>
          </table:table-cell>
        </table:table-row>
        <table:table-row table:style-name="ro1">
          <table:table-cell office:value-type="float" office:value="0.00735915" calcext:value-type="float">
            <text:p>0,00735915</text:p>
          </table:table-cell>
          <table:table-cell office:value-type="float" office:value="30.8253" calcext:value-type="float">
            <text:p>30,8253</text:p>
          </table:table-cell>
        </table:table-row>
        <table:table-row table:style-name="ro1">
          <table:table-cell office:value-type="float" office:value="0.00735859" calcext:value-type="float">
            <text:p>0,00735859</text:p>
          </table:table-cell>
          <table:table-cell office:value-type="float" office:value="30.8905" calcext:value-type="float">
            <text:p>30,8905</text:p>
          </table:table-cell>
        </table:table-row>
        <table:table-row table:style-name="ro1">
          <table:table-cell office:value-type="float" office:value="0.00735838" calcext:value-type="float">
            <text:p>0,00735838</text:p>
          </table:table-cell>
          <table:table-cell office:value-type="float" office:value="30.9522" calcext:value-type="float">
            <text:p>30,9522</text:p>
          </table:table-cell>
        </table:table-row>
        <table:table-row table:style-name="ro1">
          <table:table-cell office:value-type="float" office:value="0.00735883" calcext:value-type="float">
            <text:p>0,00735883</text:p>
          </table:table-cell>
          <table:table-cell office:value-type="float" office:value="31.0191" calcext:value-type="float">
            <text:p>31,0191</text:p>
          </table:table-cell>
        </table:table-row>
        <table:table-row table:style-name="ro1">
          <table:table-cell office:value-type="float" office:value="0.00735446" calcext:value-type="float">
            <text:p>0,00735446</text:p>
          </table:table-cell>
          <table:table-cell office:value-type="float" office:value="31.0819" calcext:value-type="float">
            <text:p>31,0819</text:p>
          </table:table-cell>
        </table:table-row>
        <table:table-row table:style-name="ro1">
          <table:table-cell office:value-type="float" office:value="0.00735479" calcext:value-type="float">
            <text:p>0,00735479</text:p>
          </table:table-cell>
          <table:table-cell office:value-type="float" office:value="31.1494" calcext:value-type="float">
            <text:p>31,1494</text:p>
          </table:table-cell>
        </table:table-row>
        <table:table-row table:style-name="ro1">
          <table:table-cell office:value-type="float" office:value="0.00735597" calcext:value-type="float">
            <text:p>0,00735597</text:p>
          </table:table-cell>
          <table:table-cell office:value-type="float" office:value="31.2204" calcext:value-type="float">
            <text:p>31,2204</text:p>
          </table:table-cell>
        </table:table-row>
        <table:table-row table:style-name="ro1">
          <table:table-cell office:value-type="float" office:value="0.00735273" calcext:value-type="float">
            <text:p>0,00735273</text:p>
          </table:table-cell>
          <table:table-cell office:value-type="float" office:value="31.2817" calcext:value-type="float">
            <text:p>31,2817</text:p>
          </table:table-cell>
        </table:table-row>
        <table:table-row table:style-name="ro1">
          <table:table-cell office:value-type="float" office:value="0.00735433" calcext:value-type="float">
            <text:p>0,00735433</text:p>
          </table:table-cell>
          <table:table-cell office:value-type="float" office:value="31.3499" calcext:value-type="float">
            <text:p>31,3499</text:p>
          </table:table-cell>
        </table:table-row>
        <table:table-row table:style-name="ro1">
          <table:table-cell office:value-type="float" office:value="0.00735317" calcext:value-type="float">
            <text:p>0,00735317</text:p>
          </table:table-cell>
          <table:table-cell office:value-type="float" office:value="31.4155" calcext:value-type="float">
            <text:p>31,4155</text:p>
          </table:table-cell>
        </table:table-row>
        <table:table-row table:style-name="ro1">
          <table:table-cell office:value-type="float" office:value="0.00735202" calcext:value-type="float">
            <text:p>0,00735202</text:p>
          </table:table-cell>
          <table:table-cell office:value-type="float" office:value="31.4842" calcext:value-type="float">
            <text:p>31,4842</text:p>
          </table:table-cell>
        </table:table-row>
        <table:table-row table:style-name="ro1">
          <table:table-cell office:value-type="float" office:value="0.00734847" calcext:value-type="float">
            <text:p>0,00734847</text:p>
          </table:table-cell>
          <table:table-cell office:value-type="float" office:value="31.5522" calcext:value-type="float">
            <text:p>31,5522</text:p>
          </table:table-cell>
        </table:table-row>
        <table:table-row table:style-name="ro1">
          <table:table-cell office:value-type="float" office:value="0.0073481" calcext:value-type="float">
            <text:p>0,0073481</text:p>
          </table:table-cell>
          <table:table-cell office:value-type="float" office:value="31.6067" calcext:value-type="float">
            <text:p>31,6067</text:p>
          </table:table-cell>
        </table:table-row>
        <table:table-row table:style-name="ro1">
          <table:table-cell office:value-type="float" office:value="0.00734949" calcext:value-type="float">
            <text:p>0,00734949</text:p>
          </table:table-cell>
          <table:table-cell office:value-type="float" office:value="31.6799" calcext:value-type="float">
            <text:p>31,6799</text:p>
          </table:table-cell>
        </table:table-row>
        <table:table-row table:style-name="ro1">
          <table:table-cell office:value-type="float" office:value="0.00734776" calcext:value-type="float">
            <text:p>0,00734776</text:p>
          </table:table-cell>
          <table:table-cell office:value-type="float" office:value="31.7505" calcext:value-type="float">
            <text:p>31,7505</text:p>
          </table:table-cell>
        </table:table-row>
        <table:table-row table:style-name="ro1">
          <table:table-cell office:value-type="float" office:value="0.00734399" calcext:value-type="float">
            <text:p>0,00734399</text:p>
          </table:table-cell>
          <table:table-cell office:value-type="float" office:value="31.7995" calcext:value-type="float">
            <text:p>31,7995</text:p>
          </table:table-cell>
        </table:table-row>
        <table:table-row table:style-name="ro1">
          <table:table-cell office:value-type="float" office:value="0.00734957" calcext:value-type="float">
            <text:p>0,00734957</text:p>
          </table:table-cell>
          <table:table-cell office:value-type="float" office:value="31.8822" calcext:value-type="float">
            <text:p>31,8822</text:p>
          </table:table-cell>
        </table:table-row>
        <table:table-row table:style-name="ro1">
          <table:table-cell office:value-type="float" office:value="0.0073479" calcext:value-type="float">
            <text:p>0,0073479</text:p>
          </table:table-cell>
          <table:table-cell office:value-type="float" office:value="31.9478" calcext:value-type="float">
            <text:p>31,9478</text:p>
          </table:table-cell>
        </table:table-row>
        <table:table-row table:style-name="ro1">
          <table:table-cell office:value-type="float" office:value="0.00734914" calcext:value-type="float">
            <text:p>0,00734914</text:p>
          </table:table-cell>
          <table:table-cell office:value-type="float" office:value="32.0158" calcext:value-type="float">
            <text:p>32,0158</text:p>
          </table:table-cell>
        </table:table-row>
        <table:table-row table:style-name="ro1">
          <table:table-cell office:value-type="float" office:value="0.00734741" calcext:value-type="float">
            <text:p>0,00734741</text:p>
          </table:table-cell>
          <table:table-cell office:value-type="float" office:value="32.0832" calcext:value-type="float">
            <text:p>32,0832</text:p>
          </table:table-cell>
        </table:table-row>
        <table:table-row table:style-name="ro1">
          <table:table-cell office:value-type="float" office:value="0.00734475" calcext:value-type="float">
            <text:p>0,00734475</text:p>
          </table:table-cell>
          <table:table-cell office:value-type="float" office:value="32.1391" calcext:value-type="float">
            <text:p>32,1391</text:p>
          </table:table-cell>
        </table:table-row>
        <table:table-row table:style-name="ro1">
          <table:table-cell office:value-type="float" office:value="0.00734439" calcext:value-type="float">
            <text:p>0,00734439</text:p>
          </table:table-cell>
          <table:table-cell office:value-type="float" office:value="32.2059" calcext:value-type="float">
            <text:p>32,2059</text:p>
          </table:table-cell>
        </table:table-row>
        <table:table-row table:style-name="ro1">
          <table:table-cell office:value-type="float" office:value="0.00734442" calcext:value-type="float">
            <text:p>0,00734442</text:p>
          </table:table-cell>
          <table:table-cell office:value-type="float" office:value="32.276" calcext:value-type="float">
            <text:p>32,276</text:p>
          </table:table-cell>
        </table:table-row>
        <table:table-row table:style-name="ro1">
          <table:table-cell office:value-type="float" office:value="0.00734539" calcext:value-type="float">
            <text:p>0,00734539</text:p>
          </table:table-cell>
          <table:table-cell office:value-type="float" office:value="32.344" calcext:value-type="float">
            <text:p>32,344</text:p>
          </table:table-cell>
        </table:table-row>
        <table:table-row table:style-name="ro1">
          <table:table-cell office:value-type="float" office:value="0.00734588" calcext:value-type="float">
            <text:p>0,00734588</text:p>
          </table:table-cell>
          <table:table-cell office:value-type="float" office:value="32.4128" calcext:value-type="float">
            <text:p>32,4128</text:p>
          </table:table-cell>
        </table:table-row>
        <table:table-row table:style-name="ro1">
          <table:table-cell office:value-type="float" office:value="0.00733986" calcext:value-type="float">
            <text:p>0,00733986</text:p>
          </table:table-cell>
          <table:table-cell office:value-type="float" office:value="32.4681" calcext:value-type="float">
            <text:p>32,4681</text:p>
          </table:table-cell>
        </table:table-row>
        <table:table-row table:style-name="ro1">
          <table:table-cell office:value-type="float" office:value="0.00734414" calcext:value-type="float">
            <text:p>0,00734414</text:p>
          </table:table-cell>
          <table:table-cell office:value-type="float" office:value="32.5419" calcext:value-type="float">
            <text:p>32,5419</text:p>
          </table:table-cell>
        </table:table-row>
        <table:table-row table:style-name="ro1">
          <table:table-cell office:value-type="float" office:value="0.00734243" calcext:value-type="float">
            <text:p>0,00734243</text:p>
          </table:table-cell>
          <table:table-cell office:value-type="float" office:value="32.6083" calcext:value-type="float">
            <text:p>32,6083</text:p>
          </table:table-cell>
        </table:table-row>
        <table:table-row table:style-name="ro1">
          <table:table-cell office:value-type="float" office:value="0.00734062" calcext:value-type="float">
            <text:p>0,00734062</text:p>
          </table:table-cell>
          <table:table-cell office:value-type="float" office:value="32.6677" calcext:value-type="float">
            <text:p>32,6677</text:p>
          </table:table-cell>
        </table:table-row>
        <table:table-row table:style-name="ro1">
          <table:table-cell office:value-type="float" office:value="0.00733823" calcext:value-type="float">
            <text:p>0,00733823</text:p>
          </table:table-cell>
          <table:table-cell office:value-type="float" office:value="32.7328" calcext:value-type="float">
            <text:p>32,7328</text:p>
          </table:table-cell>
        </table:table-row>
        <table:table-row table:style-name="ro1">
          <table:table-cell office:value-type="float" office:value="0.00734131" calcext:value-type="float">
            <text:p>0,00734131</text:p>
          </table:table-cell>
          <table:table-cell office:value-type="float" office:value="32.8077" calcext:value-type="float">
            <text:p>32,8077</text:p>
          </table:table-cell>
        </table:table-row>
        <table:table-row table:style-name="ro1">
          <table:table-cell office:value-type="float" office:value="0.00733798" calcext:value-type="float">
            <text:p>0,00733798</text:p>
          </table:table-cell>
          <table:table-cell office:value-type="float" office:value="32.8577" calcext:value-type="float">
            <text:p>32,8577</text:p>
          </table:table-cell>
        </table:table-row>
        <table:table-row table:style-name="ro1">
          <table:table-cell office:value-type="float" office:value="0.00733737" calcext:value-type="float">
            <text:p>0,00733737</text:p>
          </table:table-cell>
          <table:table-cell office:value-type="float" office:value="32.9311" calcext:value-type="float">
            <text:p>32,9311</text:p>
          </table:table-cell>
        </table:table-row>
        <table:table-row table:style-name="ro1">
          <table:table-cell office:value-type="float" office:value="0.00734021" calcext:value-type="float">
            <text:p>0,00734021</text:p>
          </table:table-cell>
          <table:table-cell office:value-type="float" office:value="33.0033" calcext:value-type="float">
            <text:p>33,0033</text:p>
          </table:table-cell>
        </table:table-row>
        <table:table-row table:style-name="ro1">
          <table:table-cell office:value-type="float" office:value="0.00733761" calcext:value-type="float">
            <text:p>0,00733761</text:p>
          </table:table-cell>
          <table:table-cell office:value-type="float" office:value="33.0737" calcext:value-type="float">
            <text:p>33,0737</text:p>
          </table:table-cell>
        </table:table-row>
        <table:table-row table:style-name="ro1">
          <table:table-cell office:value-type="float" office:value="0.00733742" calcext:value-type="float">
            <text:p>0,00733742</text:p>
          </table:table-cell>
          <table:table-cell office:value-type="float" office:value="33.14" calcext:value-type="float">
            <text:p>33,14</text:p>
          </table:table-cell>
        </table:table-row>
        <table:table-row table:style-name="ro1">
          <table:table-cell office:value-type="float" office:value="0.00733678" calcext:value-type="float">
            <text:p>0,00733678</text:p>
          </table:table-cell>
          <table:table-cell office:value-type="float" office:value="33.198" calcext:value-type="float">
            <text:p>33,198</text:p>
          </table:table-cell>
        </table:table-row>
        <table:table-row table:style-name="ro1">
          <table:table-cell office:value-type="float" office:value="0.00733474" calcext:value-type="float">
            <text:p>0,00733474</text:p>
          </table:table-cell>
          <table:table-cell office:value-type="float" office:value="33.2604" calcext:value-type="float">
            <text:p>33,2604</text:p>
          </table:table-cell>
        </table:table-row>
        <table:table-row table:style-name="ro1">
          <table:table-cell office:value-type="float" office:value="0.00733542" calcext:value-type="float">
            <text:p>0,00733542</text:p>
          </table:table-cell>
          <table:table-cell office:value-type="float" office:value="33.3375" calcext:value-type="float">
            <text:p>33,3375</text:p>
          </table:table-cell>
        </table:table-row>
        <table:table-row table:style-name="ro1">
          <table:table-cell office:value-type="float" office:value="0.0073355" calcext:value-type="float">
            <text:p>0,0073355</text:p>
          </table:table-cell>
          <table:table-cell office:value-type="float" office:value="33.4051" calcext:value-type="float">
            <text:p>33,4051</text:p>
          </table:table-cell>
        </table:table-row>
        <table:table-row table:style-name="ro1">
          <table:table-cell office:value-type="float" office:value="0.00733335" calcext:value-type="float">
            <text:p>0,00733335</text:p>
          </table:table-cell>
          <table:table-cell office:value-type="float" office:value="33.4575" calcext:value-type="float">
            <text:p>33,4575</text:p>
          </table:table-cell>
        </table:table-row>
        <table:table-row table:style-name="ro1">
          <table:table-cell office:value-type="float" office:value="0.00733371" calcext:value-type="float">
            <text:p>0,00733371</text:p>
          </table:table-cell>
          <table:table-cell office:value-type="float" office:value="33.5254" calcext:value-type="float">
            <text:p>33,5254</text:p>
          </table:table-cell>
        </table:table-row>
        <table:table-row table:style-name="ro1">
          <table:table-cell office:value-type="float" office:value="0.0073333" calcext:value-type="float">
            <text:p>0,0073333</text:p>
          </table:table-cell>
          <table:table-cell office:value-type="float" office:value="33.5914" calcext:value-type="float">
            <text:p>33,5914</text:p>
          </table:table-cell>
        </table:table-row>
        <table:table-row table:style-name="ro1">
          <table:table-cell office:value-type="float" office:value="0.00733441" calcext:value-type="float">
            <text:p>0,00733441</text:p>
          </table:table-cell>
          <table:table-cell office:value-type="float" office:value="33.6627" calcext:value-type="float">
            <text:p>33,6627</text:p>
          </table:table-cell>
        </table:table-row>
        <table:table-row table:style-name="ro1">
          <table:table-cell office:value-type="float" office:value="0.00733206" calcext:value-type="float">
            <text:p>0,00733206</text:p>
          </table:table-cell>
          <table:table-cell office:value-type="float" office:value="33.7272" calcext:value-type="float">
            <text:p>33,7272</text:p>
          </table:table-cell>
        </table:table-row>
        <table:table-row table:style-name="ro1">
          <table:table-cell office:value-type="float" office:value="0.00733304" calcext:value-type="float">
            <text:p>0,00733304</text:p>
          </table:table-cell>
          <table:table-cell office:value-type="float" office:value="33.802" calcext:value-type="float">
            <text:p>33,802</text:p>
          </table:table-cell>
        </table:table-row>
        <table:table-row table:style-name="ro1">
          <table:table-cell office:value-type="float" office:value="0.00733366" calcext:value-type="float">
            <text:p>0,00733366</text:p>
          </table:table-cell>
          <table:table-cell office:value-type="float" office:value="33.8605" calcext:value-type="float">
            <text:p>33,8605</text:p>
          </table:table-cell>
        </table:table-row>
        <table:table-row table:style-name="ro1">
          <table:table-cell office:value-type="float" office:value="0.00732998" calcext:value-type="float">
            <text:p>0,00732998</text:p>
          </table:table-cell>
          <table:table-cell office:value-type="float" office:value="33.9215" calcext:value-type="float">
            <text:p>33,9215</text:p>
          </table:table-cell>
        </table:table-row>
        <table:table-row table:style-name="ro1">
          <table:table-cell office:value-type="float" office:value="0.00732935" calcext:value-type="float">
            <text:p>0,00732935</text:p>
          </table:table-cell>
          <table:table-cell office:value-type="float" office:value="33.9899" calcext:value-type="float">
            <text:p>33,9899</text:p>
          </table:table-cell>
        </table:table-row>
        <table:table-row table:style-name="ro1">
          <table:table-cell office:value-type="float" office:value="0.00732871" calcext:value-type="float">
            <text:p>0,00732871</text:p>
          </table:table-cell>
          <table:table-cell office:value-type="float" office:value="34.0665" calcext:value-type="float">
            <text:p>34,0665</text:p>
          </table:table-cell>
        </table:table-row>
        <table:table-row table:style-name="ro1">
          <table:table-cell office:value-type="float" office:value="0.00732868" calcext:value-type="float">
            <text:p>0,00732868</text:p>
          </table:table-cell>
          <table:table-cell office:value-type="float" office:value="34.1186" calcext:value-type="float">
            <text:p>34,1186</text:p>
          </table:table-cell>
        </table:table-row>
        <table:table-row table:style-name="ro1">
          <table:table-cell office:value-type="float" office:value="0.00733091" calcext:value-type="float">
            <text:p>0,00733091</text:p>
          </table:table-cell>
          <table:table-cell office:value-type="float" office:value="34.1943" calcext:value-type="float">
            <text:p>34,1943</text:p>
          </table:table-cell>
        </table:table-row>
        <table:table-row table:style-name="ro1">
          <table:table-cell office:value-type="float" office:value="0.00732942" calcext:value-type="float">
            <text:p>0,00732942</text:p>
          </table:table-cell>
          <table:table-cell office:value-type="float" office:value="34.2562" calcext:value-type="float">
            <text:p>34,2562</text:p>
          </table:table-cell>
        </table:table-row>
        <table:table-row table:style-name="ro1">
          <table:table-cell office:value-type="float" office:value="0.00732706" calcext:value-type="float">
            <text:p>0,00732706</text:p>
          </table:table-cell>
          <table:table-cell office:value-type="float" office:value="34.3239" calcext:value-type="float">
            <text:p>34,3239</text:p>
          </table:table-cell>
        </table:table-row>
        <table:table-row table:style-name="ro1">
          <table:table-cell office:value-type="float" office:value="0.00732817" calcext:value-type="float">
            <text:p>0,00732817</text:p>
          </table:table-cell>
          <table:table-cell office:value-type="float" office:value="34.387" calcext:value-type="float">
            <text:p>34,387</text:p>
          </table:table-cell>
        </table:table-row>
        <table:table-row table:style-name="ro1">
          <table:table-cell office:value-type="float" office:value="0.00732582" calcext:value-type="float">
            <text:p>0,00732582</text:p>
          </table:table-cell>
          <table:table-cell office:value-type="float" office:value="34.4478" calcext:value-type="float">
            <text:p>34,4478</text:p>
          </table:table-cell>
        </table:table-row>
        <table:table-row table:style-name="ro1">
          <table:table-cell office:value-type="float" office:value="0.00732759" calcext:value-type="float">
            <text:p>0,00732759</text:p>
          </table:table-cell>
          <table:table-cell office:value-type="float" office:value="34.5217" calcext:value-type="float">
            <text:p>34,5217</text:p>
          </table:table-cell>
        </table:table-row>
        <table:table-row table:style-name="ro1">
          <table:table-cell office:value-type="float" office:value="0.00732386" calcext:value-type="float">
            <text:p>0,00732386</text:p>
          </table:table-cell>
          <table:table-cell office:value-type="float" office:value="34.5841" calcext:value-type="float">
            <text:p>34,5841</text:p>
          </table:table-cell>
        </table:table-row>
        <table:table-row table:style-name="ro1">
          <table:table-cell office:value-type="float" office:value="0.00732504" calcext:value-type="float">
            <text:p>0,00732504</text:p>
          </table:table-cell>
          <table:table-cell office:value-type="float" office:value="34.6564" calcext:value-type="float">
            <text:p>34,6564</text:p>
          </table:table-cell>
        </table:table-row>
        <table:table-row table:style-name="ro1">
          <table:table-cell office:value-type="float" office:value="0.00732632" calcext:value-type="float">
            <text:p>0,00732632</text:p>
          </table:table-cell>
          <table:table-cell office:value-type="float" office:value="34.7141" calcext:value-type="float">
            <text:p>34,7141</text:p>
          </table:table-cell>
        </table:table-row>
        <table:table-row table:style-name="ro1">
          <table:table-cell office:value-type="float" office:value="0.00732743" calcext:value-type="float">
            <text:p>0,00732743</text:p>
          </table:table-cell>
          <table:table-cell office:value-type="float" office:value="34.7897" calcext:value-type="float">
            <text:p>34,7897</text:p>
          </table:table-cell>
        </table:table-row>
        <table:table-row table:style-name="ro1">
          <table:table-cell office:value-type="float" office:value="0.00732966" calcext:value-type="float">
            <text:p>0,00732966</text:p>
          </table:table-cell>
          <table:table-cell office:value-type="float" office:value="34.8611" calcext:value-type="float">
            <text:p>34,8611</text:p>
          </table:table-cell>
        </table:table-row>
        <table:table-row table:style-name="ro1">
          <table:table-cell office:value-type="float" office:value="0.00732333" calcext:value-type="float">
            <text:p>0,00732333</text:p>
          </table:table-cell>
          <table:table-cell office:value-type="float" office:value="34.9161" calcext:value-type="float">
            <text:p>34,9161</text:p>
          </table:table-cell>
        </table:table-row>
        <table:table-row table:style-name="ro1">
          <table:table-cell office:value-type="float" office:value="0.00732475" calcext:value-type="float">
            <text:p>0,00732475</text:p>
          </table:table-cell>
          <table:table-cell office:value-type="float" office:value="34.9865" calcext:value-type="float">
            <text:p>34,9865</text:p>
          </table:table-cell>
        </table:table-row>
        <table:table-row table:style-name="ro1">
          <table:table-cell office:value-type="float" office:value="0.00732655" calcext:value-type="float">
            <text:p>0,00732655</text:p>
          </table:table-cell>
          <table:table-cell office:value-type="float" office:value="35.0584" calcext:value-type="float">
            <text:p>35,0584</text:p>
          </table:table-cell>
        </table:table-row>
        <table:table-row table:style-name="ro1">
          <table:table-cell office:value-type="float" office:value="0.00732245" calcext:value-type="float">
            <text:p>0,00732245</text:p>
          </table:table-cell>
          <table:table-cell office:value-type="float" office:value="35.1097" calcext:value-type="float">
            <text:p>35,1097</text:p>
          </table:table-cell>
        </table:table-row>
        <table:table-row table:style-name="ro1">
          <table:table-cell office:value-type="float" office:value="0.00732221" calcext:value-type="float">
            <text:p>0,00732221</text:p>
          </table:table-cell>
          <table:table-cell office:value-type="float" office:value="35.1775" calcext:value-type="float">
            <text:p>35,1775</text:p>
          </table:table-cell>
        </table:table-row>
        <table:table-row table:style-name="ro1">
          <table:table-cell office:value-type="float" office:value="0.00732567" calcext:value-type="float">
            <text:p>0,00732567</text:p>
          </table:table-cell>
          <table:table-cell office:value-type="float" office:value="35.2532" calcext:value-type="float">
            <text:p>35,2532</text:p>
          </table:table-cell>
        </table:table-row>
        <table:table-row table:style-name="ro1">
          <table:table-cell office:value-type="float" office:value="0.00732683" calcext:value-type="float">
            <text:p>0,00732683</text:p>
          </table:table-cell>
          <table:table-cell office:value-type="float" office:value="35.3222" calcext:value-type="float">
            <text:p>35,3222</text:p>
          </table:table-cell>
        </table:table-row>
        <table:table-row table:style-name="ro1">
          <table:table-cell office:value-type="float" office:value="0.007321" calcext:value-type="float">
            <text:p>0,007321</text:p>
          </table:table-cell>
          <table:table-cell office:value-type="float" office:value="35.3726" calcext:value-type="float">
            <text:p>35,3726</text:p>
          </table:table-cell>
        </table:table-row>
        <table:table-row table:style-name="ro1">
          <table:table-cell office:value-type="float" office:value="0.00732159" calcext:value-type="float">
            <text:p>0,00732159</text:p>
          </table:table-cell>
          <table:table-cell office:value-type="float" office:value="35.4465" calcext:value-type="float">
            <text:p>35,4465</text:p>
          </table:table-cell>
        </table:table-row>
        <table:table-row table:style-name="ro1">
          <table:table-cell office:value-type="float" office:value="0.0073183" calcext:value-type="float">
            <text:p>0,0073183</text:p>
          </table:table-cell>
          <table:table-cell office:value-type="float" office:value="35.5034" calcext:value-type="float">
            <text:p>35,5034</text:p>
          </table:table-cell>
        </table:table-row>
        <table:table-row table:style-name="ro1">
          <table:table-cell office:value-type="float" office:value="0.00732286" calcext:value-type="float">
            <text:p>0,00732286</text:p>
          </table:table-cell>
          <table:table-cell office:value-type="float" office:value="35.5775" calcext:value-type="float">
            <text:p>35,5775</text:p>
          </table:table-cell>
        </table:table-row>
        <table:table-row table:style-name="ro1">
          <table:table-cell office:value-type="float" office:value="0.00732004" calcext:value-type="float">
            <text:p>0,00732004</text:p>
          </table:table-cell>
          <table:table-cell office:value-type="float" office:value="35.6397" calcext:value-type="float">
            <text:p>35,6397</text:p>
          </table:table-cell>
        </table:table-row>
        <table:table-row table:style-name="ro1">
          <table:table-cell office:value-type="float" office:value="0.0073203" calcext:value-type="float">
            <text:p>0,0073203</text:p>
          </table:table-cell>
          <table:table-cell office:value-type="float" office:value="35.714" calcext:value-type="float">
            <text:p>35,714</text:p>
          </table:table-cell>
        </table:table-row>
        <table:table-row table:style-name="ro1">
          <table:table-cell office:value-type="float" office:value="0.00731839" calcext:value-type="float">
            <text:p>0,00731839</text:p>
          </table:table-cell>
          <table:table-cell office:value-type="float" office:value="35.7671" calcext:value-type="float">
            <text:p>35,7671</text:p>
          </table:table-cell>
        </table:table-row>
        <table:table-row table:style-name="ro1">
          <table:table-cell office:value-type="float" office:value="0.00732192" calcext:value-type="float">
            <text:p>0,00732192</text:p>
          </table:table-cell>
          <table:table-cell office:value-type="float" office:value="35.8406" calcext:value-type="float">
            <text:p>35,8406</text:p>
          </table:table-cell>
        </table:table-row>
        <table:table-row table:style-name="ro1">
          <table:table-cell office:value-type="float" office:value="0.00732048" calcext:value-type="float">
            <text:p>0,00732048</text:p>
          </table:table-cell>
          <table:table-cell office:value-type="float" office:value="35.9171" calcext:value-type="float">
            <text:p>35,9171</text:p>
          </table:table-cell>
        </table:table-row>
        <table:table-row table:style-name="ro1">
          <table:table-cell office:value-type="float" office:value="0.00732385" calcext:value-type="float">
            <text:p>0,00732385</text:p>
          </table:table-cell>
          <table:table-cell office:value-type="float" office:value="35.9759" calcext:value-type="float">
            <text:p>35,9759</text:p>
          </table:table-cell>
        </table:table-row>
        <table:table-row table:style-name="ro1">
          <table:table-cell office:value-type="float" office:value="0.00731661" calcext:value-type="float">
            <text:p>0,00731661</text:p>
          </table:table-cell>
          <table:table-cell office:value-type="float" office:value="36.0411" calcext:value-type="float">
            <text:p>36,0411</text:p>
          </table:table-cell>
        </table:table-row>
        <table:table-row table:style-name="ro1">
          <table:table-cell office:value-type="float" office:value="0.00732128" calcext:value-type="float">
            <text:p>0,00732128</text:p>
          </table:table-cell>
          <table:table-cell office:value-type="float" office:value="36.1027" calcext:value-type="float">
            <text:p>36,1027</text:p>
          </table:table-cell>
        </table:table-row>
        <table:table-row table:style-name="ro1">
          <table:table-cell office:value-type="float" office:value="0.00731828" calcext:value-type="float">
            <text:p>0,00731828</text:p>
          </table:table-cell>
          <table:table-cell office:value-type="float" office:value="36.1734" calcext:value-type="float">
            <text:p>36,1734</text:p>
          </table:table-cell>
        </table:table-row>
        <table:table-row table:style-name="ro1">
          <table:table-cell office:value-type="float" office:value="0.00731707" calcext:value-type="float">
            <text:p>0,00731707</text:p>
          </table:table-cell>
          <table:table-cell office:value-type="float" office:value="36.2429" calcext:value-type="float">
            <text:p>36,2429</text:p>
          </table:table-cell>
        </table:table-row>
        <table:table-row table:style-name="ro1">
          <table:table-cell office:value-type="float" office:value="0.0073199" calcext:value-type="float">
            <text:p>0,0073199</text:p>
          </table:table-cell>
          <table:table-cell office:value-type="float" office:value="36.3039" calcext:value-type="float">
            <text:p>36,3039</text:p>
          </table:table-cell>
        </table:table-row>
        <table:table-row table:style-name="ro1">
          <table:table-cell office:value-type="float" office:value="0.00731822" calcext:value-type="float">
            <text:p>0,00731822</text:p>
          </table:table-cell>
          <table:table-cell office:value-type="float" office:value="36.3789" calcext:value-type="float">
            <text:p>36,3789</text:p>
          </table:table-cell>
        </table:table-row>
        <table:table-row table:style-name="ro1">
          <table:table-cell office:value-type="float" office:value="0.00731684" calcext:value-type="float">
            <text:p>0,00731684</text:p>
          </table:table-cell>
          <table:table-cell office:value-type="float" office:value="36.4315" calcext:value-type="float">
            <text:p>36,4315</text:p>
          </table:table-cell>
        </table:table-row>
        <table:table-row table:style-name="ro1">
          <table:table-cell office:value-type="float" office:value="0.00731469" calcext:value-type="float">
            <text:p>0,00731469</text:p>
          </table:table-cell>
          <table:table-cell office:value-type="float" office:value="36.5011" calcext:value-type="float">
            <text:p>36,5011</text:p>
          </table:table-cell>
        </table:table-row>
        <table:table-row table:style-name="ro1">
          <table:table-cell office:value-type="float" office:value="0.0073195" calcext:value-type="float">
            <text:p>0,0073195</text:p>
          </table:table-cell>
          <table:table-cell office:value-type="float" office:value="36.5761" calcext:value-type="float">
            <text:p>36,5761</text:p>
          </table:table-cell>
        </table:table-row>
        <table:table-row table:style-name="ro1">
          <table:table-cell office:value-type="float" office:value="0.00731496" calcext:value-type="float">
            <text:p>0,00731496</text:p>
          </table:table-cell>
          <table:table-cell office:value-type="float" office:value="36.6299" calcext:value-type="float">
            <text:p>36,6299</text:p>
          </table:table-cell>
        </table:table-row>
        <table:table-row table:style-name="ro1">
          <table:table-cell office:value-type="float" office:value="0.00731749" calcext:value-type="float">
            <text:p>0,00731749</text:p>
          </table:table-cell>
          <table:table-cell office:value-type="float" office:value="36.704" calcext:value-type="float">
            <text:p>36,704</text:p>
          </table:table-cell>
        </table:table-row>
        <table:table-row table:style-name="ro1">
          <table:table-cell office:value-type="float" office:value="0.00731406" calcext:value-type="float">
            <text:p>0,00731406</text:p>
          </table:table-cell>
          <table:table-cell office:value-type="float" office:value="36.7622" calcext:value-type="float">
            <text:p>36,7622</text:p>
          </table:table-cell>
        </table:table-row>
        <table:table-row table:style-name="ro1">
          <table:table-cell office:value-type="float" office:value="0.00731336" calcext:value-type="float">
            <text:p>0,00731336</text:p>
          </table:table-cell>
          <table:table-cell office:value-type="float" office:value="36.8294" calcext:value-type="float">
            <text:p>36,8294</text:p>
          </table:table-cell>
        </table:table-row>
        <table:table-row table:style-name="ro1">
          <table:table-cell office:value-type="float" office:value="0.00731622" calcext:value-type="float">
            <text:p>0,00731622</text:p>
          </table:table-cell>
          <table:table-cell office:value-type="float" office:value="36.9026" calcext:value-type="float">
            <text:p>36,9026</text:p>
          </table:table-cell>
        </table:table-row>
        <table:table-row table:style-name="ro1">
          <table:table-cell office:value-type="float" office:value="0.00731613" calcext:value-type="float">
            <text:p>0,00731613</text:p>
          </table:table-cell>
          <table:table-cell office:value-type="float" office:value="36.9641" calcext:value-type="float">
            <text:p>36,9641</text:p>
          </table:table-cell>
        </table:table-row>
        <table:table-row table:style-name="ro1">
          <table:table-cell office:value-type="float" office:value="0.00731581" calcext:value-type="float">
            <text:p>0,00731581</text:p>
          </table:table-cell>
          <table:table-cell office:value-type="float" office:value="37.0258" calcext:value-type="float">
            <text:p>37,0258</text:p>
          </table:table-cell>
        </table:table-row>
        <table:table-row table:style-name="ro1">
          <table:table-cell office:value-type="float" office:value="0.00731953" calcext:value-type="float">
            <text:p>0,00731953</text:p>
          </table:table-cell>
          <table:table-cell office:value-type="float" office:value="37.1002" calcext:value-type="float">
            <text:p>37,1002</text:p>
          </table:table-cell>
        </table:table-row>
        <table:table-row table:style-name="ro1">
          <table:table-cell office:value-type="float" office:value="0.00731145" calcext:value-type="float">
            <text:p>0,00731145</text:p>
          </table:table-cell>
          <table:table-cell office:value-type="float" office:value="37.1572" calcext:value-type="float">
            <text:p>37,1572</text:p>
          </table:table-cell>
        </table:table-row>
        <table:table-row table:style-name="ro1">
          <table:table-cell office:value-type="float" office:value="0.00731302" calcext:value-type="float">
            <text:p>0,00731302</text:p>
          </table:table-cell>
          <table:table-cell office:value-type="float" office:value="37.2237" calcext:value-type="float">
            <text:p>37,2237</text:p>
          </table:table-cell>
        </table:table-row>
        <table:table-row table:style-name="ro1">
          <table:table-cell office:value-type="float" office:value="0.00731744" calcext:value-type="float">
            <text:p>0,00731744</text:p>
          </table:table-cell>
          <table:table-cell office:value-type="float" office:value="37.294" calcext:value-type="float">
            <text:p>37,294</text:p>
          </table:table-cell>
        </table:table-row>
        <table:table-row table:style-name="ro1">
          <table:table-cell office:value-type="float" office:value="0.00731278" calcext:value-type="float">
            <text:p>0,00731278</text:p>
          </table:table-cell>
          <table:table-cell office:value-type="float" office:value="37.3524" calcext:value-type="float">
            <text:p>37,3524</text:p>
          </table:table-cell>
        </table:table-row>
        <table:table-row table:style-name="ro1">
          <table:table-cell office:value-type="float" office:value="0.00731387" calcext:value-type="float">
            <text:p>0,00731387</text:p>
          </table:table-cell>
          <table:table-cell office:value-type="float" office:value="37.4233" calcext:value-type="float">
            <text:p>37,4233</text:p>
          </table:table-cell>
        </table:table-row>
        <table:table-row table:style-name="ro1">
          <table:table-cell office:value-type="float" office:value="0.00731209" calcext:value-type="float">
            <text:p>0,00731209</text:p>
          </table:table-cell>
          <table:table-cell office:value-type="float" office:value="37.4889" calcext:value-type="float">
            <text:p>37,4889</text:p>
          </table:table-cell>
        </table:table-row>
        <table:table-row table:style-name="ro1">
          <table:table-cell office:value-type="float" office:value="0.00731207" calcext:value-type="float">
            <text:p>0,00731207</text:p>
          </table:table-cell>
          <table:table-cell office:value-type="float" office:value="37.5547" calcext:value-type="float">
            <text:p>37,5547</text:p>
          </table:table-cell>
        </table:table-row>
        <table:table-row table:style-name="ro1">
          <table:table-cell office:value-type="float" office:value="0.00731282" calcext:value-type="float">
            <text:p>0,00731282</text:p>
          </table:table-cell>
          <table:table-cell office:value-type="float" office:value="37.6233" calcext:value-type="float">
            <text:p>37,6233</text:p>
          </table:table-cell>
        </table:table-row>
        <table:table-row table:style-name="ro1">
          <table:table-cell office:value-type="float" office:value="0.00731523" calcext:value-type="float">
            <text:p>0,00731523</text:p>
          </table:table-cell>
          <table:table-cell office:value-type="float" office:value="37.6937" calcext:value-type="float">
            <text:p>37,6937</text:p>
          </table:table-cell>
        </table:table-row>
        <table:table-row table:style-name="ro1">
          <table:table-cell office:value-type="float" office:value="0.00731257" calcext:value-type="float">
            <text:p>0,00731257</text:p>
          </table:table-cell>
          <table:table-cell office:value-type="float" office:value="37.7587" calcext:value-type="float">
            <text:p>37,7587</text:p>
          </table:table-cell>
        </table:table-row>
        <table:table-row table:style-name="ro1">
          <table:table-cell office:value-type="float" office:value="0.00731168" calcext:value-type="float">
            <text:p>0,00731168</text:p>
          </table:table-cell>
          <table:table-cell office:value-type="float" office:value="37.8198" calcext:value-type="float">
            <text:p>37,8198</text:p>
          </table:table-cell>
        </table:table-row>
        <table:table-row table:style-name="ro1">
          <table:table-cell office:value-type="float" office:value="0.00731258" calcext:value-type="float">
            <text:p>0,00731258</text:p>
          </table:table-cell>
          <table:table-cell office:value-type="float" office:value="37.8936" calcext:value-type="float">
            <text:p>37,8936</text:p>
          </table:table-cell>
        </table:table-row>
        <table:table-row table:style-name="ro1">
          <table:table-cell office:value-type="float" office:value="0.00730686" calcext:value-type="float">
            <text:p>0,00730686</text:p>
          </table:table-cell>
          <table:table-cell office:value-type="float" office:value="37.9734" calcext:value-type="float">
            <text:p>37,9734</text:p>
          </table:table-cell>
        </table:table-row>
        <table:table-row table:style-name="ro1">
          <table:table-cell office:value-type="float" office:value="0.00731185" calcext:value-type="float">
            <text:p>0,00731185</text:p>
          </table:table-cell>
          <table:table-cell office:value-type="float" office:value="38.0496" calcext:value-type="float">
            <text:p>38,0496</text:p>
          </table:table-cell>
        </table:table-row>
        <table:table-row table:style-name="ro1">
          <table:table-cell office:value-type="float" office:value="0.00731331" calcext:value-type="float">
            <text:p>0,00731331</text:p>
          </table:table-cell>
          <table:table-cell office:value-type="float" office:value="38.1187" calcext:value-type="float">
            <text:p>38,1187</text:p>
          </table:table-cell>
        </table:table-row>
        <table:table-row table:style-name="ro1">
          <table:table-cell office:value-type="float" office:value="0.00731011" calcext:value-type="float">
            <text:p>0,00731011</text:p>
          </table:table-cell>
          <table:table-cell office:value-type="float" office:value="38.209" calcext:value-type="float">
            <text:p>38,209</text:p>
          </table:table-cell>
        </table:table-row>
        <table:table-row table:style-name="ro1">
          <table:table-cell office:value-type="float" office:value="0.00731203" calcext:value-type="float">
            <text:p>0,00731203</text:p>
          </table:table-cell>
          <table:table-cell office:value-type="float" office:value="38.2875" calcext:value-type="float">
            <text:p>38,2875</text:p>
          </table:table-cell>
        </table:table-row>
        <table:table-row table:style-name="ro1">
          <table:table-cell office:value-type="float" office:value="0.00731256" calcext:value-type="float">
            <text:p>0,00731256</text:p>
          </table:table-cell>
          <table:table-cell office:value-type="float" office:value="38.3509" calcext:value-type="float">
            <text:p>38,3509</text:p>
          </table:table-cell>
        </table:table-row>
        <table:table-row table:style-name="ro1">
          <table:table-cell office:value-type="float" office:value="0.00731125" calcext:value-type="float">
            <text:p>0,00731125</text:p>
          </table:table-cell>
          <table:table-cell office:value-type="float" office:value="38.4204" calcext:value-type="float">
            <text:p>38,4204</text:p>
          </table:table-cell>
        </table:table-row>
        <table:table-row table:style-name="ro1">
          <table:table-cell office:value-type="float" office:value="0.00731233" calcext:value-type="float">
            <text:p>0,00731233</text:p>
          </table:table-cell>
          <table:table-cell office:value-type="float" office:value="38.4834" calcext:value-type="float">
            <text:p>38,4834</text:p>
          </table:table-cell>
        </table:table-row>
        <table:table-row table:style-name="ro1">
          <table:table-cell office:value-type="float" office:value="0.00730986" calcext:value-type="float">
            <text:p>0,00730986</text:p>
          </table:table-cell>
          <table:table-cell office:value-type="float" office:value="38.5463" calcext:value-type="float">
            <text:p>38,5463</text:p>
          </table:table-cell>
        </table:table-row>
        <table:table-row table:style-name="ro1">
          <table:table-cell office:value-type="float" office:value="0.00731286" calcext:value-type="float">
            <text:p>0,00731286</text:p>
          </table:table-cell>
          <table:table-cell office:value-type="float" office:value="38.615" calcext:value-type="float">
            <text:p>38,615</text:p>
          </table:table-cell>
        </table:table-row>
        <table:table-row table:style-name="ro1">
          <table:table-cell office:value-type="float" office:value="0.00731198" calcext:value-type="float">
            <text:p>0,00731198</text:p>
          </table:table-cell>
          <table:table-cell office:value-type="float" office:value="38.6801" calcext:value-type="float">
            <text:p>38,6801</text:p>
          </table:table-cell>
        </table:table-row>
        <table:table-row table:style-name="ro1">
          <table:table-cell office:value-type="float" office:value="0.00731192" calcext:value-type="float">
            <text:p>0,00731192</text:p>
          </table:table-cell>
          <table:table-cell office:value-type="float" office:value="38.746" calcext:value-type="float">
            <text:p>38,746</text:p>
          </table:table-cell>
        </table:table-row>
        <table:table-row table:style-name="ro1">
          <table:table-cell office:value-type="float" office:value="0.00731247" calcext:value-type="float">
            <text:p>0,00731247</text:p>
          </table:table-cell>
          <table:table-cell office:value-type="float" office:value="38.816" calcext:value-type="float">
            <text:p>38,816</text:p>
          </table:table-cell>
        </table:table-row>
        <table:table-row table:style-name="ro1">
          <table:table-cell office:value-type="float" office:value="0.0073105" calcext:value-type="float">
            <text:p>0,0073105</text:p>
          </table:table-cell>
          <table:table-cell office:value-type="float" office:value="38.8815" calcext:value-type="float">
            <text:p>38,8815</text:p>
          </table:table-cell>
        </table:table-row>
        <table:table-row table:style-name="ro1">
          <table:table-cell office:value-type="float" office:value="0.00730755" calcext:value-type="float">
            <text:p>0,00730755</text:p>
          </table:table-cell>
          <table:table-cell office:value-type="float" office:value="38.9442" calcext:value-type="float">
            <text:p>38,9442</text:p>
          </table:table-cell>
        </table:table-row>
        <table:table-row table:style-name="ro1">
          <table:table-cell office:value-type="float" office:value="0.00731035" calcext:value-type="float">
            <text:p>0,00731035</text:p>
          </table:table-cell>
          <table:table-cell office:value-type="float" office:value="39.0079" calcext:value-type="float">
            <text:p>39,0079</text:p>
          </table:table-cell>
        </table:table-row>
        <table:table-row table:style-name="ro1">
          <table:table-cell office:value-type="float" office:value="0.0073089" calcext:value-type="float">
            <text:p>0,0073089</text:p>
          </table:table-cell>
          <table:table-cell office:value-type="float" office:value="39.0726" calcext:value-type="float">
            <text:p>39,0726</text:p>
          </table:table-cell>
        </table:table-row>
        <table:table-row table:style-name="ro1">
          <table:table-cell office:value-type="float" office:value="0.00730728" calcext:value-type="float">
            <text:p>0,00730728</text:p>
          </table:table-cell>
          <table:table-cell office:value-type="float" office:value="39.147" calcext:value-type="float">
            <text:p>39,147</text:p>
          </table:table-cell>
        </table:table-row>
        <table:table-row table:style-name="ro1">
          <table:table-cell office:value-type="float" office:value="0.00730991" calcext:value-type="float">
            <text:p>0,00730991</text:p>
          </table:table-cell>
          <table:table-cell office:value-type="float" office:value="39.2108" calcext:value-type="float">
            <text:p>39,2108</text:p>
          </table:table-cell>
        </table:table-row>
        <table:table-row table:style-name="ro1">
          <table:table-cell office:value-type="float" office:value="0.007308" calcext:value-type="float">
            <text:p>0,007308</text:p>
          </table:table-cell>
          <table:table-cell office:value-type="float" office:value="39.2736" calcext:value-type="float">
            <text:p>39,2736</text:p>
          </table:table-cell>
        </table:table-row>
        <table:table-row table:style-name="ro1">
          <table:table-cell office:value-type="float" office:value="0.00731054" calcext:value-type="float">
            <text:p>0,00731054</text:p>
          </table:table-cell>
          <table:table-cell office:value-type="float" office:value="39.3456" calcext:value-type="float">
            <text:p>39,3456</text:p>
          </table:table-cell>
        </table:table-row>
        <table:table-row table:style-name="ro1">
          <table:table-cell office:value-type="float" office:value="0.00730942" calcext:value-type="float">
            <text:p>0,00730942</text:p>
          </table:table-cell>
          <table:table-cell office:value-type="float" office:value="39.4029" calcext:value-type="float">
            <text:p>39,4029</text:p>
          </table:table-cell>
        </table:table-row>
        <table:table-row table:style-name="ro1">
          <table:table-cell office:value-type="float" office:value="0.00731206" calcext:value-type="float">
            <text:p>0,00731206</text:p>
          </table:table-cell>
          <table:table-cell office:value-type="float" office:value="39.4739" calcext:value-type="float">
            <text:p>39,4739</text:p>
          </table:table-cell>
        </table:table-row>
        <table:table-row table:style-name="ro1">
          <table:table-cell office:value-type="float" office:value="0.00731227" calcext:value-type="float">
            <text:p>0,00731227</text:p>
          </table:table-cell>
          <table:table-cell office:value-type="float" office:value="39.5388" calcext:value-type="float">
            <text:p>39,5388</text:p>
          </table:table-cell>
        </table:table-row>
        <table:table-row table:style-name="ro1">
          <table:table-cell office:value-type="float" office:value="0.00731595" calcext:value-type="float">
            <text:p>0,00731595</text:p>
          </table:table-cell>
          <table:table-cell office:value-type="float" office:value="39.6125" calcext:value-type="float">
            <text:p>39,6125</text:p>
          </table:table-cell>
        </table:table-row>
        <table:table-row table:style-name="ro1">
          <table:table-cell office:value-type="float" office:value="0.00731179" calcext:value-type="float">
            <text:p>0,00731179</text:p>
          </table:table-cell>
          <table:table-cell office:value-type="float" office:value="39.6671" calcext:value-type="float">
            <text:p>39,6671</text:p>
          </table:table-cell>
        </table:table-row>
        <table:table-row table:style-name="ro1">
          <table:table-cell office:value-type="float" office:value="0.00731171" calcext:value-type="float">
            <text:p>0,00731171</text:p>
          </table:table-cell>
          <table:table-cell office:value-type="float" office:value="39.7371" calcext:value-type="float">
            <text:p>39,7371</text:p>
          </table:table-cell>
        </table:table-row>
        <table:table-row table:style-name="ro1">
          <table:table-cell office:value-type="float" office:value="0.00730984" calcext:value-type="float">
            <text:p>0,00730984</text:p>
          </table:table-cell>
          <table:table-cell office:value-type="float" office:value="39.8045" calcext:value-type="float">
            <text:p>39,8045</text:p>
          </table:table-cell>
        </table:table-row>
        <table:table-row table:style-name="ro1">
          <table:table-cell office:value-type="float" office:value="0.00730907" calcext:value-type="float">
            <text:p>0,00730907</text:p>
          </table:table-cell>
          <table:table-cell office:value-type="float" office:value="39.8685" calcext:value-type="float">
            <text:p>39,8685</text:p>
          </table:table-cell>
        </table:table-row>
        <table:table-row table:style-name="ro1">
          <table:table-cell office:value-type="float" office:value="0.00730855" calcext:value-type="float">
            <text:p>0,00730855</text:p>
          </table:table-cell>
          <table:table-cell office:value-type="float" office:value="39.9307" calcext:value-type="float">
            <text:p>39,9307</text:p>
          </table:table-cell>
        </table:table-row>
        <table:table-row table:style-name="ro1">
          <table:table-cell office:value-type="float" office:value="0.00730948" calcext:value-type="float">
            <text:p>0,00730948</text:p>
          </table:table-cell>
          <table:table-cell office:value-type="float" office:value="40.0001" calcext:value-type="float">
            <text:p>40,0001</text:p>
          </table:table-cell>
        </table:table-row>
        <table:table-row table:style-name="ro1">
          <table:table-cell office:value-type="float" office:value="0.00731277" calcext:value-type="float">
            <text:p>0,00731277</text:p>
          </table:table-cell>
          <table:table-cell office:value-type="float" office:value="40.0692" calcext:value-type="float">
            <text:p>40,0692</text:p>
          </table:table-cell>
        </table:table-row>
        <table:table-row table:style-name="ro1">
          <table:table-cell office:value-type="float" office:value="0.00730991" calcext:value-type="float">
            <text:p>0,00730991</text:p>
          </table:table-cell>
          <table:table-cell office:value-type="float" office:value="40.1363" calcext:value-type="float">
            <text:p>40,1363</text:p>
          </table:table-cell>
        </table:table-row>
        <table:table-row table:style-name="ro1">
          <table:table-cell office:value-type="float" office:value="0.00730844" calcext:value-type="float">
            <text:p>0,00730844</text:p>
          </table:table-cell>
          <table:table-cell office:value-type="float" office:value="40.203" calcext:value-type="float">
            <text:p>40,203</text:p>
          </table:table-cell>
        </table:table-row>
        <table:table-row table:style-name="ro1">
          <table:table-cell office:value-type="float" office:value="0.00730815" calcext:value-type="float">
            <text:p>0,00730815</text:p>
          </table:table-cell>
          <table:table-cell office:value-type="float" office:value="40.2668" calcext:value-type="float">
            <text:p>40,2668</text:p>
          </table:table-cell>
        </table:table-row>
        <table:table-row table:style-name="ro1">
          <table:table-cell office:value-type="float" office:value="0.00730528" calcext:value-type="float">
            <text:p>0,00730528</text:p>
          </table:table-cell>
          <table:table-cell office:value-type="float" office:value="40.3323" calcext:value-type="float">
            <text:p>40,3323</text:p>
          </table:table-cell>
        </table:table-row>
        <table:table-row table:style-name="ro1">
          <table:table-cell office:value-type="float" office:value="0.00731203" calcext:value-type="float">
            <text:p>0,00731203</text:p>
          </table:table-cell>
          <table:table-cell office:value-type="float" office:value="40.3983" calcext:value-type="float">
            <text:p>40,3983</text:p>
          </table:table-cell>
        </table:table-row>
        <table:table-row table:style-name="ro1">
          <table:table-cell office:value-type="float" office:value="0.00730849" calcext:value-type="float">
            <text:p>0,00730849</text:p>
          </table:table-cell>
          <table:table-cell office:value-type="float" office:value="40.4642" calcext:value-type="float">
            <text:p>40,4642</text:p>
          </table:table-cell>
        </table:table-row>
        <table:table-row table:style-name="ro1">
          <table:table-cell office:value-type="float" office:value="0.00730861" calcext:value-type="float">
            <text:p>0,00730861</text:p>
          </table:table-cell>
          <table:table-cell office:value-type="float" office:value="40.5315" calcext:value-type="float">
            <text:p>40,5315</text:p>
          </table:table-cell>
        </table:table-row>
        <table:table-row table:style-name="ro1">
          <table:table-cell office:value-type="float" office:value="0.00731075" calcext:value-type="float">
            <text:p>0,00731075</text:p>
          </table:table-cell>
          <table:table-cell office:value-type="float" office:value="40.6024" calcext:value-type="float">
            <text:p>40,6024</text:p>
          </table:table-cell>
        </table:table-row>
        <table:table-row table:style-name="ro1">
          <table:table-cell office:value-type="float" office:value="0.00730594" calcext:value-type="float">
            <text:p>0,00730594</text:p>
          </table:table-cell>
          <table:table-cell office:value-type="float" office:value="40.6572" calcext:value-type="float">
            <text:p>40,6572</text:p>
          </table:table-cell>
        </table:table-row>
        <table:table-row table:style-name="ro1">
          <table:table-cell office:value-type="float" office:value="0.00730896" calcext:value-type="float">
            <text:p>0,00730896</text:p>
          </table:table-cell>
          <table:table-cell office:value-type="float" office:value="40.7279" calcext:value-type="float">
            <text:p>40,7279</text:p>
          </table:table-cell>
        </table:table-row>
        <table:table-row table:style-name="ro1">
          <table:table-cell office:value-type="float" office:value="0.00730749" calcext:value-type="float">
            <text:p>0,00730749</text:p>
          </table:table-cell>
          <table:table-cell office:value-type="float" office:value="40.7945" calcext:value-type="float">
            <text:p>40,7945</text:p>
          </table:table-cell>
        </table:table-row>
        <table:table-row table:style-name="ro1">
          <table:table-cell office:value-type="float" office:value="0.0073098" calcext:value-type="float">
            <text:p>0,0073098</text:p>
          </table:table-cell>
          <table:table-cell office:value-type="float" office:value="40.8649" calcext:value-type="float">
            <text:p>40,8649</text:p>
          </table:table-cell>
        </table:table-row>
        <table:table-row table:style-name="ro1">
          <table:table-cell office:value-type="float" office:value="0.00730595" calcext:value-type="float">
            <text:p>0,00730595</text:p>
          </table:table-cell>
          <table:table-cell office:value-type="float" office:value="40.9249" calcext:value-type="float">
            <text:p>40,9249</text:p>
          </table:table-cell>
        </table:table-row>
        <table:table-row table:style-name="ro1">
          <table:table-cell office:value-type="float" office:value="0.00731004" calcext:value-type="float">
            <text:p>0,00731004</text:p>
          </table:table-cell>
          <table:table-cell office:value-type="float" office:value="40.9927" calcext:value-type="float">
            <text:p>40,9927</text:p>
          </table:table-cell>
        </table:table-row>
        <table:table-row table:style-name="ro1">
          <table:table-cell office:value-type="float" office:value="0.00730468" calcext:value-type="float">
            <text:p>0,00730468</text:p>
          </table:table-cell>
          <table:table-cell office:value-type="float" office:value="41.076" calcext:value-type="float">
            <text:p>41,076</text:p>
          </table:table-cell>
        </table:table-row>
        <table:table-row table:style-name="ro1">
          <table:table-cell office:value-type="float" office:value="0.0073089" calcext:value-type="float">
            <text:p>0,0073089</text:p>
          </table:table-cell>
          <table:table-cell office:value-type="float" office:value="41.1585" calcext:value-type="float">
            <text:p>41,1585</text:p>
          </table:table-cell>
        </table:table-row>
        <table:table-row table:style-name="ro1">
          <table:table-cell office:value-type="float" office:value="0.00731105" calcext:value-type="float">
            <text:p>0,00731105</text:p>
          </table:table-cell>
          <table:table-cell office:value-type="float" office:value="41.2261" calcext:value-type="float">
            <text:p>41,2261</text:p>
          </table:table-cell>
        </table:table-row>
        <table:table-row table:style-name="ro1">
          <table:table-cell office:value-type="float" office:value="0.00731047" calcext:value-type="float">
            <text:p>0,00731047</text:p>
          </table:table-cell>
          <table:table-cell office:value-type="float" office:value="41.2901" calcext:value-type="float">
            <text:p>41,2901</text:p>
          </table:table-cell>
        </table:table-row>
        <table:table-row table:style-name="ro1">
          <table:table-cell office:value-type="float" office:value="0.00731113" calcext:value-type="float">
            <text:p>0,00731113</text:p>
          </table:table-cell>
          <table:table-cell office:value-type="float" office:value="41.3597" calcext:value-type="float">
            <text:p>41,3597</text:p>
          </table:table-cell>
        </table:table-row>
        <table:table-row table:style-name="ro1">
          <table:table-cell office:value-type="float" office:value="0.00730825" calcext:value-type="float">
            <text:p>0,00730825</text:p>
          </table:table-cell>
          <table:table-cell office:value-type="float" office:value="41.4162" calcext:value-type="float">
            <text:p>41,4162</text:p>
          </table:table-cell>
        </table:table-row>
        <table:table-row table:style-name="ro1">
          <table:table-cell office:value-type="float" office:value="0.00730965" calcext:value-type="float">
            <text:p>0,00730965</text:p>
          </table:table-cell>
          <table:table-cell office:value-type="float" office:value="41.4882" calcext:value-type="float">
            <text:p>41,4882</text:p>
          </table:table-cell>
        </table:table-row>
        <table:table-row table:style-name="ro1">
          <table:table-cell office:value-type="float" office:value="0.00730899" calcext:value-type="float">
            <text:p>0,00730899</text:p>
          </table:table-cell>
          <table:table-cell office:value-type="float" office:value="41.556" calcext:value-type="float">
            <text:p>41,556</text:p>
          </table:table-cell>
        </table:table-row>
        <table:table-row table:style-name="ro1">
          <table:table-cell office:value-type="float" office:value="0.00730845" calcext:value-type="float">
            <text:p>0,00730845</text:p>
          </table:table-cell>
          <table:table-cell office:value-type="float" office:value="41.621" calcext:value-type="float">
            <text:p>41,621</text:p>
          </table:table-cell>
        </table:table-row>
        <table:table-row table:style-name="ro1">
          <table:table-cell office:value-type="float" office:value="0.00730745" calcext:value-type="float">
            <text:p>0,00730745</text:p>
          </table:table-cell>
          <table:table-cell office:value-type="float" office:value="41.7154" calcext:value-type="float">
            <text:p>41,7154</text:p>
          </table:table-cell>
        </table:table-row>
        <table:table-row table:style-name="ro1">
          <table:table-cell office:value-type="float" office:value="0.00730582" calcext:value-type="float">
            <text:p>0,00730582</text:p>
          </table:table-cell>
          <table:table-cell office:value-type="float" office:value="41.7839" calcext:value-type="float">
            <text:p>41,7839</text:p>
          </table:table-cell>
        </table:table-row>
        <table:table-row table:style-name="ro1">
          <table:table-cell office:value-type="float" office:value="0.00730638" calcext:value-type="float">
            <text:p>0,00730638</text:p>
          </table:table-cell>
          <table:table-cell office:value-type="float" office:value="41.8506" calcext:value-type="float">
            <text:p>41,8506</text:p>
          </table:table-cell>
        </table:table-row>
        <table:table-row table:style-name="ro1">
          <table:table-cell office:value-type="float" office:value="0.00730991" calcext:value-type="float">
            <text:p>0,00730991</text:p>
          </table:table-cell>
          <table:table-cell office:value-type="float" office:value="41.9124" calcext:value-type="float">
            <text:p>41,9124</text:p>
          </table:table-cell>
        </table:table-row>
        <table:table-row table:style-name="ro1">
          <table:table-cell office:value-type="float" office:value="0.0073077" calcext:value-type="float">
            <text:p>0,0073077</text:p>
          </table:table-cell>
          <table:table-cell office:value-type="float" office:value="41.9822" calcext:value-type="float">
            <text:p>41,9822</text:p>
          </table:table-cell>
        </table:table-row>
        <table:table-row table:style-name="ro1">
          <table:table-cell office:value-type="float" office:value="0.00730908" calcext:value-type="float">
            <text:p>0,00730908</text:p>
          </table:table-cell>
          <table:table-cell office:value-type="float" office:value="42.0483" calcext:value-type="float">
            <text:p>42,0483</text:p>
          </table:table-cell>
        </table:table-row>
        <table:table-row table:style-name="ro1">
          <table:table-cell office:value-type="float" office:value="0.00731111" calcext:value-type="float">
            <text:p>0,00731111</text:p>
          </table:table-cell>
          <table:table-cell office:value-type="float" office:value="42.1166" calcext:value-type="float">
            <text:p>42,1166</text:p>
          </table:table-cell>
        </table:table-row>
        <table:table-row table:style-name="ro1">
          <table:table-cell office:value-type="float" office:value="0.00730858" calcext:value-type="float">
            <text:p>0,00730858</text:p>
          </table:table-cell>
          <table:table-cell office:value-type="float" office:value="42.1766" calcext:value-type="float">
            <text:p>42,1766</text:p>
          </table:table-cell>
        </table:table-row>
        <table:table-row table:style-name="ro1">
          <table:table-cell office:value-type="float" office:value="0.00730799" calcext:value-type="float">
            <text:p>0,00730799</text:p>
          </table:table-cell>
          <table:table-cell office:value-type="float" office:value="42.249" calcext:value-type="float">
            <text:p>42,249</text:p>
          </table:table-cell>
        </table:table-row>
        <table:table-row table:style-name="ro1">
          <table:table-cell office:value-type="float" office:value="0.00730666" calcext:value-type="float">
            <text:p>0,00730666</text:p>
          </table:table-cell>
          <table:table-cell office:value-type="float" office:value="42.3131" calcext:value-type="float">
            <text:p>42,3131</text:p>
          </table:table-cell>
        </table:table-row>
        <table:table-row table:style-name="ro1">
          <table:table-cell office:value-type="float" office:value="0.00730807" calcext:value-type="float">
            <text:p>0,00730807</text:p>
          </table:table-cell>
          <table:table-cell office:value-type="float" office:value="42.3835" calcext:value-type="float">
            <text:p>42,3835</text:p>
          </table:table-cell>
        </table:table-row>
        <table:table-row table:style-name="ro1">
          <table:table-cell office:value-type="float" office:value="0.00730926" calcext:value-type="float">
            <text:p>0,00730926</text:p>
          </table:table-cell>
          <table:table-cell office:value-type="float" office:value="42.4524" calcext:value-type="float">
            <text:p>42,4524</text:p>
          </table:table-cell>
        </table:table-row>
        <table:table-row table:style-name="ro1">
          <table:table-cell office:value-type="float" office:value="0.00731106" calcext:value-type="float">
            <text:p>0,00731106</text:p>
          </table:table-cell>
          <table:table-cell office:value-type="float" office:value="42.5063" calcext:value-type="float">
            <text:p>42,5063</text:p>
          </table:table-cell>
        </table:table-row>
        <table:table-row table:style-name="ro1">
          <table:table-cell office:value-type="float" office:value="0.00730981" calcext:value-type="float">
            <text:p>0,00730981</text:p>
          </table:table-cell>
          <table:table-cell office:value-type="float" office:value="42.5796" calcext:value-type="float">
            <text:p>42,5796</text:p>
          </table:table-cell>
        </table:table-row>
        <table:table-row table:style-name="ro1">
          <table:table-cell office:value-type="float" office:value="0.00731338" calcext:value-type="float">
            <text:p>0,00731338</text:p>
          </table:table-cell>
          <table:table-cell office:value-type="float" office:value="42.647" calcext:value-type="float">
            <text:p>42,647</text:p>
          </table:table-cell>
        </table:table-row>
        <table:table-row table:style-name="ro1">
          <table:table-cell office:value-type="float" office:value="0.00731161" calcext:value-type="float">
            <text:p>0,00731161</text:p>
          </table:table-cell>
          <table:table-cell office:value-type="float" office:value="42.7084" calcext:value-type="float">
            <text:p>42,7084</text:p>
          </table:table-cell>
        </table:table-row>
        <table:table-row table:style-name="ro1">
          <table:table-cell office:value-type="float" office:value="0.00731042" calcext:value-type="float">
            <text:p>0,00731042</text:p>
          </table:table-cell>
          <table:table-cell office:value-type="float" office:value="42.7756" calcext:value-type="float">
            <text:p>42,7756</text:p>
          </table:table-cell>
        </table:table-row>
        <table:table-row table:style-name="ro1">
          <table:table-cell office:value-type="float" office:value="0.00731354" calcext:value-type="float">
            <text:p>0,00731354</text:p>
          </table:table-cell>
          <table:table-cell office:value-type="float" office:value="42.8468" calcext:value-type="float">
            <text:p>42,8468</text:p>
          </table:table-cell>
        </table:table-row>
        <table:table-row table:style-name="ro1">
          <table:table-cell office:value-type="float" office:value="0.00731127" calcext:value-type="float">
            <text:p>0,00731127</text:p>
          </table:table-cell>
          <table:table-cell office:value-type="float" office:value="42.9129" calcext:value-type="float">
            <text:p>42,9129</text:p>
          </table:table-cell>
        </table:table-row>
        <table:table-row table:style-name="ro1">
          <table:table-cell office:value-type="float" office:value="0.00730706" calcext:value-type="float">
            <text:p>0,00730706</text:p>
          </table:table-cell>
          <table:table-cell office:value-type="float" office:value="42.9744" calcext:value-type="float">
            <text:p>42,9744</text:p>
          </table:table-cell>
        </table:table-row>
        <table:table-row table:style-name="ro1">
          <table:table-cell office:value-type="float" office:value="0.00731035" calcext:value-type="float">
            <text:p>0,00731035</text:p>
          </table:table-cell>
          <table:table-cell office:value-type="float" office:value="43.0401" calcext:value-type="float">
            <text:p>43,0401</text:p>
          </table:table-cell>
        </table:table-row>
        <table:table-row table:style-name="ro1">
          <table:table-cell office:value-type="float" office:value="0.00731006" calcext:value-type="float">
            <text:p>0,00731006</text:p>
          </table:table-cell>
          <table:table-cell office:value-type="float" office:value="43.1109" calcext:value-type="float">
            <text:p>43,1109</text:p>
          </table:table-cell>
        </table:table-row>
        <table:table-row table:style-name="ro1">
          <table:table-cell office:value-type="float" office:value="0.00730942" calcext:value-type="float">
            <text:p>0,00730942</text:p>
          </table:table-cell>
          <table:table-cell office:value-type="float" office:value="43.167" calcext:value-type="float">
            <text:p>43,167</text:p>
          </table:table-cell>
        </table:table-row>
        <table:table-row table:style-name="ro1">
          <table:table-cell office:value-type="float" office:value="0.00730926" calcext:value-type="float">
            <text:p>0,00730926</text:p>
          </table:table-cell>
          <table:table-cell office:value-type="float" office:value="43.2374" calcext:value-type="float">
            <text:p>43,2374</text:p>
          </table:table-cell>
        </table:table-row>
        <table:table-row table:style-name="ro1">
          <table:table-cell office:value-type="float" office:value="0.00731136" calcext:value-type="float">
            <text:p>0,00731136</text:p>
          </table:table-cell>
          <table:table-cell office:value-type="float" office:value="43.3044" calcext:value-type="float">
            <text:p>43,3044</text:p>
          </table:table-cell>
        </table:table-row>
        <table:table-row table:style-name="ro1">
          <table:table-cell office:value-type="float" office:value="0.00730926" calcext:value-type="float">
            <text:p>0,00730926</text:p>
          </table:table-cell>
          <table:table-cell office:value-type="float" office:value="43.3754" calcext:value-type="float">
            <text:p>43,3754</text:p>
          </table:table-cell>
        </table:table-row>
        <table:table-row table:style-name="ro1">
          <table:table-cell office:value-type="float" office:value="0.00731353" calcext:value-type="float">
            <text:p>0,00731353</text:p>
          </table:table-cell>
          <table:table-cell office:value-type="float" office:value="43.4343" calcext:value-type="float">
            <text:p>43,4343</text:p>
          </table:table-cell>
        </table:table-row>
        <table:table-row table:style-name="ro1">
          <table:table-cell office:value-type="float" office:value="0.00731417" calcext:value-type="float">
            <text:p>0,00731417</text:p>
          </table:table-cell>
          <table:table-cell office:value-type="float" office:value="43.5058" calcext:value-type="float">
            <text:p>43,5058</text:p>
          </table:table-cell>
        </table:table-row>
        <table:table-row table:style-name="ro1">
          <table:table-cell office:value-type="float" office:value="0.00731258" calcext:value-type="float">
            <text:p>0,00731258</text:p>
          </table:table-cell>
          <table:table-cell office:value-type="float" office:value="43.5724" calcext:value-type="float">
            <text:p>43,5724</text:p>
          </table:table-cell>
        </table:table-row>
        <table:table-row table:style-name="ro1">
          <table:table-cell office:value-type="float" office:value="0.00730924" calcext:value-type="float">
            <text:p>0,00730924</text:p>
          </table:table-cell>
          <table:table-cell office:value-type="float" office:value="43.6395" calcext:value-type="float">
            <text:p>43,6395</text:p>
          </table:table-cell>
        </table:table-row>
        <table:table-row table:style-name="ro1">
          <table:table-cell office:value-type="float" office:value="0.00730813" calcext:value-type="float">
            <text:p>0,00730813</text:p>
          </table:table-cell>
          <table:table-cell office:value-type="float" office:value="43.6933" calcext:value-type="float">
            <text:p>43,6933</text:p>
          </table:table-cell>
        </table:table-row>
        <table:table-row table:style-name="ro1">
          <table:table-cell office:value-type="float" office:value="0.00731313" calcext:value-type="float">
            <text:p>0,00731313</text:p>
          </table:table-cell>
          <table:table-cell office:value-type="float" office:value="43.766" calcext:value-type="float">
            <text:p>43,766</text:p>
          </table:table-cell>
        </table:table-row>
        <table:table-row table:style-name="ro1">
          <table:table-cell office:value-type="float" office:value="0.00731121" calcext:value-type="float">
            <text:p>0,00731121</text:p>
          </table:table-cell>
          <table:table-cell office:value-type="float" office:value="43.8313" calcext:value-type="float">
            <text:p>43,8313</text:p>
          </table:table-cell>
        </table:table-row>
        <table:table-row table:style-name="ro1">
          <table:table-cell office:value-type="float" office:value="0.00731096" calcext:value-type="float">
            <text:p>0,00731096</text:p>
          </table:table-cell>
          <table:table-cell office:value-type="float" office:value="43.8964" calcext:value-type="float">
            <text:p>43,8964</text:p>
          </table:table-cell>
        </table:table-row>
        <table:table-row table:style-name="ro1">
          <table:table-cell office:value-type="float" office:value="0.00731148" calcext:value-type="float">
            <text:p>0,00731148</text:p>
          </table:table-cell>
          <table:table-cell office:value-type="float" office:value="43.9662" calcext:value-type="float">
            <text:p>43,9662</text:p>
          </table:table-cell>
        </table:table-row>
        <table:table-row table:style-name="ro1">
          <table:table-cell office:value-type="float" office:value="0.00731213" calcext:value-type="float">
            <text:p>0,00731213</text:p>
          </table:table-cell>
          <table:table-cell office:value-type="float" office:value="44.0288" calcext:value-type="float">
            <text:p>44,0288</text:p>
          </table:table-cell>
        </table:table-row>
        <table:table-row table:style-name="ro1">
          <table:table-cell office:value-type="float" office:value="0.0073126" calcext:value-type="float">
            <text:p>0,0073126</text:p>
          </table:table-cell>
          <table:table-cell office:value-type="float" office:value="44.0985" calcext:value-type="float">
            <text:p>44,0985</text:p>
          </table:table-cell>
        </table:table-row>
        <table:table-row table:style-name="ro1">
          <table:table-cell office:value-type="float" office:value="0.00730975" calcext:value-type="float">
            <text:p>0,00730975</text:p>
          </table:table-cell>
          <table:table-cell office:value-type="float" office:value="44.1538" calcext:value-type="float">
            <text:p>44,1538</text:p>
          </table:table-cell>
        </table:table-row>
        <table:table-row table:style-name="ro1">
          <table:table-cell office:value-type="float" office:value="0.00731395" calcext:value-type="float">
            <text:p>0,00731395</text:p>
          </table:table-cell>
          <table:table-cell office:value-type="float" office:value="44.2247" calcext:value-type="float">
            <text:p>44,2247</text:p>
          </table:table-cell>
        </table:table-row>
        <table:table-row table:style-name="ro1">
          <table:table-cell office:value-type="float" office:value="0.0073114" calcext:value-type="float">
            <text:p>0,0073114</text:p>
          </table:table-cell>
          <table:table-cell office:value-type="float" office:value="44.2943" calcext:value-type="float">
            <text:p>44,2943</text:p>
          </table:table-cell>
        </table:table-row>
        <table:table-row table:style-name="ro1">
          <table:table-cell office:value-type="float" office:value="0.0073105" calcext:value-type="float">
            <text:p>0,0073105</text:p>
          </table:table-cell>
          <table:table-cell office:value-type="float" office:value="44.3623" calcext:value-type="float">
            <text:p>44,3623</text:p>
          </table:table-cell>
        </table:table-row>
        <table:table-row table:style-name="ro1">
          <table:table-cell office:value-type="float" office:value="0.0073126" calcext:value-type="float">
            <text:p>0,0073126</text:p>
          </table:table-cell>
          <table:table-cell office:value-type="float" office:value="44.4291" calcext:value-type="float">
            <text:p>44,4291</text:p>
          </table:table-cell>
        </table:table-row>
        <table:table-row table:style-name="ro1">
          <table:table-cell office:value-type="float" office:value="0.00731265" calcext:value-type="float">
            <text:p>0,00731265</text:p>
          </table:table-cell>
          <table:table-cell office:value-type="float" office:value="44.4971" calcext:value-type="float">
            <text:p>44,4971</text:p>
          </table:table-cell>
        </table:table-row>
        <table:table-row table:style-name="ro1">
          <table:table-cell office:value-type="float" office:value="0.00731117" calcext:value-type="float">
            <text:p>0,00731117</text:p>
          </table:table-cell>
          <table:table-cell office:value-type="float" office:value="44.5647" calcext:value-type="float">
            <text:p>44,5647</text:p>
          </table:table-cell>
        </table:table-row>
        <table:table-row table:style-name="ro1">
          <table:table-cell office:value-type="float" office:value="0.00731049" calcext:value-type="float">
            <text:p>0,00731049</text:p>
          </table:table-cell>
          <table:table-cell office:value-type="float" office:value="44.6204" calcext:value-type="float">
            <text:p>44,6204</text:p>
          </table:table-cell>
        </table:table-row>
        <table:table-row table:style-name="ro1">
          <table:table-cell office:value-type="float" office:value="0.00731169" calcext:value-type="float">
            <text:p>0,00731169</text:p>
          </table:table-cell>
          <table:table-cell office:value-type="float" office:value="44.6915" calcext:value-type="float">
            <text:p>44,6915</text:p>
          </table:table-cell>
        </table:table-row>
        <table:table-row table:style-name="ro1">
          <table:table-cell office:value-type="float" office:value="0.00731124" calcext:value-type="float">
            <text:p>0,00731124</text:p>
          </table:table-cell>
          <table:table-cell office:value-type="float" office:value="44.7573" calcext:value-type="float">
            <text:p>44,7573</text:p>
          </table:table-cell>
        </table:table-row>
        <table:table-row table:style-name="ro1">
          <table:table-cell office:value-type="float" office:value="0.00731486" calcext:value-type="float">
            <text:p>0,00731486</text:p>
          </table:table-cell>
          <table:table-cell office:value-type="float" office:value="44.8258" calcext:value-type="float">
            <text:p>44,8258</text:p>
          </table:table-cell>
        </table:table-row>
        <table:table-row table:style-name="ro1">
          <table:table-cell office:value-type="float" office:value="0.00731327" calcext:value-type="float">
            <text:p>0,00731327</text:p>
          </table:table-cell>
          <table:table-cell office:value-type="float" office:value="44.8929" calcext:value-type="float">
            <text:p>44,8929</text:p>
          </table:table-cell>
        </table:table-row>
        <table:table-row table:style-name="ro1">
          <table:table-cell office:value-type="float" office:value="0.00731309" calcext:value-type="float">
            <text:p>0,00731309</text:p>
          </table:table-cell>
          <table:table-cell office:value-type="float" office:value="44.9568" calcext:value-type="float">
            <text:p>44,9568</text:p>
          </table:table-cell>
        </table:table-row>
        <table:table-row table:style-name="ro1">
          <table:table-cell office:value-type="float" office:value="0.00731104" calcext:value-type="float">
            <text:p>0,00731104</text:p>
          </table:table-cell>
          <table:table-cell office:value-type="float" office:value="45.0215" calcext:value-type="float">
            <text:p>45,0215</text:p>
          </table:table-cell>
        </table:table-row>
        <table:table-row table:style-name="ro1">
          <table:table-cell office:value-type="float" office:value="0.00731526" calcext:value-type="float">
            <text:p>0,00731526</text:p>
          </table:table-cell>
          <table:table-cell office:value-type="float" office:value="45.0824" calcext:value-type="float">
            <text:p>45,0824</text:p>
          </table:table-cell>
        </table:table-row>
        <table:table-row table:style-name="ro1">
          <table:table-cell office:value-type="float" office:value="0.00731166" calcext:value-type="float">
            <text:p>0,00731166</text:p>
          </table:table-cell>
          <table:table-cell office:value-type="float" office:value="45.1539" calcext:value-type="float">
            <text:p>45,1539</text:p>
          </table:table-cell>
        </table:table-row>
        <table:table-row table:style-name="ro1">
          <table:table-cell office:value-type="float" office:value="0.00730878" calcext:value-type="float">
            <text:p>0,00730878</text:p>
          </table:table-cell>
          <table:table-cell office:value-type="float" office:value="45.2156" calcext:value-type="float">
            <text:p>45,2156</text:p>
          </table:table-cell>
        </table:table-row>
        <table:table-row table:style-name="ro1">
          <table:table-cell office:value-type="float" office:value="0.00730823" calcext:value-type="float">
            <text:p>0,00730823</text:p>
          </table:table-cell>
          <table:table-cell office:value-type="float" office:value="45.2817" calcext:value-type="float">
            <text:p>45,2817</text:p>
          </table:table-cell>
        </table:table-row>
        <table:table-row table:style-name="ro1">
          <table:table-cell office:value-type="float" office:value="0.00731626" calcext:value-type="float">
            <text:p>0,00731626</text:p>
          </table:table-cell>
          <table:table-cell office:value-type="float" office:value="45.3518" calcext:value-type="float">
            <text:p>45,3518</text:p>
          </table:table-cell>
        </table:table-row>
        <table:table-row table:style-name="ro1">
          <table:table-cell office:value-type="float" office:value="0.00731392" calcext:value-type="float">
            <text:p>0,00731392</text:p>
          </table:table-cell>
          <table:table-cell office:value-type="float" office:value="45.4181" calcext:value-type="float">
            <text:p>45,4181</text:p>
          </table:table-cell>
        </table:table-row>
        <table:table-row table:style-name="ro1">
          <table:table-cell office:value-type="float" office:value="0.00732098" calcext:value-type="float">
            <text:p>0,00732098</text:p>
          </table:table-cell>
          <table:table-cell office:value-type="float" office:value="45.4858" calcext:value-type="float">
            <text:p>45,4858</text:p>
          </table:table-cell>
        </table:table-row>
        <table:table-row table:style-name="ro1">
          <table:table-cell office:value-type="float" office:value="0.00731249" calcext:value-type="float">
            <text:p>0,00731249</text:p>
          </table:table-cell>
          <table:table-cell office:value-type="float" office:value="45.5522" calcext:value-type="float">
            <text:p>45,5522</text:p>
          </table:table-cell>
        </table:table-row>
        <table:table-row table:style-name="ro1">
          <table:table-cell office:value-type="float" office:value="0.00731705" calcext:value-type="float">
            <text:p>0,00731705</text:p>
          </table:table-cell>
          <table:table-cell office:value-type="float" office:value="45.6159" calcext:value-type="float">
            <text:p>45,6159</text:p>
          </table:table-cell>
        </table:table-row>
        <table:table-row table:style-name="ro1">
          <table:table-cell office:value-type="float" office:value="0.00731729" calcext:value-type="float">
            <text:p>0,00731729</text:p>
          </table:table-cell>
          <table:table-cell office:value-type="float" office:value="45.6825" calcext:value-type="float">
            <text:p>45,6825</text:p>
          </table:table-cell>
        </table:table-row>
        <table:table-row table:style-name="ro1">
          <table:table-cell office:value-type="float" office:value="0.00731827" calcext:value-type="float">
            <text:p>0,00731827</text:p>
          </table:table-cell>
          <table:table-cell office:value-type="float" office:value="45.7445" calcext:value-type="float">
            <text:p>45,7445</text:p>
          </table:table-cell>
        </table:table-row>
        <table:table-row table:style-name="ro1">
          <table:table-cell office:value-type="float" office:value="0.00731512" calcext:value-type="float">
            <text:p>0,00731512</text:p>
          </table:table-cell>
          <table:table-cell office:value-type="float" office:value="45.8099" calcext:value-type="float">
            <text:p>45,8099</text:p>
          </table:table-cell>
        </table:table-row>
        <table:table-row table:style-name="ro1">
          <table:table-cell office:value-type="float" office:value="0.00731648" calcext:value-type="float">
            <text:p>0,00731648</text:p>
          </table:table-cell>
          <table:table-cell office:value-type="float" office:value="45.8798" calcext:value-type="float">
            <text:p>45,8798</text:p>
          </table:table-cell>
        </table:table-row>
        <table:table-row table:style-name="ro1">
          <table:table-cell office:value-type="float" office:value="0.00731698" calcext:value-type="float">
            <text:p>0,00731698</text:p>
          </table:table-cell>
          <table:table-cell office:value-type="float" office:value="45.9476" calcext:value-type="float">
            <text:p>45,9476</text:p>
          </table:table-cell>
        </table:table-row>
        <table:table-row table:style-name="ro1">
          <table:table-cell office:value-type="float" office:value="0.00731656" calcext:value-type="float">
            <text:p>0,00731656</text:p>
          </table:table-cell>
          <table:table-cell office:value-type="float" office:value="46.0085" calcext:value-type="float">
            <text:p>46,0085</text:p>
          </table:table-cell>
        </table:table-row>
        <table:table-row table:style-name="ro1">
          <table:table-cell office:value-type="float" office:value="0.00731485" calcext:value-type="float">
            <text:p>0,00731485</text:p>
          </table:table-cell>
          <table:table-cell office:value-type="float" office:value="46.0724" calcext:value-type="float">
            <text:p>46,0724</text:p>
          </table:table-cell>
        </table:table-row>
        <table:table-row table:style-name="ro1">
          <table:table-cell office:value-type="float" office:value="0.00731389" calcext:value-type="float">
            <text:p>0,00731389</text:p>
          </table:table-cell>
          <table:table-cell office:value-type="float" office:value="46.1419" calcext:value-type="float">
            <text:p>46,1419</text:p>
          </table:table-cell>
        </table:table-row>
        <table:table-row table:style-name="ro1">
          <table:table-cell office:value-type="float" office:value="0.00731778" calcext:value-type="float">
            <text:p>0,00731778</text:p>
          </table:table-cell>
          <table:table-cell office:value-type="float" office:value="46.2111" calcext:value-type="float">
            <text:p>46,2111</text:p>
          </table:table-cell>
        </table:table-row>
        <table:table-row table:style-name="ro1">
          <table:table-cell office:value-type="float" office:value="0.00731554" calcext:value-type="float">
            <text:p>0,00731554</text:p>
          </table:table-cell>
          <table:table-cell office:value-type="float" office:value="46.2773" calcext:value-type="float">
            <text:p>46,2773</text:p>
          </table:table-cell>
        </table:table-row>
        <table:table-row table:style-name="ro1">
          <table:table-cell office:value-type="float" office:value="0.00731548" calcext:value-type="float">
            <text:p>0,00731548</text:p>
          </table:table-cell>
          <table:table-cell office:value-type="float" office:value="46.3438" calcext:value-type="float">
            <text:p>46,3438</text:p>
          </table:table-cell>
        </table:table-row>
        <table:table-row table:style-name="ro1">
          <table:table-cell office:value-type="float" office:value="0.007313" calcext:value-type="float">
            <text:p>0,007313</text:p>
          </table:table-cell>
          <table:table-cell office:value-type="float" office:value="46.4081" calcext:value-type="float">
            <text:p>46,4081</text:p>
          </table:table-cell>
        </table:table-row>
        <table:table-row table:style-name="ro1">
          <table:table-cell office:value-type="float" office:value="0.00731617" calcext:value-type="float">
            <text:p>0,00731617</text:p>
          </table:table-cell>
          <table:table-cell office:value-type="float" office:value="46.4724" calcext:value-type="float">
            <text:p>46,4724</text:p>
          </table:table-cell>
        </table:table-row>
        <table:table-row table:style-name="ro1">
          <table:table-cell office:value-type="float" office:value="0.00731394" calcext:value-type="float">
            <text:p>0,00731394</text:p>
          </table:table-cell>
          <table:table-cell office:value-type="float" office:value="46.5385" calcext:value-type="float">
            <text:p>46,5385</text:p>
          </table:table-cell>
        </table:table-row>
        <table:table-row table:style-name="ro1">
          <table:table-cell office:value-type="float" office:value="0.0073151" calcext:value-type="float">
            <text:p>0,0073151</text:p>
          </table:table-cell>
          <table:table-cell office:value-type="float" office:value="46.6069" calcext:value-type="float">
            <text:p>46,6069</text:p>
          </table:table-cell>
        </table:table-row>
        <table:table-row table:style-name="ro1">
          <table:table-cell office:value-type="float" office:value="0.00731687" calcext:value-type="float">
            <text:p>0,00731687</text:p>
          </table:table-cell>
          <table:table-cell office:value-type="float" office:value="46.6688" calcext:value-type="float">
            <text:p>46,6688</text:p>
          </table:table-cell>
        </table:table-row>
        <table:table-row table:style-name="ro1">
          <table:table-cell office:value-type="float" office:value="0.00731255" calcext:value-type="float">
            <text:p>0,00731255</text:p>
          </table:table-cell>
          <table:table-cell office:value-type="float" office:value="46.7341" calcext:value-type="float">
            <text:p>46,7341</text:p>
          </table:table-cell>
        </table:table-row>
        <table:table-row table:style-name="ro1">
          <table:table-cell office:value-type="float" office:value="0.00731822" calcext:value-type="float">
            <text:p>0,00731822</text:p>
          </table:table-cell>
          <table:table-cell office:value-type="float" office:value="46.7992" calcext:value-type="float">
            <text:p>46,7992</text:p>
          </table:table-cell>
        </table:table-row>
        <table:table-row table:style-name="ro1">
          <table:table-cell office:value-type="float" office:value="0.00731809" calcext:value-type="float">
            <text:p>0,00731809</text:p>
          </table:table-cell>
          <table:table-cell office:value-type="float" office:value="46.8702" calcext:value-type="float">
            <text:p>46,8702</text:p>
          </table:table-cell>
        </table:table-row>
        <table:table-row table:style-name="ro1">
          <table:table-cell office:value-type="float" office:value="0.00731799" calcext:value-type="float">
            <text:p>0,00731799</text:p>
          </table:table-cell>
          <table:table-cell office:value-type="float" office:value="46.9351" calcext:value-type="float">
            <text:p>46,9351</text:p>
          </table:table-cell>
        </table:table-row>
        <table:table-row table:style-name="ro1">
          <table:table-cell office:value-type="float" office:value="0.00731512" calcext:value-type="float">
            <text:p>0,00731512</text:p>
          </table:table-cell>
          <table:table-cell office:value-type="float" office:value="46.9987" calcext:value-type="float">
            <text:p>46,9987</text:p>
          </table:table-cell>
        </table:table-row>
        <table:table-row table:style-name="ro1">
          <table:table-cell office:value-type="float" office:value="0.00731523" calcext:value-type="float">
            <text:p>0,00731523</text:p>
          </table:table-cell>
          <table:table-cell office:value-type="float" office:value="47.064" calcext:value-type="float">
            <text:p>47,064</text:p>
          </table:table-cell>
        </table:table-row>
        <table:table-row table:style-name="ro1">
          <table:table-cell office:value-type="float" office:value="0.00732063" calcext:value-type="float">
            <text:p>0,00732063</text:p>
          </table:table-cell>
          <table:table-cell office:value-type="float" office:value="47.1509" calcext:value-type="float">
            <text:p>47,1509</text:p>
          </table:table-cell>
        </table:table-row>
        <table:table-row table:style-name="ro1">
          <table:table-cell office:value-type="float" office:value="0.00731728" calcext:value-type="float">
            <text:p>0,00731728</text:p>
          </table:table-cell>
          <table:table-cell office:value-type="float" office:value="47.1943" calcext:value-type="float">
            <text:p>47,1943</text:p>
          </table:table-cell>
        </table:table-row>
        <table:table-row table:style-name="ro1">
          <table:table-cell office:value-type="float" office:value="0.00731878" calcext:value-type="float">
            <text:p>0,00731878</text:p>
          </table:table-cell>
          <table:table-cell office:value-type="float" office:value="47.2619" calcext:value-type="float">
            <text:p>47,2619</text:p>
          </table:table-cell>
        </table:table-row>
        <table:table-row table:style-name="ro1">
          <table:table-cell office:value-type="float" office:value="0.00731641" calcext:value-type="float">
            <text:p>0,00731641</text:p>
          </table:table-cell>
          <table:table-cell office:value-type="float" office:value="47.3283" calcext:value-type="float">
            <text:p>47,3283</text:p>
          </table:table-cell>
        </table:table-row>
        <table:table-row table:style-name="ro1">
          <table:table-cell office:value-type="float" office:value="0.0073138" calcext:value-type="float">
            <text:p>0,0073138</text:p>
          </table:table-cell>
          <table:table-cell office:value-type="float" office:value="47.3982" calcext:value-type="float">
            <text:p>47,3982</text:p>
          </table:table-cell>
        </table:table-row>
        <table:table-row table:style-name="ro1">
          <table:table-cell office:value-type="float" office:value="0.00731885" calcext:value-type="float">
            <text:p>0,00731885</text:p>
          </table:table-cell>
          <table:table-cell office:value-type="float" office:value="47.4608" calcext:value-type="float">
            <text:p>47,4608</text:p>
          </table:table-cell>
        </table:table-row>
        <table:table-row table:style-name="ro1">
          <table:table-cell office:value-type="float" office:value="0.00731865" calcext:value-type="float">
            <text:p>0,00731865</text:p>
          </table:table-cell>
          <table:table-cell office:value-type="float" office:value="47.5265" calcext:value-type="float">
            <text:p>47,5265</text:p>
          </table:table-cell>
        </table:table-row>
        <table:table-row table:style-name="ro1">
          <table:table-cell office:value-type="float" office:value="0.00731439" calcext:value-type="float">
            <text:p>0,00731439</text:p>
          </table:table-cell>
          <table:table-cell office:value-type="float" office:value="47.5887" calcext:value-type="float">
            <text:p>47,5887</text:p>
          </table:table-cell>
        </table:table-row>
        <table:table-row table:style-name="ro1">
          <table:table-cell office:value-type="float" office:value="0.00731577" calcext:value-type="float">
            <text:p>0,00731577</text:p>
          </table:table-cell>
          <table:table-cell office:value-type="float" office:value="47.6569" calcext:value-type="float">
            <text:p>47,6569</text:p>
          </table:table-cell>
        </table:table-row>
        <table:table-row table:style-name="ro1">
          <table:table-cell office:value-type="float" office:value="0.007316" calcext:value-type="float">
            <text:p>0,007316</text:p>
          </table:table-cell>
          <table:table-cell office:value-type="float" office:value="47.7247" calcext:value-type="float">
            <text:p>47,7247</text:p>
          </table:table-cell>
        </table:table-row>
        <table:table-row table:style-name="ro1">
          <table:table-cell office:value-type="float" office:value="0.00731634" calcext:value-type="float">
            <text:p>0,00731634</text:p>
          </table:table-cell>
          <table:table-cell office:value-type="float" office:value="47.7882" calcext:value-type="float">
            <text:p>47,7882</text:p>
          </table:table-cell>
        </table:table-row>
        <table:table-row table:style-name="ro1">
          <table:table-cell office:value-type="float" office:value="0.00732087" calcext:value-type="float">
            <text:p>0,00732087</text:p>
          </table:table-cell>
          <table:table-cell office:value-type="float" office:value="47.8515" calcext:value-type="float">
            <text:p>47,8515</text:p>
          </table:table-cell>
        </table:table-row>
        <table:table-row table:style-name="ro1">
          <table:table-cell office:value-type="float" office:value="0.00731982" calcext:value-type="float">
            <text:p>0,00731982</text:p>
          </table:table-cell>
          <table:table-cell office:value-type="float" office:value="47.9193" calcext:value-type="float">
            <text:p>47,9193</text:p>
          </table:table-cell>
        </table:table-row>
        <table:table-row table:style-name="ro1">
          <table:table-cell office:value-type="float" office:value="0.00732274" calcext:value-type="float">
            <text:p>0,00732274</text:p>
          </table:table-cell>
          <table:table-cell office:value-type="float" office:value="47.9904" calcext:value-type="float">
            <text:p>47,9904</text:p>
          </table:table-cell>
        </table:table-row>
        <table:table-row table:style-name="ro1">
          <table:table-cell office:value-type="float" office:value="0.00732366" calcext:value-type="float">
            <text:p>0,00732366</text:p>
          </table:table-cell>
          <table:table-cell office:value-type="float" office:value="48.0541" calcext:value-type="float">
            <text:p>48,0541</text:p>
          </table:table-cell>
        </table:table-row>
        <table:table-row table:style-name="ro1">
          <table:table-cell office:value-type="float" office:value="0.00732073" calcext:value-type="float">
            <text:p>0,00732073</text:p>
          </table:table-cell>
          <table:table-cell office:value-type="float" office:value="48.1194" calcext:value-type="float">
            <text:p>48,1194</text:p>
          </table:table-cell>
        </table:table-row>
        <table:table-row table:style-name="ro1">
          <table:table-cell office:value-type="float" office:value="0.00732233" calcext:value-type="float">
            <text:p>0,00732233</text:p>
          </table:table-cell>
          <table:table-cell office:value-type="float" office:value="48.1873" calcext:value-type="float">
            <text:p>48,1873</text:p>
          </table:table-cell>
        </table:table-row>
        <table:table-row table:style-name="ro1">
          <table:table-cell office:value-type="float" office:value="0.00732155" calcext:value-type="float">
            <text:p>0,00732155</text:p>
          </table:table-cell>
          <table:table-cell office:value-type="float" office:value="48.2555" calcext:value-type="float">
            <text:p>48,2555</text:p>
          </table:table-cell>
        </table:table-row>
        <table:table-row table:style-name="ro1">
          <table:table-cell office:value-type="float" office:value="0.00732008" calcext:value-type="float">
            <text:p>0,00732008</text:p>
          </table:table-cell>
          <table:table-cell office:value-type="float" office:value="48.3098" calcext:value-type="float">
            <text:p>48,3098</text:p>
          </table:table-cell>
        </table:table-row>
        <table:table-row table:style-name="ro1">
          <table:table-cell office:value-type="float" office:value="0.00732047" calcext:value-type="float">
            <text:p>0,00732047</text:p>
          </table:table-cell>
          <table:table-cell office:value-type="float" office:value="48.4151" calcext:value-type="float">
            <text:p>48,4151</text:p>
          </table:table-cell>
        </table:table-row>
        <table:table-row table:style-name="ro1">
          <table:table-cell office:value-type="float" office:value="0.00732808" calcext:value-type="float">
            <text:p>0,00732808</text:p>
          </table:table-cell>
          <table:table-cell office:value-type="float" office:value="48.4832" calcext:value-type="float">
            <text:p>48,4832</text:p>
          </table:table-cell>
        </table:table-row>
        <table:table-row table:style-name="ro1">
          <table:table-cell office:value-type="float" office:value="0.00732364" calcext:value-type="float">
            <text:p>0,00732364</text:p>
          </table:table-cell>
          <table:table-cell office:value-type="float" office:value="48.5512" calcext:value-type="float">
            <text:p>48,5512</text:p>
          </table:table-cell>
        </table:table-row>
        <table:table-row table:style-name="ro1">
          <table:table-cell office:value-type="float" office:value="0.00732805" calcext:value-type="float">
            <text:p>0,00732805</text:p>
          </table:table-cell>
          <table:table-cell office:value-type="float" office:value="48.6156" calcext:value-type="float">
            <text:p>48,6156</text:p>
          </table:table-cell>
        </table:table-row>
        <table:table-row table:style-name="ro1">
          <table:table-cell office:value-type="float" office:value="0.00732337" calcext:value-type="float">
            <text:p>0,00732337</text:p>
          </table:table-cell>
          <table:table-cell office:value-type="float" office:value="48.6828" calcext:value-type="float">
            <text:p>48,6828</text:p>
          </table:table-cell>
        </table:table-row>
        <table:table-row table:style-name="ro1">
          <table:table-cell office:value-type="float" office:value="0.00732417" calcext:value-type="float">
            <text:p>0,00732417</text:p>
          </table:table-cell>
          <table:table-cell office:value-type="float" office:value="48.7506" calcext:value-type="float">
            <text:p>48,7506</text:p>
          </table:table-cell>
        </table:table-row>
        <table:table-row table:style-name="ro1">
          <table:table-cell office:value-type="float" office:value="0.00732317" calcext:value-type="float">
            <text:p>0,00732317</text:p>
          </table:table-cell>
          <table:table-cell office:value-type="float" office:value="48.8161" calcext:value-type="float">
            <text:p>48,8161</text:p>
          </table:table-cell>
        </table:table-row>
        <table:table-row table:style-name="ro1">
          <table:table-cell office:value-type="float" office:value="0.00732221" calcext:value-type="float">
            <text:p>0,00732221</text:p>
          </table:table-cell>
          <table:table-cell office:value-type="float" office:value="48.8792" calcext:value-type="float">
            <text:p>48,8792</text:p>
          </table:table-cell>
        </table:table-row>
        <table:table-row table:style-name="ro1">
          <table:table-cell office:value-type="float" office:value="0.00732345" calcext:value-type="float">
            <text:p>0,00732345</text:p>
          </table:table-cell>
          <table:table-cell office:value-type="float" office:value="48.9452" calcext:value-type="float">
            <text:p>48,9452</text:p>
          </table:table-cell>
        </table:table-row>
        <table:table-row table:style-name="ro1">
          <table:table-cell office:value-type="float" office:value="0.00732305" calcext:value-type="float">
            <text:p>0,00732305</text:p>
          </table:table-cell>
          <table:table-cell office:value-type="float" office:value="49.0132" calcext:value-type="float">
            <text:p>49,0132</text:p>
          </table:table-cell>
        </table:table-row>
        <table:table-row table:style-name="ro1">
          <table:table-cell office:value-type="float" office:value="0.00732432" calcext:value-type="float">
            <text:p>0,00732432</text:p>
          </table:table-cell>
          <table:table-cell office:value-type="float" office:value="49.0749" calcext:value-type="float">
            <text:p>49,0749</text:p>
          </table:table-cell>
        </table:table-row>
        <table:table-row table:style-name="ro1">
          <table:table-cell office:value-type="float" office:value="0.00732633" calcext:value-type="float">
            <text:p>0,00732633</text:p>
          </table:table-cell>
          <table:table-cell office:value-type="float" office:value="49.1432" calcext:value-type="float">
            <text:p>49,1432</text:p>
          </table:table-cell>
        </table:table-row>
        <table:table-row table:style-name="ro1">
          <table:table-cell office:value-type="float" office:value="0.00732723" calcext:value-type="float">
            <text:p>0,00732723</text:p>
          </table:table-cell>
          <table:table-cell office:value-type="float" office:value="49.2079" calcext:value-type="float">
            <text:p>49,2079</text:p>
          </table:table-cell>
        </table:table-row>
        <table:table-row table:style-name="ro1">
          <table:table-cell office:value-type="float" office:value="0.00732326" calcext:value-type="float">
            <text:p>0,00732326</text:p>
          </table:table-cell>
          <table:table-cell office:value-type="float" office:value="49.2743" calcext:value-type="float">
            <text:p>49,2743</text:p>
          </table:table-cell>
        </table:table-row>
        <table:table-row table:style-name="ro1">
          <table:table-cell office:value-type="float" office:value="0.00732296" calcext:value-type="float">
            <text:p>0,00732296</text:p>
          </table:table-cell>
          <table:table-cell office:value-type="float" office:value="49.3423" calcext:value-type="float">
            <text:p>49,3423</text:p>
          </table:table-cell>
        </table:table-row>
        <table:table-row table:style-name="ro1">
          <table:table-cell office:value-type="float" office:value="0.00732778" calcext:value-type="float">
            <text:p>0,00732778</text:p>
          </table:table-cell>
          <table:table-cell office:value-type="float" office:value="49.4066" calcext:value-type="float">
            <text:p>49,4066</text:p>
          </table:table-cell>
        </table:table-row>
        <table:table-row table:style-name="ro1">
          <table:table-cell office:value-type="float" office:value="0.00732698" calcext:value-type="float">
            <text:p>0,00732698</text:p>
          </table:table-cell>
          <table:table-cell office:value-type="float" office:value="49.4698" calcext:value-type="float">
            <text:p>49,4698</text:p>
          </table:table-cell>
        </table:table-row>
        <table:table-row table:style-name="ro1">
          <table:table-cell office:value-type="float" office:value="0.00732747" calcext:value-type="float">
            <text:p>0,00732747</text:p>
          </table:table-cell>
          <table:table-cell office:value-type="float" office:value="49.5336" calcext:value-type="float">
            <text:p>49,5336</text:p>
          </table:table-cell>
        </table:table-row>
        <table:table-row table:style-name="ro1">
          <table:table-cell office:value-type="float" office:value="0.0073233" calcext:value-type="float">
            <text:p>0,0073233</text:p>
          </table:table-cell>
          <table:table-cell office:value-type="float" office:value="49.6038" calcext:value-type="float">
            <text:p>49,6038</text:p>
          </table:table-cell>
        </table:table-row>
        <table:table-row table:style-name="ro1">
          <table:table-cell office:value-type="float" office:value="0.00732596" calcext:value-type="float">
            <text:p>0,00732596</text:p>
          </table:table-cell>
          <table:table-cell office:value-type="float" office:value="49.6729" calcext:value-type="float">
            <text:p>49,6729</text:p>
          </table:table-cell>
        </table:table-row>
        <table:table-row table:style-name="ro1">
          <table:table-cell office:value-type="float" office:value="0.0073264" calcext:value-type="float">
            <text:p>0,0073264</text:p>
          </table:table-cell>
          <table:table-cell office:value-type="float" office:value="49.7372" calcext:value-type="float">
            <text:p>49,7372</text:p>
          </table:table-cell>
        </table:table-row>
        <table:table-row table:style-name="ro1">
          <table:table-cell office:value-type="float" office:value="0.00732808" calcext:value-type="float">
            <text:p>0,00732808</text:p>
          </table:table-cell>
          <table:table-cell office:value-type="float" office:value="49.8013" calcext:value-type="float">
            <text:p>49,8013</text:p>
          </table:table-cell>
        </table:table-row>
        <table:table-row table:style-name="ro1">
          <table:table-cell office:value-type="float" office:value="0.00732992" calcext:value-type="float">
            <text:p>0,00732992</text:p>
          </table:table-cell>
          <table:table-cell office:value-type="float" office:value="49.8688" calcext:value-type="float">
            <text:p>49,8688</text:p>
          </table:table-cell>
        </table:table-row>
        <table:table-row table:style-name="ro1">
          <table:table-cell office:value-type="float" office:value="0.00732734" calcext:value-type="float">
            <text:p>0,00732734</text:p>
          </table:table-cell>
          <table:table-cell office:value-type="float" office:value="49.9266" calcext:value-type="float">
            <text:p>49,9266</text:p>
          </table:table-cell>
        </table:table-row>
        <table:table-row table:style-name="ro1">
          <table:table-cell office:value-type="float" office:value="0.00732909" calcext:value-type="float">
            <text:p>0,00732909</text:p>
          </table:table-cell>
          <table:table-cell office:value-type="float" office:value="50.002" calcext:value-type="float">
            <text:p>50,002</text:p>
          </table:table-cell>
        </table:table-row>
        <table:table-row table:style-name="ro1">
          <table:table-cell office:value-type="float" office:value="0.00732895" calcext:value-type="float">
            <text:p>0,00732895</text:p>
          </table:table-cell>
          <table:table-cell office:value-type="float" office:value="50.0641" calcext:value-type="float">
            <text:p>50,0641</text:p>
          </table:table-cell>
        </table:table-row>
        <table:table-row table:style-name="ro1">
          <table:table-cell office:value-type="float" office:value="0.00732827" calcext:value-type="float">
            <text:p>0,00732827</text:p>
          </table:table-cell>
          <table:table-cell office:value-type="float" office:value="50.1322" calcext:value-type="float">
            <text:p>50,1322</text:p>
          </table:table-cell>
        </table:table-row>
        <table:table-row table:style-name="ro1">
          <table:table-cell office:value-type="float" office:value="0.00732948" calcext:value-type="float">
            <text:p>0,00732948</text:p>
          </table:table-cell>
          <table:table-cell office:value-type="float" office:value="50.1901" calcext:value-type="float">
            <text:p>50,1901</text:p>
          </table:table-cell>
        </table:table-row>
        <table:table-row table:style-name="ro1">
          <table:table-cell office:value-type="float" office:value="0.00732836" calcext:value-type="float">
            <text:p>0,00732836</text:p>
          </table:table-cell>
          <table:table-cell office:value-type="float" office:value="50.2655" calcext:value-type="float">
            <text:p>50,2655</text:p>
          </table:table-cell>
        </table:table-row>
        <table:table-row table:style-name="ro1">
          <table:table-cell office:value-type="float" office:value="0.00733091" calcext:value-type="float">
            <text:p>0,00733091</text:p>
          </table:table-cell>
          <table:table-cell office:value-type="float" office:value="50.3282" calcext:value-type="float">
            <text:p>50,3282</text:p>
          </table:table-cell>
        </table:table-row>
        <table:table-row table:style-name="ro1">
          <table:table-cell office:value-type="float" office:value="0.00732187" calcext:value-type="float">
            <text:p>0,00732187</text:p>
          </table:table-cell>
          <table:table-cell office:value-type="float" office:value="50.3927" calcext:value-type="float">
            <text:p>50,3927</text:p>
          </table:table-cell>
        </table:table-row>
        <table:table-row table:style-name="ro1">
          <table:table-cell office:value-type="float" office:value="0.00732999" calcext:value-type="float">
            <text:p>0,00732999</text:p>
          </table:table-cell>
          <table:table-cell office:value-type="float" office:value="50.4603" calcext:value-type="float">
            <text:p>50,4603</text:p>
          </table:table-cell>
        </table:table-row>
        <table:table-row table:style-name="ro1">
          <table:table-cell office:value-type="float" office:value="0.00733034" calcext:value-type="float">
            <text:p>0,00733034</text:p>
          </table:table-cell>
          <table:table-cell office:value-type="float" office:value="50.5252" calcext:value-type="float">
            <text:p>50,5252</text:p>
          </table:table-cell>
        </table:table-row>
        <table:table-row table:style-name="ro1">
          <table:table-cell office:value-type="float" office:value="0.00732638" calcext:value-type="float">
            <text:p>0,00732638</text:p>
          </table:table-cell>
          <table:table-cell office:value-type="float" office:value="50.5921" calcext:value-type="float">
            <text:p>50,5921</text:p>
          </table:table-cell>
        </table:table-row>
        <table:table-row table:style-name="ro1">
          <table:table-cell office:value-type="float" office:value="0.00732953" calcext:value-type="float">
            <text:p>0,00732953</text:p>
          </table:table-cell>
          <table:table-cell office:value-type="float" office:value="50.6595" calcext:value-type="float">
            <text:p>50,6595</text:p>
          </table:table-cell>
        </table:table-row>
        <table:table-row table:style-name="ro1">
          <table:table-cell office:value-type="float" office:value="0.00733186" calcext:value-type="float">
            <text:p>0,00733186</text:p>
          </table:table-cell>
          <table:table-cell office:value-type="float" office:value="50.7236" calcext:value-type="float">
            <text:p>50,7236</text:p>
          </table:table-cell>
        </table:table-row>
        <table:table-row table:style-name="ro1">
          <table:table-cell office:value-type="float" office:value="0.00733275" calcext:value-type="float">
            <text:p>0,00733275</text:p>
          </table:table-cell>
          <table:table-cell office:value-type="float" office:value="50.7906" calcext:value-type="float">
            <text:p>50,7906</text:p>
          </table:table-cell>
        </table:table-row>
        <table:table-row table:style-name="ro1">
          <table:table-cell office:value-type="float" office:value="0.00733002" calcext:value-type="float">
            <text:p>0,00733002</text:p>
          </table:table-cell>
          <table:table-cell office:value-type="float" office:value="50.8527" calcext:value-type="float">
            <text:p>50,8527</text:p>
          </table:table-cell>
        </table:table-row>
        <table:table-row table:style-name="ro1">
          <table:table-cell office:value-type="float" office:value="0.00733396" calcext:value-type="float">
            <text:p>0,00733396</text:p>
          </table:table-cell>
          <table:table-cell office:value-type="float" office:value="50.9232" calcext:value-type="float">
            <text:p>50,9232</text:p>
          </table:table-cell>
        </table:table-row>
        <table:table-row table:style-name="ro1">
          <table:table-cell office:value-type="float" office:value="0.00732912" calcext:value-type="float">
            <text:p>0,00732912</text:p>
          </table:table-cell>
          <table:table-cell office:value-type="float" office:value="50.9877" calcext:value-type="float">
            <text:p>50,9877</text:p>
          </table:table-cell>
        </table:table-row>
        <table:table-row table:style-name="ro1">
          <table:table-cell office:value-type="float" office:value="0.00733484" calcext:value-type="float">
            <text:p>0,00733484</text:p>
          </table:table-cell>
          <table:table-cell office:value-type="float" office:value="51.0561" calcext:value-type="float">
            <text:p>51,0561</text:p>
          </table:table-cell>
        </table:table-row>
        <table:table-row table:style-name="ro1">
          <table:table-cell office:value-type="float" office:value="0.00733713" calcext:value-type="float">
            <text:p>0,00733713</text:p>
          </table:table-cell>
          <table:table-cell office:value-type="float" office:value="51.1191" calcext:value-type="float">
            <text:p>51,1191</text:p>
          </table:table-cell>
        </table:table-row>
        <table:table-row table:style-name="ro1">
          <table:table-cell office:value-type="float" office:value="0.00733651" calcext:value-type="float">
            <text:p>0,00733651</text:p>
          </table:table-cell>
          <table:table-cell office:value-type="float" office:value="51.1848" calcext:value-type="float">
            <text:p>51,1848</text:p>
          </table:table-cell>
        </table:table-row>
        <table:table-row table:style-name="ro1">
          <table:table-cell office:value-type="float" office:value="0.00733381" calcext:value-type="float">
            <text:p>0,00733381</text:p>
          </table:table-cell>
          <table:table-cell office:value-type="float" office:value="51.2512" calcext:value-type="float">
            <text:p>51,2512</text:p>
          </table:table-cell>
        </table:table-row>
        <table:table-row table:style-name="ro1">
          <table:table-cell office:value-type="float" office:value="0.00733093" calcext:value-type="float">
            <text:p>0,00733093</text:p>
          </table:table-cell>
          <table:table-cell office:value-type="float" office:value="51.3148" calcext:value-type="float">
            <text:p>51,3148</text:p>
          </table:table-cell>
        </table:table-row>
        <table:table-row table:style-name="ro1">
          <table:table-cell office:value-type="float" office:value="0.00732948" calcext:value-type="float">
            <text:p>0,00732948</text:p>
          </table:table-cell>
          <table:table-cell office:value-type="float" office:value="51.3825" calcext:value-type="float">
            <text:p>51,3825</text:p>
          </table:table-cell>
        </table:table-row>
        <table:table-row table:style-name="ro1">
          <table:table-cell office:value-type="float" office:value="0.007337" calcext:value-type="float">
            <text:p>0,007337</text:p>
          </table:table-cell>
          <table:table-cell office:value-type="float" office:value="51.4479" calcext:value-type="float">
            <text:p>51,4479</text:p>
          </table:table-cell>
        </table:table-row>
        <table:table-row table:style-name="ro1">
          <table:table-cell office:value-type="float" office:value="0.00733686" calcext:value-type="float">
            <text:p>0,00733686</text:p>
          </table:table-cell>
          <table:table-cell office:value-type="float" office:value="51.5172" calcext:value-type="float">
            <text:p>51,5172</text:p>
          </table:table-cell>
        </table:table-row>
        <table:table-row table:style-name="ro1">
          <table:table-cell office:value-type="float" office:value="0.00733765" calcext:value-type="float">
            <text:p>0,00733765</text:p>
          </table:table-cell>
          <table:table-cell office:value-type="float" office:value="51.5795" calcext:value-type="float">
            <text:p>51,5795</text:p>
          </table:table-cell>
        </table:table-row>
        <table:table-row table:style-name="ro1">
          <table:table-cell office:value-type="float" office:value="0.00733267" calcext:value-type="float">
            <text:p>0,00733267</text:p>
          </table:table-cell>
          <table:table-cell office:value-type="float" office:value="51.6454" calcext:value-type="float">
            <text:p>51,6454</text:p>
          </table:table-cell>
        </table:table-row>
        <table:table-row table:style-name="ro1">
          <table:table-cell office:value-type="float" office:value="0.00733418" calcext:value-type="float">
            <text:p>0,00733418</text:p>
          </table:table-cell>
          <table:table-cell office:value-type="float" office:value="51.7154" calcext:value-type="float">
            <text:p>51,7154</text:p>
          </table:table-cell>
        </table:table-row>
        <table:table-row table:style-name="ro1">
          <table:table-cell office:value-type="float" office:value="0.00733291" calcext:value-type="float">
            <text:p>0,00733291</text:p>
          </table:table-cell>
          <table:table-cell office:value-type="float" office:value="51.7795" calcext:value-type="float">
            <text:p>51,7795</text:p>
          </table:table-cell>
        </table:table-row>
        <table:table-row table:style-name="ro1">
          <table:table-cell office:value-type="float" office:value="0.00733028" calcext:value-type="float">
            <text:p>0,00733028</text:p>
          </table:table-cell>
          <table:table-cell office:value-type="float" office:value="51.8421" calcext:value-type="float">
            <text:p>51,8421</text:p>
          </table:table-cell>
        </table:table-row>
        <table:table-row table:style-name="ro1">
          <table:table-cell office:value-type="float" office:value="0.00733544" calcext:value-type="float">
            <text:p>0,00733544</text:p>
          </table:table-cell>
          <table:table-cell office:value-type="float" office:value="51.91" calcext:value-type="float">
            <text:p>51,91</text:p>
          </table:table-cell>
        </table:table-row>
        <table:table-row table:style-name="ro1">
          <table:table-cell office:value-type="float" office:value="0.00733714" calcext:value-type="float">
            <text:p>0,00733714</text:p>
          </table:table-cell>
          <table:table-cell office:value-type="float" office:value="51.9801" calcext:value-type="float">
            <text:p>51,9801</text:p>
          </table:table-cell>
        </table:table-row>
        <table:table-row table:style-name="ro1">
          <table:table-cell office:value-type="float" office:value="0.0073363" calcext:value-type="float">
            <text:p>0,0073363</text:p>
          </table:table-cell>
          <table:table-cell office:value-type="float" office:value="52.0444" calcext:value-type="float">
            <text:p>52,0444</text:p>
          </table:table-cell>
        </table:table-row>
        <table:table-row table:style-name="ro1">
          <table:table-cell office:value-type="float" office:value="0.00733912" calcext:value-type="float">
            <text:p>0,00733912</text:p>
          </table:table-cell>
          <table:table-cell office:value-type="float" office:value="52.1111" calcext:value-type="float">
            <text:p>52,1111</text:p>
          </table:table-cell>
        </table:table-row>
        <table:table-row table:style-name="ro1">
          <table:table-cell office:value-type="float" office:value="0.00733673" calcext:value-type="float">
            <text:p>0,00733673</text:p>
          </table:table-cell>
          <table:table-cell office:value-type="float" office:value="52.1726" calcext:value-type="float">
            <text:p>52,1726</text:p>
          </table:table-cell>
        </table:table-row>
        <table:table-row table:style-name="ro1">
          <table:table-cell office:value-type="float" office:value="0.00733639" calcext:value-type="float">
            <text:p>0,00733639</text:p>
          </table:table-cell>
          <table:table-cell office:value-type="float" office:value="52.2405" calcext:value-type="float">
            <text:p>52,2405</text:p>
          </table:table-cell>
        </table:table-row>
        <table:table-row table:style-name="ro1">
          <table:table-cell office:value-type="float" office:value="0.00733736" calcext:value-type="float">
            <text:p>0,00733736</text:p>
          </table:table-cell>
          <table:table-cell office:value-type="float" office:value="52.306" calcext:value-type="float">
            <text:p>52,306</text:p>
          </table:table-cell>
        </table:table-row>
        <table:table-row table:style-name="ro1">
          <table:table-cell office:value-type="float" office:value="0.00733837" calcext:value-type="float">
            <text:p>0,00733837</text:p>
          </table:table-cell>
          <table:table-cell office:value-type="float" office:value="52.3738" calcext:value-type="float">
            <text:p>52,3738</text:p>
          </table:table-cell>
        </table:table-row>
        <table:table-row table:style-name="ro1">
          <table:table-cell office:value-type="float" office:value="0.00733369" calcext:value-type="float">
            <text:p>0,00733369</text:p>
          </table:table-cell>
          <table:table-cell office:value-type="float" office:value="52.436" calcext:value-type="float">
            <text:p>52,436</text:p>
          </table:table-cell>
        </table:table-row>
        <table:table-row table:style-name="ro1">
          <table:table-cell office:value-type="float" office:value="0.00733959" calcext:value-type="float">
            <text:p>0,00733959</text:p>
          </table:table-cell>
          <table:table-cell office:value-type="float" office:value="52.5052" calcext:value-type="float">
            <text:p>52,5052</text:p>
          </table:table-cell>
        </table:table-row>
        <table:table-row table:style-name="ro1">
          <table:table-cell office:value-type="float" office:value="0.0073359" calcext:value-type="float">
            <text:p>0,0073359</text:p>
          </table:table-cell>
          <table:table-cell office:value-type="float" office:value="52.5705" calcext:value-type="float">
            <text:p>52,5705</text:p>
          </table:table-cell>
        </table:table-row>
        <table:table-row table:style-name="ro1">
          <table:table-cell office:value-type="float" office:value="0.00734038" calcext:value-type="float">
            <text:p>0,00734038</text:p>
          </table:table-cell>
          <table:table-cell office:value-type="float" office:value="52.6363" calcext:value-type="float">
            <text:p>52,6363</text:p>
          </table:table-cell>
        </table:table-row>
        <table:table-row table:style-name="ro1">
          <table:table-cell office:value-type="float" office:value="0.00733862" calcext:value-type="float">
            <text:p>0,00733862</text:p>
          </table:table-cell>
          <table:table-cell office:value-type="float" office:value="52.7064" calcext:value-type="float">
            <text:p>52,7064</text:p>
          </table:table-cell>
        </table:table-row>
        <table:table-row table:style-name="ro1">
          <table:table-cell office:value-type="float" office:value="0.00734024" calcext:value-type="float">
            <text:p>0,00734024</text:p>
          </table:table-cell>
          <table:table-cell office:value-type="float" office:value="52.7613" calcext:value-type="float">
            <text:p>52,7613</text:p>
          </table:table-cell>
        </table:table-row>
        <table:table-row table:style-name="ro1">
          <table:table-cell office:value-type="float" office:value="0.00734005" calcext:value-type="float">
            <text:p>0,00734005</text:p>
          </table:table-cell>
          <table:table-cell office:value-type="float" office:value="52.834" calcext:value-type="float">
            <text:p>52,834</text:p>
          </table:table-cell>
        </table:table-row>
        <table:table-row table:style-name="ro1">
          <table:table-cell office:value-type="float" office:value="0.00733911" calcext:value-type="float">
            <text:p>0,00733911</text:p>
          </table:table-cell>
          <table:table-cell office:value-type="float" office:value="52.9031" calcext:value-type="float">
            <text:p>52,9031</text:p>
          </table:table-cell>
        </table:table-row>
        <table:table-row table:style-name="ro1">
          <table:table-cell office:value-type="float" office:value="0.00734137" calcext:value-type="float">
            <text:p>0,00734137</text:p>
          </table:table-cell>
          <table:table-cell office:value-type="float" office:value="52.9677" calcext:value-type="float">
            <text:p>52,9677</text:p>
          </table:table-cell>
        </table:table-row>
        <table:table-row table:style-name="ro1">
          <table:table-cell office:value-type="float" office:value="0.00733832" calcext:value-type="float">
            <text:p>0,00733832</text:p>
          </table:table-cell>
          <table:table-cell office:value-type="float" office:value="53.0328" calcext:value-type="float">
            <text:p>53,0328</text:p>
          </table:table-cell>
        </table:table-row>
        <table:table-row table:style-name="ro1">
          <table:table-cell office:value-type="float" office:value="0.00734172" calcext:value-type="float">
            <text:p>0,00734172</text:p>
          </table:table-cell>
          <table:table-cell office:value-type="float" office:value="53.0971" calcext:value-type="float">
            <text:p>53,0971</text:p>
          </table:table-cell>
        </table:table-row>
        <table:table-row table:style-name="ro1">
          <table:table-cell office:value-type="float" office:value="0.00734068" calcext:value-type="float">
            <text:p>0,00734068</text:p>
          </table:table-cell>
          <table:table-cell office:value-type="float" office:value="53.164" calcext:value-type="float">
            <text:p>53,164</text:p>
          </table:table-cell>
        </table:table-row>
        <table:table-row table:style-name="ro1">
          <table:table-cell office:value-type="float" office:value="0.00734489" calcext:value-type="float">
            <text:p>0,00734489</text:p>
          </table:table-cell>
          <table:table-cell office:value-type="float" office:value="53.2305" calcext:value-type="float">
            <text:p>53,2305</text:p>
          </table:table-cell>
        </table:table-row>
        <table:table-row table:style-name="ro1">
          <table:table-cell office:value-type="float" office:value="0.00733591" calcext:value-type="float">
            <text:p>0,00733591</text:p>
          </table:table-cell>
          <table:table-cell office:value-type="float" office:value="53.2953" calcext:value-type="float">
            <text:p>53,2953</text:p>
          </table:table-cell>
        </table:table-row>
        <table:table-row table:style-name="ro1">
          <table:table-cell office:value-type="float" office:value="0.0073437" calcext:value-type="float">
            <text:p>0,0073437</text:p>
          </table:table-cell>
          <table:table-cell office:value-type="float" office:value="53.3619" calcext:value-type="float">
            <text:p>53,3619</text:p>
          </table:table-cell>
        </table:table-row>
        <table:table-row table:style-name="ro1">
          <table:table-cell office:value-type="float" office:value="0.00734343" calcext:value-type="float">
            <text:p>0,00734343</text:p>
          </table:table-cell>
          <table:table-cell office:value-type="float" office:value="53.4284" calcext:value-type="float">
            <text:p>53,4284</text:p>
          </table:table-cell>
        </table:table-row>
        <table:table-row table:style-name="ro1">
          <table:table-cell office:value-type="float" office:value="0.00734509" calcext:value-type="float">
            <text:p>0,00734509</text:p>
          </table:table-cell>
          <table:table-cell office:value-type="float" office:value="53.4936" calcext:value-type="float">
            <text:p>53,4936</text:p>
          </table:table-cell>
        </table:table-row>
        <table:table-row table:style-name="ro1">
          <table:table-cell office:value-type="float" office:value="0.00734346" calcext:value-type="float">
            <text:p>0,00734346</text:p>
          </table:table-cell>
          <table:table-cell office:value-type="float" office:value="53.5577" calcext:value-type="float">
            <text:p>53,5577</text:p>
          </table:table-cell>
        </table:table-row>
        <table:table-row table:style-name="ro1">
          <table:table-cell office:value-type="float" office:value="0.00734567" calcext:value-type="float">
            <text:p>0,00734567</text:p>
          </table:table-cell>
          <table:table-cell office:value-type="float" office:value="53.6279" calcext:value-type="float">
            <text:p>53,6279</text:p>
          </table:table-cell>
        </table:table-row>
        <table:table-row table:style-name="ro1">
          <table:table-cell office:value-type="float" office:value="0.00734609" calcext:value-type="float">
            <text:p>0,00734609</text:p>
          </table:table-cell>
          <table:table-cell office:value-type="float" office:value="53.6921" calcext:value-type="float">
            <text:p>53,6921</text:p>
          </table:table-cell>
        </table:table-row>
        <table:table-row table:style-name="ro1">
          <table:table-cell office:value-type="float" office:value="0.00734271" calcext:value-type="float">
            <text:p>0,00734271</text:p>
          </table:table-cell>
          <table:table-cell office:value-type="float" office:value="53.7518" calcext:value-type="float">
            <text:p>53,7518</text:p>
          </table:table-cell>
        </table:table-row>
        <table:table-row table:style-name="ro1">
          <table:table-cell office:value-type="float" office:value="0.00734507" calcext:value-type="float">
            <text:p>0,00734507</text:p>
          </table:table-cell>
          <table:table-cell office:value-type="float" office:value="53.817" calcext:value-type="float">
            <text:p>53,817</text:p>
          </table:table-cell>
        </table:table-row>
        <table:table-row table:style-name="ro1">
          <table:table-cell office:value-type="float" office:value="0.00734208" calcext:value-type="float">
            <text:p>0,00734208</text:p>
          </table:table-cell>
          <table:table-cell office:value-type="float" office:value="53.8889" calcext:value-type="float">
            <text:p>53,8889</text:p>
          </table:table-cell>
        </table:table-row>
        <table:table-row table:style-name="ro1">
          <table:table-cell office:value-type="float" office:value="0.00734241" calcext:value-type="float">
            <text:p>0,00734241</text:p>
          </table:table-cell>
          <table:table-cell office:value-type="float" office:value="53.9571" calcext:value-type="float">
            <text:p>53,9571</text:p>
          </table:table-cell>
        </table:table-row>
        <table:table-row table:style-name="ro1">
          <table:table-cell office:value-type="float" office:value="0.00734223" calcext:value-type="float">
            <text:p>0,00734223</text:p>
          </table:table-cell>
          <table:table-cell office:value-type="float" office:value="54.0152" calcext:value-type="float">
            <text:p>54,0152</text:p>
          </table:table-cell>
        </table:table-row>
        <table:table-row table:style-name="ro1">
          <table:table-cell office:value-type="float" office:value="0.00734585" calcext:value-type="float">
            <text:p>0,00734585</text:p>
          </table:table-cell>
          <table:table-cell office:value-type="float" office:value="54.0826" calcext:value-type="float">
            <text:p>54,0826</text:p>
          </table:table-cell>
        </table:table-row>
        <table:table-row table:style-name="ro1">
          <table:table-cell office:value-type="float" office:value="0.00734219" calcext:value-type="float">
            <text:p>0,00734219</text:p>
          </table:table-cell>
          <table:table-cell office:value-type="float" office:value="54.1467" calcext:value-type="float">
            <text:p>54,1467</text:p>
          </table:table-cell>
        </table:table-row>
        <table:table-row table:style-name="ro1">
          <table:table-cell office:value-type="float" office:value="0.00734444" calcext:value-type="float">
            <text:p>0,00734444</text:p>
          </table:table-cell>
          <table:table-cell office:value-type="float" office:value="54.2111" calcext:value-type="float">
            <text:p>54,2111</text:p>
          </table:table-cell>
        </table:table-row>
        <table:table-row table:style-name="ro1">
          <table:table-cell office:value-type="float" office:value="0.00734627" calcext:value-type="float">
            <text:p>0,00734627</text:p>
          </table:table-cell>
          <table:table-cell office:value-type="float" office:value="54.2843" calcext:value-type="float">
            <text:p>54,2843</text:p>
          </table:table-cell>
        </table:table-row>
        <table:table-row table:style-name="ro1">
          <table:table-cell office:value-type="float" office:value="0.0073467" calcext:value-type="float">
            <text:p>0,0073467</text:p>
          </table:table-cell>
          <table:table-cell office:value-type="float" office:value="54.3499" calcext:value-type="float">
            <text:p>54,3499</text:p>
          </table:table-cell>
        </table:table-row>
        <table:table-row table:style-name="ro1">
          <table:table-cell office:value-type="float" office:value="0.00734561" calcext:value-type="float">
            <text:p>0,00734561</text:p>
          </table:table-cell>
          <table:table-cell office:value-type="float" office:value="54.41" calcext:value-type="float">
            <text:p>54,41</text:p>
          </table:table-cell>
        </table:table-row>
        <table:table-row table:style-name="ro1">
          <table:table-cell office:value-type="float" office:value="0.00734456" calcext:value-type="float">
            <text:p>0,00734456</text:p>
          </table:table-cell>
          <table:table-cell office:value-type="float" office:value="54.4776" calcext:value-type="float">
            <text:p>54,4776</text:p>
          </table:table-cell>
        </table:table-row>
        <table:table-row table:style-name="ro1">
          <table:table-cell office:value-type="float" office:value="0.0073485" calcext:value-type="float">
            <text:p>0,0073485</text:p>
          </table:table-cell>
          <table:table-cell office:value-type="float" office:value="54.5482" calcext:value-type="float">
            <text:p>54,5482</text:p>
          </table:table-cell>
        </table:table-row>
        <table:table-row table:style-name="ro1">
          <table:table-cell office:value-type="float" office:value="0.00734917" calcext:value-type="float">
            <text:p>0,00734917</text:p>
          </table:table-cell>
          <table:table-cell office:value-type="float" office:value="54.6103" calcext:value-type="float">
            <text:p>54,6103</text:p>
          </table:table-cell>
        </table:table-row>
        <table:table-row table:style-name="ro1">
          <table:table-cell office:value-type="float" office:value="0.007345" calcext:value-type="float">
            <text:p>0,007345</text:p>
          </table:table-cell>
          <table:table-cell office:value-type="float" office:value="54.6794" calcext:value-type="float">
            <text:p>54,6794</text:p>
          </table:table-cell>
        </table:table-row>
        <table:table-row table:style-name="ro1">
          <table:table-cell office:value-type="float" office:value="0.00734932" calcext:value-type="float">
            <text:p>0,00734932</text:p>
          </table:table-cell>
          <table:table-cell office:value-type="float" office:value="54.7451" calcext:value-type="float">
            <text:p>54,7451</text:p>
          </table:table-cell>
        </table:table-row>
        <table:table-row table:style-name="ro1">
          <table:table-cell office:value-type="float" office:value="0.0073468" calcext:value-type="float">
            <text:p>0,0073468</text:p>
          </table:table-cell>
          <table:table-cell office:value-type="float" office:value="54.8081" calcext:value-type="float">
            <text:p>54,8081</text:p>
          </table:table-cell>
        </table:table-row>
        <table:table-row table:style-name="ro1">
          <table:table-cell office:value-type="float" office:value="0.007347" calcext:value-type="float">
            <text:p>0,007347</text:p>
          </table:table-cell>
          <table:table-cell office:value-type="float" office:value="54.8764" calcext:value-type="float">
            <text:p>54,8764</text:p>
          </table:table-cell>
        </table:table-row>
        <table:table-row table:style-name="ro1">
          <table:table-cell office:value-type="float" office:value="0.00735002" calcext:value-type="float">
            <text:p>0,00735002</text:p>
          </table:table-cell>
          <table:table-cell office:value-type="float" office:value="54.9457" calcext:value-type="float">
            <text:p>54,9457</text:p>
          </table:table-cell>
        </table:table-row>
        <table:table-row table:style-name="ro1">
          <table:table-cell office:value-type="float" office:value="0.00734844" calcext:value-type="float">
            <text:p>0,00734844</text:p>
          </table:table-cell>
          <table:table-cell office:value-type="float" office:value="55.0094" calcext:value-type="float">
            <text:p>55,0094</text:p>
          </table:table-cell>
        </table:table-row>
        <table:table-row table:style-name="ro1">
          <table:table-cell office:value-type="float" office:value="0.00734824" calcext:value-type="float">
            <text:p>0,00734824</text:p>
          </table:table-cell>
          <table:table-cell office:value-type="float" office:value="55.0672" calcext:value-type="float">
            <text:p>55,0672</text:p>
          </table:table-cell>
        </table:table-row>
        <table:table-row table:style-name="ro1">
          <table:table-cell office:value-type="float" office:value="0.00734752" calcext:value-type="float">
            <text:p>0,00734752</text:p>
          </table:table-cell>
          <table:table-cell office:value-type="float" office:value="55.1281" calcext:value-type="float">
            <text:p>55,1281</text:p>
          </table:table-cell>
        </table:table-row>
        <table:table-row table:style-name="ro1">
          <table:table-cell office:value-type="float" office:value="0.00734963" calcext:value-type="float">
            <text:p>0,00734963</text:p>
          </table:table-cell>
          <table:table-cell office:value-type="float" office:value="55.2009" calcext:value-type="float">
            <text:p>55,2009</text:p>
          </table:table-cell>
        </table:table-row>
        <table:table-row table:style-name="ro1">
          <table:table-cell office:value-type="float" office:value="0.00734453" calcext:value-type="float">
            <text:p>0,00734453</text:p>
          </table:table-cell>
          <table:table-cell office:value-type="float" office:value="55.2758" calcext:value-type="float">
            <text:p>55,2758</text:p>
          </table:table-cell>
        </table:table-row>
        <table:table-row table:style-name="ro1">
          <table:table-cell office:value-type="float" office:value="0.00735256" calcext:value-type="float">
            <text:p>0,00735256</text:p>
          </table:table-cell>
          <table:table-cell office:value-type="float" office:value="55.3407" calcext:value-type="float">
            <text:p>55,3407</text:p>
          </table:table-cell>
        </table:table-row>
        <table:table-row table:style-name="ro1">
          <table:table-cell office:value-type="float" office:value="0.00734954" calcext:value-type="float">
            <text:p>0,00734954</text:p>
          </table:table-cell>
          <table:table-cell office:value-type="float" office:value="55.4042" calcext:value-type="float">
            <text:p>55,4042</text:p>
          </table:table-cell>
        </table:table-row>
        <table:table-row table:style-name="ro1">
          <table:table-cell office:value-type="float" office:value="0.00735132" calcext:value-type="float">
            <text:p>0,00735132</text:p>
          </table:table-cell>
          <table:table-cell office:value-type="float" office:value="55.4694" calcext:value-type="float">
            <text:p>55,4694</text:p>
          </table:table-cell>
        </table:table-row>
        <table:table-row table:style-name="ro1">
          <table:table-cell office:value-type="float" office:value="0.0073487" calcext:value-type="float">
            <text:p>0,0073487</text:p>
          </table:table-cell>
          <table:table-cell office:value-type="float" office:value="55.5206" calcext:value-type="float">
            <text:p>55,5206</text:p>
          </table:table-cell>
        </table:table-row>
        <table:table-row table:style-name="ro1">
          <table:table-cell office:value-type="float" office:value="0.00735276" calcext:value-type="float">
            <text:p>0,00735276</text:p>
          </table:table-cell>
          <table:table-cell office:value-type="float" office:value="55.5919" calcext:value-type="float">
            <text:p>55,5919</text:p>
          </table:table-cell>
        </table:table-row>
        <table:table-row table:style-name="ro1">
          <table:table-cell office:value-type="float" office:value="0.00734592" calcext:value-type="float">
            <text:p>0,00734592</text:p>
          </table:table-cell>
          <table:table-cell office:value-type="float" office:value="55.6611" calcext:value-type="float">
            <text:p>55,6611</text:p>
          </table:table-cell>
        </table:table-row>
        <table:table-row table:style-name="ro1">
          <table:table-cell office:value-type="float" office:value="0.00734928" calcext:value-type="float">
            <text:p>0,00734928</text:p>
          </table:table-cell>
          <table:table-cell office:value-type="float" office:value="55.7273" calcext:value-type="float">
            <text:p>55,7273</text:p>
          </table:table-cell>
        </table:table-row>
        <table:table-row table:style-name="ro1">
          <table:table-cell office:value-type="float" office:value="0.00735301" calcext:value-type="float">
            <text:p>0,00735301</text:p>
          </table:table-cell>
          <table:table-cell office:value-type="float" office:value="55.7997" calcext:value-type="float">
            <text:p>55,7997</text:p>
          </table:table-cell>
        </table:table-row>
        <table:table-row table:style-name="ro1">
          <table:table-cell office:value-type="float" office:value="0.00735531" calcext:value-type="float">
            <text:p>0,00735531</text:p>
          </table:table-cell>
          <table:table-cell office:value-type="float" office:value="55.8656" calcext:value-type="float">
            <text:p>55,8656</text:p>
          </table:table-cell>
        </table:table-row>
        <table:table-row table:style-name="ro1">
          <table:table-cell office:value-type="float" office:value="0.00734894" calcext:value-type="float">
            <text:p>0,00734894</text:p>
          </table:table-cell>
          <table:table-cell office:value-type="float" office:value="55.931" calcext:value-type="float">
            <text:p>55,931</text:p>
          </table:table-cell>
        </table:table-row>
        <table:table-row table:style-name="ro1">
          <table:table-cell office:value-type="float" office:value="0.00735461" calcext:value-type="float">
            <text:p>0,00735461</text:p>
          </table:table-cell>
          <table:table-cell office:value-type="float" office:value="55.9985" calcext:value-type="float">
            <text:p>55,9985</text:p>
          </table:table-cell>
        </table:table-row>
        <table:table-row table:style-name="ro1">
          <table:table-cell office:value-type="float" office:value="0.00735406" calcext:value-type="float">
            <text:p>0,00735406</text:p>
          </table:table-cell>
          <table:table-cell office:value-type="float" office:value="56.0658" calcext:value-type="float">
            <text:p>56,0658</text:p>
          </table:table-cell>
        </table:table-row>
        <table:table-row table:style-name="ro1">
          <table:table-cell office:value-type="float" office:value="0.00735622" calcext:value-type="float">
            <text:p>0,00735622</text:p>
          </table:table-cell>
          <table:table-cell office:value-type="float" office:value="56.1286" calcext:value-type="float">
            <text:p>56,1286</text:p>
          </table:table-cell>
        </table:table-row>
        <table:table-row table:style-name="ro1">
          <table:table-cell office:value-type="float" office:value="0.00735098" calcext:value-type="float">
            <text:p>0,00735098</text:p>
          </table:table-cell>
          <table:table-cell office:value-type="float" office:value="56.1809" calcext:value-type="float">
            <text:p>56,1809</text:p>
          </table:table-cell>
        </table:table-row>
        <table:table-row table:style-name="ro1">
          <table:table-cell office:value-type="float" office:value="0.00734924" calcext:value-type="float">
            <text:p>0,00734924</text:p>
          </table:table-cell>
          <table:table-cell office:value-type="float" office:value="56.2498" calcext:value-type="float">
            <text:p>56,2498</text:p>
          </table:table-cell>
        </table:table-row>
        <table:table-row table:style-name="ro1">
          <table:table-cell office:value-type="float" office:value="0.007351" calcext:value-type="float">
            <text:p>0,007351</text:p>
          </table:table-cell>
          <table:table-cell office:value-type="float" office:value="56.3269" calcext:value-type="float">
            <text:p>56,3269</text:p>
          </table:table-cell>
        </table:table-row>
        <table:table-row table:style-name="ro1">
          <table:table-cell office:value-type="float" office:value="0.00735445" calcext:value-type="float">
            <text:p>0,00735445</text:p>
          </table:table-cell>
          <table:table-cell office:value-type="float" office:value="56.3874" calcext:value-type="float">
            <text:p>56,3874</text:p>
          </table:table-cell>
        </table:table-row>
        <table:table-row table:style-name="ro1">
          <table:table-cell office:value-type="float" office:value="0.00734976" calcext:value-type="float">
            <text:p>0,00734976</text:p>
          </table:table-cell>
          <table:table-cell office:value-type="float" office:value="56.4539" calcext:value-type="float">
            <text:p>56,4539</text:p>
          </table:table-cell>
        </table:table-row>
        <table:table-row table:style-name="ro1">
          <table:table-cell office:value-type="float" office:value="0.00735584" calcext:value-type="float">
            <text:p>0,00735584</text:p>
          </table:table-cell>
          <table:table-cell office:value-type="float" office:value="56.5223" calcext:value-type="float">
            <text:p>56,5223</text:p>
          </table:table-cell>
        </table:table-row>
        <table:table-row table:style-name="ro1">
          <table:table-cell office:value-type="float" office:value="0.00735715" calcext:value-type="float">
            <text:p>0,00735715</text:p>
          </table:table-cell>
          <table:table-cell office:value-type="float" office:value="56.591" calcext:value-type="float">
            <text:p>56,591</text:p>
          </table:table-cell>
        </table:table-row>
        <table:table-row table:style-name="ro1">
          <table:table-cell office:value-type="float" office:value="0.00735047" calcext:value-type="float">
            <text:p>0,00735047</text:p>
          </table:table-cell>
          <table:table-cell office:value-type="float" office:value="56.654" calcext:value-type="float">
            <text:p>56,654</text:p>
          </table:table-cell>
        </table:table-row>
        <table:table-row table:style-name="ro1">
          <table:table-cell office:value-type="float" office:value="0.007354" calcext:value-type="float">
            <text:p>0,007354</text:p>
          </table:table-cell>
          <table:table-cell office:value-type="float" office:value="56.7147" calcext:value-type="float">
            <text:p>56,7147</text:p>
          </table:table-cell>
        </table:table-row>
        <table:table-row table:style-name="ro1">
          <table:table-cell office:value-type="float" office:value="0.00735278" calcext:value-type="float">
            <text:p>0,00735278</text:p>
          </table:table-cell>
          <table:table-cell office:value-type="float" office:value="56.7885" calcext:value-type="float">
            <text:p>56,7885</text:p>
          </table:table-cell>
        </table:table-row>
        <table:table-row table:style-name="ro1">
          <table:table-cell office:value-type="float" office:value="0.007354" calcext:value-type="float">
            <text:p>0,007354</text:p>
          </table:table-cell>
          <table:table-cell office:value-type="float" office:value="56.8525" calcext:value-type="float">
            <text:p>56,8525</text:p>
          </table:table-cell>
        </table:table-row>
        <table:table-row table:style-name="ro1">
          <table:table-cell office:value-type="float" office:value="0.00735287" calcext:value-type="float">
            <text:p>0,00735287</text:p>
          </table:table-cell>
          <table:table-cell office:value-type="float" office:value="56.9033" calcext:value-type="float">
            <text:p>56,9033</text:p>
          </table:table-cell>
        </table:table-row>
        <table:table-row table:style-name="ro1">
          <table:table-cell office:value-type="float" office:value="0.00735326" calcext:value-type="float">
            <text:p>0,00735326</text:p>
          </table:table-cell>
          <table:table-cell office:value-type="float" office:value="56.9732" calcext:value-type="float">
            <text:p>56,9732</text:p>
          </table:table-cell>
        </table:table-row>
        <table:table-row table:style-name="ro1">
          <table:table-cell office:value-type="float" office:value="0.00735296" calcext:value-type="float">
            <text:p>0,00735296</text:p>
          </table:table-cell>
          <table:table-cell office:value-type="float" office:value="57.0429" calcext:value-type="float">
            <text:p>57,0429</text:p>
          </table:table-cell>
        </table:table-row>
        <table:table-row table:style-name="ro1">
          <table:table-cell office:value-type="float" office:value="0.00736043" calcext:value-type="float">
            <text:p>0,00736043</text:p>
          </table:table-cell>
          <table:table-cell office:value-type="float" office:value="57.1186" calcext:value-type="float">
            <text:p>57,1186</text:p>
          </table:table-cell>
        </table:table-row>
        <table:table-row table:style-name="ro1">
          <table:table-cell office:value-type="float" office:value="0.0073581" calcext:value-type="float">
            <text:p>0,0073581</text:p>
          </table:table-cell>
          <table:table-cell office:value-type="float" office:value="57.1767" calcext:value-type="float">
            <text:p>57,1767</text:p>
          </table:table-cell>
        </table:table-row>
        <table:table-row table:style-name="ro1">
          <table:table-cell office:value-type="float" office:value="0.00736075" calcext:value-type="float">
            <text:p>0,00736075</text:p>
          </table:table-cell>
          <table:table-cell office:value-type="float" office:value="57.2387" calcext:value-type="float">
            <text:p>57,2387</text:p>
          </table:table-cell>
        </table:table-row>
        <table:table-row table:style-name="ro1">
          <table:table-cell office:value-type="float" office:value="0.00735453" calcext:value-type="float">
            <text:p>0,00735453</text:p>
          </table:table-cell>
          <table:table-cell office:value-type="float" office:value="57.3118" calcext:value-type="float">
            <text:p>57,3118</text:p>
          </table:table-cell>
        </table:table-row>
        <table:table-row table:style-name="ro1">
          <table:table-cell office:value-type="float" office:value="0.00735803" calcext:value-type="float">
            <text:p>0,00735803</text:p>
          </table:table-cell>
          <table:table-cell office:value-type="float" office:value="57.3814" calcext:value-type="float">
            <text:p>57,3814</text:p>
          </table:table-cell>
        </table:table-row>
        <table:table-row table:style-name="ro1">
          <table:table-cell office:value-type="float" office:value="0.00735638" calcext:value-type="float">
            <text:p>0,00735638</text:p>
          </table:table-cell>
          <table:table-cell office:value-type="float" office:value="57.4334" calcext:value-type="float">
            <text:p>57,4334</text:p>
          </table:table-cell>
        </table:table-row>
        <table:table-row table:style-name="ro1">
          <table:table-cell office:value-type="float" office:value="0.0073601" calcext:value-type="float">
            <text:p>0,0073601</text:p>
          </table:table-cell>
          <table:table-cell office:value-type="float" office:value="57.5016" calcext:value-type="float">
            <text:p>57,5016</text:p>
          </table:table-cell>
        </table:table-row>
        <table:table-row table:style-name="ro1">
          <table:table-cell office:value-type="float" office:value="0.00735791" calcext:value-type="float">
            <text:p>0,00735791</text:p>
          </table:table-cell>
          <table:table-cell office:value-type="float" office:value="57.5756" calcext:value-type="float">
            <text:p>57,5756</text:p>
          </table:table-cell>
        </table:table-row>
        <table:table-row table:style-name="ro1">
          <table:table-cell office:value-type="float" office:value="0.00735878" calcext:value-type="float">
            <text:p>0,00735878</text:p>
          </table:table-cell>
          <table:table-cell office:value-type="float" office:value="57.644" calcext:value-type="float">
            <text:p>57,644</text:p>
          </table:table-cell>
        </table:table-row>
        <table:table-row table:style-name="ro1">
          <table:table-cell office:value-type="float" office:value="0.00735882" calcext:value-type="float">
            <text:p>0,00735882</text:p>
          </table:table-cell>
          <table:table-cell office:value-type="float" office:value="57.6987" calcext:value-type="float">
            <text:p>57,6987</text:p>
          </table:table-cell>
        </table:table-row>
        <table:table-row table:style-name="ro1">
          <table:table-cell office:value-type="float" office:value="0.00735963" calcext:value-type="float">
            <text:p>0,00735963</text:p>
          </table:table-cell>
          <table:table-cell office:value-type="float" office:value="57.7644" calcext:value-type="float">
            <text:p>57,7644</text:p>
          </table:table-cell>
        </table:table-row>
        <table:table-row table:style-name="ro1">
          <table:table-cell office:value-type="float" office:value="0.00735729" calcext:value-type="float">
            <text:p>0,00735729</text:p>
          </table:table-cell>
          <table:table-cell office:value-type="float" office:value="57.8281" calcext:value-type="float">
            <text:p>57,8281</text:p>
          </table:table-cell>
        </table:table-row>
        <table:table-row table:style-name="ro1">
          <table:table-cell office:value-type="float" office:value="0.00736095" calcext:value-type="float">
            <text:p>0,00736095</text:p>
          </table:table-cell>
          <table:table-cell office:value-type="float" office:value="57.8919" calcext:value-type="float">
            <text:p>57,8919</text:p>
          </table:table-cell>
        </table:table-row>
        <table:table-row table:style-name="ro1">
          <table:table-cell office:value-type="float" office:value="0.00735768" calcext:value-type="float">
            <text:p>0,00735768</text:p>
          </table:table-cell>
          <table:table-cell office:value-type="float" office:value="58.0065" calcext:value-type="float">
            <text:p>58,0065</text:p>
          </table:table-cell>
        </table:table-row>
        <table:table-row table:style-name="ro1">
          <table:table-cell office:value-type="float" office:value="0.00736386" calcext:value-type="float">
            <text:p>0,00736386</text:p>
          </table:table-cell>
          <table:table-cell office:value-type="float" office:value="58.0606" calcext:value-type="float">
            <text:p>58,0606</text:p>
          </table:table-cell>
        </table:table-row>
        <table:table-row table:style-name="ro1">
          <table:table-cell office:value-type="float" office:value="0.00735686" calcext:value-type="float">
            <text:p>0,00735686</text:p>
          </table:table-cell>
          <table:table-cell office:value-type="float" office:value="58.1279" calcext:value-type="float">
            <text:p>58,1279</text:p>
          </table:table-cell>
        </table:table-row>
        <table:table-row table:style-name="ro1">
          <table:table-cell office:value-type="float" office:value="0.00736239" calcext:value-type="float">
            <text:p>0,00736239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0.00736553" calcext:value-type="float">
            <text:p>0,00736553</text:p>
          </table:table-cell>
          <table:table-cell office:value-type="float" office:value="58.2711" calcext:value-type="float">
            <text:p>58,2711</text:p>
          </table:table-cell>
        </table:table-row>
        <table:table-row table:style-name="ro1">
          <table:table-cell office:value-type="float" office:value="0.00736014" calcext:value-type="float">
            <text:p>0,00736014</text:p>
          </table:table-cell>
          <table:table-cell office:value-type="float" office:value="58.3212" calcext:value-type="float">
            <text:p>58,3212</text:p>
          </table:table-cell>
        </table:table-row>
        <table:table-row table:style-name="ro1">
          <table:table-cell office:value-type="float" office:value="0.007356" calcext:value-type="float">
            <text:p>0,007356</text:p>
          </table:table-cell>
          <table:table-cell office:value-type="float" office:value="58.389" calcext:value-type="float">
            <text:p>58,389</text:p>
          </table:table-cell>
        </table:table-row>
        <table:table-row table:style-name="ro1">
          <table:table-cell office:value-type="float" office:value="0.00736495" calcext:value-type="float">
            <text:p>0,00736495</text:p>
          </table:table-cell>
          <table:table-cell office:value-type="float" office:value="58.4562" calcext:value-type="float">
            <text:p>58,4562</text:p>
          </table:table-cell>
        </table:table-row>
        <table:table-row table:style-name="ro1">
          <table:table-cell office:value-type="float" office:value="0.00736026" calcext:value-type="float">
            <text:p>0,00736026</text:p>
          </table:table-cell>
          <table:table-cell office:value-type="float" office:value="58.5317" calcext:value-type="float">
            <text:p>58,5317</text:p>
          </table:table-cell>
        </table:table-row>
        <table:table-row table:style-name="ro1">
          <table:table-cell office:value-type="float" office:value="0.00735873" calcext:value-type="float">
            <text:p>0,00735873</text:p>
          </table:table-cell>
          <table:table-cell office:value-type="float" office:value="58.5828" calcext:value-type="float">
            <text:p>58,5828</text:p>
          </table:table-cell>
        </table:table-row>
        <table:table-row table:style-name="ro1">
          <table:table-cell office:value-type="float" office:value="0.00736163" calcext:value-type="float">
            <text:p>0,00736163</text:p>
          </table:table-cell>
          <table:table-cell office:value-type="float" office:value="58.6577" calcext:value-type="float">
            <text:p>58,6577</text:p>
          </table:table-cell>
        </table:table-row>
        <table:table-row table:style-name="ro1">
          <table:table-cell office:value-type="float" office:value="0.00736269" calcext:value-type="float">
            <text:p>0,00736269</text:p>
          </table:table-cell>
          <table:table-cell office:value-type="float" office:value="58.723" calcext:value-type="float">
            <text:p>58,723</text:p>
          </table:table-cell>
        </table:table-row>
        <table:table-row table:style-name="ro1">
          <table:table-cell office:value-type="float" office:value="0.00735872" calcext:value-type="float">
            <text:p>0,00735872</text:p>
          </table:table-cell>
          <table:table-cell office:value-type="float" office:value="58.7827" calcext:value-type="float">
            <text:p>58,7827</text:p>
          </table:table-cell>
        </table:table-row>
        <table:table-row table:style-name="ro1">
          <table:table-cell office:value-type="float" office:value="0.00736006" calcext:value-type="float">
            <text:p>0,00736006</text:p>
          </table:table-cell>
          <table:table-cell office:value-type="float" office:value="58.8504" calcext:value-type="float">
            <text:p>58,8504</text:p>
          </table:table-cell>
        </table:table-row>
        <table:table-row table:style-name="ro1">
          <table:table-cell office:value-type="float" office:value="0.00736239" calcext:value-type="float">
            <text:p>0,00736239</text:p>
          </table:table-cell>
          <table:table-cell office:value-type="float" office:value="58.926" calcext:value-type="float">
            <text:p>58,926</text:p>
          </table:table-cell>
        </table:table-row>
        <table:table-row table:style-name="ro1">
          <table:table-cell office:value-type="float" office:value="0.00736826" calcext:value-type="float">
            <text:p>0,00736826</text:p>
          </table:table-cell>
          <table:table-cell office:value-type="float" office:value="58.9809" calcext:value-type="float">
            <text:p>58,9809</text:p>
          </table:table-cell>
        </table:table-row>
        <table:table-row table:style-name="ro1">
          <table:table-cell office:value-type="float" office:value="0.00736462" calcext:value-type="float">
            <text:p>0,00736462</text:p>
          </table:table-cell>
          <table:table-cell office:value-type="float" office:value="59.0551" calcext:value-type="float">
            <text:p>59,0551</text:p>
          </table:table-cell>
        </table:table-row>
        <table:table-row table:style-name="ro1">
          <table:table-cell office:value-type="float" office:value="0.00736328" calcext:value-type="float">
            <text:p>0,00736328</text:p>
          </table:table-cell>
          <table:table-cell office:value-type="float" office:value="59.126" calcext:value-type="float">
            <text:p>59,126</text:p>
          </table:table-cell>
        </table:table-row>
        <table:table-row table:style-name="ro1">
          <table:table-cell office:value-type="float" office:value="0.00736327" calcext:value-type="float">
            <text:p>0,00736327</text:p>
          </table:table-cell>
          <table:table-cell office:value-type="float" office:value="59.1865" calcext:value-type="float">
            <text:p>59,1865</text:p>
          </table:table-cell>
        </table:table-row>
        <table:table-row table:style-name="ro1">
          <table:table-cell office:value-type="float" office:value="0.00736915" calcext:value-type="float">
            <text:p>0,00736915</text:p>
          </table:table-cell>
          <table:table-cell office:value-type="float" office:value="59.2448" calcext:value-type="float">
            <text:p>59,2448</text:p>
          </table:table-cell>
        </table:table-row>
        <table:table-row table:style-name="ro1">
          <table:table-cell office:value-type="float" office:value="0.00736331" calcext:value-type="float">
            <text:p>0,00736331</text:p>
          </table:table-cell>
          <table:table-cell office:value-type="float" office:value="59.3114" calcext:value-type="float">
            <text:p>59,3114</text:p>
          </table:table-cell>
        </table:table-row>
        <table:table-row table:style-name="ro1">
          <table:table-cell office:value-type="float" office:value="0.00736506" calcext:value-type="float">
            <text:p>0,00736506</text:p>
          </table:table-cell>
          <table:table-cell office:value-type="float" office:value="59.3803" calcext:value-type="float">
            <text:p>59,3803</text:p>
          </table:table-cell>
        </table:table-row>
        <table:table-row table:style-name="ro1">
          <table:table-cell office:value-type="float" office:value="0.00736783" calcext:value-type="float">
            <text:p>0,00736783</text:p>
          </table:table-cell>
          <table:table-cell office:value-type="float" office:value="59.4449" calcext:value-type="float">
            <text:p>59,4449</text:p>
          </table:table-cell>
        </table:table-row>
        <table:table-row table:style-name="ro1">
          <table:table-cell office:value-type="float" office:value="0.00736595" calcext:value-type="float">
            <text:p>0,00736595</text:p>
          </table:table-cell>
          <table:table-cell office:value-type="float" office:value="59.5113" calcext:value-type="float">
            <text:p>59,5113</text:p>
          </table:table-cell>
        </table:table-row>
        <table:table-row table:style-name="ro1">
          <table:table-cell office:value-type="float" office:value="0.00736417" calcext:value-type="float">
            <text:p>0,00736417</text:p>
          </table:table-cell>
          <table:table-cell office:value-type="float" office:value="59.5852" calcext:value-type="float">
            <text:p>59,5852</text:p>
          </table:table-cell>
        </table:table-row>
        <table:table-row table:style-name="ro1">
          <table:table-cell office:value-type="float" office:value="0.00736387" calcext:value-type="float">
            <text:p>0,00736387</text:p>
          </table:table-cell>
          <table:table-cell office:value-type="float" office:value="59.6377" calcext:value-type="float">
            <text:p>59,6377</text:p>
          </table:table-cell>
        </table:table-row>
        <table:table-row table:style-name="ro1">
          <table:table-cell office:value-type="float" office:value="0.0073692" calcext:value-type="float">
            <text:p>0,0073692</text:p>
          </table:table-cell>
          <table:table-cell office:value-type="float" office:value="59.7048" calcext:value-type="float">
            <text:p>59,7048</text:p>
          </table:table-cell>
        </table:table-row>
        <table:table-row table:style-name="ro1">
          <table:table-cell office:value-type="float" office:value="0.00737337" calcext:value-type="float">
            <text:p>0,00737337</text:p>
          </table:table-cell>
          <table:table-cell office:value-type="float" office:value="59.7798" calcext:value-type="float">
            <text:p>59,7798</text:p>
          </table:table-cell>
        </table:table-row>
        <table:table-row table:style-name="ro1">
          <table:table-cell office:value-type="float" office:value="0.00736343" calcext:value-type="float">
            <text:p>0,00736343</text:p>
          </table:table-cell>
          <table:table-cell office:value-type="float" office:value="59.8375" calcext:value-type="float">
            <text:p>59,8375</text:p>
          </table:table-cell>
        </table:table-row>
        <table:table-row table:style-name="ro1">
          <table:table-cell office:value-type="float" office:value="0.00736436" calcext:value-type="float">
            <text:p>0,00736436</text:p>
          </table:table-cell>
          <table:table-cell office:value-type="float" office:value="59.9054" calcext:value-type="float">
            <text:p>59,9054</text:p>
          </table:table-cell>
        </table:table-row>
        <table:table-row table:style-name="ro1">
          <table:table-cell office:value-type="float" office:value="0.00737123" calcext:value-type="float">
            <text:p>0,00737123</text:p>
          </table:table-cell>
          <table:table-cell office:value-type="float" office:value="59.9802" calcext:value-type="float">
            <text:p>59,9802</text:p>
          </table:table-cell>
        </table:table-row>
        <table:table-row table:style-name="ro1">
          <table:table-cell office:value-type="float" office:value="0.00736713" calcext:value-type="float">
            <text:p>0,00736713</text:p>
          </table:table-cell>
          <table:table-cell office:value-type="float" office:value="60.0342" calcext:value-type="float">
            <text:p>60,0342</text:p>
          </table:table-cell>
        </table:table-row>
        <table:table-row table:style-name="ro1">
          <table:table-cell office:value-type="float" office:value="0.00736947" calcext:value-type="float">
            <text:p>0,00736947</text:p>
          </table:table-cell>
          <table:table-cell office:value-type="float" office:value="60.1017" calcext:value-type="float">
            <text:p>60,1017</text:p>
          </table:table-cell>
        </table:table-row>
        <table:table-row table:style-name="ro1">
          <table:table-cell office:value-type="float" office:value="0.00736641" calcext:value-type="float">
            <text:p>0,00736641</text:p>
          </table:table-cell>
          <table:table-cell office:value-type="float" office:value="60.1696" calcext:value-type="float">
            <text:p>60,1696</text:p>
          </table:table-cell>
        </table:table-row>
        <table:table-row table:style-name="ro1">
          <table:table-cell office:value-type="float" office:value="0.00737422" calcext:value-type="float">
            <text:p>0,00737422</text:p>
          </table:table-cell>
          <table:table-cell office:value-type="float" office:value="60.2354" calcext:value-type="float">
            <text:p>60,2354</text:p>
          </table:table-cell>
        </table:table-row>
        <table:table-row table:style-name="ro1">
          <table:table-cell office:value-type="float" office:value="0.00736639" calcext:value-type="float">
            <text:p>0,00736639</text:p>
          </table:table-cell>
          <table:table-cell office:value-type="float" office:value="60.302" calcext:value-type="float">
            <text:p>60,302</text:p>
          </table:table-cell>
        </table:table-row>
        <table:table-row table:style-name="ro1">
          <table:table-cell office:value-type="float" office:value="0.00736736" calcext:value-type="float">
            <text:p>0,00736736</text:p>
          </table:table-cell>
          <table:table-cell office:value-type="float" office:value="60.3592" calcext:value-type="float">
            <text:p>60,3592</text:p>
          </table:table-cell>
        </table:table-row>
        <table:table-row table:style-name="ro1">
          <table:table-cell office:value-type="float" office:value="0.00737045" calcext:value-type="float">
            <text:p>0,00737045</text:p>
          </table:table-cell>
          <table:table-cell office:value-type="float" office:value="60.4287" calcext:value-type="float">
            <text:p>60,4287</text:p>
          </table:table-cell>
        </table:table-row>
        <table:table-row table:style-name="ro1">
          <table:table-cell office:value-type="float" office:value="0.00737256" calcext:value-type="float">
            <text:p>0,00737256</text:p>
          </table:table-cell>
          <table:table-cell office:value-type="float" office:value="60.4968" calcext:value-type="float">
            <text:p>60,4968</text:p>
          </table:table-cell>
        </table:table-row>
        <table:table-row table:style-name="ro1">
          <table:table-cell office:value-type="float" office:value="0.00736617" calcext:value-type="float">
            <text:p>0,00736617</text:p>
          </table:table-cell>
          <table:table-cell office:value-type="float" office:value="60.5682" calcext:value-type="float">
            <text:p>60,5682</text:p>
          </table:table-cell>
        </table:table-row>
        <table:table-row table:style-name="ro1">
          <table:table-cell office:value-type="float" office:value="0.007375" calcext:value-type="float">
            <text:p>0,007375</text:p>
          </table:table-cell>
          <table:table-cell office:value-type="float" office:value="60.6275" calcext:value-type="float">
            <text:p>60,6275</text:p>
          </table:table-cell>
        </table:table-row>
        <table:table-row table:style-name="ro1">
          <table:table-cell office:value-type="float" office:value="0.00737018" calcext:value-type="float">
            <text:p>0,00737018</text:p>
          </table:table-cell>
          <table:table-cell office:value-type="float" office:value="60.7038" calcext:value-type="float">
            <text:p>60,7038</text:p>
          </table:table-cell>
        </table:table-row>
        <table:table-row table:style-name="ro1">
          <table:table-cell office:value-type="float" office:value="0.00737618" calcext:value-type="float">
            <text:p>0,00737618</text:p>
          </table:table-cell>
          <table:table-cell office:value-type="float" office:value="60.766" calcext:value-type="float">
            <text:p>60,766</text:p>
          </table:table-cell>
        </table:table-row>
        <table:table-row table:style-name="ro1">
          <table:table-cell office:value-type="float" office:value="0.00737067" calcext:value-type="float">
            <text:p>0,00737067</text:p>
          </table:table-cell>
          <table:table-cell office:value-type="float" office:value="60.8336" calcext:value-type="float">
            <text:p>60,8336</text:p>
          </table:table-cell>
        </table:table-row>
        <table:table-row table:style-name="ro1">
          <table:table-cell office:value-type="float" office:value="0.00737507" calcext:value-type="float">
            <text:p>0,00737507</text:p>
          </table:table-cell>
          <table:table-cell office:value-type="float" office:value="60.8958" calcext:value-type="float">
            <text:p>60,8958</text:p>
          </table:table-cell>
        </table:table-row>
        <table:table-row table:style-name="ro1">
          <table:table-cell office:value-type="float" office:value="0.00737215" calcext:value-type="float">
            <text:p>0,00737215</text:p>
          </table:table-cell>
          <table:table-cell office:value-type="float" office:value="60.9629" calcext:value-type="float">
            <text:p>60,9629</text:p>
          </table:table-cell>
        </table:table-row>
        <table:table-row table:style-name="ro1">
          <table:table-cell office:value-type="float" office:value="0.00737023" calcext:value-type="float">
            <text:p>0,00737023</text:p>
          </table:table-cell>
          <table:table-cell office:value-type="float" office:value="61.025" calcext:value-type="float">
            <text:p>61,025</text:p>
          </table:table-cell>
        </table:table-row>
        <table:table-row table:style-name="ro1">
          <table:table-cell office:value-type="float" office:value="0.00737365" calcext:value-type="float">
            <text:p>0,00737365</text:p>
          </table:table-cell>
          <table:table-cell office:value-type="float" office:value="61.0937" calcext:value-type="float">
            <text:p>61,0937</text:p>
          </table:table-cell>
        </table:table-row>
        <table:table-row table:style-name="ro1">
          <table:table-cell office:value-type="float" office:value="0.00737773" calcext:value-type="float">
            <text:p>0,00737773</text:p>
          </table:table-cell>
          <table:table-cell office:value-type="float" office:value="61.1625" calcext:value-type="float">
            <text:p>61,1625</text:p>
          </table:table-cell>
        </table:table-row>
        <table:table-row table:style-name="ro1">
          <table:table-cell office:value-type="float" office:value="0.00737744" calcext:value-type="float">
            <text:p>0,00737744</text:p>
          </table:table-cell>
          <table:table-cell office:value-type="float" office:value="61.2275" calcext:value-type="float">
            <text:p>61,2275</text:p>
          </table:table-cell>
        </table:table-row>
        <table:table-row table:style-name="ro1">
          <table:table-cell office:value-type="float" office:value="0.00737162" calcext:value-type="float">
            <text:p>0,00737162</text:p>
          </table:table-cell>
          <table:table-cell office:value-type="float" office:value="61.2858" calcext:value-type="float">
            <text:p>61,2858</text:p>
          </table:table-cell>
        </table:table-row>
        <table:table-row table:style-name="ro1">
          <table:table-cell office:value-type="float" office:value="0.0073738" calcext:value-type="float">
            <text:p>0,0073738</text:p>
          </table:table-cell>
          <table:table-cell office:value-type="float" office:value="61.3528" calcext:value-type="float">
            <text:p>61,3528</text:p>
          </table:table-cell>
        </table:table-row>
        <table:table-row table:style-name="ro1">
          <table:table-cell office:value-type="float" office:value="0.00737777" calcext:value-type="float">
            <text:p>0,00737777</text:p>
          </table:table-cell>
          <table:table-cell office:value-type="float" office:value="61.4252" calcext:value-type="float">
            <text:p>61,4252</text:p>
          </table:table-cell>
        </table:table-row>
        <table:table-row table:style-name="ro1">
          <table:table-cell office:value-type="float" office:value="0.00737605" calcext:value-type="float">
            <text:p>0,00737605</text:p>
          </table:table-cell>
          <table:table-cell office:value-type="float" office:value="61.4867" calcext:value-type="float">
            <text:p>61,4867</text:p>
          </table:table-cell>
        </table:table-row>
        <table:table-row table:style-name="ro1">
          <table:table-cell office:value-type="float" office:value="0.00737504" calcext:value-type="float">
            <text:p>0,00737504</text:p>
          </table:table-cell>
          <table:table-cell office:value-type="float" office:value="61.5511" calcext:value-type="float">
            <text:p>61,5511</text:p>
          </table:table-cell>
        </table:table-row>
        <table:table-row table:style-name="ro1">
          <table:table-cell office:value-type="float" office:value="0.00737435" calcext:value-type="float">
            <text:p>0,00737435</text:p>
          </table:table-cell>
          <table:table-cell office:value-type="float" office:value="61.6212" calcext:value-type="float">
            <text:p>61,6212</text:p>
          </table:table-cell>
        </table:table-row>
        <table:table-row table:style-name="ro1">
          <table:table-cell office:value-type="float" office:value="0.00737924" calcext:value-type="float">
            <text:p>0,00737924</text:p>
          </table:table-cell>
          <table:table-cell office:value-type="float" office:value="61.6953" calcext:value-type="float">
            <text:p>61,6953</text:p>
          </table:table-cell>
        </table:table-row>
        <table:table-row table:style-name="ro1">
          <table:table-cell office:value-type="float" office:value="0.00736904" calcext:value-type="float">
            <text:p>0,00736904</text:p>
          </table:table-cell>
          <table:table-cell office:value-type="float" office:value="61.7695" calcext:value-type="float">
            <text:p>61,7695</text:p>
          </table:table-cell>
        </table:table-row>
        <table:table-row table:style-name="ro1">
          <table:table-cell office:value-type="float" office:value="0.00737921" calcext:value-type="float">
            <text:p>0,00737921</text:p>
          </table:table-cell>
          <table:table-cell office:value-type="float" office:value="61.8461" calcext:value-type="float">
            <text:p>61,8461</text:p>
          </table:table-cell>
        </table:table-row>
        <table:table-row table:style-name="ro1">
          <table:table-cell office:value-type="float" office:value="0.00737205" calcext:value-type="float">
            <text:p>0,00737205</text:p>
          </table:table-cell>
          <table:table-cell office:value-type="float" office:value="61.9135" calcext:value-type="float">
            <text:p>61,9135</text:p>
          </table:table-cell>
        </table:table-row>
        <table:table-row table:style-name="ro1">
          <table:table-cell office:value-type="float" office:value="0.00737793" calcext:value-type="float">
            <text:p>0,00737793</text:p>
          </table:table-cell>
          <table:table-cell office:value-type="float" office:value="62.0289" calcext:value-type="float">
            <text:p>62,0289</text:p>
          </table:table-cell>
        </table:table-row>
        <table:table-row table:style-name="ro1">
          <table:table-cell office:value-type="float" office:value="0.00738031" calcext:value-type="float">
            <text:p>0,00738031</text:p>
          </table:table-cell>
          <table:table-cell office:value-type="float" office:value="62.1096" calcext:value-type="float">
            <text:p>62,1096</text:p>
          </table:table-cell>
        </table:table-row>
        <table:table-row table:style-name="ro1">
          <table:table-cell office:value-type="float" office:value="0.00738891" calcext:value-type="float">
            <text:p>0,00738891</text:p>
          </table:table-cell>
          <table:table-cell office:value-type="float" office:value="62.1851" calcext:value-type="float">
            <text:p>62,1851</text:p>
          </table:table-cell>
        </table:table-row>
        <table:table-row table:style-name="ro1">
          <table:table-cell office:value-type="float" office:value="0.00737445" calcext:value-type="float">
            <text:p>0,00737445</text:p>
          </table:table-cell>
          <table:table-cell office:value-type="float" office:value="62.241" calcext:value-type="float">
            <text:p>62,241</text:p>
          </table:table-cell>
        </table:table-row>
        <table:table-row table:style-name="ro1">
          <table:table-cell office:value-type="float" office:value="0.00738021" calcext:value-type="float">
            <text:p>0,00738021</text:p>
          </table:table-cell>
          <table:table-cell office:value-type="float" office:value="62.3094" calcext:value-type="float">
            <text:p>62,3094</text:p>
          </table:table-cell>
        </table:table-row>
        <table:table-row table:style-name="ro1">
          <table:table-cell office:value-type="float" office:value="0.00738104" calcext:value-type="float">
            <text:p>0,00738104</text:p>
          </table:table-cell>
          <table:table-cell office:value-type="float" office:value="62.3864" calcext:value-type="float">
            <text:p>62,3864</text:p>
          </table:table-cell>
        </table:table-row>
        <table:table-row table:style-name="ro1">
          <table:table-cell office:value-type="float" office:value="0.00738106" calcext:value-type="float">
            <text:p>0,00738106</text:p>
          </table:table-cell>
          <table:table-cell office:value-type="float" office:value="62.4418" calcext:value-type="float">
            <text:p>62,4418</text:p>
          </table:table-cell>
        </table:table-row>
        <table:table-row table:style-name="ro1">
          <table:table-cell office:value-type="float" office:value="0.00737838" calcext:value-type="float">
            <text:p>0,00737838</text:p>
          </table:table-cell>
          <table:table-cell office:value-type="float" office:value="62.5103" calcext:value-type="float">
            <text:p>62,5103</text:p>
          </table:table-cell>
        </table:table-row>
        <table:table-row table:style-name="ro1">
          <table:table-cell office:value-type="float" office:value="0.00738331" calcext:value-type="float">
            <text:p>0,00738331</text:p>
          </table:table-cell>
          <table:table-cell office:value-type="float" office:value="62.5745" calcext:value-type="float">
            <text:p>62,5745</text:p>
          </table:table-cell>
        </table:table-row>
        <table:table-row table:style-name="ro1">
          <table:table-cell office:value-type="float" office:value="0.00737696" calcext:value-type="float">
            <text:p>0,00737696</text:p>
          </table:table-cell>
          <table:table-cell office:value-type="float" office:value="62.6441" calcext:value-type="float">
            <text:p>62,6441</text:p>
          </table:table-cell>
        </table:table-row>
        <table:table-row table:style-name="ro1">
          <table:table-cell office:value-type="float" office:value="0.00737789" calcext:value-type="float">
            <text:p>0,00737789</text:p>
          </table:table-cell>
          <table:table-cell office:value-type="float" office:value="62.7121" calcext:value-type="float">
            <text:p>62,7121</text:p>
          </table:table-cell>
        </table:table-row>
        <table:table-row table:style-name="ro1">
          <table:table-cell office:value-type="float" office:value="0.00738366" calcext:value-type="float">
            <text:p>0,00738366</text:p>
          </table:table-cell>
          <table:table-cell office:value-type="float" office:value="62.7759" calcext:value-type="float">
            <text:p>62,7759</text:p>
          </table:table-cell>
        </table:table-row>
        <table:table-row table:style-name="ro1">
          <table:table-cell office:value-type="float" office:value="0.00738103" calcext:value-type="float">
            <text:p>0,00738103</text:p>
          </table:table-cell>
          <table:table-cell office:value-type="float" office:value="62.8392" calcext:value-type="float">
            <text:p>62,8392</text:p>
          </table:table-cell>
        </table:table-row>
        <table:table-row table:style-name="ro1">
          <table:table-cell office:value-type="float" office:value="0.00738606" calcext:value-type="float">
            <text:p>0,00738606</text:p>
          </table:table-cell>
          <table:table-cell office:value-type="float" office:value="62.9021" calcext:value-type="float">
            <text:p>62,9021</text:p>
          </table:table-cell>
        </table:table-row>
        <table:table-row table:style-name="ro1">
          <table:table-cell office:value-type="float" office:value="0.00738143" calcext:value-type="float">
            <text:p>0,00738143</text:p>
          </table:table-cell>
          <table:table-cell office:value-type="float" office:value="62.9707" calcext:value-type="float">
            <text:p>62,9707</text:p>
          </table:table-cell>
        </table:table-row>
        <table:table-row table:style-name="ro1">
          <table:table-cell office:value-type="float" office:value="0.00737338" calcext:value-type="float">
            <text:p>0,00737338</text:p>
          </table:table-cell>
          <table:table-cell office:value-type="float" office:value="63.0354" calcext:value-type="float">
            <text:p>63,0354</text:p>
          </table:table-cell>
        </table:table-row>
        <table:table-row table:style-name="ro1">
          <table:table-cell office:value-type="float" office:value="0.00737963" calcext:value-type="float">
            <text:p>0,00737963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 office:value-type="float" office:value="0.007384" calcext:value-type="float">
            <text:p>0,007384</text:p>
          </table:table-cell>
          <table:table-cell office:value-type="float" office:value="63.1694" calcext:value-type="float">
            <text:p>63,1694</text:p>
          </table:table-cell>
        </table:table-row>
        <table:table-row table:style-name="ro1">
          <table:table-cell office:value-type="float" office:value="0.00738426" calcext:value-type="float">
            <text:p>0,00738426</text:p>
          </table:table-cell>
          <table:table-cell office:value-type="float" office:value="63.2332" calcext:value-type="float">
            <text:p>63,2332</text:p>
          </table:table-cell>
        </table:table-row>
        <table:table-row table:style-name="ro1">
          <table:table-cell office:value-type="float" office:value="0.00738325" calcext:value-type="float">
            <text:p>0,00738325</text:p>
          </table:table-cell>
          <table:table-cell office:value-type="float" office:value="63.3079" calcext:value-type="float">
            <text:p>63,3079</text:p>
          </table:table-cell>
        </table:table-row>
        <table:table-row table:style-name="ro1">
          <table:table-cell office:value-type="float" office:value="0.00738689" calcext:value-type="float">
            <text:p>0,00738689</text:p>
          </table:table-cell>
          <table:table-cell office:value-type="float" office:value="63.3625" calcext:value-type="float">
            <text:p>63,3625</text:p>
          </table:table-cell>
        </table:table-row>
        <table:table-row table:style-name="ro1">
          <table:table-cell office:value-type="float" office:value="0.00738345" calcext:value-type="float">
            <text:p>0,00738345</text:p>
          </table:table-cell>
          <table:table-cell office:value-type="float" office:value="63.4309" calcext:value-type="float">
            <text:p>63,4309</text:p>
          </table:table-cell>
        </table:table-row>
        <table:table-row table:style-name="ro1">
          <table:table-cell office:value-type="float" office:value="0.00738372" calcext:value-type="float">
            <text:p>0,00738372</text:p>
          </table:table-cell>
          <table:table-cell office:value-type="float" office:value="63.4974" calcext:value-type="float">
            <text:p>63,4974</text:p>
          </table:table-cell>
        </table:table-row>
        <table:table-row table:style-name="ro1">
          <table:table-cell office:value-type="float" office:value="0.00738732" calcext:value-type="float">
            <text:p>0,00738732</text:p>
          </table:table-cell>
          <table:table-cell office:value-type="float" office:value="63.5647" calcext:value-type="float">
            <text:p>63,5647</text:p>
          </table:table-cell>
        </table:table-row>
        <table:table-row table:style-name="ro1">
          <table:table-cell office:value-type="float" office:value="0.00738579" calcext:value-type="float">
            <text:p>0,00738579</text:p>
          </table:table-cell>
          <table:table-cell office:value-type="float" office:value="63.6297" calcext:value-type="float">
            <text:p>63,6297</text:p>
          </table:table-cell>
        </table:table-row>
        <table:table-row table:style-name="ro1">
          <table:table-cell office:value-type="float" office:value="0.0073848" calcext:value-type="float">
            <text:p>0,0073848</text:p>
          </table:table-cell>
          <table:table-cell office:value-type="float" office:value="63.6943" calcext:value-type="float">
            <text:p>63,6943</text:p>
          </table:table-cell>
        </table:table-row>
        <table:table-row table:style-name="ro1">
          <table:table-cell office:value-type="float" office:value="0.00738359" calcext:value-type="float">
            <text:p>0,00738359</text:p>
          </table:table-cell>
          <table:table-cell office:value-type="float" office:value="63.7673" calcext:value-type="float">
            <text:p>63,7673</text:p>
          </table:table-cell>
        </table:table-row>
        <table:table-row table:style-name="ro1">
          <table:table-cell office:value-type="float" office:value="0.00738195" calcext:value-type="float">
            <text:p>0,00738195</text:p>
          </table:table-cell>
          <table:table-cell office:value-type="float" office:value="63.8278" calcext:value-type="float">
            <text:p>63,8278</text:p>
          </table:table-cell>
        </table:table-row>
        <table:table-row table:style-name="ro1">
          <table:table-cell office:value-type="float" office:value="0.00738723" calcext:value-type="float">
            <text:p>0,00738723</text:p>
          </table:table-cell>
          <table:table-cell office:value-type="float" office:value="63.8928" calcext:value-type="float">
            <text:p>63,8928</text:p>
          </table:table-cell>
        </table:table-row>
        <table:table-row table:style-name="ro1">
          <table:table-cell office:value-type="float" office:value="0.00738634" calcext:value-type="float">
            <text:p>0,00738634</text:p>
          </table:table-cell>
          <table:table-cell office:value-type="float" office:value="63.9636" calcext:value-type="float">
            <text:p>63,9636</text:p>
          </table:table-cell>
        </table:table-row>
        <table:table-row table:style-name="ro1">
          <table:table-cell office:value-type="float" office:value="0.00738828" calcext:value-type="float">
            <text:p>0,00738828</text:p>
          </table:table-cell>
          <table:table-cell office:value-type="float" office:value="64.0211" calcext:value-type="float">
            <text:p>64,0211</text:p>
          </table:table-cell>
        </table:table-row>
        <table:table-row table:style-name="ro1">
          <table:table-cell office:value-type="float" office:value="0.00738143" calcext:value-type="float">
            <text:p>0,00738143</text:p>
          </table:table-cell>
          <table:table-cell office:value-type="float" office:value="64.0894" calcext:value-type="float">
            <text:p>64,0894</text:p>
          </table:table-cell>
        </table:table-row>
        <table:table-row table:style-name="ro1">
          <table:table-cell office:value-type="float" office:value="0.00739085" calcext:value-type="float">
            <text:p>0,00739085</text:p>
          </table:table-cell>
          <table:table-cell office:value-type="float" office:value="64.1558" calcext:value-type="float">
            <text:p>64,1558</text:p>
          </table:table-cell>
        </table:table-row>
        <table:table-row table:style-name="ro1">
          <table:table-cell office:value-type="float" office:value="0.00738835" calcext:value-type="float">
            <text:p>0,00738835</text:p>
          </table:table-cell>
          <table:table-cell office:value-type="float" office:value="64.2253" calcext:value-type="float">
            <text:p>64,2253</text:p>
          </table:table-cell>
        </table:table-row>
        <table:table-row table:style-name="ro1">
          <table:table-cell office:value-type="float" office:value="0.00738834" calcext:value-type="float">
            <text:p>0,00738834</text:p>
          </table:table-cell>
          <table:table-cell office:value-type="float" office:value="64.286" calcext:value-type="float">
            <text:p>64,286</text:p>
          </table:table-cell>
        </table:table-row>
        <table:table-row table:style-name="ro1">
          <table:table-cell office:value-type="float" office:value="0.00739026" calcext:value-type="float">
            <text:p>0,00739026</text:p>
          </table:table-cell>
          <table:table-cell office:value-type="float" office:value="64.3529" calcext:value-type="float">
            <text:p>64,3529</text:p>
          </table:table-cell>
        </table:table-row>
        <table:table-row table:style-name="ro1">
          <table:table-cell office:value-type="float" office:value="0.00739069" calcext:value-type="float">
            <text:p>0,00739069</text:p>
          </table:table-cell>
          <table:table-cell office:value-type="float" office:value="64.4184" calcext:value-type="float">
            <text:p>64,4184</text:p>
          </table:table-cell>
        </table:table-row>
        <table:table-row table:style-name="ro1">
          <table:table-cell office:value-type="float" office:value="0.00738979" calcext:value-type="float">
            <text:p>0,00738979</text:p>
          </table:table-cell>
          <table:table-cell office:value-type="float" office:value="64.4846" calcext:value-type="float">
            <text:p>64,4846</text:p>
          </table:table-cell>
        </table:table-row>
        <table:table-row table:style-name="ro1">
          <table:table-cell office:value-type="float" office:value="0.00738762" calcext:value-type="float">
            <text:p>0,00738762</text:p>
          </table:table-cell>
          <table:table-cell office:value-type="float" office:value="64.5532" calcext:value-type="float">
            <text:p>64,5532</text:p>
          </table:table-cell>
        </table:table-row>
        <table:table-row table:style-name="ro1">
          <table:table-cell office:value-type="float" office:value="0.00738674" calcext:value-type="float">
            <text:p>0,00738674</text:p>
          </table:table-cell>
          <table:table-cell office:value-type="float" office:value="64.6177" calcext:value-type="float">
            <text:p>64,6177</text:p>
          </table:table-cell>
        </table:table-row>
        <table:table-row table:style-name="ro1">
          <table:table-cell office:value-type="float" office:value="0.00739209" calcext:value-type="float">
            <text:p>0,00739209</text:p>
          </table:table-cell>
          <table:table-cell office:value-type="float" office:value="64.6855" calcext:value-type="float">
            <text:p>64,6855</text:p>
          </table:table-cell>
        </table:table-row>
        <table:table-row table:style-name="ro1">
          <table:table-cell office:value-type="float" office:value="0.00739376" calcext:value-type="float">
            <text:p>0,00739376</text:p>
          </table:table-cell>
          <table:table-cell office:value-type="float" office:value="64.7506" calcext:value-type="float">
            <text:p>64,7506</text:p>
          </table:table-cell>
        </table:table-row>
        <table:table-row table:style-name="ro1">
          <table:table-cell office:value-type="float" office:value="0.00739002" calcext:value-type="float">
            <text:p>0,00739002</text:p>
          </table:table-cell>
          <table:table-cell office:value-type="float" office:value="64.8131" calcext:value-type="float">
            <text:p>64,8131</text:p>
          </table:table-cell>
        </table:table-row>
        <table:table-row table:style-name="ro1">
          <table:table-cell office:value-type="float" office:value="0.00739448" calcext:value-type="float">
            <text:p>0,00739448</text:p>
          </table:table-cell>
          <table:table-cell office:value-type="float" office:value="64.883" calcext:value-type="float">
            <text:p>64,883</text:p>
          </table:table-cell>
        </table:table-row>
        <table:table-row table:style-name="ro1">
          <table:table-cell office:value-type="float" office:value="0.00739199" calcext:value-type="float">
            <text:p>0,00739199</text:p>
          </table:table-cell>
          <table:table-cell office:value-type="float" office:value="64.9518" calcext:value-type="float">
            <text:p>64,9518</text:p>
          </table:table-cell>
        </table:table-row>
        <table:table-row table:style-name="ro1">
          <table:table-cell office:value-type="float" office:value="0.0073968" calcext:value-type="float">
            <text:p>0,0073968</text:p>
          </table:table-cell>
          <table:table-cell office:value-type="float" office:value="65.0094" calcext:value-type="float">
            <text:p>65,0094</text:p>
          </table:table-cell>
        </table:table-row>
        <table:table-row table:style-name="ro1">
          <table:table-cell office:value-type="float" office:value="0.00739095" calcext:value-type="float">
            <text:p>0,00739095</text:p>
          </table:table-cell>
          <table:table-cell office:value-type="float" office:value="65.0803" calcext:value-type="float">
            <text:p>65,0803</text:p>
          </table:table-cell>
        </table:table-row>
        <table:table-row table:style-name="ro1">
          <table:table-cell office:value-type="float" office:value="0.00739216" calcext:value-type="float">
            <text:p>0,00739216</text:p>
          </table:table-cell>
          <table:table-cell office:value-type="float" office:value="65.1435" calcext:value-type="float">
            <text:p>65,1435</text:p>
          </table:table-cell>
        </table:table-row>
        <table:table-row table:style-name="ro1">
          <table:table-cell office:value-type="float" office:value="0.00739686" calcext:value-type="float">
            <text:p>0,00739686</text:p>
          </table:table-cell>
          <table:table-cell office:value-type="float" office:value="65.2166" calcext:value-type="float">
            <text:p>65,2166</text:p>
          </table:table-cell>
        </table:table-row>
        <table:table-row table:style-name="ro1">
          <table:table-cell office:value-type="float" office:value="0.0073843" calcext:value-type="float">
            <text:p>0,0073843</text:p>
          </table:table-cell>
          <table:table-cell office:value-type="float" office:value="65.2772" calcext:value-type="float">
            <text:p>65,2772</text:p>
          </table:table-cell>
        </table:table-row>
        <table:table-row table:style-name="ro1">
          <table:table-cell office:value-type="float" office:value="0.00739284" calcext:value-type="float">
            <text:p>0,00739284</text:p>
          </table:table-cell>
          <table:table-cell office:value-type="float" office:value="65.3434" calcext:value-type="float">
            <text:p>65,3434</text:p>
          </table:table-cell>
        </table:table-row>
        <table:table-row table:style-name="ro1">
          <table:table-cell office:value-type="float" office:value="0.00738863" calcext:value-type="float">
            <text:p>0,00738863</text:p>
          </table:table-cell>
          <table:table-cell office:value-type="float" office:value="65.4076" calcext:value-type="float">
            <text:p>65,4076</text:p>
          </table:table-cell>
        </table:table-row>
        <table:table-row table:style-name="ro1">
          <table:table-cell office:value-type="float" office:value="0.00739486" calcext:value-type="float">
            <text:p>0,00739486</text:p>
          </table:table-cell>
          <table:table-cell office:value-type="float" office:value="65.4797" calcext:value-type="float">
            <text:p>65,4797</text:p>
          </table:table-cell>
        </table:table-row>
        <table:table-row table:style-name="ro1">
          <table:table-cell office:value-type="float" office:value="0.00739218" calcext:value-type="float">
            <text:p>0,00739218</text:p>
          </table:table-cell>
          <table:table-cell office:value-type="float" office:value="65.5428" calcext:value-type="float">
            <text:p>65,5428</text:p>
          </table:table-cell>
        </table:table-row>
        <table:table-row table:style-name="ro1">
          <table:table-cell office:value-type="float" office:value="0.00739601" calcext:value-type="float">
            <text:p>0,00739601</text:p>
          </table:table-cell>
          <table:table-cell office:value-type="float" office:value="65.6059" calcext:value-type="float">
            <text:p>65,6059</text:p>
          </table:table-cell>
        </table:table-row>
        <table:table-row table:style-name="ro1">
          <table:table-cell office:value-type="float" office:value="0.00739803" calcext:value-type="float">
            <text:p>0,00739803</text:p>
          </table:table-cell>
          <table:table-cell office:value-type="float" office:value="65.6764" calcext:value-type="float">
            <text:p>65,6764</text:p>
          </table:table-cell>
        </table:table-row>
        <table:table-row table:style-name="ro1">
          <table:table-cell office:value-type="float" office:value="0.00739417" calcext:value-type="float">
            <text:p>0,00739417</text:p>
          </table:table-cell>
          <table:table-cell office:value-type="float" office:value="65.7368" calcext:value-type="float">
            <text:p>65,7368</text:p>
          </table:table-cell>
        </table:table-row>
        <table:table-row table:style-name="ro1">
          <table:table-cell office:value-type="float" office:value="0.00739153" calcext:value-type="float">
            <text:p>0,00739153</text:p>
          </table:table-cell>
          <table:table-cell office:value-type="float" office:value="65.8018" calcext:value-type="float">
            <text:p>65,8018</text:p>
          </table:table-cell>
        </table:table-row>
        <table:table-row table:style-name="ro1">
          <table:table-cell office:value-type="float" office:value="0.00739656" calcext:value-type="float">
            <text:p>0,00739656</text:p>
          </table:table-cell>
          <table:table-cell office:value-type="float" office:value="65.8703" calcext:value-type="float">
            <text:p>65,8703</text:p>
          </table:table-cell>
        </table:table-row>
        <table:table-row table:style-name="ro1">
          <table:table-cell office:value-type="float" office:value="0.00740188" calcext:value-type="float">
            <text:p>0,00740188</text:p>
          </table:table-cell>
          <table:table-cell office:value-type="float" office:value="65.9378" calcext:value-type="float">
            <text:p>65,9378</text:p>
          </table:table-cell>
        </table:table-row>
        <table:table-row table:style-name="ro1">
          <table:table-cell office:value-type="float" office:value="0.0074005" calcext:value-type="float">
            <text:p>0,0074005</text:p>
          </table:table-cell>
          <table:table-cell office:value-type="float" office:value="66.0026" calcext:value-type="float">
            <text:p>66,0026</text:p>
          </table:table-cell>
        </table:table-row>
        <table:table-row table:style-name="ro1">
          <table:table-cell office:value-type="float" office:value="0.00740039" calcext:value-type="float">
            <text:p>0,00740039</text:p>
          </table:table-cell>
          <table:table-cell office:value-type="float" office:value="66.065" calcext:value-type="float">
            <text:p>66,065</text:p>
          </table:table-cell>
        </table:table-row>
        <table:table-row table:style-name="ro1">
          <table:table-cell office:value-type="float" office:value="0.0073982" calcext:value-type="float">
            <text:p>0,0073982</text:p>
          </table:table-cell>
          <table:table-cell office:value-type="float" office:value="66.1341" calcext:value-type="float">
            <text:p>66,1341</text:p>
          </table:table-cell>
        </table:table-row>
        <table:table-row table:style-name="ro1">
          <table:table-cell office:value-type="float" office:value="0.00739616" calcext:value-type="float">
            <text:p>0,00739616</text:p>
          </table:table-cell>
          <table:table-cell office:value-type="float" office:value="66.2021" calcext:value-type="float">
            <text:p>66,2021</text:p>
          </table:table-cell>
        </table:table-row>
        <table:table-row table:style-name="ro1">
          <table:table-cell office:value-type="float" office:value="0.00739883" calcext:value-type="float">
            <text:p>0,00739883</text:p>
          </table:table-cell>
          <table:table-cell office:value-type="float" office:value="66.2672" calcext:value-type="float">
            <text:p>66,2672</text:p>
          </table:table-cell>
        </table:table-row>
        <table:table-row table:style-name="ro1">
          <table:table-cell office:value-type="float" office:value="0.00739819" calcext:value-type="float">
            <text:p>0,00739819</text:p>
          </table:table-cell>
          <table:table-cell office:value-type="float" office:value="66.3342" calcext:value-type="float">
            <text:p>66,3342</text:p>
          </table:table-cell>
        </table:table-row>
        <table:table-row table:style-name="ro1">
          <table:table-cell office:value-type="float" office:value="0.00739438" calcext:value-type="float">
            <text:p>0,00739438</text:p>
          </table:table-cell>
          <table:table-cell office:value-type="float" office:value="66.3977" calcext:value-type="float">
            <text:p>66,3977</text:p>
          </table:table-cell>
        </table:table-row>
        <table:table-row table:style-name="ro1">
          <table:table-cell office:value-type="float" office:value="0.00740081" calcext:value-type="float">
            <text:p>0,00740081</text:p>
          </table:table-cell>
          <table:table-cell office:value-type="float" office:value="66.4641" calcext:value-type="float">
            <text:p>66,4641</text:p>
          </table:table-cell>
        </table:table-row>
        <table:table-row table:style-name="ro1">
          <table:table-cell office:value-type="float" office:value="0.00740395" calcext:value-type="float">
            <text:p>0,00740395</text:p>
          </table:table-cell>
          <table:table-cell office:value-type="float" office:value="66.5274" calcext:value-type="float">
            <text:p>66,5274</text:p>
          </table:table-cell>
        </table:table-row>
        <table:table-row table:style-name="ro1">
          <table:table-cell office:value-type="float" office:value="0.00740032" calcext:value-type="float">
            <text:p>0,00740032</text:p>
          </table:table-cell>
          <table:table-cell office:value-type="float" office:value="66.5947" calcext:value-type="float">
            <text:p>66,5947</text:p>
          </table:table-cell>
        </table:table-row>
        <table:table-row table:style-name="ro1">
          <table:table-cell office:value-type="float" office:value="0.00739917" calcext:value-type="float">
            <text:p>0,00739917</text:p>
          </table:table-cell>
          <table:table-cell office:value-type="float" office:value="66.6578" calcext:value-type="float">
            <text:p>66,6578</text:p>
          </table:table-cell>
        </table:table-row>
        <table:table-row table:style-name="ro1">
          <table:table-cell office:value-type="float" office:value="0.0074041" calcext:value-type="float">
            <text:p>0,0074041</text:p>
          </table:table-cell>
          <table:table-cell office:value-type="float" office:value="66.7246" calcext:value-type="float">
            <text:p>66,7246</text:p>
          </table:table-cell>
        </table:table-row>
        <table:table-row table:style-name="ro1">
          <table:table-cell office:value-type="float" office:value="0.00740208" calcext:value-type="float">
            <text:p>0,00740208</text:p>
          </table:table-cell>
          <table:table-cell office:value-type="float" office:value="66.8203" calcext:value-type="float">
            <text:p>66,8203</text:p>
          </table:table-cell>
        </table:table-row>
        <table:table-row table:style-name="ro1">
          <table:table-cell office:value-type="float" office:value="0.0074005" calcext:value-type="float">
            <text:p>0,0074005</text:p>
          </table:table-cell>
          <table:table-cell office:value-type="float" office:value="66.892" calcext:value-type="float">
            <text:p>66,892</text:p>
          </table:table-cell>
        </table:table-row>
        <table:table-row table:style-name="ro1">
          <table:table-cell office:value-type="float" office:value="0.00740257" calcext:value-type="float">
            <text:p>0,00740257</text:p>
          </table:table-cell>
          <table:table-cell office:value-type="float" office:value="66.9565" calcext:value-type="float">
            <text:p>66,9565</text:p>
          </table:table-cell>
        </table:table-row>
        <table:table-row table:style-name="ro1">
          <table:table-cell office:value-type="float" office:value="0.00740807" calcext:value-type="float">
            <text:p>0,00740807</text:p>
          </table:table-cell>
          <table:table-cell office:value-type="float" office:value="67.019" calcext:value-type="float">
            <text:p>67,019</text:p>
          </table:table-cell>
        </table:table-row>
        <table:table-row table:style-name="ro1">
          <table:table-cell office:value-type="float" office:value="0.00740876" calcext:value-type="float">
            <text:p>0,00740876</text:p>
          </table:table-cell>
          <table:table-cell office:value-type="float" office:value="67.0887" calcext:value-type="float">
            <text:p>67,0887</text:p>
          </table:table-cell>
        </table:table-row>
        <table:table-row table:style-name="ro1">
          <table:table-cell office:value-type="float" office:value="0.00740416" calcext:value-type="float">
            <text:p>0,00740416</text:p>
          </table:table-cell>
          <table:table-cell office:value-type="float" office:value="67.1533" calcext:value-type="float">
            <text:p>67,1533</text:p>
          </table:table-cell>
        </table:table-row>
        <table:table-row table:style-name="ro1">
          <table:table-cell office:value-type="float" office:value="0.00740635" calcext:value-type="float">
            <text:p>0,00740635</text:p>
          </table:table-cell>
          <table:table-cell office:value-type="float" office:value="67.2227" calcext:value-type="float">
            <text:p>67,2227</text:p>
          </table:table-cell>
        </table:table-row>
        <table:table-row table:style-name="ro1">
          <table:table-cell office:value-type="float" office:value="0.00740857" calcext:value-type="float">
            <text:p>0,00740857</text:p>
          </table:table-cell>
          <table:table-cell office:value-type="float" office:value="67.2885" calcext:value-type="float">
            <text:p>67,2885</text:p>
          </table:table-cell>
        </table:table-row>
        <table:table-row table:style-name="ro1">
          <table:table-cell office:value-type="float" office:value="0.00739968" calcext:value-type="float">
            <text:p>0,00739968</text:p>
          </table:table-cell>
          <table:table-cell office:value-type="float" office:value="67.3524" calcext:value-type="float">
            <text:p>67,3524</text:p>
          </table:table-cell>
        </table:table-row>
        <table:table-row table:style-name="ro1">
          <table:table-cell office:value-type="float" office:value="0.00740043" calcext:value-type="float">
            <text:p>0,00740043</text:p>
          </table:table-cell>
          <table:table-cell office:value-type="float" office:value="67.4151" calcext:value-type="float">
            <text:p>67,4151</text:p>
          </table:table-cell>
        </table:table-row>
        <table:table-row table:style-name="ro1">
          <table:table-cell office:value-type="float" office:value="0.0074034" calcext:value-type="float">
            <text:p>0,0074034</text:p>
          </table:table-cell>
          <table:table-cell office:value-type="float" office:value="67.4818" calcext:value-type="float">
            <text:p>67,4818</text:p>
          </table:table-cell>
        </table:table-row>
        <table:table-row table:style-name="ro1">
          <table:table-cell office:value-type="float" office:value="0.00740708" calcext:value-type="float">
            <text:p>0,00740708</text:p>
          </table:table-cell>
          <table:table-cell office:value-type="float" office:value="67.5508" calcext:value-type="float">
            <text:p>67,5508</text:p>
          </table:table-cell>
        </table:table-row>
        <table:table-row table:style-name="ro1">
          <table:table-cell office:value-type="float" office:value="0.00741074" calcext:value-type="float">
            <text:p>0,00741074</text:p>
          </table:table-cell>
          <table:table-cell office:value-type="float" office:value="67.6157" calcext:value-type="float">
            <text:p>67,6157</text:p>
          </table:table-cell>
        </table:table-row>
        <table:table-row table:style-name="ro1">
          <table:table-cell office:value-type="float" office:value="0.0074065" calcext:value-type="float">
            <text:p>0,0074065</text:p>
          </table:table-cell>
          <table:table-cell office:value-type="float" office:value="67.6795" calcext:value-type="float">
            <text:p>67,6795</text:p>
          </table:table-cell>
        </table:table-row>
        <table:table-row table:style-name="ro1">
          <table:table-cell office:value-type="float" office:value="0.00740602" calcext:value-type="float">
            <text:p>0,00740602</text:p>
          </table:table-cell>
          <table:table-cell office:value-type="float" office:value="67.7451" calcext:value-type="float">
            <text:p>67,7451</text:p>
          </table:table-cell>
        </table:table-row>
        <table:table-row table:style-name="ro1">
          <table:table-cell office:value-type="float" office:value="0.00740281" calcext:value-type="float">
            <text:p>0,00740281</text:p>
          </table:table-cell>
          <table:table-cell office:value-type="float" office:value="67.8126" calcext:value-type="float">
            <text:p>67,8126</text:p>
          </table:table-cell>
        </table:table-row>
        <table:table-row table:style-name="ro1">
          <table:table-cell office:value-type="float" office:value="0.00740539" calcext:value-type="float">
            <text:p>0,00740539</text:p>
          </table:table-cell>
          <table:table-cell office:value-type="float" office:value="67.8798" calcext:value-type="float">
            <text:p>67,8798</text:p>
          </table:table-cell>
        </table:table-row>
        <table:table-row table:style-name="ro1">
          <table:table-cell office:value-type="float" office:value="0.00740476" calcext:value-type="float">
            <text:p>0,00740476</text:p>
          </table:table-cell>
          <table:table-cell office:value-type="float" office:value="67.9461" calcext:value-type="float">
            <text:p>67,9461</text:p>
          </table:table-cell>
        </table:table-row>
        <table:table-row table:style-name="ro1">
          <table:table-cell office:value-type="float" office:value="0.00740701" calcext:value-type="float">
            <text:p>0,00740701</text:p>
          </table:table-cell>
          <table:table-cell office:value-type="float" office:value="68.0081" calcext:value-type="float">
            <text:p>68,0081</text:p>
          </table:table-cell>
        </table:table-row>
        <table:table-row table:style-name="ro1">
          <table:table-cell office:value-type="float" office:value="0.00740508" calcext:value-type="float">
            <text:p>0,00740508</text:p>
          </table:table-cell>
          <table:table-cell office:value-type="float" office:value="68.0748" calcext:value-type="float">
            <text:p>68,0748</text:p>
          </table:table-cell>
        </table:table-row>
        <table:table-row table:style-name="ro1">
          <table:table-cell office:value-type="float" office:value="0.00741048" calcext:value-type="float">
            <text:p>0,00741048</text:p>
          </table:table-cell>
          <table:table-cell office:value-type="float" office:value="68.1457" calcext:value-type="float">
            <text:p>68,1457</text:p>
          </table:table-cell>
        </table:table-row>
        <table:table-row table:style-name="ro1">
          <table:table-cell office:value-type="float" office:value="0.00740753" calcext:value-type="float">
            <text:p>0,00740753</text:p>
          </table:table-cell>
          <table:table-cell office:value-type="float" office:value="68.2114" calcext:value-type="float">
            <text:p>68,2114</text:p>
          </table:table-cell>
        </table:table-row>
        <table:table-row table:style-name="ro1">
          <table:table-cell office:value-type="float" office:value="0.00741236" calcext:value-type="float">
            <text:p>0,00741236</text:p>
          </table:table-cell>
          <table:table-cell office:value-type="float" office:value="68.2639" calcext:value-type="float">
            <text:p>68,2639</text:p>
          </table:table-cell>
        </table:table-row>
        <table:table-row table:style-name="ro1">
          <table:table-cell office:value-type="float" office:value="0.0074083" calcext:value-type="float">
            <text:p>0,0074083</text:p>
          </table:table-cell>
          <table:table-cell office:value-type="float" office:value="68.3393" calcext:value-type="float">
            <text:p>68,3393</text:p>
          </table:table-cell>
        </table:table-row>
        <table:table-row table:style-name="ro1">
          <table:table-cell office:value-type="float" office:value="0.0074131" calcext:value-type="float">
            <text:p>0,0074131</text:p>
          </table:table-cell>
          <table:table-cell office:value-type="float" office:value="68.4076" calcext:value-type="float">
            <text:p>68,4076</text:p>
          </table:table-cell>
        </table:table-row>
        <table:table-row table:style-name="ro1">
          <table:table-cell office:value-type="float" office:value="0.0074089" calcext:value-type="float">
            <text:p>0,0074089</text:p>
          </table:table-cell>
          <table:table-cell office:value-type="float" office:value="68.4712" calcext:value-type="float">
            <text:p>68,4712</text:p>
          </table:table-cell>
        </table:table-row>
        <table:table-row table:style-name="ro1">
          <table:table-cell office:value-type="float" office:value="0.00741172" calcext:value-type="float">
            <text:p>0,00741172</text:p>
          </table:table-cell>
          <table:table-cell office:value-type="float" office:value="68.5404" calcext:value-type="float">
            <text:p>68,5404</text:p>
          </table:table-cell>
        </table:table-row>
        <table:table-row table:style-name="ro1">
          <table:table-cell office:value-type="float" office:value="0.0074161" calcext:value-type="float">
            <text:p>0,0074161</text:p>
          </table:table-cell>
          <table:table-cell office:value-type="float" office:value="68.6033" calcext:value-type="float">
            <text:p>68,6033</text:p>
          </table:table-cell>
        </table:table-row>
        <table:table-row table:style-name="ro1">
          <table:table-cell office:value-type="float" office:value="0.00740772" calcext:value-type="float">
            <text:p>0,00740772</text:p>
          </table:table-cell>
          <table:table-cell office:value-type="float" office:value="68.6664" calcext:value-type="float">
            <text:p>68,6664</text:p>
          </table:table-cell>
        </table:table-row>
        <table:table-row table:style-name="ro1">
          <table:table-cell office:value-type="float" office:value="0.00741535" calcext:value-type="float">
            <text:p>0,00741535</text:p>
          </table:table-cell>
          <table:table-cell office:value-type="float" office:value="68.7362" calcext:value-type="float">
            <text:p>68,7362</text:p>
          </table:table-cell>
        </table:table-row>
        <table:table-row table:style-name="ro1">
          <table:table-cell office:value-type="float" office:value="0.00741242" calcext:value-type="float">
            <text:p>0,00741242</text:p>
          </table:table-cell>
          <table:table-cell office:value-type="float" office:value="68.8025" calcext:value-type="float">
            <text:p>68,8025</text:p>
          </table:table-cell>
        </table:table-row>
        <table:table-row table:style-name="ro1">
          <table:table-cell office:value-type="float" office:value="0.00740953" calcext:value-type="float">
            <text:p>0,00740953</text:p>
          </table:table-cell>
          <table:table-cell office:value-type="float" office:value="68.8665" calcext:value-type="float">
            <text:p>68,8665</text:p>
          </table:table-cell>
        </table:table-row>
        <table:table-row table:style-name="ro1">
          <table:table-cell office:value-type="float" office:value="0.00741528" calcext:value-type="float">
            <text:p>0,00741528</text:p>
          </table:table-cell>
          <table:table-cell office:value-type="float" office:value="68.9306" calcext:value-type="float">
            <text:p>68,9306</text:p>
          </table:table-cell>
        </table:table-row>
        <table:table-row table:style-name="ro1">
          <table:table-cell office:value-type="float" office:value="0.00741357" calcext:value-type="float">
            <text:p>0,00741357</text:p>
          </table:table-cell>
          <table:table-cell office:value-type="float" office:value="68.9964" calcext:value-type="float">
            <text:p>68,9964</text:p>
          </table:table-cell>
        </table:table-row>
        <table:table-row table:style-name="ro1">
          <table:table-cell office:value-type="float" office:value="0.00741274" calcext:value-type="float">
            <text:p>0,00741274</text:p>
          </table:table-cell>
          <table:table-cell office:value-type="float" office:value="69.0655" calcext:value-type="float">
            <text:p>69,0655</text:p>
          </table:table-cell>
        </table:table-row>
        <table:table-row table:style-name="ro1">
          <table:table-cell office:value-type="float" office:value="0.00741228" calcext:value-type="float">
            <text:p>0,00741228</text:p>
          </table:table-cell>
          <table:table-cell office:value-type="float" office:value="69.1303" calcext:value-type="float">
            <text:p>69,1303</text:p>
          </table:table-cell>
        </table:table-row>
        <table:table-row table:style-name="ro1">
          <table:table-cell office:value-type="float" office:value="0.0074145" calcext:value-type="float">
            <text:p>0,0074145</text:p>
          </table:table-cell>
          <table:table-cell office:value-type="float" office:value="69.199" calcext:value-type="float">
            <text:p>69,199</text:p>
          </table:table-cell>
        </table:table-row>
        <table:table-row table:style-name="ro1">
          <table:table-cell office:value-type="float" office:value="0.00741425" calcext:value-type="float">
            <text:p>0,00741425</text:p>
          </table:table-cell>
          <table:table-cell office:value-type="float" office:value="69.2557" calcext:value-type="float">
            <text:p>69,2557</text:p>
          </table:table-cell>
        </table:table-row>
        <table:table-row table:style-name="ro1">
          <table:table-cell office:value-type="float" office:value="0.00741212" calcext:value-type="float">
            <text:p>0,00741212</text:p>
          </table:table-cell>
          <table:table-cell office:value-type="float" office:value="69.3253" calcext:value-type="float">
            <text:p>69,3253</text:p>
          </table:table-cell>
        </table:table-row>
        <table:table-row table:style-name="ro1">
          <table:table-cell office:value-type="float" office:value="0.00741147" calcext:value-type="float">
            <text:p>0,00741147</text:p>
          </table:table-cell>
          <table:table-cell office:value-type="float" office:value="69.3945" calcext:value-type="float">
            <text:p>69,3945</text:p>
          </table:table-cell>
        </table:table-row>
        <table:table-row table:style-name="ro1">
          <table:table-cell office:value-type="float" office:value="0.00741205" calcext:value-type="float">
            <text:p>0,00741205</text:p>
          </table:table-cell>
          <table:table-cell office:value-type="float" office:value="69.4634" calcext:value-type="float">
            <text:p>69,4634</text:p>
          </table:table-cell>
        </table:table-row>
        <table:table-row table:style-name="ro1">
          <table:table-cell office:value-type="float" office:value="0.00741547" calcext:value-type="float">
            <text:p>0,00741547</text:p>
          </table:table-cell>
          <table:table-cell office:value-type="float" office:value="69.5256" calcext:value-type="float">
            <text:p>69,5256</text:p>
          </table:table-cell>
        </table:table-row>
        <table:table-row table:style-name="ro1">
          <table:table-cell office:value-type="float" office:value="0.0074145" calcext:value-type="float">
            <text:p>0,0074145</text:p>
          </table:table-cell>
          <table:table-cell office:value-type="float" office:value="69.5917" calcext:value-type="float">
            <text:p>69,5917</text:p>
          </table:table-cell>
        </table:table-row>
        <table:table-row table:style-name="ro1">
          <table:table-cell office:value-type="float" office:value="0.0074138" calcext:value-type="float">
            <text:p>0,0074138</text:p>
          </table:table-cell>
          <table:table-cell office:value-type="float" office:value="69.6617" calcext:value-type="float">
            <text:p>69,6617</text:p>
          </table:table-cell>
        </table:table-row>
        <table:table-row table:style-name="ro1">
          <table:table-cell office:value-type="float" office:value="0.0074157" calcext:value-type="float">
            <text:p>0,0074157</text:p>
          </table:table-cell>
          <table:table-cell office:value-type="float" office:value="69.7244" calcext:value-type="float">
            <text:p>69,7244</text:p>
          </table:table-cell>
        </table:table-row>
        <table:table-row table:style-name="ro1">
          <table:table-cell office:value-type="float" office:value="0.00741518" calcext:value-type="float">
            <text:p>0,00741518</text:p>
          </table:table-cell>
          <table:table-cell office:value-type="float" office:value="69.7881" calcext:value-type="float">
            <text:p>69,7881</text:p>
          </table:table-cell>
        </table:table-row>
        <table:table-row table:style-name="ro1">
          <table:table-cell office:value-type="float" office:value="0.00741431" calcext:value-type="float">
            <text:p>0,00741431</text:p>
          </table:table-cell>
          <table:table-cell office:value-type="float" office:value="69.8548" calcext:value-type="float">
            <text:p>69,8548</text:p>
          </table:table-cell>
        </table:table-row>
        <table:table-row table:style-name="ro1">
          <table:table-cell office:value-type="float" office:value="0.00741737" calcext:value-type="float">
            <text:p>0,00741737</text:p>
          </table:table-cell>
          <table:table-cell office:value-type="float" office:value="69.9166" calcext:value-type="float">
            <text:p>69,9166</text:p>
          </table:table-cell>
        </table:table-row>
        <table:table-row table:style-name="ro1">
          <table:table-cell office:value-type="float" office:value="0.00741602" calcext:value-type="float">
            <text:p>0,00741602</text:p>
          </table:table-cell>
          <table:table-cell office:value-type="float" office:value="69.9871" calcext:value-type="float">
            <text:p>69,9871</text:p>
          </table:table-cell>
        </table:table-row>
        <table:table-row table:style-name="ro1">
          <table:table-cell office:value-type="float" office:value="0.00741139" calcext:value-type="float">
            <text:p>0,00741139</text:p>
          </table:table-cell>
          <table:table-cell office:value-type="float" office:value="70.0504" calcext:value-type="float">
            <text:p>70,0504</text:p>
          </table:table-cell>
        </table:table-row>
        <table:table-row table:style-name="ro1">
          <table:table-cell office:value-type="float" office:value="0.00741164" calcext:value-type="float">
            <text:p>0,00741164</text:p>
          </table:table-cell>
          <table:table-cell office:value-type="float" office:value="70.1159" calcext:value-type="float">
            <text:p>70,1159</text:p>
          </table:table-cell>
        </table:table-row>
        <table:table-row table:style-name="ro1">
          <table:table-cell office:value-type="float" office:value="0.0074225" calcext:value-type="float">
            <text:p>0,0074225</text:p>
          </table:table-cell>
          <table:table-cell office:value-type="float" office:value="70.1862" calcext:value-type="float">
            <text:p>70,1862</text:p>
          </table:table-cell>
        </table:table-row>
        <table:table-row table:style-name="ro1">
          <table:table-cell office:value-type="float" office:value="0.00741536" calcext:value-type="float">
            <text:p>0,00741536</text:p>
          </table:table-cell>
          <table:table-cell office:value-type="float" office:value="70.2468" calcext:value-type="float">
            <text:p>70,2468</text:p>
          </table:table-cell>
        </table:table-row>
        <table:table-row table:style-name="ro1">
          <table:table-cell office:value-type="float" office:value="0.00742276" calcext:value-type="float">
            <text:p>0,00742276</text:p>
          </table:table-cell>
          <table:table-cell office:value-type="float" office:value="70.3163" calcext:value-type="float">
            <text:p>70,3163</text:p>
          </table:table-cell>
        </table:table-row>
        <table:table-row table:style-name="ro1">
          <table:table-cell office:value-type="float" office:value="0.00741481" calcext:value-type="float">
            <text:p>0,00741481</text:p>
          </table:table-cell>
          <table:table-cell office:value-type="float" office:value="70.383" calcext:value-type="float">
            <text:p>70,383</text:p>
          </table:table-cell>
        </table:table-row>
        <table:table-row table:style-name="ro1">
          <table:table-cell office:value-type="float" office:value="0.00741569" calcext:value-type="float">
            <text:p>0,00741569</text:p>
          </table:table-cell>
          <table:table-cell office:value-type="float" office:value="70.4458" calcext:value-type="float">
            <text:p>70,4458</text:p>
          </table:table-cell>
        </table:table-row>
        <table:table-row table:style-name="ro1">
          <table:table-cell office:value-type="float" office:value="0.00741884" calcext:value-type="float">
            <text:p>0,00741884</text:p>
          </table:table-cell>
          <table:table-cell office:value-type="float" office:value="70.5117" calcext:value-type="float">
            <text:p>70,5117</text:p>
          </table:table-cell>
        </table:table-row>
        <table:table-row table:style-name="ro1">
          <table:table-cell office:value-type="float" office:value="0.00742062" calcext:value-type="float">
            <text:p>0,00742062</text:p>
          </table:table-cell>
          <table:table-cell office:value-type="float" office:value="70.5787" calcext:value-type="float">
            <text:p>70,5787</text:p>
          </table:table-cell>
        </table:table-row>
        <table:table-row table:style-name="ro1">
          <table:table-cell office:value-type="float" office:value="0.00742059" calcext:value-type="float">
            <text:p>0,00742059</text:p>
          </table:table-cell>
          <table:table-cell office:value-type="float" office:value="70.6464" calcext:value-type="float">
            <text:p>70,6464</text:p>
          </table:table-cell>
        </table:table-row>
        <table:table-row table:style-name="ro1">
          <table:table-cell office:value-type="float" office:value="0.00742106" calcext:value-type="float">
            <text:p>0,00742106</text:p>
          </table:table-cell>
          <table:table-cell office:value-type="float" office:value="70.7131" calcext:value-type="float">
            <text:p>70,7131</text:p>
          </table:table-cell>
        </table:table-row>
        <table:table-row table:style-name="ro1">
          <table:table-cell office:value-type="float" office:value="0.00742101" calcext:value-type="float">
            <text:p>0,00742101</text:p>
          </table:table-cell>
          <table:table-cell office:value-type="float" office:value="70.7787" calcext:value-type="float">
            <text:p>70,7787</text:p>
          </table:table-cell>
        </table:table-row>
        <table:table-row table:style-name="ro1">
          <table:table-cell office:value-type="float" office:value="0.00742229" calcext:value-type="float">
            <text:p>0,00742229</text:p>
          </table:table-cell>
          <table:table-cell office:value-type="float" office:value="70.8412" calcext:value-type="float">
            <text:p>70,8412</text:p>
          </table:table-cell>
        </table:table-row>
        <table:table-row table:style-name="ro1">
          <table:table-cell office:value-type="float" office:value="0.00741919" calcext:value-type="float">
            <text:p>0,00741919</text:p>
          </table:table-cell>
          <table:table-cell office:value-type="float" office:value="70.9065" calcext:value-type="float">
            <text:p>70,9065</text:p>
          </table:table-cell>
        </table:table-row>
        <table:table-row table:style-name="ro1">
          <table:table-cell office:value-type="float" office:value="0.00742407" calcext:value-type="float">
            <text:p>0,00742407</text:p>
          </table:table-cell>
          <table:table-cell office:value-type="float" office:value="71.0057" calcext:value-type="float">
            <text:p>71,0057</text:p>
          </table:table-cell>
        </table:table-row>
        <table:table-row table:style-name="ro1">
          <table:table-cell office:value-type="float" office:value="0.00741927" calcext:value-type="float">
            <text:p>0,00741927</text:p>
          </table:table-cell>
          <table:table-cell office:value-type="float" office:value="71.0707" calcext:value-type="float">
            <text:p>71,0707</text:p>
          </table:table-cell>
        </table:table-row>
        <table:table-row table:style-name="ro1">
          <table:table-cell office:value-type="float" office:value="0.0074224" calcext:value-type="float">
            <text:p>0,0074224</text:p>
          </table:table-cell>
          <table:table-cell office:value-type="float" office:value="71.1402" calcext:value-type="float">
            <text:p>71,1402</text:p>
          </table:table-cell>
        </table:table-row>
        <table:table-row table:style-name="ro1">
          <table:table-cell office:value-type="float" office:value="0.00742136" calcext:value-type="float">
            <text:p>0,00742136</text:p>
          </table:table-cell>
          <table:table-cell office:value-type="float" office:value="71.2056" calcext:value-type="float">
            <text:p>71,2056</text:p>
          </table:table-cell>
        </table:table-row>
        <table:table-row table:style-name="ro1">
          <table:table-cell office:value-type="float" office:value="0.00742505" calcext:value-type="float">
            <text:p>0,00742505</text:p>
          </table:table-cell>
          <table:table-cell office:value-type="float" office:value="71.2741" calcext:value-type="float">
            <text:p>71,2741</text:p>
          </table:table-cell>
        </table:table-row>
        <table:table-row table:style-name="ro1">
          <table:table-cell office:value-type="float" office:value="0.00742693" calcext:value-type="float">
            <text:p>0,00742693</text:p>
          </table:table-cell>
          <table:table-cell office:value-type="float" office:value="71.3391" calcext:value-type="float">
            <text:p>71,3391</text:p>
          </table:table-cell>
        </table:table-row>
        <table:table-row table:style-name="ro1">
          <table:table-cell office:value-type="float" office:value="0.00741872" calcext:value-type="float">
            <text:p>0,00741872</text:p>
          </table:table-cell>
          <table:table-cell office:value-type="float" office:value="71.403" calcext:value-type="float">
            <text:p>71,403</text:p>
          </table:table-cell>
        </table:table-row>
        <table:table-row table:style-name="ro1">
          <table:table-cell office:value-type="float" office:value="0.00741819" calcext:value-type="float">
            <text:p>0,00741819</text:p>
          </table:table-cell>
          <table:table-cell office:value-type="float" office:value="71.4678" calcext:value-type="float">
            <text:p>71,4678</text:p>
          </table:table-cell>
        </table:table-row>
        <table:table-row table:style-name="ro1">
          <table:table-cell office:value-type="float" office:value="0.00741806" calcext:value-type="float">
            <text:p>0,00741806</text:p>
          </table:table-cell>
          <table:table-cell office:value-type="float" office:value="71.5334" calcext:value-type="float">
            <text:p>71,5334</text:p>
          </table:table-cell>
        </table:table-row>
        <table:table-row table:style-name="ro1">
          <table:table-cell office:value-type="float" office:value="0.00742229" calcext:value-type="float">
            <text:p>0,00742229</text:p>
          </table:table-cell>
          <table:table-cell office:value-type="float" office:value="71.602" calcext:value-type="float">
            <text:p>71,602</text:p>
          </table:table-cell>
        </table:table-row>
        <table:table-row table:style-name="ro1">
          <table:table-cell office:value-type="float" office:value="0.00742923" calcext:value-type="float">
            <text:p>0,00742923</text:p>
          </table:table-cell>
          <table:table-cell office:value-type="float" office:value="71.6626" calcext:value-type="float">
            <text:p>71,6626</text:p>
          </table:table-cell>
        </table:table-row>
        <table:table-row table:style-name="ro1">
          <table:table-cell office:value-type="float" office:value="0.00742792" calcext:value-type="float">
            <text:p>0,00742792</text:p>
          </table:table-cell>
          <table:table-cell office:value-type="float" office:value="71.7299" calcext:value-type="float">
            <text:p>71,7299</text:p>
          </table:table-cell>
        </table:table-row>
        <table:table-row table:style-name="ro1">
          <table:table-cell office:value-type="float" office:value="0.00742425" calcext:value-type="float">
            <text:p>0,00742425</text:p>
          </table:table-cell>
          <table:table-cell office:value-type="float" office:value="71.7971" calcext:value-type="float">
            <text:p>71,7971</text:p>
          </table:table-cell>
        </table:table-row>
        <table:table-row table:style-name="ro1">
          <table:table-cell office:value-type="float" office:value="0.00742483" calcext:value-type="float">
            <text:p>0,00742483</text:p>
          </table:table-cell>
          <table:table-cell office:value-type="float" office:value="71.8624" calcext:value-type="float">
            <text:p>71,8624</text:p>
          </table:table-cell>
        </table:table-row>
        <table:table-row table:style-name="ro1">
          <table:table-cell office:value-type="float" office:value="0.00742253" calcext:value-type="float">
            <text:p>0,00742253</text:p>
          </table:table-cell>
          <table:table-cell office:value-type="float" office:value="71.9196" calcext:value-type="float">
            <text:p>71,9196</text:p>
          </table:table-cell>
        </table:table-row>
        <table:table-row table:style-name="ro1">
          <table:table-cell office:value-type="float" office:value="0.00742484" calcext:value-type="float">
            <text:p>0,00742484</text:p>
          </table:table-cell>
          <table:table-cell office:value-type="float" office:value="71.991" calcext:value-type="float">
            <text:p>71,991</text:p>
          </table:table-cell>
        </table:table-row>
        <table:table-row table:style-name="ro1">
          <table:table-cell office:value-type="float" office:value="0.00741906" calcext:value-type="float">
            <text:p>0,00741906</text:p>
          </table:table-cell>
          <table:table-cell office:value-type="float" office:value="72.0545" calcext:value-type="float">
            <text:p>72,0545</text:p>
          </table:table-cell>
        </table:table-row>
        <table:table-row table:style-name="ro1">
          <table:table-cell office:value-type="float" office:value="0.00742587" calcext:value-type="float">
            <text:p>0,00742587</text:p>
          </table:table-cell>
          <table:table-cell office:value-type="float" office:value="72.1216" calcext:value-type="float">
            <text:p>72,1216</text:p>
          </table:table-cell>
        </table:table-row>
        <table:table-row table:style-name="ro1">
          <table:table-cell office:value-type="float" office:value="0.00743014" calcext:value-type="float">
            <text:p>0,00743014</text:p>
          </table:table-cell>
          <table:table-cell office:value-type="float" office:value="72.1849" calcext:value-type="float">
            <text:p>72,1849</text:p>
          </table:table-cell>
        </table:table-row>
        <table:table-row table:style-name="ro1">
          <table:table-cell office:value-type="float" office:value="0.00742675" calcext:value-type="float">
            <text:p>0,00742675</text:p>
          </table:table-cell>
          <table:table-cell office:value-type="float" office:value="72.256" calcext:value-type="float">
            <text:p>72,256</text:p>
          </table:table-cell>
        </table:table-row>
        <table:table-row table:style-name="ro1">
          <table:table-cell office:value-type="float" office:value="0.00742368" calcext:value-type="float">
            <text:p>0,00742368</text:p>
          </table:table-cell>
          <table:table-cell office:value-type="float" office:value="72.3211" calcext:value-type="float">
            <text:p>72,3211</text:p>
          </table:table-cell>
        </table:table-row>
        <table:table-row table:style-name="ro1">
          <table:table-cell office:value-type="float" office:value="0.00743028" calcext:value-type="float">
            <text:p>0,00743028</text:p>
          </table:table-cell>
          <table:table-cell office:value-type="float" office:value="72.3893" calcext:value-type="float">
            <text:p>72,3893</text:p>
          </table:table-cell>
        </table:table-row>
        <table:table-row table:style-name="ro1">
          <table:table-cell office:value-type="float" office:value="0.00742381" calcext:value-type="float">
            <text:p>0,00742381</text:p>
          </table:table-cell>
          <table:table-cell office:value-type="float" office:value="72.4517" calcext:value-type="float">
            <text:p>72,4517</text:p>
          </table:table-cell>
        </table:table-row>
        <table:table-row table:style-name="ro1">
          <table:table-cell office:value-type="float" office:value="0.00742652" calcext:value-type="float">
            <text:p>0,00742652</text:p>
          </table:table-cell>
          <table:table-cell office:value-type="float" office:value="72.5199" calcext:value-type="float">
            <text:p>72,5199</text:p>
          </table:table-cell>
        </table:table-row>
        <table:table-row table:style-name="ro1">
          <table:table-cell office:value-type="float" office:value="0.0074255" calcext:value-type="float">
            <text:p>0,0074255</text:p>
          </table:table-cell>
          <table:table-cell office:value-type="float" office:value="72.5845" calcext:value-type="float">
            <text:p>72,5845</text:p>
          </table:table-cell>
        </table:table-row>
        <table:table-row table:style-name="ro1">
          <table:table-cell office:value-type="float" office:value="0.00742708" calcext:value-type="float">
            <text:p>0,00742708</text:p>
          </table:table-cell>
          <table:table-cell office:value-type="float" office:value="72.6533" calcext:value-type="float">
            <text:p>72,6533</text:p>
          </table:table-cell>
        </table:table-row>
        <table:table-row table:style-name="ro1">
          <table:table-cell office:value-type="float" office:value="0.00743322" calcext:value-type="float">
            <text:p>0,00743322</text:p>
          </table:table-cell>
          <table:table-cell office:value-type="float" office:value="72.7167" calcext:value-type="float">
            <text:p>72,7167</text:p>
          </table:table-cell>
        </table:table-row>
        <table:table-row table:style-name="ro1">
          <table:table-cell office:value-type="float" office:value="0.00742858" calcext:value-type="float">
            <text:p>0,00742858</text:p>
          </table:table-cell>
          <table:table-cell office:value-type="float" office:value="72.781" calcext:value-type="float">
            <text:p>72,781</text:p>
          </table:table-cell>
        </table:table-row>
        <table:table-row table:style-name="ro1">
          <table:table-cell office:value-type="float" office:value="0.00743533" calcext:value-type="float">
            <text:p>0,00743533</text:p>
          </table:table-cell>
          <table:table-cell office:value-type="float" office:value="72.8467" calcext:value-type="float">
            <text:p>72,8467</text:p>
          </table:table-cell>
        </table:table-row>
        <table:table-row table:style-name="ro1">
          <table:table-cell office:value-type="float" office:value="0.00742982" calcext:value-type="float">
            <text:p>0,00742982</text:p>
          </table:table-cell>
          <table:table-cell office:value-type="float" office:value="72.9085" calcext:value-type="float">
            <text:p>72,9085</text:p>
          </table:table-cell>
        </table:table-row>
        <table:table-row table:style-name="ro1">
          <table:table-cell office:value-type="float" office:value="0.00743176" calcext:value-type="float">
            <text:p>0,00743176</text:p>
          </table:table-cell>
          <table:table-cell office:value-type="float" office:value="72.976" calcext:value-type="float">
            <text:p>72,976</text:p>
          </table:table-cell>
        </table:table-row>
        <table:table-row table:style-name="ro1">
          <table:table-cell office:value-type="float" office:value="0.00743011" calcext:value-type="float">
            <text:p>0,00743011</text:p>
          </table:table-cell>
          <table:table-cell office:value-type="float" office:value="73.0471" calcext:value-type="float">
            <text:p>73,0471</text:p>
          </table:table-cell>
        </table:table-row>
        <table:table-row table:style-name="ro1">
          <table:table-cell office:value-type="float" office:value="0.00743371" calcext:value-type="float">
            <text:p>0,00743371</text:p>
          </table:table-cell>
          <table:table-cell office:value-type="float" office:value="73.1108" calcext:value-type="float">
            <text:p>73,1108</text:p>
          </table:table-cell>
        </table:table-row>
        <table:table-row table:style-name="ro1">
          <table:table-cell office:value-type="float" office:value="0.00742794" calcext:value-type="float">
            <text:p>0,00742794</text:p>
          </table:table-cell>
          <table:table-cell office:value-type="float" office:value="73.1777" calcext:value-type="float">
            <text:p>73,1777</text:p>
          </table:table-cell>
        </table:table-row>
        <table:table-row table:style-name="ro1">
          <table:table-cell office:value-type="float" office:value="0.00742997" calcext:value-type="float">
            <text:p>0,00742997</text:p>
          </table:table-cell>
          <table:table-cell office:value-type="float" office:value="73.2424" calcext:value-type="float">
            <text:p>73,2424</text:p>
          </table:table-cell>
        </table:table-row>
        <table:table-row table:style-name="ro1">
          <table:table-cell office:value-type="float" office:value="0.00743149" calcext:value-type="float">
            <text:p>0,00743149</text:p>
          </table:table-cell>
          <table:table-cell office:value-type="float" office:value="73.3103" calcext:value-type="float">
            <text:p>73,3103</text:p>
          </table:table-cell>
        </table:table-row>
        <table:table-row table:style-name="ro1">
          <table:table-cell office:value-type="float" office:value="0.00742952" calcext:value-type="float">
            <text:p>0,00742952</text:p>
          </table:table-cell>
          <table:table-cell office:value-type="float" office:value="73.3749" calcext:value-type="float">
            <text:p>73,3749</text:p>
          </table:table-cell>
        </table:table-row>
        <table:table-row table:style-name="ro1">
          <table:table-cell office:value-type="float" office:value="0.00742919" calcext:value-type="float">
            <text:p>0,00742919</text:p>
          </table:table-cell>
          <table:table-cell office:value-type="float" office:value="73.4398" calcext:value-type="float">
            <text:p>73,4398</text:p>
          </table:table-cell>
        </table:table-row>
        <table:table-row table:style-name="ro1">
          <table:table-cell office:value-type="float" office:value="0.00742836" calcext:value-type="float">
            <text:p>0,00742836</text:p>
          </table:table-cell>
          <table:table-cell office:value-type="float" office:value="73.5103" calcext:value-type="float">
            <text:p>73,5103</text:p>
          </table:table-cell>
        </table:table-row>
        <table:table-row table:style-name="ro1">
          <table:table-cell office:value-type="float" office:value="0.00743275" calcext:value-type="float">
            <text:p>0,00743275</text:p>
          </table:table-cell>
          <table:table-cell office:value-type="float" office:value="73.5747" calcext:value-type="float">
            <text:p>73,5747</text:p>
          </table:table-cell>
        </table:table-row>
        <table:table-row table:style-name="ro1">
          <table:table-cell office:value-type="float" office:value="0.00743092" calcext:value-type="float">
            <text:p>0,00743092</text:p>
          </table:table-cell>
          <table:table-cell office:value-type="float" office:value="73.6389" calcext:value-type="float">
            <text:p>73,6389</text:p>
          </table:table-cell>
        </table:table-row>
        <table:table-row table:style-name="ro1">
          <table:table-cell office:value-type="float" office:value="0.00742932" calcext:value-type="float">
            <text:p>0,00742932</text:p>
          </table:table-cell>
          <table:table-cell office:value-type="float" office:value="73.7065" calcext:value-type="float">
            <text:p>73,7065</text:p>
          </table:table-cell>
        </table:table-row>
        <table:table-row table:style-name="ro1">
          <table:table-cell office:value-type="float" office:value="0.0074396" calcext:value-type="float">
            <text:p>0,0074396</text:p>
          </table:table-cell>
          <table:table-cell office:value-type="float" office:value="73.772" calcext:value-type="float">
            <text:p>73,772</text:p>
          </table:table-cell>
        </table:table-row>
        <table:table-row table:style-name="ro1">
          <table:table-cell office:value-type="float" office:value="0.00743526" calcext:value-type="float">
            <text:p>0,00743526</text:p>
          </table:table-cell>
          <table:table-cell office:value-type="float" office:value="73.8371" calcext:value-type="float">
            <text:p>73,8371</text:p>
          </table:table-cell>
        </table:table-row>
        <table:table-row table:style-name="ro1">
          <table:table-cell office:value-type="float" office:value="0.00743515" calcext:value-type="float">
            <text:p>0,00743515</text:p>
          </table:table-cell>
          <table:table-cell office:value-type="float" office:value="73.8991" calcext:value-type="float">
            <text:p>73,8991</text:p>
          </table:table-cell>
        </table:table-row>
        <table:table-row table:style-name="ro1">
          <table:table-cell office:value-type="float" office:value="0.00744078" calcext:value-type="float">
            <text:p>0,00744078</text:p>
          </table:table-cell>
          <table:table-cell office:value-type="float" office:value="73.9687" calcext:value-type="float">
            <text:p>73,9687</text:p>
          </table:table-cell>
        </table:table-row>
        <table:table-row table:style-name="ro1">
          <table:table-cell office:value-type="float" office:value="0.00743872" calcext:value-type="float">
            <text:p>0,00743872</text:p>
          </table:table-cell>
          <table:table-cell office:value-type="float" office:value="74.0296" calcext:value-type="float">
            <text:p>74,0296</text:p>
          </table:table-cell>
        </table:table-row>
        <table:table-row table:style-name="ro1">
          <table:table-cell office:value-type="float" office:value="0.00743192" calcext:value-type="float">
            <text:p>0,00743192</text:p>
          </table:table-cell>
          <table:table-cell office:value-type="float" office:value="74.0932" calcext:value-type="float">
            <text:p>74,0932</text:p>
          </table:table-cell>
        </table:table-row>
        <table:table-row table:style-name="ro1">
          <table:table-cell office:value-type="float" office:value="0.00743524" calcext:value-type="float">
            <text:p>0,00743524</text:p>
          </table:table-cell>
          <table:table-cell office:value-type="float" office:value="74.165" calcext:value-type="float">
            <text:p>74,165</text:p>
          </table:table-cell>
        </table:table-row>
        <table:table-row table:style-name="ro1">
          <table:table-cell office:value-type="float" office:value="0.00743081" calcext:value-type="float">
            <text:p>0,00743081</text:p>
          </table:table-cell>
          <table:table-cell office:value-type="float" office:value="74.232" calcext:value-type="float">
            <text:p>74,232</text:p>
          </table:table-cell>
        </table:table-row>
        <table:table-row table:style-name="ro1">
          <table:table-cell office:value-type="float" office:value="0.00743789" calcext:value-type="float">
            <text:p>0,00743789</text:p>
          </table:table-cell>
          <table:table-cell office:value-type="float" office:value="74.2963" calcext:value-type="float">
            <text:p>74,2963</text:p>
          </table:table-cell>
        </table:table-row>
        <table:table-row table:style-name="ro1">
          <table:table-cell office:value-type="float" office:value="0.00743953" calcext:value-type="float">
            <text:p>0,00743953</text:p>
          </table:table-cell>
          <table:table-cell office:value-type="float" office:value="74.3637" calcext:value-type="float">
            <text:p>74,3637</text:p>
          </table:table-cell>
        </table:table-row>
        <table:table-row table:style-name="ro1">
          <table:table-cell office:value-type="float" office:value="0.0074327" calcext:value-type="float">
            <text:p>0,0074327</text:p>
          </table:table-cell>
          <table:table-cell office:value-type="float" office:value="74.4313" calcext:value-type="float">
            <text:p>74,4313</text:p>
          </table:table-cell>
        </table:table-row>
        <table:table-row table:style-name="ro1">
          <table:table-cell office:value-type="float" office:value="0.00743932" calcext:value-type="float">
            <text:p>0,00743932</text:p>
          </table:table-cell>
          <table:table-cell office:value-type="float" office:value="74.4959" calcext:value-type="float">
            <text:p>74,4959</text:p>
          </table:table-cell>
        </table:table-row>
        <table:table-row table:style-name="ro1">
          <table:table-cell office:value-type="float" office:value="0.00743983" calcext:value-type="float">
            <text:p>0,00743983</text:p>
          </table:table-cell>
          <table:table-cell office:value-type="float" office:value="74.5625" calcext:value-type="float">
            <text:p>74,5625</text:p>
          </table:table-cell>
        </table:table-row>
        <table:table-row table:style-name="ro1">
          <table:table-cell office:value-type="float" office:value="0.00743734" calcext:value-type="float">
            <text:p>0,00743734</text:p>
          </table:table-cell>
          <table:table-cell office:value-type="float" office:value="74.6255" calcext:value-type="float">
            <text:p>74,6255</text:p>
          </table:table-cell>
        </table:table-row>
        <table:table-row table:style-name="ro1">
          <table:table-cell office:value-type="float" office:value="0.00743176" calcext:value-type="float">
            <text:p>0,00743176</text:p>
          </table:table-cell>
          <table:table-cell office:value-type="float" office:value="74.6952" calcext:value-type="float">
            <text:p>74,6952</text:p>
          </table:table-cell>
        </table:table-row>
        <table:table-row table:style-name="ro1">
          <table:table-cell office:value-type="float" office:value="0.00743482" calcext:value-type="float">
            <text:p>0,00743482</text:p>
          </table:table-cell>
          <table:table-cell office:value-type="float" office:value="74.7628" calcext:value-type="float">
            <text:p>74,7628</text:p>
          </table:table-cell>
        </table:table-row>
        <table:table-row table:style-name="ro1">
          <table:table-cell office:value-type="float" office:value="0.00743918" calcext:value-type="float">
            <text:p>0,00743918</text:p>
          </table:table-cell>
          <table:table-cell office:value-type="float" office:value="74.8233" calcext:value-type="float">
            <text:p>74,8233</text:p>
          </table:table-cell>
        </table:table-row>
        <table:table-row table:style-name="ro1">
          <table:table-cell office:value-type="float" office:value="0.00743958" calcext:value-type="float">
            <text:p>0,00743958</text:p>
          </table:table-cell>
          <table:table-cell office:value-type="float" office:value="74.8881" calcext:value-type="float">
            <text:p>74,8881</text:p>
          </table:table-cell>
        </table:table-row>
        <table:table-row table:style-name="ro1">
          <table:table-cell office:value-type="float" office:value="0.00744022" calcext:value-type="float">
            <text:p>0,00744022</text:p>
          </table:table-cell>
          <table:table-cell office:value-type="float" office:value="74.9565" calcext:value-type="float">
            <text:p>74,9565</text:p>
          </table:table-cell>
        </table:table-row>
        <table:table-row table:style-name="ro1">
          <table:table-cell office:value-type="float" office:value="0.00743802" calcext:value-type="float">
            <text:p>0,00743802</text:p>
          </table:table-cell>
          <table:table-cell office:value-type="float" office:value="75.025" calcext:value-type="float">
            <text:p>75,025</text:p>
          </table:table-cell>
        </table:table-row>
        <table:table-row table:style-name="ro1">
          <table:table-cell office:value-type="float" office:value="0.00743862" calcext:value-type="float">
            <text:p>0,00743862</text:p>
          </table:table-cell>
          <table:table-cell office:value-type="float" office:value="75.0896" calcext:value-type="float">
            <text:p>75,0896</text:p>
          </table:table-cell>
        </table:table-row>
        <table:table-row table:style-name="ro1">
          <table:table-cell office:value-type="float" office:value="0.00744357" calcext:value-type="float">
            <text:p>0,00744357</text:p>
          </table:table-cell>
          <table:table-cell office:value-type="float" office:value="75.1545" calcext:value-type="float">
            <text:p>75,1545</text:p>
          </table:table-cell>
        </table:table-row>
        <table:table-row table:style-name="ro1">
          <table:table-cell office:value-type="float" office:value="0.00743876" calcext:value-type="float">
            <text:p>0,00743876</text:p>
          </table:table-cell>
          <table:table-cell office:value-type="float" office:value="75.2106" calcext:value-type="float">
            <text:p>75,2106</text:p>
          </table:table-cell>
        </table:table-row>
        <table:table-row table:style-name="ro1">
          <table:table-cell office:value-type="float" office:value="0.00743578" calcext:value-type="float">
            <text:p>0,00743578</text:p>
          </table:table-cell>
          <table:table-cell office:value-type="float" office:value="75.2837" calcext:value-type="float">
            <text:p>75,2837</text:p>
          </table:table-cell>
        </table:table-row>
        <table:table-row table:style-name="ro1">
          <table:table-cell office:value-type="float" office:value="0.0074446" calcext:value-type="float">
            <text:p>0,0074446</text:p>
          </table:table-cell>
          <table:table-cell office:value-type="float" office:value="75.3513" calcext:value-type="float">
            <text:p>75,3513</text:p>
          </table:table-cell>
        </table:table-row>
        <table:table-row table:style-name="ro1">
          <table:table-cell office:value-type="float" office:value="0.00744514" calcext:value-type="float">
            <text:p>0,00744514</text:p>
          </table:table-cell>
          <table:table-cell office:value-type="float" office:value="75.4189" calcext:value-type="float">
            <text:p>75,4189</text:p>
          </table:table-cell>
        </table:table-row>
        <table:table-row table:style-name="ro1">
          <table:table-cell office:value-type="float" office:value="0.00744252" calcext:value-type="float">
            <text:p>0,00744252</text:p>
          </table:table-cell>
          <table:table-cell office:value-type="float" office:value="75.4754" calcext:value-type="float">
            <text:p>75,4754</text:p>
          </table:table-cell>
        </table:table-row>
        <table:table-row table:style-name="ro1">
          <table:table-cell office:value-type="float" office:value="0.00743816" calcext:value-type="float">
            <text:p>0,00743816</text:p>
          </table:table-cell>
          <table:table-cell office:value-type="float" office:value="75.5458" calcext:value-type="float">
            <text:p>75,5458</text:p>
          </table:table-cell>
        </table:table-row>
        <table:table-row table:style-name="ro1">
          <table:table-cell office:value-type="float" office:value="0.007442" calcext:value-type="float">
            <text:p>0,007442</text:p>
          </table:table-cell>
          <table:table-cell office:value-type="float" office:value="75.6181" calcext:value-type="float">
            <text:p>75,6181</text:p>
          </table:table-cell>
        </table:table-row>
        <table:table-row table:style-name="ro1">
          <table:table-cell office:value-type="float" office:value="0.00744541" calcext:value-type="float">
            <text:p>0,00744541</text:p>
          </table:table-cell>
          <table:table-cell office:value-type="float" office:value="75.6809" calcext:value-type="float">
            <text:p>75,6809</text:p>
          </table:table-cell>
        </table:table-row>
        <table:table-row table:style-name="ro1">
          <table:table-cell office:value-type="float" office:value="0.00744305" calcext:value-type="float">
            <text:p>0,00744305</text:p>
          </table:table-cell>
          <table:table-cell office:value-type="float" office:value="75.7496" calcext:value-type="float">
            <text:p>75,7496</text:p>
          </table:table-cell>
        </table:table-row>
        <table:table-row table:style-name="ro1">
          <table:table-cell office:value-type="float" office:value="0.00744909" calcext:value-type="float">
            <text:p>0,00744909</text:p>
          </table:table-cell>
          <table:table-cell office:value-type="float" office:value="75.8092" calcext:value-type="float">
            <text:p>75,8092</text:p>
          </table:table-cell>
        </table:table-row>
        <table:table-row table:style-name="ro1">
          <table:table-cell office:value-type="float" office:value="0.00744139" calcext:value-type="float">
            <text:p>0,00744139</text:p>
          </table:table-cell>
          <table:table-cell office:value-type="float" office:value="75.8753" calcext:value-type="float">
            <text:p>75,8753</text:p>
          </table:table-cell>
        </table:table-row>
        <table:table-row table:style-name="ro1">
          <table:table-cell office:value-type="float" office:value="0.00743983" calcext:value-type="float">
            <text:p>0,00743983</text:p>
          </table:table-cell>
          <table:table-cell office:value-type="float" office:value="75.9423" calcext:value-type="float">
            <text:p>75,9423</text:p>
          </table:table-cell>
        </table:table-row>
        <table:table-row table:style-name="ro1">
          <table:table-cell office:value-type="float" office:value="0.00744182" calcext:value-type="float">
            <text:p>0,00744182</text:p>
          </table:table-cell>
          <table:table-cell office:value-type="float" office:value="76.0107" calcext:value-type="float">
            <text:p>76,0107</text:p>
          </table:table-cell>
        </table:table-row>
        <table:table-row table:style-name="ro1">
          <table:table-cell office:value-type="float" office:value="0.00744689" calcext:value-type="float">
            <text:p>0,00744689</text:p>
          </table:table-cell>
          <table:table-cell office:value-type="float" office:value="76.0758" calcext:value-type="float">
            <text:p>76,0758</text:p>
          </table:table-cell>
        </table:table-row>
        <table:table-row table:style-name="ro1">
          <table:table-cell office:value-type="float" office:value="0.00744233" calcext:value-type="float">
            <text:p>0,00744233</text:p>
          </table:table-cell>
          <table:table-cell office:value-type="float" office:value="76.1395" calcext:value-type="float">
            <text:p>76,1395</text:p>
          </table:table-cell>
        </table:table-row>
        <table:table-row table:style-name="ro1">
          <table:table-cell office:value-type="float" office:value="0.00743935" calcext:value-type="float">
            <text:p>0,00743935</text:p>
          </table:table-cell>
          <table:table-cell office:value-type="float" office:value="76.2076" calcext:value-type="float">
            <text:p>76,2076</text:p>
          </table:table-cell>
        </table:table-row>
        <table:table-row table:style-name="ro1">
          <table:table-cell office:value-type="float" office:value="0.00744507" calcext:value-type="float">
            <text:p>0,00744507</text:p>
          </table:table-cell>
          <table:table-cell office:value-type="float" office:value="76.2727" calcext:value-type="float">
            <text:p>76,2727</text:p>
          </table:table-cell>
        </table:table-row>
        <table:table-row table:style-name="ro1">
          <table:table-cell office:value-type="float" office:value="0.00744396" calcext:value-type="float">
            <text:p>0,00744396</text:p>
          </table:table-cell>
          <table:table-cell office:value-type="float" office:value="76.3374" calcext:value-type="float">
            <text:p>76,3374</text:p>
          </table:table-cell>
        </table:table-row>
        <table:table-row table:style-name="ro1">
          <table:table-cell office:value-type="float" office:value="0.00744432" calcext:value-type="float">
            <text:p>0,00744432</text:p>
          </table:table-cell>
          <table:table-cell office:value-type="float" office:value="76.405" calcext:value-type="float">
            <text:p>76,405</text:p>
          </table:table-cell>
        </table:table-row>
        <table:table-row table:style-name="ro1">
          <table:table-cell office:value-type="float" office:value="0.00744464" calcext:value-type="float">
            <text:p>0,00744464</text:p>
          </table:table-cell>
          <table:table-cell office:value-type="float" office:value="76.4679" calcext:value-type="float">
            <text:p>76,4679</text:p>
          </table:table-cell>
        </table:table-row>
        <table:table-row table:style-name="ro1">
          <table:table-cell office:value-type="float" office:value="0.00744213" calcext:value-type="float">
            <text:p>0,00744213</text:p>
          </table:table-cell>
          <table:table-cell office:value-type="float" office:value="76.5344" calcext:value-type="float">
            <text:p>76,5344</text:p>
          </table:table-cell>
        </table:table-row>
        <table:table-row table:style-name="ro1">
          <table:table-cell office:value-type="float" office:value="0.00744285" calcext:value-type="float">
            <text:p>0,00744285</text:p>
          </table:table-cell>
          <table:table-cell office:value-type="float" office:value="76.6007" calcext:value-type="float">
            <text:p>76,6007</text:p>
          </table:table-cell>
        </table:table-row>
        <table:table-row table:style-name="ro1">
          <table:table-cell office:value-type="float" office:value="0.00744491" calcext:value-type="float">
            <text:p>0,00744491</text:p>
          </table:table-cell>
          <table:table-cell office:value-type="float" office:value="76.6686" calcext:value-type="float">
            <text:p>76,6686</text:p>
          </table:table-cell>
        </table:table-row>
        <table:table-row table:style-name="ro1">
          <table:table-cell office:value-type="float" office:value="0.00744793" calcext:value-type="float">
            <text:p>0,00744793</text:p>
          </table:table-cell>
          <table:table-cell office:value-type="float" office:value="76.7342" calcext:value-type="float">
            <text:p>76,7342</text:p>
          </table:table-cell>
        </table:table-row>
        <table:table-row table:style-name="ro1">
          <table:table-cell office:value-type="float" office:value="0.00744891" calcext:value-type="float">
            <text:p>0,00744891</text:p>
          </table:table-cell>
          <table:table-cell office:value-type="float" office:value="76.796" calcext:value-type="float">
            <text:p>76,796</text:p>
          </table:table-cell>
        </table:table-row>
        <table:table-row table:style-name="ro1">
          <table:table-cell office:value-type="float" office:value="0.00745097" calcext:value-type="float">
            <text:p>0,00745097</text:p>
          </table:table-cell>
          <table:table-cell office:value-type="float" office:value="76.8625" calcext:value-type="float">
            <text:p>76,8625</text:p>
          </table:table-cell>
        </table:table-row>
        <table:table-row table:style-name="ro1">
          <table:table-cell office:value-type="float" office:value="0.00745081" calcext:value-type="float">
            <text:p>0,00745081</text:p>
          </table:table-cell>
          <table:table-cell office:value-type="float" office:value="76.9321" calcext:value-type="float">
            <text:p>76,9321</text:p>
          </table:table-cell>
        </table:table-row>
        <table:table-row table:style-name="ro1">
          <table:table-cell office:value-type="float" office:value="0.00744757" calcext:value-type="float">
            <text:p>0,00744757</text:p>
          </table:table-cell>
          <table:table-cell office:value-type="float" office:value="76.9978" calcext:value-type="float">
            <text:p>76,9978</text:p>
          </table:table-cell>
        </table:table-row>
        <table:table-row table:style-name="ro1">
          <table:table-cell office:value-type="float" office:value="0.0074503" calcext:value-type="float">
            <text:p>0,0074503</text:p>
          </table:table-cell>
          <table:table-cell office:value-type="float" office:value="77.0652" calcext:value-type="float">
            <text:p>77,0652</text:p>
          </table:table-cell>
        </table:table-row>
        <table:table-row table:style-name="ro1">
          <table:table-cell office:value-type="float" office:value="0.00744945" calcext:value-type="float">
            <text:p>0,00744945</text:p>
          </table:table-cell>
          <table:table-cell office:value-type="float" office:value="77.1321" calcext:value-type="float">
            <text:p>77,1321</text:p>
          </table:table-cell>
        </table:table-row>
        <table:table-row table:style-name="ro1">
          <table:table-cell office:value-type="float" office:value="0.0074467" calcext:value-type="float">
            <text:p>0,0074467</text:p>
          </table:table-cell>
          <table:table-cell office:value-type="float" office:value="77.1955" calcext:value-type="float">
            <text:p>77,1955</text:p>
          </table:table-cell>
        </table:table-row>
        <table:table-row table:style-name="ro1">
          <table:table-cell office:value-type="float" office:value="0.00745123" calcext:value-type="float">
            <text:p>0,00745123</text:p>
          </table:table-cell>
          <table:table-cell office:value-type="float" office:value="77.2595" calcext:value-type="float">
            <text:p>77,2595</text:p>
          </table:table-cell>
        </table:table-row>
        <table:table-row table:style-name="ro1">
          <table:table-cell office:value-type="float" office:value="0.00744831" calcext:value-type="float">
            <text:p>0,00744831</text:p>
          </table:table-cell>
          <table:table-cell office:value-type="float" office:value="77.3278" calcext:value-type="float">
            <text:p>77,3278</text:p>
          </table:table-cell>
        </table:table-row>
        <table:table-row table:style-name="ro1">
          <table:table-cell office:value-type="float" office:value="0.00745607" calcext:value-type="float">
            <text:p>0,00745607</text:p>
          </table:table-cell>
          <table:table-cell office:value-type="float" office:value="77.3926" calcext:value-type="float">
            <text:p>77,3926</text:p>
          </table:table-cell>
        </table:table-row>
        <table:table-row table:style-name="ro1">
          <table:table-cell office:value-type="float" office:value="0.00745845" calcext:value-type="float">
            <text:p>0,00745845</text:p>
          </table:table-cell>
          <table:table-cell office:value-type="float" office:value="77.4575" calcext:value-type="float">
            <text:p>77,4575</text:p>
          </table:table-cell>
        </table:table-row>
        <table:table-row table:style-name="ro1">
          <table:table-cell office:value-type="float" office:value="0.00745026" calcext:value-type="float">
            <text:p>0,00745026</text:p>
          </table:table-cell>
          <table:table-cell office:value-type="float" office:value="77.524" calcext:value-type="float">
            <text:p>77,524</text:p>
          </table:table-cell>
        </table:table-row>
        <table:table-row table:style-name="ro1">
          <table:table-cell office:value-type="float" office:value="0.00744795" calcext:value-type="float">
            <text:p>0,00744795</text:p>
          </table:table-cell>
          <table:table-cell office:value-type="float" office:value="77.59" calcext:value-type="float">
            <text:p>77,59</text:p>
          </table:table-cell>
        </table:table-row>
        <table:table-row table:style-name="ro1">
          <table:table-cell office:value-type="float" office:value="0.00745755" calcext:value-type="float">
            <text:p>0,00745755</text:p>
          </table:table-cell>
          <table:table-cell office:value-type="float" office:value="77.6576" calcext:value-type="float">
            <text:p>77,6576</text:p>
          </table:table-cell>
        </table:table-row>
        <table:table-row table:style-name="ro1">
          <table:table-cell office:value-type="float" office:value="0.00745681" calcext:value-type="float">
            <text:p>0,00745681</text:p>
          </table:table-cell>
          <table:table-cell office:value-type="float" office:value="77.7215" calcext:value-type="float">
            <text:p>77,7215</text:p>
          </table:table-cell>
        </table:table-row>
        <table:table-row table:style-name="ro1">
          <table:table-cell office:value-type="float" office:value="0.0074536" calcext:value-type="float">
            <text:p>0,0074536</text:p>
          </table:table-cell>
          <table:table-cell office:value-type="float" office:value="77.778" calcext:value-type="float">
            <text:p>77,778</text:p>
          </table:table-cell>
        </table:table-row>
        <table:table-row table:style-name="ro1">
          <table:table-cell office:value-type="float" office:value="0.00745634" calcext:value-type="float">
            <text:p>0,00745634</text:p>
          </table:table-cell>
          <table:table-cell office:value-type="float" office:value="77.856" calcext:value-type="float">
            <text:p>77,856</text:p>
          </table:table-cell>
        </table:table-row>
        <table:table-row table:style-name="ro1">
          <table:table-cell office:value-type="float" office:value="0.00745684" calcext:value-type="float">
            <text:p>0,00745684</text:p>
          </table:table-cell>
          <table:table-cell office:value-type="float" office:value="77.922" calcext:value-type="float">
            <text:p>77,922</text:p>
          </table:table-cell>
        </table:table-row>
        <table:table-row table:style-name="ro1">
          <table:table-cell office:value-type="float" office:value="0.00745337" calcext:value-type="float">
            <text:p>0,00745337</text:p>
          </table:table-cell>
          <table:table-cell office:value-type="float" office:value="77.9856" calcext:value-type="float">
            <text:p>77,9856</text:p>
          </table:table-cell>
        </table:table-row>
        <table:table-row table:style-name="ro1">
          <table:table-cell office:value-type="float" office:value="0.00745056" calcext:value-type="float">
            <text:p>0,00745056</text:p>
          </table:table-cell>
          <table:table-cell office:value-type="float" office:value="78.0462" calcext:value-type="float">
            <text:p>78,0462</text:p>
          </table:table-cell>
        </table:table-row>
        <table:table-row table:style-name="ro1">
          <table:table-cell office:value-type="float" office:value="0.00745245" calcext:value-type="float">
            <text:p>0,00745245</text:p>
          </table:table-cell>
          <table:table-cell office:value-type="float" office:value="78.1091" calcext:value-type="float">
            <text:p>78,1091</text:p>
          </table:table-cell>
        </table:table-row>
        <table:table-row table:style-name="ro1">
          <table:table-cell office:value-type="float" office:value="0.00745001" calcext:value-type="float">
            <text:p>0,00745001</text:p>
          </table:table-cell>
          <table:table-cell office:value-type="float" office:value="78.181" calcext:value-type="float">
            <text:p>78,181</text:p>
          </table:table-cell>
        </table:table-row>
        <table:table-row table:style-name="ro1">
          <table:table-cell office:value-type="float" office:value="0.00744928" calcext:value-type="float">
            <text:p>0,00744928</text:p>
          </table:table-cell>
          <table:table-cell office:value-type="float" office:value="78.2426" calcext:value-type="float">
            <text:p>78,2426</text:p>
          </table:table-cell>
        </table:table-row>
        <table:table-row table:style-name="ro1">
          <table:table-cell office:value-type="float" office:value="0.00745633" calcext:value-type="float">
            <text:p>0,00745633</text:p>
          </table:table-cell>
          <table:table-cell office:value-type="float" office:value="78.3026" calcext:value-type="float">
            <text:p>78,3026</text:p>
          </table:table-cell>
        </table:table-row>
        <table:table-row table:style-name="ro1">
          <table:table-cell office:value-type="float" office:value="0.00745768" calcext:value-type="float">
            <text:p>0,00745768</text:p>
          </table:table-cell>
          <table:table-cell office:value-type="float" office:value="78.3731" calcext:value-type="float">
            <text:p>78,3731</text:p>
          </table:table-cell>
        </table:table-row>
        <table:table-row table:style-name="ro1">
          <table:table-cell office:value-type="float" office:value="0.00746258" calcext:value-type="float">
            <text:p>0,00746258</text:p>
          </table:table-cell>
          <table:table-cell office:value-type="float" office:value="78.4443" calcext:value-type="float">
            <text:p>78,4443</text:p>
          </table:table-cell>
        </table:table-row>
        <table:table-row table:style-name="ro1">
          <table:table-cell office:value-type="float" office:value="0.00745689" calcext:value-type="float">
            <text:p>0,00745689</text:p>
          </table:table-cell>
          <table:table-cell office:value-type="float" office:value="78.5141" calcext:value-type="float">
            <text:p>78,5141</text:p>
          </table:table-cell>
        </table:table-row>
        <table:table-row table:style-name="ro1">
          <table:table-cell office:value-type="float" office:value="0.00745276" calcext:value-type="float">
            <text:p>0,00745276</text:p>
          </table:table-cell>
          <table:table-cell office:value-type="float" office:value="78.5779" calcext:value-type="float">
            <text:p>78,5779</text:p>
          </table:table-cell>
        </table:table-row>
        <table:table-row table:style-name="ro1">
          <table:table-cell office:value-type="float" office:value="0.00745559" calcext:value-type="float">
            <text:p>0,00745559</text:p>
          </table:table-cell>
          <table:table-cell office:value-type="float" office:value="78.6438" calcext:value-type="float">
            <text:p>78,6438</text:p>
          </table:table-cell>
        </table:table-row>
        <table:table-row table:style-name="ro1">
          <table:table-cell office:value-type="float" office:value="0.0074573" calcext:value-type="float">
            <text:p>0,0074573</text:p>
          </table:table-cell>
          <table:table-cell office:value-type="float" office:value="78.7094" calcext:value-type="float">
            <text:p>78,7094</text:p>
          </table:table-cell>
        </table:table-row>
        <table:table-row table:style-name="ro1">
          <table:table-cell office:value-type="float" office:value="0.00745945" calcext:value-type="float">
            <text:p>0,00745945</text:p>
          </table:table-cell>
          <table:table-cell office:value-type="float" office:value="78.7688" calcext:value-type="float">
            <text:p>78,7688</text:p>
          </table:table-cell>
        </table:table-row>
        <table:table-row table:style-name="ro1">
          <table:table-cell office:value-type="float" office:value="0.00745239" calcext:value-type="float">
            <text:p>0,00745239</text:p>
          </table:table-cell>
          <table:table-cell office:value-type="float" office:value="78.8349" calcext:value-type="float">
            <text:p>78,8349</text:p>
          </table:table-cell>
        </table:table-row>
        <table:table-row table:style-name="ro1">
          <table:table-cell office:value-type="float" office:value="0.00745794" calcext:value-type="float">
            <text:p>0,00745794</text:p>
          </table:table-cell>
          <table:table-cell office:value-type="float" office:value="78.8985" calcext:value-type="float">
            <text:p>78,8985</text:p>
          </table:table-cell>
        </table:table-row>
        <table:table-row table:style-name="ro1">
          <table:table-cell office:value-type="float" office:value="0.00744992" calcext:value-type="float">
            <text:p>0,00744992</text:p>
          </table:table-cell>
          <table:table-cell office:value-type="float" office:value="78.971" calcext:value-type="float">
            <text:p>78,971</text:p>
          </table:table-cell>
        </table:table-row>
        <table:table-row table:style-name="ro1">
          <table:table-cell office:value-type="float" office:value="0.00746655" calcext:value-type="float">
            <text:p>0,00746655</text:p>
          </table:table-cell>
          <table:table-cell office:value-type="float" office:value="79.0407" calcext:value-type="float">
            <text:p>79,0407</text:p>
          </table:table-cell>
        </table:table-row>
        <table:table-row table:style-name="ro1">
          <table:table-cell office:value-type="float" office:value="0.00745284" calcext:value-type="float">
            <text:p>0,00745284</text:p>
          </table:table-cell>
          <table:table-cell office:value-type="float" office:value="79.0983" calcext:value-type="float">
            <text:p>79,0983</text:p>
          </table:table-cell>
        </table:table-row>
        <table:table-row table:style-name="ro1">
          <table:table-cell office:value-type="float" office:value="0.00745799" calcext:value-type="float">
            <text:p>0,00745799</text:p>
          </table:table-cell>
          <table:table-cell office:value-type="float" office:value="79.1639" calcext:value-type="float">
            <text:p>79,1639</text:p>
          </table:table-cell>
        </table:table-row>
        <table:table-row table:style-name="ro1">
          <table:table-cell office:value-type="float" office:value="0.00745239" calcext:value-type="float">
            <text:p>0,00745239</text:p>
          </table:table-cell>
          <table:table-cell office:value-type="float" office:value="79.2357" calcext:value-type="float">
            <text:p>79,2357</text:p>
          </table:table-cell>
        </table:table-row>
        <table:table-row table:style-name="ro1">
          <table:table-cell office:value-type="float" office:value="0.00745921" calcext:value-type="float">
            <text:p>0,00745921</text:p>
          </table:table-cell>
          <table:table-cell office:value-type="float" office:value="79.3004" calcext:value-type="float">
            <text:p>79,3004</text:p>
          </table:table-cell>
        </table:table-row>
        <table:table-row table:style-name="ro1">
          <table:table-cell office:value-type="float" office:value="0.00746463" calcext:value-type="float">
            <text:p>0,00746463</text:p>
          </table:table-cell>
          <table:table-cell office:value-type="float" office:value="79.3693" calcext:value-type="float">
            <text:p>79,3693</text:p>
          </table:table-cell>
        </table:table-row>
        <table:table-row table:style-name="ro1">
          <table:table-cell office:value-type="float" office:value="0.00745997" calcext:value-type="float">
            <text:p>0,00745997</text:p>
          </table:table-cell>
          <table:table-cell office:value-type="float" office:value="79.4334" calcext:value-type="float">
            <text:p>79,4334</text:p>
          </table:table-cell>
        </table:table-row>
        <table:table-row table:style-name="ro1">
          <table:table-cell office:value-type="float" office:value="0.00746728" calcext:value-type="float">
            <text:p>0,00746728</text:p>
          </table:table-cell>
          <table:table-cell office:value-type="float" office:value="79.5012" calcext:value-type="float">
            <text:p>79,5012</text:p>
          </table:table-cell>
        </table:table-row>
        <table:table-row table:style-name="ro1">
          <table:table-cell office:value-type="float" office:value="0.00746406" calcext:value-type="float">
            <text:p>0,00746406</text:p>
          </table:table-cell>
          <table:table-cell office:value-type="float" office:value="79.5682" calcext:value-type="float">
            <text:p>79,5682</text:p>
          </table:table-cell>
        </table:table-row>
        <table:table-row table:style-name="ro1">
          <table:table-cell office:value-type="float" office:value="0.00746096" calcext:value-type="float">
            <text:p>0,00746096</text:p>
          </table:table-cell>
          <table:table-cell office:value-type="float" office:value="79.6332" calcext:value-type="float">
            <text:p>79,6332</text:p>
          </table:table-cell>
        </table:table-row>
        <table:table-row table:style-name="ro1">
          <table:table-cell office:value-type="float" office:value="0.00746025" calcext:value-type="float">
            <text:p>0,00746025</text:p>
          </table:table-cell>
          <table:table-cell office:value-type="float" office:value="79.699" calcext:value-type="float">
            <text:p>79,699</text:p>
          </table:table-cell>
        </table:table-row>
        <table:table-row table:style-name="ro1">
          <table:table-cell office:value-type="float" office:value="0.00746451" calcext:value-type="float">
            <text:p>0,00746451</text:p>
          </table:table-cell>
          <table:table-cell office:value-type="float" office:value="79.7642" calcext:value-type="float">
            <text:p>79,7642</text:p>
          </table:table-cell>
        </table:table-row>
        <table:table-row table:style-name="ro1">
          <table:table-cell office:value-type="float" office:value="0.0074619" calcext:value-type="float">
            <text:p>0,0074619</text:p>
          </table:table-cell>
          <table:table-cell office:value-type="float" office:value="79.8184" calcext:value-type="float">
            <text:p>79,8184</text:p>
          </table:table-cell>
        </table:table-row>
        <table:table-row table:style-name="ro1">
          <table:table-cell office:value-type="float" office:value="0.00745384" calcext:value-type="float">
            <text:p>0,00745384</text:p>
          </table:table-cell>
          <table:table-cell office:value-type="float" office:value="79.8875" calcext:value-type="float">
            <text:p>79,8875</text:p>
          </table:table-cell>
        </table:table-row>
        <table:table-row table:style-name="ro1">
          <table:table-cell office:value-type="float" office:value="0.00746172" calcext:value-type="float">
            <text:p>0,00746172</text:p>
          </table:table-cell>
          <table:table-cell office:value-type="float" office:value="79.9601" calcext:value-type="float">
            <text:p>79,9601</text:p>
          </table:table-cell>
        </table:table-row>
        <table:table-row table:style-name="ro1">
          <table:table-cell office:value-type="float" office:value="0.00746487" calcext:value-type="float">
            <text:p>0,00746487</text:p>
          </table:table-cell>
          <table:table-cell office:value-type="float" office:value="80.0213" calcext:value-type="float">
            <text:p>80,0213</text:p>
          </table:table-cell>
        </table:table-row>
        <table:table-row table:style-name="ro1">
          <table:table-cell office:value-type="float" office:value="0.00745775" calcext:value-type="float">
            <text:p>0,00745775</text:p>
          </table:table-cell>
          <table:table-cell office:value-type="float" office:value="80.087" calcext:value-type="float">
            <text:p>80,087</text:p>
          </table:table-cell>
        </table:table-row>
        <table:table-row table:style-name="ro1">
          <table:table-cell office:value-type="float" office:value="0.00745741" calcext:value-type="float">
            <text:p>0,00745741</text:p>
          </table:table-cell>
          <table:table-cell office:value-type="float" office:value="80.1523" calcext:value-type="float">
            <text:p>80,1523</text:p>
          </table:table-cell>
        </table:table-row>
        <table:table-row table:style-name="ro1">
          <table:table-cell office:value-type="float" office:value="0.00746072" calcext:value-type="float">
            <text:p>0,00746072</text:p>
          </table:table-cell>
          <table:table-cell office:value-type="float" office:value="80.226" calcext:value-type="float">
            <text:p>80,226</text:p>
          </table:table-cell>
        </table:table-row>
        <table:table-row table:style-name="ro1">
          <table:table-cell office:value-type="float" office:value="0.00746557" calcext:value-type="float">
            <text:p>0,00746557</text:p>
          </table:table-cell>
          <table:table-cell office:value-type="float" office:value="80.2927" calcext:value-type="float">
            <text:p>80,2927</text:p>
          </table:table-cell>
        </table:table-row>
        <table:table-row table:style-name="ro1">
          <table:table-cell office:value-type="float" office:value="0.00746123" calcext:value-type="float">
            <text:p>0,00746123</text:p>
          </table:table-cell>
          <table:table-cell office:value-type="float" office:value="80.3578" calcext:value-type="float">
            <text:p>80,3578</text:p>
          </table:table-cell>
        </table:table-row>
        <table:table-row table:style-name="ro1">
          <table:table-cell office:value-type="float" office:value="0.0074659" calcext:value-type="float">
            <text:p>0,0074659</text:p>
          </table:table-cell>
          <table:table-cell office:value-type="float" office:value="80.4175" calcext:value-type="float">
            <text:p>80,4175</text:p>
          </table:table-cell>
        </table:table-row>
        <table:table-row table:style-name="ro1">
          <table:table-cell office:value-type="float" office:value="0.00746855" calcext:value-type="float">
            <text:p>0,00746855</text:p>
          </table:table-cell>
          <table:table-cell office:value-type="float" office:value="80.4876" calcext:value-type="float">
            <text:p>80,4876</text:p>
          </table:table-cell>
        </table:table-row>
        <table:table-row table:style-name="ro1">
          <table:table-cell office:value-type="float" office:value="0.00746722" calcext:value-type="float">
            <text:p>0,00746722</text:p>
          </table:table-cell>
          <table:table-cell office:value-type="float" office:value="80.5516" calcext:value-type="float">
            <text:p>80,5516</text:p>
          </table:table-cell>
        </table:table-row>
        <table:table-row table:style-name="ro1">
          <table:table-cell office:value-type="float" office:value="0.00746754" calcext:value-type="float">
            <text:p>0,00746754</text:p>
          </table:table-cell>
          <table:table-cell office:value-type="float" office:value="80.6103" calcext:value-type="float">
            <text:p>80,6103</text:p>
          </table:table-cell>
        </table:table-row>
        <table:table-row table:style-name="ro1">
          <table:table-cell office:value-type="float" office:value="0.00746792" calcext:value-type="float">
            <text:p>0,00746792</text:p>
          </table:table-cell>
          <table:table-cell office:value-type="float" office:value="80.7205" calcext:value-type="float">
            <text:p>80,7205</text:p>
          </table:table-cell>
        </table:table-row>
        <table:table-row table:style-name="ro1">
          <table:table-cell office:value-type="float" office:value="0.00746571" calcext:value-type="float">
            <text:p>0,00746571</text:p>
          </table:table-cell>
          <table:table-cell office:value-type="float" office:value="80.775" calcext:value-type="float">
            <text:p>80,775</text:p>
          </table:table-cell>
        </table:table-row>
        <table:table-row table:style-name="ro1">
          <table:table-cell office:value-type="float" office:value="0.00747055" calcext:value-type="float">
            <text:p>0,00747055</text:p>
          </table:table-cell>
          <table:table-cell office:value-type="float" office:value="80.8524" calcext:value-type="float">
            <text:p>80,8524</text:p>
          </table:table-cell>
        </table:table-row>
        <table:table-row table:style-name="ro1">
          <table:table-cell office:value-type="float" office:value="0.00745999" calcext:value-type="float">
            <text:p>0,00745999</text:p>
          </table:table-cell>
          <table:table-cell office:value-type="float" office:value="80.9042" calcext:value-type="float">
            <text:p>80,9042</text:p>
          </table:table-cell>
        </table:table-row>
        <table:table-row table:style-name="ro1">
          <table:table-cell office:value-type="float" office:value="0.00746343" calcext:value-type="float">
            <text:p>0,00746343</text:p>
          </table:table-cell>
          <table:table-cell office:value-type="float" office:value="80.9777" calcext:value-type="float">
            <text:p>80,9777</text:p>
          </table:table-cell>
        </table:table-row>
        <table:table-row table:style-name="ro1">
          <table:table-cell office:value-type="float" office:value="0.00746946" calcext:value-type="float">
            <text:p>0,00746946</text:p>
          </table:table-cell>
          <table:table-cell office:value-type="float" office:value="81.0503" calcext:value-type="float">
            <text:p>81,0503</text:p>
          </table:table-cell>
        </table:table-row>
        <table:table-row table:style-name="ro1">
          <table:table-cell office:value-type="float" office:value="0.00746906" calcext:value-type="float">
            <text:p>0,00746906</text:p>
          </table:table-cell>
          <table:table-cell office:value-type="float" office:value="81.1012" calcext:value-type="float">
            <text:p>81,1012</text:p>
          </table:table-cell>
        </table:table-row>
        <table:table-row table:style-name="ro1">
          <table:table-cell office:value-type="float" office:value="0.00746471" calcext:value-type="float">
            <text:p>0,00746471</text:p>
          </table:table-cell>
          <table:table-cell office:value-type="float" office:value="81.1683" calcext:value-type="float">
            <text:p>81,1683</text:p>
          </table:table-cell>
        </table:table-row>
        <table:table-row table:style-name="ro1">
          <table:table-cell office:value-type="float" office:value="0.0074642" calcext:value-type="float">
            <text:p>0,0074642</text:p>
          </table:table-cell>
          <table:table-cell office:value-type="float" office:value="81.2403" calcext:value-type="float">
            <text:p>81,2403</text:p>
          </table:table-cell>
        </table:table-row>
        <table:table-row table:style-name="ro1">
          <table:table-cell office:value-type="float" office:value="0.00746766" calcext:value-type="float">
            <text:p>0,00746766</text:p>
          </table:table-cell>
          <table:table-cell office:value-type="float" office:value="81.3133" calcext:value-type="float">
            <text:p>81,3133</text:p>
          </table:table-cell>
        </table:table-row>
        <table:table-row table:style-name="ro1">
          <table:table-cell office:value-type="float" office:value="0.00746676" calcext:value-type="float">
            <text:p>0,00746676</text:p>
          </table:table-cell>
          <table:table-cell office:value-type="float" office:value="81.3796" calcext:value-type="float">
            <text:p>81,3796</text:p>
          </table:table-cell>
        </table:table-row>
        <table:table-row table:style-name="ro1">
          <table:table-cell office:value-type="float" office:value="0.00747584" calcext:value-type="float">
            <text:p>0,00747584</text:p>
          </table:table-cell>
          <table:table-cell office:value-type="float" office:value="81.4472" calcext:value-type="float">
            <text:p>81,4472</text:p>
          </table:table-cell>
        </table:table-row>
        <table:table-row table:style-name="ro1">
          <table:table-cell office:value-type="float" office:value="0.00747089" calcext:value-type="float">
            <text:p>0,00747089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0.00746323" calcext:value-type="float">
            <text:p>0,00746323</text:p>
          </table:table-cell>
          <table:table-cell office:value-type="float" office:value="81.5669" calcext:value-type="float">
            <text:p>81,5669</text:p>
          </table:table-cell>
        </table:table-row>
        <table:table-row table:style-name="ro1">
          <table:table-cell office:value-type="float" office:value="0.00746858" calcext:value-type="float">
            <text:p>0,00746858</text:p>
          </table:table-cell>
          <table:table-cell office:value-type="float" office:value="81.6407" calcext:value-type="float">
            <text:p>81,6407</text:p>
          </table:table-cell>
        </table:table-row>
        <table:table-row table:style-name="ro1">
          <table:table-cell office:value-type="float" office:value="0.00746871" calcext:value-type="float">
            <text:p>0,00746871</text:p>
          </table:table-cell>
          <table:table-cell office:value-type="float" office:value="81.7032" calcext:value-type="float">
            <text:p>81,7032</text:p>
          </table:table-cell>
        </table:table-row>
        <table:table-row table:style-name="ro1">
          <table:table-cell office:value-type="float" office:value="0.00746997" calcext:value-type="float">
            <text:p>0,00746997</text:p>
          </table:table-cell>
          <table:table-cell office:value-type="float" office:value="81.7684" calcext:value-type="float">
            <text:p>81,7684</text:p>
          </table:table-cell>
        </table:table-row>
        <table:table-row table:style-name="ro1">
          <table:table-cell office:value-type="float" office:value="0.00746514" calcext:value-type="float">
            <text:p>0,00746514</text:p>
          </table:table-cell>
          <table:table-cell office:value-type="float" office:value="81.8423" calcext:value-type="float">
            <text:p>81,8423</text:p>
          </table:table-cell>
        </table:table-row>
        <table:table-row table:style-name="ro1">
          <table:table-cell office:value-type="float" office:value="0.00746702" calcext:value-type="float">
            <text:p>0,00746702</text:p>
          </table:table-cell>
          <table:table-cell office:value-type="float" office:value="81.9078" calcext:value-type="float">
            <text:p>81,9078</text:p>
          </table:table-cell>
        </table:table-row>
        <table:table-row table:style-name="ro1">
          <table:table-cell office:value-type="float" office:value="0.00746827" calcext:value-type="float">
            <text:p>0,00746827</text:p>
          </table:table-cell>
          <table:table-cell office:value-type="float" office:value="81.9655" calcext:value-type="float">
            <text:p>81,9655</text:p>
          </table:table-cell>
        </table:table-row>
        <table:table-row table:style-name="ro1">
          <table:table-cell office:value-type="float" office:value="0.00746747" calcext:value-type="float">
            <text:p>0,00746747</text:p>
          </table:table-cell>
          <table:table-cell office:value-type="float" office:value="82.025" calcext:value-type="float">
            <text:p>82,025</text:p>
          </table:table-cell>
        </table:table-row>
        <table:table-row table:style-name="ro1">
          <table:table-cell office:value-type="float" office:value="0.00746284" calcext:value-type="float">
            <text:p>0,00746284</text:p>
          </table:table-cell>
          <table:table-cell office:value-type="float" office:value="82.0925" calcext:value-type="float">
            <text:p>82,0925</text:p>
          </table:table-cell>
        </table:table-row>
        <table:table-row table:style-name="ro1">
          <table:table-cell office:value-type="float" office:value="0.00747326" calcext:value-type="float">
            <text:p>0,00747326</text:p>
          </table:table-cell>
          <table:table-cell office:value-type="float" office:value="82.159" calcext:value-type="float">
            <text:p>82,159</text:p>
          </table:table-cell>
        </table:table-row>
        <table:table-row table:style-name="ro1">
          <table:table-cell office:value-type="float" office:value="0.00746518" calcext:value-type="float">
            <text:p>0,00746518</text:p>
          </table:table-cell>
          <table:table-cell office:value-type="float" office:value="82.229" calcext:value-type="float">
            <text:p>82,229</text:p>
          </table:table-cell>
        </table:table-row>
        <table:table-row table:style-name="ro1">
          <table:table-cell office:value-type="float" office:value="0.00746802" calcext:value-type="float">
            <text:p>0,00746802</text:p>
          </table:table-cell>
          <table:table-cell office:value-type="float" office:value="82.2934" calcext:value-type="float">
            <text:p>82,2934</text:p>
          </table:table-cell>
        </table:table-row>
        <table:table-row table:style-name="ro1">
          <table:table-cell office:value-type="float" office:value="0.00746911" calcext:value-type="float">
            <text:p>0,00746911</text:p>
          </table:table-cell>
          <table:table-cell office:value-type="float" office:value="82.36" calcext:value-type="float">
            <text:p>82,36</text:p>
          </table:table-cell>
        </table:table-row>
        <table:table-row table:style-name="ro1">
          <table:table-cell office:value-type="float" office:value="0.00747182" calcext:value-type="float">
            <text:p>0,00747182</text:p>
          </table:table-cell>
          <table:table-cell office:value-type="float" office:value="82.4293" calcext:value-type="float">
            <text:p>82,4293</text:p>
          </table:table-cell>
        </table:table-row>
        <table:table-row table:style-name="ro1">
          <table:table-cell office:value-type="float" office:value="0.00747544" calcext:value-type="float">
            <text:p>0,00747544</text:p>
          </table:table-cell>
          <table:table-cell office:value-type="float" office:value="82.4951" calcext:value-type="float">
            <text:p>82,4951</text:p>
          </table:table-cell>
        </table:table-row>
        <table:table-row table:style-name="ro1">
          <table:table-cell office:value-type="float" office:value="0.00747336" calcext:value-type="float">
            <text:p>0,00747336</text:p>
          </table:table-cell>
          <table:table-cell office:value-type="float" office:value="82.5595" calcext:value-type="float">
            <text:p>82,5595</text:p>
          </table:table-cell>
        </table:table-row>
        <table:table-row table:style-name="ro1">
          <table:table-cell office:value-type="float" office:value="0.00747334" calcext:value-type="float">
            <text:p>0,00747334</text:p>
          </table:table-cell>
          <table:table-cell office:value-type="float" office:value="82.6272" calcext:value-type="float">
            <text:p>82,6272</text:p>
          </table:table-cell>
        </table:table-row>
        <table:table-row table:style-name="ro1">
          <table:table-cell office:value-type="float" office:value="0.0074657" calcext:value-type="float">
            <text:p>0,0074657</text:p>
          </table:table-cell>
          <table:table-cell office:value-type="float" office:value="82.6906" calcext:value-type="float">
            <text:p>82,6906</text:p>
          </table:table-cell>
        </table:table-row>
        <table:table-row table:style-name="ro1">
          <table:table-cell office:value-type="float" office:value="0.00747675" calcext:value-type="float">
            <text:p>0,00747675</text:p>
          </table:table-cell>
          <table:table-cell office:value-type="float" office:value="82.7605" calcext:value-type="float">
            <text:p>82,7605</text:p>
          </table:table-cell>
        </table:table-row>
        <table:table-row table:style-name="ro1">
          <table:table-cell office:value-type="float" office:value="0.00747264" calcext:value-type="float">
            <text:p>0,00747264</text:p>
          </table:table-cell>
          <table:table-cell office:value-type="float" office:value="82.8354" calcext:value-type="float">
            <text:p>82,8354</text:p>
          </table:table-cell>
        </table:table-row>
        <table:table-row table:style-name="ro1">
          <table:table-cell office:value-type="float" office:value="0.00746683" calcext:value-type="float">
            <text:p>0,00746683</text:p>
          </table:table-cell>
          <table:table-cell office:value-type="float" office:value="82.889" calcext:value-type="float">
            <text:p>82,889</text:p>
          </table:table-cell>
        </table:table-row>
        <table:table-row table:style-name="ro1">
          <table:table-cell office:value-type="float" office:value="0.00747615" calcext:value-type="float">
            <text:p>0,00747615</text:p>
          </table:table-cell>
          <table:table-cell office:value-type="float" office:value="82.9554" calcext:value-type="float">
            <text:p>82,9554</text:p>
          </table:table-cell>
        </table:table-row>
        <table:table-row table:style-name="ro1">
          <table:table-cell office:value-type="float" office:value="0.00747154" calcext:value-type="float">
            <text:p>0,00747154</text:p>
          </table:table-cell>
          <table:table-cell office:value-type="float" office:value="83.0272" calcext:value-type="float">
            <text:p>83,0272</text:p>
          </table:table-cell>
        </table:table-row>
        <table:table-row table:style-name="ro1">
          <table:table-cell office:value-type="float" office:value="0.00747803" calcext:value-type="float">
            <text:p>0,00747803</text:p>
          </table:table-cell>
          <table:table-cell office:value-type="float" office:value="83.0971" calcext:value-type="float">
            <text:p>83,0971</text:p>
          </table:table-cell>
        </table:table-row>
        <table:table-row table:style-name="ro1">
          <table:table-cell office:value-type="float" office:value="0.00747506" calcext:value-type="float">
            <text:p>0,00747506</text:p>
          </table:table-cell>
          <table:table-cell office:value-type="float" office:value="83.1497" calcext:value-type="float">
            <text:p>83,1497</text:p>
          </table:table-cell>
        </table:table-row>
        <table:table-row table:style-name="ro1">
          <table:table-cell office:value-type="float" office:value="0.00747114" calcext:value-type="float">
            <text:p>0,00747114</text:p>
          </table:table-cell>
          <table:table-cell office:value-type="float" office:value="83.2187" calcext:value-type="float">
            <text:p>83,2187</text:p>
          </table:table-cell>
        </table:table-row>
        <table:table-row table:style-name="ro1">
          <table:table-cell office:value-type="float" office:value="0.00747176" calcext:value-type="float">
            <text:p>0,00747176</text:p>
          </table:table-cell>
          <table:table-cell office:value-type="float" office:value="83.2816" calcext:value-type="float">
            <text:p>83,2816</text:p>
          </table:table-cell>
        </table:table-row>
        <table:table-row table:style-name="ro1">
          <table:table-cell office:value-type="float" office:value="0.007468" calcext:value-type="float">
            <text:p>0,007468</text:p>
          </table:table-cell>
          <table:table-cell office:value-type="float" office:value="83.3533" calcext:value-type="float">
            <text:p>83,3533</text:p>
          </table:table-cell>
        </table:table-row>
        <table:table-row table:style-name="ro1">
          <table:table-cell office:value-type="float" office:value="0.00747348" calcext:value-type="float">
            <text:p>0,00747348</text:p>
          </table:table-cell>
          <table:table-cell office:value-type="float" office:value="83.4241" calcext:value-type="float">
            <text:p>83,4241</text:p>
          </table:table-cell>
        </table:table-row>
        <table:table-row table:style-name="ro1">
          <table:table-cell office:value-type="float" office:value="0.0074748" calcext:value-type="float">
            <text:p>0,0074748</text:p>
          </table:table-cell>
          <table:table-cell office:value-type="float" office:value="83.4802" calcext:value-type="float">
            <text:p>83,4802</text:p>
          </table:table-cell>
        </table:table-row>
        <table:table-row table:style-name="ro1">
          <table:table-cell office:value-type="float" office:value="0.00747817" calcext:value-type="float">
            <text:p>0,00747817</text:p>
          </table:table-cell>
          <table:table-cell office:value-type="float" office:value="83.5469" calcext:value-type="float">
            <text:p>83,5469</text:p>
          </table:table-cell>
        </table:table-row>
        <table:table-row table:style-name="ro1">
          <table:table-cell office:value-type="float" office:value="0.00747668" calcext:value-type="float">
            <text:p>0,00747668</text:p>
          </table:table-cell>
          <table:table-cell office:value-type="float" office:value="83.6176" calcext:value-type="float">
            <text:p>83,6176</text:p>
          </table:table-cell>
        </table:table-row>
        <table:table-row table:style-name="ro1">
          <table:table-cell office:value-type="float" office:value="0.00746983" calcext:value-type="float">
            <text:p>0,00746983</text:p>
          </table:table-cell>
          <table:table-cell office:value-type="float" office:value="83.6814" calcext:value-type="float">
            <text:p>83,6814</text:p>
          </table:table-cell>
        </table:table-row>
        <table:table-row table:style-name="ro1">
          <table:table-cell office:value-type="float" office:value="0.00747392" calcext:value-type="float">
            <text:p>0,00747392</text:p>
          </table:table-cell>
          <table:table-cell office:value-type="float" office:value="83.7477" calcext:value-type="float">
            <text:p>83,7477</text:p>
          </table:table-cell>
        </table:table-row>
        <table:table-row table:style-name="ro1">
          <table:table-cell office:value-type="float" office:value="0.0074747" calcext:value-type="float">
            <text:p>0,0074747</text:p>
          </table:table-cell>
          <table:table-cell office:value-type="float" office:value="83.8209" calcext:value-type="float">
            <text:p>83,8209</text:p>
          </table:table-cell>
        </table:table-row>
        <table:table-row table:style-name="ro1">
          <table:table-cell office:value-type="float" office:value="0.00747308" calcext:value-type="float">
            <text:p>0,00747308</text:p>
          </table:table-cell>
          <table:table-cell office:value-type="float" office:value="83.876" calcext:value-type="float">
            <text:p>83,876</text:p>
          </table:table-cell>
        </table:table-row>
        <table:table-row table:style-name="ro1">
          <table:table-cell office:value-type="float" office:value="0.00747595" calcext:value-type="float">
            <text:p>0,00747595</text:p>
          </table:table-cell>
          <table:table-cell office:value-type="float" office:value="83.9443" calcext:value-type="float">
            <text:p>83,9443</text:p>
          </table:table-cell>
        </table:table-row>
        <table:table-row table:style-name="ro1">
          <table:table-cell office:value-type="float" office:value="0.00747436" calcext:value-type="float">
            <text:p>0,00747436</text:p>
          </table:table-cell>
          <table:table-cell office:value-type="float" office:value="84.0104" calcext:value-type="float">
            <text:p>84,0104</text:p>
          </table:table-cell>
        </table:table-row>
        <table:table-row table:style-name="ro1">
          <table:table-cell office:value-type="float" office:value="0.00747933" calcext:value-type="float">
            <text:p>0,00747933</text:p>
          </table:table-cell>
          <table:table-cell office:value-type="float" office:value="84.0771" calcext:value-type="float">
            <text:p>84,0771</text:p>
          </table:table-cell>
        </table:table-row>
        <table:table-row table:style-name="ro1">
          <table:table-cell office:value-type="float" office:value="0.00747951" calcext:value-type="float">
            <text:p>0,00747951</text:p>
          </table:table-cell>
          <table:table-cell office:value-type="float" office:value="84.1503" calcext:value-type="float">
            <text:p>84,1503</text:p>
          </table:table-cell>
        </table:table-row>
        <table:table-row table:style-name="ro1">
          <table:table-cell office:value-type="float" office:value="0.00748365" calcext:value-type="float">
            <text:p>0,00748365</text:p>
          </table:table-cell>
          <table:table-cell office:value-type="float" office:value="84.2026" calcext:value-type="float">
            <text:p>84,2026</text:p>
          </table:table-cell>
        </table:table-row>
        <table:table-row table:style-name="ro1">
          <table:table-cell office:value-type="float" office:value="0.00748265" calcext:value-type="float">
            <text:p>0,00748265</text:p>
          </table:table-cell>
          <table:table-cell office:value-type="float" office:value="84.2747" calcext:value-type="float">
            <text:p>84,2747</text:p>
          </table:table-cell>
        </table:table-row>
        <table:table-row table:style-name="ro1">
          <table:table-cell office:value-type="float" office:value="0.00747714" calcext:value-type="float">
            <text:p>0,00747714</text:p>
          </table:table-cell>
          <table:table-cell office:value-type="float" office:value="84.3423" calcext:value-type="float">
            <text:p>84,3423</text:p>
          </table:table-cell>
        </table:table-row>
        <table:table-row table:style-name="ro1">
          <table:table-cell office:value-type="float" office:value="0.00747682" calcext:value-type="float">
            <text:p>0,00747682</text:p>
          </table:table-cell>
          <table:table-cell office:value-type="float" office:value="84.4057" calcext:value-type="float">
            <text:p>84,4057</text:p>
          </table:table-cell>
        </table:table-row>
        <table:table-row table:style-name="ro1">
          <table:table-cell office:value-type="float" office:value="0.00747719" calcext:value-type="float">
            <text:p>0,00747719</text:p>
          </table:table-cell>
          <table:table-cell office:value-type="float" office:value="84.47" calcext:value-type="float">
            <text:p>84,47</text:p>
          </table:table-cell>
        </table:table-row>
        <table:table-row table:style-name="ro1">
          <table:table-cell office:value-type="float" office:value="0.00747529" calcext:value-type="float">
            <text:p>0,00747529</text:p>
          </table:table-cell>
          <table:table-cell office:value-type="float" office:value="84.5379" calcext:value-type="float">
            <text:p>84,5379</text:p>
          </table:table-cell>
        </table:table-row>
        <table:table-row table:style-name="ro1">
          <table:table-cell office:value-type="float" office:value="0.00747417" calcext:value-type="float">
            <text:p>0,00747417</text:p>
          </table:table-cell>
          <table:table-cell office:value-type="float" office:value="84.6041" calcext:value-type="float">
            <text:p>84,6041</text:p>
          </table:table-cell>
        </table:table-row>
        <table:table-row table:style-name="ro1">
          <table:table-cell office:value-type="float" office:value="0.00748011" calcext:value-type="float">
            <text:p>0,00748011</text:p>
          </table:table-cell>
          <table:table-cell office:value-type="float" office:value="84.6678" calcext:value-type="float">
            <text:p>84,6678</text:p>
          </table:table-cell>
        </table:table-row>
        <table:table-row table:style-name="ro1">
          <table:table-cell office:value-type="float" office:value="0.00748148" calcext:value-type="float">
            <text:p>0,00748148</text:p>
          </table:table-cell>
          <table:table-cell office:value-type="float" office:value="84.7344" calcext:value-type="float">
            <text:p>84,7344</text:p>
          </table:table-cell>
        </table:table-row>
        <table:table-row table:style-name="ro1">
          <table:table-cell office:value-type="float" office:value="0.0074778" calcext:value-type="float">
            <text:p>0,0074778</text:p>
          </table:table-cell>
          <table:table-cell office:value-type="float" office:value="84.7993" calcext:value-type="float">
            <text:p>84,7993</text:p>
          </table:table-cell>
        </table:table-row>
        <table:table-row table:style-name="ro1">
          <table:table-cell office:value-type="float" office:value="0.00748352" calcext:value-type="float">
            <text:p>0,00748352</text:p>
          </table:table-cell>
          <table:table-cell office:value-type="float" office:value="84.8638" calcext:value-type="float">
            <text:p>84,8638</text:p>
          </table:table-cell>
        </table:table-row>
        <table:table-row table:style-name="ro1">
          <table:table-cell office:value-type="float" office:value="0.00747582" calcext:value-type="float">
            <text:p>0,00747582</text:p>
          </table:table-cell>
          <table:table-cell office:value-type="float" office:value="84.9317" calcext:value-type="float">
            <text:p>84,9317</text:p>
          </table:table-cell>
        </table:table-row>
        <table:table-row table:style-name="ro1">
          <table:table-cell office:value-type="float" office:value="0.00748269" calcext:value-type="float">
            <text:p>0,00748269</text:p>
          </table:table-cell>
          <table:table-cell office:value-type="float" office:value="84.9978" calcext:value-type="float">
            <text:p>84,9978</text:p>
          </table:table-cell>
        </table:table-row>
        <table:table-row table:style-name="ro1">
          <table:table-cell office:value-type="float" office:value="0.00748105" calcext:value-type="float">
            <text:p>0,00748105</text:p>
          </table:table-cell>
          <table:table-cell office:value-type="float" office:value="85.0691" calcext:value-type="float">
            <text:p>85,0691</text:p>
          </table:table-cell>
        </table:table-row>
        <table:table-row table:style-name="ro1">
          <table:table-cell office:value-type="float" office:value="0.00748394" calcext:value-type="float">
            <text:p>0,00748394</text:p>
          </table:table-cell>
          <table:table-cell office:value-type="float" office:value="85.127" calcext:value-type="float">
            <text:p>85,127</text:p>
          </table:table-cell>
        </table:table-row>
        <table:table-row table:style-name="ro1">
          <table:table-cell office:value-type="float" office:value="0.00748171" calcext:value-type="float">
            <text:p>0,00748171</text:p>
          </table:table-cell>
          <table:table-cell office:value-type="float" office:value="85.1977" calcext:value-type="float">
            <text:p>85,1977</text:p>
          </table:table-cell>
        </table:table-row>
        <table:table-row table:style-name="ro1">
          <table:table-cell office:value-type="float" office:value="0.00748285" calcext:value-type="float">
            <text:p>0,00748285</text:p>
          </table:table-cell>
          <table:table-cell office:value-type="float" office:value="85.2644" calcext:value-type="float">
            <text:p>85,2644</text:p>
          </table:table-cell>
        </table:table-row>
        <table:table-row table:style-name="ro1">
          <table:table-cell office:value-type="float" office:value="0.00748154" calcext:value-type="float">
            <text:p>0,00748154</text:p>
          </table:table-cell>
          <table:table-cell office:value-type="float" office:value="85.3342" calcext:value-type="float">
            <text:p>85,3342</text:p>
          </table:table-cell>
        </table:table-row>
        <table:table-row table:style-name="ro1">
          <table:table-cell office:value-type="float" office:value="0.00748126" calcext:value-type="float">
            <text:p>0,00748126</text:p>
          </table:table-cell>
          <table:table-cell office:value-type="float" office:value="85.4001" calcext:value-type="float">
            <text:p>85,4001</text:p>
          </table:table-cell>
        </table:table-row>
        <table:table-row table:style-name="ro1">
          <table:table-cell office:value-type="float" office:value="0.00748194" calcext:value-type="float">
            <text:p>0,00748194</text:p>
          </table:table-cell>
          <table:table-cell office:value-type="float" office:value="85.4611" calcext:value-type="float">
            <text:p>85,4611</text:p>
          </table:table-cell>
        </table:table-row>
        <table:table-row table:style-name="ro1">
          <table:table-cell office:value-type="float" office:value="0.00747834" calcext:value-type="float">
            <text:p>0,00747834</text:p>
          </table:table-cell>
          <table:table-cell office:value-type="float" office:value="85.5307" calcext:value-type="float">
            <text:p>85,5307</text:p>
          </table:table-cell>
        </table:table-row>
        <table:table-row table:style-name="ro1">
          <table:table-cell office:value-type="float" office:value="0.00747427" calcext:value-type="float">
            <text:p>0,00747427</text:p>
          </table:table-cell>
          <table:table-cell office:value-type="float" office:value="85.6006" calcext:value-type="float">
            <text:p>85,6006</text:p>
          </table:table-cell>
        </table:table-row>
        <table:table-row table:style-name="ro1">
          <table:table-cell office:value-type="float" office:value="0.0074795" calcext:value-type="float">
            <text:p>0,0074795</text:p>
          </table:table-cell>
          <table:table-cell office:value-type="float" office:value="85.656" calcext:value-type="float">
            <text:p>85,656</text:p>
          </table:table-cell>
        </table:table-row>
        <table:table-row table:style-name="ro1">
          <table:table-cell office:value-type="float" office:value="0.00748366" calcext:value-type="float">
            <text:p>0,00748366</text:p>
          </table:table-cell>
          <table:table-cell office:value-type="float" office:value="85.7242" calcext:value-type="float">
            <text:p>85,7242</text:p>
          </table:table-cell>
        </table:table-row>
        <table:table-row table:style-name="ro1">
          <table:table-cell office:value-type="float" office:value="0.00748446" calcext:value-type="float">
            <text:p>0,00748446</text:p>
          </table:table-cell>
          <table:table-cell office:value-type="float" office:value="85.7913" calcext:value-type="float">
            <text:p>85,7913</text:p>
          </table:table-cell>
        </table:table-row>
        <table:table-row table:style-name="ro1">
          <table:table-cell office:value-type="float" office:value="0.00747642" calcext:value-type="float">
            <text:p>0,00747642</text:p>
          </table:table-cell>
          <table:table-cell office:value-type="float" office:value="85.8602" calcext:value-type="float">
            <text:p>85,8602</text:p>
          </table:table-cell>
        </table:table-row>
        <table:table-row table:style-name="ro1">
          <table:table-cell office:value-type="float" office:value="0.00748821" calcext:value-type="float">
            <text:p>0,00748821</text:p>
          </table:table-cell>
          <table:table-cell office:value-type="float" office:value="85.9252" calcext:value-type="float">
            <text:p>85,9252</text:p>
          </table:table-cell>
        </table:table-row>
        <table:table-row table:style-name="ro1">
          <table:table-cell office:value-type="float" office:value="0.00748138" calcext:value-type="float">
            <text:p>0,00748138</text:p>
          </table:table-cell>
          <table:table-cell office:value-type="float" office:value="85.9901" calcext:value-type="float">
            <text:p>85,9901</text:p>
          </table:table-cell>
        </table:table-row>
        <table:table-row table:style-name="ro1">
          <table:table-cell office:value-type="float" office:value="0.00748612" calcext:value-type="float">
            <text:p>0,00748612</text:p>
          </table:table-cell>
          <table:table-cell office:value-type="float" office:value="86.0546" calcext:value-type="float">
            <text:p>86,0546</text:p>
          </table:table-cell>
        </table:table-row>
        <table:table-row table:style-name="ro1">
          <table:table-cell office:value-type="float" office:value="0.00748827" calcext:value-type="float">
            <text:p>0,00748827</text:p>
          </table:table-cell>
          <table:table-cell office:value-type="float" office:value="86.1219" calcext:value-type="float">
            <text:p>86,1219</text:p>
          </table:table-cell>
        </table:table-row>
        <table:table-row table:style-name="ro1">
          <table:table-cell office:value-type="float" office:value="0.00748006" calcext:value-type="float">
            <text:p>0,00748006</text:p>
          </table:table-cell>
          <table:table-cell office:value-type="float" office:value="86.188" calcext:value-type="float">
            <text:p>86,188</text:p>
          </table:table-cell>
        </table:table-row>
        <table:table-row table:style-name="ro1">
          <table:table-cell office:value-type="float" office:value="0.00748808" calcext:value-type="float">
            <text:p>0,00748808</text:p>
          </table:table-cell>
          <table:table-cell office:value-type="float" office:value="86.251" calcext:value-type="float">
            <text:p>86,251</text:p>
          </table:table-cell>
        </table:table-row>
        <table:table-row table:style-name="ro1">
          <table:table-cell office:value-type="float" office:value="0.00748804" calcext:value-type="float">
            <text:p>0,00748804</text:p>
          </table:table-cell>
          <table:table-cell office:value-type="float" office:value="86.3212" calcext:value-type="float">
            <text:p>86,3212</text:p>
          </table:table-cell>
        </table:table-row>
        <table:table-row table:style-name="ro1">
          <table:table-cell office:value-type="float" office:value="0.00749053" calcext:value-type="float">
            <text:p>0,00749053</text:p>
          </table:table-cell>
          <table:table-cell office:value-type="float" office:value="86.3904" calcext:value-type="float">
            <text:p>86,3904</text:p>
          </table:table-cell>
        </table:table-row>
        <table:table-row table:style-name="ro1">
          <table:table-cell office:value-type="float" office:value="0.00749249" calcext:value-type="float">
            <text:p>0,00749249</text:p>
          </table:table-cell>
          <table:table-cell office:value-type="float" office:value="86.4613" calcext:value-type="float">
            <text:p>86,4613</text:p>
          </table:table-cell>
        </table:table-row>
        <table:table-row table:style-name="ro1">
          <table:table-cell office:value-type="float" office:value="0.00748402" calcext:value-type="float">
            <text:p>0,00748402</text:p>
          </table:table-cell>
          <table:table-cell office:value-type="float" office:value="86.5159" calcext:value-type="float">
            <text:p>86,5159</text:p>
          </table:table-cell>
        </table:table-row>
        <table:table-row table:style-name="ro1">
          <table:table-cell office:value-type="float" office:value="0.00749215" calcext:value-type="float">
            <text:p>0,00749215</text:p>
          </table:table-cell>
          <table:table-cell office:value-type="float" office:value="86.5885" calcext:value-type="float">
            <text:p>86,5885</text:p>
          </table:table-cell>
        </table:table-row>
        <table:table-row table:style-name="ro1">
          <table:table-cell office:value-type="float" office:value="0.00748651" calcext:value-type="float">
            <text:p>0,00748651</text:p>
          </table:table-cell>
          <table:table-cell office:value-type="float" office:value="86.6462" calcext:value-type="float">
            <text:p>86,6462</text:p>
          </table:table-cell>
        </table:table-row>
        <table:table-row table:style-name="ro1">
          <table:table-cell office:value-type="float" office:value="0.00748439" calcext:value-type="float">
            <text:p>0,00748439</text:p>
          </table:table-cell>
          <table:table-cell office:value-type="float" office:value="86.7163" calcext:value-type="float">
            <text:p>86,7163</text:p>
          </table:table-cell>
        </table:table-row>
        <table:table-row table:style-name="ro1">
          <table:table-cell office:value-type="float" office:value="0.00748484" calcext:value-type="float">
            <text:p>0,00748484</text:p>
          </table:table-cell>
          <table:table-cell office:value-type="float" office:value="86.7845" calcext:value-type="float">
            <text:p>86,7845</text:p>
          </table:table-cell>
        </table:table-row>
        <table:table-row table:style-name="ro1">
          <table:table-cell office:value-type="float" office:value="0.00748477" calcext:value-type="float">
            <text:p>0,00748477</text:p>
          </table:table-cell>
          <table:table-cell office:value-type="float" office:value="86.856" calcext:value-type="float">
            <text:p>86,856</text:p>
          </table:table-cell>
        </table:table-row>
        <table:table-row table:style-name="ro1">
          <table:table-cell office:value-type="float" office:value="0.00749091" calcext:value-type="float">
            <text:p>0,00749091</text:p>
          </table:table-cell>
          <table:table-cell office:value-type="float" office:value="86.9103" calcext:value-type="float">
            <text:p>86,9103</text:p>
          </table:table-cell>
        </table:table-row>
        <table:table-row table:style-name="ro1">
          <table:table-cell office:value-type="float" office:value="0.0074919" calcext:value-type="float">
            <text:p>0,0074919</text:p>
          </table:table-cell>
          <table:table-cell office:value-type="float" office:value="86.9814" calcext:value-type="float">
            <text:p>86,9814</text:p>
          </table:table-cell>
        </table:table-row>
        <table:table-row table:style-name="ro1">
          <table:table-cell office:value-type="float" office:value="0.00749081" calcext:value-type="float">
            <text:p>0,00749081</text:p>
          </table:table-cell>
          <table:table-cell office:value-type="float" office:value="87.0493" calcext:value-type="float">
            <text:p>87,0493</text:p>
          </table:table-cell>
        </table:table-row>
        <table:table-row table:style-name="ro1">
          <table:table-cell office:value-type="float" office:value="0.00748988" calcext:value-type="float">
            <text:p>0,00748988</text:p>
          </table:table-cell>
          <table:table-cell office:value-type="float" office:value="87.1211" calcext:value-type="float">
            <text:p>87,1211</text:p>
          </table:table-cell>
        </table:table-row>
        <table:table-row table:style-name="ro1">
          <table:table-cell office:value-type="float" office:value="0.00749338" calcext:value-type="float">
            <text:p>0,00749338</text:p>
          </table:table-cell>
          <table:table-cell office:value-type="float" office:value="87.1826" calcext:value-type="float">
            <text:p>87,1826</text:p>
          </table:table-cell>
        </table:table-row>
        <table:table-row table:style-name="ro1">
          <table:table-cell office:value-type="float" office:value="0.00748983" calcext:value-type="float">
            <text:p>0,00748983</text:p>
          </table:table-cell>
          <table:table-cell office:value-type="float" office:value="87.2433" calcext:value-type="float">
            <text:p>87,2433</text:p>
          </table:table-cell>
        </table:table-row>
        <table:table-row table:style-name="ro1">
          <table:table-cell office:value-type="float" office:value="0.00749261" calcext:value-type="float">
            <text:p>0,00749261</text:p>
          </table:table-cell>
          <table:table-cell office:value-type="float" office:value="87.3118" calcext:value-type="float">
            <text:p>87,3118</text:p>
          </table:table-cell>
        </table:table-row>
        <table:table-row table:style-name="ro1">
          <table:table-cell office:value-type="float" office:value="0.00748813" calcext:value-type="float">
            <text:p>0,00748813</text:p>
          </table:table-cell>
          <table:table-cell office:value-type="float" office:value="87.3801" calcext:value-type="float">
            <text:p>87,3801</text:p>
          </table:table-cell>
        </table:table-row>
        <table:table-row table:style-name="ro1">
          <table:table-cell office:value-type="float" office:value="0.00749397" calcext:value-type="float">
            <text:p>0,00749397</text:p>
          </table:table-cell>
          <table:table-cell office:value-type="float" office:value="87.4457" calcext:value-type="float">
            <text:p>87,4457</text:p>
          </table:table-cell>
        </table:table-row>
        <table:table-row table:style-name="ro1">
          <table:table-cell office:value-type="float" office:value="0.00748643" calcext:value-type="float">
            <text:p>0,00748643</text:p>
          </table:table-cell>
          <table:table-cell office:value-type="float" office:value="87.5094" calcext:value-type="float">
            <text:p>87,5094</text:p>
          </table:table-cell>
        </table:table-row>
        <table:table-row table:style-name="ro1">
          <table:table-cell office:value-type="float" office:value="0.00749696" calcext:value-type="float">
            <text:p>0,00749696</text:p>
          </table:table-cell>
          <table:table-cell office:value-type="float" office:value="87.5746" calcext:value-type="float">
            <text:p>87,5746</text:p>
          </table:table-cell>
        </table:table-row>
        <table:table-row table:style-name="ro1">
          <table:table-cell office:value-type="float" office:value="0.0074928" calcext:value-type="float">
            <text:p>0,0074928</text:p>
          </table:table-cell>
          <table:table-cell office:value-type="float" office:value="87.6423" calcext:value-type="float">
            <text:p>87,6423</text:p>
          </table:table-cell>
        </table:table-row>
        <table:table-row table:style-name="ro1">
          <table:table-cell office:value-type="float" office:value="0.00748722" calcext:value-type="float">
            <text:p>0,00748722</text:p>
          </table:table-cell>
          <table:table-cell office:value-type="float" office:value="87.7053" calcext:value-type="float">
            <text:p>87,7053</text:p>
          </table:table-cell>
        </table:table-row>
        <table:table-row table:style-name="ro1">
          <table:table-cell office:value-type="float" office:value="0.00749395" calcext:value-type="float">
            <text:p>0,00749395</text:p>
          </table:table-cell>
          <table:table-cell office:value-type="float" office:value="87.7709" calcext:value-type="float">
            <text:p>87,7709</text:p>
          </table:table-cell>
        </table:table-row>
        <table:table-row table:style-name="ro1">
          <table:table-cell office:value-type="float" office:value="0.0074904" calcext:value-type="float">
            <text:p>0,0074904</text:p>
          </table:table-cell>
          <table:table-cell office:value-type="float" office:value="87.8417" calcext:value-type="float">
            <text:p>87,8417</text:p>
          </table:table-cell>
        </table:table-row>
        <table:table-row table:style-name="ro1">
          <table:table-cell office:value-type="float" office:value="0.00747908" calcext:value-type="float">
            <text:p>0,00747908</text:p>
          </table:table-cell>
          <table:table-cell office:value-type="float" office:value="87.9043" calcext:value-type="float">
            <text:p>87,9043</text:p>
          </table:table-cell>
        </table:table-row>
        <table:table-row table:style-name="ro1">
          <table:table-cell office:value-type="float" office:value="0.00749307" calcext:value-type="float">
            <text:p>0,00749307</text:p>
          </table:table-cell>
          <table:table-cell office:value-type="float" office:value="87.9702" calcext:value-type="float">
            <text:p>87,9702</text:p>
          </table:table-cell>
        </table:table-row>
        <table:table-row table:style-name="ro1">
          <table:table-cell office:value-type="float" office:value="0.00749182" calcext:value-type="float">
            <text:p>0,00749182</text:p>
          </table:table-cell>
          <table:table-cell office:value-type="float" office:value="88.0382" calcext:value-type="float">
            <text:p>88,0382</text:p>
          </table:table-cell>
        </table:table-row>
        <table:table-row table:style-name="ro1">
          <table:table-cell office:value-type="float" office:value="0.00749554" calcext:value-type="float">
            <text:p>0,00749554</text:p>
          </table:table-cell>
          <table:table-cell office:value-type="float" office:value="88.1014" calcext:value-type="float">
            <text:p>88,1014</text:p>
          </table:table-cell>
        </table:table-row>
        <table:table-row table:style-name="ro1">
          <table:table-cell office:value-type="float" office:value="0.00749506" calcext:value-type="float">
            <text:p>0,00749506</text:p>
          </table:table-cell>
          <table:table-cell office:value-type="float" office:value="88.1721" calcext:value-type="float">
            <text:p>88,1721</text:p>
          </table:table-cell>
        </table:table-row>
        <table:table-row table:style-name="ro1">
          <table:table-cell office:value-type="float" office:value="0.00749438" calcext:value-type="float">
            <text:p>0,00749438</text:p>
          </table:table-cell>
          <table:table-cell office:value-type="float" office:value="88.2359" calcext:value-type="float">
            <text:p>88,2359</text:p>
          </table:table-cell>
        </table:table-row>
        <table:table-row table:style-name="ro1">
          <table:table-cell office:value-type="float" office:value="0.00748783" calcext:value-type="float">
            <text:p>0,00748783</text:p>
          </table:table-cell>
          <table:table-cell office:value-type="float" office:value="88.2985" calcext:value-type="float">
            <text:p>88,2985</text:p>
          </table:table-cell>
        </table:table-row>
        <table:table-row table:style-name="ro1">
          <table:table-cell office:value-type="float" office:value="0.00748806" calcext:value-type="float">
            <text:p>0,00748806</text:p>
          </table:table-cell>
          <table:table-cell office:value-type="float" office:value="88.3661" calcext:value-type="float">
            <text:p>88,3661</text:p>
          </table:table-cell>
        </table:table-row>
        <table:table-row table:style-name="ro1">
          <table:table-cell office:value-type="float" office:value="0.00749629" calcext:value-type="float">
            <text:p>0,00749629</text:p>
          </table:table-cell>
          <table:table-cell office:value-type="float" office:value="88.4319" calcext:value-type="float">
            <text:p>88,4319</text:p>
          </table:table-cell>
        </table:table-row>
        <table:table-row table:style-name="ro1">
          <table:table-cell office:value-type="float" office:value="0.00749871" calcext:value-type="float">
            <text:p>0,00749871</text:p>
          </table:table-cell>
          <table:table-cell office:value-type="float" office:value="88.498" calcext:value-type="float">
            <text:p>88,498</text:p>
          </table:table-cell>
        </table:table-row>
        <table:table-row table:style-name="ro1">
          <table:table-cell office:value-type="float" office:value="0.0074899" calcext:value-type="float">
            <text:p>0,0074899</text:p>
          </table:table-cell>
          <table:table-cell office:value-type="float" office:value="88.5659" calcext:value-type="float">
            <text:p>88,5659</text:p>
          </table:table-cell>
        </table:table-row>
        <table:table-row table:style-name="ro1">
          <table:table-cell office:value-type="float" office:value="0.00750214" calcext:value-type="float">
            <text:p>0,00750214</text:p>
          </table:table-cell>
          <table:table-cell office:value-type="float" office:value="88.6333" calcext:value-type="float">
            <text:p>88,6333</text:p>
          </table:table-cell>
        </table:table-row>
        <table:table-row table:style-name="ro1">
          <table:table-cell office:value-type="float" office:value="0.00749847" calcext:value-type="float">
            <text:p>0,00749847</text:p>
          </table:table-cell>
          <table:table-cell office:value-type="float" office:value="88.6992" calcext:value-type="float">
            <text:p>88,6992</text:p>
          </table:table-cell>
        </table:table-row>
        <table:table-row table:style-name="ro1">
          <table:table-cell office:value-type="float" office:value="0.00749209" calcext:value-type="float">
            <text:p>0,00749209</text:p>
          </table:table-cell>
          <table:table-cell office:value-type="float" office:value="88.7664" calcext:value-type="float">
            <text:p>88,7664</text:p>
          </table:table-cell>
        </table:table-row>
        <table:table-row table:style-name="ro1">
          <table:table-cell office:value-type="float" office:value="0.0074996" calcext:value-type="float">
            <text:p>0,0074996</text:p>
          </table:table-cell>
          <table:table-cell office:value-type="float" office:value="88.8314" calcext:value-type="float">
            <text:p>88,8314</text:p>
          </table:table-cell>
        </table:table-row>
        <table:table-row table:style-name="ro1">
          <table:table-cell office:value-type="float" office:value="0.00750255" calcext:value-type="float">
            <text:p>0,00750255</text:p>
          </table:table-cell>
          <table:table-cell office:value-type="float" office:value="88.8952" calcext:value-type="float">
            <text:p>88,8952</text:p>
          </table:table-cell>
        </table:table-row>
        <table:table-row table:style-name="ro1">
          <table:table-cell office:value-type="float" office:value="0.00749236" calcext:value-type="float">
            <text:p>0,00749236</text:p>
          </table:table-cell>
          <table:table-cell office:value-type="float" office:value="88.9595" calcext:value-type="float">
            <text:p>88,9595</text:p>
          </table:table-cell>
        </table:table-row>
        <table:table-row table:style-name="ro1">
          <table:table-cell office:value-type="float" office:value="0.0074979" calcext:value-type="float">
            <text:p>0,0074979</text:p>
          </table:table-cell>
          <table:table-cell office:value-type="float" office:value="89.0289" calcext:value-type="float">
            <text:p>89,0289</text:p>
          </table:table-cell>
        </table:table-row>
        <table:table-row table:style-name="ro1">
          <table:table-cell office:value-type="float" office:value="0.00749839" calcext:value-type="float">
            <text:p>0,00749839</text:p>
          </table:table-cell>
          <table:table-cell office:value-type="float" office:value="89.0969" calcext:value-type="float">
            <text:p>89,0969</text:p>
          </table:table-cell>
        </table:table-row>
        <table:table-row table:style-name="ro1">
          <table:table-cell office:value-type="float" office:value="0.0074976" calcext:value-type="float">
            <text:p>0,0074976</text:p>
          </table:table-cell>
          <table:table-cell office:value-type="float" office:value="89.1604" calcext:value-type="float">
            <text:p>89,1604</text:p>
          </table:table-cell>
        </table:table-row>
        <table:table-row table:style-name="ro1">
          <table:table-cell office:value-type="float" office:value="0.00749576" calcext:value-type="float">
            <text:p>0,00749576</text:p>
          </table:table-cell>
          <table:table-cell office:value-type="float" office:value="89.2255" calcext:value-type="float">
            <text:p>89,2255</text:p>
          </table:table-cell>
        </table:table-row>
        <table:table-row table:style-name="ro1">
          <table:table-cell office:value-type="float" office:value="0.00749941" calcext:value-type="float">
            <text:p>0,00749941</text:p>
          </table:table-cell>
          <table:table-cell office:value-type="float" office:value="89.2899" calcext:value-type="float">
            <text:p>89,2899</text:p>
          </table:table-cell>
        </table:table-row>
        <table:table-row table:style-name="ro1">
          <table:table-cell office:value-type="float" office:value="0.00750355" calcext:value-type="float">
            <text:p>0,00750355</text:p>
          </table:table-cell>
          <table:table-cell office:value-type="float" office:value="89.3585" calcext:value-type="float">
            <text:p>89,3585</text:p>
          </table:table-cell>
        </table:table-row>
        <table:table-row table:style-name="ro1">
          <table:table-cell office:value-type="float" office:value="0.00749756" calcext:value-type="float">
            <text:p>0,00749756</text:p>
          </table:table-cell>
          <table:table-cell office:value-type="float" office:value="89.4262" calcext:value-type="float">
            <text:p>89,4262</text:p>
          </table:table-cell>
        </table:table-row>
        <table:table-row table:style-name="ro1">
          <table:table-cell office:value-type="float" office:value="0.00750083" calcext:value-type="float">
            <text:p>0,00750083</text:p>
          </table:table-cell>
          <table:table-cell office:value-type="float" office:value="89.4897" calcext:value-type="float">
            <text:p>89,4897</text:p>
          </table:table-cell>
        </table:table-row>
        <table:table-row table:style-name="ro1">
          <table:table-cell office:value-type="float" office:value="0.00749385" calcext:value-type="float">
            <text:p>0,00749385</text:p>
          </table:table-cell>
          <table:table-cell office:value-type="float" office:value="89.5592" calcext:value-type="float">
            <text:p>89,5592</text:p>
          </table:table-cell>
        </table:table-row>
        <table:table-row table:style-name="ro1">
          <table:table-cell office:value-type="float" office:value="0.00750232" calcext:value-type="float">
            <text:p>0,00750232</text:p>
          </table:table-cell>
          <table:table-cell office:value-type="float" office:value="89.6242" calcext:value-type="float">
            <text:p>89,6242</text:p>
          </table:table-cell>
        </table:table-row>
        <table:table-row table:style-name="ro1">
          <table:table-cell office:value-type="float" office:value="0.00749945" calcext:value-type="float">
            <text:p>0,00749945</text:p>
          </table:table-cell>
          <table:table-cell office:value-type="float" office:value="89.6859" calcext:value-type="float">
            <text:p>89,6859</text:p>
          </table:table-cell>
        </table:table-row>
        <table:table-row table:style-name="ro1">
          <table:table-cell office:value-type="float" office:value="0.00749529" calcext:value-type="float">
            <text:p>0,00749529</text:p>
          </table:table-cell>
          <table:table-cell office:value-type="float" office:value="89.7569" calcext:value-type="float">
            <text:p>89,7569</text:p>
          </table:table-cell>
        </table:table-row>
        <table:table-row table:style-name="ro1">
          <table:table-cell office:value-type="float" office:value="0.00749662" calcext:value-type="float">
            <text:p>0,00749662</text:p>
          </table:table-cell>
          <table:table-cell office:value-type="float" office:value="89.8242" calcext:value-type="float">
            <text:p>89,8242</text:p>
          </table:table-cell>
        </table:table-row>
        <table:table-row table:style-name="ro1">
          <table:table-cell office:value-type="float" office:value="0.00749847" calcext:value-type="float">
            <text:p>0,00749847</text:p>
          </table:table-cell>
          <table:table-cell office:value-type="float" office:value="89.8875" calcext:value-type="float">
            <text:p>89,8875</text:p>
          </table:table-cell>
        </table:table-row>
        <table:table-row table:style-name="ro1">
          <table:table-cell office:value-type="float" office:value="0.0074939" calcext:value-type="float">
            <text:p>0,0074939</text:p>
          </table:table-cell>
          <table:table-cell office:value-type="float" office:value="89.9516" calcext:value-type="float">
            <text:p>89,9516</text:p>
          </table:table-cell>
        </table:table-row>
        <table:table-row table:style-name="ro1">
          <table:table-cell office:value-type="float" office:value="0.00749955" calcext:value-type="float">
            <text:p>0,00749955</text:p>
          </table:table-cell>
          <table:table-cell office:value-type="float" office:value="90.0237" calcext:value-type="float">
            <text:p>90,0237</text:p>
          </table:table-cell>
        </table:table-row>
        <table:table-row table:style-name="ro1">
          <table:table-cell office:value-type="float" office:value="0.00749813" calcext:value-type="float">
            <text:p>0,00749813</text:p>
          </table:table-cell>
          <table:table-cell office:value-type="float" office:value="90.0816" calcext:value-type="float">
            <text:p>90,0816</text:p>
          </table:table-cell>
        </table:table-row>
        <table:table-row table:style-name="ro1">
          <table:table-cell office:value-type="float" office:value="0.00749978" calcext:value-type="float">
            <text:p>0,00749978</text:p>
          </table:table-cell>
          <table:table-cell office:value-type="float" office:value="90.1502" calcext:value-type="float">
            <text:p>90,1502</text:p>
          </table:table-cell>
        </table:table-row>
        <table:table-row table:style-name="ro1">
          <table:table-cell office:value-type="float" office:value="0.0075067" calcext:value-type="float">
            <text:p>0,0075067</text:p>
          </table:table-cell>
          <table:table-cell office:value-type="float" office:value="90.2159" calcext:value-type="float">
            <text:p>90,2159</text:p>
          </table:table-cell>
        </table:table-row>
        <table:table-row table:style-name="ro1">
          <table:table-cell office:value-type="float" office:value="0.00750784" calcext:value-type="float">
            <text:p>0,00750784</text:p>
          </table:table-cell>
          <table:table-cell office:value-type="float" office:value="90.2837" calcext:value-type="float">
            <text:p>90,2837</text:p>
          </table:table-cell>
        </table:table-row>
        <table:table-row table:style-name="ro1">
          <table:table-cell office:value-type="float" office:value="0.00749683" calcext:value-type="float">
            <text:p>0,00749683</text:p>
          </table:table-cell>
          <table:table-cell office:value-type="float" office:value="90.3547" calcext:value-type="float">
            <text:p>90,3547</text:p>
          </table:table-cell>
        </table:table-row>
        <table:table-row table:style-name="ro1">
          <table:table-cell office:value-type="float" office:value="0.00749892" calcext:value-type="float">
            <text:p>0,00749892</text:p>
          </table:table-cell>
          <table:table-cell office:value-type="float" office:value="90.4107" calcext:value-type="float">
            <text:p>90,4107</text:p>
          </table:table-cell>
        </table:table-row>
        <table:table-row table:style-name="ro1">
          <table:table-cell office:value-type="float" office:value="0.00749755" calcext:value-type="float">
            <text:p>0,00749755</text:p>
          </table:table-cell>
          <table:table-cell office:value-type="float" office:value="90.4816" calcext:value-type="float">
            <text:p>90,4816</text:p>
          </table:table-cell>
        </table:table-row>
        <table:table-row table:style-name="ro1">
          <table:table-cell office:value-type="float" office:value="0.00750254" calcext:value-type="float">
            <text:p>0,00750254</text:p>
          </table:table-cell>
          <table:table-cell office:value-type="float" office:value="90.5452" calcext:value-type="float">
            <text:p>90,5452</text:p>
          </table:table-cell>
        </table:table-row>
        <table:table-row table:style-name="ro1">
          <table:table-cell office:value-type="float" office:value="0.0075041" calcext:value-type="float">
            <text:p>0,0075041</text:p>
          </table:table-cell>
          <table:table-cell office:value-type="float" office:value="90.6136" calcext:value-type="float">
            <text:p>90,6136</text:p>
          </table:table-cell>
        </table:table-row>
        <table:table-row table:style-name="ro1">
          <table:table-cell office:value-type="float" office:value="0.00750194" calcext:value-type="float">
            <text:p>0,00750194</text:p>
          </table:table-cell>
          <table:table-cell office:value-type="float" office:value="90.6809" calcext:value-type="float">
            <text:p>90,6809</text:p>
          </table:table-cell>
        </table:table-row>
        <table:table-row table:style-name="ro1">
          <table:table-cell office:value-type="float" office:value="0.00749908" calcext:value-type="float">
            <text:p>0,00749908</text:p>
          </table:table-cell>
          <table:table-cell office:value-type="float" office:value="90.7452" calcext:value-type="float">
            <text:p>90,7452</text:p>
          </table:table-cell>
        </table:table-row>
        <table:table-row table:style-name="ro1">
          <table:table-cell office:value-type="float" office:value="0.00750726" calcext:value-type="float">
            <text:p>0,00750726</text:p>
          </table:table-cell>
          <table:table-cell office:value-type="float" office:value="90.8118" calcext:value-type="float">
            <text:p>90,8118</text:p>
          </table:table-cell>
        </table:table-row>
        <table:table-row table:style-name="ro1">
          <table:table-cell office:value-type="float" office:value="0.0075022" calcext:value-type="float">
            <text:p>0,0075022</text:p>
          </table:table-cell>
          <table:table-cell office:value-type="float" office:value="90.881" calcext:value-type="float">
            <text:p>90,881</text:p>
          </table:table-cell>
        </table:table-row>
        <table:table-row table:style-name="ro1">
          <table:table-cell office:value-type="float" office:value="0.00749692" calcext:value-type="float">
            <text:p>0,00749692</text:p>
          </table:table-cell>
          <table:table-cell office:value-type="float" office:value="90.9448" calcext:value-type="float">
            <text:p>90,9448</text:p>
          </table:table-cell>
        </table:table-row>
        <table:table-row table:style-name="ro1">
          <table:table-cell office:value-type="float" office:value="0.00751041" calcext:value-type="float">
            <text:p>0,00751041</text:p>
          </table:table-cell>
          <table:table-cell office:value-type="float" office:value="91.0101" calcext:value-type="float">
            <text:p>91,0101</text:p>
          </table:table-cell>
        </table:table-row>
        <table:table-row table:style-name="ro1">
          <table:table-cell office:value-type="float" office:value="0.00749983" calcext:value-type="float">
            <text:p>0,00749983</text:p>
          </table:table-cell>
          <table:table-cell office:value-type="float" office:value="91.0805" calcext:value-type="float">
            <text:p>91,0805</text:p>
          </table:table-cell>
        </table:table-row>
        <table:table-row table:style-name="ro1">
          <table:table-cell office:value-type="float" office:value="0.00750542" calcext:value-type="float">
            <text:p>0,00750542</text:p>
          </table:table-cell>
          <table:table-cell office:value-type="float" office:value="91.1474" calcext:value-type="float">
            <text:p>91,1474</text:p>
          </table:table-cell>
        </table:table-row>
        <table:table-row table:style-name="ro1">
          <table:table-cell office:value-type="float" office:value="0.00750586" calcext:value-type="float">
            <text:p>0,00750586</text:p>
          </table:table-cell>
          <table:table-cell office:value-type="float" office:value="91.2126" calcext:value-type="float">
            <text:p>91,2126</text:p>
          </table:table-cell>
        </table:table-row>
        <table:table-row table:style-name="ro1">
          <table:table-cell office:value-type="float" office:value="0.00750798" calcext:value-type="float">
            <text:p>0,00750798</text:p>
          </table:table-cell>
          <table:table-cell office:value-type="float" office:value="91.2767" calcext:value-type="float">
            <text:p>91,2767</text:p>
          </table:table-cell>
        </table:table-row>
        <table:table-row table:style-name="ro1">
          <table:table-cell office:value-type="float" office:value="0.00749728" calcext:value-type="float">
            <text:p>0,00749728</text:p>
          </table:table-cell>
          <table:table-cell office:value-type="float" office:value="91.3404" calcext:value-type="float">
            <text:p>91,3404</text:p>
          </table:table-cell>
        </table:table-row>
        <table:table-row table:style-name="ro1">
          <table:table-cell office:value-type="float" office:value="0.00751019" calcext:value-type="float">
            <text:p>0,00751019</text:p>
          </table:table-cell>
          <table:table-cell office:value-type="float" office:value="91.4071" calcext:value-type="float">
            <text:p>91,4071</text:p>
          </table:table-cell>
        </table:table-row>
        <table:table-row table:style-name="ro1">
          <table:table-cell office:value-type="float" office:value="0.00750516" calcext:value-type="float">
            <text:p>0,00750516</text:p>
          </table:table-cell>
          <table:table-cell office:value-type="float" office:value="91.4705" calcext:value-type="float">
            <text:p>91,4705</text:p>
          </table:table-cell>
        </table:table-row>
        <table:table-row table:style-name="ro1">
          <table:table-cell office:value-type="float" office:value="0.00750915" calcext:value-type="float">
            <text:p>0,00750915</text:p>
          </table:table-cell>
          <table:table-cell office:value-type="float" office:value="91.5432" calcext:value-type="float">
            <text:p>91,5432</text:p>
          </table:table-cell>
        </table:table-row>
        <table:table-row table:style-name="ro1">
          <table:table-cell office:value-type="float" office:value="0.00750616" calcext:value-type="float">
            <text:p>0,00750616</text:p>
          </table:table-cell>
          <table:table-cell office:value-type="float" office:value="91.6097" calcext:value-type="float">
            <text:p>91,6097</text:p>
          </table:table-cell>
        </table:table-row>
        <table:table-row table:style-name="ro1">
          <table:table-cell office:value-type="float" office:value="0.00750644" calcext:value-type="float">
            <text:p>0,00750644</text:p>
          </table:table-cell>
          <table:table-cell office:value-type="float" office:value="91.676" calcext:value-type="float">
            <text:p>91,676</text:p>
          </table:table-cell>
        </table:table-row>
        <table:table-row table:style-name="ro1">
          <table:table-cell office:value-type="float" office:value="0.00750647" calcext:value-type="float">
            <text:p>0,00750647</text:p>
          </table:table-cell>
          <table:table-cell office:value-type="float" office:value="91.7319" calcext:value-type="float">
            <text:p>91,7319</text:p>
          </table:table-cell>
        </table:table-row>
        <table:table-row table:style-name="ro1">
          <table:table-cell office:value-type="float" office:value="0.00749881" calcext:value-type="float">
            <text:p>0,00749881</text:p>
          </table:table-cell>
          <table:table-cell office:value-type="float" office:value="91.8046" calcext:value-type="float">
            <text:p>91,8046</text:p>
          </table:table-cell>
        </table:table-row>
        <table:table-row table:style-name="ro1">
          <table:table-cell office:value-type="float" office:value="0.00750607" calcext:value-type="float">
            <text:p>0,00750607</text:p>
          </table:table-cell>
          <table:table-cell office:value-type="float" office:value="91.8704" calcext:value-type="float">
            <text:p>91,8704</text:p>
          </table:table-cell>
        </table:table-row>
        <table:table-row table:style-name="ro1">
          <table:table-cell office:value-type="float" office:value="0.00751061" calcext:value-type="float">
            <text:p>0,00751061</text:p>
          </table:table-cell>
          <table:table-cell office:value-type="float" office:value="91.9342" calcext:value-type="float">
            <text:p>91,9342</text:p>
          </table:table-cell>
        </table:table-row>
        <table:table-row table:style-name="ro1">
          <table:table-cell office:value-type="float" office:value="0.00750373" calcext:value-type="float">
            <text:p>0,00750373</text:p>
          </table:table-cell>
          <table:table-cell office:value-type="float" office:value="92.0028" calcext:value-type="float">
            <text:p>92,0028</text:p>
          </table:table-cell>
        </table:table-row>
        <table:table-row table:style-name="ro1">
          <table:table-cell office:value-type="float" office:value="0.00750281" calcext:value-type="float">
            <text:p>0,00750281</text:p>
          </table:table-cell>
          <table:table-cell office:value-type="float" office:value="92.0656" calcext:value-type="float">
            <text:p>92,0656</text:p>
          </table:table-cell>
        </table:table-row>
        <table:table-row table:style-name="ro1">
          <table:table-cell office:value-type="float" office:value="0.00751135" calcext:value-type="float">
            <text:p>0,00751135</text:p>
          </table:table-cell>
          <table:table-cell office:value-type="float" office:value="92.1331" calcext:value-type="float">
            <text:p>92,1331</text:p>
          </table:table-cell>
        </table:table-row>
        <table:table-row table:style-name="ro1">
          <table:table-cell office:value-type="float" office:value="0.00750466" calcext:value-type="float">
            <text:p>0,00750466</text:p>
          </table:table-cell>
          <table:table-cell office:value-type="float" office:value="92.1969" calcext:value-type="float">
            <text:p>92,1969</text:p>
          </table:table-cell>
        </table:table-row>
        <table:table-row table:style-name="ro1">
          <table:table-cell office:value-type="float" office:value="0.00751037" calcext:value-type="float">
            <text:p>0,00751037</text:p>
          </table:table-cell>
          <table:table-cell office:value-type="float" office:value="92.2658" calcext:value-type="float">
            <text:p>92,2658</text:p>
          </table:table-cell>
        </table:table-row>
        <table:table-row table:style-name="ro1">
          <table:table-cell office:value-type="float" office:value="0.00751419" calcext:value-type="float">
            <text:p>0,00751419</text:p>
          </table:table-cell>
          <table:table-cell office:value-type="float" office:value="92.3282" calcext:value-type="float">
            <text:p>92,3282</text:p>
          </table:table-cell>
        </table:table-row>
        <table:table-row table:style-name="ro1">
          <table:table-cell office:value-type="float" office:value="0.007512" calcext:value-type="float">
            <text:p>0,007512</text:p>
          </table:table-cell>
          <table:table-cell office:value-type="float" office:value="92.3956" calcext:value-type="float">
            <text:p>92,3956</text:p>
          </table:table-cell>
        </table:table-row>
        <table:table-row table:style-name="ro1">
          <table:table-cell office:value-type="float" office:value="0.00750416" calcext:value-type="float">
            <text:p>0,00750416</text:p>
          </table:table-cell>
          <table:table-cell office:value-type="float" office:value="92.4631" calcext:value-type="float">
            <text:p>92,4631</text:p>
          </table:table-cell>
        </table:table-row>
        <table:table-row table:style-name="ro1">
          <table:table-cell office:value-type="float" office:value="0.00751428" calcext:value-type="float">
            <text:p>0,00751428</text:p>
          </table:table-cell>
          <table:table-cell office:value-type="float" office:value="92.5311" calcext:value-type="float">
            <text:p>92,5311</text:p>
          </table:table-cell>
        </table:table-row>
        <table:table-row table:style-name="ro1">
          <table:table-cell office:value-type="float" office:value="0.00750383" calcext:value-type="float">
            <text:p>0,00750383</text:p>
          </table:table-cell>
          <table:table-cell office:value-type="float" office:value="92.5983" calcext:value-type="float">
            <text:p>92,5983</text:p>
          </table:table-cell>
        </table:table-row>
        <table:table-row table:style-name="ro1">
          <table:table-cell office:value-type="float" office:value="0.00750791" calcext:value-type="float">
            <text:p>0,00750791</text:p>
          </table:table-cell>
          <table:table-cell office:value-type="float" office:value="92.6606" calcext:value-type="float">
            <text:p>92,6606</text:p>
          </table:table-cell>
        </table:table-row>
        <table:table-row table:style-name="ro1">
          <table:table-cell office:value-type="float" office:value="0.00749849" calcext:value-type="float">
            <text:p>0,00749849</text:p>
          </table:table-cell>
          <table:table-cell office:value-type="float" office:value="92.7258" calcext:value-type="float">
            <text:p>92,7258</text:p>
          </table:table-cell>
        </table:table-row>
        <table:table-row table:style-name="ro1">
          <table:table-cell office:value-type="float" office:value="0.00751531" calcext:value-type="float">
            <text:p>0,00751531</text:p>
          </table:table-cell>
          <table:table-cell office:value-type="float" office:value="92.7972" calcext:value-type="float">
            <text:p>92,7972</text:p>
          </table:table-cell>
        </table:table-row>
        <table:table-row table:style-name="ro1">
          <table:table-cell office:value-type="float" office:value="0.00750926" calcext:value-type="float">
            <text:p>0,00750926</text:p>
          </table:table-cell>
          <table:table-cell office:value-type="float" office:value="92.8619" calcext:value-type="float">
            <text:p>92,8619</text:p>
          </table:table-cell>
        </table:table-row>
        <table:table-row table:style-name="ro1">
          <table:table-cell office:value-type="float" office:value="0.00751064" calcext:value-type="float">
            <text:p>0,00751064</text:p>
          </table:table-cell>
          <table:table-cell office:value-type="float" office:value="92.9286" calcext:value-type="float">
            <text:p>92,9286</text:p>
          </table:table-cell>
        </table:table-row>
        <table:table-row table:style-name="ro1">
          <table:table-cell office:value-type="float" office:value="0.00751631" calcext:value-type="float">
            <text:p>0,00751631</text:p>
          </table:table-cell>
          <table:table-cell office:value-type="float" office:value="92.9968" calcext:value-type="float">
            <text:p>92,9968</text:p>
          </table:table-cell>
        </table:table-row>
        <table:table-row table:style-name="ro1">
          <table:table-cell office:value-type="float" office:value="0.00751331" calcext:value-type="float">
            <text:p>0,00751331</text:p>
          </table:table-cell>
          <table:table-cell office:value-type="float" office:value="93.0557" calcext:value-type="float">
            <text:p>93,0557</text:p>
          </table:table-cell>
        </table:table-row>
        <table:table-row table:style-name="ro1">
          <table:table-cell office:value-type="float" office:value="0.00751037" calcext:value-type="float">
            <text:p>0,00751037</text:p>
          </table:table-cell>
          <table:table-cell office:value-type="float" office:value="93.1227" calcext:value-type="float">
            <text:p>93,1227</text:p>
          </table:table-cell>
        </table:table-row>
        <table:table-row table:style-name="ro1">
          <table:table-cell office:value-type="float" office:value="0.00750279" calcext:value-type="float">
            <text:p>0,00750279</text:p>
          </table:table-cell>
          <table:table-cell office:value-type="float" office:value="93.1864" calcext:value-type="float">
            <text:p>93,1864</text:p>
          </table:table-cell>
        </table:table-row>
        <table:table-row table:style-name="ro1">
          <table:table-cell office:value-type="float" office:value="0.00751052" calcext:value-type="float">
            <text:p>0,00751052</text:p>
          </table:table-cell>
          <table:table-cell office:value-type="float" office:value="93.2544" calcext:value-type="float">
            <text:p>93,2544</text:p>
          </table:table-cell>
        </table:table-row>
        <table:table-row table:style-name="ro1">
          <table:table-cell office:value-type="float" office:value="0.00751122" calcext:value-type="float">
            <text:p>0,00751122</text:p>
          </table:table-cell>
          <table:table-cell office:value-type="float" office:value="93.3244" calcext:value-type="float">
            <text:p>93,3244</text:p>
          </table:table-cell>
        </table:table-row>
        <table:table-row table:style-name="ro1">
          <table:table-cell office:value-type="float" office:value="0.00751315" calcext:value-type="float">
            <text:p>0,00751315</text:p>
          </table:table-cell>
          <table:table-cell office:value-type="float" office:value="93.3795" calcext:value-type="float">
            <text:p>93,3795</text:p>
          </table:table-cell>
        </table:table-row>
        <table:table-row table:style-name="ro1">
          <table:table-cell office:value-type="float" office:value="0.00751445" calcext:value-type="float">
            <text:p>0,00751445</text:p>
          </table:table-cell>
          <table:table-cell office:value-type="float" office:value="93.4515" calcext:value-type="float">
            <text:p>93,4515</text:p>
          </table:table-cell>
        </table:table-row>
        <table:table-row table:style-name="ro1">
          <table:table-cell office:value-type="float" office:value="0.00751408" calcext:value-type="float">
            <text:p>0,00751408</text:p>
          </table:table-cell>
          <table:table-cell office:value-type="float" office:value="93.5178" calcext:value-type="float">
            <text:p>93,5178</text:p>
          </table:table-cell>
        </table:table-row>
        <table:table-row table:style-name="ro1">
          <table:table-cell office:value-type="float" office:value="0.00750937" calcext:value-type="float">
            <text:p>0,00750937</text:p>
          </table:table-cell>
          <table:table-cell office:value-type="float" office:value="93.5857" calcext:value-type="float">
            <text:p>93,5857</text:p>
          </table:table-cell>
        </table:table-row>
        <table:table-row table:style-name="ro1">
          <table:table-cell office:value-type="float" office:value="0.00751308" calcext:value-type="float">
            <text:p>0,00751308</text:p>
          </table:table-cell>
          <table:table-cell office:value-type="float" office:value="93.6483" calcext:value-type="float">
            <text:p>93,6483</text:p>
          </table:table-cell>
        </table:table-row>
        <table:table-row table:style-name="ro1">
          <table:table-cell office:value-type="float" office:value="0.00751552" calcext:value-type="float">
            <text:p>0,00751552</text:p>
          </table:table-cell>
          <table:table-cell office:value-type="float" office:value="93.7146" calcext:value-type="float">
            <text:p>93,7146</text:p>
          </table:table-cell>
        </table:table-row>
        <table:table-row table:style-name="ro1">
          <table:table-cell office:value-type="float" office:value="0.00750685" calcext:value-type="float">
            <text:p>0,00750685</text:p>
          </table:table-cell>
          <table:table-cell office:value-type="float" office:value="93.7796" calcext:value-type="float">
            <text:p>93,7796</text:p>
          </table:table-cell>
        </table:table-row>
        <table:table-row table:style-name="ro1">
          <table:table-cell office:value-type="float" office:value="0.00751933" calcext:value-type="float">
            <text:p>0,00751933</text:p>
          </table:table-cell>
          <table:table-cell office:value-type="float" office:value="93.8486" calcext:value-type="float">
            <text:p>93,8486</text:p>
          </table:table-cell>
        </table:table-row>
        <table:table-row table:style-name="ro1">
          <table:table-cell office:value-type="float" office:value="0.00750336" calcext:value-type="float">
            <text:p>0,00750336</text:p>
          </table:table-cell>
          <table:table-cell office:value-type="float" office:value="93.9154" calcext:value-type="float">
            <text:p>93,9154</text:p>
          </table:table-cell>
        </table:table-row>
        <table:table-row table:style-name="ro1">
          <table:table-cell office:value-type="float" office:value="0.00751078" calcext:value-type="float">
            <text:p>0,00751078</text:p>
          </table:table-cell>
          <table:table-cell office:value-type="float" office:value="93.9808" calcext:value-type="float">
            <text:p>93,9808</text:p>
          </table:table-cell>
        </table:table-row>
        <table:table-row table:style-name="ro1">
          <table:table-cell office:value-type="float" office:value="0.00751324" calcext:value-type="float">
            <text:p>0,00751324</text:p>
          </table:table-cell>
          <table:table-cell office:value-type="float" office:value="94.0456" calcext:value-type="float">
            <text:p>94,0456</text:p>
          </table:table-cell>
        </table:table-row>
        <table:table-row table:style-name="ro1">
          <table:table-cell office:value-type="float" office:value="0.00751851" calcext:value-type="float">
            <text:p>0,00751851</text:p>
          </table:table-cell>
          <table:table-cell office:value-type="float" office:value="94.1146" calcext:value-type="float">
            <text:p>94,1146</text:p>
          </table:table-cell>
        </table:table-row>
        <table:table-row table:style-name="ro1">
          <table:table-cell office:value-type="float" office:value="0.0075192" calcext:value-type="float">
            <text:p>0,0075192</text:p>
          </table:table-cell>
          <table:table-cell office:value-type="float" office:value="94.1802" calcext:value-type="float">
            <text:p>94,1802</text:p>
          </table:table-cell>
        </table:table-row>
        <table:table-row table:style-name="ro1">
          <table:table-cell office:value-type="float" office:value="0.00751525" calcext:value-type="float">
            <text:p>0,00751525</text:p>
          </table:table-cell>
          <table:table-cell office:value-type="float" office:value="94.2468" calcext:value-type="float">
            <text:p>94,2468</text:p>
          </table:table-cell>
        </table:table-row>
        <table:table-row table:style-name="ro1">
          <table:table-cell office:value-type="float" office:value="0.00751621" calcext:value-type="float">
            <text:p>0,00751621</text:p>
          </table:table-cell>
          <table:table-cell office:value-type="float" office:value="94.3387" calcext:value-type="float">
            <text:p>94,3387</text:p>
          </table:table-cell>
        </table:table-row>
        <table:table-row table:style-name="ro1">
          <table:table-cell office:value-type="float" office:value="0.00751121" calcext:value-type="float">
            <text:p>0,00751121</text:p>
          </table:table-cell>
          <table:table-cell office:value-type="float" office:value="94.4106" calcext:value-type="float">
            <text:p>94,4106</text:p>
          </table:table-cell>
        </table:table-row>
        <table:table-row table:style-name="ro1">
          <table:table-cell office:value-type="float" office:value="0.00751506" calcext:value-type="float">
            <text:p>0,00751506</text:p>
          </table:table-cell>
          <table:table-cell office:value-type="float" office:value="94.4797" calcext:value-type="float">
            <text:p>94,4797</text:p>
          </table:table-cell>
        </table:table-row>
        <table:table-row table:style-name="ro1">
          <table:table-cell office:value-type="float" office:value="0.00751028" calcext:value-type="float">
            <text:p>0,00751028</text:p>
          </table:table-cell>
          <table:table-cell office:value-type="float" office:value="94.5417" calcext:value-type="float">
            <text:p>94,5417</text:p>
          </table:table-cell>
        </table:table-row>
        <table:table-row table:style-name="ro1">
          <table:table-cell office:value-type="float" office:value="0.00751393" calcext:value-type="float">
            <text:p>0,00751393</text:p>
          </table:table-cell>
          <table:table-cell office:value-type="float" office:value="94.6089" calcext:value-type="float">
            <text:p>94,6089</text:p>
          </table:table-cell>
        </table:table-row>
        <table:table-row table:style-name="ro1">
          <table:table-cell office:value-type="float" office:value="0.00751614" calcext:value-type="float">
            <text:p>0,00751614</text:p>
          </table:table-cell>
          <table:table-cell office:value-type="float" office:value="94.6712" calcext:value-type="float">
            <text:p>94,6712</text:p>
          </table:table-cell>
        </table:table-row>
        <table:table-row table:style-name="ro1">
          <table:table-cell office:value-type="float" office:value="0.00751611" calcext:value-type="float">
            <text:p>0,00751611</text:p>
          </table:table-cell>
          <table:table-cell office:value-type="float" office:value="94.7364" calcext:value-type="float">
            <text:p>94,7364</text:p>
          </table:table-cell>
        </table:table-row>
        <table:table-row table:style-name="ro1">
          <table:table-cell office:value-type="float" office:value="0.00751118" calcext:value-type="float">
            <text:p>0,00751118</text:p>
          </table:table-cell>
          <table:table-cell office:value-type="float" office:value="94.7992" calcext:value-type="float">
            <text:p>94,7992</text:p>
          </table:table-cell>
        </table:table-row>
        <table:table-row table:style-name="ro1">
          <table:table-cell office:value-type="float" office:value="0.00751491" calcext:value-type="float">
            <text:p>0,00751491</text:p>
          </table:table-cell>
          <table:table-cell office:value-type="float" office:value="94.8681" calcext:value-type="float">
            <text:p>94,8681</text:p>
          </table:table-cell>
        </table:table-row>
        <table:table-row table:style-name="ro1">
          <table:table-cell office:value-type="float" office:value="0.00751441" calcext:value-type="float">
            <text:p>0,00751441</text:p>
          </table:table-cell>
          <table:table-cell office:value-type="float" office:value="94.9337" calcext:value-type="float">
            <text:p>94,9337</text:p>
          </table:table-cell>
        </table:table-row>
        <table:table-row table:style-name="ro1">
          <table:table-cell office:value-type="float" office:value="0.00752045" calcext:value-type="float">
            <text:p>0,00752045</text:p>
          </table:table-cell>
          <table:table-cell office:value-type="float" office:value="95.001" calcext:value-type="float">
            <text:p>95,001</text:p>
          </table:table-cell>
        </table:table-row>
        <table:table-row table:style-name="ro1">
          <table:table-cell office:value-type="float" office:value="0.00751658" calcext:value-type="float">
            <text:p>0,00751658</text:p>
          </table:table-cell>
          <table:table-cell office:value-type="float" office:value="95.064" calcext:value-type="float">
            <text:p>95,064</text:p>
          </table:table-cell>
        </table:table-row>
        <table:table-row table:style-name="ro1">
          <table:table-cell office:value-type="float" office:value="0.00751959" calcext:value-type="float">
            <text:p>0,00751959</text:p>
          </table:table-cell>
          <table:table-cell office:value-type="float" office:value="95.1326" calcext:value-type="float">
            <text:p>95,1326</text:p>
          </table:table-cell>
        </table:table-row>
        <table:table-row table:style-name="ro1">
          <table:table-cell office:value-type="float" office:value="0.00751543" calcext:value-type="float">
            <text:p>0,00751543</text:p>
          </table:table-cell>
          <table:table-cell office:value-type="float" office:value="95.1995" calcext:value-type="float">
            <text:p>95,1995</text:p>
          </table:table-cell>
        </table:table-row>
        <table:table-row table:style-name="ro1">
          <table:table-cell office:value-type="float" office:value="0.00751772" calcext:value-type="float">
            <text:p>0,00751772</text:p>
          </table:table-cell>
          <table:table-cell office:value-type="float" office:value="95.2611" calcext:value-type="float">
            <text:p>95,2611</text:p>
          </table:table-cell>
        </table:table-row>
        <table:table-row table:style-name="ro1">
          <table:table-cell office:value-type="float" office:value="0.0075107" calcext:value-type="float">
            <text:p>0,0075107</text:p>
          </table:table-cell>
          <table:table-cell office:value-type="float" office:value="95.3302" calcext:value-type="float">
            <text:p>95,3302</text:p>
          </table:table-cell>
        </table:table-row>
        <table:table-row table:style-name="ro1">
          <table:table-cell office:value-type="float" office:value="0.00751326" calcext:value-type="float">
            <text:p>0,00751326</text:p>
          </table:table-cell>
          <table:table-cell office:value-type="float" office:value="95.3973" calcext:value-type="float">
            <text:p>95,3973</text:p>
          </table:table-cell>
        </table:table-row>
        <table:table-row table:style-name="ro1">
          <table:table-cell office:value-type="float" office:value="0.00751479" calcext:value-type="float">
            <text:p>0,00751479</text:p>
          </table:table-cell>
          <table:table-cell office:value-type="float" office:value="95.4625" calcext:value-type="float">
            <text:p>95,4625</text:p>
          </table:table-cell>
        </table:table-row>
        <table:table-row table:style-name="ro1">
          <table:table-cell office:value-type="float" office:value="0.00752076" calcext:value-type="float">
            <text:p>0,00752076</text:p>
          </table:table-cell>
          <table:table-cell office:value-type="float" office:value="95.5268" calcext:value-type="float">
            <text:p>95,5268</text:p>
          </table:table-cell>
        </table:table-row>
        <table:table-row table:style-name="ro1">
          <table:table-cell office:value-type="float" office:value="0.00752527" calcext:value-type="float">
            <text:p>0,00752527</text:p>
          </table:table-cell>
          <table:table-cell office:value-type="float" office:value="95.5959" calcext:value-type="float">
            <text:p>95,5959</text:p>
          </table:table-cell>
        </table:table-row>
        <table:table-row table:style-name="ro1">
          <table:table-cell office:value-type="float" office:value="0.00751582" calcext:value-type="float">
            <text:p>0,00751582</text:p>
          </table:table-cell>
          <table:table-cell office:value-type="float" office:value="95.6583" calcext:value-type="float">
            <text:p>95,6583</text:p>
          </table:table-cell>
        </table:table-row>
        <table:table-row table:style-name="ro1">
          <table:table-cell office:value-type="float" office:value="0.00751963" calcext:value-type="float">
            <text:p>0,00751963</text:p>
          </table:table-cell>
          <table:table-cell office:value-type="float" office:value="95.7242" calcext:value-type="float">
            <text:p>95,7242</text:p>
          </table:table-cell>
        </table:table-row>
        <table:table-row table:style-name="ro1">
          <table:table-cell office:value-type="float" office:value="0.00752394" calcext:value-type="float">
            <text:p>0,00752394</text:p>
          </table:table-cell>
          <table:table-cell office:value-type="float" office:value="95.794" calcext:value-type="float">
            <text:p>95,794</text:p>
          </table:table-cell>
        </table:table-row>
        <table:table-row table:style-name="ro1">
          <table:table-cell office:value-type="float" office:value="0.00751974" calcext:value-type="float">
            <text:p>0,00751974</text:p>
          </table:table-cell>
          <table:table-cell office:value-type="float" office:value="95.8607" calcext:value-type="float">
            <text:p>95,8607</text:p>
          </table:table-cell>
        </table:table-row>
        <table:table-row table:style-name="ro1">
          <table:table-cell office:value-type="float" office:value="0.00751972" calcext:value-type="float">
            <text:p>0,00751972</text:p>
          </table:table-cell>
          <table:table-cell office:value-type="float" office:value="95.9245" calcext:value-type="float">
            <text:p>95,9245</text:p>
          </table:table-cell>
        </table:table-row>
        <table:table-row table:style-name="ro1">
          <table:table-cell office:value-type="float" office:value="0.00752159" calcext:value-type="float">
            <text:p>0,00752159</text:p>
          </table:table-cell>
          <table:table-cell office:value-type="float" office:value="95.9935" calcext:value-type="float">
            <text:p>95,9935</text:p>
          </table:table-cell>
        </table:table-row>
        <table:table-row table:style-name="ro1">
          <table:table-cell office:value-type="float" office:value="0.00752794" calcext:value-type="float">
            <text:p>0,00752794</text:p>
          </table:table-cell>
          <table:table-cell office:value-type="float" office:value="96.0564" calcext:value-type="float">
            <text:p>96,0564</text:p>
          </table:table-cell>
        </table:table-row>
        <table:table-row table:style-name="ro1">
          <table:table-cell office:value-type="float" office:value="0.00751948" calcext:value-type="float">
            <text:p>0,00751948</text:p>
          </table:table-cell>
          <table:table-cell office:value-type="float" office:value="96.1209" calcext:value-type="float">
            <text:p>96,1209</text:p>
          </table:table-cell>
        </table:table-row>
        <table:table-row table:style-name="ro1">
          <table:table-cell office:value-type="float" office:value="0.00751545" calcext:value-type="float">
            <text:p>0,00751545</text:p>
          </table:table-cell>
          <table:table-cell office:value-type="float" office:value="96.1923" calcext:value-type="float">
            <text:p>96,1923</text:p>
          </table:table-cell>
        </table:table-row>
        <table:table-row table:style-name="ro1">
          <table:table-cell office:value-type="float" office:value="0.00751497" calcext:value-type="float">
            <text:p>0,00751497</text:p>
          </table:table-cell>
          <table:table-cell office:value-type="float" office:value="96.2558" calcext:value-type="float">
            <text:p>96,2558</text:p>
          </table:table-cell>
        </table:table-row>
        <table:table-row table:style-name="ro1">
          <table:table-cell office:value-type="float" office:value="0.0075244" calcext:value-type="float">
            <text:p>0,0075244</text:p>
          </table:table-cell>
          <table:table-cell office:value-type="float" office:value="96.3169" calcext:value-type="float">
            <text:p>96,3169</text:p>
          </table:table-cell>
        </table:table-row>
        <table:table-row table:style-name="ro1">
          <table:table-cell office:value-type="float" office:value="0.00752112" calcext:value-type="float">
            <text:p>0,00752112</text:p>
          </table:table-cell>
          <table:table-cell office:value-type="float" office:value="96.3872" calcext:value-type="float">
            <text:p>96,3872</text:p>
          </table:table-cell>
        </table:table-row>
        <table:table-row table:style-name="ro1">
          <table:table-cell office:value-type="float" office:value="0.00752799" calcext:value-type="float">
            <text:p>0,00752799</text:p>
          </table:table-cell>
          <table:table-cell office:value-type="float" office:value="96.4538" calcext:value-type="float">
            <text:p>96,4538</text:p>
          </table:table-cell>
        </table:table-row>
        <table:table-row table:style-name="ro1">
          <table:table-cell office:value-type="float" office:value="0.00752448" calcext:value-type="float">
            <text:p>0,00752448</text:p>
          </table:table-cell>
          <table:table-cell office:value-type="float" office:value="96.5197" calcext:value-type="float">
            <text:p>96,5197</text:p>
          </table:table-cell>
        </table:table-row>
        <table:table-row table:style-name="ro1">
          <table:table-cell office:value-type="float" office:value="0.00751796" calcext:value-type="float">
            <text:p>0,00751796</text:p>
          </table:table-cell>
          <table:table-cell office:value-type="float" office:value="96.5866" calcext:value-type="float">
            <text:p>96,5866</text:p>
          </table:table-cell>
        </table:table-row>
        <table:table-row table:style-name="ro1">
          <table:table-cell office:value-type="float" office:value="0.0075206" calcext:value-type="float">
            <text:p>0,0075206</text:p>
          </table:table-cell>
          <table:table-cell office:value-type="float" office:value="96.6531" calcext:value-type="float">
            <text:p>96,6531</text:p>
          </table:table-cell>
        </table:table-row>
        <table:table-row table:style-name="ro1">
          <table:table-cell office:value-type="float" office:value="0.00752083" calcext:value-type="float">
            <text:p>0,00752083</text:p>
          </table:table-cell>
          <table:table-cell office:value-type="float" office:value="96.7183" calcext:value-type="float">
            <text:p>96,7183</text:p>
          </table:table-cell>
        </table:table-row>
        <table:table-row table:style-name="ro1">
          <table:table-cell office:value-type="float" office:value="0.00751749" calcext:value-type="float">
            <text:p>0,00751749</text:p>
          </table:table-cell>
          <table:table-cell office:value-type="float" office:value="96.7843" calcext:value-type="float">
            <text:p>96,7843</text:p>
          </table:table-cell>
        </table:table-row>
        <table:table-row table:style-name="ro1">
          <table:table-cell office:value-type="float" office:value="0.00752688" calcext:value-type="float">
            <text:p>0,00752688</text:p>
          </table:table-cell>
          <table:table-cell office:value-type="float" office:value="96.8519" calcext:value-type="float">
            <text:p>96,8519</text:p>
          </table:table-cell>
        </table:table-row>
        <table:table-row table:style-name="ro1">
          <table:table-cell office:value-type="float" office:value="0.00752459" calcext:value-type="float">
            <text:p>0,00752459</text:p>
          </table:table-cell>
          <table:table-cell office:value-type="float" office:value="96.9179" calcext:value-type="float">
            <text:p>96,9179</text:p>
          </table:table-cell>
        </table:table-row>
        <table:table-row table:style-name="ro1">
          <table:table-cell office:value-type="float" office:value="0.00752151" calcext:value-type="float">
            <text:p>0,00752151</text:p>
          </table:table-cell>
          <table:table-cell office:value-type="float" office:value="96.9818" calcext:value-type="float">
            <text:p>96,9818</text:p>
          </table:table-cell>
        </table:table-row>
        <table:table-row table:style-name="ro1">
          <table:table-cell office:value-type="float" office:value="0.00752072" calcext:value-type="float">
            <text:p>0,00752072</text:p>
          </table:table-cell>
          <table:table-cell office:value-type="float" office:value="97.048" calcext:value-type="float">
            <text:p>97,048</text:p>
          </table:table-cell>
        </table:table-row>
        <table:table-row table:style-name="ro1">
          <table:table-cell office:value-type="float" office:value="0.00752809" calcext:value-type="float">
            <text:p>0,00752809</text:p>
          </table:table-cell>
          <table:table-cell office:value-type="float" office:value="97.114" calcext:value-type="float">
            <text:p>97,114</text:p>
          </table:table-cell>
        </table:table-row>
        <table:table-row table:style-name="ro1">
          <table:table-cell office:value-type="float" office:value="0.00752568" calcext:value-type="float">
            <text:p>0,00752568</text:p>
          </table:table-cell>
          <table:table-cell office:value-type="float" office:value="97.1835" calcext:value-type="float">
            <text:p>97,1835</text:p>
          </table:table-cell>
        </table:table-row>
        <table:table-row table:style-name="ro1">
          <table:table-cell office:value-type="float" office:value="0.00751967" calcext:value-type="float">
            <text:p>0,00751967</text:p>
          </table:table-cell>
          <table:table-cell office:value-type="float" office:value="97.2422" calcext:value-type="float">
            <text:p>97,2422</text:p>
          </table:table-cell>
        </table:table-row>
        <table:table-row table:style-name="ro1">
          <table:table-cell office:value-type="float" office:value="0.0075268" calcext:value-type="float">
            <text:p>0,0075268</text:p>
          </table:table-cell>
          <table:table-cell office:value-type="float" office:value="97.3113" calcext:value-type="float">
            <text:p>97,3113</text:p>
          </table:table-cell>
        </table:table-row>
        <table:table-row table:style-name="ro1">
          <table:table-cell office:value-type="float" office:value="0.00751798" calcext:value-type="float">
            <text:p>0,00751798</text:p>
          </table:table-cell>
          <table:table-cell office:value-type="float" office:value="97.3774" calcext:value-type="float">
            <text:p>97,3774</text:p>
          </table:table-cell>
        </table:table-row>
        <table:table-row table:style-name="ro1">
          <table:table-cell office:value-type="float" office:value="0.00751689" calcext:value-type="float">
            <text:p>0,00751689</text:p>
          </table:table-cell>
          <table:table-cell office:value-type="float" office:value="97.4431" calcext:value-type="float">
            <text:p>97,4431</text:p>
          </table:table-cell>
        </table:table-row>
        <table:table-row table:style-name="ro1">
          <table:table-cell office:value-type="float" office:value="0.00752244" calcext:value-type="float">
            <text:p>0,00752244</text:p>
          </table:table-cell>
          <table:table-cell office:value-type="float" office:value="97.5091" calcext:value-type="float">
            <text:p>97,5091</text:p>
          </table:table-cell>
        </table:table-row>
        <table:table-row table:style-name="ro1">
          <table:table-cell office:value-type="float" office:value="0.00753472" calcext:value-type="float">
            <text:p>0,00753472</text:p>
          </table:table-cell>
          <table:table-cell office:value-type="float" office:value="97.5748" calcext:value-type="float">
            <text:p>97,5748</text:p>
          </table:table-cell>
        </table:table-row>
        <table:table-row table:style-name="ro1">
          <table:table-cell office:value-type="float" office:value="0.0075211" calcext:value-type="float">
            <text:p>0,0075211</text:p>
          </table:table-cell>
          <table:table-cell office:value-type="float" office:value="97.6418" calcext:value-type="float">
            <text:p>97,6418</text:p>
          </table:table-cell>
        </table:table-row>
        <table:table-row table:style-name="ro1">
          <table:table-cell office:value-type="float" office:value="0.00753016" calcext:value-type="float">
            <text:p>0,00753016</text:p>
          </table:table-cell>
          <table:table-cell office:value-type="float" office:value="97.709" calcext:value-type="float">
            <text:p>97,709</text:p>
          </table:table-cell>
        </table:table-row>
        <table:table-row table:style-name="ro1">
          <table:table-cell office:value-type="float" office:value="0.00752133" calcext:value-type="float">
            <text:p>0,00752133</text:p>
          </table:table-cell>
          <table:table-cell office:value-type="float" office:value="97.7742" calcext:value-type="float">
            <text:p>97,7742</text:p>
          </table:table-cell>
        </table:table-row>
        <table:table-row table:style-name="ro1">
          <table:table-cell office:value-type="float" office:value="0.00752502" calcext:value-type="float">
            <text:p>0,00752502</text:p>
          </table:table-cell>
          <table:table-cell office:value-type="float" office:value="97.8393" calcext:value-type="float">
            <text:p>97,8393</text:p>
          </table:table-cell>
        </table:table-row>
        <table:table-row table:style-name="ro1">
          <table:table-cell office:value-type="float" office:value="0.00752449" calcext:value-type="float">
            <text:p>0,00752449</text:p>
          </table:table-cell>
          <table:table-cell office:value-type="float" office:value="97.906" calcext:value-type="float">
            <text:p>97,906</text:p>
          </table:table-cell>
        </table:table-row>
        <table:table-row table:style-name="ro1">
          <table:table-cell office:value-type="float" office:value="0.00752565" calcext:value-type="float">
            <text:p>0,00752565</text:p>
          </table:table-cell>
          <table:table-cell office:value-type="float" office:value="97.9748" calcext:value-type="float">
            <text:p>97,9748</text:p>
          </table:table-cell>
        </table:table-row>
        <table:table-row table:style-name="ro1">
          <table:table-cell office:value-type="float" office:value="0.00753488" calcext:value-type="float">
            <text:p>0,00753488</text:p>
          </table:table-cell>
          <table:table-cell office:value-type="float" office:value="98.0413" calcext:value-type="float">
            <text:p>98,0413</text:p>
          </table:table-cell>
        </table:table-row>
        <table:table-row table:style-name="ro1">
          <table:table-cell office:value-type="float" office:value="0.00752594" calcext:value-type="float">
            <text:p>0,00752594</text:p>
          </table:table-cell>
          <table:table-cell office:value-type="float" office:value="98.1034" calcext:value-type="float">
            <text:p>98,1034</text:p>
          </table:table-cell>
        </table:table-row>
        <table:table-row table:style-name="ro1">
          <table:table-cell office:value-type="float" office:value="0.00752519" calcext:value-type="float">
            <text:p>0,00752519</text:p>
          </table:table-cell>
          <table:table-cell office:value-type="float" office:value="98.1721" calcext:value-type="float">
            <text:p>98,1721</text:p>
          </table:table-cell>
        </table:table-row>
        <table:table-row table:style-name="ro1">
          <table:table-cell office:value-type="float" office:value="0.0075192" calcext:value-type="float">
            <text:p>0,0075192</text:p>
          </table:table-cell>
          <table:table-cell office:value-type="float" office:value="98.239" calcext:value-type="float">
            <text:p>98,239</text:p>
          </table:table-cell>
        </table:table-row>
        <table:table-row table:style-name="ro1">
          <table:table-cell office:value-type="float" office:value="0.00752319" calcext:value-type="float">
            <text:p>0,00752319</text:p>
          </table:table-cell>
          <table:table-cell office:value-type="float" office:value="98.3029" calcext:value-type="float">
            <text:p>98,3029</text:p>
          </table:table-cell>
        </table:table-row>
        <table:table-row table:style-name="ro1">
          <table:table-cell office:value-type="float" office:value="0.00752251" calcext:value-type="float">
            <text:p>0,00752251</text:p>
          </table:table-cell>
          <table:table-cell office:value-type="float" office:value="98.3704" calcext:value-type="float">
            <text:p>98,3704</text:p>
          </table:table-cell>
        </table:table-row>
        <table:table-row table:style-name="ro1">
          <table:table-cell office:value-type="float" office:value="0.00752929" calcext:value-type="float">
            <text:p>0,00752929</text:p>
          </table:table-cell>
          <table:table-cell office:value-type="float" office:value="98.4329" calcext:value-type="float">
            <text:p>98,4329</text:p>
          </table:table-cell>
        </table:table-row>
        <table:table-row table:style-name="ro1">
          <table:table-cell office:value-type="float" office:value="0.00753102" calcext:value-type="float">
            <text:p>0,00753102</text:p>
          </table:table-cell>
          <table:table-cell office:value-type="float" office:value="98.4994" calcext:value-type="float">
            <text:p>98,4994</text:p>
          </table:table-cell>
        </table:table-row>
        <table:table-row table:style-name="ro1">
          <table:table-cell office:value-type="float" office:value="0.00752885" calcext:value-type="float">
            <text:p>0,00752885</text:p>
          </table:table-cell>
          <table:table-cell office:value-type="float" office:value="98.5654" calcext:value-type="float">
            <text:p>98,5654</text:p>
          </table:table-cell>
        </table:table-row>
        <table:table-row table:style-name="ro1">
          <table:table-cell office:value-type="float" office:value="0.00752998" calcext:value-type="float">
            <text:p>0,00752998</text:p>
          </table:table-cell>
          <table:table-cell office:value-type="float" office:value="98.6356" calcext:value-type="float">
            <text:p>98,6356</text:p>
          </table:table-cell>
        </table:table-row>
        <table:table-row table:style-name="ro1">
          <table:table-cell office:value-type="float" office:value="0.0075267" calcext:value-type="float">
            <text:p>0,0075267</text:p>
          </table:table-cell>
          <table:table-cell office:value-type="float" office:value="98.6881" calcext:value-type="float">
            <text:p>98,6881</text:p>
          </table:table-cell>
        </table:table-row>
        <table:table-row table:style-name="ro1">
          <table:table-cell office:value-type="float" office:value="0.00752937" calcext:value-type="float">
            <text:p>0,00752937</text:p>
          </table:table-cell>
          <table:table-cell office:value-type="float" office:value="98.7623" calcext:value-type="float">
            <text:p>98,7623</text:p>
          </table:table-cell>
        </table:table-row>
        <table:table-row table:style-name="ro1">
          <table:table-cell office:value-type="float" office:value="0.00752767" calcext:value-type="float">
            <text:p>0,00752767</text:p>
          </table:table-cell>
          <table:table-cell office:value-type="float" office:value="98.8298" calcext:value-type="float">
            <text:p>98,8298</text:p>
          </table:table-cell>
        </table:table-row>
        <table:table-row table:style-name="ro1">
          <table:table-cell office:value-type="float" office:value="0.00752453" calcext:value-type="float">
            <text:p>0,00752453</text:p>
          </table:table-cell>
          <table:table-cell office:value-type="float" office:value="98.8893" calcext:value-type="float">
            <text:p>98,8893</text:p>
          </table:table-cell>
        </table:table-row>
        <table:table-row table:style-name="ro1">
          <table:table-cell office:value-type="float" office:value="0.0075277" calcext:value-type="float">
            <text:p>0,0075277</text:p>
          </table:table-cell>
          <table:table-cell office:value-type="float" office:value="98.9576" calcext:value-type="float">
            <text:p>98,9576</text:p>
          </table:table-cell>
        </table:table-row>
        <table:table-row table:style-name="ro1">
          <table:table-cell office:value-type="float" office:value="0.0075286" calcext:value-type="float">
            <text:p>0,0075286</text:p>
          </table:table-cell>
          <table:table-cell office:value-type="float" office:value="99.0272" calcext:value-type="float">
            <text:p>99,0272</text:p>
          </table:table-cell>
        </table:table-row>
        <table:table-row table:style-name="ro1">
          <table:table-cell office:value-type="float" office:value="0.00752747" calcext:value-type="float">
            <text:p>0,00752747</text:p>
          </table:table-cell>
          <table:table-cell office:value-type="float" office:value="99.0947" calcext:value-type="float">
            <text:p>99,0947</text:p>
          </table:table-cell>
        </table:table-row>
        <table:table-row table:style-name="ro1">
          <table:table-cell office:value-type="float" office:value="0.00753567" calcext:value-type="float">
            <text:p>0,00753567</text:p>
          </table:table-cell>
          <table:table-cell office:value-type="float" office:value="99.1628" calcext:value-type="float">
            <text:p>99,1628</text:p>
          </table:table-cell>
        </table:table-row>
        <table:table-row table:style-name="ro1">
          <table:table-cell office:value-type="float" office:value="0.00753291" calcext:value-type="float">
            <text:p>0,00753291</text:p>
          </table:table-cell>
          <table:table-cell office:value-type="float" office:value="99.227" calcext:value-type="float">
            <text:p>99,227</text:p>
          </table:table-cell>
        </table:table-row>
        <table:table-row table:style-name="ro1">
          <table:table-cell office:value-type="float" office:value="0.0075288" calcext:value-type="float">
            <text:p>0,0075288</text:p>
          </table:table-cell>
          <table:table-cell office:value-type="float" office:value="99.2897" calcext:value-type="float">
            <text:p>99,2897</text:p>
          </table:table-cell>
        </table:table-row>
        <table:table-row table:style-name="ro1">
          <table:table-cell office:value-type="float" office:value="0.00752307" calcext:value-type="float">
            <text:p>0,00752307</text:p>
          </table:table-cell>
          <table:table-cell office:value-type="float" office:value="99.3464" calcext:value-type="float">
            <text:p>99,3464</text:p>
          </table:table-cell>
        </table:table-row>
        <table:table-row table:style-name="ro1">
          <table:table-cell office:value-type="float" office:value="0.00752973" calcext:value-type="float">
            <text:p>0,00752973</text:p>
          </table:table-cell>
          <table:table-cell office:value-type="float" office:value="99.4211" calcext:value-type="float">
            <text:p>99,4211</text:p>
          </table:table-cell>
        </table:table-row>
        <table:table-row table:style-name="ro1">
          <table:table-cell office:value-type="float" office:value="0.00752636" calcext:value-type="float">
            <text:p>0,00752636</text:p>
          </table:table-cell>
          <table:table-cell office:value-type="float" office:value="99.4913" calcext:value-type="float">
            <text:p>99,4913</text:p>
          </table:table-cell>
        </table:table-row>
        <table:table-row table:style-name="ro1">
          <table:table-cell office:value-type="float" office:value="0.00753232" calcext:value-type="float">
            <text:p>0,00753232</text:p>
          </table:table-cell>
          <table:table-cell office:value-type="float" office:value="99.5518" calcext:value-type="float">
            <text:p>99,5518</text:p>
          </table:table-cell>
        </table:table-row>
        <table:table-row table:style-name="ro1">
          <table:table-cell office:value-type="float" office:value="0.00752384" calcext:value-type="float">
            <text:p>0,00752384</text:p>
          </table:table-cell>
          <table:table-cell office:value-type="float" office:value="99.6224" calcext:value-type="float">
            <text:p>99,6224</text:p>
          </table:table-cell>
        </table:table-row>
        <table:table-row table:style-name="ro1">
          <table:table-cell office:value-type="float" office:value="0.00752999" calcext:value-type="float">
            <text:p>0,00752999</text:p>
          </table:table-cell>
          <table:table-cell office:value-type="float" office:value="99.6916" calcext:value-type="float">
            <text:p>99,6916</text:p>
          </table:table-cell>
        </table:table-row>
        <table:table-row table:style-name="ro1">
          <table:table-cell office:value-type="float" office:value="0.00753288" calcext:value-type="float">
            <text:p>0,00753288</text:p>
          </table:table-cell>
          <table:table-cell office:value-type="float" office:value="99.7568" calcext:value-type="float">
            <text:p>99,7568</text:p>
          </table:table-cell>
        </table:table-row>
        <table:table-row table:style-name="ro1">
          <table:table-cell office:value-type="float" office:value="0.00752957" calcext:value-type="float">
            <text:p>0,00752957</text:p>
          </table:table-cell>
          <table:table-cell office:value-type="float" office:value="99.824" calcext:value-type="float">
            <text:p>99,824</text:p>
          </table:table-cell>
        </table:table-row>
        <table:table-row table:style-name="ro1">
          <table:table-cell office:value-type="float" office:value="0.00753438" calcext:value-type="float">
            <text:p>0,00753438</text:p>
          </table:table-cell>
          <table:table-cell office:value-type="float" office:value="99.8801" calcext:value-type="float">
            <text:p>99,8801</text:p>
          </table:table-cell>
        </table:table-row>
        <table:table-row table:style-name="ro1">
          <table:table-cell office:value-type="float" office:value="0.00752936" calcext:value-type="float">
            <text:p>0,00752936</text:p>
          </table:table-cell>
          <table:table-cell office:value-type="float" office:value="99.9502" calcext:value-type="float">
            <text:p>99,9502</text:p>
          </table:table-cell>
        </table:table-row>
        <table:table-row table:style-name="ro1">
          <table:table-cell office:value-type="float" office:value="0.00753217" calcext:value-type="float">
            <text:p>0,00753217</text:p>
          </table:table-cell>
          <table:table-cell office:value-type="float" office:value="100.019" calcext:value-type="float">
            <text:p>100,019</text:p>
          </table:table-cell>
        </table:table-row>
        <table:table-row table:style-name="ro1">
          <table:table-cell office:value-type="float" office:value="0.00753939" calcext:value-type="float">
            <text:p>0,00753939</text:p>
          </table:table-cell>
          <table:table-cell office:value-type="float" office:value="100.087" calcext:value-type="float">
            <text:p>100,087</text:p>
          </table:table-cell>
        </table:table-row>
        <table:table-row table:style-name="ro1">
          <table:table-cell office:value-type="float" office:value="0.00753715" calcext:value-type="float">
            <text:p>0,00753715</text:p>
          </table:table-cell>
          <table:table-cell office:value-type="float" office:value="100.156" calcext:value-type="float">
            <text:p>100,156</text:p>
          </table:table-cell>
        </table:table-row>
        <table:table-row table:style-name="ro1">
          <table:table-cell office:value-type="float" office:value="0.00753923" calcext:value-type="float">
            <text:p>0,00753923</text:p>
          </table:table-cell>
          <table:table-cell office:value-type="float" office:value="100.221" calcext:value-type="float">
            <text:p>100,221</text:p>
          </table:table-cell>
        </table:table-row>
        <table:table-row table:style-name="ro1">
          <table:table-cell office:value-type="float" office:value="0.00753609" calcext:value-type="float">
            <text:p>0,00753609</text:p>
          </table:table-cell>
          <table:table-cell office:value-type="float" office:value="100.275" calcext:value-type="float">
            <text:p>100,275</text:p>
          </table:table-cell>
        </table:table-row>
        <table:table-row table:style-name="ro1">
          <table:table-cell office:value-type="float" office:value="0.00753555" calcext:value-type="float">
            <text:p>0,00753555</text:p>
          </table:table-cell>
          <table:table-cell office:value-type="float" office:value="100.347" calcext:value-type="float">
            <text:p>100,347</text:p>
          </table:table-cell>
        </table:table-row>
        <table:table-row table:style-name="ro1">
          <table:table-cell office:value-type="float" office:value="0.00753834" calcext:value-type="float">
            <text:p>0,00753834</text:p>
          </table:table-cell>
          <table:table-cell office:value-type="float" office:value="100.411" calcext:value-type="float">
            <text:p>100,411</text:p>
          </table:table-cell>
        </table:table-row>
        <table:table-row table:style-name="ro1">
          <table:table-cell office:value-type="float" office:value="0.00752556" calcext:value-type="float">
            <text:p>0,00752556</text:p>
          </table:table-cell>
          <table:table-cell office:value-type="float" office:value="100.477" calcext:value-type="float">
            <text:p>100,477</text:p>
          </table:table-cell>
        </table:table-row>
        <table:table-row table:style-name="ro1">
          <table:table-cell office:value-type="float" office:value="0.00753523" calcext:value-type="float">
            <text:p>0,00753523</text:p>
          </table:table-cell>
          <table:table-cell office:value-type="float" office:value="100.551" calcext:value-type="float">
            <text:p>100,551</text:p>
          </table:table-cell>
        </table:table-row>
        <table:table-row table:style-name="ro1">
          <table:table-cell office:value-type="float" office:value="0.00753419" calcext:value-type="float">
            <text:p>0,00753419</text:p>
          </table:table-cell>
          <table:table-cell office:value-type="float" office:value="100.619" calcext:value-type="float">
            <text:p>100,619</text:p>
          </table:table-cell>
        </table:table-row>
        <table:table-row table:style-name="ro1">
          <table:table-cell office:value-type="float" office:value="0.00753285" calcext:value-type="float">
            <text:p>0,00753285</text:p>
          </table:table-cell>
          <table:table-cell office:value-type="float" office:value="100.679" calcext:value-type="float">
            <text:p>100,679</text:p>
          </table:table-cell>
        </table:table-row>
        <table:table-row table:style-name="ro1">
          <table:table-cell office:value-type="float" office:value="0.00752886" calcext:value-type="float">
            <text:p>0,00752886</text:p>
          </table:table-cell>
          <table:table-cell office:value-type="float" office:value="100.745" calcext:value-type="float">
            <text:p>100,745</text:p>
          </table:table-cell>
        </table:table-row>
        <table:table-row table:style-name="ro1">
          <table:table-cell office:value-type="float" office:value="0.00753507" calcext:value-type="float">
            <text:p>0,00753507</text:p>
          </table:table-cell>
          <table:table-cell office:value-type="float" office:value="100.816" calcext:value-type="float">
            <text:p>100,816</text:p>
          </table:table-cell>
        </table:table-row>
        <table:table-row table:style-name="ro1">
          <table:table-cell office:value-type="float" office:value="0.00753406" calcext:value-type="float">
            <text:p>0,00753406</text:p>
          </table:table-cell>
          <table:table-cell office:value-type="float" office:value="100.883" calcext:value-type="float">
            <text:p>100,883</text:p>
          </table:table-cell>
        </table:table-row>
        <table:table-row table:style-name="ro1">
          <table:table-cell office:value-type="float" office:value="0.00753363" calcext:value-type="float">
            <text:p>0,00753363</text:p>
          </table:table-cell>
          <table:table-cell office:value-type="float" office:value="100.941" calcext:value-type="float">
            <text:p>100,941</text:p>
          </table:table-cell>
        </table:table-row>
        <table:table-row table:style-name="ro1">
          <table:table-cell office:value-type="float" office:value="0.00753791" calcext:value-type="float">
            <text:p>0,00753791</text:p>
          </table:table-cell>
          <table:table-cell office:value-type="float" office:value="101.015" calcext:value-type="float">
            <text:p>101,015</text:p>
          </table:table-cell>
        </table:table-row>
        <table:table-row table:style-name="ro1">
          <table:table-cell office:value-type="float" office:value="0.00752839" calcext:value-type="float">
            <text:p>0,00752839</text:p>
          </table:table-cell>
          <table:table-cell office:value-type="float" office:value="101.084" calcext:value-type="float">
            <text:p>101,084</text:p>
          </table:table-cell>
        </table:table-row>
        <table:table-row table:style-name="ro1">
          <table:table-cell office:value-type="float" office:value="0.00752776" calcext:value-type="float">
            <text:p>0,00752776</text:p>
          </table:table-cell>
          <table:table-cell office:value-type="float" office:value="101.146" calcext:value-type="float">
            <text:p>101,146</text:p>
          </table:table-cell>
        </table:table-row>
        <table:table-row table:style-name="ro1">
          <table:table-cell office:value-type="float" office:value="0.00753713" calcext:value-type="float">
            <text:p>0,00753713</text:p>
          </table:table-cell>
          <table:table-cell office:value-type="float" office:value="101.216" calcext:value-type="float">
            <text:p>101,216</text:p>
          </table:table-cell>
        </table:table-row>
        <table:table-row table:style-name="ro1">
          <table:table-cell office:value-type="float" office:value="0.00752431" calcext:value-type="float">
            <text:p>0,00752431</text:p>
          </table:table-cell>
          <table:table-cell office:value-type="float" office:value="101.275" calcext:value-type="float">
            <text:p>101,275</text:p>
          </table:table-cell>
        </table:table-row>
        <table:table-row table:style-name="ro1">
          <table:table-cell office:value-type="float" office:value="0.00753825" calcext:value-type="float">
            <text:p>0,00753825</text:p>
          </table:table-cell>
          <table:table-cell office:value-type="float" office:value="101.334" calcext:value-type="float">
            <text:p>101,334</text:p>
          </table:table-cell>
        </table:table-row>
        <table:table-row table:style-name="ro1">
          <table:table-cell office:value-type="float" office:value="0.00754185" calcext:value-type="float">
            <text:p>0,00754185</text:p>
          </table:table-cell>
          <table:table-cell office:value-type="float" office:value="101.415" calcext:value-type="float">
            <text:p>101,415</text:p>
          </table:table-cell>
        </table:table-row>
        <table:table-row table:style-name="ro1">
          <table:table-cell office:value-type="float" office:value="0.00753235" calcext:value-type="float">
            <text:p>0,00753235</text:p>
          </table:table-cell>
          <table:table-cell office:value-type="float" office:value="101.475" calcext:value-type="float">
            <text:p>101,475</text:p>
          </table:table-cell>
        </table:table-row>
        <table:table-row table:style-name="ro1">
          <table:table-cell office:value-type="float" office:value="0.00752548" calcext:value-type="float">
            <text:p>0,00752548</text:p>
          </table:table-cell>
          <table:table-cell office:value-type="float" office:value="101.539" calcext:value-type="float">
            <text:p>101,539</text:p>
          </table:table-cell>
        </table:table-row>
        <table:table-row table:style-name="ro1">
          <table:table-cell office:value-type="float" office:value="0.00753558" calcext:value-type="float">
            <text:p>0,00753558</text:p>
          </table:table-cell>
          <table:table-cell office:value-type="float" office:value="101.614" calcext:value-type="float">
            <text:p>101,614</text:p>
          </table:table-cell>
        </table:table-row>
        <table:table-row table:style-name="ro1">
          <table:table-cell office:value-type="float" office:value="0.00754213" calcext:value-type="float">
            <text:p>0,00754213</text:p>
          </table:table-cell>
          <table:table-cell office:value-type="float" office:value="101.672" calcext:value-type="float">
            <text:p>101,672</text:p>
          </table:table-cell>
        </table:table-row>
        <table:table-row table:style-name="ro1">
          <table:table-cell office:value-type="float" office:value="0.00754012" calcext:value-type="float">
            <text:p>0,00754012</text:p>
          </table:table-cell>
          <table:table-cell office:value-type="float" office:value="101.738" calcext:value-type="float">
            <text:p>101,738</text:p>
          </table:table-cell>
        </table:table-row>
        <table:table-row table:style-name="ro1">
          <table:table-cell office:value-type="float" office:value="0.00753842" calcext:value-type="float">
            <text:p>0,00753842</text:p>
          </table:table-cell>
          <table:table-cell office:value-type="float" office:value="101.806" calcext:value-type="float">
            <text:p>101,806</text:p>
          </table:table-cell>
        </table:table-row>
        <table:table-row table:style-name="ro1">
          <table:table-cell office:value-type="float" office:value="0.00753937" calcext:value-type="float">
            <text:p>0,00753937</text:p>
          </table:table-cell>
          <table:table-cell office:value-type="float" office:value="101.878" calcext:value-type="float">
            <text:p>101,878</text:p>
          </table:table-cell>
        </table:table-row>
        <table:table-row table:style-name="ro1">
          <table:table-cell office:value-type="float" office:value="0.00753859" calcext:value-type="float">
            <text:p>0,00753859</text:p>
          </table:table-cell>
          <table:table-cell office:value-type="float" office:value="101.944" calcext:value-type="float">
            <text:p>101,944</text:p>
          </table:table-cell>
        </table:table-row>
        <table:table-row table:style-name="ro1">
          <table:table-cell office:value-type="float" office:value="0.00753259" calcext:value-type="float">
            <text:p>0,00753259</text:p>
          </table:table-cell>
          <table:table-cell office:value-type="float" office:value="101.998" calcext:value-type="float">
            <text:p>101,998</text:p>
          </table:table-cell>
        </table:table-row>
        <table:table-row table:style-name="ro1">
          <table:table-cell office:value-type="float" office:value="0.00753644" calcext:value-type="float">
            <text:p>0,00753644</text:p>
          </table:table-cell>
          <table:table-cell office:value-type="float" office:value="102.067" calcext:value-type="float">
            <text:p>102,067</text:p>
          </table:table-cell>
        </table:table-row>
        <table:table-row table:style-name="ro1">
          <table:table-cell office:value-type="float" office:value="0.00753211" calcext:value-type="float">
            <text:p>0,00753211</text:p>
          </table:table-cell>
          <table:table-cell office:value-type="float" office:value="102.141" calcext:value-type="float">
            <text:p>102,141</text:p>
          </table:table-cell>
        </table:table-row>
        <table:table-row table:style-name="ro1">
          <table:table-cell office:value-type="float" office:value="0.00753915" calcext:value-type="float">
            <text:p>0,00753915</text:p>
          </table:table-cell>
          <table:table-cell office:value-type="float" office:value="102.194" calcext:value-type="float">
            <text:p>102,194</text:p>
          </table:table-cell>
        </table:table-row>
        <table:table-row table:style-name="ro1">
          <table:table-cell office:value-type="float" office:value="0.00753481" calcext:value-type="float">
            <text:p>0,00753481</text:p>
          </table:table-cell>
          <table:table-cell office:value-type="float" office:value="102.272" calcext:value-type="float">
            <text:p>102,272</text:p>
          </table:table-cell>
        </table:table-row>
        <table:table-row table:style-name="ro1">
          <table:table-cell office:value-type="float" office:value="0.00753482" calcext:value-type="float">
            <text:p>0,00753482</text:p>
          </table:table-cell>
          <table:table-cell office:value-type="float" office:value="102.344" calcext:value-type="float">
            <text:p>102,344</text:p>
          </table:table-cell>
        </table:table-row>
        <table:table-row table:style-name="ro1">
          <table:table-cell office:value-type="float" office:value="0.00753669" calcext:value-type="float">
            <text:p>0,00753669</text:p>
          </table:table-cell>
          <table:table-cell office:value-type="float" office:value="102.411" calcext:value-type="float">
            <text:p>102,411</text:p>
          </table:table-cell>
        </table:table-row>
        <table:table-row table:style-name="ro1">
          <table:table-cell office:value-type="float" office:value="0.00753631" calcext:value-type="float">
            <text:p>0,00753631</text:p>
          </table:table-cell>
          <table:table-cell office:value-type="float" office:value="102.459" calcext:value-type="float">
            <text:p>102,459</text:p>
          </table:table-cell>
        </table:table-row>
        <table:table-row table:style-name="ro1">
          <table:table-cell office:value-type="float" office:value="0.00754162" calcext:value-type="float">
            <text:p>0,00754162</text:p>
          </table:table-cell>
          <table:table-cell office:value-type="float" office:value="102.53" calcext:value-type="float">
            <text:p>102,53</text:p>
          </table:table-cell>
        </table:table-row>
        <table:table-row table:style-name="ro1">
          <table:table-cell office:value-type="float" office:value="0.00753709" calcext:value-type="float">
            <text:p>0,00753709</text:p>
          </table:table-cell>
          <table:table-cell office:value-type="float" office:value="102.599" calcext:value-type="float">
            <text:p>102,599</text:p>
          </table:table-cell>
        </table:table-row>
        <table:table-row table:style-name="ro1">
          <table:table-cell office:value-type="float" office:value="0.00753873" calcext:value-type="float">
            <text:p>0,00753873</text:p>
          </table:table-cell>
          <table:table-cell office:value-type="float" office:value="102.67" calcext:value-type="float">
            <text:p>102,67</text:p>
          </table:table-cell>
        </table:table-row>
        <table:table-row table:style-name="ro1">
          <table:table-cell office:value-type="float" office:value="0.00753041" calcext:value-type="float">
            <text:p>0,00753041</text:p>
          </table:table-cell>
          <table:table-cell office:value-type="float" office:value="102.734" calcext:value-type="float">
            <text:p>102,734</text:p>
          </table:table-cell>
        </table:table-row>
        <table:table-row table:style-name="ro1">
          <table:table-cell office:value-type="float" office:value="0.0075395" calcext:value-type="float">
            <text:p>0,0075395</text:p>
          </table:table-cell>
          <table:table-cell office:value-type="float" office:value="102.799" calcext:value-type="float">
            <text:p>102,799</text:p>
          </table:table-cell>
        </table:table-row>
        <table:table-row table:style-name="ro1">
          <table:table-cell office:value-type="float" office:value="0.00753818" calcext:value-type="float">
            <text:p>0,00753818</text:p>
          </table:table-cell>
          <table:table-cell office:value-type="float" office:value="102.872" calcext:value-type="float">
            <text:p>102,872</text:p>
          </table:table-cell>
        </table:table-row>
        <table:table-row table:style-name="ro1">
          <table:table-cell office:value-type="float" office:value="0.00753893" calcext:value-type="float">
            <text:p>0,00753893</text:p>
          </table:table-cell>
          <table:table-cell office:value-type="float" office:value="102.933" calcext:value-type="float">
            <text:p>102,933</text:p>
          </table:table-cell>
        </table:table-row>
        <table:table-row table:style-name="ro1">
          <table:table-cell office:value-type="float" office:value="0.00753223" calcext:value-type="float">
            <text:p>0,00753223</text:p>
          </table:table-cell>
          <table:table-cell office:value-type="float" office:value="102.995" calcext:value-type="float">
            <text:p>102,995</text:p>
          </table:table-cell>
        </table:table-row>
        <table:table-row table:style-name="ro1">
          <table:table-cell office:value-type="float" office:value="0.00753788" calcext:value-type="float">
            <text:p>0,00753788</text:p>
          </table:table-cell>
          <table:table-cell office:value-type="float" office:value="103.07" calcext:value-type="float">
            <text:p>103,07</text:p>
          </table:table-cell>
        </table:table-row>
        <table:table-row table:style-name="ro1">
          <table:table-cell office:value-type="float" office:value="0.00753528" calcext:value-type="float">
            <text:p>0,00753528</text:p>
          </table:table-cell>
          <table:table-cell office:value-type="float" office:value="103.133" calcext:value-type="float">
            <text:p>103,133</text:p>
          </table:table-cell>
        </table:table-row>
        <table:table-row table:style-name="ro1">
          <table:table-cell office:value-type="float" office:value="0.00754423" calcext:value-type="float">
            <text:p>0,00754423</text:p>
          </table:table-cell>
          <table:table-cell office:value-type="float" office:value="103.192" calcext:value-type="float">
            <text:p>103,192</text:p>
          </table:table-cell>
        </table:table-row>
        <table:table-row table:style-name="ro1">
          <table:table-cell office:value-type="float" office:value="0.00753773" calcext:value-type="float">
            <text:p>0,00753773</text:p>
          </table:table-cell>
          <table:table-cell office:value-type="float" office:value="103.268" calcext:value-type="float">
            <text:p>103,268</text:p>
          </table:table-cell>
        </table:table-row>
        <table:table-row table:style-name="ro1">
          <table:table-cell office:value-type="float" office:value="0.0075368" calcext:value-type="float">
            <text:p>0,0075368</text:p>
          </table:table-cell>
          <table:table-cell office:value-type="float" office:value="103.332" calcext:value-type="float">
            <text:p>103,332</text:p>
          </table:table-cell>
        </table:table-row>
        <table:table-row table:style-name="ro1">
          <table:table-cell office:value-type="float" office:value="0.00753085" calcext:value-type="float">
            <text:p>0,00753085</text:p>
          </table:table-cell>
          <table:table-cell office:value-type="float" office:value="103.391" calcext:value-type="float">
            <text:p>103,391</text:p>
          </table:table-cell>
        </table:table-row>
        <table:table-row table:style-name="ro1">
          <table:table-cell office:value-type="float" office:value="0.00753729" calcext:value-type="float">
            <text:p>0,00753729</text:p>
          </table:table-cell>
          <table:table-cell office:value-type="float" office:value="103.461" calcext:value-type="float">
            <text:p>103,461</text:p>
          </table:table-cell>
        </table:table-row>
        <table:table-row table:style-name="ro1">
          <table:table-cell office:value-type="float" office:value="0.00754178" calcext:value-type="float">
            <text:p>0,00754178</text:p>
          </table:table-cell>
          <table:table-cell office:value-type="float" office:value="103.528" calcext:value-type="float">
            <text:p>103,528</text:p>
          </table:table-cell>
        </table:table-row>
        <table:table-row table:style-name="ro1">
          <table:table-cell office:value-type="float" office:value="0.00753731" calcext:value-type="float">
            <text:p>0,00753731</text:p>
          </table:table-cell>
          <table:table-cell office:value-type="float" office:value="103.606" calcext:value-type="float">
            <text:p>103,606</text:p>
          </table:table-cell>
        </table:table-row>
        <table:table-row table:style-name="ro1">
          <table:table-cell office:value-type="float" office:value="0.0075393" calcext:value-type="float">
            <text:p>0,0075393</text:p>
          </table:table-cell>
          <table:table-cell office:value-type="float" office:value="103.664" calcext:value-type="float">
            <text:p>103,664</text:p>
          </table:table-cell>
        </table:table-row>
        <table:table-row table:style-name="ro1">
          <table:table-cell office:value-type="float" office:value="0.00753451" calcext:value-type="float">
            <text:p>0,00753451</text:p>
          </table:table-cell>
          <table:table-cell office:value-type="float" office:value="103.722" calcext:value-type="float">
            <text:p>103,722</text:p>
          </table:table-cell>
        </table:table-row>
        <table:table-row table:style-name="ro1">
          <table:table-cell office:value-type="float" office:value="0.00754201" calcext:value-type="float">
            <text:p>0,00754201</text:p>
          </table:table-cell>
          <table:table-cell office:value-type="float" office:value="103.794" calcext:value-type="float">
            <text:p>103,794</text:p>
          </table:table-cell>
        </table:table-row>
        <table:table-row table:style-name="ro1">
          <table:table-cell office:value-type="float" office:value="0.00753968" calcext:value-type="float">
            <text:p>0,00753968</text:p>
          </table:table-cell>
          <table:table-cell office:value-type="float" office:value="103.869" calcext:value-type="float">
            <text:p>103,869</text:p>
          </table:table-cell>
        </table:table-row>
        <table:table-row table:style-name="ro1">
          <table:table-cell office:value-type="float" office:value="0.00753966" calcext:value-type="float">
            <text:p>0,00753966</text:p>
          </table:table-cell>
          <table:table-cell office:value-type="float" office:value="103.937" calcext:value-type="float">
            <text:p>103,937</text:p>
          </table:table-cell>
        </table:table-row>
        <table:table-row table:style-name="ro1">
          <table:table-cell office:value-type="float" office:value="0.00754132" calcext:value-type="float">
            <text:p>0,00754132</text:p>
          </table:table-cell>
          <table:table-cell office:value-type="float" office:value="103.994" calcext:value-type="float">
            <text:p>103,994</text:p>
          </table:table-cell>
        </table:table-row>
        <table:table-row table:style-name="ro1">
          <table:table-cell office:value-type="float" office:value="0.00753434" calcext:value-type="float">
            <text:p>0,00753434</text:p>
          </table:table-cell>
          <table:table-cell office:value-type="float" office:value="104.058" calcext:value-type="float">
            <text:p>104,058</text:p>
          </table:table-cell>
        </table:table-row>
        <table:table-row table:style-name="ro1">
          <table:table-cell office:value-type="float" office:value="0.00754403" calcext:value-type="float">
            <text:p>0,00754403</text:p>
          </table:table-cell>
          <table:table-cell office:value-type="float" office:value="104.127" calcext:value-type="float">
            <text:p>104,127</text:p>
          </table:table-cell>
        </table:table-row>
        <table:table-row table:style-name="ro1">
          <table:table-cell office:value-type="float" office:value="0.00754423" calcext:value-type="float">
            <text:p>0,00754423</text:p>
          </table:table-cell>
          <table:table-cell office:value-type="float" office:value="104.192" calcext:value-type="float">
            <text:p>104,192</text:p>
          </table:table-cell>
        </table:table-row>
        <table:table-row table:style-name="ro1">
          <table:table-cell office:value-type="float" office:value="0.00754262" calcext:value-type="float">
            <text:p>0,00754262</text:p>
          </table:table-cell>
          <table:table-cell office:value-type="float" office:value="104.266" calcext:value-type="float">
            <text:p>104,266</text:p>
          </table:table-cell>
        </table:table-row>
        <table:table-row table:style-name="ro1">
          <table:table-cell office:value-type="float" office:value="0.00754431" calcext:value-type="float">
            <text:p>0,00754431</text:p>
          </table:table-cell>
          <table:table-cell office:value-type="float" office:value="104.32" calcext:value-type="float">
            <text:p>104,32</text:p>
          </table:table-cell>
        </table:table-row>
        <table:table-row table:style-name="ro1">
          <table:table-cell office:value-type="float" office:value="0.00753752" calcext:value-type="float">
            <text:p>0,00753752</text:p>
          </table:table-cell>
          <table:table-cell office:value-type="float" office:value="104.394" calcext:value-type="float">
            <text:p>104,394</text:p>
          </table:table-cell>
        </table:table-row>
        <table:table-row table:style-name="ro1">
          <table:table-cell office:value-type="float" office:value="0.00754443" calcext:value-type="float">
            <text:p>0,00754443</text:p>
          </table:table-cell>
          <table:table-cell office:value-type="float" office:value="104.453" calcext:value-type="float">
            <text:p>104,453</text:p>
          </table:table-cell>
        </table:table-row>
        <table:table-row table:style-name="ro1">
          <table:table-cell office:value-type="float" office:value="0.00754334" calcext:value-type="float">
            <text:p>0,00754334</text:p>
          </table:table-cell>
          <table:table-cell office:value-type="float" office:value="104.527" calcext:value-type="float">
            <text:p>104,527</text:p>
          </table:table-cell>
        </table:table-row>
        <table:table-row table:style-name="ro1">
          <table:table-cell office:value-type="float" office:value="0.00753785" calcext:value-type="float">
            <text:p>0,00753785</text:p>
          </table:table-cell>
          <table:table-cell office:value-type="float" office:value="104.6" calcext:value-type="float">
            <text:p>104,6</text:p>
          </table:table-cell>
        </table:table-row>
        <table:table-row table:style-name="ro1">
          <table:table-cell office:value-type="float" office:value="0.00753657" calcext:value-type="float">
            <text:p>0,00753657</text:p>
          </table:table-cell>
          <table:table-cell office:value-type="float" office:value="104.667" calcext:value-type="float">
            <text:p>104,667</text:p>
          </table:table-cell>
        </table:table-row>
        <table:table-row table:style-name="ro1">
          <table:table-cell office:value-type="float" office:value="0.00754192" calcext:value-type="float">
            <text:p>0,00754192</text:p>
          </table:table-cell>
          <table:table-cell office:value-type="float" office:value="104.718" calcext:value-type="float">
            <text:p>104,718</text:p>
          </table:table-cell>
        </table:table-row>
        <table:table-row table:style-name="ro1">
          <table:table-cell office:value-type="float" office:value="0.00753729" calcext:value-type="float">
            <text:p>0,00753729</text:p>
          </table:table-cell>
          <table:table-cell office:value-type="float" office:value="104.796" calcext:value-type="float">
            <text:p>104,796</text:p>
          </table:table-cell>
        </table:table-row>
        <table:table-row table:style-name="ro1">
          <table:table-cell office:value-type="float" office:value="0.00753974" calcext:value-type="float">
            <text:p>0,00753974</text:p>
          </table:table-cell>
          <table:table-cell office:value-type="float" office:value="104.866" calcext:value-type="float">
            <text:p>104,866</text:p>
          </table:table-cell>
        </table:table-row>
        <table:table-row table:style-name="ro1">
          <table:table-cell office:value-type="float" office:value="0.00754605" calcext:value-type="float">
            <text:p>0,00754605</text:p>
          </table:table-cell>
          <table:table-cell office:value-type="float" office:value="104.919" calcext:value-type="float">
            <text:p>104,919</text:p>
          </table:table-cell>
        </table:table-row>
        <table:table-row table:style-name="ro1">
          <table:table-cell office:value-type="float" office:value="0.00753633" calcext:value-type="float">
            <text:p>0,00753633</text:p>
          </table:table-cell>
          <table:table-cell office:value-type="float" office:value="104.983" calcext:value-type="float">
            <text:p>104,983</text:p>
          </table:table-cell>
        </table:table-row>
        <table:table-row table:style-name="ro1">
          <table:table-cell office:value-type="float" office:value="0.00753758" calcext:value-type="float">
            <text:p>0,00753758</text:p>
          </table:table-cell>
          <table:table-cell office:value-type="float" office:value="105.049" calcext:value-type="float">
            <text:p>105,049</text:p>
          </table:table-cell>
        </table:table-row>
        <table:table-row table:style-name="ro1">
          <table:table-cell office:value-type="float" office:value="0.00755195" calcext:value-type="float">
            <text:p>0,00755195</text:p>
          </table:table-cell>
          <table:table-cell office:value-type="float" office:value="105.118" calcext:value-type="float">
            <text:p>105,118</text:p>
          </table:table-cell>
        </table:table-row>
        <table:table-row table:style-name="ro1">
          <table:table-cell office:value-type="float" office:value="0.00754612" calcext:value-type="float">
            <text:p>0,00754612</text:p>
          </table:table-cell>
          <table:table-cell office:value-type="float" office:value="105.187" calcext:value-type="float">
            <text:p>105,187</text:p>
          </table:table-cell>
        </table:table-row>
        <table:table-row table:style-name="ro1">
          <table:table-cell office:value-type="float" office:value="0.00754521" calcext:value-type="float">
            <text:p>0,00754521</text:p>
          </table:table-cell>
          <table:table-cell office:value-type="float" office:value="105.251" calcext:value-type="float">
            <text:p>105,251</text:p>
          </table:table-cell>
        </table:table-row>
        <table:table-row table:style-name="ro1">
          <table:table-cell office:value-type="float" office:value="0.0075501" calcext:value-type="float">
            <text:p>0,0075501</text:p>
          </table:table-cell>
          <table:table-cell office:value-type="float" office:value="105.315" calcext:value-type="float">
            <text:p>105,315</text:p>
          </table:table-cell>
        </table:table-row>
        <table:table-row table:style-name="ro1">
          <table:table-cell office:value-type="float" office:value="0.00754347" calcext:value-type="float">
            <text:p>0,00754347</text:p>
          </table:table-cell>
          <table:table-cell office:value-type="float" office:value="105.383" calcext:value-type="float">
            <text:p>105,383</text:p>
          </table:table-cell>
        </table:table-row>
        <table:table-row table:style-name="ro1">
          <table:table-cell office:value-type="float" office:value="0.00754938" calcext:value-type="float">
            <text:p>0,00754938</text:p>
          </table:table-cell>
          <table:table-cell office:value-type="float" office:value="105.453" calcext:value-type="float">
            <text:p>105,453</text:p>
          </table:table-cell>
        </table:table-row>
        <table:table-row table:style-name="ro1">
          <table:table-cell office:value-type="float" office:value="0.0075426" calcext:value-type="float">
            <text:p>0,0075426</text:p>
          </table:table-cell>
          <table:table-cell office:value-type="float" office:value="105.517" calcext:value-type="float">
            <text:p>105,517</text:p>
          </table:table-cell>
        </table:table-row>
        <table:table-row table:style-name="ro1">
          <table:table-cell office:value-type="float" office:value="0.00754872" calcext:value-type="float">
            <text:p>0,00754872</text:p>
          </table:table-cell>
          <table:table-cell office:value-type="float" office:value="105.584" calcext:value-type="float">
            <text:p>105,584</text:p>
          </table:table-cell>
        </table:table-row>
        <table:table-row table:style-name="ro1">
          <table:table-cell office:value-type="float" office:value="0.00754772" calcext:value-type="float">
            <text:p>0,00754772</text:p>
          </table:table-cell>
          <table:table-cell office:value-type="float" office:value="105.649" calcext:value-type="float">
            <text:p>105,649</text:p>
          </table:table-cell>
        </table:table-row>
        <table:table-row table:style-name="ro1">
          <table:table-cell office:value-type="float" office:value="0.00754533" calcext:value-type="float">
            <text:p>0,00754533</text:p>
          </table:table-cell>
          <table:table-cell office:value-type="float" office:value="105.717" calcext:value-type="float">
            <text:p>105,717</text:p>
          </table:table-cell>
        </table:table-row>
        <table:table-row table:style-name="ro1">
          <table:table-cell office:value-type="float" office:value="0.00754997" calcext:value-type="float">
            <text:p>0,00754997</text:p>
          </table:table-cell>
          <table:table-cell office:value-type="float" office:value="105.817" calcext:value-type="float">
            <text:p>105,817</text:p>
          </table:table-cell>
        </table:table-row>
        <table:table-row table:style-name="ro1">
          <table:table-cell office:value-type="float" office:value="0.00755311" calcext:value-type="float">
            <text:p>0,00755311</text:p>
          </table:table-cell>
          <table:table-cell office:value-type="float" office:value="105.89" calcext:value-type="float">
            <text:p>105,89</text:p>
          </table:table-cell>
        </table:table-row>
        <table:table-row table:style-name="ro1">
          <table:table-cell office:value-type="float" office:value="0.00754772" calcext:value-type="float">
            <text:p>0,00754772</text:p>
          </table:table-cell>
          <table:table-cell office:value-type="float" office:value="105.948" calcext:value-type="float">
            <text:p>105,948</text:p>
          </table:table-cell>
        </table:table-row>
        <table:table-row table:style-name="ro1">
          <table:table-cell office:value-type="float" office:value="0.00754333" calcext:value-type="float">
            <text:p>0,00754333</text:p>
          </table:table-cell>
          <table:table-cell office:value-type="float" office:value="106.019" calcext:value-type="float">
            <text:p>106,019</text:p>
          </table:table-cell>
        </table:table-row>
        <table:table-row table:style-name="ro1">
          <table:table-cell office:value-type="float" office:value="0.00755185" calcext:value-type="float">
            <text:p>0,00755185</text:p>
          </table:table-cell>
          <table:table-cell office:value-type="float" office:value="106.088" calcext:value-type="float">
            <text:p>106,088</text:p>
          </table:table-cell>
        </table:table-row>
        <table:table-row table:style-name="ro1">
          <table:table-cell office:value-type="float" office:value="0.00754512" calcext:value-type="float">
            <text:p>0,00754512</text:p>
          </table:table-cell>
          <table:table-cell office:value-type="float" office:value="106.149" calcext:value-type="float">
            <text:p>106,149</text:p>
          </table:table-cell>
        </table:table-row>
        <table:table-row table:style-name="ro1">
          <table:table-cell office:value-type="float" office:value="0.00754466" calcext:value-type="float">
            <text:p>0,00754466</text:p>
          </table:table-cell>
          <table:table-cell office:value-type="float" office:value="106.221" calcext:value-type="float">
            <text:p>106,221</text:p>
          </table:table-cell>
        </table:table-row>
        <table:table-row table:style-name="ro1">
          <table:table-cell office:value-type="float" office:value="0.00755011" calcext:value-type="float">
            <text:p>0,00755011</text:p>
          </table:table-cell>
          <table:table-cell office:value-type="float" office:value="106.281" calcext:value-type="float">
            <text:p>106,281</text:p>
          </table:table-cell>
        </table:table-row>
        <table:table-row table:style-name="ro1">
          <table:table-cell office:value-type="float" office:value="0.00754891" calcext:value-type="float">
            <text:p>0,00754891</text:p>
          </table:table-cell>
          <table:table-cell office:value-type="float" office:value="106.349" calcext:value-type="float">
            <text:p>106,349</text:p>
          </table:table-cell>
        </table:table-row>
        <table:table-row table:style-name="ro1">
          <table:table-cell office:value-type="float" office:value="0.00755132" calcext:value-type="float">
            <text:p>0,00755132</text:p>
          </table:table-cell>
          <table:table-cell office:value-type="float" office:value="106.451" calcext:value-type="float">
            <text:p>106,451</text:p>
          </table:table-cell>
        </table:table-row>
        <table:table-row table:style-name="ro1">
          <table:table-cell office:value-type="float" office:value="0.00755429" calcext:value-type="float">
            <text:p>0,00755429</text:p>
          </table:table-cell>
          <table:table-cell office:value-type="float" office:value="106.513" calcext:value-type="float">
            <text:p>106,513</text:p>
          </table:table-cell>
        </table:table-row>
        <table:table-row table:style-name="ro1">
          <table:table-cell office:value-type="float" office:value="0.00754784" calcext:value-type="float">
            <text:p>0,00754784</text:p>
          </table:table-cell>
          <table:table-cell office:value-type="float" office:value="106.584" calcext:value-type="float">
            <text:p>106,584</text:p>
          </table:table-cell>
        </table:table-row>
        <table:table-row table:style-name="ro1">
          <table:table-cell office:value-type="float" office:value="0.00755376" calcext:value-type="float">
            <text:p>0,00755376</text:p>
          </table:table-cell>
          <table:table-cell office:value-type="float" office:value="106.652" calcext:value-type="float">
            <text:p>106,652</text:p>
          </table:table-cell>
        </table:table-row>
        <table:table-row table:style-name="ro1">
          <table:table-cell office:value-type="float" office:value="0.00755012" calcext:value-type="float">
            <text:p>0,00755012</text:p>
          </table:table-cell>
          <table:table-cell office:value-type="float" office:value="106.719" calcext:value-type="float">
            <text:p>106,719</text:p>
          </table:table-cell>
        </table:table-row>
        <table:table-row table:style-name="ro1">
          <table:table-cell office:value-type="float" office:value="0.00755211" calcext:value-type="float">
            <text:p>0,00755211</text:p>
          </table:table-cell>
          <table:table-cell office:value-type="float" office:value="106.782" calcext:value-type="float">
            <text:p>106,782</text:p>
          </table:table-cell>
        </table:table-row>
        <table:table-row table:style-name="ro1">
          <table:table-cell office:value-type="float" office:value="0.00755213" calcext:value-type="float">
            <text:p>0,00755213</text:p>
          </table:table-cell>
          <table:table-cell office:value-type="float" office:value="106.85" calcext:value-type="float">
            <text:p>106,85</text:p>
          </table:table-cell>
        </table:table-row>
        <table:table-row table:style-name="ro1">
          <table:table-cell office:value-type="float" office:value="0.00754683" calcext:value-type="float">
            <text:p>0,00754683</text:p>
          </table:table-cell>
          <table:table-cell office:value-type="float" office:value="106.919" calcext:value-type="float">
            <text:p>106,919</text:p>
          </table:table-cell>
        </table:table-row>
        <table:table-row table:style-name="ro1">
          <table:table-cell office:value-type="float" office:value="0.00755951" calcext:value-type="float">
            <text:p>0,00755951</text:p>
          </table:table-cell>
          <table:table-cell office:value-type="float" office:value="106.983" calcext:value-type="float">
            <text:p>106,983</text:p>
          </table:table-cell>
        </table:table-row>
        <table:table-row table:style-name="ro1">
          <table:table-cell office:value-type="float" office:value="0.00755174" calcext:value-type="float">
            <text:p>0,00755174</text:p>
          </table:table-cell>
          <table:table-cell office:value-type="float" office:value="107.048" calcext:value-type="float">
            <text:p>107,048</text:p>
          </table:table-cell>
        </table:table-row>
        <table:table-row table:style-name="ro1">
          <table:table-cell office:value-type="float" office:value="0.00755041" calcext:value-type="float">
            <text:p>0,00755041</text:p>
          </table:table-cell>
          <table:table-cell office:value-type="float" office:value="107.116" calcext:value-type="float">
            <text:p>107,116</text:p>
          </table:table-cell>
        </table:table-row>
        <table:table-row table:style-name="ro1">
          <table:table-cell office:value-type="float" office:value="0.00755135" calcext:value-type="float">
            <text:p>0,00755135</text:p>
          </table:table-cell>
          <table:table-cell office:value-type="float" office:value="107.179" calcext:value-type="float">
            <text:p>107,179</text:p>
          </table:table-cell>
        </table:table-row>
        <table:table-row table:style-name="ro1">
          <table:table-cell office:value-type="float" office:value="0.0075624" calcext:value-type="float">
            <text:p>0,0075624</text:p>
          </table:table-cell>
          <table:table-cell office:value-type="float" office:value="107.243" calcext:value-type="float">
            <text:p>107,243</text:p>
          </table:table-cell>
        </table:table-row>
        <table:table-row table:style-name="ro1">
          <table:table-cell office:value-type="float" office:value="0.00754489" calcext:value-type="float">
            <text:p>0,00754489</text:p>
          </table:table-cell>
          <table:table-cell office:value-type="float" office:value="107.311" calcext:value-type="float">
            <text:p>107,311</text:p>
          </table:table-cell>
        </table:table-row>
        <table:table-row table:style-name="ro1">
          <table:table-cell office:value-type="float" office:value="0.00755029" calcext:value-type="float">
            <text:p>0,00755029</text:p>
          </table:table-cell>
          <table:table-cell office:value-type="float" office:value="107.381" calcext:value-type="float">
            <text:p>107,381</text:p>
          </table:table-cell>
        </table:table-row>
        <table:table-row table:style-name="ro1">
          <table:table-cell office:value-type="float" office:value="0.0075462" calcext:value-type="float">
            <text:p>0,0075462</text:p>
          </table:table-cell>
          <table:table-cell office:value-type="float" office:value="107.446" calcext:value-type="float">
            <text:p>107,446</text:p>
          </table:table-cell>
        </table:table-row>
        <table:table-row table:style-name="ro1">
          <table:table-cell office:value-type="float" office:value="0.0075511" calcext:value-type="float">
            <text:p>0,0075511</text:p>
          </table:table-cell>
          <table:table-cell office:value-type="float" office:value="107.513" calcext:value-type="float">
            <text:p>107,513</text:p>
          </table:table-cell>
        </table:table-row>
        <table:table-row table:style-name="ro1">
          <table:table-cell office:value-type="float" office:value="0.00755323" calcext:value-type="float">
            <text:p>0,00755323</text:p>
          </table:table-cell>
          <table:table-cell office:value-type="float" office:value="107.59" calcext:value-type="float">
            <text:p>107,59</text:p>
          </table:table-cell>
        </table:table-row>
        <table:table-row table:style-name="ro1">
          <table:table-cell office:value-type="float" office:value="0.00754596" calcext:value-type="float">
            <text:p>0,00754596</text:p>
          </table:table-cell>
          <table:table-cell office:value-type="float" office:value="107.644" calcext:value-type="float">
            <text:p>107,644</text:p>
          </table:table-cell>
        </table:table-row>
        <table:table-row table:style-name="ro1">
          <table:table-cell office:value-type="float" office:value="0.00754865" calcext:value-type="float">
            <text:p>0,00754865</text:p>
          </table:table-cell>
          <table:table-cell office:value-type="float" office:value="107.71" calcext:value-type="float">
            <text:p>107,71</text:p>
          </table:table-cell>
        </table:table-row>
        <table:table-row table:style-name="ro1">
          <table:table-cell office:value-type="float" office:value="0.00754314" calcext:value-type="float">
            <text:p>0,00754314</text:p>
          </table:table-cell>
          <table:table-cell office:value-type="float" office:value="107.779" calcext:value-type="float">
            <text:p>107,779</text:p>
          </table:table-cell>
        </table:table-row>
        <table:table-row table:style-name="ro1">
          <table:table-cell office:value-type="float" office:value="0.00754755" calcext:value-type="float">
            <text:p>0,00754755</text:p>
          </table:table-cell>
          <table:table-cell office:value-type="float" office:value="107.851" calcext:value-type="float">
            <text:p>107,851</text:p>
          </table:table-cell>
        </table:table-row>
        <table:table-row table:style-name="ro1">
          <table:table-cell office:value-type="float" office:value="0.0075463" calcext:value-type="float">
            <text:p>0,0075463</text:p>
          </table:table-cell>
          <table:table-cell office:value-type="float" office:value="107.913" calcext:value-type="float">
            <text:p>107,913</text:p>
          </table:table-cell>
        </table:table-row>
        <table:table-row table:style-name="ro1">
          <table:table-cell office:value-type="float" office:value="0.00755092" calcext:value-type="float">
            <text:p>0,00755092</text:p>
          </table:table-cell>
          <table:table-cell office:value-type="float" office:value="107.978" calcext:value-type="float">
            <text:p>107,978</text:p>
          </table:table-cell>
        </table:table-row>
        <table:table-row table:style-name="ro1">
          <table:table-cell office:value-type="float" office:value="0.00755683" calcext:value-type="float">
            <text:p>0,00755683</text:p>
          </table:table-cell>
          <table:table-cell office:value-type="float" office:value="108.043" calcext:value-type="float">
            <text:p>108,043</text:p>
          </table:table-cell>
        </table:table-row>
        <table:table-row table:style-name="ro1">
          <table:table-cell office:value-type="float" office:value="0.00755084" calcext:value-type="float">
            <text:p>0,00755084</text:p>
          </table:table-cell>
          <table:table-cell office:value-type="float" office:value="108.109" calcext:value-type="float">
            <text:p>108,109</text:p>
          </table:table-cell>
        </table:table-row>
        <table:table-row table:style-name="ro1">
          <table:table-cell office:value-type="float" office:value="0.00756264" calcext:value-type="float">
            <text:p>0,00756264</text:p>
          </table:table-cell>
          <table:table-cell office:value-type="float" office:value="108.175" calcext:value-type="float">
            <text:p>108,175</text:p>
          </table:table-cell>
        </table:table-row>
        <table:table-row table:style-name="ro1">
          <table:table-cell office:value-type="float" office:value="0.00755886" calcext:value-type="float">
            <text:p>0,00755886</text:p>
          </table:table-cell>
          <table:table-cell office:value-type="float" office:value="108.246" calcext:value-type="float">
            <text:p>108,246</text:p>
          </table:table-cell>
        </table:table-row>
        <table:table-row table:style-name="ro1">
          <table:table-cell office:value-type="float" office:value="0.00754922" calcext:value-type="float">
            <text:p>0,00754922</text:p>
          </table:table-cell>
          <table:table-cell office:value-type="float" office:value="108.315" calcext:value-type="float">
            <text:p>108,315</text:p>
          </table:table-cell>
        </table:table-row>
        <table:table-row table:style-name="ro1">
          <table:table-cell office:value-type="float" office:value="0.00755531" calcext:value-type="float">
            <text:p>0,00755531</text:p>
          </table:table-cell>
          <table:table-cell office:value-type="float" office:value="108.41" calcext:value-type="float">
            <text:p>108,41</text:p>
          </table:table-cell>
        </table:table-row>
        <table:table-row table:style-name="ro1">
          <table:table-cell office:value-type="float" office:value="0.00754082" calcext:value-type="float">
            <text:p>0,00754082</text:p>
          </table:table-cell>
          <table:table-cell office:value-type="float" office:value="108.482" calcext:value-type="float">
            <text:p>108,482</text:p>
          </table:table-cell>
        </table:table-row>
        <table:table-row table:style-name="ro1">
          <table:table-cell office:value-type="float" office:value="0.00756055" calcext:value-type="float">
            <text:p>0,00756055</text:p>
          </table:table-cell>
          <table:table-cell office:value-type="float" office:value="108.552" calcext:value-type="float">
            <text:p>108,552</text:p>
          </table:table-cell>
        </table:table-row>
        <table:table-row table:style-name="ro1">
          <table:table-cell office:value-type="float" office:value="0.00755531" calcext:value-type="float">
            <text:p>0,00755531</text:p>
          </table:table-cell>
          <table:table-cell office:value-type="float" office:value="108.611" calcext:value-type="float">
            <text:p>108,611</text:p>
          </table:table-cell>
        </table:table-row>
        <table:table-row table:style-name="ro1">
          <table:table-cell office:value-type="float" office:value="0.00754817" calcext:value-type="float">
            <text:p>0,00754817</text:p>
          </table:table-cell>
          <table:table-cell office:value-type="float" office:value="108.678" calcext:value-type="float">
            <text:p>108,678</text:p>
          </table:table-cell>
        </table:table-row>
        <table:table-row table:style-name="ro1">
          <table:table-cell office:value-type="float" office:value="0.00754745" calcext:value-type="float">
            <text:p>0,00754745</text:p>
          </table:table-cell>
          <table:table-cell office:value-type="float" office:value="108.744" calcext:value-type="float">
            <text:p>108,744</text:p>
          </table:table-cell>
        </table:table-row>
        <table:table-row table:style-name="ro1">
          <table:table-cell office:value-type="float" office:value="0.00755642" calcext:value-type="float">
            <text:p>0,00755642</text:p>
          </table:table-cell>
          <table:table-cell office:value-type="float" office:value="108.811" calcext:value-type="float">
            <text:p>108,811</text:p>
          </table:table-cell>
        </table:table-row>
        <table:table-row table:style-name="ro1">
          <table:table-cell office:value-type="float" office:value="0.00755113" calcext:value-type="float">
            <text:p>0,00755113</text:p>
          </table:table-cell>
          <table:table-cell office:value-type="float" office:value="108.879" calcext:value-type="float">
            <text:p>108,879</text:p>
          </table:table-cell>
        </table:table-row>
        <table:table-row table:style-name="ro1">
          <table:table-cell office:value-type="float" office:value="0.0075495" calcext:value-type="float">
            <text:p>0,0075495</text:p>
          </table:table-cell>
          <table:table-cell office:value-type="float" office:value="108.942" calcext:value-type="float">
            <text:p>108,942</text:p>
          </table:table-cell>
        </table:table-row>
        <table:table-row table:style-name="ro1">
          <table:table-cell office:value-type="float" office:value="0.00754972" calcext:value-type="float">
            <text:p>0,00754972</text:p>
          </table:table-cell>
          <table:table-cell office:value-type="float" office:value="109.025" calcext:value-type="float">
            <text:p>109,025</text:p>
          </table:table-cell>
        </table:table-row>
        <table:table-row table:style-name="ro1">
          <table:table-cell office:value-type="float" office:value="0.0075533" calcext:value-type="float">
            <text:p>0,0075533</text:p>
          </table:table-cell>
          <table:table-cell office:value-type="float" office:value="109.08" calcext:value-type="float">
            <text:p>109,08</text:p>
          </table:table-cell>
        </table:table-row>
        <table:table-row table:style-name="ro1">
          <table:table-cell office:value-type="float" office:value="0.00754893" calcext:value-type="float">
            <text:p>0,00754893</text:p>
          </table:table-cell>
          <table:table-cell office:value-type="float" office:value="109.146" calcext:value-type="float">
            <text:p>109,146</text:p>
          </table:table-cell>
        </table:table-row>
        <table:table-row table:style-name="ro1">
          <table:table-cell office:value-type="float" office:value="0.00754937" calcext:value-type="float">
            <text:p>0,00754937</text:p>
          </table:table-cell>
          <table:table-cell office:value-type="float" office:value="109.207" calcext:value-type="float">
            <text:p>109,207</text:p>
          </table:table-cell>
        </table:table-row>
        <table:table-row table:style-name="ro1">
          <table:table-cell office:value-type="float" office:value="0.00756379" calcext:value-type="float">
            <text:p>0,00756379</text:p>
          </table:table-cell>
          <table:table-cell office:value-type="float" office:value="109.275" calcext:value-type="float">
            <text:p>109,275</text:p>
          </table:table-cell>
        </table:table-row>
        <table:table-row table:style-name="ro1">
          <table:table-cell office:value-type="float" office:value="0.00756388" calcext:value-type="float">
            <text:p>0,00756388</text:p>
          </table:table-cell>
          <table:table-cell office:value-type="float" office:value="109.35" calcext:value-type="float">
            <text:p>109,35</text:p>
          </table:table-cell>
        </table:table-row>
        <table:table-row table:style-name="ro1">
          <table:table-cell office:value-type="float" office:value="0.00754396" calcext:value-type="float">
            <text:p>0,00754396</text:p>
          </table:table-cell>
          <table:table-cell office:value-type="float" office:value="109.405" calcext:value-type="float">
            <text:p>109,405</text:p>
          </table:table-cell>
        </table:table-row>
        <table:table-row table:style-name="ro1">
          <table:table-cell office:value-type="float" office:value="0.00755282" calcext:value-type="float">
            <text:p>0,00755282</text:p>
          </table:table-cell>
          <table:table-cell office:value-type="float" office:value="109.48" calcext:value-type="float">
            <text:p>109,48</text:p>
          </table:table-cell>
        </table:table-row>
        <table:table-row table:style-name="ro1">
          <table:table-cell office:value-type="float" office:value="0.0075522" calcext:value-type="float">
            <text:p>0,0075522</text:p>
          </table:table-cell>
          <table:table-cell office:value-type="float" office:value="109.545" calcext:value-type="float">
            <text:p>109,545</text:p>
          </table:table-cell>
        </table:table-row>
        <table:table-row table:style-name="ro1">
          <table:table-cell office:value-type="float" office:value="0.0075541" calcext:value-type="float">
            <text:p>0,0075541</text:p>
          </table:table-cell>
          <table:table-cell office:value-type="float" office:value="109.607" calcext:value-type="float">
            <text:p>109,607</text:p>
          </table:table-cell>
        </table:table-row>
        <table:table-row table:style-name="ro1">
          <table:table-cell office:value-type="float" office:value="0.00754912" calcext:value-type="float">
            <text:p>0,00754912</text:p>
          </table:table-cell>
          <table:table-cell office:value-type="float" office:value="109.675" calcext:value-type="float">
            <text:p>109,675</text:p>
          </table:table-cell>
        </table:table-row>
        <table:table-row table:style-name="ro1">
          <table:table-cell office:value-type="float" office:value="0.00754983" calcext:value-type="float">
            <text:p>0,00754983</text:p>
          </table:table-cell>
          <table:table-cell office:value-type="float" office:value="109.74" calcext:value-type="float">
            <text:p>109,74</text:p>
          </table:table-cell>
        </table:table-row>
        <table:table-row table:style-name="ro1">
          <table:table-cell office:value-type="float" office:value="0.00755128" calcext:value-type="float">
            <text:p>0,00755128</text:p>
          </table:table-cell>
          <table:table-cell office:value-type="float" office:value="109.806" calcext:value-type="float">
            <text:p>109,806</text:p>
          </table:table-cell>
        </table:table-row>
        <table:table-row table:style-name="ro1">
          <table:table-cell office:value-type="float" office:value="0.00755999" calcext:value-type="float">
            <text:p>0,00755999</text:p>
          </table:table-cell>
          <table:table-cell office:value-type="float" office:value="109.877" calcext:value-type="float">
            <text:p>109,877</text:p>
          </table:table-cell>
        </table:table-row>
        <table:table-row table:style-name="ro1">
          <table:table-cell office:value-type="float" office:value="0.00756307" calcext:value-type="float">
            <text:p>0,00756307</text:p>
          </table:table-cell>
          <table:table-cell office:value-type="float" office:value="109.947" calcext:value-type="float">
            <text:p>109,947</text:p>
          </table:table-cell>
        </table:table-row>
        <table:table-row table:style-name="ro1">
          <table:table-cell office:value-type="float" office:value="0.00755642" calcext:value-type="float">
            <text:p>0,00755642</text:p>
          </table:table-cell>
          <table:table-cell office:value-type="float" office:value="110.003" calcext:value-type="float">
            <text:p>110,003</text:p>
          </table:table-cell>
        </table:table-row>
        <table:table-row table:style-name="ro1">
          <table:table-cell office:value-type="float" office:value="0.00755605" calcext:value-type="float">
            <text:p>0,00755605</text:p>
          </table:table-cell>
          <table:table-cell office:value-type="float" office:value="110.075" calcext:value-type="float">
            <text:p>110,075</text:p>
          </table:table-cell>
        </table:table-row>
        <table:table-row table:style-name="ro1">
          <table:table-cell office:value-type="float" office:value="0.00756" calcext:value-type="float">
            <text:p>0,00756</text:p>
          </table:table-cell>
          <table:table-cell office:value-type="float" office:value="110.141" calcext:value-type="float">
            <text:p>110,141</text:p>
          </table:table-cell>
        </table:table-row>
        <table:table-row table:style-name="ro1">
          <table:table-cell office:value-type="float" office:value="0.0075493" calcext:value-type="float">
            <text:p>0,0075493</text:p>
          </table:table-cell>
          <table:table-cell office:value-type="float" office:value="110.209" calcext:value-type="float">
            <text:p>110,209</text:p>
          </table:table-cell>
        </table:table-row>
        <table:table-row table:style-name="ro1">
          <table:table-cell office:value-type="float" office:value="0.00755079" calcext:value-type="float">
            <text:p>0,00755079</text:p>
          </table:table-cell>
          <table:table-cell office:value-type="float" office:value="110.264" calcext:value-type="float">
            <text:p>110,264</text:p>
          </table:table-cell>
        </table:table-row>
        <table:table-row table:style-name="ro1">
          <table:table-cell office:value-type="float" office:value="0.00755628" calcext:value-type="float">
            <text:p>0,00755628</text:p>
          </table:table-cell>
          <table:table-cell office:value-type="float" office:value="110.339" calcext:value-type="float">
            <text:p>110,339</text:p>
          </table:table-cell>
        </table:table-row>
        <table:table-row table:style-name="ro1">
          <table:table-cell office:value-type="float" office:value="0.00755965" calcext:value-type="float">
            <text:p>0,00755965</text:p>
          </table:table-cell>
          <table:table-cell office:value-type="float" office:value="110.404" calcext:value-type="float">
            <text:p>110,404</text:p>
          </table:table-cell>
        </table:table-row>
        <table:table-row table:style-name="ro1">
          <table:table-cell office:value-type="float" office:value="0.0075539" calcext:value-type="float">
            <text:p>0,0075539</text:p>
          </table:table-cell>
          <table:table-cell office:value-type="float" office:value="110.472" calcext:value-type="float">
            <text:p>110,472</text:p>
          </table:table-cell>
        </table:table-row>
        <table:table-row table:style-name="ro1">
          <table:table-cell office:value-type="float" office:value="0.00756584" calcext:value-type="float">
            <text:p>0,00756584</text:p>
          </table:table-cell>
          <table:table-cell office:value-type="float" office:value="110.538" calcext:value-type="float">
            <text:p>110,538</text:p>
          </table:table-cell>
        </table:table-row>
        <table:table-row table:style-name="ro1">
          <table:table-cell office:value-type="float" office:value="0.00756422" calcext:value-type="float">
            <text:p>0,00756422</text:p>
          </table:table-cell>
          <table:table-cell office:value-type="float" office:value="110.609" calcext:value-type="float">
            <text:p>110,609</text:p>
          </table:table-cell>
        </table:table-row>
        <table:table-row table:style-name="ro1">
          <table:table-cell office:value-type="float" office:value="0.00754583" calcext:value-type="float">
            <text:p>0,00754583</text:p>
          </table:table-cell>
          <table:table-cell office:value-type="float" office:value="110.67" calcext:value-type="float">
            <text:p>110,67</text:p>
          </table:table-cell>
        </table:table-row>
        <table:table-row table:style-name="ro1">
          <table:table-cell office:value-type="float" office:value="0.00755741" calcext:value-type="float">
            <text:p>0,00755741</text:p>
          </table:table-cell>
          <table:table-cell office:value-type="float" office:value="110.735" calcext:value-type="float">
            <text:p>110,735</text:p>
          </table:table-cell>
        </table:table-row>
        <table:table-row table:style-name="ro1">
          <table:table-cell office:value-type="float" office:value="0.00754726" calcext:value-type="float">
            <text:p>0,00754726</text:p>
          </table:table-cell>
          <table:table-cell office:value-type="float" office:value="110.802" calcext:value-type="float">
            <text:p>110,802</text:p>
          </table:table-cell>
        </table:table-row>
        <table:table-row table:style-name="ro1">
          <table:table-cell office:value-type="float" office:value="0.00756183" calcext:value-type="float">
            <text:p>0,00756183</text:p>
          </table:table-cell>
          <table:table-cell office:value-type="float" office:value="110.872" calcext:value-type="float">
            <text:p>110,872</text:p>
          </table:table-cell>
        </table:table-row>
        <table:table-row table:style-name="ro1">
          <table:table-cell office:value-type="float" office:value="0.00756244" calcext:value-type="float">
            <text:p>0,00756244</text:p>
          </table:table-cell>
          <table:table-cell office:value-type="float" office:value="110.936" calcext:value-type="float">
            <text:p>110,936</text:p>
          </table:table-cell>
        </table:table-row>
        <table:table-row table:style-name="ro1">
          <table:table-cell office:value-type="float" office:value="0.00755471" calcext:value-type="float">
            <text:p>0,00755471</text:p>
          </table:table-cell>
          <table:table-cell office:value-type="float" office:value="111.002" calcext:value-type="float">
            <text:p>111,002</text:p>
          </table:table-cell>
        </table:table-row>
        <table:table-row table:style-name="ro1">
          <table:table-cell office:value-type="float" office:value="0.00756324" calcext:value-type="float">
            <text:p>0,00756324</text:p>
          </table:table-cell>
          <table:table-cell office:value-type="float" office:value="111.07" calcext:value-type="float">
            <text:p>111,07</text:p>
          </table:table-cell>
        </table:table-row>
        <table:table-row table:style-name="ro1">
          <table:table-cell office:value-type="float" office:value="0.0075596" calcext:value-type="float">
            <text:p>0,0075596</text:p>
          </table:table-cell>
          <table:table-cell office:value-type="float" office:value="111.135" calcext:value-type="float">
            <text:p>111,135</text:p>
          </table:table-cell>
        </table:table-row>
        <table:table-row table:style-name="ro1">
          <table:table-cell office:value-type="float" office:value="0.00754984" calcext:value-type="float">
            <text:p>0,00754984</text:p>
          </table:table-cell>
          <table:table-cell office:value-type="float" office:value="111.206" calcext:value-type="float">
            <text:p>111,206</text:p>
          </table:table-cell>
        </table:table-row>
        <table:table-row table:style-name="ro1">
          <table:table-cell office:value-type="float" office:value="0.00755374" calcext:value-type="float">
            <text:p>0,00755374</text:p>
          </table:table-cell>
          <table:table-cell office:value-type="float" office:value="111.273" calcext:value-type="float">
            <text:p>111,273</text:p>
          </table:table-cell>
        </table:table-row>
        <table:table-row table:style-name="ro1">
          <table:table-cell office:value-type="float" office:value="0.00756564" calcext:value-type="float">
            <text:p>0,00756564</text:p>
          </table:table-cell>
          <table:table-cell office:value-type="float" office:value="111.334" calcext:value-type="float">
            <text:p>111,334</text:p>
          </table:table-cell>
        </table:table-row>
        <table:table-row table:style-name="ro1">
          <table:table-cell office:value-type="float" office:value="0.00755359" calcext:value-type="float">
            <text:p>0,00755359</text:p>
          </table:table-cell>
          <table:table-cell office:value-type="float" office:value="111.402" calcext:value-type="float">
            <text:p>111,402</text:p>
          </table:table-cell>
        </table:table-row>
        <table:table-row table:style-name="ro1">
          <table:table-cell office:value-type="float" office:value="0.00756364" calcext:value-type="float">
            <text:p>0,00756364</text:p>
          </table:table-cell>
          <table:table-cell office:value-type="float" office:value="111.47" calcext:value-type="float">
            <text:p>111,47</text:p>
          </table:table-cell>
        </table:table-row>
        <table:table-row table:style-name="ro1">
          <table:table-cell office:value-type="float" office:value="0.00755717" calcext:value-type="float">
            <text:p>0,00755717</text:p>
          </table:table-cell>
          <table:table-cell office:value-type="float" office:value="111.535" calcext:value-type="float">
            <text:p>111,535</text:p>
          </table:table-cell>
        </table:table-row>
        <table:table-row table:style-name="ro1">
          <table:table-cell office:value-type="float" office:value="0.00755251" calcext:value-type="float">
            <text:p>0,00755251</text:p>
          </table:table-cell>
          <table:table-cell office:value-type="float" office:value="111.602" calcext:value-type="float">
            <text:p>111,602</text:p>
          </table:table-cell>
        </table:table-row>
        <table:table-row table:style-name="ro1">
          <table:table-cell office:value-type="float" office:value="0.00755908" calcext:value-type="float">
            <text:p>0,00755908</text:p>
          </table:table-cell>
          <table:table-cell office:value-type="float" office:value="111.667" calcext:value-type="float">
            <text:p>111,667</text:p>
          </table:table-cell>
        </table:table-row>
        <table:table-row table:style-name="ro1">
          <table:table-cell office:value-type="float" office:value="0.00755198" calcext:value-type="float">
            <text:p>0,00755198</text:p>
          </table:table-cell>
          <table:table-cell office:value-type="float" office:value="111.737" calcext:value-type="float">
            <text:p>111,737</text:p>
          </table:table-cell>
        </table:table-row>
        <table:table-row table:style-name="ro1">
          <table:table-cell office:value-type="float" office:value="0.00756183" calcext:value-type="float">
            <text:p>0,00756183</text:p>
          </table:table-cell>
          <table:table-cell office:value-type="float" office:value="111.801" calcext:value-type="float">
            <text:p>111,801</text:p>
          </table:table-cell>
        </table:table-row>
        <table:table-row table:style-name="ro1">
          <table:table-cell office:value-type="float" office:value="0.00756129" calcext:value-type="float">
            <text:p>0,00756129</text:p>
          </table:table-cell>
          <table:table-cell office:value-type="float" office:value="111.868" calcext:value-type="float">
            <text:p>111,868</text:p>
          </table:table-cell>
        </table:table-row>
        <table:table-row table:style-name="ro1">
          <table:table-cell office:value-type="float" office:value="0.0075624" calcext:value-type="float">
            <text:p>0,0075624</text:p>
          </table:table-cell>
          <table:table-cell office:value-type="float" office:value="111.932" calcext:value-type="float">
            <text:p>111,932</text:p>
          </table:table-cell>
        </table:table-row>
        <table:table-row table:style-name="ro1">
          <table:table-cell office:value-type="float" office:value="0.00757102" calcext:value-type="float">
            <text:p>0,00757102</text:p>
          </table:table-cell>
          <table:table-cell office:value-type="float" office:value="111.998" calcext:value-type="float">
            <text:p>111,998</text:p>
          </table:table-cell>
        </table:table-row>
        <table:table-row table:style-name="ro1">
          <table:table-cell office:value-type="float" office:value="0.00755894" calcext:value-type="float">
            <text:p>0,00755894</text:p>
          </table:table-cell>
          <table:table-cell office:value-type="float" office:value="112.069" calcext:value-type="float">
            <text:p>112,069</text:p>
          </table:table-cell>
        </table:table-row>
        <table:table-row table:style-name="ro1">
          <table:table-cell office:value-type="float" office:value="0.0075601" calcext:value-type="float">
            <text:p>0,0075601</text:p>
          </table:table-cell>
          <table:table-cell office:value-type="float" office:value="112.133" calcext:value-type="float">
            <text:p>112,133</text:p>
          </table:table-cell>
        </table:table-row>
        <table:table-row table:style-name="ro1">
          <table:table-cell office:value-type="float" office:value="0.00756962" calcext:value-type="float">
            <text:p>0,00756962</text:p>
          </table:table-cell>
          <table:table-cell office:value-type="float" office:value="112.199" calcext:value-type="float">
            <text:p>112,199</text:p>
          </table:table-cell>
        </table:table-row>
        <table:table-row table:style-name="ro1">
          <table:table-cell office:value-type="float" office:value="0.00756098" calcext:value-type="float">
            <text:p>0,00756098</text:p>
          </table:table-cell>
          <table:table-cell office:value-type="float" office:value="112.27" calcext:value-type="float">
            <text:p>112,27</text:p>
          </table:table-cell>
        </table:table-row>
        <table:table-row table:style-name="ro1">
          <table:table-cell office:value-type="float" office:value="0.00755901" calcext:value-type="float">
            <text:p>0,00755901</text:p>
          </table:table-cell>
          <table:table-cell office:value-type="float" office:value="112.335" calcext:value-type="float">
            <text:p>112,335</text:p>
          </table:table-cell>
        </table:table-row>
        <table:table-row table:style-name="ro1">
          <table:table-cell office:value-type="float" office:value="0.00756426" calcext:value-type="float">
            <text:p>0,00756426</text:p>
          </table:table-cell>
          <table:table-cell office:value-type="float" office:value="112.404" calcext:value-type="float">
            <text:p>112,404</text:p>
          </table:table-cell>
        </table:table-row>
        <table:table-row table:style-name="ro1">
          <table:table-cell office:value-type="float" office:value="0.00755839" calcext:value-type="float">
            <text:p>0,00755839</text:p>
          </table:table-cell>
          <table:table-cell office:value-type="float" office:value="112.465" calcext:value-type="float">
            <text:p>112,465</text:p>
          </table:table-cell>
        </table:table-row>
        <table:table-row table:style-name="ro1">
          <table:table-cell office:value-type="float" office:value="0.00756817" calcext:value-type="float">
            <text:p>0,00756817</text:p>
          </table:table-cell>
          <table:table-cell office:value-type="float" office:value="112.529" calcext:value-type="float">
            <text:p>112,529</text:p>
          </table:table-cell>
        </table:table-row>
        <table:table-row table:style-name="ro1">
          <table:table-cell office:value-type="float" office:value="0.00756534" calcext:value-type="float">
            <text:p>0,00756534</text:p>
          </table:table-cell>
          <table:table-cell office:value-type="float" office:value="112.595" calcext:value-type="float">
            <text:p>112,595</text:p>
          </table:table-cell>
        </table:table-row>
        <table:table-row table:style-name="ro1">
          <table:table-cell office:value-type="float" office:value="0.00756322" calcext:value-type="float">
            <text:p>0,00756322</text:p>
          </table:table-cell>
          <table:table-cell office:value-type="float" office:value="112.666" calcext:value-type="float">
            <text:p>112,666</text:p>
          </table:table-cell>
        </table:table-row>
        <table:table-row table:style-name="ro1">
          <table:table-cell office:value-type="float" office:value="0.00756761" calcext:value-type="float">
            <text:p>0,00756761</text:p>
          </table:table-cell>
          <table:table-cell office:value-type="float" office:value="112.728" calcext:value-type="float">
            <text:p>112,728</text:p>
          </table:table-cell>
        </table:table-row>
        <table:table-row table:style-name="ro1">
          <table:table-cell office:value-type="float" office:value="0.00756917" calcext:value-type="float">
            <text:p>0,00756917</text:p>
          </table:table-cell>
          <table:table-cell office:value-type="float" office:value="112.795" calcext:value-type="float">
            <text:p>112,795</text:p>
          </table:table-cell>
        </table:table-row>
        <table:table-row table:style-name="ro1">
          <table:table-cell office:value-type="float" office:value="0.00755365" calcext:value-type="float">
            <text:p>0,00755365</text:p>
          </table:table-cell>
          <table:table-cell office:value-type="float" office:value="112.863" calcext:value-type="float">
            <text:p>112,863</text:p>
          </table:table-cell>
        </table:table-row>
        <table:table-row table:style-name="ro1">
          <table:table-cell office:value-type="float" office:value="0.007558" calcext:value-type="float">
            <text:p>0,007558</text:p>
          </table:table-cell>
          <table:table-cell office:value-type="float" office:value="112.933" calcext:value-type="float">
            <text:p>112,933</text:p>
          </table:table-cell>
        </table:table-row>
        <table:table-row table:style-name="ro1">
          <table:table-cell office:value-type="float" office:value="0.0075681" calcext:value-type="float">
            <text:p>0,0075681</text:p>
          </table:table-cell>
          <table:table-cell office:value-type="float" office:value="112.99" calcext:value-type="float">
            <text:p>112,99</text:p>
          </table:table-cell>
        </table:table-row>
        <table:table-row table:style-name="ro1">
          <table:table-cell office:value-type="float" office:value="0.00757014" calcext:value-type="float">
            <text:p>0,00757014</text:p>
          </table:table-cell>
          <table:table-cell office:value-type="float" office:value="113.07" calcext:value-type="float">
            <text:p>113,07</text:p>
          </table:table-cell>
        </table:table-row>
        <table:table-row table:style-name="ro1">
          <table:table-cell office:value-type="float" office:value="0.00755811" calcext:value-type="float">
            <text:p>0,00755811</text:p>
          </table:table-cell>
          <table:table-cell office:value-type="float" office:value="113.122" calcext:value-type="float">
            <text:p>113,122</text:p>
          </table:table-cell>
        </table:table-row>
        <table:table-row table:style-name="ro1">
          <table:table-cell office:value-type="float" office:value="0.0075609" calcext:value-type="float">
            <text:p>0,0075609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 office:value-type="float" office:value="0.00756143" calcext:value-type="float">
            <text:p>0,00756143</text:p>
          </table:table-cell>
          <table:table-cell office:value-type="float" office:value="113.269" calcext:value-type="float">
            <text:p>113,269</text:p>
          </table:table-cell>
        </table:table-row>
        <table:table-row table:style-name="ro1">
          <table:table-cell office:value-type="float" office:value="0.0075674" calcext:value-type="float">
            <text:p>0,0075674</text:p>
          </table:table-cell>
          <table:table-cell office:value-type="float" office:value="113.323" calcext:value-type="float">
            <text:p>113,323</text:p>
          </table:table-cell>
        </table:table-row>
        <table:table-row table:style-name="ro1">
          <table:table-cell office:value-type="float" office:value="0.00757703" calcext:value-type="float">
            <text:p>0,00757703</text:p>
          </table:table-cell>
          <table:table-cell office:value-type="float" office:value="113.397" calcext:value-type="float">
            <text:p>113,397</text:p>
          </table:table-cell>
        </table:table-row>
        <table:table-row table:style-name="ro1">
          <table:table-cell office:value-type="float" office:value="0.00756855" calcext:value-type="float">
            <text:p>0,00756855</text:p>
          </table:table-cell>
          <table:table-cell office:value-type="float" office:value="113.467" calcext:value-type="float">
            <text:p>113,467</text:p>
          </table:table-cell>
        </table:table-row>
        <table:table-row table:style-name="ro1">
          <table:table-cell office:value-type="float" office:value="0.00756238" calcext:value-type="float">
            <text:p>0,00756238</text:p>
          </table:table-cell>
          <table:table-cell office:value-type="float" office:value="113.531" calcext:value-type="float">
            <text:p>113,531</text:p>
          </table:table-cell>
        </table:table-row>
        <table:table-row table:style-name="ro1">
          <table:table-cell office:value-type="float" office:value="0.00757036" calcext:value-type="float">
            <text:p>0,00757036</text:p>
          </table:table-cell>
          <table:table-cell office:value-type="float" office:value="113.596" calcext:value-type="float">
            <text:p>113,596</text:p>
          </table:table-cell>
        </table:table-row>
        <table:table-row table:style-name="ro1">
          <table:table-cell office:value-type="float" office:value="0.00757091" calcext:value-type="float">
            <text:p>0,00757091</text:p>
          </table:table-cell>
          <table:table-cell office:value-type="float" office:value="113.668" calcext:value-type="float">
            <text:p>113,668</text:p>
          </table:table-cell>
        </table:table-row>
        <table:table-row table:style-name="ro1">
          <table:table-cell office:value-type="float" office:value="0.00756518" calcext:value-type="float">
            <text:p>0,00756518</text:p>
          </table:table-cell>
          <table:table-cell office:value-type="float" office:value="113.732" calcext:value-type="float">
            <text:p>113,732</text:p>
          </table:table-cell>
        </table:table-row>
        <table:table-row table:style-name="ro1">
          <table:table-cell office:value-type="float" office:value="0.00757245" calcext:value-type="float">
            <text:p>0,00757245</text:p>
          </table:table-cell>
          <table:table-cell office:value-type="float" office:value="113.797" calcext:value-type="float">
            <text:p>113,797</text:p>
          </table:table-cell>
        </table:table-row>
        <table:table-row table:style-name="ro1">
          <table:table-cell office:value-type="float" office:value="0.00757856" calcext:value-type="float">
            <text:p>0,00757856</text:p>
          </table:table-cell>
          <table:table-cell office:value-type="float" office:value="113.861" calcext:value-type="float">
            <text:p>113,861</text:p>
          </table:table-cell>
        </table:table-row>
        <table:table-row table:style-name="ro1">
          <table:table-cell office:value-type="float" office:value="0.00756268" calcext:value-type="float">
            <text:p>0,00756268</text:p>
          </table:table-cell>
          <table:table-cell office:value-type="float" office:value="113.929" calcext:value-type="float">
            <text:p>113,929</text:p>
          </table:table-cell>
        </table:table-row>
        <table:table-row table:style-name="ro1">
          <table:table-cell office:value-type="float" office:value="0.00757407" calcext:value-type="float">
            <text:p>0,0075740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00757921" calcext:value-type="float">
            <text:p>0,00757921</text:p>
          </table:table-cell>
          <table:table-cell office:value-type="float" office:value="114.054" calcext:value-type="float">
            <text:p>114,054</text:p>
          </table:table-cell>
        </table:table-row>
        <table:table-row table:style-name="ro1">
          <table:table-cell office:value-type="float" office:value="0.00756877" calcext:value-type="float">
            <text:p>0,00756877</text:p>
          </table:table-cell>
          <table:table-cell office:value-type="float" office:value="114.128" calcext:value-type="float">
            <text:p>114,128</text:p>
          </table:table-cell>
        </table:table-row>
        <table:table-row table:style-name="ro1">
          <table:table-cell office:value-type="float" office:value="0.0075728" calcext:value-type="float">
            <text:p>0,0075728</text:p>
          </table:table-cell>
          <table:table-cell office:value-type="float" office:value="114.196" calcext:value-type="float">
            <text:p>114,196</text:p>
          </table:table-cell>
        </table:table-row>
        <table:table-row table:style-name="ro1">
          <table:table-cell office:value-type="float" office:value="0.00756234" calcext:value-type="float">
            <text:p>0,00756234</text:p>
          </table:table-cell>
          <table:table-cell office:value-type="float" office:value="114.259" calcext:value-type="float">
            <text:p>114,259</text:p>
          </table:table-cell>
        </table:table-row>
        <table:table-row table:style-name="ro1">
          <table:table-cell office:value-type="float" office:value="0.00757314" calcext:value-type="float">
            <text:p>0,00757314</text:p>
          </table:table-cell>
          <table:table-cell office:value-type="float" office:value="114.326" calcext:value-type="float">
            <text:p>114,326</text:p>
          </table:table-cell>
        </table:table-row>
        <table:table-row table:style-name="ro1">
          <table:table-cell office:value-type="float" office:value="0.00756595" calcext:value-type="float">
            <text:p>0,00756595</text:p>
          </table:table-cell>
          <table:table-cell office:value-type="float" office:value="114.396" calcext:value-type="float">
            <text:p>114,396</text:p>
          </table:table-cell>
        </table:table-row>
        <table:table-row table:style-name="ro1">
          <table:table-cell office:value-type="float" office:value="0.00755883" calcext:value-type="float">
            <text:p>0,00755883</text:p>
          </table:table-cell>
          <table:table-cell office:value-type="float" office:value="114.465" calcext:value-type="float">
            <text:p>114,465</text:p>
          </table:table-cell>
        </table:table-row>
        <table:table-row table:style-name="ro1">
          <table:table-cell office:value-type="float" office:value="0.00757776" calcext:value-type="float">
            <text:p>0,00757776</text:p>
          </table:table-cell>
          <table:table-cell office:value-type="float" office:value="114.531" calcext:value-type="float">
            <text:p>114,531</text:p>
          </table:table-cell>
        </table:table-row>
        <table:table-row table:style-name="ro1">
          <table:table-cell office:value-type="float" office:value="0.00756161" calcext:value-type="float">
            <text:p>0,00756161</text:p>
          </table:table-cell>
          <table:table-cell office:value-type="float" office:value="114.599" calcext:value-type="float">
            <text:p>114,599</text:p>
          </table:table-cell>
        </table:table-row>
        <table:table-row table:style-name="ro1">
          <table:table-cell office:value-type="float" office:value="0.00757433" calcext:value-type="float">
            <text:p>0,00757433</text:p>
          </table:table-cell>
          <table:table-cell office:value-type="float" office:value="114.662" calcext:value-type="float">
            <text:p>114,662</text:p>
          </table:table-cell>
        </table:table-row>
        <table:table-row table:style-name="ro1">
          <table:table-cell office:value-type="float" office:value="0.00757529" calcext:value-type="float">
            <text:p>0,00757529</text:p>
          </table:table-cell>
          <table:table-cell office:value-type="float" office:value="114.729" calcext:value-type="float">
            <text:p>114,729</text:p>
          </table:table-cell>
        </table:table-row>
        <table:table-row table:style-name="ro1">
          <table:table-cell office:value-type="float" office:value="0.00756843" calcext:value-type="float">
            <text:p>0,00756843</text:p>
          </table:table-cell>
          <table:table-cell office:value-type="float" office:value="114.795" calcext:value-type="float">
            <text:p>114,795</text:p>
          </table:table-cell>
        </table:table-row>
        <table:table-row table:style-name="ro1">
          <table:table-cell office:value-type="float" office:value="0.00756552" calcext:value-type="float">
            <text:p>0,00756552</text:p>
          </table:table-cell>
          <table:table-cell office:value-type="float" office:value="114.861" calcext:value-type="float">
            <text:p>114,861</text:p>
          </table:table-cell>
        </table:table-row>
        <table:table-row table:style-name="ro1">
          <table:table-cell office:value-type="float" office:value="0.00758143" calcext:value-type="float">
            <text:p>0,00758143</text:p>
          </table:table-cell>
          <table:table-cell office:value-type="float" office:value="114.925" calcext:value-type="float">
            <text:p>114,925</text:p>
          </table:table-cell>
        </table:table-row>
        <table:table-row table:style-name="ro1">
          <table:table-cell office:value-type="float" office:value="0.00757014" calcext:value-type="float">
            <text:p>0,00757014</text:p>
          </table:table-cell>
          <table:table-cell office:value-type="float" office:value="114.993" calcext:value-type="float">
            <text:p>114,993</text:p>
          </table:table-cell>
        </table:table-row>
        <table:table-row table:style-name="ro1">
          <table:table-cell office:value-type="float" office:value="0.00756264" calcext:value-type="float">
            <text:p>0,00756264</text:p>
          </table:table-cell>
          <table:table-cell office:value-type="float" office:value="115.061" calcext:value-type="float">
            <text:p>115,061</text:p>
          </table:table-cell>
        </table:table-row>
        <table:table-row table:style-name="ro1">
          <table:table-cell office:value-type="float" office:value="0.00756654" calcext:value-type="float">
            <text:p>0,00756654</text:p>
          </table:table-cell>
          <table:table-cell office:value-type="float" office:value="115.125" calcext:value-type="float">
            <text:p>115,125</text:p>
          </table:table-cell>
        </table:table-row>
        <table:table-row table:style-name="ro1">
          <table:table-cell office:value-type="float" office:value="0.0075678" calcext:value-type="float">
            <text:p>0,0075678</text:p>
          </table:table-cell>
          <table:table-cell office:value-type="float" office:value="115.206" calcext:value-type="float">
            <text:p>115,206</text:p>
          </table:table-cell>
        </table:table-row>
        <table:table-row table:style-name="ro1">
          <table:table-cell office:value-type="float" office:value="0.00756464" calcext:value-type="float">
            <text:p>0,00756464</text:p>
          </table:table-cell>
          <table:table-cell office:value-type="float" office:value="115.295" calcext:value-type="float">
            <text:p>115,295</text:p>
          </table:table-cell>
        </table:table-row>
        <table:table-row table:style-name="ro1">
          <table:table-cell office:value-type="float" office:value="0.0075656" calcext:value-type="float">
            <text:p>0,0075656</text:p>
          </table:table-cell>
          <table:table-cell office:value-type="float" office:value="115.362" calcext:value-type="float">
            <text:p>115,362</text:p>
          </table:table-cell>
        </table:table-row>
        <table:table-row table:style-name="ro1">
          <table:table-cell office:value-type="float" office:value="0.00757203" calcext:value-type="float">
            <text:p>0,00757203</text:p>
          </table:table-cell>
          <table:table-cell office:value-type="float" office:value="115.427" calcext:value-type="float">
            <text:p>115,427</text:p>
          </table:table-cell>
        </table:table-row>
        <table:table-row table:style-name="ro1">
          <table:table-cell office:value-type="float" office:value="0.0075755" calcext:value-type="float">
            <text:p>0,0075755</text:p>
          </table:table-cell>
          <table:table-cell office:value-type="float" office:value="115.493" calcext:value-type="float">
            <text:p>115,493</text:p>
          </table:table-cell>
        </table:table-row>
        <table:table-row table:style-name="ro1">
          <table:table-cell office:value-type="float" office:value="0.00756283" calcext:value-type="float">
            <text:p>0,00756283</text:p>
          </table:table-cell>
          <table:table-cell office:value-type="float" office:value="115.56" calcext:value-type="float">
            <text:p>115,56</text:p>
          </table:table-cell>
        </table:table-row>
        <table:table-row table:style-name="ro1">
          <table:table-cell office:value-type="float" office:value="0.00757416" calcext:value-type="float">
            <text:p>0,00757416</text:p>
          </table:table-cell>
          <table:table-cell office:value-type="float" office:value="115.625" calcext:value-type="float">
            <text:p>115,625</text:p>
          </table:table-cell>
        </table:table-row>
        <table:table-row table:style-name="ro1">
          <table:table-cell office:value-type="float" office:value="0.00757407" calcext:value-type="float">
            <text:p>0,00757407</text:p>
          </table:table-cell>
          <table:table-cell office:value-type="float" office:value="115.692" calcext:value-type="float">
            <text:p>115,692</text:p>
          </table:table-cell>
        </table:table-row>
        <table:table-row table:style-name="ro1">
          <table:table-cell office:value-type="float" office:value="0.00755939" calcext:value-type="float">
            <text:p>0,00755939</text:p>
          </table:table-cell>
          <table:table-cell office:value-type="float" office:value="115.755" calcext:value-type="float">
            <text:p>115,755</text:p>
          </table:table-cell>
        </table:table-row>
        <table:table-row table:style-name="ro1">
          <table:table-cell office:value-type="float" office:value="0.00756779" calcext:value-type="float">
            <text:p>0,00756779</text:p>
          </table:table-cell>
          <table:table-cell office:value-type="float" office:value="115.824" calcext:value-type="float">
            <text:p>115,824</text:p>
          </table:table-cell>
        </table:table-row>
        <table:table-row table:style-name="ro1">
          <table:table-cell office:value-type="float" office:value="0.00757705" calcext:value-type="float">
            <text:p>0,00757705</text:p>
          </table:table-cell>
          <table:table-cell office:value-type="float" office:value="115.889" calcext:value-type="float">
            <text:p>115,889</text:p>
          </table:table-cell>
        </table:table-row>
        <table:table-row table:style-name="ro1">
          <table:table-cell office:value-type="float" office:value="0.00757292" calcext:value-type="float">
            <text:p>0,00757292</text:p>
          </table:table-cell>
          <table:table-cell office:value-type="float" office:value="115.957" calcext:value-type="float">
            <text:p>115,957</text:p>
          </table:table-cell>
        </table:table-row>
        <table:table-row table:style-name="ro1">
          <table:table-cell office:value-type="float" office:value="0.0075734" calcext:value-type="float">
            <text:p>0,0075734</text:p>
          </table:table-cell>
          <table:table-cell office:value-type="float" office:value="116.021" calcext:value-type="float">
            <text:p>116,021</text:p>
          </table:table-cell>
        </table:table-row>
        <table:table-row table:style-name="ro1">
          <table:table-cell office:value-type="float" office:value="0.00757345" calcext:value-type="float">
            <text:p>0,00757345</text:p>
          </table:table-cell>
          <table:table-cell office:value-type="float" office:value="116.089" calcext:value-type="float">
            <text:p>116,089</text:p>
          </table:table-cell>
        </table:table-row>
        <table:table-row table:style-name="ro1">
          <table:table-cell office:value-type="float" office:value="0.00757287" calcext:value-type="float">
            <text:p>0,00757287</text:p>
          </table:table-cell>
          <table:table-cell office:value-type="float" office:value="116.157" calcext:value-type="float">
            <text:p>116,157</text:p>
          </table:table-cell>
        </table:table-row>
        <table:table-row table:style-name="ro1">
          <table:table-cell office:value-type="float" office:value="0.00757451" calcext:value-type="float">
            <text:p>0,00757451</text:p>
          </table:table-cell>
          <table:table-cell office:value-type="float" office:value="116.223" calcext:value-type="float">
            <text:p>116,223</text:p>
          </table:table-cell>
        </table:table-row>
        <table:table-row table:style-name="ro1">
          <table:table-cell office:value-type="float" office:value="0.00756565" calcext:value-type="float">
            <text:p>0,00756565</text:p>
          </table:table-cell>
          <table:table-cell office:value-type="float" office:value="116.287" calcext:value-type="float">
            <text:p>116,287</text:p>
          </table:table-cell>
        </table:table-row>
        <table:table-row table:style-name="ro1">
          <table:table-cell office:value-type="float" office:value="0.0075622" calcext:value-type="float">
            <text:p>0,0075622</text:p>
          </table:table-cell>
          <table:table-cell office:value-type="float" office:value="116.357" calcext:value-type="float">
            <text:p>116,357</text:p>
          </table:table-cell>
        </table:table-row>
        <table:table-row table:style-name="ro1">
          <table:table-cell office:value-type="float" office:value="0.00756391" calcext:value-type="float">
            <text:p>0,00756391</text:p>
          </table:table-cell>
          <table:table-cell office:value-type="float" office:value="116.436" calcext:value-type="float">
            <text:p>116,436</text:p>
          </table:table-cell>
        </table:table-row>
        <table:table-row table:style-name="ro1">
          <table:table-cell office:value-type="float" office:value="0.00756722" calcext:value-type="float">
            <text:p>0,00756722</text:p>
          </table:table-cell>
          <table:table-cell office:value-type="float" office:value="116.517" calcext:value-type="float">
            <text:p>116,517</text:p>
          </table:table-cell>
        </table:table-row>
        <table:table-row table:style-name="ro1">
          <table:table-cell office:value-type="float" office:value="0.00757579" calcext:value-type="float">
            <text:p>0,00757579</text:p>
          </table:table-cell>
          <table:table-cell office:value-type="float" office:value="116.587" calcext:value-type="float">
            <text:p>116,587</text:p>
          </table:table-cell>
        </table:table-row>
        <table:table-row table:style-name="ro1">
          <table:table-cell office:value-type="float" office:value="0.00756814" calcext:value-type="float">
            <text:p>0,00756814</text:p>
          </table:table-cell>
          <table:table-cell office:value-type="float" office:value="116.653" calcext:value-type="float">
            <text:p>116,653</text:p>
          </table:table-cell>
        </table:table-row>
        <table:table-row table:style-name="ro1">
          <table:table-cell office:value-type="float" office:value="0.00757056" calcext:value-type="float">
            <text:p>0,00757056</text:p>
          </table:table-cell>
          <table:table-cell office:value-type="float" office:value="116.715" calcext:value-type="float">
            <text:p>116,715</text:p>
          </table:table-cell>
        </table:table-row>
        <table:table-row table:style-name="ro1">
          <table:table-cell office:value-type="float" office:value="0.00757082" calcext:value-type="float">
            <text:p>0,00757082</text:p>
          </table:table-cell>
          <table:table-cell office:value-type="float" office:value="116.784" calcext:value-type="float">
            <text:p>116,784</text:p>
          </table:table-cell>
        </table:table-row>
        <table:table-row table:style-name="ro1">
          <table:table-cell office:value-type="float" office:value="0.00757421" calcext:value-type="float">
            <text:p>0,00757421</text:p>
          </table:table-cell>
          <table:table-cell office:value-type="float" office:value="116.853" calcext:value-type="float">
            <text:p>116,853</text:p>
          </table:table-cell>
        </table:table-row>
        <table:table-row table:style-name="ro1">
          <table:table-cell office:value-type="float" office:value="0.00757304" calcext:value-type="float">
            <text:p>0,00757304</text:p>
          </table:table-cell>
          <table:table-cell office:value-type="float" office:value="116.921" calcext:value-type="float">
            <text:p>116,921</text:p>
          </table:table-cell>
        </table:table-row>
        <table:table-row table:style-name="ro1">
          <table:table-cell office:value-type="float" office:value="0.00757448" calcext:value-type="float">
            <text:p>0,00757448</text:p>
          </table:table-cell>
          <table:table-cell office:value-type="float" office:value="116.988" calcext:value-type="float">
            <text:p>116,988</text:p>
          </table:table-cell>
        </table:table-row>
        <table:table-row table:style-name="ro1">
          <table:table-cell office:value-type="float" office:value="0.00757093" calcext:value-type="float">
            <text:p>0,00757093</text:p>
          </table:table-cell>
          <table:table-cell office:value-type="float" office:value="117.054" calcext:value-type="float">
            <text:p>117,054</text:p>
          </table:table-cell>
        </table:table-row>
        <table:table-row table:style-name="ro1">
          <table:table-cell office:value-type="float" office:value="0.00756872" calcext:value-type="float">
            <text:p>0,00756872</text:p>
          </table:table-cell>
          <table:table-cell office:value-type="float" office:value="117.116" calcext:value-type="float">
            <text:p>117,116</text:p>
          </table:table-cell>
        </table:table-row>
        <table:table-row table:style-name="ro1">
          <table:table-cell office:value-type="float" office:value="0.00757844" calcext:value-type="float">
            <text:p>0,00757844</text:p>
          </table:table-cell>
          <table:table-cell office:value-type="float" office:value="117.187" calcext:value-type="float">
            <text:p>117,187</text:p>
          </table:table-cell>
        </table:table-row>
        <table:table-row table:style-name="ro1">
          <table:table-cell office:value-type="float" office:value="0.00756945" calcext:value-type="float">
            <text:p>0,00756945</text:p>
          </table:table-cell>
          <table:table-cell office:value-type="float" office:value="117.255" calcext:value-type="float">
            <text:p>117,255</text:p>
          </table:table-cell>
        </table:table-row>
        <table:table-row table:style-name="ro1">
          <table:table-cell office:value-type="float" office:value="0.00757488" calcext:value-type="float">
            <text:p>0,00757488</text:p>
          </table:table-cell>
          <table:table-cell office:value-type="float" office:value="117.318" calcext:value-type="float">
            <text:p>117,318</text:p>
          </table:table-cell>
        </table:table-row>
        <table:table-row table:style-name="ro1">
          <table:table-cell office:value-type="float" office:value="0.00757378" calcext:value-type="float">
            <text:p>0,00757378</text:p>
          </table:table-cell>
          <table:table-cell office:value-type="float" office:value="117.382" calcext:value-type="float">
            <text:p>117,382</text:p>
          </table:table-cell>
        </table:table-row>
        <table:table-row table:style-name="ro1">
          <table:table-cell office:value-type="float" office:value="0.00757083" calcext:value-type="float">
            <text:p>0,00757083</text:p>
          </table:table-cell>
          <table:table-cell office:value-type="float" office:value="117.451" calcext:value-type="float">
            <text:p>117,451</text:p>
          </table:table-cell>
        </table:table-row>
        <table:table-row table:style-name="ro1">
          <table:table-cell office:value-type="float" office:value="0.00756633" calcext:value-type="float">
            <text:p>0,00756633</text:p>
          </table:table-cell>
          <table:table-cell office:value-type="float" office:value="117.509" calcext:value-type="float">
            <text:p>117,509</text:p>
          </table:table-cell>
        </table:table-row>
        <table:table-row table:style-name="ro1">
          <table:table-cell office:value-type="float" office:value="0.00756578" calcext:value-type="float">
            <text:p>0,00756578</text:p>
          </table:table-cell>
          <table:table-cell office:value-type="float" office:value="117.581" calcext:value-type="float">
            <text:p>117,581</text:p>
          </table:table-cell>
        </table:table-row>
        <table:table-row table:style-name="ro1">
          <table:table-cell office:value-type="float" office:value="0.00757352" calcext:value-type="float">
            <text:p>0,00757352</text:p>
          </table:table-cell>
          <table:table-cell office:value-type="float" office:value="117.647" calcext:value-type="float">
            <text:p>117,647</text:p>
          </table:table-cell>
        </table:table-row>
        <table:table-row table:style-name="ro1">
          <table:table-cell office:value-type="float" office:value="0.00757453" calcext:value-type="float">
            <text:p>0,00757453</text:p>
          </table:table-cell>
          <table:table-cell office:value-type="float" office:value="117.716" calcext:value-type="float">
            <text:p>117,716</text:p>
          </table:table-cell>
        </table:table-row>
        <table:table-row table:style-name="ro1">
          <table:table-cell office:value-type="float" office:value="0.00757655" calcext:value-type="float">
            <text:p>0,00757655</text:p>
          </table:table-cell>
          <table:table-cell office:value-type="float" office:value="117.783" calcext:value-type="float">
            <text:p>117,783</text:p>
          </table:table-cell>
        </table:table-row>
        <table:table-row table:style-name="ro1">
          <table:table-cell office:value-type="float" office:value="0.0075794" calcext:value-type="float">
            <text:p>0,0075794</text:p>
          </table:table-cell>
          <table:table-cell office:value-type="float" office:value="117.853" calcext:value-type="float">
            <text:p>117,853</text:p>
          </table:table-cell>
        </table:table-row>
        <table:table-row table:style-name="ro1">
          <table:table-cell office:value-type="float" office:value="0.00756539" calcext:value-type="float">
            <text:p>0,00756539</text:p>
          </table:table-cell>
          <table:table-cell office:value-type="float" office:value="117.919" calcext:value-type="float">
            <text:p>117,919</text:p>
          </table:table-cell>
        </table:table-row>
        <table:table-row table:style-name="ro1">
          <table:table-cell office:value-type="float" office:value="0.00756815" calcext:value-type="float">
            <text:p>0,00756815</text:p>
          </table:table-cell>
          <table:table-cell office:value-type="float" office:value="117.984" calcext:value-type="float">
            <text:p>117,984</text:p>
          </table:table-cell>
        </table:table-row>
        <table:table-row table:style-name="ro1">
          <table:table-cell office:value-type="float" office:value="0.00757455" calcext:value-type="float">
            <text:p>0,00757455</text:p>
          </table:table-cell>
          <table:table-cell office:value-type="float" office:value="118.051" calcext:value-type="float">
            <text:p>118,051</text:p>
          </table:table-cell>
        </table:table-row>
        <table:table-row table:style-name="ro1">
          <table:table-cell office:value-type="float" office:value="0.00756741" calcext:value-type="float">
            <text:p>0,00756741</text:p>
          </table:table-cell>
          <table:table-cell office:value-type="float" office:value="118.12" calcext:value-type="float">
            <text:p>118,12</text:p>
          </table:table-cell>
        </table:table-row>
        <table:table-row table:style-name="ro1">
          <table:table-cell office:value-type="float" office:value="0.00757435" calcext:value-type="float">
            <text:p>0,00757435</text:p>
          </table:table-cell>
          <table:table-cell office:value-type="float" office:value="118.184" calcext:value-type="float">
            <text:p>118,184</text:p>
          </table:table-cell>
        </table:table-row>
        <table:table-row table:style-name="ro1">
          <table:table-cell office:value-type="float" office:value="0.00756166" calcext:value-type="float">
            <text:p>0,00756166</text:p>
          </table:table-cell>
          <table:table-cell office:value-type="float" office:value="118.247" calcext:value-type="float">
            <text:p>118,247</text:p>
          </table:table-cell>
        </table:table-row>
        <table:table-row table:style-name="ro1">
          <table:table-cell office:value-type="float" office:value="0.00758557" calcext:value-type="float">
            <text:p>0,00758557</text:p>
          </table:table-cell>
          <table:table-cell office:value-type="float" office:value="118.314" calcext:value-type="float">
            <text:p>118,314</text:p>
          </table:table-cell>
        </table:table-row>
        <table:table-row table:style-name="ro1">
          <table:table-cell office:value-type="float" office:value="0.00757699" calcext:value-type="float">
            <text:p>0,00757699</text:p>
          </table:table-cell>
          <table:table-cell office:value-type="float" office:value="118.38" calcext:value-type="float">
            <text:p>118,38</text:p>
          </table:table-cell>
        </table:table-row>
        <table:table-row table:style-name="ro1">
          <table:table-cell office:value-type="float" office:value="0.00757631" calcext:value-type="float">
            <text:p>0,00757631</text:p>
          </table:table-cell>
          <table:table-cell office:value-type="float" office:value="118.451" calcext:value-type="float">
            <text:p>118,451</text:p>
          </table:table-cell>
        </table:table-row>
        <table:table-row table:style-name="ro1">
          <table:table-cell office:value-type="float" office:value="0.00758797" calcext:value-type="float">
            <text:p>0,00758797</text:p>
          </table:table-cell>
          <table:table-cell office:value-type="float" office:value="118.516" calcext:value-type="float">
            <text:p>118,516</text:p>
          </table:table-cell>
        </table:table-row>
        <table:table-row table:style-name="ro1">
          <table:table-cell office:value-type="float" office:value="0.00758185" calcext:value-type="float">
            <text:p>0,00758185</text:p>
          </table:table-cell>
          <table:table-cell office:value-type="float" office:value="118.583" calcext:value-type="float">
            <text:p>118,583</text:p>
          </table:table-cell>
        </table:table-row>
        <table:table-row table:style-name="ro1">
          <table:table-cell office:value-type="float" office:value="0.00757174" calcext:value-type="float">
            <text:p>0,00757174</text:p>
          </table:table-cell>
          <table:table-cell office:value-type="float" office:value="118.647" calcext:value-type="float">
            <text:p>118,647</text:p>
          </table:table-cell>
        </table:table-row>
        <table:table-row table:style-name="ro1">
          <table:table-cell office:value-type="float" office:value="0.00757096" calcext:value-type="float">
            <text:p>0,00757096</text:p>
          </table:table-cell>
          <table:table-cell office:value-type="float" office:value="118.713" calcext:value-type="float">
            <text:p>118,713</text:p>
          </table:table-cell>
        </table:table-row>
        <table:table-row table:style-name="ro1">
          <table:table-cell office:value-type="float" office:value="0.00757947" calcext:value-type="float">
            <text:p>0,00757947</text:p>
          </table:table-cell>
          <table:table-cell office:value-type="float" office:value="118.783" calcext:value-type="float">
            <text:p>118,783</text:p>
          </table:table-cell>
        </table:table-row>
        <table:table-row table:style-name="ro1">
          <table:table-cell office:value-type="float" office:value="0.00758388" calcext:value-type="float">
            <text:p>0,00758388</text:p>
          </table:table-cell>
          <table:table-cell office:value-type="float" office:value="118.847" calcext:value-type="float">
            <text:p>118,847</text:p>
          </table:table-cell>
        </table:table-row>
        <table:table-row table:style-name="ro1">
          <table:table-cell office:value-type="float" office:value="0.00757684" calcext:value-type="float">
            <text:p>0,00757684</text:p>
          </table:table-cell>
          <table:table-cell office:value-type="float" office:value="118.914" calcext:value-type="float">
            <text:p>118,914</text:p>
          </table:table-cell>
        </table:table-row>
        <table:table-row table:style-name="ro1">
          <table:table-cell office:value-type="float" office:value="0.00757483" calcext:value-type="float">
            <text:p>0,00757483</text:p>
          </table:table-cell>
          <table:table-cell office:value-type="float" office:value="118.979" calcext:value-type="float">
            <text:p>118,979</text:p>
          </table:table-cell>
        </table:table-row>
        <table:table-row table:style-name="ro1">
          <table:table-cell office:value-type="float" office:value="0.00758527" calcext:value-type="float">
            <text:p>0,00758527</text:p>
          </table:table-cell>
          <table:table-cell office:value-type="float" office:value="119.045" calcext:value-type="float">
            <text:p>119,045</text:p>
          </table:table-cell>
        </table:table-row>
        <table:table-row table:style-name="ro1">
          <table:table-cell office:value-type="float" office:value="0.00756832" calcext:value-type="float">
            <text:p>0,00756832</text:p>
          </table:table-cell>
          <table:table-cell office:value-type="float" office:value="119.108" calcext:value-type="float">
            <text:p>119,108</text:p>
          </table:table-cell>
        </table:table-row>
        <table:table-row table:style-name="ro1">
          <table:table-cell office:value-type="float" office:value="0.00756992" calcext:value-type="float">
            <text:p>0,00756992</text:p>
          </table:table-cell>
          <table:table-cell office:value-type="float" office:value="119.176" calcext:value-type="float">
            <text:p>119,176</text:p>
          </table:table-cell>
        </table:table-row>
        <table:table-row table:style-name="ro1">
          <table:table-cell office:value-type="float" office:value="0.00758164" calcext:value-type="float">
            <text:p>0,00758164</text:p>
          </table:table-cell>
          <table:table-cell office:value-type="float" office:value="119.249" calcext:value-type="float">
            <text:p>119,249</text:p>
          </table:table-cell>
        </table:table-row>
        <table:table-row table:style-name="ro1">
          <table:table-cell office:value-type="float" office:value="0.00757418" calcext:value-type="float">
            <text:p>0,00757418</text:p>
          </table:table-cell>
          <table:table-cell office:value-type="float" office:value="119.313" calcext:value-type="float">
            <text:p>119,313</text:p>
          </table:table-cell>
        </table:table-row>
        <table:table-row table:style-name="ro1">
          <table:table-cell office:value-type="float" office:value="0.00758305" calcext:value-type="float">
            <text:p>0,00758305</text:p>
          </table:table-cell>
          <table:table-cell office:value-type="float" office:value="119.377" calcext:value-type="float">
            <text:p>119,377</text:p>
          </table:table-cell>
        </table:table-row>
        <table:table-row table:style-name="ro1">
          <table:table-cell office:value-type="float" office:value="0.00756845" calcext:value-type="float">
            <text:p>0,00756845</text:p>
          </table:table-cell>
          <table:table-cell office:value-type="float" office:value="119.44" calcext:value-type="float">
            <text:p>119,44</text:p>
          </table:table-cell>
        </table:table-row>
        <table:table-row table:style-name="ro1">
          <table:table-cell office:value-type="float" office:value="0.00757072" calcext:value-type="float">
            <text:p>0,00757072</text:p>
          </table:table-cell>
          <table:table-cell office:value-type="float" office:value="119.51" calcext:value-type="float">
            <text:p>119,51</text:p>
          </table:table-cell>
        </table:table-row>
        <table:table-row table:style-name="ro1">
          <table:table-cell office:value-type="float" office:value="0.00757904" calcext:value-type="float">
            <text:p>0,00757904</text:p>
          </table:table-cell>
          <table:table-cell office:value-type="float" office:value="119.578" calcext:value-type="float">
            <text:p>119,578</text:p>
          </table:table-cell>
        </table:table-row>
        <table:table-row table:style-name="ro1">
          <table:table-cell office:value-type="float" office:value="0.00757151" calcext:value-type="float">
            <text:p>0,00757151</text:p>
          </table:table-cell>
          <table:table-cell office:value-type="float" office:value="119.642" calcext:value-type="float">
            <text:p>119,642</text:p>
          </table:table-cell>
        </table:table-row>
        <table:table-row table:style-name="ro1">
          <table:table-cell office:value-type="float" office:value="0.007581" calcext:value-type="float">
            <text:p>0,007581</text:p>
          </table:table-cell>
          <table:table-cell office:value-type="float" office:value="119.708" calcext:value-type="float">
            <text:p>119,708</text:p>
          </table:table-cell>
        </table:table-row>
        <table:table-row table:style-name="ro1">
          <table:table-cell office:value-type="float" office:value="0.00758168" calcext:value-type="float">
            <text:p>0,00758168</text:p>
          </table:table-cell>
          <table:table-cell office:value-type="float" office:value="119.776" calcext:value-type="float">
            <text:p>119,776</text:p>
          </table:table-cell>
        </table:table-row>
        <table:table-row table:style-name="ro1">
          <table:table-cell office:value-type="float" office:value="0.00756929" calcext:value-type="float">
            <text:p>0,00756929</text:p>
          </table:table-cell>
          <table:table-cell office:value-type="float" office:value="119.84" calcext:value-type="float">
            <text:p>119,84</text:p>
          </table:table-cell>
        </table:table-row>
        <table:table-row table:style-name="ro1">
          <table:table-cell office:value-type="float" office:value="0.00757315" calcext:value-type="float">
            <text:p>0,00757315</text:p>
          </table:table-cell>
          <table:table-cell office:value-type="float" office:value="119.91" calcext:value-type="float">
            <text:p>119,91</text:p>
          </table:table-cell>
        </table:table-row>
        <table:table-row table:style-name="ro1">
          <table:table-cell office:value-type="float" office:value="0.00757601" calcext:value-type="float">
            <text:p>0,00757601</text:p>
          </table:table-cell>
          <table:table-cell office:value-type="float" office:value="119.974" calcext:value-type="float">
            <text:p>119,974</text:p>
          </table:table-cell>
        </table:table-row>
        <table:table-row table:style-name="ro1">
          <table:table-cell office:value-type="float" office:value="0.00758178" calcext:value-type="float">
            <text:p>0,00758178</text:p>
          </table:table-cell>
          <table:table-cell office:value-type="float" office:value="120.035" calcext:value-type="float">
            <text:p>120,035</text:p>
          </table:table-cell>
        </table:table-row>
        <table:table-row table:style-name="ro1">
          <table:table-cell office:value-type="float" office:value="0.00757837" calcext:value-type="float">
            <text:p>0,00757837</text:p>
          </table:table-cell>
          <table:table-cell office:value-type="float" office:value="120.107" calcext:value-type="float">
            <text:p>120,107</text:p>
          </table:table-cell>
        </table:table-row>
        <table:table-row table:style-name="ro1">
          <table:table-cell office:value-type="float" office:value="0.00757862" calcext:value-type="float">
            <text:p>0,00757862</text:p>
          </table:table-cell>
          <table:table-cell office:value-type="float" office:value="120.177" calcext:value-type="float">
            <text:p>120,177</text:p>
          </table:table-cell>
        </table:table-row>
        <table:table-row table:style-name="ro1">
          <table:table-cell office:value-type="float" office:value="0.00757241" calcext:value-type="float">
            <text:p>0,00757241</text:p>
          </table:table-cell>
          <table:table-cell office:value-type="float" office:value="120.24" calcext:value-type="float">
            <text:p>120,24</text:p>
          </table:table-cell>
        </table:table-row>
        <table:table-row table:style-name="ro1">
          <table:table-cell office:value-type="float" office:value="0.00757764" calcext:value-type="float">
            <text:p>0,00757764</text:p>
          </table:table-cell>
          <table:table-cell office:value-type="float" office:value="120.308" calcext:value-type="float">
            <text:p>120,308</text:p>
          </table:table-cell>
        </table:table-row>
        <table:table-row table:style-name="ro1">
          <table:table-cell office:value-type="float" office:value="0.00757277" calcext:value-type="float">
            <text:p>0,00757277</text:p>
          </table:table-cell>
          <table:table-cell office:value-type="float" office:value="120.376" calcext:value-type="float">
            <text:p>120,376</text:p>
          </table:table-cell>
        </table:table-row>
        <table:table-row table:style-name="ro1">
          <table:table-cell office:value-type="float" office:value="0.00758033" calcext:value-type="float">
            <text:p>0,00758033</text:p>
          </table:table-cell>
          <table:table-cell office:value-type="float" office:value="120.437" calcext:value-type="float">
            <text:p>120,437</text:p>
          </table:table-cell>
        </table:table-row>
        <table:table-row table:style-name="ro1">
          <table:table-cell office:value-type="float" office:value="0.00758518" calcext:value-type="float">
            <text:p>0,00758518</text:p>
          </table:table-cell>
          <table:table-cell office:value-type="float" office:value="120.506" calcext:value-type="float">
            <text:p>120,506</text:p>
          </table:table-cell>
        </table:table-row>
        <table:table-row table:style-name="ro1">
          <table:table-cell office:value-type="float" office:value="0.00757732" calcext:value-type="float">
            <text:p>0,00757732</text:p>
          </table:table-cell>
          <table:table-cell office:value-type="float" office:value="120.567" calcext:value-type="float">
            <text:p>120,567</text:p>
          </table:table-cell>
        </table:table-row>
        <table:table-row table:style-name="ro1">
          <table:table-cell office:value-type="float" office:value="0.00757987" calcext:value-type="float">
            <text:p>0,00757987</text:p>
          </table:table-cell>
          <table:table-cell office:value-type="float" office:value="120.64" calcext:value-type="float">
            <text:p>120,64</text:p>
          </table:table-cell>
        </table:table-row>
        <table:table-row table:style-name="ro1">
          <table:table-cell office:value-type="float" office:value="0.007574" calcext:value-type="float">
            <text:p>0,007574</text:p>
          </table:table-cell>
          <table:table-cell office:value-type="float" office:value="120.705" calcext:value-type="float">
            <text:p>120,705</text:p>
          </table:table-cell>
        </table:table-row>
        <table:table-row table:style-name="ro1">
          <table:table-cell office:value-type="float" office:value="0.00757974" calcext:value-type="float">
            <text:p>0,00757974</text:p>
          </table:table-cell>
          <table:table-cell office:value-type="float" office:value="120.775" calcext:value-type="float">
            <text:p>120,775</text:p>
          </table:table-cell>
        </table:table-row>
        <table:table-row table:style-name="ro1">
          <table:table-cell office:value-type="float" office:value="0.00758689" calcext:value-type="float">
            <text:p>0,00758689</text:p>
          </table:table-cell>
          <table:table-cell office:value-type="float" office:value="120.835" calcext:value-type="float">
            <text:p>120,835</text:p>
          </table:table-cell>
        </table:table-row>
        <table:table-row table:style-name="ro1">
          <table:table-cell office:value-type="float" office:value="0.00758281" calcext:value-type="float">
            <text:p>0,00758281</text:p>
          </table:table-cell>
          <table:table-cell office:value-type="float" office:value="120.905" calcext:value-type="float">
            <text:p>120,905</text:p>
          </table:table-cell>
        </table:table-row>
        <table:table-row table:style-name="ro1">
          <table:table-cell office:value-type="float" office:value="0.00758897" calcext:value-type="float">
            <text:p>0,00758897</text:p>
          </table:table-cell>
          <table:table-cell office:value-type="float" office:value="120.971" calcext:value-type="float">
            <text:p>120,971</text:p>
          </table:table-cell>
        </table:table-row>
        <table:table-row table:style-name="ro1">
          <table:table-cell office:value-type="float" office:value="0.00757695" calcext:value-type="float">
            <text:p>0,00757695</text:p>
          </table:table-cell>
          <table:table-cell office:value-type="float" office:value="121.042" calcext:value-type="float">
            <text:p>121,042</text:p>
          </table:table-cell>
        </table:table-row>
        <table:table-row table:style-name="ro1">
          <table:table-cell office:value-type="float" office:value="0.00758089" calcext:value-type="float">
            <text:p>0,00758089</text:p>
          </table:table-cell>
          <table:table-cell office:value-type="float" office:value="121.108" calcext:value-type="float">
            <text:p>121,108</text:p>
          </table:table-cell>
        </table:table-row>
        <table:table-row table:style-name="ro1">
          <table:table-cell office:value-type="float" office:value="0.00758516" calcext:value-type="float">
            <text:p>0,00758516</text:p>
          </table:table-cell>
          <table:table-cell office:value-type="float" office:value="121.174" calcext:value-type="float">
            <text:p>121,174</text:p>
          </table:table-cell>
        </table:table-row>
        <table:table-row table:style-name="ro1">
          <table:table-cell office:value-type="float" office:value="0.00757591" calcext:value-type="float">
            <text:p>0,00757591</text:p>
          </table:table-cell>
          <table:table-cell office:value-type="float" office:value="121.238" calcext:value-type="float">
            <text:p>121,238</text:p>
          </table:table-cell>
        </table:table-row>
        <table:table-row table:style-name="ro1">
          <table:table-cell office:value-type="float" office:value="0.00758094" calcext:value-type="float">
            <text:p>0,00758094</text:p>
          </table:table-cell>
          <table:table-cell office:value-type="float" office:value="121.304" calcext:value-type="float">
            <text:p>121,304</text:p>
          </table:table-cell>
        </table:table-row>
        <table:table-row table:style-name="ro1">
          <table:table-cell office:value-type="float" office:value="0.00757919" calcext:value-type="float">
            <text:p>0,00757919</text:p>
          </table:table-cell>
          <table:table-cell office:value-type="float" office:value="121.372" calcext:value-type="float">
            <text:p>121,372</text:p>
          </table:table-cell>
        </table:table-row>
        <table:table-row table:style-name="ro1">
          <table:table-cell office:value-type="float" office:value="0.00757509" calcext:value-type="float">
            <text:p>0,00757509</text:p>
          </table:table-cell>
          <table:table-cell office:value-type="float" office:value="121.438" calcext:value-type="float">
            <text:p>121,438</text:p>
          </table:table-cell>
        </table:table-row>
        <table:table-row table:style-name="ro1">
          <table:table-cell office:value-type="float" office:value="0.00757917" calcext:value-type="float">
            <text:p>0,00757917</text:p>
          </table:table-cell>
          <table:table-cell office:value-type="float" office:value="121.537" calcext:value-type="float">
            <text:p>121,537</text:p>
          </table:table-cell>
        </table:table-row>
        <table:table-row table:style-name="ro1">
          <table:table-cell office:value-type="float" office:value="0.00757336" calcext:value-type="float">
            <text:p>0,00757336</text:p>
          </table:table-cell>
          <table:table-cell office:value-type="float" office:value="121.604" calcext:value-type="float">
            <text:p>121,604</text:p>
          </table:table-cell>
        </table:table-row>
        <table:table-row table:style-name="ro1">
          <table:table-cell office:value-type="float" office:value="0.00758516" calcext:value-type="float">
            <text:p>0,00758516</text:p>
          </table:table-cell>
          <table:table-cell office:value-type="float" office:value="121.662" calcext:value-type="float">
            <text:p>121,662</text:p>
          </table:table-cell>
        </table:table-row>
        <table:table-row table:style-name="ro1">
          <table:table-cell office:value-type="float" office:value="0.00757425" calcext:value-type="float">
            <text:p>0,00757425</text:p>
          </table:table-cell>
          <table:table-cell office:value-type="float" office:value="121.77" calcext:value-type="float">
            <text:p>121,77</text:p>
          </table:table-cell>
        </table:table-row>
        <table:table-row table:style-name="ro1">
          <table:table-cell office:value-type="float" office:value="0.00758546" calcext:value-type="float">
            <text:p>0,00758546</text:p>
          </table:table-cell>
          <table:table-cell office:value-type="float" office:value="121.837" calcext:value-type="float">
            <text:p>121,837</text:p>
          </table:table-cell>
        </table:table-row>
        <table:table-row table:style-name="ro1">
          <table:table-cell office:value-type="float" office:value="0.00757696" calcext:value-type="float">
            <text:p>0,00757696</text:p>
          </table:table-cell>
          <table:table-cell office:value-type="float" office:value="121.905" calcext:value-type="float">
            <text:p>121,905</text:p>
          </table:table-cell>
        </table:table-row>
        <table:table-row table:style-name="ro1">
          <table:table-cell office:value-type="float" office:value="0.00758317" calcext:value-type="float">
            <text:p>0,00758317</text:p>
          </table:table-cell>
          <table:table-cell office:value-type="float" office:value="121.969" calcext:value-type="float">
            <text:p>121,969</text:p>
          </table:table-cell>
        </table:table-row>
        <table:table-row table:style-name="ro1">
          <table:table-cell office:value-type="float" office:value="0.00758025" calcext:value-type="float">
            <text:p>0,00758025</text:p>
          </table:table-cell>
          <table:table-cell office:value-type="float" office:value="122.034" calcext:value-type="float">
            <text:p>122,034</text:p>
          </table:table-cell>
        </table:table-row>
        <table:table-row table:style-name="ro1">
          <table:table-cell office:value-type="float" office:value="0.00758475" calcext:value-type="float">
            <text:p>0,00758475</text:p>
          </table:table-cell>
          <table:table-cell office:value-type="float" office:value="122.102" calcext:value-type="float">
            <text:p>122,102</text:p>
          </table:table-cell>
        </table:table-row>
        <table:table-row table:style-name="ro1">
          <table:table-cell office:value-type="float" office:value="0.00758131" calcext:value-type="float">
            <text:p>0,00758131</text:p>
          </table:table-cell>
          <table:table-cell office:value-type="float" office:value="122.169" calcext:value-type="float">
            <text:p>122,169</text:p>
          </table:table-cell>
        </table:table-row>
        <table:table-row table:style-name="ro1">
          <table:table-cell office:value-type="float" office:value="0.00758146" calcext:value-type="float">
            <text:p>0,00758146</text:p>
          </table:table-cell>
          <table:table-cell office:value-type="float" office:value="122.237" calcext:value-type="float">
            <text:p>122,237</text:p>
          </table:table-cell>
        </table:table-row>
        <table:table-row table:style-name="ro1">
          <table:table-cell office:value-type="float" office:value="0.00757587" calcext:value-type="float">
            <text:p>0,00757587</text:p>
          </table:table-cell>
          <table:table-cell office:value-type="float" office:value="122.303" calcext:value-type="float">
            <text:p>122,303</text:p>
          </table:table-cell>
        </table:table-row>
        <table:table-row table:style-name="ro1">
          <table:table-cell office:value-type="float" office:value="0.00758874" calcext:value-type="float">
            <text:p>0,00758874</text:p>
          </table:table-cell>
          <table:table-cell office:value-type="float" office:value="122.369" calcext:value-type="float">
            <text:p>122,369</text:p>
          </table:table-cell>
        </table:table-row>
        <table:table-row table:style-name="ro1">
          <table:table-cell office:value-type="float" office:value="0.0075876" calcext:value-type="float">
            <text:p>0,0075876</text:p>
          </table:table-cell>
          <table:table-cell office:value-type="float" office:value="122.436" calcext:value-type="float">
            <text:p>122,436</text:p>
          </table:table-cell>
        </table:table-row>
        <table:table-row table:style-name="ro1">
          <table:table-cell office:value-type="float" office:value="0.00759268" calcext:value-type="float">
            <text:p>0,00759268</text:p>
          </table:table-cell>
          <table:table-cell office:value-type="float" office:value="122.502" calcext:value-type="float">
            <text:p>122,502</text:p>
          </table:table-cell>
        </table:table-row>
        <table:table-row table:style-name="ro1">
          <table:table-cell office:value-type="float" office:value="0.00758188" calcext:value-type="float">
            <text:p>0,00758188</text:p>
          </table:table-cell>
          <table:table-cell office:value-type="float" office:value="122.566" calcext:value-type="float">
            <text:p>122,566</text:p>
          </table:table-cell>
        </table:table-row>
        <table:table-row table:style-name="ro1">
          <table:table-cell office:value-type="float" office:value="0.00758445" calcext:value-type="float">
            <text:p>0,00758445</text:p>
          </table:table-cell>
          <table:table-cell office:value-type="float" office:value="122.634" calcext:value-type="float">
            <text:p>122,634</text:p>
          </table:table-cell>
        </table:table-row>
        <table:table-row table:style-name="ro1">
          <table:table-cell office:value-type="float" office:value="0.00758329" calcext:value-type="float">
            <text:p>0,00758329</text:p>
          </table:table-cell>
          <table:table-cell office:value-type="float" office:value="122.702" calcext:value-type="float">
            <text:p>122,702</text:p>
          </table:table-cell>
        </table:table-row>
        <table:table-row table:style-name="ro1">
          <table:table-cell office:value-type="float" office:value="0.00757606" calcext:value-type="float">
            <text:p>0,00757606</text:p>
          </table:table-cell>
          <table:table-cell office:value-type="float" office:value="122.768" calcext:value-type="float">
            <text:p>122,768</text:p>
          </table:table-cell>
        </table:table-row>
        <table:table-row table:style-name="ro1">
          <table:table-cell office:value-type="float" office:value="0.00757987" calcext:value-type="float">
            <text:p>0,00757987</text:p>
          </table:table-cell>
          <table:table-cell office:value-type="float" office:value="122.826" calcext:value-type="float">
            <text:p>122,826</text:p>
          </table:table-cell>
        </table:table-row>
        <table:table-row table:style-name="ro1">
          <table:table-cell office:value-type="float" office:value="0.00758546" calcext:value-type="float">
            <text:p>0,00758546</text:p>
          </table:table-cell>
          <table:table-cell office:value-type="float" office:value="122.896" calcext:value-type="float">
            <text:p>122,896</text:p>
          </table:table-cell>
        </table:table-row>
        <table:table-row table:style-name="ro1">
          <table:table-cell office:value-type="float" office:value="0.00757768" calcext:value-type="float">
            <text:p>0,00757768</text:p>
          </table:table-cell>
          <table:table-cell office:value-type="float" office:value="122.967" calcext:value-type="float">
            <text:p>122,967</text:p>
          </table:table-cell>
        </table:table-row>
        <table:table-row table:style-name="ro1">
          <table:table-cell office:value-type="float" office:value="0.00757906" calcext:value-type="float">
            <text:p>0,00757906</text:p>
          </table:table-cell>
          <table:table-cell office:value-type="float" office:value="123.032" calcext:value-type="float">
            <text:p>123,032</text:p>
          </table:table-cell>
        </table:table-row>
        <table:table-row table:style-name="ro1">
          <table:table-cell office:value-type="float" office:value="0.00758619" calcext:value-type="float">
            <text:p>0,00758619</text:p>
          </table:table-cell>
          <table:table-cell office:value-type="float" office:value="123.099" calcext:value-type="float">
            <text:p>123,099</text:p>
          </table:table-cell>
        </table:table-row>
        <table:table-row table:style-name="ro1">
          <table:table-cell office:value-type="float" office:value="0.00758774" calcext:value-type="float">
            <text:p>0,00758774</text:p>
          </table:table-cell>
          <table:table-cell office:value-type="float" office:value="123.169" calcext:value-type="float">
            <text:p>123,169</text:p>
          </table:table-cell>
        </table:table-row>
        <table:table-row table:style-name="ro1">
          <table:table-cell office:value-type="float" office:value="0.00758813" calcext:value-type="float">
            <text:p>0,00758813</text:p>
          </table:table-cell>
          <table:table-cell office:value-type="float" office:value="123.221" calcext:value-type="float">
            <text:p>123,221</text:p>
          </table:table-cell>
        </table:table-row>
        <table:table-row table:style-name="ro1">
          <table:table-cell office:value-type="float" office:value="0.00757945" calcext:value-type="float">
            <text:p>0,00757945</text:p>
          </table:table-cell>
          <table:table-cell office:value-type="float" office:value="123.297" calcext:value-type="float">
            <text:p>123,297</text:p>
          </table:table-cell>
        </table:table-row>
        <table:table-row table:style-name="ro1">
          <table:table-cell office:value-type="float" office:value="0.00759358" calcext:value-type="float">
            <text:p>0,00759358</text:p>
          </table:table-cell>
          <table:table-cell office:value-type="float" office:value="123.37" calcext:value-type="float">
            <text:p>123,37</text:p>
          </table:table-cell>
        </table:table-row>
        <table:table-row table:style-name="ro1">
          <table:table-cell office:value-type="float" office:value="0.00758104" calcext:value-type="float">
            <text:p>0,00758104</text:p>
          </table:table-cell>
          <table:table-cell office:value-type="float" office:value="123.438" calcext:value-type="float">
            <text:p>123,438</text:p>
          </table:table-cell>
        </table:table-row>
        <table:table-row table:style-name="ro1">
          <table:table-cell office:value-type="float" office:value="0.00758101" calcext:value-type="float">
            <text:p>0,00758101</text:p>
          </table:table-cell>
          <table:table-cell office:value-type="float" office:value="123.504" calcext:value-type="float">
            <text:p>123,504</text:p>
          </table:table-cell>
        </table:table-row>
        <table:table-row table:style-name="ro1">
          <table:table-cell office:value-type="float" office:value="0.00757887" calcext:value-type="float">
            <text:p>0,00757887</text:p>
          </table:table-cell>
          <table:table-cell office:value-type="float" office:value="123.563" calcext:value-type="float">
            <text:p>123,563</text:p>
          </table:table-cell>
        </table:table-row>
        <table:table-row table:style-name="ro1">
          <table:table-cell office:value-type="float" office:value="0.00758234" calcext:value-type="float">
            <text:p>0,00758234</text:p>
          </table:table-cell>
          <table:table-cell office:value-type="float" office:value="123.632" calcext:value-type="float">
            <text:p>123,632</text:p>
          </table:table-cell>
        </table:table-row>
        <table:table-row table:style-name="ro1">
          <table:table-cell office:value-type="float" office:value="0.00758785" calcext:value-type="float">
            <text:p>0,00758785</text:p>
          </table:table-cell>
          <table:table-cell office:value-type="float" office:value="123.705" calcext:value-type="float">
            <text:p>123,705</text:p>
          </table:table-cell>
        </table:table-row>
        <table:table-row table:style-name="ro1">
          <table:table-cell office:value-type="float" office:value="0.0075856" calcext:value-type="float">
            <text:p>0,0075856</text:p>
          </table:table-cell>
          <table:table-cell office:value-type="float" office:value="123.77" calcext:value-type="float">
            <text:p>123,77</text:p>
          </table:table-cell>
        </table:table-row>
        <table:table-row table:style-name="ro1">
          <table:table-cell office:value-type="float" office:value="0.00758186" calcext:value-type="float">
            <text:p>0,00758186</text:p>
          </table:table-cell>
          <table:table-cell office:value-type="float" office:value="123.83" calcext:value-type="float">
            <text:p>123,83</text:p>
          </table:table-cell>
        </table:table-row>
        <table:table-row table:style-name="ro1">
          <table:table-cell office:value-type="float" office:value="0.00758247" calcext:value-type="float">
            <text:p>0,00758247</text:p>
          </table:table-cell>
          <table:table-cell office:value-type="float" office:value="123.898" calcext:value-type="float">
            <text:p>123,898</text:p>
          </table:table-cell>
        </table:table-row>
        <table:table-row table:style-name="ro1">
          <table:table-cell office:value-type="float" office:value="0.00758151" calcext:value-type="float">
            <text:p>0,00758151</text:p>
          </table:table-cell>
          <table:table-cell office:value-type="float" office:value="123.969" calcext:value-type="float">
            <text:p>123,969</text:p>
          </table:table-cell>
        </table:table-row>
        <table:table-row table:style-name="ro1">
          <table:table-cell office:value-type="float" office:value="0.00758516" calcext:value-type="float">
            <text:p>0,00758516</text:p>
          </table:table-cell>
          <table:table-cell office:value-type="float" office:value="124.036" calcext:value-type="float">
            <text:p>124,036</text:p>
          </table:table-cell>
        </table:table-row>
        <table:table-row table:style-name="ro1">
          <table:table-cell office:value-type="float" office:value="0.00758262" calcext:value-type="float">
            <text:p>0,00758262</text:p>
          </table:table-cell>
          <table:table-cell office:value-type="float" office:value="124.104" calcext:value-type="float">
            <text:p>124,104</text:p>
          </table:table-cell>
        </table:table-row>
        <table:table-row table:style-name="ro1">
          <table:table-cell office:value-type="float" office:value="0.00757806" calcext:value-type="float">
            <text:p>0,00757806</text:p>
          </table:table-cell>
          <table:table-cell office:value-type="float" office:value="124.164" calcext:value-type="float">
            <text:p>124,164</text:p>
          </table:table-cell>
        </table:table-row>
        <table:table-row table:style-name="ro1">
          <table:table-cell office:value-type="float" office:value="0.00758214" calcext:value-type="float">
            <text:p>0,00758214</text:p>
          </table:table-cell>
          <table:table-cell office:value-type="float" office:value="124.234" calcext:value-type="float">
            <text:p>124,234</text:p>
          </table:table-cell>
        </table:table-row>
        <table:table-row table:style-name="ro1">
          <table:table-cell office:value-type="float" office:value="0.00758122" calcext:value-type="float">
            <text:p>0,00758122</text:p>
          </table:table-cell>
          <table:table-cell office:value-type="float" office:value="124.295" calcext:value-type="float">
            <text:p>124,295</text:p>
          </table:table-cell>
        </table:table-row>
        <table:table-row table:style-name="ro1">
          <table:table-cell office:value-type="float" office:value="0.00758145" calcext:value-type="float">
            <text:p>0,00758145</text:p>
          </table:table-cell>
          <table:table-cell office:value-type="float" office:value="124.37" calcext:value-type="float">
            <text:p>124,37</text:p>
          </table:table-cell>
        </table:table-row>
        <table:table-row table:style-name="ro1">
          <table:table-cell office:value-type="float" office:value="0.00758791" calcext:value-type="float">
            <text:p>0,00758791</text:p>
          </table:table-cell>
          <table:table-cell office:value-type="float" office:value="124.433" calcext:value-type="float">
            <text:p>124,433</text:p>
          </table:table-cell>
        </table:table-row>
        <table:table-row table:style-name="ro1">
          <table:table-cell office:value-type="float" office:value="0.00757576" calcext:value-type="float">
            <text:p>0,00757576</text:p>
          </table:table-cell>
          <table:table-cell office:value-type="float" office:value="124.503" calcext:value-type="float">
            <text:p>124,503</text:p>
          </table:table-cell>
        </table:table-row>
        <table:table-row table:style-name="ro1">
          <table:table-cell office:value-type="float" office:value="0.00758869" calcext:value-type="float">
            <text:p>0,00758869</text:p>
          </table:table-cell>
          <table:table-cell office:value-type="float" office:value="124.568" calcext:value-type="float">
            <text:p>124,568</text:p>
          </table:table-cell>
        </table:table-row>
        <table:table-row table:style-name="ro1">
          <table:table-cell office:value-type="float" office:value="0.00759323" calcext:value-type="float">
            <text:p>0,00759323</text:p>
          </table:table-cell>
          <table:table-cell office:value-type="float" office:value="124.629" calcext:value-type="float">
            <text:p>124,629</text:p>
          </table:table-cell>
        </table:table-row>
        <table:table-row table:style-name="ro1">
          <table:table-cell office:value-type="float" office:value="0.00758356" calcext:value-type="float">
            <text:p>0,00758356</text:p>
          </table:table-cell>
          <table:table-cell office:value-type="float" office:value="124.692" calcext:value-type="float">
            <text:p>124,692</text:p>
          </table:table-cell>
        </table:table-row>
        <table:table-row table:style-name="ro1">
          <table:table-cell office:value-type="float" office:value="0.00758741" calcext:value-type="float">
            <text:p>0,00758741</text:p>
          </table:table-cell>
          <table:table-cell office:value-type="float" office:value="124.756" calcext:value-type="float">
            <text:p>124,756</text:p>
          </table:table-cell>
        </table:table-row>
        <table:table-row table:style-name="ro1">
          <table:table-cell office:value-type="float" office:value="0.0075726" calcext:value-type="float">
            <text:p>0,0075726</text:p>
          </table:table-cell>
          <table:table-cell office:value-type="float" office:value="124.832" calcext:value-type="float">
            <text:p>124,832</text:p>
          </table:table-cell>
        </table:table-row>
        <table:table-row table:style-name="ro1">
          <table:table-cell office:value-type="float" office:value="0.00758167" calcext:value-type="float">
            <text:p>0,00758167</text:p>
          </table:table-cell>
          <table:table-cell office:value-type="float" office:value="124.901" calcext:value-type="float">
            <text:p>124,901</text:p>
          </table:table-cell>
        </table:table-row>
        <table:table-row table:style-name="ro1">
          <table:table-cell office:value-type="float" office:value="0.00758332" calcext:value-type="float">
            <text:p>0,00758332</text:p>
          </table:table-cell>
          <table:table-cell office:value-type="float" office:value="124.97" calcext:value-type="float">
            <text:p>124,97</text:p>
          </table:table-cell>
        </table:table-row>
        <table:table-row table:style-name="ro1">
          <table:table-cell office:value-type="float" office:value="0.00759179" calcext:value-type="float">
            <text:p>0,00759179</text:p>
          </table:table-cell>
          <table:table-cell office:value-type="float" office:value="125.034" calcext:value-type="float">
            <text:p>125,034</text:p>
          </table:table-cell>
        </table:table-row>
        <table:table-row table:style-name="ro1">
          <table:table-cell office:value-type="float" office:value="0.00759204" calcext:value-type="float">
            <text:p>0,00759204</text:p>
          </table:table-cell>
          <table:table-cell office:value-type="float" office:value="125.094" calcext:value-type="float">
            <text:p>125,094</text:p>
          </table:table-cell>
        </table:table-row>
        <table:table-row table:style-name="ro1">
          <table:table-cell office:value-type="float" office:value="0.00758883" calcext:value-type="float">
            <text:p>0,00758883</text:p>
          </table:table-cell>
          <table:table-cell office:value-type="float" office:value="125.161" calcext:value-type="float">
            <text:p>125,161</text:p>
          </table:table-cell>
        </table:table-row>
        <table:table-row table:style-name="ro1">
          <table:table-cell office:value-type="float" office:value="0.00758446" calcext:value-type="float">
            <text:p>0,00758446</text:p>
          </table:table-cell>
          <table:table-cell office:value-type="float" office:value="125.227" calcext:value-type="float">
            <text:p>125,227</text:p>
          </table:table-cell>
        </table:table-row>
        <table:table-row table:style-name="ro1">
          <table:table-cell office:value-type="float" office:value="0.00758712" calcext:value-type="float">
            <text:p>0,00758712</text:p>
          </table:table-cell>
          <table:table-cell office:value-type="float" office:value="125.288" calcext:value-type="float">
            <text:p>125,288</text:p>
          </table:table-cell>
        </table:table-row>
        <table:table-row table:style-name="ro1">
          <table:table-cell office:value-type="float" office:value="0.00758299" calcext:value-type="float">
            <text:p>0,00758299</text:p>
          </table:table-cell>
          <table:table-cell office:value-type="float" office:value="125.364" calcext:value-type="float">
            <text:p>125,364</text:p>
          </table:table-cell>
        </table:table-row>
        <table:table-row table:style-name="ro1">
          <table:table-cell office:value-type="float" office:value="0.00758586" calcext:value-type="float">
            <text:p>0,00758586</text:p>
          </table:table-cell>
          <table:table-cell office:value-type="float" office:value="125.435" calcext:value-type="float">
            <text:p>125,435</text:p>
          </table:table-cell>
        </table:table-row>
        <table:table-row table:style-name="ro1">
          <table:table-cell office:value-type="float" office:value="0.00758043" calcext:value-type="float">
            <text:p>0,00758043</text:p>
          </table:table-cell>
          <table:table-cell office:value-type="float" office:value="125.492" calcext:value-type="float">
            <text:p>125,492</text:p>
          </table:table-cell>
        </table:table-row>
        <table:table-row table:style-name="ro1">
          <table:table-cell office:value-type="float" office:value="0.00758521" calcext:value-type="float">
            <text:p>0,00758521</text:p>
          </table:table-cell>
          <table:table-cell office:value-type="float" office:value="125.554" calcext:value-type="float">
            <text:p>125,554</text:p>
          </table:table-cell>
        </table:table-row>
        <table:table-row table:style-name="ro1">
          <table:table-cell office:value-type="float" office:value="0.00759263" calcext:value-type="float">
            <text:p>0,00759263</text:p>
          </table:table-cell>
          <table:table-cell office:value-type="float" office:value="125.629" calcext:value-type="float">
            <text:p>125,629</text:p>
          </table:table-cell>
        </table:table-row>
        <table:table-row table:style-name="ro1">
          <table:table-cell office:value-type="float" office:value="0.00758332" calcext:value-type="float">
            <text:p>0,00758332</text:p>
          </table:table-cell>
          <table:table-cell office:value-type="float" office:value="125.685" calcext:value-type="float">
            <text:p>125,685</text:p>
          </table:table-cell>
        </table:table-row>
        <table:table-row table:style-name="ro1">
          <table:table-cell office:value-type="float" office:value="0.00758574" calcext:value-type="float">
            <text:p>0,00758574</text:p>
          </table:table-cell>
          <table:table-cell office:value-type="float" office:value="125.753" calcext:value-type="float">
            <text:p>125,753</text:p>
          </table:table-cell>
        </table:table-row>
        <table:table-row table:style-name="ro1">
          <table:table-cell office:value-type="float" office:value="0.00758412" calcext:value-type="float">
            <text:p>0,00758412</text:p>
          </table:table-cell>
          <table:table-cell office:value-type="float" office:value="125.823" calcext:value-type="float">
            <text:p>125,823</text:p>
          </table:table-cell>
        </table:table-row>
        <table:table-row table:style-name="ro1">
          <table:table-cell office:value-type="float" office:value="0.00758815" calcext:value-type="float">
            <text:p>0,00758815</text:p>
          </table:table-cell>
          <table:table-cell office:value-type="float" office:value="125.897" calcext:value-type="float">
            <text:p>125,897</text:p>
          </table:table-cell>
        </table:table-row>
        <table:table-row table:style-name="ro1">
          <table:table-cell office:value-type="float" office:value="0.00759264" calcext:value-type="float">
            <text:p>0,00759264</text:p>
          </table:table-cell>
          <table:table-cell office:value-type="float" office:value="125.956" calcext:value-type="float">
            <text:p>125,956</text:p>
          </table:table-cell>
        </table:table-row>
        <table:table-row table:style-name="ro1">
          <table:table-cell office:value-type="float" office:value="0.00758243" calcext:value-type="float">
            <text:p>0,00758243</text:p>
          </table:table-cell>
          <table:table-cell office:value-type="float" office:value="126.018" calcext:value-type="float">
            <text:p>126,018</text:p>
          </table:table-cell>
        </table:table-row>
        <table:table-row table:style-name="ro1">
          <table:table-cell office:value-type="float" office:value="0.00758895" calcext:value-type="float">
            <text:p>0,00758895</text:p>
          </table:table-cell>
          <table:table-cell office:value-type="float" office:value="126.089" calcext:value-type="float">
            <text:p>126,089</text:p>
          </table:table-cell>
        </table:table-row>
        <table:table-row table:style-name="ro1">
          <table:table-cell office:value-type="float" office:value="0.00759297" calcext:value-type="float">
            <text:p>0,00759297</text:p>
          </table:table-cell>
          <table:table-cell office:value-type="float" office:value="126.165" calcext:value-type="float">
            <text:p>126,165</text:p>
          </table:table-cell>
        </table:table-row>
        <table:table-row table:style-name="ro1">
          <table:table-cell office:value-type="float" office:value="0.00758042" calcext:value-type="float">
            <text:p>0,00758042</text:p>
          </table:table-cell>
          <table:table-cell office:value-type="float" office:value="126.224" calcext:value-type="float">
            <text:p>126,224</text:p>
          </table:table-cell>
        </table:table-row>
        <table:table-row table:style-name="ro1">
          <table:table-cell office:value-type="float" office:value="0.00759277" calcext:value-type="float">
            <text:p>0,00759277</text:p>
          </table:table-cell>
          <table:table-cell office:value-type="float" office:value="126.29" calcext:value-type="float">
            <text:p>126,29</text:p>
          </table:table-cell>
        </table:table-row>
        <table:table-row table:style-name="ro1">
          <table:table-cell office:value-type="float" office:value="0.00759366" calcext:value-type="float">
            <text:p>0,00759366</text:p>
          </table:table-cell>
          <table:table-cell office:value-type="float" office:value="126.348" calcext:value-type="float">
            <text:p>126,348</text:p>
          </table:table-cell>
        </table:table-row>
        <table:table-row table:style-name="ro1">
          <table:table-cell office:value-type="float" office:value="0.00758514" calcext:value-type="float">
            <text:p>0,00758514</text:p>
          </table:table-cell>
          <table:table-cell office:value-type="float" office:value="126.427" calcext:value-type="float">
            <text:p>126,427</text:p>
          </table:table-cell>
        </table:table-row>
        <table:table-row table:style-name="ro1">
          <table:table-cell office:value-type="float" office:value="0.0075897" calcext:value-type="float">
            <text:p>0,0075897</text:p>
          </table:table-cell>
          <table:table-cell office:value-type="float" office:value="126.491" calcext:value-type="float">
            <text:p>126,491</text:p>
          </table:table-cell>
        </table:table-row>
        <table:table-row table:style-name="ro1">
          <table:table-cell office:value-type="float" office:value="0.00758679" calcext:value-type="float">
            <text:p>0,00758679</text:p>
          </table:table-cell>
          <table:table-cell office:value-type="float" office:value="126.557" calcext:value-type="float">
            <text:p>126,557</text:p>
          </table:table-cell>
        </table:table-row>
        <table:table-row table:style-name="ro1">
          <table:table-cell office:value-type="float" office:value="0.00757594" calcext:value-type="float">
            <text:p>0,00757594</text:p>
          </table:table-cell>
          <table:table-cell office:value-type="float" office:value="126.619" calcext:value-type="float">
            <text:p>126,619</text:p>
          </table:table-cell>
        </table:table-row>
        <table:table-row table:style-name="ro1">
          <table:table-cell office:value-type="float" office:value="0.00758519" calcext:value-type="float">
            <text:p>0,00758519</text:p>
          </table:table-cell>
          <table:table-cell office:value-type="float" office:value="126.686" calcext:value-type="float">
            <text:p>126,686</text:p>
          </table:table-cell>
        </table:table-row>
        <table:table-row table:style-name="ro1">
          <table:table-cell office:value-type="float" office:value="0.00758631" calcext:value-type="float">
            <text:p>0,00758631</text:p>
          </table:table-cell>
          <table:table-cell office:value-type="float" office:value="126.749" calcext:value-type="float">
            <text:p>126,749</text:p>
          </table:table-cell>
        </table:table-row>
        <table:table-row table:style-name="ro1">
          <table:table-cell office:value-type="float" office:value="0.00759043" calcext:value-type="float">
            <text:p>0,00759043</text:p>
          </table:table-cell>
          <table:table-cell office:value-type="float" office:value="126.818" calcext:value-type="float">
            <text:p>126,818</text:p>
          </table:table-cell>
        </table:table-row>
        <table:table-row table:style-name="ro1">
          <table:table-cell office:value-type="float" office:value="0.00759145" calcext:value-type="float">
            <text:p>0,00759145</text:p>
          </table:table-cell>
          <table:table-cell office:value-type="float" office:value="126.929" calcext:value-type="float">
            <text:p>126,929</text:p>
          </table:table-cell>
        </table:table-row>
        <table:table-row table:style-name="ro1">
          <table:table-cell office:value-type="float" office:value="0.00759355" calcext:value-type="float">
            <text:p>0,00759355</text:p>
          </table:table-cell>
          <table:table-cell office:value-type="float" office:value="127.044" calcext:value-type="float">
            <text:p>127,044</text:p>
          </table:table-cell>
        </table:table-row>
        <table:table-row table:style-name="ro1">
          <table:table-cell office:value-type="float" office:value="0.0075822" calcext:value-type="float">
            <text:p>0,0075822</text:p>
          </table:table-cell>
          <table:table-cell office:value-type="float" office:value="127.115" calcext:value-type="float">
            <text:p>127,115</text:p>
          </table:table-cell>
        </table:table-row>
        <table:table-row table:style-name="ro1">
          <table:table-cell office:value-type="float" office:value="0.00757976" calcext:value-type="float">
            <text:p>0,00757976</text:p>
          </table:table-cell>
          <table:table-cell office:value-type="float" office:value="127.186" calcext:value-type="float">
            <text:p>127,186</text:p>
          </table:table-cell>
        </table:table-row>
        <table:table-row table:style-name="ro1">
          <table:table-cell office:value-type="float" office:value="0.00759434" calcext:value-type="float">
            <text:p>0,00759434</text:p>
          </table:table-cell>
          <table:table-cell office:value-type="float" office:value="127.254" calcext:value-type="float">
            <text:p>127,254</text:p>
          </table:table-cell>
        </table:table-row>
        <table:table-row table:style-name="ro1">
          <table:table-cell office:value-type="float" office:value="0.00759876" calcext:value-type="float">
            <text:p>0,00759876</text:p>
          </table:table-cell>
          <table:table-cell office:value-type="float" office:value="127.332" calcext:value-type="float">
            <text:p>127,332</text:p>
          </table:table-cell>
        </table:table-row>
        <table:table-row table:style-name="ro1">
          <table:table-cell office:value-type="float" office:value="0.00758921" calcext:value-type="float">
            <text:p>0,00758921</text:p>
          </table:table-cell>
          <table:table-cell office:value-type="float" office:value="127.384" calcext:value-type="float">
            <text:p>127,384</text:p>
          </table:table-cell>
        </table:table-row>
        <table:table-row table:style-name="ro1">
          <table:table-cell office:value-type="float" office:value="0.0075925" calcext:value-type="float">
            <text:p>0,0075925</text:p>
          </table:table-cell>
          <table:table-cell office:value-type="float" office:value="127.455" calcext:value-type="float">
            <text:p>127,455</text:p>
          </table:table-cell>
        </table:table-row>
        <table:table-row table:style-name="ro1">
          <table:table-cell office:value-type="float" office:value="0.00759213" calcext:value-type="float">
            <text:p>0,00759213</text:p>
          </table:table-cell>
          <table:table-cell office:value-type="float" office:value="127.53" calcext:value-type="float">
            <text:p>127,53</text:p>
          </table:table-cell>
        </table:table-row>
        <table:table-row table:style-name="ro1">
          <table:table-cell office:value-type="float" office:value="0.00759276" calcext:value-type="float">
            <text:p>0,00759276</text:p>
          </table:table-cell>
          <table:table-cell office:value-type="float" office:value="127.582" calcext:value-type="float">
            <text:p>127,582</text:p>
          </table:table-cell>
        </table:table-row>
        <table:table-row table:style-name="ro1">
          <table:table-cell office:value-type="float" office:value="0.00757731" calcext:value-type="float">
            <text:p>0,00757731</text:p>
          </table:table-cell>
          <table:table-cell office:value-type="float" office:value="127.649" calcext:value-type="float">
            <text:p>127,649</text:p>
          </table:table-cell>
        </table:table-row>
        <table:table-row table:style-name="ro1">
          <table:table-cell office:value-type="float" office:value="0.0075888" calcext:value-type="float">
            <text:p>0,0075888</text:p>
          </table:table-cell>
          <table:table-cell office:value-type="float" office:value="127.718" calcext:value-type="float">
            <text:p>127,718</text:p>
          </table:table-cell>
        </table:table-row>
        <table:table-row table:style-name="ro1">
          <table:table-cell office:value-type="float" office:value="0.00758184" calcext:value-type="float">
            <text:p>0,00758184</text:p>
          </table:table-cell>
          <table:table-cell office:value-type="float" office:value="127.782" calcext:value-type="float">
            <text:p>127,782</text:p>
          </table:table-cell>
        </table:table-row>
        <table:table-row table:style-name="ro1">
          <table:table-cell office:value-type="float" office:value="0.00759594" calcext:value-type="float">
            <text:p>0,00759594</text:p>
          </table:table-cell>
          <table:table-cell office:value-type="float" office:value="127.849" calcext:value-type="float">
            <text:p>127,849</text:p>
          </table:table-cell>
        </table:table-row>
        <table:table-row table:style-name="ro1">
          <table:table-cell office:value-type="float" office:value="0.00759097" calcext:value-type="float">
            <text:p>0,00759097</text:p>
          </table:table-cell>
          <table:table-cell office:value-type="float" office:value="127.916" calcext:value-type="float">
            <text:p>127,916</text:p>
          </table:table-cell>
        </table:table-row>
        <table:table-row table:style-name="ro1">
          <table:table-cell office:value-type="float" office:value="0.00759112" calcext:value-type="float">
            <text:p>0,00759112</text:p>
          </table:table-cell>
          <table:table-cell office:value-type="float" office:value="127.991" calcext:value-type="float">
            <text:p>127,991</text:p>
          </table:table-cell>
        </table:table-row>
        <table:table-row table:style-name="ro1">
          <table:table-cell office:value-type="float" office:value="0.00757592" calcext:value-type="float">
            <text:p>0,00757592</text:p>
          </table:table-cell>
          <table:table-cell office:value-type="float" office:value="128.064" calcext:value-type="float">
            <text:p>128,064</text:p>
          </table:table-cell>
        </table:table-row>
        <table:table-row table:style-name="ro1">
          <table:table-cell office:value-type="float" office:value="0.00758094" calcext:value-type="float">
            <text:p>0,00758094</text:p>
          </table:table-cell>
          <table:table-cell office:value-type="float" office:value="128.115" calcext:value-type="float">
            <text:p>128,115</text:p>
          </table:table-cell>
        </table:table-row>
        <table:table-row table:style-name="ro1">
          <table:table-cell office:value-type="float" office:value="0.00757922" calcext:value-type="float">
            <text:p>0,00757922</text:p>
          </table:table-cell>
          <table:table-cell office:value-type="float" office:value="128.19" calcext:value-type="float">
            <text:p>128,19</text:p>
          </table:table-cell>
        </table:table-row>
        <table:table-row table:style-name="ro1">
          <table:table-cell office:value-type="float" office:value="0.00758675" calcext:value-type="float">
            <text:p>0,00758675</text:p>
          </table:table-cell>
          <table:table-cell office:value-type="float" office:value="128.263" calcext:value-type="float">
            <text:p>128,263</text:p>
          </table:table-cell>
        </table:table-row>
        <table:table-row table:style-name="ro1">
          <table:table-cell office:value-type="float" office:value="0.00758806" calcext:value-type="float">
            <text:p>0,00758806</text:p>
          </table:table-cell>
          <table:table-cell office:value-type="float" office:value="128.321" calcext:value-type="float">
            <text:p>128,321</text:p>
          </table:table-cell>
        </table:table-row>
        <table:table-row table:style-name="ro1">
          <table:table-cell office:value-type="float" office:value="0.0075887" calcext:value-type="float">
            <text:p>0,0075887</text:p>
          </table:table-cell>
          <table:table-cell office:value-type="float" office:value="128.38" calcext:value-type="float">
            <text:p>128,38</text:p>
          </table:table-cell>
        </table:table-row>
        <table:table-row table:style-name="ro1">
          <table:table-cell office:value-type="float" office:value="0.00757514" calcext:value-type="float">
            <text:p>0,00757514</text:p>
          </table:table-cell>
          <table:table-cell office:value-type="float" office:value="128.449" calcext:value-type="float">
            <text:p>128,449</text:p>
          </table:table-cell>
        </table:table-row>
        <table:table-row table:style-name="ro1">
          <table:table-cell office:value-type="float" office:value="0.00757597" calcext:value-type="float">
            <text:p>0,00757597</text:p>
          </table:table-cell>
          <table:table-cell office:value-type="float" office:value="128.519" calcext:value-type="float">
            <text:p>128,519</text:p>
          </table:table-cell>
        </table:table-row>
        <table:table-row table:style-name="ro1">
          <table:table-cell office:value-type="float" office:value="0.00759733" calcext:value-type="float">
            <text:p>0,00759733</text:p>
          </table:table-cell>
          <table:table-cell office:value-type="float" office:value="128.591" calcext:value-type="float">
            <text:p>128,591</text:p>
          </table:table-cell>
        </table:table-row>
        <table:table-row table:style-name="ro1">
          <table:table-cell office:value-type="float" office:value="0.00758836" calcext:value-type="float">
            <text:p>0,00758836</text:p>
          </table:table-cell>
          <table:table-cell office:value-type="float" office:value="128.656" calcext:value-type="float">
            <text:p>128,656</text:p>
          </table:table-cell>
        </table:table-row>
        <table:table-row table:style-name="ro1">
          <table:table-cell office:value-type="float" office:value="0.00758285" calcext:value-type="float">
            <text:p>0,00758285</text:p>
          </table:table-cell>
          <table:table-cell office:value-type="float" office:value="128.714" calcext:value-type="float">
            <text:p>128,714</text:p>
          </table:table-cell>
        </table:table-row>
        <table:table-row table:style-name="ro1">
          <table:table-cell office:value-type="float" office:value="0.0075905" calcext:value-type="float">
            <text:p>0,0075905</text:p>
          </table:table-cell>
          <table:table-cell office:value-type="float" office:value="128.782" calcext:value-type="float">
            <text:p>128,782</text:p>
          </table:table-cell>
        </table:table-row>
        <table:table-row table:style-name="ro1">
          <table:table-cell office:value-type="float" office:value="0.00758398" calcext:value-type="float">
            <text:p>0,00758398</text:p>
          </table:table-cell>
          <table:table-cell office:value-type="float" office:value="128.851" calcext:value-type="float">
            <text:p>128,851</text:p>
          </table:table-cell>
        </table:table-row>
        <table:table-row table:style-name="ro1">
          <table:table-cell office:value-type="float" office:value="0.00758807" calcext:value-type="float">
            <text:p>0,00758807</text:p>
          </table:table-cell>
          <table:table-cell office:value-type="float" office:value="128.914" calcext:value-type="float">
            <text:p>128,914</text:p>
          </table:table-cell>
        </table:table-row>
        <table:table-row table:style-name="ro1">
          <table:table-cell office:value-type="float" office:value="0.00758365" calcext:value-type="float">
            <text:p>0,00758365</text:p>
          </table:table-cell>
          <table:table-cell office:value-type="float" office:value="128.986" calcext:value-type="float">
            <text:p>128,986</text:p>
          </table:table-cell>
        </table:table-row>
        <table:table-row table:style-name="ro1">
          <table:table-cell office:value-type="float" office:value="0.00758019" calcext:value-type="float">
            <text:p>0,00758019</text:p>
          </table:table-cell>
          <table:table-cell office:value-type="float" office:value="129.052" calcext:value-type="float">
            <text:p>129,052</text:p>
          </table:table-cell>
        </table:table-row>
        <table:table-row table:style-name="ro1">
          <table:table-cell office:value-type="float" office:value="0.0075789" calcext:value-type="float">
            <text:p>0,0075789</text:p>
          </table:table-cell>
          <table:table-cell office:value-type="float" office:value="129.121" calcext:value-type="float">
            <text:p>129,121</text:p>
          </table:table-cell>
        </table:table-row>
        <table:table-row table:style-name="ro1">
          <table:table-cell office:value-type="float" office:value="0.0075835" calcext:value-type="float">
            <text:p>0,0075835</text:p>
          </table:table-cell>
          <table:table-cell office:value-type="float" office:value="129.187" calcext:value-type="float">
            <text:p>129,187</text:p>
          </table:table-cell>
        </table:table-row>
        <table:table-row table:style-name="ro1">
          <table:table-cell office:value-type="float" office:value="0.00758677" calcext:value-type="float">
            <text:p>0,00758677</text:p>
          </table:table-cell>
          <table:table-cell office:value-type="float" office:value="129.26" calcext:value-type="float">
            <text:p>129,26</text:p>
          </table:table-cell>
        </table:table-row>
        <table:table-row table:style-name="ro1">
          <table:table-cell office:value-type="float" office:value="0.00759177" calcext:value-type="float">
            <text:p>0,00759177</text:p>
          </table:table-cell>
          <table:table-cell office:value-type="float" office:value="129.314" calcext:value-type="float">
            <text:p>129,314</text:p>
          </table:table-cell>
        </table:table-row>
        <table:table-row table:style-name="ro1">
          <table:table-cell office:value-type="float" office:value="0.00758698" calcext:value-type="float">
            <text:p>0,00758698</text:p>
          </table:table-cell>
          <table:table-cell office:value-type="float" office:value="129.422" calcext:value-type="float">
            <text:p>129,422</text:p>
          </table:table-cell>
        </table:table-row>
        <table:table-row table:style-name="ro1">
          <table:table-cell office:value-type="float" office:value="0.00758225" calcext:value-type="float">
            <text:p>0,00758225</text:p>
          </table:table-cell>
          <table:table-cell office:value-type="float" office:value="129.48" calcext:value-type="float">
            <text:p>129,48</text:p>
          </table:table-cell>
        </table:table-row>
        <table:table-row table:style-name="ro1">
          <table:table-cell office:value-type="float" office:value="0.00757861" calcext:value-type="float">
            <text:p>0,00757861</text:p>
          </table:table-cell>
          <table:table-cell office:value-type="float" office:value="129.553" calcext:value-type="float">
            <text:p>129,553</text:p>
          </table:table-cell>
        </table:table-row>
        <table:table-row table:style-name="ro1">
          <table:table-cell office:value-type="float" office:value="0.00758249" calcext:value-type="float">
            <text:p>0,00758249</text:p>
          </table:table-cell>
          <table:table-cell office:value-type="float" office:value="129.617" calcext:value-type="float">
            <text:p>129,617</text:p>
          </table:table-cell>
        </table:table-row>
        <table:table-row table:style-name="ro1">
          <table:table-cell office:value-type="float" office:value="0.00759829" calcext:value-type="float">
            <text:p>0,00759829</text:p>
          </table:table-cell>
          <table:table-cell office:value-type="float" office:value="129.682" calcext:value-type="float">
            <text:p>129,682</text:p>
          </table:table-cell>
        </table:table-row>
        <table:table-row table:style-name="ro1">
          <table:table-cell office:value-type="float" office:value="0.0075851" calcext:value-type="float">
            <text:p>0,0075851</text:p>
          </table:table-cell>
          <table:table-cell office:value-type="float" office:value="129.748" calcext:value-type="float">
            <text:p>129,748</text:p>
          </table:table-cell>
        </table:table-row>
        <table:table-row table:style-name="ro1">
          <table:table-cell office:value-type="float" office:value="0.00760006" calcext:value-type="float">
            <text:p>0,00760006</text:p>
          </table:table-cell>
          <table:table-cell office:value-type="float" office:value="129.817" calcext:value-type="float">
            <text:p>129,817</text:p>
          </table:table-cell>
        </table:table-row>
        <table:table-row table:style-name="ro1">
          <table:table-cell office:value-type="float" office:value="0.00758773" calcext:value-type="float">
            <text:p>0,00758773</text:p>
          </table:table-cell>
          <table:table-cell office:value-type="float" office:value="129.88" calcext:value-type="float">
            <text:p>129,88</text:p>
          </table:table-cell>
        </table:table-row>
        <table:table-row table:style-name="ro1">
          <table:table-cell office:value-type="float" office:value="0.00758145" calcext:value-type="float">
            <text:p>0,00758145</text:p>
          </table:table-cell>
          <table:table-cell office:value-type="float" office:value="129.95" calcext:value-type="float">
            <text:p>129,95</text:p>
          </table:table-cell>
        </table:table-row>
        <table:table-row table:style-name="ro1">
          <table:table-cell office:value-type="float" office:value="0.00758442" calcext:value-type="float">
            <text:p>0,00758442</text:p>
          </table:table-cell>
          <table:table-cell office:value-type="float" office:value="130.024" calcext:value-type="float">
            <text:p>130,024</text:p>
          </table:table-cell>
        </table:table-row>
        <table:table-row table:style-name="ro1">
          <table:table-cell office:value-type="float" office:value="0.00759003" calcext:value-type="float">
            <text:p>0,00759003</text:p>
          </table:table-cell>
          <table:table-cell office:value-type="float" office:value="130.081" calcext:value-type="float">
            <text:p>130,081</text:p>
          </table:table-cell>
        </table:table-row>
        <table:table-row table:style-name="ro1">
          <table:table-cell office:value-type="float" office:value="0.00759405" calcext:value-type="float">
            <text:p>0,00759405</text:p>
          </table:table-cell>
          <table:table-cell office:value-type="float" office:value="130.147" calcext:value-type="float">
            <text:p>130,147</text:p>
          </table:table-cell>
        </table:table-row>
        <table:table-row table:style-name="ro1">
          <table:table-cell office:value-type="float" office:value="0.00757767" calcext:value-type="float">
            <text:p>0,00757767</text:p>
          </table:table-cell>
          <table:table-cell office:value-type="float" office:value="130.223" calcext:value-type="float">
            <text:p>130,223</text:p>
          </table:table-cell>
        </table:table-row>
        <table:table-row table:style-name="ro1">
          <table:table-cell office:value-type="float" office:value="0.00759597" calcext:value-type="float">
            <text:p>0,00759597</text:p>
          </table:table-cell>
          <table:table-cell office:value-type="float" office:value="130.28" calcext:value-type="float">
            <text:p>130,28</text:p>
          </table:table-cell>
        </table:table-row>
        <table:table-row table:style-name="ro1">
          <table:table-cell office:value-type="float" office:value="0.0075857" calcext:value-type="float">
            <text:p>0,0075857</text:p>
          </table:table-cell>
          <table:table-cell office:value-type="float" office:value="130.347" calcext:value-type="float">
            <text:p>130,347</text:p>
          </table:table-cell>
        </table:table-row>
        <table:table-row table:style-name="ro1">
          <table:table-cell office:value-type="float" office:value="0.00759277" calcext:value-type="float">
            <text:p>0,00759277</text:p>
          </table:table-cell>
          <table:table-cell office:value-type="float" office:value="130.42" calcext:value-type="float">
            <text:p>130,42</text:p>
          </table:table-cell>
        </table:table-row>
        <table:table-row table:style-name="ro1">
          <table:table-cell office:value-type="float" office:value="0.00758475" calcext:value-type="float">
            <text:p>0,00758475</text:p>
          </table:table-cell>
          <table:table-cell office:value-type="float" office:value="130.486" calcext:value-type="float">
            <text:p>130,486</text:p>
          </table:table-cell>
        </table:table-row>
        <table:table-row table:style-name="ro1">
          <table:table-cell office:value-type="float" office:value="0.00758927" calcext:value-type="float">
            <text:p>0,00758927</text:p>
          </table:table-cell>
          <table:table-cell office:value-type="float" office:value="130.573" calcext:value-type="float">
            <text:p>130,573</text:p>
          </table:table-cell>
        </table:table-row>
        <table:table-row table:style-name="ro1">
          <table:table-cell office:value-type="float" office:value="0.00759058" calcext:value-type="float">
            <text:p>0,00759058</text:p>
          </table:table-cell>
          <table:table-cell office:value-type="float" office:value="130.647" calcext:value-type="float">
            <text:p>130,647</text:p>
          </table:table-cell>
        </table:table-row>
        <table:table-row table:style-name="ro1">
          <table:table-cell office:value-type="float" office:value="0.0075857" calcext:value-type="float">
            <text:p>0,0075857</text:p>
          </table:table-cell>
          <table:table-cell office:value-type="float" office:value="130.717" calcext:value-type="float">
            <text:p>130,717</text:p>
          </table:table-cell>
        </table:table-row>
        <table:table-row table:style-name="ro1">
          <table:table-cell office:value-type="float" office:value="0.0075816" calcext:value-type="float">
            <text:p>0,0075816</text:p>
          </table:table-cell>
          <table:table-cell office:value-type="float" office:value="130.787" calcext:value-type="float">
            <text:p>130,787</text:p>
          </table:table-cell>
        </table:table-row>
        <table:table-row table:style-name="ro1">
          <table:table-cell office:value-type="float" office:value="0.00759251" calcext:value-type="float">
            <text:p>0,00759251</text:p>
          </table:table-cell>
          <table:table-cell office:value-type="float" office:value="130.847" calcext:value-type="float">
            <text:p>130,847</text:p>
          </table:table-cell>
        </table:table-row>
        <table:table-row table:style-name="ro1">
          <table:table-cell office:value-type="float" office:value="0.00758729" calcext:value-type="float">
            <text:p>0,00758729</text:p>
          </table:table-cell>
          <table:table-cell office:value-type="float" office:value="130.916" calcext:value-type="float">
            <text:p>130,916</text:p>
          </table:table-cell>
        </table:table-row>
        <table:table-row table:style-name="ro1">
          <table:table-cell office:value-type="float" office:value="0.00758873" calcext:value-type="float">
            <text:p>0,00758873</text:p>
          </table:table-cell>
          <table:table-cell office:value-type="float" office:value="130.984" calcext:value-type="float">
            <text:p>130,984</text:p>
          </table:table-cell>
        </table:table-row>
        <table:table-row table:style-name="ro1">
          <table:table-cell office:value-type="float" office:value="0.00758659" calcext:value-type="float">
            <text:p>0,00758659</text:p>
          </table:table-cell>
          <table:table-cell office:value-type="float" office:value="131.05" calcext:value-type="float">
            <text:p>131,05</text:p>
          </table:table-cell>
        </table:table-row>
        <table:table-row table:style-name="ro1">
          <table:table-cell office:value-type="float" office:value="0.00759818" calcext:value-type="float">
            <text:p>0,00759818</text:p>
          </table:table-cell>
          <table:table-cell office:value-type="float" office:value="131.117" calcext:value-type="float">
            <text:p>131,117</text:p>
          </table:table-cell>
        </table:table-row>
        <table:table-row table:style-name="ro1">
          <table:table-cell office:value-type="float" office:value="0.00758573" calcext:value-type="float">
            <text:p>0,00758573</text:p>
          </table:table-cell>
          <table:table-cell office:value-type="float" office:value="131.184" calcext:value-type="float">
            <text:p>131,184</text:p>
          </table:table-cell>
        </table:table-row>
        <table:table-row table:style-name="ro1">
          <table:table-cell office:value-type="float" office:value="0.00759801" calcext:value-type="float">
            <text:p>0,00759801</text:p>
          </table:table-cell>
          <table:table-cell office:value-type="float" office:value="131.252" calcext:value-type="float">
            <text:p>131,252</text:p>
          </table:table-cell>
        </table:table-row>
        <table:table-row table:style-name="ro1">
          <table:table-cell office:value-type="float" office:value="0.00759029" calcext:value-type="float">
            <text:p>0,00759029</text:p>
          </table:table-cell>
          <table:table-cell office:value-type="float" office:value="131.314" calcext:value-type="float">
            <text:p>131,314</text:p>
          </table:table-cell>
        </table:table-row>
        <table:table-row table:style-name="ro1">
          <table:table-cell office:value-type="float" office:value="0.0076037" calcext:value-type="float">
            <text:p>0,0076037</text:p>
          </table:table-cell>
          <table:table-cell office:value-type="float" office:value="131.382" calcext:value-type="float">
            <text:p>131,382</text:p>
          </table:table-cell>
        </table:table-row>
        <table:table-row table:style-name="ro1">
          <table:table-cell office:value-type="float" office:value="0.00759159" calcext:value-type="float">
            <text:p>0,00759159</text:p>
          </table:table-cell>
          <table:table-cell office:value-type="float" office:value="131.45" calcext:value-type="float">
            <text:p>131,45</text:p>
          </table:table-cell>
        </table:table-row>
        <table:table-row table:style-name="ro1">
          <table:table-cell office:value-type="float" office:value="0.00758766" calcext:value-type="float">
            <text:p>0,00758766</text:p>
          </table:table-cell>
          <table:table-cell office:value-type="float" office:value="131.52" calcext:value-type="float">
            <text:p>131,52</text:p>
          </table:table-cell>
        </table:table-row>
        <table:table-row table:style-name="ro1">
          <table:table-cell office:value-type="float" office:value="0.00759474" calcext:value-type="float">
            <text:p>0,00759474</text:p>
          </table:table-cell>
          <table:table-cell office:value-type="float" office:value="131.578" calcext:value-type="float">
            <text:p>131,578</text:p>
          </table:table-cell>
        </table:table-row>
        <table:table-row table:style-name="ro1">
          <table:table-cell office:value-type="float" office:value="0.00759033" calcext:value-type="float">
            <text:p>0,00759033</text:p>
          </table:table-cell>
          <table:table-cell office:value-type="float" office:value="131.649" calcext:value-type="float">
            <text:p>131,649</text:p>
          </table:table-cell>
        </table:table-row>
        <table:table-row table:style-name="ro1">
          <table:table-cell office:value-type="float" office:value="0.0075824" calcext:value-type="float">
            <text:p>0,0075824</text:p>
          </table:table-cell>
          <table:table-cell office:value-type="float" office:value="131.717" calcext:value-type="float">
            <text:p>131,717</text:p>
          </table:table-cell>
        </table:table-row>
        <table:table-row table:style-name="ro1">
          <table:table-cell office:value-type="float" office:value="0.00758259" calcext:value-type="float">
            <text:p>0,00758259</text:p>
          </table:table-cell>
          <table:table-cell office:value-type="float" office:value="131.786" calcext:value-type="float">
            <text:p>131,786</text:p>
          </table:table-cell>
        </table:table-row>
        <table:table-row table:style-name="ro1">
          <table:table-cell office:value-type="float" office:value="0.00758288" calcext:value-type="float">
            <text:p>0,00758288</text:p>
          </table:table-cell>
          <table:table-cell office:value-type="float" office:value="131.855" calcext:value-type="float">
            <text:p>131,855</text:p>
          </table:table-cell>
        </table:table-row>
        <table:table-row table:style-name="ro1">
          <table:table-cell office:value-type="float" office:value="0.00759184" calcext:value-type="float">
            <text:p>0,00759184</text:p>
          </table:table-cell>
          <table:table-cell office:value-type="float" office:value="131.923" calcext:value-type="float">
            <text:p>131,923</text:p>
          </table:table-cell>
        </table:table-row>
        <table:table-row table:style-name="ro1">
          <table:table-cell office:value-type="float" office:value="0.00758773" calcext:value-type="float">
            <text:p>0,00758773</text:p>
          </table:table-cell>
          <table:table-cell office:value-type="float" office:value="131.987" calcext:value-type="float">
            <text:p>131,987</text:p>
          </table:table-cell>
        </table:table-row>
        <table:table-row table:style-name="ro1">
          <table:table-cell office:value-type="float" office:value="0.00759403" calcext:value-type="float">
            <text:p>0,00759403</text:p>
          </table:table-cell>
          <table:table-cell office:value-type="float" office:value="132.049" calcext:value-type="float">
            <text:p>132,049</text:p>
          </table:table-cell>
        </table:table-row>
        <table:table-row table:style-name="ro1">
          <table:table-cell office:value-type="float" office:value="0.00758715" calcext:value-type="float">
            <text:p>0,00758715</text:p>
          </table:table-cell>
          <table:table-cell office:value-type="float" office:value="132.115" calcext:value-type="float">
            <text:p>132,115</text:p>
          </table:table-cell>
        </table:table-row>
        <table:table-row table:style-name="ro1">
          <table:table-cell office:value-type="float" office:value="0.00759662" calcext:value-type="float">
            <text:p>0,00759662</text:p>
          </table:table-cell>
          <table:table-cell office:value-type="float" office:value="132.187" calcext:value-type="float">
            <text:p>132,187</text:p>
          </table:table-cell>
        </table:table-row>
        <table:table-row table:style-name="ro1">
          <table:table-cell office:value-type="float" office:value="0.0075811" calcext:value-type="float">
            <text:p>0,0075811</text:p>
          </table:table-cell>
          <table:table-cell office:value-type="float" office:value="132.252" calcext:value-type="float">
            <text:p>132,252</text:p>
          </table:table-cell>
        </table:table-row>
        <table:table-row table:style-name="ro1">
          <table:table-cell office:value-type="float" office:value="0.00760711" calcext:value-type="float">
            <text:p>0,00760711</text:p>
          </table:table-cell>
          <table:table-cell office:value-type="float" office:value="132.316" calcext:value-type="float">
            <text:p>132,316</text:p>
          </table:table-cell>
        </table:table-row>
        <table:table-row table:style-name="ro1">
          <table:table-cell office:value-type="float" office:value="0.0075862" calcext:value-type="float">
            <text:p>0,0075862</text:p>
          </table:table-cell>
          <table:table-cell office:value-type="float" office:value="132.383" calcext:value-type="float">
            <text:p>132,383</text:p>
          </table:table-cell>
        </table:table-row>
        <table:table-row table:style-name="ro1">
          <table:table-cell office:value-type="float" office:value="0.0075986" calcext:value-type="float">
            <text:p>0,0075986</text:p>
          </table:table-cell>
          <table:table-cell office:value-type="float" office:value="132.455" calcext:value-type="float">
            <text:p>132,455</text:p>
          </table:table-cell>
        </table:table-row>
        <table:table-row table:style-name="ro1">
          <table:table-cell office:value-type="float" office:value="0.00759342" calcext:value-type="float">
            <text:p>0,00759342</text:p>
          </table:table-cell>
          <table:table-cell office:value-type="float" office:value="132.519" calcext:value-type="float">
            <text:p>132,519</text:p>
          </table:table-cell>
        </table:table-row>
        <table:table-row table:style-name="ro1">
          <table:table-cell office:value-type="float" office:value="0.00759908" calcext:value-type="float">
            <text:p>0,00759908</text:p>
          </table:table-cell>
          <table:table-cell office:value-type="float" office:value="132.58" calcext:value-type="float">
            <text:p>132,58</text:p>
          </table:table-cell>
        </table:table-row>
        <table:table-row table:style-name="ro1">
          <table:table-cell office:value-type="float" office:value="0.00759297" calcext:value-type="float">
            <text:p>0,00759297</text:p>
          </table:table-cell>
          <table:table-cell office:value-type="float" office:value="132.65" calcext:value-type="float">
            <text:p>132,65</text:p>
          </table:table-cell>
        </table:table-row>
        <table:table-row table:style-name="ro1">
          <table:table-cell office:value-type="float" office:value="0.00760143" calcext:value-type="float">
            <text:p>0,00760143</text:p>
          </table:table-cell>
          <table:table-cell office:value-type="float" office:value="132.72" calcext:value-type="float">
            <text:p>132,72</text:p>
          </table:table-cell>
        </table:table-row>
        <table:table-row table:style-name="ro1">
          <table:table-cell office:value-type="float" office:value="0.00758672" calcext:value-type="float">
            <text:p>0,00758672</text:p>
          </table:table-cell>
          <table:table-cell office:value-type="float" office:value="132.787" calcext:value-type="float">
            <text:p>132,787</text:p>
          </table:table-cell>
        </table:table-row>
        <table:table-row table:style-name="ro1">
          <table:table-cell office:value-type="float" office:value="0.0075847" calcext:value-type="float">
            <text:p>0,0075847</text:p>
          </table:table-cell>
          <table:table-cell office:value-type="float" office:value="132.852" calcext:value-type="float">
            <text:p>132,852</text:p>
          </table:table-cell>
        </table:table-row>
        <table:table-row table:style-name="ro1">
          <table:table-cell office:value-type="float" office:value="0.00760262" calcext:value-type="float">
            <text:p>0,00760262</text:p>
          </table:table-cell>
          <table:table-cell office:value-type="float" office:value="132.917" calcext:value-type="float">
            <text:p>132,917</text:p>
          </table:table-cell>
        </table:table-row>
        <table:table-row table:style-name="ro1">
          <table:table-cell office:value-type="float" office:value="0.00758782" calcext:value-type="float">
            <text:p>0,00758782</text:p>
          </table:table-cell>
          <table:table-cell office:value-type="float" office:value="132.986" calcext:value-type="float">
            <text:p>132,986</text:p>
          </table:table-cell>
        </table:table-row>
        <table:table-row table:style-name="ro1">
          <table:table-cell office:value-type="float" office:value="0.0076033" calcext:value-type="float">
            <text:p>0,0076033</text:p>
          </table:table-cell>
          <table:table-cell office:value-type="float" office:value="133.053" calcext:value-type="float">
            <text:p>133,053</text:p>
          </table:table-cell>
        </table:table-row>
        <table:table-row table:style-name="ro1">
          <table:table-cell office:value-type="float" office:value="0.00760509" calcext:value-type="float">
            <text:p>0,00760509</text:p>
          </table:table-cell>
          <table:table-cell office:value-type="float" office:value="133.122" calcext:value-type="float">
            <text:p>133,122</text:p>
          </table:table-cell>
        </table:table-row>
        <table:table-row table:style-name="ro1">
          <table:table-cell office:value-type="float" office:value="0.00758905" calcext:value-type="float">
            <text:p>0,00758905</text:p>
          </table:table-cell>
          <table:table-cell office:value-type="float" office:value="133.187" calcext:value-type="float">
            <text:p>133,187</text:p>
          </table:table-cell>
        </table:table-row>
        <table:table-row table:style-name="ro1">
          <table:table-cell office:value-type="float" office:value="0.00760208" calcext:value-type="float">
            <text:p>0,00760208</text:p>
          </table:table-cell>
          <table:table-cell office:value-type="float" office:value="133.256" calcext:value-type="float">
            <text:p>133,256</text:p>
          </table:table-cell>
        </table:table-row>
        <table:table-row table:style-name="ro1">
          <table:table-cell office:value-type="float" office:value="0.00759343" calcext:value-type="float">
            <text:p>0,00759343</text:p>
          </table:table-cell>
          <table:table-cell office:value-type="float" office:value="133.312" calcext:value-type="float">
            <text:p>133,312</text:p>
          </table:table-cell>
        </table:table-row>
        <table:table-row table:style-name="ro1">
          <table:table-cell office:value-type="float" office:value="0.00759608" calcext:value-type="float">
            <text:p>0,00759608</text:p>
          </table:table-cell>
          <table:table-cell office:value-type="float" office:value="133.384" calcext:value-type="float">
            <text:p>133,384</text:p>
          </table:table-cell>
        </table:table-row>
        <table:table-row table:style-name="ro1">
          <table:table-cell office:value-type="float" office:value="0.00759898" calcext:value-type="float">
            <text:p>0,00759898</text:p>
          </table:table-cell>
          <table:table-cell office:value-type="float" office:value="133.453" calcext:value-type="float">
            <text:p>133,453</text:p>
          </table:table-cell>
        </table:table-row>
        <table:table-row table:style-name="ro1">
          <table:table-cell office:value-type="float" office:value="0.00758751" calcext:value-type="float">
            <text:p>0,00758751</text:p>
          </table:table-cell>
          <table:table-cell office:value-type="float" office:value="133.516" calcext:value-type="float">
            <text:p>133,516</text:p>
          </table:table-cell>
        </table:table-row>
        <table:table-row table:style-name="ro1">
          <table:table-cell office:value-type="float" office:value="0.00759616" calcext:value-type="float">
            <text:p>0,00759616</text:p>
          </table:table-cell>
          <table:table-cell office:value-type="float" office:value="133.584" calcext:value-type="float">
            <text:p>133,584</text:p>
          </table:table-cell>
        </table:table-row>
        <table:table-row table:style-name="ro1">
          <table:table-cell office:value-type="float" office:value="0.00758978" calcext:value-type="float">
            <text:p>0,00758978</text:p>
          </table:table-cell>
          <table:table-cell office:value-type="float" office:value="133.651" calcext:value-type="float">
            <text:p>133,651</text:p>
          </table:table-cell>
        </table:table-row>
        <table:table-row table:style-name="ro1">
          <table:table-cell office:value-type="float" office:value="0.00759303" calcext:value-type="float">
            <text:p>0,00759303</text:p>
          </table:table-cell>
          <table:table-cell office:value-type="float" office:value="133.718" calcext:value-type="float">
            <text:p>133,718</text:p>
          </table:table-cell>
        </table:table-row>
        <table:table-row table:style-name="ro1">
          <table:table-cell office:value-type="float" office:value="0.0075923" calcext:value-type="float">
            <text:p>0,0075923</text:p>
          </table:table-cell>
          <table:table-cell office:value-type="float" office:value="133.786" calcext:value-type="float">
            <text:p>133,786</text:p>
          </table:table-cell>
        </table:table-row>
        <table:table-row table:style-name="ro1">
          <table:table-cell office:value-type="float" office:value="0.0075967" calcext:value-type="float">
            <text:p>0,0075967</text:p>
          </table:table-cell>
          <table:table-cell office:value-type="float" office:value="133.849" calcext:value-type="float">
            <text:p>133,849</text:p>
          </table:table-cell>
        </table:table-row>
        <table:table-row table:style-name="ro1">
          <table:table-cell office:value-type="float" office:value="0.0075893" calcext:value-type="float">
            <text:p>0,0075893</text:p>
          </table:table-cell>
          <table:table-cell office:value-type="float" office:value="133.918" calcext:value-type="float">
            <text:p>133,918</text:p>
          </table:table-cell>
        </table:table-row>
        <table:table-row table:style-name="ro1">
          <table:table-cell office:value-type="float" office:value="0.00760173" calcext:value-type="float">
            <text:p>0,00760173</text:p>
          </table:table-cell>
          <table:table-cell office:value-type="float" office:value="133.986" calcext:value-type="float">
            <text:p>133,986</text:p>
          </table:table-cell>
        </table:table-row>
        <table:table-row table:style-name="ro1">
          <table:table-cell office:value-type="float" office:value="0.00758888" calcext:value-type="float">
            <text:p>0,00758888</text:p>
          </table:table-cell>
          <table:table-cell office:value-type="float" office:value="134.054" calcext:value-type="float">
            <text:p>134,054</text:p>
          </table:table-cell>
        </table:table-row>
        <table:table-row table:style-name="ro1">
          <table:table-cell office:value-type="float" office:value="0.00759297" calcext:value-type="float">
            <text:p>0,00759297</text:p>
          </table:table-cell>
          <table:table-cell office:value-type="float" office:value="134.109" calcext:value-type="float">
            <text:p>134,109</text:p>
          </table:table-cell>
        </table:table-row>
        <table:table-row table:style-name="ro1">
          <table:table-cell office:value-type="float" office:value="0.00759278" calcext:value-type="float">
            <text:p>0,00759278</text:p>
          </table:table-cell>
          <table:table-cell office:value-type="float" office:value="134.176" calcext:value-type="float">
            <text:p>134,176</text:p>
          </table:table-cell>
        </table:table-row>
        <table:table-row table:style-name="ro1">
          <table:table-cell office:value-type="float" office:value="0.00759165" calcext:value-type="float">
            <text:p>0,00759165</text:p>
          </table:table-cell>
          <table:table-cell office:value-type="float" office:value="134.242" calcext:value-type="float">
            <text:p>134,242</text:p>
          </table:table-cell>
        </table:table-row>
        <table:table-row table:style-name="ro1">
          <table:table-cell office:value-type="float" office:value="0.00759697" calcext:value-type="float">
            <text:p>0,00759697</text:p>
          </table:table-cell>
          <table:table-cell office:value-type="float" office:value="134.303" calcext:value-type="float">
            <text:p>134,303</text:p>
          </table:table-cell>
        </table:table-row>
        <table:table-row table:style-name="ro1">
          <table:table-cell office:value-type="float" office:value="0.00759064" calcext:value-type="float">
            <text:p>0,00759064</text:p>
          </table:table-cell>
          <table:table-cell office:value-type="float" office:value="134.361" calcext:value-type="float">
            <text:p>134,361</text:p>
          </table:table-cell>
        </table:table-row>
        <table:table-row table:style-name="ro1">
          <table:table-cell office:value-type="float" office:value="0.00758994" calcext:value-type="float">
            <text:p>0,00758994</text:p>
          </table:table-cell>
          <table:table-cell office:value-type="float" office:value="134.424" calcext:value-type="float">
            <text:p>134,424</text:p>
          </table:table-cell>
        </table:table-row>
        <table:table-row table:style-name="ro1">
          <table:table-cell office:value-type="float" office:value="0.0075852" calcext:value-type="float">
            <text:p>0,0075852</text:p>
          </table:table-cell>
          <table:table-cell office:value-type="float" office:value="134.491" calcext:value-type="float">
            <text:p>134,491</text:p>
          </table:table-cell>
        </table:table-row>
        <table:table-row table:style-name="ro1">
          <table:table-cell office:value-type="float" office:value="0.00760527" calcext:value-type="float">
            <text:p>0,00760527</text:p>
          </table:table-cell>
          <table:table-cell office:value-type="float" office:value="134.558" calcext:value-type="float">
            <text:p>134,558</text:p>
          </table:table-cell>
        </table:table-row>
        <table:table-row table:style-name="ro1">
          <table:table-cell office:value-type="float" office:value="0.00759184" calcext:value-type="float">
            <text:p>0,00759184</text:p>
          </table:table-cell>
          <table:table-cell office:value-type="float" office:value="134.623" calcext:value-type="float">
            <text:p>134,623</text:p>
          </table:table-cell>
        </table:table-row>
        <table:table-row table:style-name="ro1">
          <table:table-cell office:value-type="float" office:value="0.00761156" calcext:value-type="float">
            <text:p>0,00761156</text:p>
          </table:table-cell>
          <table:table-cell office:value-type="float" office:value="134.692" calcext:value-type="float">
            <text:p>134,692</text:p>
          </table:table-cell>
        </table:table-row>
        <table:table-row table:style-name="ro1">
          <table:table-cell office:value-type="float" office:value="0.00758918" calcext:value-type="float">
            <text:p>0,00758918</text:p>
          </table:table-cell>
          <table:table-cell office:value-type="float" office:value="134.763" calcext:value-type="float">
            <text:p>134,763</text:p>
          </table:table-cell>
        </table:table-row>
        <table:table-row table:style-name="ro1">
          <table:table-cell office:value-type="float" office:value="0.00759629" calcext:value-type="float">
            <text:p>0,00759629</text:p>
          </table:table-cell>
          <table:table-cell office:value-type="float" office:value="134.825" calcext:value-type="float">
            <text:p>134,825</text:p>
          </table:table-cell>
        </table:table-row>
        <table:table-row table:style-name="ro1">
          <table:table-cell office:value-type="float" office:value="0.00759086" calcext:value-type="float">
            <text:p>0,00759086</text:p>
          </table:table-cell>
          <table:table-cell office:value-type="float" office:value="134.893" calcext:value-type="float">
            <text:p>134,893</text:p>
          </table:table-cell>
        </table:table-row>
        <table:table-row table:style-name="ro1">
          <table:table-cell office:value-type="float" office:value="0.00758562" calcext:value-type="float">
            <text:p>0,00758562</text:p>
          </table:table-cell>
          <table:table-cell office:value-type="float" office:value="134.96" calcext:value-type="float">
            <text:p>134,96</text:p>
          </table:table-cell>
        </table:table-row>
        <table:table-row table:style-name="ro1">
          <table:table-cell office:value-type="float" office:value="0.00759271" calcext:value-type="float">
            <text:p>0,00759271</text:p>
          </table:table-cell>
          <table:table-cell office:value-type="float" office:value="135.028" calcext:value-type="float">
            <text:p>135,028</text:p>
          </table:table-cell>
        </table:table-row>
        <table:table-row table:style-name="ro1">
          <table:table-cell office:value-type="float" office:value="0.00760012" calcext:value-type="float">
            <text:p>0,00760012</text:p>
          </table:table-cell>
          <table:table-cell office:value-type="float" office:value="135.1" calcext:value-type="float">
            <text:p>135,1</text:p>
          </table:table-cell>
        </table:table-row>
        <table:table-row table:style-name="ro1">
          <table:table-cell office:value-type="float" office:value="0.00759008" calcext:value-type="float">
            <text:p>0,00759008</text:p>
          </table:table-cell>
          <table:table-cell office:value-type="float" office:value="135.159" calcext:value-type="float">
            <text:p>135,159</text:p>
          </table:table-cell>
        </table:table-row>
        <table:table-row table:style-name="ro1">
          <table:table-cell office:value-type="float" office:value="0.00760053" calcext:value-type="float">
            <text:p>0,00760053</text:p>
          </table:table-cell>
          <table:table-cell office:value-type="float" office:value="135.23" calcext:value-type="float">
            <text:p>135,23</text:p>
          </table:table-cell>
        </table:table-row>
        <table:table-row table:style-name="ro1">
          <table:table-cell office:value-type="float" office:value="0.00760348" calcext:value-type="float">
            <text:p>0,00760348</text:p>
          </table:table-cell>
          <table:table-cell office:value-type="float" office:value="135.29" calcext:value-type="float">
            <text:p>135,29</text:p>
          </table:table-cell>
        </table:table-row>
        <table:table-row table:style-name="ro1">
          <table:table-cell office:value-type="float" office:value="0.00758772" calcext:value-type="float">
            <text:p>0,00758772</text:p>
          </table:table-cell>
          <table:table-cell office:value-type="float" office:value="135.359" calcext:value-type="float">
            <text:p>135,359</text:p>
          </table:table-cell>
        </table:table-row>
        <table:table-row table:style-name="ro1">
          <table:table-cell office:value-type="float" office:value="0.0075871" calcext:value-type="float">
            <text:p>0,0075871</text:p>
          </table:table-cell>
          <table:table-cell office:value-type="float" office:value="135.425" calcext:value-type="float">
            <text:p>135,425</text:p>
          </table:table-cell>
        </table:table-row>
        <table:table-row table:style-name="ro1">
          <table:table-cell office:value-type="float" office:value="0.00759529" calcext:value-type="float">
            <text:p>0,00759529</text:p>
          </table:table-cell>
          <table:table-cell office:value-type="float" office:value="135.492" calcext:value-type="float">
            <text:p>135,492</text:p>
          </table:table-cell>
        </table:table-row>
        <table:table-row table:style-name="ro1">
          <table:table-cell office:value-type="float" office:value="0.00758655" calcext:value-type="float">
            <text:p>0,00758655</text:p>
          </table:table-cell>
          <table:table-cell office:value-type="float" office:value="135.564" calcext:value-type="float">
            <text:p>135,564</text:p>
          </table:table-cell>
        </table:table-row>
        <table:table-row table:style-name="ro1">
          <table:table-cell office:value-type="float" office:value="0.00760044" calcext:value-type="float">
            <text:p>0,00760044</text:p>
          </table:table-cell>
          <table:table-cell office:value-type="float" office:value="135.622" calcext:value-type="float">
            <text:p>135,622</text:p>
          </table:table-cell>
        </table:table-row>
        <table:table-row table:style-name="ro1">
          <table:table-cell office:value-type="float" office:value="0.00759029" calcext:value-type="float">
            <text:p>0,00759029</text:p>
          </table:table-cell>
          <table:table-cell office:value-type="float" office:value="135.694" calcext:value-type="float">
            <text:p>135,694</text:p>
          </table:table-cell>
        </table:table-row>
        <table:table-row table:style-name="ro1">
          <table:table-cell office:value-type="float" office:value="0.00759278" calcext:value-type="float">
            <text:p>0,00759278</text:p>
          </table:table-cell>
          <table:table-cell office:value-type="float" office:value="135.761" calcext:value-type="float">
            <text:p>135,761</text:p>
          </table:table-cell>
        </table:table-row>
        <table:table-row table:style-name="ro1">
          <table:table-cell office:value-type="float" office:value="0.00759085" calcext:value-type="float">
            <text:p>0,00759085</text:p>
          </table:table-cell>
          <table:table-cell office:value-type="float" office:value="135.825" calcext:value-type="float">
            <text:p>135,825</text:p>
          </table:table-cell>
        </table:table-row>
        <table:table-row table:style-name="ro1">
          <table:table-cell office:value-type="float" office:value="0.00759064" calcext:value-type="float">
            <text:p>0,00759064</text:p>
          </table:table-cell>
          <table:table-cell office:value-type="float" office:value="135.893" calcext:value-type="float">
            <text:p>135,893</text:p>
          </table:table-cell>
        </table:table-row>
        <table:table-row table:style-name="ro1">
          <table:table-cell office:value-type="float" office:value="0.00759852" calcext:value-type="float">
            <text:p>0,00759852</text:p>
          </table:table-cell>
          <table:table-cell office:value-type="float" office:value="135.96" calcext:value-type="float">
            <text:p>135,96</text:p>
          </table:table-cell>
        </table:table-row>
        <table:table-row table:style-name="ro1">
          <table:table-cell office:value-type="float" office:value="0.00759775" calcext:value-type="float">
            <text:p>0,00759775</text:p>
          </table:table-cell>
          <table:table-cell office:value-type="float" office:value="136.026" calcext:value-type="float">
            <text:p>136,026</text:p>
          </table:table-cell>
        </table:table-row>
        <table:table-row table:style-name="ro1">
          <table:table-cell office:value-type="float" office:value="0.00759264" calcext:value-type="float">
            <text:p>0,00759264</text:p>
          </table:table-cell>
          <table:table-cell office:value-type="float" office:value="136.096" calcext:value-type="float">
            <text:p>136,096</text:p>
          </table:table-cell>
        </table:table-row>
        <table:table-row table:style-name="ro1">
          <table:table-cell office:value-type="float" office:value="0.00759657" calcext:value-type="float">
            <text:p>0,00759657</text:p>
          </table:table-cell>
          <table:table-cell office:value-type="float" office:value="136.164" calcext:value-type="float">
            <text:p>136,164</text:p>
          </table:table-cell>
        </table:table-row>
        <table:table-row table:style-name="ro1">
          <table:table-cell office:value-type="float" office:value="0.00760368" calcext:value-type="float">
            <text:p>0,00760368</text:p>
          </table:table-cell>
          <table:table-cell office:value-type="float" office:value="136.23" calcext:value-type="float">
            <text:p>136,23</text:p>
          </table:table-cell>
        </table:table-row>
        <table:table-row table:style-name="ro1">
          <table:table-cell office:value-type="float" office:value="0.00760186" calcext:value-type="float">
            <text:p>0,00760186</text:p>
          </table:table-cell>
          <table:table-cell office:value-type="float" office:value="136.296" calcext:value-type="float">
            <text:p>136,296</text:p>
          </table:table-cell>
        </table:table-row>
        <table:table-row table:style-name="ro1">
          <table:table-cell office:value-type="float" office:value="0.00757999" calcext:value-type="float">
            <text:p>0,00757999</text:p>
          </table:table-cell>
          <table:table-cell office:value-type="float" office:value="136.364" calcext:value-type="float">
            <text:p>136,364</text:p>
          </table:table-cell>
        </table:table-row>
        <table:table-row table:style-name="ro1">
          <table:table-cell office:value-type="float" office:value="0.00761396" calcext:value-type="float">
            <text:p>0,00761396</text:p>
          </table:table-cell>
          <table:table-cell office:value-type="float" office:value="136.431" calcext:value-type="float">
            <text:p>136,431</text:p>
          </table:table-cell>
        </table:table-row>
        <table:table-row table:style-name="ro1">
          <table:table-cell office:value-type="float" office:value="0.00759432" calcext:value-type="float">
            <text:p>0,00759432</text:p>
          </table:table-cell>
          <table:table-cell office:value-type="float" office:value="136.498" calcext:value-type="float">
            <text:p>136,498</text:p>
          </table:table-cell>
        </table:table-row>
        <table:table-row table:style-name="ro1">
          <table:table-cell office:value-type="float" office:value="0.00759345" calcext:value-type="float">
            <text:p>0,00759345</text:p>
          </table:table-cell>
          <table:table-cell office:value-type="float" office:value="136.555" calcext:value-type="float">
            <text:p>136,555</text:p>
          </table:table-cell>
        </table:table-row>
        <table:table-row table:style-name="ro1">
          <table:table-cell office:value-type="float" office:value="0.00758959" calcext:value-type="float">
            <text:p>0,00758959</text:p>
          </table:table-cell>
          <table:table-cell office:value-type="float" office:value="136.624" calcext:value-type="float">
            <text:p>136,624</text:p>
          </table:table-cell>
        </table:table-row>
        <table:table-row table:style-name="ro1">
          <table:table-cell office:value-type="float" office:value="0.00760155" calcext:value-type="float">
            <text:p>0,00760155</text:p>
          </table:table-cell>
          <table:table-cell office:value-type="float" office:value="136.695" calcext:value-type="float">
            <text:p>136,695</text:p>
          </table:table-cell>
        </table:table-row>
        <table:table-row table:style-name="ro1">
          <table:table-cell office:value-type="float" office:value="0.0075945" calcext:value-type="float">
            <text:p>0,0075945</text:p>
          </table:table-cell>
          <table:table-cell office:value-type="float" office:value="136.762" calcext:value-type="float">
            <text:p>136,762</text:p>
          </table:table-cell>
        </table:table-row>
        <table:table-row table:style-name="ro1">
          <table:table-cell office:value-type="float" office:value="0.00759148" calcext:value-type="float">
            <text:p>0,00759148</text:p>
          </table:table-cell>
          <table:table-cell office:value-type="float" office:value="136.825" calcext:value-type="float">
            <text:p>136,825</text:p>
          </table:table-cell>
        </table:table-row>
        <table:table-row table:style-name="ro1">
          <table:table-cell office:value-type="float" office:value="0.00759649" calcext:value-type="float">
            <text:p>0,00759649</text:p>
          </table:table-cell>
          <table:table-cell office:value-type="float" office:value="136.893" calcext:value-type="float">
            <text:p>136,893</text:p>
          </table:table-cell>
        </table:table-row>
        <table:table-row table:style-name="ro1">
          <table:table-cell office:value-type="float" office:value="0.00760914" calcext:value-type="float">
            <text:p>0,00760914</text:p>
          </table:table-cell>
          <table:table-cell office:value-type="float" office:value="136.961" calcext:value-type="float">
            <text:p>136,961</text:p>
          </table:table-cell>
        </table:table-row>
        <table:table-row table:style-name="ro1">
          <table:table-cell office:value-type="float" office:value="0.00759195" calcext:value-type="float">
            <text:p>0,00759195</text:p>
          </table:table-cell>
          <table:table-cell office:value-type="float" office:value="137.031" calcext:value-type="float">
            <text:p>137,031</text:p>
          </table:table-cell>
        </table:table-row>
        <table:table-row table:style-name="ro1">
          <table:table-cell office:value-type="float" office:value="0.00759181" calcext:value-type="float">
            <text:p>0,00759181</text:p>
          </table:table-cell>
          <table:table-cell office:value-type="float" office:value="137.098" calcext:value-type="float">
            <text:p>137,098</text:p>
          </table:table-cell>
        </table:table-row>
        <table:table-row table:style-name="ro1">
          <table:table-cell office:value-type="float" office:value="0.00760459" calcext:value-type="float">
            <text:p>0,00760459</text:p>
          </table:table-cell>
          <table:table-cell office:value-type="float" office:value="137.161" calcext:value-type="float">
            <text:p>137,161</text:p>
          </table:table-cell>
        </table:table-row>
        <table:table-row table:style-name="ro1">
          <table:table-cell office:value-type="float" office:value="0.00761136" calcext:value-type="float">
            <text:p>0,00761136</text:p>
          </table:table-cell>
          <table:table-cell office:value-type="float" office:value="137.226" calcext:value-type="float">
            <text:p>137,226</text:p>
          </table:table-cell>
        </table:table-row>
        <table:table-row table:style-name="ro1">
          <table:table-cell office:value-type="float" office:value="0.00761023" calcext:value-type="float">
            <text:p>0,00761023</text:p>
          </table:table-cell>
          <table:table-cell office:value-type="float" office:value="137.295" calcext:value-type="float">
            <text:p>137,295</text:p>
          </table:table-cell>
        </table:table-row>
        <table:table-row table:style-name="ro1">
          <table:table-cell office:value-type="float" office:value="0.00760361" calcext:value-type="float">
            <text:p>0,00760361</text:p>
          </table:table-cell>
          <table:table-cell office:value-type="float" office:value="137.365" calcext:value-type="float">
            <text:p>137,365</text:p>
          </table:table-cell>
        </table:table-row>
        <table:table-row table:style-name="ro1">
          <table:table-cell office:value-type="float" office:value="0.00759842" calcext:value-type="float">
            <text:p>0,00759842</text:p>
          </table:table-cell>
          <table:table-cell office:value-type="float" office:value="137.428" calcext:value-type="float">
            <text:p>137,428</text:p>
          </table:table-cell>
        </table:table-row>
        <table:table-row table:style-name="ro1">
          <table:table-cell office:value-type="float" office:value="0.00760669" calcext:value-type="float">
            <text:p>0,00760669</text:p>
          </table:table-cell>
          <table:table-cell office:value-type="float" office:value="137.488" calcext:value-type="float">
            <text:p>137,488</text:p>
          </table:table-cell>
        </table:table-row>
        <table:table-row table:style-name="ro1">
          <table:table-cell office:value-type="float" office:value="0.00760914" calcext:value-type="float">
            <text:p>0,00760914</text:p>
          </table:table-cell>
          <table:table-cell office:value-type="float" office:value="137.558" calcext:value-type="float">
            <text:p>137,558</text:p>
          </table:table-cell>
        </table:table-row>
        <table:table-row table:style-name="ro1">
          <table:table-cell office:value-type="float" office:value="0.00760374" calcext:value-type="float">
            <text:p>0,00760374</text:p>
          </table:table-cell>
          <table:table-cell office:value-type="float" office:value="137.627" calcext:value-type="float">
            <text:p>137,627</text:p>
          </table:table-cell>
        </table:table-row>
        <table:table-row table:style-name="ro1">
          <table:table-cell office:value-type="float" office:value="0.00760264" calcext:value-type="float">
            <text:p>0,00760264</text:p>
          </table:table-cell>
          <table:table-cell office:value-type="float" office:value="137.694" calcext:value-type="float">
            <text:p>137,694</text:p>
          </table:table-cell>
        </table:table-row>
        <table:table-row table:style-name="ro1">
          <table:table-cell office:value-type="float" office:value="0.00760603" calcext:value-type="float">
            <text:p>0,00760603</text:p>
          </table:table-cell>
          <table:table-cell office:value-type="float" office:value="137.763" calcext:value-type="float">
            <text:p>137,763</text:p>
          </table:table-cell>
        </table:table-row>
        <table:table-row table:style-name="ro1">
          <table:table-cell office:value-type="float" office:value="0.00760325" calcext:value-type="float">
            <text:p>0,00760325</text:p>
          </table:table-cell>
          <table:table-cell office:value-type="float" office:value="137.831" calcext:value-type="float">
            <text:p>137,831</text:p>
          </table:table-cell>
        </table:table-row>
        <table:table-row table:style-name="ro1">
          <table:table-cell office:value-type="float" office:value="0.00758824" calcext:value-type="float">
            <text:p>0,00758824</text:p>
          </table:table-cell>
          <table:table-cell office:value-type="float" office:value="137.897" calcext:value-type="float">
            <text:p>137,897</text:p>
          </table:table-cell>
        </table:table-row>
        <table:table-row table:style-name="ro1">
          <table:table-cell office:value-type="float" office:value="0.00760149" calcext:value-type="float">
            <text:p>0,00760149</text:p>
          </table:table-cell>
          <table:table-cell office:value-type="float" office:value="137.959" calcext:value-type="float">
            <text:p>137,959</text:p>
          </table:table-cell>
        </table:table-row>
        <table:table-row table:style-name="ro1">
          <table:table-cell office:value-type="float" office:value="0.00759612" calcext:value-type="float">
            <text:p>0,00759612</text:p>
          </table:table-cell>
          <table:table-cell office:value-type="float" office:value="138.028" calcext:value-type="float">
            <text:p>138,028</text:p>
          </table:table-cell>
        </table:table-row>
        <table:table-row table:style-name="ro1">
          <table:table-cell office:value-type="float" office:value="0.00759499" calcext:value-type="float">
            <text:p>0,00759499</text:p>
          </table:table-cell>
          <table:table-cell office:value-type="float" office:value="138.096" calcext:value-type="float">
            <text:p>138,096</text:p>
          </table:table-cell>
        </table:table-row>
        <table:table-row table:style-name="ro1">
          <table:table-cell office:value-type="float" office:value="0.00760646" calcext:value-type="float">
            <text:p>0,00760646</text:p>
          </table:table-cell>
          <table:table-cell office:value-type="float" office:value="138.189" calcext:value-type="float">
            <text:p>138,189</text:p>
          </table:table-cell>
        </table:table-row>
        <table:table-row table:style-name="ro1">
          <table:table-cell office:value-type="float" office:value="0.00760166" calcext:value-type="float">
            <text:p>0,00760166</text:p>
          </table:table-cell>
          <table:table-cell office:value-type="float" office:value="138.261" calcext:value-type="float">
            <text:p>138,261</text:p>
          </table:table-cell>
        </table:table-row>
        <table:table-row table:style-name="ro1">
          <table:table-cell office:value-type="float" office:value="0.00759475" calcext:value-type="float">
            <text:p>0,00759475</text:p>
          </table:table-cell>
          <table:table-cell office:value-type="float" office:value="138.33" calcext:value-type="float">
            <text:p>138,33</text:p>
          </table:table-cell>
        </table:table-row>
        <table:table-row table:style-name="ro1">
          <table:table-cell office:value-type="float" office:value="0.00759586" calcext:value-type="float">
            <text:p>0,00759586</text:p>
          </table:table-cell>
          <table:table-cell office:value-type="float" office:value="138.394" calcext:value-type="float">
            <text:p>138,394</text:p>
          </table:table-cell>
        </table:table-row>
        <table:table-row table:style-name="ro1">
          <table:table-cell office:value-type="float" office:value="0.00760224" calcext:value-type="float">
            <text:p>0,00760224</text:p>
          </table:table-cell>
          <table:table-cell office:value-type="float" office:value="138.461" calcext:value-type="float">
            <text:p>138,461</text:p>
          </table:table-cell>
        </table:table-row>
        <table:table-row table:style-name="ro1">
          <table:table-cell office:value-type="float" office:value="0.00759365" calcext:value-type="float">
            <text:p>0,00759365</text:p>
          </table:table-cell>
          <table:table-cell office:value-type="float" office:value="138.528" calcext:value-type="float">
            <text:p>138,528</text:p>
          </table:table-cell>
        </table:table-row>
        <table:table-row table:style-name="ro1">
          <table:table-cell office:value-type="float" office:value="0.00759913" calcext:value-type="float">
            <text:p>0,00759913</text:p>
          </table:table-cell>
          <table:table-cell office:value-type="float" office:value="138.593" calcext:value-type="float">
            <text:p>138,593</text:p>
          </table:table-cell>
        </table:table-row>
        <table:table-row table:style-name="ro1">
          <table:table-cell office:value-type="float" office:value="0.00758989" calcext:value-type="float">
            <text:p>0,00758989</text:p>
          </table:table-cell>
          <table:table-cell office:value-type="float" office:value="138.661" calcext:value-type="float">
            <text:p>138,661</text:p>
          </table:table-cell>
        </table:table-row>
        <table:table-row table:style-name="ro1">
          <table:table-cell office:value-type="float" office:value="0.00760521" calcext:value-type="float">
            <text:p>0,00760521</text:p>
          </table:table-cell>
          <table:table-cell office:value-type="float" office:value="138.731" calcext:value-type="float">
            <text:p>138,731</text:p>
          </table:table-cell>
        </table:table-row>
        <table:table-row table:style-name="ro1">
          <table:table-cell office:value-type="float" office:value="0.00760808" calcext:value-type="float">
            <text:p>0,00760808</text:p>
          </table:table-cell>
          <table:table-cell office:value-type="float" office:value="138.794" calcext:value-type="float">
            <text:p>138,794</text:p>
          </table:table-cell>
        </table:table-row>
        <table:table-row table:style-name="ro1">
          <table:table-cell office:value-type="float" office:value="0.0076058" calcext:value-type="float">
            <text:p>0,0076058</text:p>
          </table:table-cell>
          <table:table-cell office:value-type="float" office:value="138.853" calcext:value-type="float">
            <text:p>138,853</text:p>
          </table:table-cell>
        </table:table-row>
        <table:table-row table:style-name="ro1">
          <table:table-cell office:value-type="float" office:value="0.00759086" calcext:value-type="float">
            <text:p>0,00759086</text:p>
          </table:table-cell>
          <table:table-cell office:value-type="float" office:value="138.927" calcext:value-type="float">
            <text:p>138,927</text:p>
          </table:table-cell>
        </table:table-row>
        <table:table-row table:style-name="ro1">
          <table:table-cell office:value-type="float" office:value="0.00759698" calcext:value-type="float">
            <text:p>0,00759698</text:p>
          </table:table-cell>
          <table:table-cell office:value-type="float" office:value="138.996" calcext:value-type="float">
            <text:p>138,996</text:p>
          </table:table-cell>
        </table:table-row>
        <table:table-row table:style-name="ro1">
          <table:table-cell office:value-type="float" office:value="0.00760027" calcext:value-type="float">
            <text:p>0,00760027</text:p>
          </table:table-cell>
          <table:table-cell office:value-type="float" office:value="139.062" calcext:value-type="float">
            <text:p>139,062</text:p>
          </table:table-cell>
        </table:table-row>
        <table:table-row table:style-name="ro1">
          <table:table-cell office:value-type="float" office:value="0.00760432" calcext:value-type="float">
            <text:p>0,00760432</text:p>
          </table:table-cell>
          <table:table-cell office:value-type="float" office:value="139.128" calcext:value-type="float">
            <text:p>139,128</text:p>
          </table:table-cell>
        </table:table-row>
        <table:table-row table:style-name="ro1">
          <table:table-cell office:value-type="float" office:value="0.0076077" calcext:value-type="float">
            <text:p>0,0076077</text:p>
          </table:table-cell>
          <table:table-cell office:value-type="float" office:value="139.199" calcext:value-type="float">
            <text:p>139,199</text:p>
          </table:table-cell>
        </table:table-row>
        <table:table-row table:style-name="ro1">
          <table:table-cell office:value-type="float" office:value="0.00760586" calcext:value-type="float">
            <text:p>0,00760586</text:p>
          </table:table-cell>
          <table:table-cell office:value-type="float" office:value="139.264" calcext:value-type="float">
            <text:p>139,264</text:p>
          </table:table-cell>
        </table:table-row>
        <table:table-row table:style-name="ro1">
          <table:table-cell office:value-type="float" office:value="0.00760584" calcext:value-type="float">
            <text:p>0,00760584</text:p>
          </table:table-cell>
          <table:table-cell office:value-type="float" office:value="139.332" calcext:value-type="float">
            <text:p>139,332</text:p>
          </table:table-cell>
        </table:table-row>
        <table:table-row table:style-name="ro1">
          <table:table-cell office:value-type="float" office:value="0.00759645" calcext:value-type="float">
            <text:p>0,00759645</text:p>
          </table:table-cell>
          <table:table-cell office:value-type="float" office:value="139.401" calcext:value-type="float">
            <text:p>139,401</text:p>
          </table:table-cell>
        </table:table-row>
        <table:table-row table:style-name="ro1">
          <table:table-cell office:value-type="float" office:value="0.00760284" calcext:value-type="float">
            <text:p>0,00760284</text:p>
          </table:table-cell>
          <table:table-cell office:value-type="float" office:value="139.47" calcext:value-type="float">
            <text:p>139,47</text:p>
          </table:table-cell>
        </table:table-row>
        <table:table-row table:style-name="ro1">
          <table:table-cell office:value-type="float" office:value="0.00760283" calcext:value-type="float">
            <text:p>0,00760283</text:p>
          </table:table-cell>
          <table:table-cell office:value-type="float" office:value="139.527" calcext:value-type="float">
            <text:p>139,527</text:p>
          </table:table-cell>
        </table:table-row>
        <table:table-row table:style-name="ro1">
          <table:table-cell office:value-type="float" office:value="0.00760743" calcext:value-type="float">
            <text:p>0,00760743</text:p>
          </table:table-cell>
          <table:table-cell office:value-type="float" office:value="139.596" calcext:value-type="float">
            <text:p>139,596</text:p>
          </table:table-cell>
        </table:table-row>
        <table:table-row table:style-name="ro1">
          <table:table-cell office:value-type="float" office:value="0.00760038" calcext:value-type="float">
            <text:p>0,00760038</text:p>
          </table:table-cell>
          <table:table-cell office:value-type="float" office:value="139.662" calcext:value-type="float">
            <text:p>139,662</text:p>
          </table:table-cell>
        </table:table-row>
        <table:table-row table:style-name="ro1">
          <table:table-cell office:value-type="float" office:value="0.00760269" calcext:value-type="float">
            <text:p>0,00760269</text:p>
          </table:table-cell>
          <table:table-cell office:value-type="float" office:value="139.733" calcext:value-type="float">
            <text:p>139,733</text:p>
          </table:table-cell>
        </table:table-row>
        <table:table-row table:style-name="ro1">
          <table:table-cell office:value-type="float" office:value="0.00759882" calcext:value-type="float">
            <text:p>0,00759882</text:p>
          </table:table-cell>
          <table:table-cell office:value-type="float" office:value="139.8" calcext:value-type="float">
            <text:p>139,8</text:p>
          </table:table-cell>
        </table:table-row>
        <table:table-row table:style-name="ro1">
          <table:table-cell office:value-type="float" office:value="0.00761719" calcext:value-type="float">
            <text:p>0,00761719</text:p>
          </table:table-cell>
          <table:table-cell office:value-type="float" office:value="139.869" calcext:value-type="float">
            <text:p>139,869</text:p>
          </table:table-cell>
        </table:table-row>
        <table:table-row table:style-name="ro1">
          <table:table-cell office:value-type="float" office:value="0.00759951" calcext:value-type="float">
            <text:p>0,00759951</text:p>
          </table:table-cell>
          <table:table-cell office:value-type="float" office:value="139.929" calcext:value-type="float">
            <text:p>139,929</text:p>
          </table:table-cell>
        </table:table-row>
        <table:table-row table:style-name="ro1">
          <table:table-cell office:value-type="float" office:value="0.00759641" calcext:value-type="float">
            <text:p>0,00759641</text:p>
          </table:table-cell>
          <table:table-cell office:value-type="float" office:value="139.999" calcext:value-type="float">
            <text:p>139,999</text:p>
          </table:table-cell>
        </table:table-row>
        <table:table-row table:style-name="ro1">
          <table:table-cell office:value-type="float" office:value="0.0076076" calcext:value-type="float">
            <text:p>0,0076076</text:p>
          </table:table-cell>
          <table:table-cell office:value-type="float" office:value="140.066" calcext:value-type="float">
            <text:p>140,066</text:p>
          </table:table-cell>
        </table:table-row>
        <table:table-row table:style-name="ro1">
          <table:table-cell office:value-type="float" office:value="0.00759383" calcext:value-type="float">
            <text:p>0,00759383</text:p>
          </table:table-cell>
          <table:table-cell office:value-type="float" office:value="140.131" calcext:value-type="float">
            <text:p>140,131</text:p>
          </table:table-cell>
        </table:table-row>
        <table:table-row table:style-name="ro1">
          <table:table-cell office:value-type="float" office:value="0.00760056" calcext:value-type="float">
            <text:p>0,00760056</text:p>
          </table:table-cell>
          <table:table-cell office:value-type="float" office:value="140.193" calcext:value-type="float">
            <text:p>140,193</text:p>
          </table:table-cell>
        </table:table-row>
        <table:table-row table:style-name="ro1">
          <table:table-cell office:value-type="float" office:value="0.00760489" calcext:value-type="float">
            <text:p>0,00760489</text:p>
          </table:table-cell>
          <table:table-cell office:value-type="float" office:value="140.256" calcext:value-type="float">
            <text:p>140,256</text:p>
          </table:table-cell>
        </table:table-row>
        <table:table-row table:style-name="ro1">
          <table:table-cell office:value-type="float" office:value="0.00760652" calcext:value-type="float">
            <text:p>0,00760652</text:p>
          </table:table-cell>
          <table:table-cell office:value-type="float" office:value="140.327" calcext:value-type="float">
            <text:p>140,327</text:p>
          </table:table-cell>
        </table:table-row>
        <table:table-row table:style-name="ro1">
          <table:table-cell office:value-type="float" office:value="0.00761185" calcext:value-type="float">
            <text:p>0,00761185</text:p>
          </table:table-cell>
          <table:table-cell office:value-type="float" office:value="140.392" calcext:value-type="float">
            <text:p>140,392</text:p>
          </table:table-cell>
        </table:table-row>
        <table:table-row table:style-name="ro1">
          <table:table-cell office:value-type="float" office:value="0.00759961" calcext:value-type="float">
            <text:p>0,00759961</text:p>
          </table:table-cell>
          <table:table-cell office:value-type="float" office:value="140.457" calcext:value-type="float">
            <text:p>140,457</text:p>
          </table:table-cell>
        </table:table-row>
        <table:table-row table:style-name="ro1">
          <table:table-cell office:value-type="float" office:value="0.00760823" calcext:value-type="float">
            <text:p>0,00760823</text:p>
          </table:table-cell>
          <table:table-cell office:value-type="float" office:value="140.525" calcext:value-type="float">
            <text:p>140,525</text:p>
          </table:table-cell>
        </table:table-row>
        <table:table-row table:style-name="ro1">
          <table:table-cell office:value-type="float" office:value="0.007607" calcext:value-type="float">
            <text:p>0,007607</text:p>
          </table:table-cell>
          <table:table-cell office:value-type="float" office:value="140.591" calcext:value-type="float">
            <text:p>140,591</text:p>
          </table:table-cell>
        </table:table-row>
        <table:table-row table:style-name="ro1">
          <table:table-cell office:value-type="float" office:value="0.00761127" calcext:value-type="float">
            <text:p>0,00761127</text:p>
          </table:table-cell>
          <table:table-cell office:value-type="float" office:value="140.657" calcext:value-type="float">
            <text:p>140,657</text:p>
          </table:table-cell>
        </table:table-row>
        <table:table-row table:style-name="ro1">
          <table:table-cell office:value-type="float" office:value="0.0075982" calcext:value-type="float">
            <text:p>0,0075982</text:p>
          </table:table-cell>
          <table:table-cell office:value-type="float" office:value="140.722" calcext:value-type="float">
            <text:p>140,722</text:p>
          </table:table-cell>
        </table:table-row>
        <table:table-row table:style-name="ro1">
          <table:table-cell office:value-type="float" office:value="0.00761022" calcext:value-type="float">
            <text:p>0,00761022</text:p>
          </table:table-cell>
          <table:table-cell office:value-type="float" office:value="140.792" calcext:value-type="float">
            <text:p>140,792</text:p>
          </table:table-cell>
        </table:table-row>
        <table:table-row table:style-name="ro1">
          <table:table-cell office:value-type="float" office:value="0.00760118" calcext:value-type="float">
            <text:p>0,00760118</text:p>
          </table:table-cell>
          <table:table-cell office:value-type="float" office:value="140.849" calcext:value-type="float">
            <text:p>140,849</text:p>
          </table:table-cell>
        </table:table-row>
        <table:table-row table:style-name="ro1">
          <table:table-cell office:value-type="float" office:value="0.00760268" calcext:value-type="float">
            <text:p>0,00760268</text:p>
          </table:table-cell>
          <table:table-cell office:value-type="float" office:value="140.924" calcext:value-type="float">
            <text:p>140,924</text:p>
          </table:table-cell>
        </table:table-row>
        <table:table-row table:style-name="ro1">
          <table:table-cell office:value-type="float" office:value="0.00760128" calcext:value-type="float">
            <text:p>0,00760128</text:p>
          </table:table-cell>
          <table:table-cell office:value-type="float" office:value="140.992" calcext:value-type="float">
            <text:p>140,992</text:p>
          </table:table-cell>
        </table:table-row>
        <table:table-row table:style-name="ro1">
          <table:table-cell office:value-type="float" office:value="0.00759494" calcext:value-type="float">
            <text:p>0,00759494</text:p>
          </table:table-cell>
          <table:table-cell office:value-type="float" office:value="141.057" calcext:value-type="float">
            <text:p>141,057</text:p>
          </table:table-cell>
        </table:table-row>
        <table:table-row table:style-name="ro1">
          <table:table-cell office:value-type="float" office:value="0.00760303" calcext:value-type="float">
            <text:p>0,00760303</text:p>
          </table:table-cell>
          <table:table-cell office:value-type="float" office:value="141.126" calcext:value-type="float">
            <text:p>141,126</text:p>
          </table:table-cell>
        </table:table-row>
        <table:table-row table:style-name="ro1">
          <table:table-cell office:value-type="float" office:value="0.00759042" calcext:value-type="float">
            <text:p>0,00759042</text:p>
          </table:table-cell>
          <table:table-cell office:value-type="float" office:value="141.186" calcext:value-type="float">
            <text:p>141,186</text:p>
          </table:table-cell>
        </table:table-row>
        <table:table-row table:style-name="ro1">
          <table:table-cell office:value-type="float" office:value="0.00760618" calcext:value-type="float">
            <text:p>0,00760618</text:p>
          </table:table-cell>
          <table:table-cell office:value-type="float" office:value="141.26" calcext:value-type="float">
            <text:p>141,26</text:p>
          </table:table-cell>
        </table:table-row>
        <table:table-row table:style-name="ro1">
          <table:table-cell office:value-type="float" office:value="0.0076062" calcext:value-type="float">
            <text:p>0,0076062</text:p>
          </table:table-cell>
          <table:table-cell office:value-type="float" office:value="141.325" calcext:value-type="float">
            <text:p>141,325</text:p>
          </table:table-cell>
        </table:table-row>
        <table:table-row table:style-name="ro1">
          <table:table-cell office:value-type="float" office:value="0.00759734" calcext:value-type="float">
            <text:p>0,00759734</text:p>
          </table:table-cell>
          <table:table-cell office:value-type="float" office:value="141.392" calcext:value-type="float">
            <text:p>141,392</text:p>
          </table:table-cell>
        </table:table-row>
        <table:table-row table:style-name="ro1">
          <table:table-cell office:value-type="float" office:value="0.00759973" calcext:value-type="float">
            <text:p>0,00759973</text:p>
          </table:table-cell>
          <table:table-cell office:value-type="float" office:value="141.46" calcext:value-type="float">
            <text:p>141,46</text:p>
          </table:table-cell>
        </table:table-row>
        <table:table-row table:style-name="ro1">
          <table:table-cell office:value-type="float" office:value="0.00760299" calcext:value-type="float">
            <text:p>0,00760299</text:p>
          </table:table-cell>
          <table:table-cell office:value-type="float" office:value="141.526" calcext:value-type="float">
            <text:p>141,526</text:p>
          </table:table-cell>
        </table:table-row>
        <table:table-row table:style-name="ro1">
          <table:table-cell office:value-type="float" office:value="0.00760435" calcext:value-type="float">
            <text:p>0,00760435</text:p>
          </table:table-cell>
          <table:table-cell office:value-type="float" office:value="141.591" calcext:value-type="float">
            <text:p>141,591</text:p>
          </table:table-cell>
        </table:table-row>
        <table:table-row table:style-name="ro1">
          <table:table-cell office:value-type="float" office:value="0.00760992" calcext:value-type="float">
            <text:p>0,00760992</text:p>
          </table:table-cell>
          <table:table-cell office:value-type="float" office:value="141.658" calcext:value-type="float">
            <text:p>141,658</text:p>
          </table:table-cell>
        </table:table-row>
        <table:table-row table:style-name="ro1">
          <table:table-cell office:value-type="float" office:value="0.00761276" calcext:value-type="float">
            <text:p>0,00761276</text:p>
          </table:table-cell>
          <table:table-cell office:value-type="float" office:value="141.719" calcext:value-type="float">
            <text:p>141,719</text:p>
          </table:table-cell>
        </table:table-row>
        <table:table-row table:style-name="ro1">
          <table:table-cell office:value-type="float" office:value="0.00760364" calcext:value-type="float">
            <text:p>0,00760364</text:p>
          </table:table-cell>
          <table:table-cell office:value-type="float" office:value="141.789" calcext:value-type="float">
            <text:p>141,789</text:p>
          </table:table-cell>
        </table:table-row>
        <table:table-row table:style-name="ro1">
          <table:table-cell office:value-type="float" office:value="0.00759857" calcext:value-type="float">
            <text:p>0,00759857</text:p>
          </table:table-cell>
          <table:table-cell office:value-type="float" office:value="141.857" calcext:value-type="float">
            <text:p>141,857</text:p>
          </table:table-cell>
        </table:table-row>
        <table:table-row table:style-name="ro1">
          <table:table-cell office:value-type="float" office:value="0.00760265" calcext:value-type="float">
            <text:p>0,00760265</text:p>
          </table:table-cell>
          <table:table-cell office:value-type="float" office:value="141.926" calcext:value-type="float">
            <text:p>141,926</text:p>
          </table:table-cell>
        </table:table-row>
        <table:table-row table:style-name="ro1">
          <table:table-cell office:value-type="float" office:value="0.00759424" calcext:value-type="float">
            <text:p>0,00759424</text:p>
          </table:table-cell>
          <table:table-cell office:value-type="float" office:value="141.993" calcext:value-type="float">
            <text:p>141,993</text:p>
          </table:table-cell>
        </table:table-row>
        <table:table-row table:style-name="ro1">
          <table:table-cell office:value-type="float" office:value="0.00760474" calcext:value-type="float">
            <text:p>0,00760474</text:p>
          </table:table-cell>
          <table:table-cell office:value-type="float" office:value="142.061" calcext:value-type="float">
            <text:p>142,061</text:p>
          </table:table-cell>
        </table:table-row>
        <table:table-row table:style-name="ro1">
          <table:table-cell office:value-type="float" office:value="0.00760918" calcext:value-type="float">
            <text:p>0,00760918</text:p>
          </table:table-cell>
          <table:table-cell office:value-type="float" office:value="142.131" calcext:value-type="float">
            <text:p>142,131</text:p>
          </table:table-cell>
        </table:table-row>
        <table:table-row table:style-name="ro1">
          <table:table-cell office:value-type="float" office:value="0.00760457" calcext:value-type="float">
            <text:p>0,00760457</text:p>
          </table:table-cell>
          <table:table-cell office:value-type="float" office:value="142.196" calcext:value-type="float">
            <text:p>142,196</text:p>
          </table:table-cell>
        </table:table-row>
        <table:table-row table:style-name="ro1">
          <table:table-cell office:value-type="float" office:value="0.00760257" calcext:value-type="float">
            <text:p>0,00760257</text:p>
          </table:table-cell>
          <table:table-cell office:value-type="float" office:value="142.262" calcext:value-type="float">
            <text:p>142,262</text:p>
          </table:table-cell>
        </table:table-row>
        <table:table-row table:style-name="ro1">
          <table:table-cell office:value-type="float" office:value="0.00759015" calcext:value-type="float">
            <text:p>0,00759015</text:p>
          </table:table-cell>
          <table:table-cell office:value-type="float" office:value="142.326" calcext:value-type="float">
            <text:p>142,326</text:p>
          </table:table-cell>
        </table:table-row>
        <table:table-row table:style-name="ro1">
          <table:table-cell office:value-type="float" office:value="0.00760652" calcext:value-type="float">
            <text:p>0,00760652</text:p>
          </table:table-cell>
          <table:table-cell office:value-type="float" office:value="142.393" calcext:value-type="float">
            <text:p>142,393</text:p>
          </table:table-cell>
        </table:table-row>
        <table:table-row table:style-name="ro1">
          <table:table-cell office:value-type="float" office:value="0.00761408" calcext:value-type="float">
            <text:p>0,00761408</text:p>
          </table:table-cell>
          <table:table-cell office:value-type="float" office:value="142.464" calcext:value-type="float">
            <text:p>142,464</text:p>
          </table:table-cell>
        </table:table-row>
        <table:table-row table:style-name="ro1">
          <table:table-cell office:value-type="float" office:value="0.00760598" calcext:value-type="float">
            <text:p>0,00760598</text:p>
          </table:table-cell>
          <table:table-cell office:value-type="float" office:value="142.529" calcext:value-type="float">
            <text:p>142,529</text:p>
          </table:table-cell>
        </table:table-row>
        <table:table-row table:style-name="ro1">
          <table:table-cell office:value-type="float" office:value="0.00760132" calcext:value-type="float">
            <text:p>0,00760132</text:p>
          </table:table-cell>
          <table:table-cell office:value-type="float" office:value="142.591" calcext:value-type="float">
            <text:p>142,591</text:p>
          </table:table-cell>
        </table:table-row>
        <table:table-row table:style-name="ro1">
          <table:table-cell office:value-type="float" office:value="0.00761023" calcext:value-type="float">
            <text:p>0,00761023</text:p>
          </table:table-cell>
          <table:table-cell office:value-type="float" office:value="142.662" calcext:value-type="float">
            <text:p>142,662</text:p>
          </table:table-cell>
        </table:table-row>
        <table:table-row table:style-name="ro1">
          <table:table-cell office:value-type="float" office:value="0.00760587" calcext:value-type="float">
            <text:p>0,00760587</text:p>
          </table:table-cell>
          <table:table-cell office:value-type="float" office:value="142.729" calcext:value-type="float">
            <text:p>142,729</text:p>
          </table:table-cell>
        </table:table-row>
        <table:table-row table:style-name="ro1">
          <table:table-cell office:value-type="float" office:value="0.00762145" calcext:value-type="float">
            <text:p>0,00762145</text:p>
          </table:table-cell>
          <table:table-cell office:value-type="float" office:value="142.795" calcext:value-type="float">
            <text:p>142,795</text:p>
          </table:table-cell>
        </table:table-row>
        <table:table-row table:style-name="ro1">
          <table:table-cell office:value-type="float" office:value="0.00759762" calcext:value-type="float">
            <text:p>0,00759762</text:p>
          </table:table-cell>
          <table:table-cell office:value-type="float" office:value="142.86" calcext:value-type="float">
            <text:p>142,86</text:p>
          </table:table-cell>
        </table:table-row>
        <table:table-row table:style-name="ro1">
          <table:table-cell office:value-type="float" office:value="0.00759551" calcext:value-type="float">
            <text:p>0,00759551</text:p>
          </table:table-cell>
          <table:table-cell office:value-type="float" office:value="142.929" calcext:value-type="float">
            <text:p>142,929</text:p>
          </table:table-cell>
        </table:table-row>
        <table:table-row table:style-name="ro1">
          <table:table-cell office:value-type="float" office:value="0.00760939" calcext:value-type="float">
            <text:p>0,00760939</text:p>
          </table:table-cell>
          <table:table-cell office:value-type="float" office:value="142.998" calcext:value-type="float">
            <text:p>142,998</text:p>
          </table:table-cell>
        </table:table-row>
        <table:table-row table:style-name="ro1">
          <table:table-cell office:value-type="float" office:value="0.00760766" calcext:value-type="float">
            <text:p>0,00760766</text:p>
          </table:table-cell>
          <table:table-cell office:value-type="float" office:value="143.061" calcext:value-type="float">
            <text:p>143,061</text:p>
          </table:table-cell>
        </table:table-row>
        <table:table-row table:style-name="ro1">
          <table:table-cell office:value-type="float" office:value="0.00759938" calcext:value-type="float">
            <text:p>0,00759938</text:p>
          </table:table-cell>
          <table:table-cell office:value-type="float" office:value="143.133" calcext:value-type="float">
            <text:p>143,133</text:p>
          </table:table-cell>
        </table:table-row>
        <table:table-row table:style-name="ro1">
          <table:table-cell office:value-type="float" office:value="0.00760501" calcext:value-type="float">
            <text:p>0,00760501</text:p>
          </table:table-cell>
          <table:table-cell office:value-type="float" office:value="143.192" calcext:value-type="float">
            <text:p>143,192</text:p>
          </table:table-cell>
        </table:table-row>
        <table:table-row table:style-name="ro1">
          <table:table-cell office:value-type="float" office:value="0.00760566" calcext:value-type="float">
            <text:p>0,00760566</text:p>
          </table:table-cell>
          <table:table-cell office:value-type="float" office:value="143.259" calcext:value-type="float">
            <text:p>143,259</text:p>
          </table:table-cell>
        </table:table-row>
        <table:table-row table:style-name="ro1">
          <table:table-cell office:value-type="float" office:value="0.00760086" calcext:value-type="float">
            <text:p>0,00760086</text:p>
          </table:table-cell>
          <table:table-cell office:value-type="float" office:value="143.33" calcext:value-type="float">
            <text:p>143,33</text:p>
          </table:table-cell>
        </table:table-row>
        <table:table-row table:style-name="ro1">
          <table:table-cell office:value-type="float" office:value="0.00759604" calcext:value-type="float">
            <text:p>0,00759604</text:p>
          </table:table-cell>
          <table:table-cell office:value-type="float" office:value="143.397" calcext:value-type="float">
            <text:p>143,397</text:p>
          </table:table-cell>
        </table:table-row>
        <table:table-row table:style-name="ro1">
          <table:table-cell office:value-type="float" office:value="0.00759459" calcext:value-type="float">
            <text:p>0,00759459</text:p>
          </table:table-cell>
          <table:table-cell office:value-type="float" office:value="143.466" calcext:value-type="float">
            <text:p>143,466</text:p>
          </table:table-cell>
        </table:table-row>
        <table:table-row table:style-name="ro1">
          <table:table-cell office:value-type="float" office:value="0.00760959" calcext:value-type="float">
            <text:p>0,00760959</text:p>
          </table:table-cell>
          <table:table-cell office:value-type="float" office:value="143.532" calcext:value-type="float">
            <text:p>143,532</text:p>
          </table:table-cell>
        </table:table-row>
        <table:table-row table:style-name="ro1">
          <table:table-cell office:value-type="float" office:value="0.00760441" calcext:value-type="float">
            <text:p>0,00760441</text:p>
          </table:table-cell>
          <table:table-cell office:value-type="float" office:value="143.596" calcext:value-type="float">
            <text:p>143,596</text:p>
          </table:table-cell>
        </table:table-row>
        <table:table-row table:style-name="ro1">
          <table:table-cell office:value-type="float" office:value="0.00759981" calcext:value-type="float">
            <text:p>0,00759981</text:p>
          </table:table-cell>
          <table:table-cell office:value-type="float" office:value="143.665" calcext:value-type="float">
            <text:p>143,665</text:p>
          </table:table-cell>
        </table:table-row>
        <table:table-row table:style-name="ro1">
          <table:table-cell office:value-type="float" office:value="0.00759588" calcext:value-type="float">
            <text:p>0,00759588</text:p>
          </table:table-cell>
          <table:table-cell office:value-type="float" office:value="143.732" calcext:value-type="float">
            <text:p>143,732</text:p>
          </table:table-cell>
        </table:table-row>
        <table:table-row table:style-name="ro1">
          <table:table-cell office:value-type="float" office:value="0.00760819" calcext:value-type="float">
            <text:p>0,00760819</text:p>
          </table:table-cell>
          <table:table-cell office:value-type="float" office:value="143.799" calcext:value-type="float">
            <text:p>143,799</text:p>
          </table:table-cell>
        </table:table-row>
        <table:table-row table:style-name="ro1">
          <table:table-cell office:value-type="float" office:value="0.00759874" calcext:value-type="float">
            <text:p>0,00759874</text:p>
          </table:table-cell>
          <table:table-cell office:value-type="float" office:value="143.861" calcext:value-type="float">
            <text:p>143,861</text:p>
          </table:table-cell>
        </table:table-row>
        <table:table-row table:style-name="ro1">
          <table:table-cell office:value-type="float" office:value="0.00761831" calcext:value-type="float">
            <text:p>0,00761831</text:p>
          </table:table-cell>
          <table:table-cell office:value-type="float" office:value="143.929" calcext:value-type="float">
            <text:p>143,929</text:p>
          </table:table-cell>
        </table:table-row>
        <table:table-row table:style-name="ro1">
          <table:table-cell office:value-type="float" office:value="0.00760877" calcext:value-type="float">
            <text:p>0,00760877</text:p>
          </table:table-cell>
          <table:table-cell office:value-type="float" office:value="143.996" calcext:value-type="float">
            <text:p>143,996</text:p>
          </table:table-cell>
        </table:table-row>
        <table:table-row table:style-name="ro1">
          <table:table-cell office:value-type="float" office:value="0.00759384" calcext:value-type="float">
            <text:p>0,00759384</text:p>
          </table:table-cell>
          <table:table-cell office:value-type="float" office:value="144.061" calcext:value-type="float">
            <text:p>144,061</text:p>
          </table:table-cell>
        </table:table-row>
        <table:table-row table:style-name="ro1">
          <table:table-cell office:value-type="float" office:value="0.00761286" calcext:value-type="float">
            <text:p>0,00761286</text:p>
          </table:table-cell>
          <table:table-cell office:value-type="float" office:value="144.126" calcext:value-type="float">
            <text:p>144,126</text:p>
          </table:table-cell>
        </table:table-row>
        <table:table-row table:style-name="ro1">
          <table:table-cell office:value-type="float" office:value="0.00759444" calcext:value-type="float">
            <text:p>0,00759444</text:p>
          </table:table-cell>
          <table:table-cell office:value-type="float" office:value="144.189" calcext:value-type="float">
            <text:p>144,189</text:p>
          </table:table-cell>
        </table:table-row>
        <table:table-row table:style-name="ro1">
          <table:table-cell office:value-type="float" office:value="0.0076154" calcext:value-type="float">
            <text:p>0,0076154</text:p>
          </table:table-cell>
          <table:table-cell office:value-type="float" office:value="144.255" calcext:value-type="float">
            <text:p>144,255</text:p>
          </table:table-cell>
        </table:table-row>
        <table:table-row table:style-name="ro1">
          <table:table-cell office:value-type="float" office:value="0.00760434" calcext:value-type="float">
            <text:p>0,00760434</text:p>
          </table:table-cell>
          <table:table-cell office:value-type="float" office:value="144.326" calcext:value-type="float">
            <text:p>144,326</text:p>
          </table:table-cell>
        </table:table-row>
        <table:table-row table:style-name="ro1">
          <table:table-cell office:value-type="float" office:value="0.00759754" calcext:value-type="float">
            <text:p>0,00759754</text:p>
          </table:table-cell>
          <table:table-cell office:value-type="float" office:value="144.395" calcext:value-type="float">
            <text:p>144,395</text:p>
          </table:table-cell>
        </table:table-row>
        <table:table-row table:style-name="ro1">
          <table:table-cell office:value-type="float" office:value="0.0076102" calcext:value-type="float">
            <text:p>0,0076102</text:p>
          </table:table-cell>
          <table:table-cell office:value-type="float" office:value="144.457" calcext:value-type="float">
            <text:p>144,457</text:p>
          </table:table-cell>
        </table:table-row>
        <table:table-row table:style-name="ro1">
          <table:table-cell office:value-type="float" office:value="0.00760127" calcext:value-type="float">
            <text:p>0,00760127</text:p>
          </table:table-cell>
          <table:table-cell office:value-type="float" office:value="144.526" calcext:value-type="float">
            <text:p>144,526</text:p>
          </table:table-cell>
        </table:table-row>
        <table:table-row table:style-name="ro1">
          <table:table-cell office:value-type="float" office:value="0.00758729" calcext:value-type="float">
            <text:p>0,00758729</text:p>
          </table:table-cell>
          <table:table-cell office:value-type="float" office:value="144.593" calcext:value-type="float">
            <text:p>144,593</text:p>
          </table:table-cell>
        </table:table-row>
        <table:table-row table:style-name="ro1">
          <table:table-cell office:value-type="float" office:value="0.0076077" calcext:value-type="float">
            <text:p>0,0076077</text:p>
          </table:table-cell>
          <table:table-cell office:value-type="float" office:value="144.66" calcext:value-type="float">
            <text:p>144,66</text:p>
          </table:table-cell>
        </table:table-row>
        <table:table-row table:style-name="ro1">
          <table:table-cell office:value-type="float" office:value="0.00760795" calcext:value-type="float">
            <text:p>0,00760795</text:p>
          </table:table-cell>
          <table:table-cell office:value-type="float" office:value="144.729" calcext:value-type="float">
            <text:p>144,729</text:p>
          </table:table-cell>
        </table:table-row>
        <table:table-row table:style-name="ro1">
          <table:table-cell office:value-type="float" office:value="0.00760984" calcext:value-type="float">
            <text:p>0,00760984</text:p>
          </table:table-cell>
          <table:table-cell office:value-type="float" office:value="144.795" calcext:value-type="float">
            <text:p>144,795</text:p>
          </table:table-cell>
        </table:table-row>
        <table:table-row table:style-name="ro1">
          <table:table-cell office:value-type="float" office:value="0.00759644" calcext:value-type="float">
            <text:p>0,00759644</text:p>
          </table:table-cell>
          <table:table-cell office:value-type="float" office:value="144.856" calcext:value-type="float">
            <text:p>144,856</text:p>
          </table:table-cell>
        </table:table-row>
        <table:table-row table:style-name="ro1">
          <table:table-cell office:value-type="float" office:value="0.0075997" calcext:value-type="float">
            <text:p>0,0075997</text:p>
          </table:table-cell>
          <table:table-cell office:value-type="float" office:value="144.93" calcext:value-type="float">
            <text:p>144,93</text:p>
          </table:table-cell>
        </table:table-row>
        <table:table-row table:style-name="ro1">
          <table:table-cell office:value-type="float" office:value="0.00759406" calcext:value-type="float">
            <text:p>0,00759406</text:p>
          </table:table-cell>
          <table:table-cell office:value-type="float" office:value="144.999" calcext:value-type="float">
            <text:p>144,999</text:p>
          </table:table-cell>
        </table:table-row>
        <table:table-row table:style-name="ro1">
          <table:table-cell office:value-type="float" office:value="0.00759544" calcext:value-type="float">
            <text:p>0,00759544</text:p>
          </table:table-cell>
          <table:table-cell office:value-type="float" office:value="145.057" calcext:value-type="float">
            <text:p>145,057</text:p>
          </table:table-cell>
        </table:table-row>
        <table:table-row table:style-name="ro1">
          <table:table-cell office:value-type="float" office:value="0.00759019" calcext:value-type="float">
            <text:p>0,00759019</text:p>
          </table:table-cell>
          <table:table-cell office:value-type="float" office:value="145.129" calcext:value-type="float">
            <text:p>145,129</text:p>
          </table:table-cell>
        </table:table-row>
        <table:table-row table:style-name="ro1">
          <table:table-cell office:value-type="float" office:value="0.00760979" calcext:value-type="float">
            <text:p>0,00760979</text:p>
          </table:table-cell>
          <table:table-cell office:value-type="float" office:value="145.2" calcext:value-type="float">
            <text:p>145,2</text:p>
          </table:table-cell>
        </table:table-row>
        <table:table-row table:style-name="ro1">
          <table:table-cell office:value-type="float" office:value="0.00759934" calcext:value-type="float">
            <text:p>0,00759934</text:p>
          </table:table-cell>
          <table:table-cell office:value-type="float" office:value="145.255" calcext:value-type="float">
            <text:p>145,255</text:p>
          </table:table-cell>
        </table:table-row>
        <table:table-row table:style-name="ro1">
          <table:table-cell office:value-type="float" office:value="0.00759828" calcext:value-type="float">
            <text:p>0,00759828</text:p>
          </table:table-cell>
          <table:table-cell office:value-type="float" office:value="145.333" calcext:value-type="float">
            <text:p>145,333</text:p>
          </table:table-cell>
        </table:table-row>
        <table:table-row table:style-name="ro1">
          <table:table-cell office:value-type="float" office:value="0.00760396" calcext:value-type="float">
            <text:p>0,00760396</text:p>
          </table:table-cell>
          <table:table-cell office:value-type="float" office:value="145.399" calcext:value-type="float">
            <text:p>145,399</text:p>
          </table:table-cell>
        </table:table-row>
        <table:table-row table:style-name="ro1">
          <table:table-cell office:value-type="float" office:value="0.00760893" calcext:value-type="float">
            <text:p>0,00760893</text:p>
          </table:table-cell>
          <table:table-cell office:value-type="float" office:value="145.466" calcext:value-type="float">
            <text:p>145,466</text:p>
          </table:table-cell>
        </table:table-row>
        <table:table-row table:style-name="ro1">
          <table:table-cell office:value-type="float" office:value="0.00760069" calcext:value-type="float">
            <text:p>0,00760069</text:p>
          </table:table-cell>
          <table:table-cell office:value-type="float" office:value="145.536" calcext:value-type="float">
            <text:p>145,536</text:p>
          </table:table-cell>
        </table:table-row>
        <table:table-row table:style-name="ro1">
          <table:table-cell office:value-type="float" office:value="0.00760844" calcext:value-type="float">
            <text:p>0,00760844</text:p>
          </table:table-cell>
          <table:table-cell office:value-type="float" office:value="145.601" calcext:value-type="float">
            <text:p>145,601</text:p>
          </table:table-cell>
        </table:table-row>
        <table:table-row table:style-name="ro1">
          <table:table-cell office:value-type="float" office:value="0.00761061" calcext:value-type="float">
            <text:p>0,00761061</text:p>
          </table:table-cell>
          <table:table-cell office:value-type="float" office:value="145.667" calcext:value-type="float">
            <text:p>145,667</text:p>
          </table:table-cell>
        </table:table-row>
        <table:table-row table:style-name="ro1">
          <table:table-cell office:value-type="float" office:value="0.00759914" calcext:value-type="float">
            <text:p>0,00759914</text:p>
          </table:table-cell>
          <table:table-cell office:value-type="float" office:value="145.735" calcext:value-type="float">
            <text:p>145,735</text:p>
          </table:table-cell>
        </table:table-row>
        <table:table-row table:style-name="ro1">
          <table:table-cell office:value-type="float" office:value="0.00760347" calcext:value-type="float">
            <text:p>0,00760347</text:p>
          </table:table-cell>
          <table:table-cell office:value-type="float" office:value="145.8" calcext:value-type="float">
            <text:p>145,8</text:p>
          </table:table-cell>
        </table:table-row>
        <table:table-row table:style-name="ro1">
          <table:table-cell office:value-type="float" office:value="0.00761159" calcext:value-type="float">
            <text:p>0,00761159</text:p>
          </table:table-cell>
          <table:table-cell office:value-type="float" office:value="145.86" calcext:value-type="float">
            <text:p>145,86</text:p>
          </table:table-cell>
        </table:table-row>
        <table:table-row table:style-name="ro1">
          <table:table-cell office:value-type="float" office:value="0.00760134" calcext:value-type="float">
            <text:p>0,00760134</text:p>
          </table:table-cell>
          <table:table-cell office:value-type="float" office:value="145.936" calcext:value-type="float">
            <text:p>145,936</text:p>
          </table:table-cell>
        </table:table-row>
        <table:table-row table:style-name="ro1">
          <table:table-cell office:value-type="float" office:value="0.00760065" calcext:value-type="float">
            <text:p>0,0076006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0076023" calcext:value-type="float">
            <text:p>0,0076023</text:p>
          </table:table-cell>
          <table:table-cell office:value-type="float" office:value="146.065" calcext:value-type="float">
            <text:p>146,065</text:p>
          </table:table-cell>
        </table:table-row>
        <table:table-row table:style-name="ro1">
          <table:table-cell office:value-type="float" office:value="0.00760357" calcext:value-type="float">
            <text:p>0,00760357</text:p>
          </table:table-cell>
          <table:table-cell office:value-type="float" office:value="146.164" calcext:value-type="float">
            <text:p>146,164</text:p>
          </table:table-cell>
        </table:table-row>
        <table:table-row table:style-name="ro1">
          <table:table-cell office:value-type="float" office:value="0.00761094" calcext:value-type="float">
            <text:p>0,00761094</text:p>
          </table:table-cell>
          <table:table-cell office:value-type="float" office:value="146.226" calcext:value-type="float">
            <text:p>146,226</text:p>
          </table:table-cell>
        </table:table-row>
        <table:table-row table:style-name="ro1">
          <table:table-cell office:value-type="float" office:value="0.00761246" calcext:value-type="float">
            <text:p>0,00761246</text:p>
          </table:table-cell>
          <table:table-cell office:value-type="float" office:value="146.291" calcext:value-type="float">
            <text:p>146,291</text:p>
          </table:table-cell>
        </table:table-row>
        <table:table-row table:style-name="ro1">
          <table:table-cell office:value-type="float" office:value="0.00760669" calcext:value-type="float">
            <text:p>0,00760669</text:p>
          </table:table-cell>
          <table:table-cell office:value-type="float" office:value="146.356" calcext:value-type="float">
            <text:p>146,356</text:p>
          </table:table-cell>
        </table:table-row>
        <table:table-row table:style-name="ro1">
          <table:table-cell office:value-type="float" office:value="0.0076127" calcext:value-type="float">
            <text:p>0,0076127</text:p>
          </table:table-cell>
          <table:table-cell office:value-type="float" office:value="146.423" calcext:value-type="float">
            <text:p>146,423</text:p>
          </table:table-cell>
        </table:table-row>
        <table:table-row table:style-name="ro1">
          <table:table-cell office:value-type="float" office:value="0.00760795" calcext:value-type="float">
            <text:p>0,00760795</text:p>
          </table:table-cell>
          <table:table-cell office:value-type="float" office:value="146.495" calcext:value-type="float">
            <text:p>146,495</text:p>
          </table:table-cell>
        </table:table-row>
        <table:table-row table:style-name="ro1">
          <table:table-cell office:value-type="float" office:value="0.0075992" calcext:value-type="float">
            <text:p>0,0075992</text:p>
          </table:table-cell>
          <table:table-cell office:value-type="float" office:value="146.562" calcext:value-type="float">
            <text:p>146,562</text:p>
          </table:table-cell>
        </table:table-row>
        <table:table-row table:style-name="ro1">
          <table:table-cell office:value-type="float" office:value="0.00759523" calcext:value-type="float">
            <text:p>0,00759523</text:p>
          </table:table-cell>
          <table:table-cell office:value-type="float" office:value="146.634" calcext:value-type="float">
            <text:p>146,634</text:p>
          </table:table-cell>
        </table:table-row>
        <table:table-row table:style-name="ro1">
          <table:table-cell office:value-type="float" office:value="0.00761582" calcext:value-type="float">
            <text:p>0,00761582</text:p>
          </table:table-cell>
          <table:table-cell office:value-type="float" office:value="146.701" calcext:value-type="float">
            <text:p>146,701</text:p>
          </table:table-cell>
        </table:table-row>
        <table:table-row table:style-name="ro1">
          <table:table-cell office:value-type="float" office:value="0.00759835" calcext:value-type="float">
            <text:p>0,00759835</text:p>
          </table:table-cell>
          <table:table-cell office:value-type="float" office:value="146.77" calcext:value-type="float">
            <text:p>146,77</text:p>
          </table:table-cell>
        </table:table-row>
        <table:table-row table:style-name="ro1">
          <table:table-cell office:value-type="float" office:value="0.00760472" calcext:value-type="float">
            <text:p>0,00760472</text:p>
          </table:table-cell>
          <table:table-cell office:value-type="float" office:value="146.823" calcext:value-type="float">
            <text:p>146,823</text:p>
          </table:table-cell>
        </table:table-row>
        <table:table-row table:style-name="ro1">
          <table:table-cell office:value-type="float" office:value="0.00762274" calcext:value-type="float">
            <text:p>0,00762274</text:p>
          </table:table-cell>
          <table:table-cell office:value-type="float" office:value="146.898" calcext:value-type="float">
            <text:p>146,898</text:p>
          </table:table-cell>
        </table:table-row>
        <table:table-row table:style-name="ro1">
          <table:table-cell office:value-type="float" office:value="0.00760156" calcext:value-type="float">
            <text:p>0,00760156</text:p>
          </table:table-cell>
          <table:table-cell office:value-type="float" office:value="146.958" calcext:value-type="float">
            <text:p>146,958</text:p>
          </table:table-cell>
        </table:table-row>
        <table:table-row table:style-name="ro1">
          <table:table-cell office:value-type="float" office:value="0.0076127" calcext:value-type="float">
            <text:p>0,0076127</text:p>
          </table:table-cell>
          <table:table-cell office:value-type="float" office:value="147.034" calcext:value-type="float">
            <text:p>147,034</text:p>
          </table:table-cell>
        </table:table-row>
        <table:table-row table:style-name="ro1">
          <table:table-cell office:value-type="float" office:value="0.00760602" calcext:value-type="float">
            <text:p>0,00760602</text:p>
          </table:table-cell>
          <table:table-cell office:value-type="float" office:value="147.086" calcext:value-type="float">
            <text:p>147,086</text:p>
          </table:table-cell>
        </table:table-row>
        <table:table-row table:style-name="ro1">
          <table:table-cell office:value-type="float" office:value="0.00760049" calcext:value-type="float">
            <text:p>0,00760049</text:p>
          </table:table-cell>
          <table:table-cell office:value-type="float" office:value="147.162" calcext:value-type="float">
            <text:p>147,162</text:p>
          </table:table-cell>
        </table:table-row>
        <table:table-row table:style-name="ro1">
          <table:table-cell office:value-type="float" office:value="0.00762546" calcext:value-type="float">
            <text:p>0,00762546</text:p>
          </table:table-cell>
          <table:table-cell office:value-type="float" office:value="147.226" calcext:value-type="float">
            <text:p>147,226</text:p>
          </table:table-cell>
        </table:table-row>
        <table:table-row table:style-name="ro1">
          <table:table-cell office:value-type="float" office:value="0.00761264" calcext:value-type="float">
            <text:p>0,00761264</text:p>
          </table:table-cell>
          <table:table-cell office:value-type="float" office:value="147.287" calcext:value-type="float">
            <text:p>147,287</text:p>
          </table:table-cell>
        </table:table-row>
        <table:table-row table:style-name="ro1">
          <table:table-cell office:value-type="float" office:value="0.00762099" calcext:value-type="float">
            <text:p>0,00762099</text:p>
          </table:table-cell>
          <table:table-cell office:value-type="float" office:value="147.361" calcext:value-type="float">
            <text:p>147,361</text:p>
          </table:table-cell>
        </table:table-row>
        <table:table-row table:style-name="ro1">
          <table:table-cell office:value-type="float" office:value="0.00760933" calcext:value-type="float">
            <text:p>0,00760933</text:p>
          </table:table-cell>
          <table:table-cell office:value-type="float" office:value="147.419" calcext:value-type="float">
            <text:p>147,419</text:p>
          </table:table-cell>
        </table:table-row>
        <table:table-row table:style-name="ro1">
          <table:table-cell office:value-type="float" office:value="0.0076095" calcext:value-type="float">
            <text:p>0,0076095</text:p>
          </table:table-cell>
          <table:table-cell office:value-type="float" office:value="147.493" calcext:value-type="float">
            <text:p>147,493</text:p>
          </table:table-cell>
        </table:table-row>
        <table:table-row table:style-name="ro1">
          <table:table-cell office:value-type="float" office:value="0.00760859" calcext:value-type="float">
            <text:p>0,00760859</text:p>
          </table:table-cell>
          <table:table-cell office:value-type="float" office:value="147.564" calcext:value-type="float">
            <text:p>147,564</text:p>
          </table:table-cell>
        </table:table-row>
        <table:table-row table:style-name="ro1">
          <table:table-cell office:value-type="float" office:value="0.00760763" calcext:value-type="float">
            <text:p>0,00760763</text:p>
          </table:table-cell>
          <table:table-cell office:value-type="float" office:value="147.633" calcext:value-type="float">
            <text:p>147,633</text:p>
          </table:table-cell>
        </table:table-row>
        <table:table-row table:style-name="ro1">
          <table:table-cell office:value-type="float" office:value="0.00760169" calcext:value-type="float">
            <text:p>0,00760169</text:p>
          </table:table-cell>
          <table:table-cell office:value-type="float" office:value="147.699" calcext:value-type="float">
            <text:p>147,699</text:p>
          </table:table-cell>
        </table:table-row>
        <table:table-row table:style-name="ro1">
          <table:table-cell office:value-type="float" office:value="0.00761303" calcext:value-type="float">
            <text:p>0,00761303</text:p>
          </table:table-cell>
          <table:table-cell office:value-type="float" office:value="147.75" calcext:value-type="float">
            <text:p>147,75</text:p>
          </table:table-cell>
        </table:table-row>
        <table:table-row table:style-name="ro1">
          <table:table-cell office:value-type="float" office:value="0.00758742" calcext:value-type="float">
            <text:p>0,00758742</text:p>
          </table:table-cell>
          <table:table-cell office:value-type="float" office:value="147.833" calcext:value-type="float">
            <text:p>147,833</text:p>
          </table:table-cell>
        </table:table-row>
        <table:table-row table:style-name="ro1">
          <table:table-cell office:value-type="float" office:value="0.00759025" calcext:value-type="float">
            <text:p>0,00759025</text:p>
          </table:table-cell>
          <table:table-cell office:value-type="float" office:value="147.884" calcext:value-type="float">
            <text:p>147,884</text:p>
          </table:table-cell>
        </table:table-row>
        <table:table-row table:style-name="ro1">
          <table:table-cell office:value-type="float" office:value="0.00761174" calcext:value-type="float">
            <text:p>0,00761174</text:p>
          </table:table-cell>
          <table:table-cell office:value-type="float" office:value="147.957" calcext:value-type="float">
            <text:p>147,957</text:p>
          </table:table-cell>
        </table:table-row>
        <table:table-row table:style-name="ro1">
          <table:table-cell office:value-type="float" office:value="0.00761191" calcext:value-type="float">
            <text:p>0,00761191</text:p>
          </table:table-cell>
          <table:table-cell office:value-type="float" office:value="148.031" calcext:value-type="float">
            <text:p>148,031</text:p>
          </table:table-cell>
        </table:table-row>
        <table:table-row table:style-name="ro1">
          <table:table-cell office:value-type="float" office:value="0.00761485" calcext:value-type="float">
            <text:p>0,00761485</text:p>
          </table:table-cell>
          <table:table-cell office:value-type="float" office:value="148.089" calcext:value-type="float">
            <text:p>148,089</text:p>
          </table:table-cell>
        </table:table-row>
        <table:table-row table:style-name="ro1">
          <table:table-cell office:value-type="float" office:value="0.00760952" calcext:value-type="float">
            <text:p>0,00760952</text:p>
          </table:table-cell>
          <table:table-cell office:value-type="float" office:value="148.158" calcext:value-type="float">
            <text:p>148,158</text:p>
          </table:table-cell>
        </table:table-row>
        <table:table-row table:style-name="ro1">
          <table:table-cell office:value-type="float" office:value="0.00760705" calcext:value-type="float">
            <text:p>0,00760705</text:p>
          </table:table-cell>
          <table:table-cell office:value-type="float" office:value="148.214" calcext:value-type="float">
            <text:p>148,214</text:p>
          </table:table-cell>
        </table:table-row>
        <table:table-row table:style-name="ro1">
          <table:table-cell office:value-type="float" office:value="0.00760796" calcext:value-type="float">
            <text:p>0,00760796</text:p>
          </table:table-cell>
          <table:table-cell office:value-type="float" office:value="148.29" calcext:value-type="float">
            <text:p>148,29</text:p>
          </table:table-cell>
        </table:table-row>
        <table:table-row table:style-name="ro1">
          <table:table-cell office:value-type="float" office:value="0.00760123" calcext:value-type="float">
            <text:p>0,00760123</text:p>
          </table:table-cell>
          <table:table-cell office:value-type="float" office:value="148.356" calcext:value-type="float">
            <text:p>148,356</text:p>
          </table:table-cell>
        </table:table-row>
        <table:table-row table:style-name="ro1">
          <table:table-cell office:value-type="float" office:value="0.00761259" calcext:value-type="float">
            <text:p>0,00761259</text:p>
          </table:table-cell>
          <table:table-cell office:value-type="float" office:value="148.42" calcext:value-type="float">
            <text:p>148,42</text:p>
          </table:table-cell>
        </table:table-row>
        <table:table-row table:style-name="ro1">
          <table:table-cell office:value-type="float" office:value="0.00760672" calcext:value-type="float">
            <text:p>0,00760672</text:p>
          </table:table-cell>
          <table:table-cell office:value-type="float" office:value="148.489" calcext:value-type="float">
            <text:p>148,489</text:p>
          </table:table-cell>
        </table:table-row>
        <table:table-row table:style-name="ro1">
          <table:table-cell office:value-type="float" office:value="0.00760795" calcext:value-type="float">
            <text:p>0,00760795</text:p>
          </table:table-cell>
          <table:table-cell office:value-type="float" office:value="148.558" calcext:value-type="float">
            <text:p>148,558</text:p>
          </table:table-cell>
        </table:table-row>
        <table:table-row table:style-name="ro1">
          <table:table-cell office:value-type="float" office:value="0.0076004" calcext:value-type="float">
            <text:p>0,0076004</text:p>
          </table:table-cell>
          <table:table-cell office:value-type="float" office:value="148.628" calcext:value-type="float">
            <text:p>148,628</text:p>
          </table:table-cell>
        </table:table-row>
        <table:table-row table:style-name="ro1">
          <table:table-cell office:value-type="float" office:value="0.00760849" calcext:value-type="float">
            <text:p>0,00760849</text:p>
          </table:table-cell>
          <table:table-cell office:value-type="float" office:value="148.7" calcext:value-type="float">
            <text:p>148,7</text:p>
          </table:table-cell>
        </table:table-row>
        <table:table-row table:style-name="ro1">
          <table:table-cell office:value-type="float" office:value="0.00759425" calcext:value-type="float">
            <text:p>0,00759425</text:p>
          </table:table-cell>
          <table:table-cell office:value-type="float" office:value="148.751" calcext:value-type="float">
            <text:p>148,751</text:p>
          </table:table-cell>
        </table:table-row>
        <table:table-row table:style-name="ro1">
          <table:table-cell office:value-type="float" office:value="0.00760827" calcext:value-type="float">
            <text:p>0,00760827</text:p>
          </table:table-cell>
          <table:table-cell office:value-type="float" office:value="148.827" calcext:value-type="float">
            <text:p>148,827</text:p>
          </table:table-cell>
        </table:table-row>
        <table:table-row table:style-name="ro1">
          <table:table-cell office:value-type="float" office:value="0.00761496" calcext:value-type="float">
            <text:p>0,00761496</text:p>
          </table:table-cell>
          <table:table-cell office:value-type="float" office:value="148.901" calcext:value-type="float">
            <text:p>148,901</text:p>
          </table:table-cell>
        </table:table-row>
        <table:table-row table:style-name="ro1">
          <table:table-cell office:value-type="float" office:value="0.0076082" calcext:value-type="float">
            <text:p>0,0076082</text:p>
          </table:table-cell>
          <table:table-cell office:value-type="float" office:value="148.953" calcext:value-type="float">
            <text:p>148,953</text:p>
          </table:table-cell>
        </table:table-row>
        <table:table-row table:style-name="ro1">
          <table:table-cell office:value-type="float" office:value="0.00761801" calcext:value-type="float">
            <text:p>0,00761801</text:p>
          </table:table-cell>
          <table:table-cell office:value-type="float" office:value="149.025" calcext:value-type="float">
            <text:p>149,025</text:p>
          </table:table-cell>
        </table:table-row>
        <table:table-row table:style-name="ro1">
          <table:table-cell office:value-type="float" office:value="0.00762688" calcext:value-type="float">
            <text:p>0,00762688</text:p>
          </table:table-cell>
          <table:table-cell office:value-type="float" office:value="149.098" calcext:value-type="float">
            <text:p>149,098</text:p>
          </table:table-cell>
        </table:table-row>
        <table:table-row table:style-name="ro1">
          <table:table-cell office:value-type="float" office:value="0.00760896" calcext:value-type="float">
            <text:p>0,00760896</text:p>
          </table:table-cell>
          <table:table-cell office:value-type="float" office:value="149.16" calcext:value-type="float">
            <text:p>149,16</text:p>
          </table:table-cell>
        </table:table-row>
        <table:table-row table:style-name="ro1">
          <table:table-cell office:value-type="float" office:value="0.00761188" calcext:value-type="float">
            <text:p>0,00761188</text:p>
          </table:table-cell>
          <table:table-cell office:value-type="float" office:value="149.227" calcext:value-type="float">
            <text:p>149,227</text:p>
          </table:table-cell>
        </table:table-row>
        <table:table-row table:style-name="ro1">
          <table:table-cell office:value-type="float" office:value="0.00760898" calcext:value-type="float">
            <text:p>0,00760898</text:p>
          </table:table-cell>
          <table:table-cell office:value-type="float" office:value="149.301" calcext:value-type="float">
            <text:p>149,301</text:p>
          </table:table-cell>
        </table:table-row>
        <table:table-row table:style-name="ro1">
          <table:table-cell office:value-type="float" office:value="0.00760881" calcext:value-type="float">
            <text:p>0,00760881</text:p>
          </table:table-cell>
          <table:table-cell office:value-type="float" office:value="149.367" calcext:value-type="float">
            <text:p>149,367</text:p>
          </table:table-cell>
        </table:table-row>
        <table:table-row table:style-name="ro1">
          <table:table-cell office:value-type="float" office:value="0.00760588" calcext:value-type="float">
            <text:p>0,00760588</text:p>
          </table:table-cell>
          <table:table-cell office:value-type="float" office:value="149.42" calcext:value-type="float">
            <text:p>149,42</text:p>
          </table:table-cell>
        </table:table-row>
        <table:table-row table:style-name="ro1">
          <table:table-cell office:value-type="float" office:value="0.00760985" calcext:value-type="float">
            <text:p>0,00760985</text:p>
          </table:table-cell>
          <table:table-cell office:value-type="float" office:value="149.491" calcext:value-type="float">
            <text:p>149,491</text:p>
          </table:table-cell>
        </table:table-row>
        <table:table-row table:style-name="ro1">
          <table:table-cell office:value-type="float" office:value="0.00761353" calcext:value-type="float">
            <text:p>0,00761353</text:p>
          </table:table-cell>
          <table:table-cell office:value-type="float" office:value="149.569" calcext:value-type="float">
            <text:p>149,569</text:p>
          </table:table-cell>
        </table:table-row>
        <table:table-row table:style-name="ro1">
          <table:table-cell office:value-type="float" office:value="0.00760407" calcext:value-type="float">
            <text:p>0,00760407</text:p>
          </table:table-cell>
          <table:table-cell office:value-type="float" office:value="149.634" calcext:value-type="float">
            <text:p>149,634</text:p>
          </table:table-cell>
        </table:table-row>
        <table:table-row table:style-name="ro1">
          <table:table-cell office:value-type="float" office:value="0.00760985" calcext:value-type="float">
            <text:p>0,00760985</text:p>
          </table:table-cell>
          <table:table-cell office:value-type="float" office:value="149.693" calcext:value-type="float">
            <text:p>149,693</text:p>
          </table:table-cell>
        </table:table-row>
        <table:table-row table:style-name="ro1">
          <table:table-cell office:value-type="float" office:value="0.00760779" calcext:value-type="float">
            <text:p>0,00760779</text:p>
          </table:table-cell>
          <table:table-cell office:value-type="float" office:value="149.762" calcext:value-type="float">
            <text:p>149,762</text:p>
          </table:table-cell>
        </table:table-row>
        <table:table-row table:style-name="ro1">
          <table:table-cell office:value-type="float" office:value="0.00761232" calcext:value-type="float">
            <text:p>0,00761232</text:p>
          </table:table-cell>
          <table:table-cell office:value-type="float" office:value="149.822" calcext:value-type="float">
            <text:p>149,822</text:p>
          </table:table-cell>
        </table:table-row>
        <table:table-row table:style-name="ro1">
          <table:table-cell office:value-type="float" office:value="0.00760921" calcext:value-type="float">
            <text:p>0,00760921</text:p>
          </table:table-cell>
          <table:table-cell office:value-type="float" office:value="149.888" calcext:value-type="float">
            <text:p>149,888</text:p>
          </table:table-cell>
        </table:table-row>
        <table:table-row table:style-name="ro1">
          <table:table-cell office:value-type="float" office:value="0.00759532" calcext:value-type="float">
            <text:p>0,00759532</text:p>
          </table:table-cell>
          <table:table-cell office:value-type="float" office:value="149.953" calcext:value-type="float">
            <text:p>149,953</text:p>
          </table:table-cell>
        </table:table-row>
        <table:table-row table:style-name="ro1">
          <table:table-cell office:value-type="float" office:value="0.00760945" calcext:value-type="float">
            <text:p>0,00760945</text:p>
          </table:table-cell>
          <table:table-cell office:value-type="float" office:value="150.023" calcext:value-type="float">
            <text:p>150,023</text:p>
          </table:table-cell>
        </table:table-row>
        <table:table-row table:style-name="ro1">
          <table:table-cell office:value-type="float" office:value="0.00760994" calcext:value-type="float">
            <text:p>0,00760994</text:p>
          </table:table-cell>
          <table:table-cell office:value-type="float" office:value="150.089" calcext:value-type="float">
            <text:p>150,089</text:p>
          </table:table-cell>
        </table:table-row>
        <table:table-row table:style-name="ro1">
          <table:table-cell office:value-type="float" office:value="0.00762055" calcext:value-type="float">
            <text:p>0,00762055</text:p>
          </table:table-cell>
          <table:table-cell office:value-type="float" office:value="150.152" calcext:value-type="float">
            <text:p>150,152</text:p>
          </table:table-cell>
        </table:table-row>
        <table:table-row table:style-name="ro1">
          <table:table-cell office:value-type="float" office:value="0.00760262" calcext:value-type="float">
            <text:p>0,00760262</text:p>
          </table:table-cell>
          <table:table-cell office:value-type="float" office:value="150.218" calcext:value-type="float">
            <text:p>150,218</text:p>
          </table:table-cell>
        </table:table-row>
        <table:table-row table:style-name="ro1">
          <table:table-cell office:value-type="float" office:value="0.00761533" calcext:value-type="float">
            <text:p>0,00761533</text:p>
          </table:table-cell>
          <table:table-cell office:value-type="float" office:value="150.287" calcext:value-type="float">
            <text:p>150,287</text:p>
          </table:table-cell>
        </table:table-row>
        <table:table-row table:style-name="ro1">
          <table:table-cell office:value-type="float" office:value="0.00759873" calcext:value-type="float">
            <text:p>0,00759873</text:p>
          </table:table-cell>
          <table:table-cell office:value-type="float" office:value="150.36" calcext:value-type="float">
            <text:p>150,36</text:p>
          </table:table-cell>
        </table:table-row>
        <table:table-row table:style-name="ro1">
          <table:table-cell office:value-type="float" office:value="0.00761009" calcext:value-type="float">
            <text:p>0,00761009</text:p>
          </table:table-cell>
          <table:table-cell office:value-type="float" office:value="150.432" calcext:value-type="float">
            <text:p>150,432</text:p>
          </table:table-cell>
        </table:table-row>
        <table:table-row table:style-name="ro1">
          <table:table-cell office:value-type="float" office:value="0.0076048" calcext:value-type="float">
            <text:p>0,0076048</text:p>
          </table:table-cell>
          <table:table-cell office:value-type="float" office:value="150.499" calcext:value-type="float">
            <text:p>150,499</text:p>
          </table:table-cell>
        </table:table-row>
        <table:table-row table:style-name="ro1">
          <table:table-cell office:value-type="float" office:value="0.0076077" calcext:value-type="float">
            <text:p>0,0076077</text:p>
          </table:table-cell>
          <table:table-cell office:value-type="float" office:value="150.558" calcext:value-type="float">
            <text:p>150,558</text:p>
          </table:table-cell>
        </table:table-row>
        <table:table-row table:style-name="ro1">
          <table:table-cell office:value-type="float" office:value="0.0076091" calcext:value-type="float">
            <text:p>0,0076091</text:p>
          </table:table-cell>
          <table:table-cell office:value-type="float" office:value="150.633" calcext:value-type="float">
            <text:p>150,633</text:p>
          </table:table-cell>
        </table:table-row>
        <table:table-row table:style-name="ro1">
          <table:table-cell office:value-type="float" office:value="0.00760675" calcext:value-type="float">
            <text:p>0,00760675</text:p>
          </table:table-cell>
          <table:table-cell office:value-type="float" office:value="150.692" calcext:value-type="float">
            <text:p>150,692</text:p>
          </table:table-cell>
        </table:table-row>
        <table:table-row table:style-name="ro1">
          <table:table-cell office:value-type="float" office:value="0.00759382" calcext:value-type="float">
            <text:p>0,00759382</text:p>
          </table:table-cell>
          <table:table-cell office:value-type="float" office:value="150.754" calcext:value-type="float">
            <text:p>150,754</text:p>
          </table:table-cell>
        </table:table-row>
        <table:table-row table:style-name="ro1">
          <table:table-cell office:value-type="float" office:value="0.00761168" calcext:value-type="float">
            <text:p>0,00761168</text:p>
          </table:table-cell>
          <table:table-cell office:value-type="float" office:value="150.831" calcext:value-type="float">
            <text:p>150,831</text:p>
          </table:table-cell>
        </table:table-row>
        <table:table-row table:style-name="ro1">
          <table:table-cell office:value-type="float" office:value="0.00760507" calcext:value-type="float">
            <text:p>0,00760507</text:p>
          </table:table-cell>
          <table:table-cell office:value-type="float" office:value="150.901" calcext:value-type="float">
            <text:p>150,901</text:p>
          </table:table-cell>
        </table:table-row>
        <table:table-row table:style-name="ro1">
          <table:table-cell office:value-type="float" office:value="0.00762477" calcext:value-type="float">
            <text:p>0,00762477</text:p>
          </table:table-cell>
          <table:table-cell office:value-type="float" office:value="150.968" calcext:value-type="float">
            <text:p>150,968</text:p>
          </table:table-cell>
        </table:table-row>
        <table:table-row table:style-name="ro1">
          <table:table-cell office:value-type="float" office:value="0.00761299" calcext:value-type="float">
            <text:p>0,00761299</text:p>
          </table:table-cell>
          <table:table-cell office:value-type="float" office:value="151.022" calcext:value-type="float">
            <text:p>151,022</text:p>
          </table:table-cell>
        </table:table-row>
        <table:table-row table:style-name="ro1">
          <table:table-cell office:value-type="float" office:value="0.00760692" calcext:value-type="float">
            <text:p>0,00760692</text:p>
          </table:table-cell>
          <table:table-cell office:value-type="float" office:value="151.09" calcext:value-type="float">
            <text:p>151,09</text:p>
          </table:table-cell>
        </table:table-row>
        <table:table-row table:style-name="ro1">
          <table:table-cell office:value-type="float" office:value="0.007615" calcext:value-type="float">
            <text:p>0,007615</text:p>
          </table:table-cell>
          <table:table-cell office:value-type="float" office:value="151.165" calcext:value-type="float">
            <text:p>151,165</text:p>
          </table:table-cell>
        </table:table-row>
        <table:table-row table:style-name="ro1">
          <table:table-cell office:value-type="float" office:value="0.00761056" calcext:value-type="float">
            <text:p>0,00761056</text:p>
          </table:table-cell>
          <table:table-cell office:value-type="float" office:value="151.234" calcext:value-type="float">
            <text:p>151,234</text:p>
          </table:table-cell>
        </table:table-row>
        <table:table-row table:style-name="ro1">
          <table:table-cell office:value-type="float" office:value="0.00760012" calcext:value-type="float">
            <text:p>0,00760012</text:p>
          </table:table-cell>
          <table:table-cell office:value-type="float" office:value="151.295" calcext:value-type="float">
            <text:p>151,295</text:p>
          </table:table-cell>
        </table:table-row>
        <table:table-row table:style-name="ro1">
          <table:table-cell office:value-type="float" office:value="0.00760397" calcext:value-type="float">
            <text:p>0,00760397</text:p>
          </table:table-cell>
          <table:table-cell office:value-type="float" office:value="151.356" calcext:value-type="float">
            <text:p>151,356</text:p>
          </table:table-cell>
        </table:table-row>
        <table:table-row table:style-name="ro1">
          <table:table-cell office:value-type="float" office:value="0.00760939" calcext:value-type="float">
            <text:p>0,00760939</text:p>
          </table:table-cell>
          <table:table-cell office:value-type="float" office:value="151.429" calcext:value-type="float">
            <text:p>151,429</text:p>
          </table:table-cell>
        </table:table-row>
        <table:table-row table:style-name="ro1">
          <table:table-cell office:value-type="float" office:value="0.00761186" calcext:value-type="float">
            <text:p>0,00761186</text:p>
          </table:table-cell>
          <table:table-cell office:value-type="float" office:value="151.496" calcext:value-type="float">
            <text:p>151,496</text:p>
          </table:table-cell>
        </table:table-row>
        <table:table-row table:style-name="ro1">
          <table:table-cell office:value-type="float" office:value="0.00760499" calcext:value-type="float">
            <text:p>0,00760499</text:p>
          </table:table-cell>
          <table:table-cell office:value-type="float" office:value="151.554" calcext:value-type="float">
            <text:p>151,554</text:p>
          </table:table-cell>
        </table:table-row>
        <table:table-row table:style-name="ro1">
          <table:table-cell office:value-type="float" office:value="0.00760713" calcext:value-type="float">
            <text:p>0,00760713</text:p>
          </table:table-cell>
          <table:table-cell office:value-type="float" office:value="151.627" calcext:value-type="float">
            <text:p>151,627</text:p>
          </table:table-cell>
        </table:table-row>
        <table:table-row table:style-name="ro1">
          <table:table-cell office:value-type="float" office:value="0.00760709" calcext:value-type="float">
            <text:p>0,00760709</text:p>
          </table:table-cell>
          <table:table-cell office:value-type="float" office:value="151.698" calcext:value-type="float">
            <text:p>151,698</text:p>
          </table:table-cell>
        </table:table-row>
        <table:table-row table:style-name="ro1">
          <table:table-cell office:value-type="float" office:value="0.00761049" calcext:value-type="float">
            <text:p>0,00761049</text:p>
          </table:table-cell>
          <table:table-cell office:value-type="float" office:value="151.751" calcext:value-type="float">
            <text:p>151,751</text:p>
          </table:table-cell>
        </table:table-row>
        <table:table-row table:style-name="ro1">
          <table:table-cell office:value-type="float" office:value="0.00761322" calcext:value-type="float">
            <text:p>0,00761322</text:p>
          </table:table-cell>
          <table:table-cell office:value-type="float" office:value="151.823" calcext:value-type="float">
            <text:p>151,823</text:p>
          </table:table-cell>
        </table:table-row>
        <table:table-row table:style-name="ro1">
          <table:table-cell office:value-type="float" office:value="0.00760628" calcext:value-type="float">
            <text:p>0,00760628</text:p>
          </table:table-cell>
          <table:table-cell office:value-type="float" office:value="151.878" calcext:value-type="float">
            <text:p>151,878</text:p>
          </table:table-cell>
        </table:table-row>
        <table:table-row table:style-name="ro1">
          <table:table-cell office:value-type="float" office:value="0.00760736" calcext:value-type="float">
            <text:p>0,00760736</text:p>
          </table:table-cell>
          <table:table-cell office:value-type="float" office:value="151.958" calcext:value-type="float">
            <text:p>151,958</text:p>
          </table:table-cell>
        </table:table-row>
        <table:table-row table:style-name="ro1">
          <table:table-cell office:value-type="float" office:value="0.00760544" calcext:value-type="float">
            <text:p>0,00760544</text:p>
          </table:table-cell>
          <table:table-cell office:value-type="float" office:value="152.016" calcext:value-type="float">
            <text:p>152,016</text:p>
          </table:table-cell>
        </table:table-row>
        <table:table-row table:style-name="ro1">
          <table:table-cell office:value-type="float" office:value="0.00760131" calcext:value-type="float">
            <text:p>0,00760131</text:p>
          </table:table-cell>
          <table:table-cell office:value-type="float" office:value="152.083" calcext:value-type="float">
            <text:p>152,083</text:p>
          </table:table-cell>
        </table:table-row>
        <table:table-row table:style-name="ro1">
          <table:table-cell office:value-type="float" office:value="0.00760689" calcext:value-type="float">
            <text:p>0,00760689</text:p>
          </table:table-cell>
          <table:table-cell office:value-type="float" office:value="152.149" calcext:value-type="float">
            <text:p>152,149</text:p>
          </table:table-cell>
        </table:table-row>
        <table:table-row table:style-name="ro1">
          <table:table-cell office:value-type="float" office:value="0.00761177" calcext:value-type="float">
            <text:p>0,00761177</text:p>
          </table:table-cell>
          <table:table-cell office:value-type="float" office:value="152.214" calcext:value-type="float">
            <text:p>152,214</text:p>
          </table:table-cell>
        </table:table-row>
        <table:table-row table:style-name="ro1">
          <table:table-cell office:value-type="float" office:value="0.00761539" calcext:value-type="float">
            <text:p>0,00761539</text:p>
          </table:table-cell>
          <table:table-cell office:value-type="float" office:value="152.281" calcext:value-type="float">
            <text:p>152,281</text:p>
          </table:table-cell>
        </table:table-row>
        <table:table-row table:style-name="ro1">
          <table:table-cell office:value-type="float" office:value="0.0076123" calcext:value-type="float">
            <text:p>0,0076123</text:p>
          </table:table-cell>
          <table:table-cell office:value-type="float" office:value="152.348" calcext:value-type="float">
            <text:p>152,348</text:p>
          </table:table-cell>
        </table:table-row>
        <table:table-row table:style-name="ro1">
          <table:table-cell office:value-type="float" office:value="0.00761276" calcext:value-type="float">
            <text:p>0,00761276</text:p>
          </table:table-cell>
          <table:table-cell office:value-type="float" office:value="152.414" calcext:value-type="float">
            <text:p>152,414</text:p>
          </table:table-cell>
        </table:table-row>
        <table:table-row table:style-name="ro1">
          <table:table-cell office:value-type="float" office:value="0.00761688" calcext:value-type="float">
            <text:p>0,00761688</text:p>
          </table:table-cell>
          <table:table-cell office:value-type="float" office:value="152.485" calcext:value-type="float">
            <text:p>152,485</text:p>
          </table:table-cell>
        </table:table-row>
        <table:table-row table:style-name="ro1">
          <table:table-cell office:value-type="float" office:value="0.0076079" calcext:value-type="float">
            <text:p>0,0076079</text:p>
          </table:table-cell>
          <table:table-cell office:value-type="float" office:value="152.559" calcext:value-type="float">
            <text:p>152,559</text:p>
          </table:table-cell>
        </table:table-row>
        <table:table-row table:style-name="ro1">
          <table:table-cell office:value-type="float" office:value="0.00760249" calcext:value-type="float">
            <text:p>0,00760249</text:p>
          </table:table-cell>
          <table:table-cell office:value-type="float" office:value="152.611" calcext:value-type="float">
            <text:p>152,611</text:p>
          </table:table-cell>
        </table:table-row>
        <table:table-row table:style-name="ro1">
          <table:table-cell office:value-type="float" office:value="0.00760201" calcext:value-type="float">
            <text:p>0,00760201</text:p>
          </table:table-cell>
          <table:table-cell office:value-type="float" office:value="152.678" calcext:value-type="float">
            <text:p>152,678</text:p>
          </table:table-cell>
        </table:table-row>
        <table:table-row table:style-name="ro1">
          <table:table-cell office:value-type="float" office:value="0.00760564" calcext:value-type="float">
            <text:p>0,00760564</text:p>
          </table:table-cell>
          <table:table-cell office:value-type="float" office:value="152.751" calcext:value-type="float">
            <text:p>152,751</text:p>
          </table:table-cell>
        </table:table-row>
        <table:table-row table:style-name="ro1">
          <table:table-cell office:value-type="float" office:value="0.00760341" calcext:value-type="float">
            <text:p>0,00760341</text:p>
          </table:table-cell>
          <table:table-cell office:value-type="float" office:value="152.821" calcext:value-type="float">
            <text:p>152,821</text:p>
          </table:table-cell>
        </table:table-row>
        <table:table-row table:style-name="ro1">
          <table:table-cell office:value-type="float" office:value="0.00761041" calcext:value-type="float">
            <text:p>0,00761041</text:p>
          </table:table-cell>
          <table:table-cell office:value-type="float" office:value="152.877" calcext:value-type="float">
            <text:p>152,877</text:p>
          </table:table-cell>
        </table:table-row>
        <table:table-row table:style-name="ro1">
          <table:table-cell office:value-type="float" office:value="0.00759851" calcext:value-type="float">
            <text:p>0,00759851</text:p>
          </table:table-cell>
          <table:table-cell office:value-type="float" office:value="152.945" calcext:value-type="float">
            <text:p>152,945</text:p>
          </table:table-cell>
        </table:table-row>
        <table:table-row table:style-name="ro1">
          <table:table-cell office:value-type="float" office:value="0.00760182" calcext:value-type="float">
            <text:p>0,00760182</text:p>
          </table:table-cell>
          <table:table-cell office:value-type="float" office:value="153.016" calcext:value-type="float">
            <text:p>153,016</text:p>
          </table:table-cell>
        </table:table-row>
        <table:table-row table:style-name="ro1">
          <table:table-cell office:value-type="float" office:value="0.00761212" calcext:value-type="float">
            <text:p>0,00761212</text:p>
          </table:table-cell>
          <table:table-cell office:value-type="float" office:value="153.083" calcext:value-type="float">
            <text:p>153,083</text:p>
          </table:table-cell>
        </table:table-row>
        <table:table-row table:style-name="ro1">
          <table:table-cell office:value-type="float" office:value="0.00760762" calcext:value-type="float">
            <text:p>0,00760762</text:p>
          </table:table-cell>
          <table:table-cell office:value-type="float" office:value="153.15" calcext:value-type="float">
            <text:p>153,15</text:p>
          </table:table-cell>
        </table:table-row>
        <table:table-row table:style-name="ro1">
          <table:table-cell office:value-type="float" office:value="0.00760177" calcext:value-type="float">
            <text:p>0,00760177</text:p>
          </table:table-cell>
          <table:table-cell office:value-type="float" office:value="153.216" calcext:value-type="float">
            <text:p>153,216</text:p>
          </table:table-cell>
        </table:table-row>
        <table:table-row table:style-name="ro1">
          <table:table-cell office:value-type="float" office:value="0.00761611" calcext:value-type="float">
            <text:p>0,00761611</text:p>
          </table:table-cell>
          <table:table-cell office:value-type="float" office:value="153.284" calcext:value-type="float">
            <text:p>153,284</text:p>
          </table:table-cell>
        </table:table-row>
        <table:table-row table:style-name="ro1">
          <table:table-cell office:value-type="float" office:value="0.00760681" calcext:value-type="float">
            <text:p>0,00760681</text:p>
          </table:table-cell>
          <table:table-cell office:value-type="float" office:value="153.358" calcext:value-type="float">
            <text:p>153,358</text:p>
          </table:table-cell>
        </table:table-row>
        <table:table-row table:style-name="ro1">
          <table:table-cell office:value-type="float" office:value="0.00760063" calcext:value-type="float">
            <text:p>0,00760063</text:p>
          </table:table-cell>
          <table:table-cell office:value-type="float" office:value="153.411" calcext:value-type="float">
            <text:p>153,411</text:p>
          </table:table-cell>
        </table:table-row>
        <table:table-row table:style-name="ro1">
          <table:table-cell office:value-type="float" office:value="0.00761067" calcext:value-type="float">
            <text:p>0,00761067</text:p>
          </table:table-cell>
          <table:table-cell office:value-type="float" office:value="153.484" calcext:value-type="float">
            <text:p>153,484</text:p>
          </table:table-cell>
        </table:table-row>
        <table:table-row table:style-name="ro1">
          <table:table-cell office:value-type="float" office:value="0.00761168" calcext:value-type="float">
            <text:p>0,00761168</text:p>
          </table:table-cell>
          <table:table-cell office:value-type="float" office:value="153.547" calcext:value-type="float">
            <text:p>153,547</text:p>
          </table:table-cell>
        </table:table-row>
        <table:table-row table:style-name="ro1">
          <table:table-cell office:value-type="float" office:value="0.00760358" calcext:value-type="float">
            <text:p>0,00760358</text:p>
          </table:table-cell>
          <table:table-cell office:value-type="float" office:value="153.613" calcext:value-type="float">
            <text:p>153,613</text:p>
          </table:table-cell>
        </table:table-row>
        <table:table-row table:style-name="ro1">
          <table:table-cell office:value-type="float" office:value="0.00760223" calcext:value-type="float">
            <text:p>0,00760223</text:p>
          </table:table-cell>
          <table:table-cell office:value-type="float" office:value="153.68" calcext:value-type="float">
            <text:p>153,68</text:p>
          </table:table-cell>
        </table:table-row>
        <table:table-row table:style-name="ro1">
          <table:table-cell office:value-type="float" office:value="0.00760971" calcext:value-type="float">
            <text:p>0,00760971</text:p>
          </table:table-cell>
          <table:table-cell office:value-type="float" office:value="153.746" calcext:value-type="float">
            <text:p>153,746</text:p>
          </table:table-cell>
        </table:table-row>
        <table:table-row table:style-name="ro1">
          <table:table-cell office:value-type="float" office:value="0.00760666" calcext:value-type="float">
            <text:p>0,00760666</text:p>
          </table:table-cell>
          <table:table-cell office:value-type="float" office:value="153.815" calcext:value-type="float">
            <text:p>153,815</text:p>
          </table:table-cell>
        </table:table-row>
        <table:table-row table:style-name="ro1">
          <table:table-cell office:value-type="float" office:value="0.00761172" calcext:value-type="float">
            <text:p>0,00761172</text:p>
          </table:table-cell>
          <table:table-cell office:value-type="float" office:value="153.879" calcext:value-type="float">
            <text:p>153,879</text:p>
          </table:table-cell>
        </table:table-row>
        <table:table-row table:style-name="ro1">
          <table:table-cell office:value-type="float" office:value="0.00760767" calcext:value-type="float">
            <text:p>0,00760767</text:p>
          </table:table-cell>
          <table:table-cell office:value-type="float" office:value="153.945" calcext:value-type="float">
            <text:p>153,945</text:p>
          </table:table-cell>
        </table:table-row>
        <table:table-row table:style-name="ro1">
          <table:table-cell office:value-type="float" office:value="0.00760541" calcext:value-type="float">
            <text:p>0,00760541</text:p>
          </table:table-cell>
          <table:table-cell office:value-type="float" office:value="154.01" calcext:value-type="float">
            <text:p>154,01</text:p>
          </table:table-cell>
        </table:table-row>
        <table:table-row table:style-name="ro1">
          <table:table-cell office:value-type="float" office:value="0.00760698" calcext:value-type="float">
            <text:p>0,00760698</text:p>
          </table:table-cell>
          <table:table-cell office:value-type="float" office:value="154.073" calcext:value-type="float">
            <text:p>154,073</text:p>
          </table:table-cell>
        </table:table-row>
        <table:table-row table:style-name="ro1">
          <table:table-cell office:value-type="float" office:value="0.00760281" calcext:value-type="float">
            <text:p>0,00760281</text:p>
          </table:table-cell>
          <table:table-cell office:value-type="float" office:value="154.146" calcext:value-type="float">
            <text:p>154,146</text:p>
          </table:table-cell>
        </table:table-row>
        <table:table-row table:style-name="ro1">
          <table:table-cell office:value-type="float" office:value="0.00760214" calcext:value-type="float">
            <text:p>0,00760214</text:p>
          </table:table-cell>
          <table:table-cell office:value-type="float" office:value="154.215" calcext:value-type="float">
            <text:p>154,215</text:p>
          </table:table-cell>
        </table:table-row>
        <table:table-row table:style-name="ro1">
          <table:table-cell office:value-type="float" office:value="0.00759902" calcext:value-type="float">
            <text:p>0,00759902</text:p>
          </table:table-cell>
          <table:table-cell office:value-type="float" office:value="154.275" calcext:value-type="float">
            <text:p>154,275</text:p>
          </table:table-cell>
        </table:table-row>
        <table:table-row table:style-name="ro1">
          <table:table-cell office:value-type="float" office:value="0.00759367" calcext:value-type="float">
            <text:p>0,00759367</text:p>
          </table:table-cell>
          <table:table-cell office:value-type="float" office:value="154.342" calcext:value-type="float">
            <text:p>154,342</text:p>
          </table:table-cell>
        </table:table-row>
        <table:table-row table:style-name="ro1">
          <table:table-cell office:value-type="float" office:value="0.00760948" calcext:value-type="float">
            <text:p>0,00760948</text:p>
          </table:table-cell>
          <table:table-cell office:value-type="float" office:value="154.413" calcext:value-type="float">
            <text:p>154,413</text:p>
          </table:table-cell>
        </table:table-row>
        <table:table-row table:style-name="ro1">
          <table:table-cell office:value-type="float" office:value="0.00760415" calcext:value-type="float">
            <text:p>0,00760415</text:p>
          </table:table-cell>
          <table:table-cell office:value-type="float" office:value="154.478" calcext:value-type="float">
            <text:p>154,478</text:p>
          </table:table-cell>
        </table:table-row>
        <table:table-row table:style-name="ro1">
          <table:table-cell office:value-type="float" office:value="0.00760771" calcext:value-type="float">
            <text:p>0,00760771</text:p>
          </table:table-cell>
          <table:table-cell office:value-type="float" office:value="154.544" calcext:value-type="float">
            <text:p>154,544</text:p>
          </table:table-cell>
        </table:table-row>
        <table:table-row table:style-name="ro1">
          <table:table-cell office:value-type="float" office:value="0.00760952" calcext:value-type="float">
            <text:p>0,00760952</text:p>
          </table:table-cell>
          <table:table-cell office:value-type="float" office:value="154.613" calcext:value-type="float">
            <text:p>154,613</text:p>
          </table:table-cell>
        </table:table-row>
        <table:table-row table:style-name="ro1">
          <table:table-cell office:value-type="float" office:value="0.00759726" calcext:value-type="float">
            <text:p>0,00759726</text:p>
          </table:table-cell>
          <table:table-cell office:value-type="float" office:value="154.682" calcext:value-type="float">
            <text:p>154,682</text:p>
          </table:table-cell>
        </table:table-row>
        <table:table-row table:style-name="ro1">
          <table:table-cell office:value-type="float" office:value="0.00759661" calcext:value-type="float">
            <text:p>0,00759661</text:p>
          </table:table-cell>
          <table:table-cell office:value-type="float" office:value="154.744" calcext:value-type="float">
            <text:p>154,744</text:p>
          </table:table-cell>
        </table:table-row>
        <table:table-row table:style-name="ro1">
          <table:table-cell office:value-type="float" office:value="0.00760806" calcext:value-type="float">
            <text:p>0,00760806</text:p>
          </table:table-cell>
          <table:table-cell office:value-type="float" office:value="154.812" calcext:value-type="float">
            <text:p>154,812</text:p>
          </table:table-cell>
        </table:table-row>
        <table:table-row table:style-name="ro1">
          <table:table-cell office:value-type="float" office:value="0.00760507" calcext:value-type="float">
            <text:p>0,00760507</text:p>
          </table:table-cell>
          <table:table-cell office:value-type="float" office:value="154.882" calcext:value-type="float">
            <text:p>154,882</text:p>
          </table:table-cell>
        </table:table-row>
        <table:table-row table:style-name="ro1">
          <table:table-cell office:value-type="float" office:value="0.00760858" calcext:value-type="float">
            <text:p>0,00760858</text:p>
          </table:table-cell>
          <table:table-cell office:value-type="float" office:value="154.951" calcext:value-type="float">
            <text:p>154,951</text:p>
          </table:table-cell>
        </table:table-row>
        <table:table-row table:style-name="ro1">
          <table:table-cell office:value-type="float" office:value="0.00761931" calcext:value-type="float">
            <text:p>0,00761931</text:p>
          </table:table-cell>
          <table:table-cell office:value-type="float" office:value="155.014" calcext:value-type="float">
            <text:p>155,014</text:p>
          </table:table-cell>
        </table:table-row>
        <table:table-row table:style-name="ro1">
          <table:table-cell office:value-type="float" office:value="0.00762581" calcext:value-type="float">
            <text:p>0,00762581</text:p>
          </table:table-cell>
          <table:table-cell office:value-type="float" office:value="155.078" calcext:value-type="float">
            <text:p>155,078</text:p>
          </table:table-cell>
        </table:table-row>
        <table:table-row table:style-name="ro1">
          <table:table-cell office:value-type="float" office:value="0.00759462" calcext:value-type="float">
            <text:p>0,00759462</text:p>
          </table:table-cell>
          <table:table-cell office:value-type="float" office:value="155.15" calcext:value-type="float">
            <text:p>155,15</text:p>
          </table:table-cell>
        </table:table-row>
        <table:table-row table:style-name="ro1">
          <table:table-cell office:value-type="float" office:value="0.00760801" calcext:value-type="float">
            <text:p>0,00760801</text:p>
          </table:table-cell>
          <table:table-cell office:value-type="float" office:value="155.214" calcext:value-type="float">
            <text:p>155,214</text:p>
          </table:table-cell>
        </table:table-row>
        <table:table-row table:style-name="ro1">
          <table:table-cell office:value-type="float" office:value="0.0076104" calcext:value-type="float">
            <text:p>0,0076104</text:p>
          </table:table-cell>
          <table:table-cell office:value-type="float" office:value="155.278" calcext:value-type="float">
            <text:p>155,278</text:p>
          </table:table-cell>
        </table:table-row>
        <table:table-row table:style-name="ro1">
          <table:table-cell office:value-type="float" office:value="0.00760756" calcext:value-type="float">
            <text:p>0,00760756</text:p>
          </table:table-cell>
          <table:table-cell office:value-type="float" office:value="155.345" calcext:value-type="float">
            <text:p>155,345</text:p>
          </table:table-cell>
        </table:table-row>
        <table:table-row table:style-name="ro1">
          <table:table-cell office:value-type="float" office:value="0.00760578" calcext:value-type="float">
            <text:p>0,00760578</text:p>
          </table:table-cell>
          <table:table-cell office:value-type="float" office:value="155.412" calcext:value-type="float">
            <text:p>155,412</text:p>
          </table:table-cell>
        </table:table-row>
        <table:table-row table:style-name="ro1">
          <table:table-cell office:value-type="float" office:value="0.00760419" calcext:value-type="float">
            <text:p>0,00760419</text:p>
          </table:table-cell>
          <table:table-cell office:value-type="float" office:value="155.491" calcext:value-type="float">
            <text:p>155,491</text:p>
          </table:table-cell>
        </table:table-row>
        <table:table-row table:style-name="ro1">
          <table:table-cell office:value-type="float" office:value="0.00761203" calcext:value-type="float">
            <text:p>0,00761203</text:p>
          </table:table-cell>
          <table:table-cell office:value-type="float" office:value="155.575" calcext:value-type="float">
            <text:p>155,575</text:p>
          </table:table-cell>
        </table:table-row>
        <table:table-row table:style-name="ro1">
          <table:table-cell office:value-type="float" office:value="0.00759129" calcext:value-type="float">
            <text:p>0,00759129</text:p>
          </table:table-cell>
          <table:table-cell office:value-type="float" office:value="155.644" calcext:value-type="float">
            <text:p>155,644</text:p>
          </table:table-cell>
        </table:table-row>
        <table:table-row table:style-name="ro1">
          <table:table-cell office:value-type="float" office:value="0.00760426" calcext:value-type="float">
            <text:p>0,00760426</text:p>
          </table:table-cell>
          <table:table-cell office:value-type="float" office:value="155.708" calcext:value-type="float">
            <text:p>155,708</text:p>
          </table:table-cell>
        </table:table-row>
        <table:table-row table:style-name="ro1">
          <table:table-cell office:value-type="float" office:value="0.00759269" calcext:value-type="float">
            <text:p>0,00759269</text:p>
          </table:table-cell>
          <table:table-cell office:value-type="float" office:value="155.779" calcext:value-type="float">
            <text:p>155,779</text:p>
          </table:table-cell>
        </table:table-row>
        <table:table-row table:style-name="ro1">
          <table:table-cell office:value-type="float" office:value="0.00761044" calcext:value-type="float">
            <text:p>0,00761044</text:p>
          </table:table-cell>
          <table:table-cell office:value-type="float" office:value="155.845" calcext:value-type="float">
            <text:p>155,845</text:p>
          </table:table-cell>
        </table:table-row>
        <table:table-row table:style-name="ro1">
          <table:table-cell office:value-type="float" office:value="0.00759047" calcext:value-type="float">
            <text:p>0,00759047</text:p>
          </table:table-cell>
          <table:table-cell office:value-type="float" office:value="155.908" calcext:value-type="float">
            <text:p>155,908</text:p>
          </table:table-cell>
        </table:table-row>
        <table:table-row table:style-name="ro1">
          <table:table-cell office:value-type="float" office:value="0.00761115" calcext:value-type="float">
            <text:p>0,00761115</text:p>
          </table:table-cell>
          <table:table-cell office:value-type="float" office:value="155.972" calcext:value-type="float">
            <text:p>155,972</text:p>
          </table:table-cell>
        </table:table-row>
        <table:table-row table:style-name="ro1">
          <table:table-cell office:value-type="float" office:value="0.00759988" calcext:value-type="float">
            <text:p>0,00759988</text:p>
          </table:table-cell>
          <table:table-cell office:value-type="float" office:value="156.038" calcext:value-type="float">
            <text:p>156,038</text:p>
          </table:table-cell>
        </table:table-row>
        <table:table-row table:style-name="ro1">
          <table:table-cell office:value-type="float" office:value="0.00760107" calcext:value-type="float">
            <text:p>0,00760107</text:p>
          </table:table-cell>
          <table:table-cell office:value-type="float" office:value="156.108" calcext:value-type="float">
            <text:p>156,108</text:p>
          </table:table-cell>
        </table:table-row>
        <table:table-row table:style-name="ro1">
          <table:table-cell office:value-type="float" office:value="0.00761301" calcext:value-type="float">
            <text:p>0,00761301</text:p>
          </table:table-cell>
          <table:table-cell office:value-type="float" office:value="156.172" calcext:value-type="float">
            <text:p>156,172</text:p>
          </table:table-cell>
        </table:table-row>
        <table:table-row table:style-name="ro1">
          <table:table-cell office:value-type="float" office:value="0.00758511" calcext:value-type="float">
            <text:p>0,00758511</text:p>
          </table:table-cell>
          <table:table-cell office:value-type="float" office:value="156.24" calcext:value-type="float">
            <text:p>156,24</text:p>
          </table:table-cell>
        </table:table-row>
        <table:table-row table:style-name="ro1">
          <table:table-cell office:value-type="float" office:value="0.00761381" calcext:value-type="float">
            <text:p>0,00761381</text:p>
          </table:table-cell>
          <table:table-cell office:value-type="float" office:value="156.307" calcext:value-type="float">
            <text:p>156,307</text:p>
          </table:table-cell>
        </table:table-row>
        <table:table-row table:style-name="ro1">
          <table:table-cell office:value-type="float" office:value="0.00759904" calcext:value-type="float">
            <text:p>0,00759904</text:p>
          </table:table-cell>
          <table:table-cell office:value-type="float" office:value="156.376" calcext:value-type="float">
            <text:p>156,376</text:p>
          </table:table-cell>
        </table:table-row>
        <table:table-row table:style-name="ro1">
          <table:table-cell office:value-type="float" office:value="0.00760534" calcext:value-type="float">
            <text:p>0,00760534</text:p>
          </table:table-cell>
          <table:table-cell office:value-type="float" office:value="156.442" calcext:value-type="float">
            <text:p>156,442</text:p>
          </table:table-cell>
        </table:table-row>
        <table:table-row table:style-name="ro1">
          <table:table-cell office:value-type="float" office:value="0.00761841" calcext:value-type="float">
            <text:p>0,00761841</text:p>
          </table:table-cell>
          <table:table-cell office:value-type="float" office:value="156.499" calcext:value-type="float">
            <text:p>156,499</text:p>
          </table:table-cell>
        </table:table-row>
        <table:table-row table:style-name="ro1">
          <table:table-cell office:value-type="float" office:value="0.00759803" calcext:value-type="float">
            <text:p>0,00759803</text:p>
          </table:table-cell>
          <table:table-cell office:value-type="float" office:value="156.574" calcext:value-type="float">
            <text:p>156,574</text:p>
          </table:table-cell>
        </table:table-row>
        <table:table-row table:style-name="ro1">
          <table:table-cell office:value-type="float" office:value="0.0076066" calcext:value-type="float">
            <text:p>0,0076066</text:p>
          </table:table-cell>
          <table:table-cell office:value-type="float" office:value="156.64" calcext:value-type="float">
            <text:p>156,64</text:p>
          </table:table-cell>
        </table:table-row>
        <table:table-row table:style-name="ro1">
          <table:table-cell office:value-type="float" office:value="0.00759953" calcext:value-type="float">
            <text:p>0,00759953</text:p>
          </table:table-cell>
          <table:table-cell office:value-type="float" office:value="156.706" calcext:value-type="float">
            <text:p>156,706</text:p>
          </table:table-cell>
        </table:table-row>
        <table:table-row table:style-name="ro1">
          <table:table-cell office:value-type="float" office:value="0.00761696" calcext:value-type="float">
            <text:p>0,00761696</text:p>
          </table:table-cell>
          <table:table-cell office:value-type="float" office:value="156.773" calcext:value-type="float">
            <text:p>156,773</text:p>
          </table:table-cell>
        </table:table-row>
        <table:table-row table:style-name="ro1">
          <table:table-cell office:value-type="float" office:value="0.00759589" calcext:value-type="float">
            <text:p>0,00759589</text:p>
          </table:table-cell>
          <table:table-cell office:value-type="float" office:value="156.834" calcext:value-type="float">
            <text:p>156,834</text:p>
          </table:table-cell>
        </table:table-row>
        <table:table-row table:style-name="ro1">
          <table:table-cell office:value-type="float" office:value="0.00762367" calcext:value-type="float">
            <text:p>0,00762367</text:p>
          </table:table-cell>
          <table:table-cell office:value-type="float" office:value="156.906" calcext:value-type="float">
            <text:p>156,906</text:p>
          </table:table-cell>
        </table:table-row>
        <table:table-row table:style-name="ro1">
          <table:table-cell office:value-type="float" office:value="0.0076118" calcext:value-type="float">
            <text:p>0,0076118</text:p>
          </table:table-cell>
          <table:table-cell office:value-type="float" office:value="156.97" calcext:value-type="float">
            <text:p>156,97</text:p>
          </table:table-cell>
        </table:table-row>
        <table:table-row table:style-name="ro1">
          <table:table-cell office:value-type="float" office:value="0.00758985" calcext:value-type="float">
            <text:p>0,00758985</text:p>
          </table:table-cell>
          <table:table-cell office:value-type="float" office:value="157.037" calcext:value-type="float">
            <text:p>157,037</text:p>
          </table:table-cell>
        </table:table-row>
        <table:table-row table:style-name="ro1">
          <table:table-cell office:value-type="float" office:value="0.00761391" calcext:value-type="float">
            <text:p>0,00761391</text:p>
          </table:table-cell>
          <table:table-cell office:value-type="float" office:value="157.104" calcext:value-type="float">
            <text:p>157,104</text:p>
          </table:table-cell>
        </table:table-row>
        <table:table-row table:style-name="ro1">
          <table:table-cell office:value-type="float" office:value="0.00759778" calcext:value-type="float">
            <text:p>0,00759778</text:p>
          </table:table-cell>
          <table:table-cell office:value-type="float" office:value="157.173" calcext:value-type="float">
            <text:p>157,173</text:p>
          </table:table-cell>
        </table:table-row>
        <table:table-row table:style-name="ro1">
          <table:table-cell office:value-type="float" office:value="0.00761" calcext:value-type="float">
            <text:p>0,00761</text:p>
          </table:table-cell>
          <table:table-cell office:value-type="float" office:value="157.243" calcext:value-type="float">
            <text:p>157,243</text:p>
          </table:table-cell>
        </table:table-row>
        <table:table-row table:style-name="ro1">
          <table:table-cell office:value-type="float" office:value="0.0075979" calcext:value-type="float">
            <text:p>0,0075979</text:p>
          </table:table-cell>
          <table:table-cell office:value-type="float" office:value="157.305" calcext:value-type="float">
            <text:p>157,305</text:p>
          </table:table-cell>
        </table:table-row>
        <table:table-row table:style-name="ro1">
          <table:table-cell office:value-type="float" office:value="0.00760459" calcext:value-type="float">
            <text:p>0,00760459</text:p>
          </table:table-cell>
          <table:table-cell office:value-type="float" office:value="157.37" calcext:value-type="float">
            <text:p>157,37</text:p>
          </table:table-cell>
        </table:table-row>
        <table:table-row table:style-name="ro1">
          <table:table-cell office:value-type="float" office:value="0.00760144" calcext:value-type="float">
            <text:p>0,00760144</text:p>
          </table:table-cell>
          <table:table-cell office:value-type="float" office:value="157.438" calcext:value-type="float">
            <text:p>157,438</text:p>
          </table:table-cell>
        </table:table-row>
        <table:table-row table:style-name="ro1">
          <table:table-cell office:value-type="float" office:value="0.00760818" calcext:value-type="float">
            <text:p>0,00760818</text:p>
          </table:table-cell>
          <table:table-cell office:value-type="float" office:value="157.51" calcext:value-type="float">
            <text:p>157,51</text:p>
          </table:table-cell>
        </table:table-row>
        <table:table-row table:style-name="ro1">
          <table:table-cell office:value-type="float" office:value="0.00760273" calcext:value-type="float">
            <text:p>0,00760273</text:p>
          </table:table-cell>
          <table:table-cell office:value-type="float" office:value="157.566" calcext:value-type="float">
            <text:p>157,566</text:p>
          </table:table-cell>
        </table:table-row>
        <table:table-row table:style-name="ro1">
          <table:table-cell office:value-type="float" office:value="0.00760929" calcext:value-type="float">
            <text:p>0,00760929</text:p>
          </table:table-cell>
          <table:table-cell office:value-type="float" office:value="157.637" calcext:value-type="float">
            <text:p>157,637</text:p>
          </table:table-cell>
        </table:table-row>
        <table:table-row table:style-name="ro1">
          <table:table-cell office:value-type="float" office:value="0.00761617" calcext:value-type="float">
            <text:p>0,00761617</text:p>
          </table:table-cell>
          <table:table-cell office:value-type="float" office:value="157.701" calcext:value-type="float">
            <text:p>157,701</text:p>
          </table:table-cell>
        </table:table-row>
        <table:table-row table:style-name="ro1">
          <table:table-cell office:value-type="float" office:value="0.00759327" calcext:value-type="float">
            <text:p>0,00759327</text:p>
          </table:table-cell>
          <table:table-cell office:value-type="float" office:value="157.771" calcext:value-type="float">
            <text:p>157,771</text:p>
          </table:table-cell>
        </table:table-row>
        <table:table-row table:style-name="ro1">
          <table:table-cell office:value-type="float" office:value="0.00760796" calcext:value-type="float">
            <text:p>0,00760796</text:p>
          </table:table-cell>
          <table:table-cell office:value-type="float" office:value="157.838" calcext:value-type="float">
            <text:p>157,838</text:p>
          </table:table-cell>
        </table:table-row>
        <table:table-row table:style-name="ro1">
          <table:table-cell office:value-type="float" office:value="0.00759984" calcext:value-type="float">
            <text:p>0,00759984</text:p>
          </table:table-cell>
          <table:table-cell office:value-type="float" office:value="157.907" calcext:value-type="float">
            <text:p>157,907</text:p>
          </table:table-cell>
        </table:table-row>
        <table:table-row table:style-name="ro1">
          <table:table-cell office:value-type="float" office:value="0.00759989" calcext:value-type="float">
            <text:p>0,00759989</text:p>
          </table:table-cell>
          <table:table-cell office:value-type="float" office:value="157.973" calcext:value-type="float">
            <text:p>157,973</text:p>
          </table:table-cell>
        </table:table-row>
        <table:table-row table:style-name="ro1">
          <table:table-cell office:value-type="float" office:value="0.00761002" calcext:value-type="float">
            <text:p>0,00761002</text:p>
          </table:table-cell>
          <table:table-cell office:value-type="float" office:value="158.034" calcext:value-type="float">
            <text:p>158,034</text:p>
          </table:table-cell>
        </table:table-row>
        <table:table-row table:style-name="ro1">
          <table:table-cell office:value-type="float" office:value="0.00760961" calcext:value-type="float">
            <text:p>0,00760961</text:p>
          </table:table-cell>
          <table:table-cell office:value-type="float" office:value="158.101" calcext:value-type="float">
            <text:p>158,101</text:p>
          </table:table-cell>
        </table:table-row>
        <table:table-row table:style-name="ro1">
          <table:table-cell office:value-type="float" office:value="0.00760117" calcext:value-type="float">
            <text:p>0,00760117</text:p>
          </table:table-cell>
          <table:table-cell office:value-type="float" office:value="158.169" calcext:value-type="float">
            <text:p>158,169</text:p>
          </table:table-cell>
        </table:table-row>
        <table:table-row table:style-name="ro1">
          <table:table-cell office:value-type="float" office:value="0.00761439" calcext:value-type="float">
            <text:p>0,00761439</text:p>
          </table:table-cell>
          <table:table-cell office:value-type="float" office:value="158.234" calcext:value-type="float">
            <text:p>158,234</text:p>
          </table:table-cell>
        </table:table-row>
        <table:table-row table:style-name="ro1">
          <table:table-cell office:value-type="float" office:value="0.00762414" calcext:value-type="float">
            <text:p>0,00762414</text:p>
          </table:table-cell>
          <table:table-cell office:value-type="float" office:value="158.301" calcext:value-type="float">
            <text:p>158,301</text:p>
          </table:table-cell>
        </table:table-row>
        <table:table-row table:style-name="ro1">
          <table:table-cell office:value-type="float" office:value="0.0076056" calcext:value-type="float">
            <text:p>0,0076056</text:p>
          </table:table-cell>
          <table:table-cell office:value-type="float" office:value="158.366" calcext:value-type="float">
            <text:p>158,366</text:p>
          </table:table-cell>
        </table:table-row>
        <table:table-row table:style-name="ro1">
          <table:table-cell office:value-type="float" office:value="0.00761386" calcext:value-type="float">
            <text:p>0,00761386</text:p>
          </table:table-cell>
          <table:table-cell office:value-type="float" office:value="158.434" calcext:value-type="float">
            <text:p>158,434</text:p>
          </table:table-cell>
        </table:table-row>
        <table:table-row table:style-name="ro1">
          <table:table-cell office:value-type="float" office:value="0.00760791" calcext:value-type="float">
            <text:p>0,00760791</text:p>
          </table:table-cell>
          <table:table-cell office:value-type="float" office:value="158.496" calcext:value-type="float">
            <text:p>158,496</text:p>
          </table:table-cell>
        </table:table-row>
        <table:table-row table:style-name="ro1">
          <table:table-cell office:value-type="float" office:value="0.00760315" calcext:value-type="float">
            <text:p>0,00760315</text:p>
          </table:table-cell>
          <table:table-cell office:value-type="float" office:value="158.567" calcext:value-type="float">
            <text:p>158,567</text:p>
          </table:table-cell>
        </table:table-row>
        <table:table-row table:style-name="ro1">
          <table:table-cell office:value-type="float" office:value="0.00759002" calcext:value-type="float">
            <text:p>0,00759002</text:p>
          </table:table-cell>
          <table:table-cell office:value-type="float" office:value="158.633" calcext:value-type="float">
            <text:p>158,633</text:p>
          </table:table-cell>
        </table:table-row>
        <table:table-row table:style-name="ro1">
          <table:table-cell office:value-type="float" office:value="0.0076109" calcext:value-type="float">
            <text:p>0,0076109</text:p>
          </table:table-cell>
          <table:table-cell office:value-type="float" office:value="158.699" calcext:value-type="float">
            <text:p>158,699</text:p>
          </table:table-cell>
        </table:table-row>
        <table:table-row table:style-name="ro1">
          <table:table-cell office:value-type="float" office:value="0.0076206" calcext:value-type="float">
            <text:p>0,0076206</text:p>
          </table:table-cell>
          <table:table-cell office:value-type="float" office:value="158.765" calcext:value-type="float">
            <text:p>158,765</text:p>
          </table:table-cell>
        </table:table-row>
        <table:table-row table:style-name="ro1">
          <table:table-cell office:value-type="float" office:value="0.00761193" calcext:value-type="float">
            <text:p>0,00761193</text:p>
          </table:table-cell>
          <table:table-cell office:value-type="float" office:value="158.832" calcext:value-type="float">
            <text:p>158,832</text:p>
          </table:table-cell>
        </table:table-row>
        <table:table-row table:style-name="ro1">
          <table:table-cell office:value-type="float" office:value="0.00760322" calcext:value-type="float">
            <text:p>0,00760322</text:p>
          </table:table-cell>
          <table:table-cell office:value-type="float" office:value="158.903" calcext:value-type="float">
            <text:p>158,903</text:p>
          </table:table-cell>
        </table:table-row>
        <table:table-row table:style-name="ro1">
          <table:table-cell office:value-type="float" office:value="0.00760524" calcext:value-type="float">
            <text:p>0,00760524</text:p>
          </table:table-cell>
          <table:table-cell office:value-type="float" office:value="158.971" calcext:value-type="float">
            <text:p>158,971</text:p>
          </table:table-cell>
        </table:table-row>
        <table:table-row table:style-name="ro1">
          <table:table-cell office:value-type="float" office:value="0.00761398" calcext:value-type="float">
            <text:p>0,00761398</text:p>
          </table:table-cell>
          <table:table-cell office:value-type="float" office:value="159.034" calcext:value-type="float">
            <text:p>159,034</text:p>
          </table:table-cell>
        </table:table-row>
        <table:table-row table:style-name="ro1">
          <table:table-cell office:value-type="float" office:value="0.00761697" calcext:value-type="float">
            <text:p>0,00761697</text:p>
          </table:table-cell>
          <table:table-cell office:value-type="float" office:value="159.099" calcext:value-type="float">
            <text:p>159,099</text:p>
          </table:table-cell>
        </table:table-row>
        <table:table-row table:style-name="ro1">
          <table:table-cell office:value-type="float" office:value="0.00760869" calcext:value-type="float">
            <text:p>0,00760869</text:p>
          </table:table-cell>
          <table:table-cell office:value-type="float" office:value="159.169" calcext:value-type="float">
            <text:p>159,169</text:p>
          </table:table-cell>
        </table:table-row>
        <table:table-row table:style-name="ro1">
          <table:table-cell office:value-type="float" office:value="0.00761316" calcext:value-type="float">
            <text:p>0,00761316</text:p>
          </table:table-cell>
          <table:table-cell office:value-type="float" office:value="159.235" calcext:value-type="float">
            <text:p>159,235</text:p>
          </table:table-cell>
        </table:table-row>
        <table:table-row table:style-name="ro1">
          <table:table-cell office:value-type="float" office:value="0.00761364" calcext:value-type="float">
            <text:p>0,00761364</text:p>
          </table:table-cell>
          <table:table-cell office:value-type="float" office:value="159.298" calcext:value-type="float">
            <text:p>159,298</text:p>
          </table:table-cell>
        </table:table-row>
        <table:table-row table:style-name="ro1">
          <table:table-cell office:value-type="float" office:value="0.00760752" calcext:value-type="float">
            <text:p>0,00760752</text:p>
          </table:table-cell>
          <table:table-cell office:value-type="float" office:value="159.362" calcext:value-type="float">
            <text:p>159,362</text:p>
          </table:table-cell>
        </table:table-row>
        <table:table-row table:style-name="ro1">
          <table:table-cell office:value-type="float" office:value="0.00761808" calcext:value-type="float">
            <text:p>0,00761808</text:p>
          </table:table-cell>
          <table:table-cell office:value-type="float" office:value="159.431" calcext:value-type="float">
            <text:p>159,431</text:p>
          </table:table-cell>
        </table:table-row>
        <table:table-row table:style-name="ro1">
          <table:table-cell office:value-type="float" office:value="0.0076105" calcext:value-type="float">
            <text:p>0,0076105</text:p>
          </table:table-cell>
          <table:table-cell office:value-type="float" office:value="159.495" calcext:value-type="float">
            <text:p>159,495</text:p>
          </table:table-cell>
        </table:table-row>
        <table:table-row table:style-name="ro1">
          <table:table-cell office:value-type="float" office:value="0.0076047" calcext:value-type="float">
            <text:p>0,0076047</text:p>
          </table:table-cell>
          <table:table-cell office:value-type="float" office:value="159.56" calcext:value-type="float">
            <text:p>159,56</text:p>
          </table:table-cell>
        </table:table-row>
        <table:table-row table:style-name="ro1">
          <table:table-cell office:value-type="float" office:value="0.00759807" calcext:value-type="float">
            <text:p>0,00759807</text:p>
          </table:table-cell>
          <table:table-cell office:value-type="float" office:value="159.627" calcext:value-type="float">
            <text:p>159,627</text:p>
          </table:table-cell>
        </table:table-row>
        <table:table-row table:style-name="ro1">
          <table:table-cell office:value-type="float" office:value="0.00760334" calcext:value-type="float">
            <text:p>0,00760334</text:p>
          </table:table-cell>
          <table:table-cell office:value-type="float" office:value="159.694" calcext:value-type="float">
            <text:p>159,694</text:p>
          </table:table-cell>
        </table:table-row>
        <table:table-row table:style-name="ro1">
          <table:table-cell office:value-type="float" office:value="0.00760904" calcext:value-type="float">
            <text:p>0,00760904</text:p>
          </table:table-cell>
          <table:table-cell office:value-type="float" office:value="159.762" calcext:value-type="float">
            <text:p>159,762</text:p>
          </table:table-cell>
        </table:table-row>
        <table:table-row table:style-name="ro1">
          <table:table-cell office:value-type="float" office:value="0.00760983" calcext:value-type="float">
            <text:p>0,00760983</text:p>
          </table:table-cell>
          <table:table-cell office:value-type="float" office:value="159.846" calcext:value-type="float">
            <text:p>159,846</text:p>
          </table:table-cell>
        </table:table-row>
        <table:table-row table:style-name="ro1">
          <table:table-cell office:value-type="float" office:value="0.00761147" calcext:value-type="float">
            <text:p>0,00761147</text:p>
          </table:table-cell>
          <table:table-cell office:value-type="float" office:value="159.932" calcext:value-type="float">
            <text:p>159,932</text:p>
          </table:table-cell>
        </table:table-row>
        <table:table-row table:style-name="ro1">
          <table:table-cell office:value-type="float" office:value="0.00760429" calcext:value-type="float">
            <text:p>0,00760429</text:p>
          </table:table-cell>
          <table:table-cell office:value-type="float" office:value="159.99" calcext:value-type="float">
            <text:p>159,99</text:p>
          </table:table-cell>
        </table:table-row>
        <table:table-row table:style-name="ro1">
          <table:table-cell office:value-type="float" office:value="0.00761605" calcext:value-type="float">
            <text:p>0,00761605</text:p>
          </table:table-cell>
          <table:table-cell office:value-type="float" office:value="160.063" calcext:value-type="float">
            <text:p>160,063</text:p>
          </table:table-cell>
        </table:table-row>
        <table:table-row table:style-name="ro1">
          <table:table-cell office:value-type="float" office:value="0.00759174" calcext:value-type="float">
            <text:p>0,00759174</text:p>
          </table:table-cell>
          <table:table-cell office:value-type="float" office:value="160.122" calcext:value-type="float">
            <text:p>160,122</text:p>
          </table:table-cell>
        </table:table-row>
        <table:table-row table:style-name="ro1">
          <table:table-cell office:value-type="float" office:value="0.00761089" calcext:value-type="float">
            <text:p>0,00761089</text:p>
          </table:table-cell>
          <table:table-cell office:value-type="float" office:value="160.193" calcext:value-type="float">
            <text:p>160,193</text:p>
          </table:table-cell>
        </table:table-row>
        <table:table-row table:style-name="ro1">
          <table:table-cell office:value-type="float" office:value="0.00759729" calcext:value-type="float">
            <text:p>0,00759729</text:p>
          </table:table-cell>
          <table:table-cell office:value-type="float" office:value="160.277" calcext:value-type="float">
            <text:p>160,277</text:p>
          </table:table-cell>
        </table:table-row>
        <table:table-row table:style-name="ro1">
          <table:table-cell office:value-type="float" office:value="0.00760327" calcext:value-type="float">
            <text:p>0,00760327</text:p>
          </table:table-cell>
          <table:table-cell office:value-type="float" office:value="160.357" calcext:value-type="float">
            <text:p>160,357</text:p>
          </table:table-cell>
        </table:table-row>
        <table:table-row table:style-name="ro1">
          <table:table-cell office:value-type="float" office:value="0.00761595" calcext:value-type="float">
            <text:p>0,00761595</text:p>
          </table:table-cell>
          <table:table-cell office:value-type="float" office:value="160.426" calcext:value-type="float">
            <text:p>160,426</text:p>
          </table:table-cell>
        </table:table-row>
        <table:table-row table:style-name="ro1">
          <table:table-cell office:value-type="float" office:value="0.00760999" calcext:value-type="float">
            <text:p>0,00760999</text:p>
          </table:table-cell>
          <table:table-cell office:value-type="float" office:value="160.491" calcext:value-type="float">
            <text:p>160,491</text:p>
          </table:table-cell>
        </table:table-row>
        <table:table-row table:style-name="ro1">
          <table:table-cell office:value-type="float" office:value="0.00760372" calcext:value-type="float">
            <text:p>0,00760372</text:p>
          </table:table-cell>
          <table:table-cell office:value-type="float" office:value="160.559" calcext:value-type="float">
            <text:p>160,559</text:p>
          </table:table-cell>
        </table:table-row>
        <table:table-row table:style-name="ro1">
          <table:table-cell office:value-type="float" office:value="0.00760043" calcext:value-type="float">
            <text:p>0,00760043</text:p>
          </table:table-cell>
          <table:table-cell office:value-type="float" office:value="160.626" calcext:value-type="float">
            <text:p>160,626</text:p>
          </table:table-cell>
        </table:table-row>
        <table:table-row table:style-name="ro1">
          <table:table-cell office:value-type="float" office:value="0.0076099" calcext:value-type="float">
            <text:p>0,0076099</text:p>
          </table:table-cell>
          <table:table-cell office:value-type="float" office:value="160.692" calcext:value-type="float">
            <text:p>160,692</text:p>
          </table:table-cell>
        </table:table-row>
        <table:table-row table:style-name="ro1">
          <table:table-cell office:value-type="float" office:value="0.00760867" calcext:value-type="float">
            <text:p>0,00760867</text:p>
          </table:table-cell>
          <table:table-cell office:value-type="float" office:value="160.758" calcext:value-type="float">
            <text:p>160,758</text:p>
          </table:table-cell>
        </table:table-row>
        <table:table-row table:style-name="ro1">
          <table:table-cell office:value-type="float" office:value="0.00761513" calcext:value-type="float">
            <text:p>0,00761513</text:p>
          </table:table-cell>
          <table:table-cell office:value-type="float" office:value="160.825" calcext:value-type="float">
            <text:p>160,825</text:p>
          </table:table-cell>
        </table:table-row>
        <table:table-row table:style-name="ro1">
          <table:table-cell office:value-type="float" office:value="0.00760537" calcext:value-type="float">
            <text:p>0,00760537</text:p>
          </table:table-cell>
          <table:table-cell office:value-type="float" office:value="160.89" calcext:value-type="float">
            <text:p>160,89</text:p>
          </table:table-cell>
        </table:table-row>
        <table:table-row table:style-name="ro1">
          <table:table-cell office:value-type="float" office:value="0.0076028" calcext:value-type="float">
            <text:p>0,0076028</text:p>
          </table:table-cell>
          <table:table-cell office:value-type="float" office:value="160.958" calcext:value-type="float">
            <text:p>160,958</text:p>
          </table:table-cell>
        </table:table-row>
        <table:table-row table:style-name="ro1">
          <table:table-cell office:value-type="float" office:value="0.00761845" calcext:value-type="float">
            <text:p>0,00761845</text:p>
          </table:table-cell>
          <table:table-cell office:value-type="float" office:value="161.025" calcext:value-type="float">
            <text:p>161,025</text:p>
          </table:table-cell>
        </table:table-row>
        <table:table-row table:style-name="ro1">
          <table:table-cell office:value-type="float" office:value="0.00758537" calcext:value-type="float">
            <text:p>0,00758537</text:p>
          </table:table-cell>
          <table:table-cell office:value-type="float" office:value="161.091" calcext:value-type="float">
            <text:p>161,091</text:p>
          </table:table-cell>
        </table:table-row>
        <table:table-row table:style-name="ro1">
          <table:table-cell office:value-type="float" office:value="0.00760226" calcext:value-type="float">
            <text:p>0,00760226</text:p>
          </table:table-cell>
          <table:table-cell office:value-type="float" office:value="161.156" calcext:value-type="float">
            <text:p>161,156</text:p>
          </table:table-cell>
        </table:table-row>
        <table:table-row table:style-name="ro1">
          <table:table-cell office:value-type="float" office:value="0.0076101" calcext:value-type="float">
            <text:p>0,0076101</text:p>
          </table:table-cell>
          <table:table-cell office:value-type="float" office:value="161.222" calcext:value-type="float">
            <text:p>161,222</text:p>
          </table:table-cell>
        </table:table-row>
        <table:table-row table:style-name="ro1">
          <table:table-cell office:value-type="float" office:value="0.00761965" calcext:value-type="float">
            <text:p>0,00761965</text:p>
          </table:table-cell>
          <table:table-cell office:value-type="float" office:value="161.293" calcext:value-type="float">
            <text:p>161,293</text:p>
          </table:table-cell>
        </table:table-row>
        <table:table-row table:style-name="ro1">
          <table:table-cell office:value-type="float" office:value="0.00761275" calcext:value-type="float">
            <text:p>0,00761275</text:p>
          </table:table-cell>
          <table:table-cell office:value-type="float" office:value="161.358" calcext:value-type="float">
            <text:p>161,358</text:p>
          </table:table-cell>
        </table:table-row>
        <table:table-row table:style-name="ro1">
          <table:table-cell office:value-type="float" office:value="0.00759065" calcext:value-type="float">
            <text:p>0,00759065</text:p>
          </table:table-cell>
          <table:table-cell office:value-type="float" office:value="161.422" calcext:value-type="float">
            <text:p>161,422</text:p>
          </table:table-cell>
        </table:table-row>
        <table:table-row table:style-name="ro1">
          <table:table-cell office:value-type="float" office:value="0.00760823" calcext:value-type="float">
            <text:p>0,00760823</text:p>
          </table:table-cell>
          <table:table-cell office:value-type="float" office:value="161.487" calcext:value-type="float">
            <text:p>161,487</text:p>
          </table:table-cell>
        </table:table-row>
        <table:table-row table:style-name="ro1">
          <table:table-cell office:value-type="float" office:value="0.00760053" calcext:value-type="float">
            <text:p>0,00760053</text:p>
          </table:table-cell>
          <table:table-cell office:value-type="float" office:value="161.559" calcext:value-type="float">
            <text:p>161,559</text:p>
          </table:table-cell>
        </table:table-row>
        <table:table-row table:style-name="ro1">
          <table:table-cell office:value-type="float" office:value="0.00760329" calcext:value-type="float">
            <text:p>0,00760329</text:p>
          </table:table-cell>
          <table:table-cell office:value-type="float" office:value="161.624" calcext:value-type="float">
            <text:p>161,624</text:p>
          </table:table-cell>
        </table:table-row>
        <table:table-row table:style-name="ro1">
          <table:table-cell office:value-type="float" office:value="0.00761697" calcext:value-type="float">
            <text:p>0,00761697</text:p>
          </table:table-cell>
          <table:table-cell office:value-type="float" office:value="161.691" calcext:value-type="float">
            <text:p>161,691</text:p>
          </table:table-cell>
        </table:table-row>
        <table:table-row table:style-name="ro1">
          <table:table-cell office:value-type="float" office:value="0.00761553" calcext:value-type="float">
            <text:p>0,00761553</text:p>
          </table:table-cell>
          <table:table-cell office:value-type="float" office:value="161.759" calcext:value-type="float">
            <text:p>161,759</text:p>
          </table:table-cell>
        </table:table-row>
        <table:table-row table:style-name="ro1">
          <table:table-cell office:value-type="float" office:value="0.00759233" calcext:value-type="float">
            <text:p>0,00759233</text:p>
          </table:table-cell>
          <table:table-cell office:value-type="float" office:value="161.822" calcext:value-type="float">
            <text:p>161,822</text:p>
          </table:table-cell>
        </table:table-row>
        <table:table-row table:style-name="ro1">
          <table:table-cell office:value-type="float" office:value="0.00760671" calcext:value-type="float">
            <text:p>0,00760671</text:p>
          </table:table-cell>
          <table:table-cell office:value-type="float" office:value="161.889" calcext:value-type="float">
            <text:p>161,889</text:p>
          </table:table-cell>
        </table:table-row>
        <table:table-row table:style-name="ro1">
          <table:table-cell office:value-type="float" office:value="0.00761246" calcext:value-type="float">
            <text:p>0,00761246</text:p>
          </table:table-cell>
          <table:table-cell office:value-type="float" office:value="161.955" calcext:value-type="float">
            <text:p>161,955</text:p>
          </table:table-cell>
        </table:table-row>
        <table:table-row table:style-name="ro1">
          <table:table-cell office:value-type="float" office:value="0.00759764" calcext:value-type="float">
            <text:p>0,00759764</text:p>
          </table:table-cell>
          <table:table-cell office:value-type="float" office:value="162.025" calcext:value-type="float">
            <text:p>162,025</text:p>
          </table:table-cell>
        </table:table-row>
        <table:table-row table:style-name="ro1">
          <table:table-cell office:value-type="float" office:value="0.00761107" calcext:value-type="float">
            <text:p>0,00761107</text:p>
          </table:table-cell>
          <table:table-cell office:value-type="float" office:value="162.089" calcext:value-type="float">
            <text:p>162,089</text:p>
          </table:table-cell>
        </table:table-row>
        <table:table-row table:style-name="ro1">
          <table:table-cell office:value-type="float" office:value="0.00759505" calcext:value-type="float">
            <text:p>0,00759505</text:p>
          </table:table-cell>
          <table:table-cell office:value-type="float" office:value="162.153" calcext:value-type="float">
            <text:p>162,153</text:p>
          </table:table-cell>
        </table:table-row>
        <table:table-row table:style-name="ro1">
          <table:table-cell office:value-type="float" office:value="0.00760706" calcext:value-type="float">
            <text:p>0,00760706</text:p>
          </table:table-cell>
          <table:table-cell office:value-type="float" office:value="162.221" calcext:value-type="float">
            <text:p>162,221</text:p>
          </table:table-cell>
        </table:table-row>
        <table:table-row table:style-name="ro1">
          <table:table-cell office:value-type="float" office:value="0.00761273" calcext:value-type="float">
            <text:p>0,00761273</text:p>
          </table:table-cell>
          <table:table-cell office:value-type="float" office:value="162.284" calcext:value-type="float">
            <text:p>162,284</text:p>
          </table:table-cell>
        </table:table-row>
        <table:table-row table:style-name="ro1">
          <table:table-cell office:value-type="float" office:value="0.0076176" calcext:value-type="float">
            <text:p>0,0076176</text:p>
          </table:table-cell>
          <table:table-cell office:value-type="float" office:value="162.355" calcext:value-type="float">
            <text:p>162,355</text:p>
          </table:table-cell>
        </table:table-row>
        <table:table-row table:style-name="ro1">
          <table:table-cell office:value-type="float" office:value="0.00760296" calcext:value-type="float">
            <text:p>0,00760296</text:p>
          </table:table-cell>
          <table:table-cell office:value-type="float" office:value="162.424" calcext:value-type="float">
            <text:p>162,424</text:p>
          </table:table-cell>
        </table:table-row>
        <table:table-row table:style-name="ro1">
          <table:table-cell office:value-type="float" office:value="0.00759888" calcext:value-type="float">
            <text:p>0,00759888</text:p>
          </table:table-cell>
          <table:table-cell office:value-type="float" office:value="162.48" calcext:value-type="float">
            <text:p>162,48</text:p>
          </table:table-cell>
        </table:table-row>
        <table:table-row table:style-name="ro1">
          <table:table-cell office:value-type="float" office:value="0.00761617" calcext:value-type="float">
            <text:p>0,00761617</text:p>
          </table:table-cell>
          <table:table-cell office:value-type="float" office:value="162.552" calcext:value-type="float">
            <text:p>162,552</text:p>
          </table:table-cell>
        </table:table-row>
        <table:table-row table:style-name="ro1">
          <table:table-cell office:value-type="float" office:value="0.00761022" calcext:value-type="float">
            <text:p>0,00761022</text:p>
          </table:table-cell>
          <table:table-cell office:value-type="float" office:value="162.62" calcext:value-type="float">
            <text:p>162,62</text:p>
          </table:table-cell>
        </table:table-row>
        <table:table-row table:style-name="ro1">
          <table:table-cell office:value-type="float" office:value="0.00761561" calcext:value-type="float">
            <text:p>0,00761561</text:p>
          </table:table-cell>
          <table:table-cell office:value-type="float" office:value="162.686" calcext:value-type="float">
            <text:p>162,686</text:p>
          </table:table-cell>
        </table:table-row>
        <table:table-row table:style-name="ro1">
          <table:table-cell office:value-type="float" office:value="0.00762076" calcext:value-type="float">
            <text:p>0,00762076</text:p>
          </table:table-cell>
          <table:table-cell office:value-type="float" office:value="162.754" calcext:value-type="float">
            <text:p>162,754</text:p>
          </table:table-cell>
        </table:table-row>
        <table:table-row table:style-name="ro1">
          <table:table-cell office:value-type="float" office:value="0.00762196" calcext:value-type="float">
            <text:p>0,00762196</text:p>
          </table:table-cell>
          <table:table-cell office:value-type="float" office:value="162.823" calcext:value-type="float">
            <text:p>162,823</text:p>
          </table:table-cell>
        </table:table-row>
        <table:table-row table:style-name="ro1">
          <table:table-cell office:value-type="float" office:value="0.00759727" calcext:value-type="float">
            <text:p>0,00759727</text:p>
          </table:table-cell>
          <table:table-cell office:value-type="float" office:value="162.892" calcext:value-type="float">
            <text:p>162,892</text:p>
          </table:table-cell>
        </table:table-row>
        <table:table-row table:style-name="ro1">
          <table:table-cell office:value-type="float" office:value="0.00759997" calcext:value-type="float">
            <text:p>0,00759997</text:p>
          </table:table-cell>
          <table:table-cell office:value-type="float" office:value="162.946" calcext:value-type="float">
            <text:p>162,946</text:p>
          </table:table-cell>
        </table:table-row>
        <table:table-row table:style-name="ro1">
          <table:table-cell office:value-type="float" office:value="0.00760415" calcext:value-type="float">
            <text:p>0,00760415</text:p>
          </table:table-cell>
          <table:table-cell office:value-type="float" office:value="163.017" calcext:value-type="float">
            <text:p>163,017</text:p>
          </table:table-cell>
        </table:table-row>
        <table:table-row table:style-name="ro1">
          <table:table-cell office:value-type="float" office:value="0.00760206" calcext:value-type="float">
            <text:p>0,00760206</text:p>
          </table:table-cell>
          <table:table-cell office:value-type="float" office:value="163.085" calcext:value-type="float">
            <text:p>163,085</text:p>
          </table:table-cell>
        </table:table-row>
        <table:table-row table:style-name="ro1">
          <table:table-cell office:value-type="float" office:value="0.00762113" calcext:value-type="float">
            <text:p>0,00762113</text:p>
          </table:table-cell>
          <table:table-cell office:value-type="float" office:value="163.152" calcext:value-type="float">
            <text:p>163,152</text:p>
          </table:table-cell>
        </table:table-row>
        <table:table-row table:style-name="ro1">
          <table:table-cell office:value-type="float" office:value="0.00760564" calcext:value-type="float">
            <text:p>0,00760564</text:p>
          </table:table-cell>
          <table:table-cell office:value-type="float" office:value="163.218" calcext:value-type="float">
            <text:p>163,218</text:p>
          </table:table-cell>
        </table:table-row>
        <table:table-row table:style-name="ro1">
          <table:table-cell office:value-type="float" office:value="0.00761448" calcext:value-type="float">
            <text:p>0,00761448</text:p>
          </table:table-cell>
          <table:table-cell office:value-type="float" office:value="163.283" calcext:value-type="float">
            <text:p>163,283</text:p>
          </table:table-cell>
        </table:table-row>
        <table:table-row table:style-name="ro1">
          <table:table-cell office:value-type="float" office:value="0.00760217" calcext:value-type="float">
            <text:p>0,00760217</text:p>
          </table:table-cell>
          <table:table-cell office:value-type="float" office:value="163.351" calcext:value-type="float">
            <text:p>163,351</text:p>
          </table:table-cell>
        </table:table-row>
        <table:table-row table:style-name="ro1">
          <table:table-cell office:value-type="float" office:value="0.00761594" calcext:value-type="float">
            <text:p>0,00761594</text:p>
          </table:table-cell>
          <table:table-cell office:value-type="float" office:value="163.413" calcext:value-type="float">
            <text:p>163,413</text:p>
          </table:table-cell>
        </table:table-row>
        <table:table-row table:style-name="ro1">
          <table:table-cell office:value-type="float" office:value="0.00761035" calcext:value-type="float">
            <text:p>0,00761035</text:p>
          </table:table-cell>
          <table:table-cell office:value-type="float" office:value="163.484" calcext:value-type="float">
            <text:p>163,484</text:p>
          </table:table-cell>
        </table:table-row>
        <table:table-row table:style-name="ro1">
          <table:table-cell office:value-type="float" office:value="0.00762614" calcext:value-type="float">
            <text:p>0,00762614</text:p>
          </table:table-cell>
          <table:table-cell office:value-type="float" office:value="163.551" calcext:value-type="float">
            <text:p>163,551</text:p>
          </table:table-cell>
        </table:table-row>
        <table:table-row table:style-name="ro1">
          <table:table-cell office:value-type="float" office:value="0.00761511" calcext:value-type="float">
            <text:p>0,00761511</text:p>
          </table:table-cell>
          <table:table-cell office:value-type="float" office:value="163.619" calcext:value-type="float">
            <text:p>163,619</text:p>
          </table:table-cell>
        </table:table-row>
        <table:table-row table:style-name="ro1">
          <table:table-cell office:value-type="float" office:value="0.00761039" calcext:value-type="float">
            <text:p>0,00761039</text:p>
          </table:table-cell>
          <table:table-cell office:value-type="float" office:value="163.681" calcext:value-type="float">
            <text:p>163,681</text:p>
          </table:table-cell>
        </table:table-row>
        <table:table-row table:style-name="ro1">
          <table:table-cell office:value-type="float" office:value="0.00762748" calcext:value-type="float">
            <text:p>0,00762748</text:p>
          </table:table-cell>
          <table:table-cell office:value-type="float" office:value="163.748" calcext:value-type="float">
            <text:p>163,748</text:p>
          </table:table-cell>
        </table:table-row>
        <table:table-row table:style-name="ro1">
          <table:table-cell office:value-type="float" office:value="0.00761511" calcext:value-type="float">
            <text:p>0,00761511</text:p>
          </table:table-cell>
          <table:table-cell office:value-type="float" office:value="163.815" calcext:value-type="float">
            <text:p>163,815</text:p>
          </table:table-cell>
        </table:table-row>
        <table:table-row table:style-name="ro1">
          <table:table-cell office:value-type="float" office:value="0.00760367" calcext:value-type="float">
            <text:p>0,00760367</text:p>
          </table:table-cell>
          <table:table-cell office:value-type="float" office:value="163.882" calcext:value-type="float">
            <text:p>163,882</text:p>
          </table:table-cell>
        </table:table-row>
        <table:table-row table:style-name="ro1">
          <table:table-cell office:value-type="float" office:value="0.00760172" calcext:value-type="float">
            <text:p>0,00760172</text:p>
          </table:table-cell>
          <table:table-cell office:value-type="float" office:value="163.949" calcext:value-type="float">
            <text:p>163,949</text:p>
          </table:table-cell>
        </table:table-row>
        <table:table-row table:style-name="ro1">
          <table:table-cell office:value-type="float" office:value="0.00761511" calcext:value-type="float">
            <text:p>0,00761511</text:p>
          </table:table-cell>
          <table:table-cell office:value-type="float" office:value="164.014" calcext:value-type="float">
            <text:p>164,014</text:p>
          </table:table-cell>
        </table:table-row>
        <table:table-row table:style-name="ro1">
          <table:table-cell office:value-type="float" office:value="0.00759817" calcext:value-type="float">
            <text:p>0,00759817</text:p>
          </table:table-cell>
          <table:table-cell office:value-type="float" office:value="164.082" calcext:value-type="float">
            <text:p>164,082</text:p>
          </table:table-cell>
        </table:table-row>
        <table:table-row table:style-name="ro1">
          <table:table-cell office:value-type="float" office:value="0.00760662" calcext:value-type="float">
            <text:p>0,00760662</text:p>
          </table:table-cell>
          <table:table-cell office:value-type="float" office:value="164.182" calcext:value-type="float">
            <text:p>164,182</text:p>
          </table:table-cell>
        </table:table-row>
        <table:table-row table:style-name="ro1">
          <table:table-cell office:value-type="float" office:value="0.00760569" calcext:value-type="float">
            <text:p>0,00760569</text:p>
          </table:table-cell>
          <table:table-cell office:value-type="float" office:value="164.247" calcext:value-type="float">
            <text:p>164,247</text:p>
          </table:table-cell>
        </table:table-row>
        <table:table-row table:style-name="ro1">
          <table:table-cell office:value-type="float" office:value="0.00759736" calcext:value-type="float">
            <text:p>0,00759736</text:p>
          </table:table-cell>
          <table:table-cell office:value-type="float" office:value="164.312" calcext:value-type="float">
            <text:p>164,312</text:p>
          </table:table-cell>
        </table:table-row>
        <table:table-row table:style-name="ro1">
          <table:table-cell office:value-type="float" office:value="0.00761104" calcext:value-type="float">
            <text:p>0,00761104</text:p>
          </table:table-cell>
          <table:table-cell office:value-type="float" office:value="164.379" calcext:value-type="float">
            <text:p>164,379</text:p>
          </table:table-cell>
        </table:table-row>
        <table:table-row table:style-name="ro1">
          <table:table-cell office:value-type="float" office:value="0.00761456" calcext:value-type="float">
            <text:p>0,00761456</text:p>
          </table:table-cell>
          <table:table-cell office:value-type="float" office:value="164.444" calcext:value-type="float">
            <text:p>164,444</text:p>
          </table:table-cell>
        </table:table-row>
        <table:table-row table:style-name="ro1">
          <table:table-cell office:value-type="float" office:value="0.00760448" calcext:value-type="float">
            <text:p>0,00760448</text:p>
          </table:table-cell>
          <table:table-cell office:value-type="float" office:value="164.51" calcext:value-type="float">
            <text:p>164,51</text:p>
          </table:table-cell>
        </table:table-row>
        <table:table-row table:style-name="ro1">
          <table:table-cell office:value-type="float" office:value="0.00760075" calcext:value-type="float">
            <text:p>0,00760075</text:p>
          </table:table-cell>
          <table:table-cell office:value-type="float" office:value="164.579" calcext:value-type="float">
            <text:p>164,579</text:p>
          </table:table-cell>
        </table:table-row>
        <table:table-row table:style-name="ro1">
          <table:table-cell office:value-type="float" office:value="0.00762061" calcext:value-type="float">
            <text:p>0,00762061</text:p>
          </table:table-cell>
          <table:table-cell office:value-type="float" office:value="164.645" calcext:value-type="float">
            <text:p>164,645</text:p>
          </table:table-cell>
        </table:table-row>
        <table:table-row table:style-name="ro1">
          <table:table-cell office:value-type="float" office:value="0.00758965" calcext:value-type="float">
            <text:p>0,00758965</text:p>
          </table:table-cell>
          <table:table-cell office:value-type="float" office:value="164.713" calcext:value-type="float">
            <text:p>164,713</text:p>
          </table:table-cell>
        </table:table-row>
        <table:table-row table:style-name="ro1">
          <table:table-cell office:value-type="float" office:value="0.00760398" calcext:value-type="float">
            <text:p>0,00760398</text:p>
          </table:table-cell>
          <table:table-cell office:value-type="float" office:value="164.775" calcext:value-type="float">
            <text:p>164,775</text:p>
          </table:table-cell>
        </table:table-row>
        <table:table-row table:style-name="ro1">
          <table:table-cell office:value-type="float" office:value="0.00760727" calcext:value-type="float">
            <text:p>0,00760727</text:p>
          </table:table-cell>
          <table:table-cell office:value-type="float" office:value="164.841" calcext:value-type="float">
            <text:p>164,841</text:p>
          </table:table-cell>
        </table:table-row>
        <table:table-row table:style-name="ro1">
          <table:table-cell office:value-type="float" office:value="0.00759225" calcext:value-type="float">
            <text:p>0,00759225</text:p>
          </table:table-cell>
          <table:table-cell office:value-type="float" office:value="164.912" calcext:value-type="float">
            <text:p>164,912</text:p>
          </table:table-cell>
        </table:table-row>
        <table:table-row table:style-name="ro1">
          <table:table-cell office:value-type="float" office:value="0.00760306" calcext:value-type="float">
            <text:p>0,00760306</text:p>
          </table:table-cell>
          <table:table-cell office:value-type="float" office:value="164.976" calcext:value-type="float">
            <text:p>164,976</text:p>
          </table:table-cell>
        </table:table-row>
        <table:table-row table:style-name="ro1">
          <table:table-cell office:value-type="float" office:value="0.007625" calcext:value-type="float">
            <text:p>0,007625</text:p>
          </table:table-cell>
          <table:table-cell office:value-type="float" office:value="165.049" calcext:value-type="float">
            <text:p>165,049</text:p>
          </table:table-cell>
        </table:table-row>
        <table:table-row table:style-name="ro1">
          <table:table-cell office:value-type="float" office:value="0.0076174" calcext:value-type="float">
            <text:p>0,0076174</text:p>
          </table:table-cell>
          <table:table-cell office:value-type="float" office:value="165.114" calcext:value-type="float">
            <text:p>165,114</text:p>
          </table:table-cell>
        </table:table-row>
        <table:table-row table:style-name="ro1">
          <table:table-cell office:value-type="float" office:value="0.00759963" calcext:value-type="float">
            <text:p>0,00759963</text:p>
          </table:table-cell>
          <table:table-cell office:value-type="float" office:value="165.182" calcext:value-type="float">
            <text:p>165,182</text:p>
          </table:table-cell>
        </table:table-row>
        <table:table-row table:style-name="ro1">
          <table:table-cell office:value-type="float" office:value="0.00761081" calcext:value-type="float">
            <text:p>0,00761081</text:p>
          </table:table-cell>
          <table:table-cell office:value-type="float" office:value="165.245" calcext:value-type="float">
            <text:p>165,245</text:p>
          </table:table-cell>
        </table:table-row>
        <table:table-row table:style-name="ro1">
          <table:table-cell office:value-type="float" office:value="0.00761799" calcext:value-type="float">
            <text:p>0,00761799</text:p>
          </table:table-cell>
          <table:table-cell office:value-type="float" office:value="165.315" calcext:value-type="float">
            <text:p>165,315</text:p>
          </table:table-cell>
        </table:table-row>
        <table:table-row table:style-name="ro1">
          <table:table-cell office:value-type="float" office:value="0.00761988" calcext:value-type="float">
            <text:p>0,00761988</text:p>
          </table:table-cell>
          <table:table-cell office:value-type="float" office:value="165.383" calcext:value-type="float">
            <text:p>165,383</text:p>
          </table:table-cell>
        </table:table-row>
        <table:table-row table:style-name="ro1">
          <table:table-cell office:value-type="float" office:value="0.00762519" calcext:value-type="float">
            <text:p>0,00762519</text:p>
          </table:table-cell>
          <table:table-cell office:value-type="float" office:value="165.448" calcext:value-type="float">
            <text:p>165,448</text:p>
          </table:table-cell>
        </table:table-row>
        <table:table-row table:style-name="ro1">
          <table:table-cell office:value-type="float" office:value="0.00761547" calcext:value-type="float">
            <text:p>0,00761547</text:p>
          </table:table-cell>
          <table:table-cell office:value-type="float" office:value="165.515" calcext:value-type="float">
            <text:p>165,515</text:p>
          </table:table-cell>
        </table:table-row>
        <table:table-row table:style-name="ro1">
          <table:table-cell office:value-type="float" office:value="0.00761333" calcext:value-type="float">
            <text:p>0,00761333</text:p>
          </table:table-cell>
          <table:table-cell office:value-type="float" office:value="165.581" calcext:value-type="float">
            <text:p>165,581</text:p>
          </table:table-cell>
        </table:table-row>
        <table:table-row table:style-name="ro1">
          <table:table-cell office:value-type="float" office:value="0.00760503" calcext:value-type="float">
            <text:p>0,00760503</text:p>
          </table:table-cell>
          <table:table-cell office:value-type="float" office:value="165.649" calcext:value-type="float">
            <text:p>165,649</text:p>
          </table:table-cell>
        </table:table-row>
        <table:table-row table:style-name="ro1">
          <table:table-cell office:value-type="float" office:value="0.00760456" calcext:value-type="float">
            <text:p>0,00760456</text:p>
          </table:table-cell>
          <table:table-cell office:value-type="float" office:value="165.712" calcext:value-type="float">
            <text:p>165,712</text:p>
          </table:table-cell>
        </table:table-row>
        <table:table-row table:style-name="ro1">
          <table:table-cell office:value-type="float" office:value="0.00760385" calcext:value-type="float">
            <text:p>0,00760385</text:p>
          </table:table-cell>
          <table:table-cell office:value-type="float" office:value="165.778" calcext:value-type="float">
            <text:p>165,778</text:p>
          </table:table-cell>
        </table:table-row>
        <table:table-row table:style-name="ro1">
          <table:table-cell office:value-type="float" office:value="0.00761948" calcext:value-type="float">
            <text:p>0,00761948</text:p>
          </table:table-cell>
          <table:table-cell office:value-type="float" office:value="165.847" calcext:value-type="float">
            <text:p>165,847</text:p>
          </table:table-cell>
        </table:table-row>
        <table:table-row table:style-name="ro1">
          <table:table-cell office:value-type="float" office:value="0.00761011" calcext:value-type="float">
            <text:p>0,00761011</text:p>
          </table:table-cell>
          <table:table-cell office:value-type="float" office:value="165.912" calcext:value-type="float">
            <text:p>165,912</text:p>
          </table:table-cell>
        </table:table-row>
        <table:table-row table:style-name="ro1">
          <table:table-cell office:value-type="float" office:value="0.00761063" calcext:value-type="float">
            <text:p>0,00761063</text:p>
          </table:table-cell>
          <table:table-cell office:value-type="float" office:value="165.976" calcext:value-type="float">
            <text:p>165,976</text:p>
          </table:table-cell>
        </table:table-row>
        <table:table-row table:style-name="ro1">
          <table:table-cell office:value-type="float" office:value="0.00760001" calcext:value-type="float">
            <text:p>0,00760001</text:p>
          </table:table-cell>
          <table:table-cell office:value-type="float" office:value="166.045" calcext:value-type="float">
            <text:p>166,045</text:p>
          </table:table-cell>
        </table:table-row>
        <table:table-row table:style-name="ro1">
          <table:table-cell office:value-type="float" office:value="0.00759772" calcext:value-type="float">
            <text:p>0,00759772</text:p>
          </table:table-cell>
          <table:table-cell office:value-type="float" office:value="166.102" calcext:value-type="float">
            <text:p>166,102</text:p>
          </table:table-cell>
        </table:table-row>
        <table:table-row table:style-name="ro1">
          <table:table-cell office:value-type="float" office:value="0.00760706" calcext:value-type="float">
            <text:p>0,00760706</text:p>
          </table:table-cell>
          <table:table-cell office:value-type="float" office:value="166.172" calcext:value-type="float">
            <text:p>166,172</text:p>
          </table:table-cell>
        </table:table-row>
        <table:table-row table:style-name="ro1">
          <table:table-cell office:value-type="float" office:value="0.00759865" calcext:value-type="float">
            <text:p>0,00759865</text:p>
          </table:table-cell>
          <table:table-cell office:value-type="float" office:value="166.242" calcext:value-type="float">
            <text:p>166,242</text:p>
          </table:table-cell>
        </table:table-row>
        <table:table-row table:style-name="ro1">
          <table:table-cell office:value-type="float" office:value="0.00759953" calcext:value-type="float">
            <text:p>0,00759953</text:p>
          </table:table-cell>
          <table:table-cell office:value-type="float" office:value="166.307" calcext:value-type="float">
            <text:p>166,307</text:p>
          </table:table-cell>
        </table:table-row>
        <table:table-row table:style-name="ro1">
          <table:table-cell office:value-type="float" office:value="0.00762101" calcext:value-type="float">
            <text:p>0,00762101</text:p>
          </table:table-cell>
          <table:table-cell office:value-type="float" office:value="166.372" calcext:value-type="float">
            <text:p>166,372</text:p>
          </table:table-cell>
        </table:table-row>
        <table:table-row table:style-name="ro1">
          <table:table-cell office:value-type="float" office:value="0.00761351" calcext:value-type="float">
            <text:p>0,00761351</text:p>
          </table:table-cell>
          <table:table-cell office:value-type="float" office:value="166.432" calcext:value-type="float">
            <text:p>166,432</text:p>
          </table:table-cell>
        </table:table-row>
        <table:table-row table:style-name="ro1">
          <table:table-cell office:value-type="float" office:value="0.00761029" calcext:value-type="float">
            <text:p>0,00761029</text:p>
          </table:table-cell>
          <table:table-cell office:value-type="float" office:value="166.495" calcext:value-type="float">
            <text:p>166,495</text:p>
          </table:table-cell>
        </table:table-row>
        <table:table-row table:style-name="ro1">
          <table:table-cell office:value-type="float" office:value="0.00761146" calcext:value-type="float">
            <text:p>0,00761146</text:p>
          </table:table-cell>
          <table:table-cell office:value-type="float" office:value="166.572" calcext:value-type="float">
            <text:p>166,572</text:p>
          </table:table-cell>
        </table:table-row>
        <table:table-row table:style-name="ro1">
          <table:table-cell office:value-type="float" office:value="0.00758836" calcext:value-type="float">
            <text:p>0,00758836</text:p>
          </table:table-cell>
          <table:table-cell office:value-type="float" office:value="166.641" calcext:value-type="float">
            <text:p>166,641</text:p>
          </table:table-cell>
        </table:table-row>
        <table:table-row table:style-name="ro1">
          <table:table-cell office:value-type="float" office:value="0.00759252" calcext:value-type="float">
            <text:p>0,00759252</text:p>
          </table:table-cell>
          <table:table-cell office:value-type="float" office:value="166.705" calcext:value-type="float">
            <text:p>166,705</text:p>
          </table:table-cell>
        </table:table-row>
        <table:table-row table:style-name="ro1">
          <table:table-cell office:value-type="float" office:value="0.00760383" calcext:value-type="float">
            <text:p>0,00760383</text:p>
          </table:table-cell>
          <table:table-cell office:value-type="float" office:value="166.763" calcext:value-type="float">
            <text:p>166,763</text:p>
          </table:table-cell>
        </table:table-row>
        <table:table-row table:style-name="ro1">
          <table:table-cell office:value-type="float" office:value="0.00760596" calcext:value-type="float">
            <text:p>0,00760596</text:p>
          </table:table-cell>
          <table:table-cell office:value-type="float" office:value="166.835" calcext:value-type="float">
            <text:p>166,835</text:p>
          </table:table-cell>
        </table:table-row>
        <table:table-row table:style-name="ro1">
          <table:table-cell office:value-type="float" office:value="0.0075954" calcext:value-type="float">
            <text:p>0,0075954</text:p>
          </table:table-cell>
          <table:table-cell office:value-type="float" office:value="166.907" calcext:value-type="float">
            <text:p>166,907</text:p>
          </table:table-cell>
        </table:table-row>
        <table:table-row table:style-name="ro1">
          <table:table-cell office:value-type="float" office:value="0.00759124" calcext:value-type="float">
            <text:p>0,00759124</text:p>
          </table:table-cell>
          <table:table-cell office:value-type="float" office:value="166.974" calcext:value-type="float">
            <text:p>166,974</text:p>
          </table:table-cell>
        </table:table-row>
        <table:table-row table:style-name="ro1">
          <table:table-cell office:value-type="float" office:value="0.00760947" calcext:value-type="float">
            <text:p>0,00760947</text:p>
          </table:table-cell>
          <table:table-cell office:value-type="float" office:value="167.039" calcext:value-type="float">
            <text:p>167,039</text:p>
          </table:table-cell>
        </table:table-row>
        <table:table-row table:style-name="ro1">
          <table:table-cell office:value-type="float" office:value="0.00761288" calcext:value-type="float">
            <text:p>0,00761288</text:p>
          </table:table-cell>
          <table:table-cell office:value-type="float" office:value="167.107" calcext:value-type="float">
            <text:p>167,107</text:p>
          </table:table-cell>
        </table:table-row>
        <table:table-row table:style-name="ro1">
          <table:table-cell office:value-type="float" office:value="0.00760348" calcext:value-type="float">
            <text:p>0,00760348</text:p>
          </table:table-cell>
          <table:table-cell office:value-type="float" office:value="167.173" calcext:value-type="float">
            <text:p>167,173</text:p>
          </table:table-cell>
        </table:table-row>
        <table:table-row table:style-name="ro1">
          <table:table-cell office:value-type="float" office:value="0.00762556" calcext:value-type="float">
            <text:p>0,00762556</text:p>
          </table:table-cell>
          <table:table-cell office:value-type="float" office:value="167.237" calcext:value-type="float">
            <text:p>167,237</text:p>
          </table:table-cell>
        </table:table-row>
        <table:table-row table:style-name="ro1">
          <table:table-cell office:value-type="float" office:value="0.00761761" calcext:value-type="float">
            <text:p>0,00761761</text:p>
          </table:table-cell>
          <table:table-cell office:value-type="float" office:value="167.308" calcext:value-type="float">
            <text:p>167,308</text:p>
          </table:table-cell>
        </table:table-row>
        <table:table-row table:style-name="ro1">
          <table:table-cell office:value-type="float" office:value="0.00760793" calcext:value-type="float">
            <text:p>0,00760793</text:p>
          </table:table-cell>
          <table:table-cell office:value-type="float" office:value="167.377" calcext:value-type="float">
            <text:p>167,377</text:p>
          </table:table-cell>
        </table:table-row>
        <table:table-row table:style-name="ro1">
          <table:table-cell office:value-type="float" office:value="0.00761788" calcext:value-type="float">
            <text:p>0,00761788</text:p>
          </table:table-cell>
          <table:table-cell office:value-type="float" office:value="167.441" calcext:value-type="float">
            <text:p>167,441</text:p>
          </table:table-cell>
        </table:table-row>
        <table:table-row table:style-name="ro1">
          <table:table-cell office:value-type="float" office:value="0.00760327" calcext:value-type="float">
            <text:p>0,00760327</text:p>
          </table:table-cell>
          <table:table-cell office:value-type="float" office:value="167.507" calcext:value-type="float">
            <text:p>167,507</text:p>
          </table:table-cell>
        </table:table-row>
        <table:table-row table:style-name="ro1">
          <table:table-cell office:value-type="float" office:value="0.00760787" calcext:value-type="float">
            <text:p>0,00760787</text:p>
          </table:table-cell>
          <table:table-cell office:value-type="float" office:value="167.577" calcext:value-type="float">
            <text:p>167,577</text:p>
          </table:table-cell>
        </table:table-row>
        <table:table-row table:style-name="ro1">
          <table:table-cell office:value-type="float" office:value="0.00760115" calcext:value-type="float">
            <text:p>0,00760115</text:p>
          </table:table-cell>
          <table:table-cell office:value-type="float" office:value="167.641" calcext:value-type="float">
            <text:p>167,641</text:p>
          </table:table-cell>
        </table:table-row>
        <table:table-row table:style-name="ro1">
          <table:table-cell office:value-type="float" office:value="0.00760289" calcext:value-type="float">
            <text:p>0,00760289</text:p>
          </table:table-cell>
          <table:table-cell office:value-type="float" office:value="167.706" calcext:value-type="float">
            <text:p>167,706</text:p>
          </table:table-cell>
        </table:table-row>
        <table:table-row table:style-name="ro1">
          <table:table-cell office:value-type="float" office:value="0.00760586" calcext:value-type="float">
            <text:p>0,00760586</text:p>
          </table:table-cell>
          <table:table-cell office:value-type="float" office:value="167.772" calcext:value-type="float">
            <text:p>167,772</text:p>
          </table:table-cell>
        </table:table-row>
        <table:table-row table:style-name="ro1">
          <table:table-cell office:value-type="float" office:value="0.00760779" calcext:value-type="float">
            <text:p>0,00760779</text:p>
          </table:table-cell>
          <table:table-cell office:value-type="float" office:value="167.84" calcext:value-type="float">
            <text:p>167,84</text:p>
          </table:table-cell>
        </table:table-row>
        <table:table-row table:style-name="ro1">
          <table:table-cell office:value-type="float" office:value="0.0076067" calcext:value-type="float">
            <text:p>0,0076067</text:p>
          </table:table-cell>
          <table:table-cell office:value-type="float" office:value="167.908" calcext:value-type="float">
            <text:p>167,908</text:p>
          </table:table-cell>
        </table:table-row>
        <table:table-row table:style-name="ro1">
          <table:table-cell office:value-type="float" office:value="0.00760091" calcext:value-type="float">
            <text:p>0,00760091</text:p>
          </table:table-cell>
          <table:table-cell office:value-type="float" office:value="167.976" calcext:value-type="float">
            <text:p>167,976</text:p>
          </table:table-cell>
        </table:table-row>
        <table:table-row table:style-name="ro1">
          <table:table-cell office:value-type="float" office:value="0.00760351" calcext:value-type="float">
            <text:p>0,00760351</text:p>
          </table:table-cell>
          <table:table-cell office:value-type="float" office:value="168.032" calcext:value-type="float">
            <text:p>168,032</text:p>
          </table:table-cell>
        </table:table-row>
        <table:table-row table:style-name="ro1">
          <table:table-cell office:value-type="float" office:value="0.00761321" calcext:value-type="float">
            <text:p>0,00761321</text:p>
          </table:table-cell>
          <table:table-cell office:value-type="float" office:value="168.11" calcext:value-type="float">
            <text:p>168,11</text:p>
          </table:table-cell>
        </table:table-row>
        <table:table-row table:style-name="ro1">
          <table:table-cell office:value-type="float" office:value="0.00759351" calcext:value-type="float">
            <text:p>0,00759351</text:p>
          </table:table-cell>
          <table:table-cell office:value-type="float" office:value="168.162" calcext:value-type="float">
            <text:p>168,162</text:p>
          </table:table-cell>
        </table:table-row>
        <table:table-row table:style-name="ro1">
          <table:table-cell office:value-type="float" office:value="0.00761442" calcext:value-type="float">
            <text:p>0,00761442</text:p>
          </table:table-cell>
          <table:table-cell office:value-type="float" office:value="168.235" calcext:value-type="float">
            <text:p>168,235</text:p>
          </table:table-cell>
        </table:table-row>
        <table:table-row table:style-name="ro1">
          <table:table-cell office:value-type="float" office:value="0.00759416" calcext:value-type="float">
            <text:p>0,00759416</text:p>
          </table:table-cell>
          <table:table-cell office:value-type="float" office:value="168.319" calcext:value-type="float">
            <text:p>168,319</text:p>
          </table:table-cell>
        </table:table-row>
        <table:table-row table:style-name="ro1">
          <table:table-cell office:value-type="float" office:value="0.00759069" calcext:value-type="float">
            <text:p>0,00759069</text:p>
          </table:table-cell>
          <table:table-cell office:value-type="float" office:value="168.401" calcext:value-type="float">
            <text:p>168,401</text:p>
          </table:table-cell>
        </table:table-row>
        <table:table-row table:style-name="ro1">
          <table:table-cell office:value-type="float" office:value="0.00760851" calcext:value-type="float">
            <text:p>0,00760851</text:p>
          </table:table-cell>
          <table:table-cell office:value-type="float" office:value="168.458" calcext:value-type="float">
            <text:p>168,458</text:p>
          </table:table-cell>
        </table:table-row>
        <table:table-row table:style-name="ro1">
          <table:table-cell office:value-type="float" office:value="0.00759967" calcext:value-type="float">
            <text:p>0,00759967</text:p>
          </table:table-cell>
          <table:table-cell office:value-type="float" office:value="168.534" calcext:value-type="float">
            <text:p>168,534</text:p>
          </table:table-cell>
        </table:table-row>
        <table:table-row table:style-name="ro1">
          <table:table-cell office:value-type="float" office:value="0.00759798" calcext:value-type="float">
            <text:p>0,00759798</text:p>
          </table:table-cell>
          <table:table-cell office:value-type="float" office:value="168.596" calcext:value-type="float">
            <text:p>168,596</text:p>
          </table:table-cell>
        </table:table-row>
        <table:table-row table:style-name="ro1">
          <table:table-cell office:value-type="float" office:value="0.0076097" calcext:value-type="float">
            <text:p>0,0076097</text:p>
          </table:table-cell>
          <table:table-cell office:value-type="float" office:value="168.675" calcext:value-type="float">
            <text:p>168,675</text:p>
          </table:table-cell>
        </table:table-row>
        <table:table-row table:style-name="ro1">
          <table:table-cell office:value-type="float" office:value="0.00761763" calcext:value-type="float">
            <text:p>0,00761763</text:p>
          </table:table-cell>
          <table:table-cell office:value-type="float" office:value="168.738" calcext:value-type="float">
            <text:p>168,738</text:p>
          </table:table-cell>
        </table:table-row>
        <table:table-row table:style-name="ro1">
          <table:table-cell office:value-type="float" office:value="0.00759567" calcext:value-type="float">
            <text:p>0,00759567</text:p>
          </table:table-cell>
          <table:table-cell office:value-type="float" office:value="168.797" calcext:value-type="float">
            <text:p>168,797</text:p>
          </table:table-cell>
        </table:table-row>
        <table:table-row table:style-name="ro1">
          <table:table-cell office:value-type="float" office:value="0.00759041" calcext:value-type="float">
            <text:p>0,00759041</text:p>
          </table:table-cell>
          <table:table-cell office:value-type="float" office:value="168.864" calcext:value-type="float">
            <text:p>168,864</text:p>
          </table:table-cell>
        </table:table-row>
        <table:table-row table:style-name="ro1">
          <table:table-cell office:value-type="float" office:value="0.00760505" calcext:value-type="float">
            <text:p>0,00760505</text:p>
          </table:table-cell>
          <table:table-cell office:value-type="float" office:value="168.94" calcext:value-type="float">
            <text:p>168,94</text:p>
          </table:table-cell>
        </table:table-row>
        <table:table-row table:style-name="ro1">
          <table:table-cell office:value-type="float" office:value="0.00760273" calcext:value-type="float">
            <text:p>0,00760273</text:p>
          </table:table-cell>
          <table:table-cell office:value-type="float" office:value="168.998" calcext:value-type="float">
            <text:p>168,998</text:p>
          </table:table-cell>
        </table:table-row>
        <table:table-row table:style-name="ro1">
          <table:table-cell office:value-type="float" office:value="0.00759987" calcext:value-type="float">
            <text:p>0,00759987</text:p>
          </table:table-cell>
          <table:table-cell office:value-type="float" office:value="169.065" calcext:value-type="float">
            <text:p>169,065</text:p>
          </table:table-cell>
        </table:table-row>
        <table:table-row table:style-name="ro1">
          <table:table-cell office:value-type="float" office:value="0.00760451" calcext:value-type="float">
            <text:p>0,00760451</text:p>
          </table:table-cell>
          <table:table-cell office:value-type="float" office:value="169.136" calcext:value-type="float">
            <text:p>169,136</text:p>
          </table:table-cell>
        </table:table-row>
        <table:table-row table:style-name="ro1">
          <table:table-cell office:value-type="float" office:value="0.00761081" calcext:value-type="float">
            <text:p>0,00761081</text:p>
          </table:table-cell>
          <table:table-cell office:value-type="float" office:value="169.19" calcext:value-type="float">
            <text:p>169,19</text:p>
          </table:table-cell>
        </table:table-row>
        <table:table-row table:style-name="ro1">
          <table:table-cell office:value-type="float" office:value="0.00760278" calcext:value-type="float">
            <text:p>0,00760278</text:p>
          </table:table-cell>
          <table:table-cell office:value-type="float" office:value="169.26" calcext:value-type="float">
            <text:p>169,26</text:p>
          </table:table-cell>
        </table:table-row>
        <table:table-row table:style-name="ro1">
          <table:table-cell office:value-type="float" office:value="0.00762484" calcext:value-type="float">
            <text:p>0,00762484</text:p>
          </table:table-cell>
          <table:table-cell office:value-type="float" office:value="169.333" calcext:value-type="float">
            <text:p>169,333</text:p>
          </table:table-cell>
        </table:table-row>
        <table:table-row table:style-name="ro1">
          <table:table-cell office:value-type="float" office:value="0.00760361" calcext:value-type="float">
            <text:p>0,00760361</text:p>
          </table:table-cell>
          <table:table-cell office:value-type="float" office:value="169.403" calcext:value-type="float">
            <text:p>169,403</text:p>
          </table:table-cell>
        </table:table-row>
        <table:table-row table:style-name="ro1">
          <table:table-cell office:value-type="float" office:value="0.00760199" calcext:value-type="float">
            <text:p>0,00760199</text:p>
          </table:table-cell>
          <table:table-cell office:value-type="float" office:value="169.458" calcext:value-type="float">
            <text:p>169,458</text:p>
          </table:table-cell>
        </table:table-row>
        <table:table-row table:style-name="ro1">
          <table:table-cell office:value-type="float" office:value="0.00762295" calcext:value-type="float">
            <text:p>0,00762295</text:p>
          </table:table-cell>
          <table:table-cell office:value-type="float" office:value="169.536" calcext:value-type="float">
            <text:p>169,536</text:p>
          </table:table-cell>
        </table:table-row>
        <table:table-row table:style-name="ro1">
          <table:table-cell office:value-type="float" office:value="0.00760994" calcext:value-type="float">
            <text:p>0,00760994</text:p>
          </table:table-cell>
          <table:table-cell office:value-type="float" office:value="169.602" calcext:value-type="float">
            <text:p>169,602</text:p>
          </table:table-cell>
        </table:table-row>
        <table:table-row table:style-name="ro1">
          <table:table-cell office:value-type="float" office:value="0.00760503" calcext:value-type="float">
            <text:p>0,00760503</text:p>
          </table:table-cell>
          <table:table-cell office:value-type="float" office:value="169.668" calcext:value-type="float">
            <text:p>169,668</text:p>
          </table:table-cell>
        </table:table-row>
        <table:table-row table:style-name="ro1">
          <table:table-cell office:value-type="float" office:value="0.00761228" calcext:value-type="float">
            <text:p>0,00761228</text:p>
          </table:table-cell>
          <table:table-cell office:value-type="float" office:value="169.738" calcext:value-type="float">
            <text:p>169,738</text:p>
          </table:table-cell>
        </table:table-row>
        <table:table-row table:style-name="ro1">
          <table:table-cell office:value-type="float" office:value="0.00762193" calcext:value-type="float">
            <text:p>0,00762193</text:p>
          </table:table-cell>
          <table:table-cell office:value-type="float" office:value="169.802" calcext:value-type="float">
            <text:p>169,802</text:p>
          </table:table-cell>
        </table:table-row>
        <table:table-row table:style-name="ro1">
          <table:table-cell office:value-type="float" office:value="0.00760213" calcext:value-type="float">
            <text:p>0,00760213</text:p>
          </table:table-cell>
          <table:table-cell office:value-type="float" office:value="169.871" calcext:value-type="float">
            <text:p>169,871</text:p>
          </table:table-cell>
        </table:table-row>
        <table:table-row table:style-name="ro1">
          <table:table-cell office:value-type="float" office:value="0.00762144" calcext:value-type="float">
            <text:p>0,00762144</text:p>
          </table:table-cell>
          <table:table-cell office:value-type="float" office:value="169.922" calcext:value-type="float">
            <text:p>169,922</text:p>
          </table:table-cell>
        </table:table-row>
        <table:table-row table:style-name="ro1">
          <table:table-cell office:value-type="float" office:value="0.00760904" calcext:value-type="float">
            <text:p>0,00760904</text:p>
          </table:table-cell>
          <table:table-cell office:value-type="float" office:value="169.997" calcext:value-type="float">
            <text:p>169,997</text:p>
          </table:table-cell>
        </table:table-row>
        <table:table-row table:style-name="ro1">
          <table:table-cell office:value-type="float" office:value="0.00760705" calcext:value-type="float">
            <text:p>0,00760705</text:p>
          </table:table-cell>
          <table:table-cell office:value-type="float" office:value="170.067" calcext:value-type="float">
            <text:p>170,067</text:p>
          </table:table-cell>
        </table:table-row>
        <table:table-row table:style-name="ro1">
          <table:table-cell office:value-type="float" office:value="0.00760156" calcext:value-type="float">
            <text:p>0,00760156</text:p>
          </table:table-cell>
          <table:table-cell office:value-type="float" office:value="170.135" calcext:value-type="float">
            <text:p>170,135</text:p>
          </table:table-cell>
        </table:table-row>
        <table:table-row table:style-name="ro1">
          <table:table-cell office:value-type="float" office:value="0.00760511" calcext:value-type="float">
            <text:p>0,00760511</text:p>
          </table:table-cell>
          <table:table-cell office:value-type="float" office:value="170.188" calcext:value-type="float">
            <text:p>170,188</text:p>
          </table:table-cell>
        </table:table-row>
        <table:table-row table:style-name="ro1">
          <table:table-cell office:value-type="float" office:value="0.00762227" calcext:value-type="float">
            <text:p>0,00762227</text:p>
          </table:table-cell>
          <table:table-cell office:value-type="float" office:value="170.263" calcext:value-type="float">
            <text:p>170,263</text:p>
          </table:table-cell>
        </table:table-row>
        <table:table-row table:style-name="ro1">
          <table:table-cell office:value-type="float" office:value="0.0076027" calcext:value-type="float">
            <text:p>0,0076027</text:p>
          </table:table-cell>
          <table:table-cell office:value-type="float" office:value="170.329" calcext:value-type="float">
            <text:p>170,329</text:p>
          </table:table-cell>
        </table:table-row>
        <table:table-row table:style-name="ro1">
          <table:table-cell office:value-type="float" office:value="0.00762235" calcext:value-type="float">
            <text:p>0,00762235</text:p>
          </table:table-cell>
          <table:table-cell office:value-type="float" office:value="170.397" calcext:value-type="float">
            <text:p>170,397</text:p>
          </table:table-cell>
        </table:table-row>
        <table:table-row table:style-name="ro1">
          <table:table-cell office:value-type="float" office:value="0.00761453" calcext:value-type="float">
            <text:p>0,00761453</text:p>
          </table:table-cell>
          <table:table-cell office:value-type="float" office:value="170.468" calcext:value-type="float">
            <text:p>170,468</text:p>
          </table:table-cell>
        </table:table-row>
        <table:table-row table:style-name="ro1">
          <table:table-cell office:value-type="float" office:value="0.00760827" calcext:value-type="float">
            <text:p>0,00760827</text:p>
          </table:table-cell>
          <table:table-cell office:value-type="float" office:value="170.524" calcext:value-type="float">
            <text:p>170,524</text:p>
          </table:table-cell>
        </table:table-row>
        <table:table-row table:style-name="ro1">
          <table:table-cell office:value-type="float" office:value="0.00760204" calcext:value-type="float">
            <text:p>0,00760204</text:p>
          </table:table-cell>
          <table:table-cell office:value-type="float" office:value="170.589" calcext:value-type="float">
            <text:p>170,589</text:p>
          </table:table-cell>
        </table:table-row>
        <table:table-row table:style-name="ro1">
          <table:table-cell office:value-type="float" office:value="0.00760981" calcext:value-type="float">
            <text:p>0,00760981</text:p>
          </table:table-cell>
          <table:table-cell office:value-type="float" office:value="170.666" calcext:value-type="float">
            <text:p>170,666</text:p>
          </table:table-cell>
        </table:table-row>
        <table:table-row table:style-name="ro1">
          <table:table-cell office:value-type="float" office:value="0.00761633" calcext:value-type="float">
            <text:p>0,00761633</text:p>
          </table:table-cell>
          <table:table-cell office:value-type="float" office:value="170.731" calcext:value-type="float">
            <text:p>170,731</text:p>
          </table:table-cell>
        </table:table-row>
        <table:table-row table:style-name="ro1">
          <table:table-cell office:value-type="float" office:value="0.00761137" calcext:value-type="float">
            <text:p>0,00761137</text:p>
          </table:table-cell>
          <table:table-cell office:value-type="float" office:value="170.784" calcext:value-type="float">
            <text:p>170,784</text:p>
          </table:table-cell>
        </table:table-row>
        <table:table-row table:style-name="ro1">
          <table:table-cell office:value-type="float" office:value="0.00759319" calcext:value-type="float">
            <text:p>0,00759319</text:p>
          </table:table-cell>
          <table:table-cell office:value-type="float" office:value="170.864" calcext:value-type="float">
            <text:p>170,864</text:p>
          </table:table-cell>
        </table:table-row>
        <table:table-row table:style-name="ro1">
          <table:table-cell office:value-type="float" office:value="0.0076234" calcext:value-type="float">
            <text:p>0,0076234</text:p>
          </table:table-cell>
          <table:table-cell office:value-type="float" office:value="170.922" calcext:value-type="float">
            <text:p>170,922</text:p>
          </table:table-cell>
        </table:table-row>
        <table:table-row table:style-name="ro1">
          <table:table-cell office:value-type="float" office:value="0.00761385" calcext:value-type="float">
            <text:p>0,00761385</text:p>
          </table:table-cell>
          <table:table-cell office:value-type="float" office:value="170.996" calcext:value-type="float">
            <text:p>170,996</text:p>
          </table:table-cell>
        </table:table-row>
        <table:table-row table:style-name="ro1">
          <table:table-cell office:value-type="float" office:value="0.00759883" calcext:value-type="float">
            <text:p>0,00759883</text:p>
          </table:table-cell>
          <table:table-cell office:value-type="float" office:value="171.061" calcext:value-type="float">
            <text:p>171,061</text:p>
          </table:table-cell>
        </table:table-row>
        <table:table-row table:style-name="ro1">
          <table:table-cell office:value-type="float" office:value="0.00760778" calcext:value-type="float">
            <text:p>0,00760778</text:p>
          </table:table-cell>
          <table:table-cell office:value-type="float" office:value="171.113" calcext:value-type="float">
            <text:p>171,113</text:p>
          </table:table-cell>
        </table:table-row>
        <table:table-row table:style-name="ro1">
          <table:table-cell office:value-type="float" office:value="0.00761377" calcext:value-type="float">
            <text:p>0,00761377</text:p>
          </table:table-cell>
          <table:table-cell office:value-type="float" office:value="171.193" calcext:value-type="float">
            <text:p>171,193</text:p>
          </table:table-cell>
        </table:table-row>
        <table:table-row table:style-name="ro1">
          <table:table-cell office:value-type="float" office:value="0.00761144" calcext:value-type="float">
            <text:p>0,00761144</text:p>
          </table:table-cell>
          <table:table-cell office:value-type="float" office:value="171.261" calcext:value-type="float">
            <text:p>171,261</text:p>
          </table:table-cell>
        </table:table-row>
        <table:table-row table:style-name="ro1">
          <table:table-cell office:value-type="float" office:value="0.00762484" calcext:value-type="float">
            <text:p>0,00762484</text:p>
          </table:table-cell>
          <table:table-cell office:value-type="float" office:value="171.33" calcext:value-type="float">
            <text:p>171,33</text:p>
          </table:table-cell>
        </table:table-row>
        <table:table-row table:style-name="ro1">
          <table:table-cell office:value-type="float" office:value="0.00759011" calcext:value-type="float">
            <text:p>0,00759011</text:p>
          </table:table-cell>
          <table:table-cell office:value-type="float" office:value="171.389" calcext:value-type="float">
            <text:p>171,389</text:p>
          </table:table-cell>
        </table:table-row>
        <table:table-row table:style-name="ro1">
          <table:table-cell office:value-type="float" office:value="0.00760331" calcext:value-type="float">
            <text:p>0,00760331</text:p>
          </table:table-cell>
          <table:table-cell office:value-type="float" office:value="171.452" calcext:value-type="float">
            <text:p>171,452</text:p>
          </table:table-cell>
        </table:table-row>
        <table:table-row table:style-name="ro1">
          <table:table-cell office:value-type="float" office:value="0.00760007" calcext:value-type="float">
            <text:p>0,00760007</text:p>
          </table:table-cell>
          <table:table-cell office:value-type="float" office:value="171.526" calcext:value-type="float">
            <text:p>171,526</text:p>
          </table:table-cell>
        </table:table-row>
        <table:table-row table:style-name="ro1">
          <table:table-cell office:value-type="float" office:value="0.00759977" calcext:value-type="float">
            <text:p>0,00759977</text:p>
          </table:table-cell>
          <table:table-cell office:value-type="float" office:value="171.592" calcext:value-type="float">
            <text:p>171,592</text:p>
          </table:table-cell>
        </table:table-row>
        <table:table-row table:style-name="ro1">
          <table:table-cell office:value-type="float" office:value="0.00759715" calcext:value-type="float">
            <text:p>0,00759715</text:p>
          </table:table-cell>
          <table:table-cell office:value-type="float" office:value="171.645" calcext:value-type="float">
            <text:p>171,645</text:p>
          </table:table-cell>
        </table:table-row>
        <table:table-row table:style-name="ro1">
          <table:table-cell office:value-type="float" office:value="0.00760357" calcext:value-type="float">
            <text:p>0,00760357</text:p>
          </table:table-cell>
          <table:table-cell office:value-type="float" office:value="171.717" calcext:value-type="float">
            <text:p>171,717</text:p>
          </table:table-cell>
        </table:table-row>
        <table:table-row table:style-name="ro1">
          <table:table-cell office:value-type="float" office:value="0.00761877" calcext:value-type="float">
            <text:p>0,00761877</text:p>
          </table:table-cell>
          <table:table-cell office:value-type="float" office:value="171.775" calcext:value-type="float">
            <text:p>171,775</text:p>
          </table:table-cell>
        </table:table-row>
        <table:table-row table:style-name="ro1">
          <table:table-cell office:value-type="float" office:value="0.0076205" calcext:value-type="float">
            <text:p>0,0076205</text:p>
          </table:table-cell>
          <table:table-cell office:value-type="float" office:value="171.848" calcext:value-type="float">
            <text:p>171,848</text:p>
          </table:table-cell>
        </table:table-row>
        <table:table-row table:style-name="ro1">
          <table:table-cell office:value-type="float" office:value="0.00761713" calcext:value-type="float">
            <text:p>0,00761713</text:p>
          </table:table-cell>
          <table:table-cell office:value-type="float" office:value="171.925" calcext:value-type="float">
            <text:p>171,925</text:p>
          </table:table-cell>
        </table:table-row>
        <table:table-row table:style-name="ro1">
          <table:table-cell office:value-type="float" office:value="0.00761091" calcext:value-type="float">
            <text:p>0,00761091</text:p>
          </table:table-cell>
          <table:table-cell office:value-type="float" office:value="171.975" calcext:value-type="float">
            <text:p>171,975</text:p>
          </table:table-cell>
        </table:table-row>
        <table:table-row table:style-name="ro1">
          <table:table-cell office:value-type="float" office:value="0.00761121" calcext:value-type="float">
            <text:p>0,00761121</text:p>
          </table:table-cell>
          <table:table-cell office:value-type="float" office:value="172.047" calcext:value-type="float">
            <text:p>172,047</text:p>
          </table:table-cell>
        </table:table-row>
        <table:table-row table:style-name="ro1">
          <table:table-cell office:value-type="float" office:value="0.00761056" calcext:value-type="float">
            <text:p>0,00761056</text:p>
          </table:table-cell>
          <table:table-cell office:value-type="float" office:value="172.12" calcext:value-type="float">
            <text:p>172,12</text:p>
          </table:table-cell>
        </table:table-row>
        <table:table-row table:style-name="ro1">
          <table:table-cell office:value-type="float" office:value="0.00760963" calcext:value-type="float">
            <text:p>0,00760963</text:p>
          </table:table-cell>
          <table:table-cell office:value-type="float" office:value="172.184" calcext:value-type="float">
            <text:p>172,184</text:p>
          </table:table-cell>
        </table:table-row>
        <table:table-row table:style-name="ro1">
          <table:table-cell office:value-type="float" office:value="0.00760922" calcext:value-type="float">
            <text:p>0,00760922</text:p>
          </table:table-cell>
          <table:table-cell office:value-type="float" office:value="172.254" calcext:value-type="float">
            <text:p>172,254</text:p>
          </table:table-cell>
        </table:table-row>
        <table:table-row table:style-name="ro1">
          <table:table-cell office:value-type="float" office:value="0.00761522" calcext:value-type="float">
            <text:p>0,00761522</text:p>
          </table:table-cell>
          <table:table-cell office:value-type="float" office:value="172.326" calcext:value-type="float">
            <text:p>172,326</text:p>
          </table:table-cell>
        </table:table-row>
        <table:table-row table:style-name="ro1">
          <table:table-cell office:value-type="float" office:value="0.00760983" calcext:value-type="float">
            <text:p>0,00760983</text:p>
          </table:table-cell>
          <table:table-cell office:value-type="float" office:value="172.383" calcext:value-type="float">
            <text:p>172,383</text:p>
          </table:table-cell>
        </table:table-row>
        <table:table-row table:style-name="ro1">
          <table:table-cell office:value-type="float" office:value="0.00759768" calcext:value-type="float">
            <text:p>0,00759768</text:p>
          </table:table-cell>
          <table:table-cell office:value-type="float" office:value="172.454" calcext:value-type="float">
            <text:p>172,454</text:p>
          </table:table-cell>
        </table:table-row>
        <table:table-row table:style-name="ro1">
          <table:table-cell office:value-type="float" office:value="0.00761292" calcext:value-type="float">
            <text:p>0,00761292</text:p>
          </table:table-cell>
          <table:table-cell office:value-type="float" office:value="172.51" calcext:value-type="float">
            <text:p>172,51</text:p>
          </table:table-cell>
        </table:table-row>
        <table:table-row table:style-name="ro1">
          <table:table-cell office:value-type="float" office:value="0.00760935" calcext:value-type="float">
            <text:p>0,00760935</text:p>
          </table:table-cell>
          <table:table-cell office:value-type="float" office:value="172.581" calcext:value-type="float">
            <text:p>172,581</text:p>
          </table:table-cell>
        </table:table-row>
        <table:table-row table:style-name="ro1">
          <table:table-cell office:value-type="float" office:value="0.00759252" calcext:value-type="float">
            <text:p>0,00759252</text:p>
          </table:table-cell>
          <table:table-cell office:value-type="float" office:value="172.65" calcext:value-type="float">
            <text:p>172,65</text:p>
          </table:table-cell>
        </table:table-row>
        <table:table-row table:style-name="ro1">
          <table:table-cell office:value-type="float" office:value="0.00758701" calcext:value-type="float">
            <text:p>0,00758701</text:p>
          </table:table-cell>
          <table:table-cell office:value-type="float" office:value="172.724" calcext:value-type="float">
            <text:p>172,724</text:p>
          </table:table-cell>
        </table:table-row>
        <table:table-row table:style-name="ro1">
          <table:table-cell office:value-type="float" office:value="0.00761324" calcext:value-type="float">
            <text:p>0,00761324</text:p>
          </table:table-cell>
          <table:table-cell office:value-type="float" office:value="172.776" calcext:value-type="float">
            <text:p>172,776</text:p>
          </table:table-cell>
        </table:table-row>
        <table:table-row table:style-name="ro1">
          <table:table-cell office:value-type="float" office:value="0.00759601" calcext:value-type="float">
            <text:p>0,00759601</text:p>
          </table:table-cell>
          <table:table-cell office:value-type="float" office:value="172.844" calcext:value-type="float">
            <text:p>172,844</text:p>
          </table:table-cell>
        </table:table-row>
        <table:table-row table:style-name="ro1">
          <table:table-cell office:value-type="float" office:value="0.00762568" calcext:value-type="float">
            <text:p>0,00762568</text:p>
          </table:table-cell>
          <table:table-cell office:value-type="float" office:value="172.913" calcext:value-type="float">
            <text:p>172,913</text:p>
          </table:table-cell>
        </table:table-row>
        <table:table-row table:style-name="ro1">
          <table:table-cell office:value-type="float" office:value="0.00759834" calcext:value-type="float">
            <text:p>0,00759834</text:p>
          </table:table-cell>
          <table:table-cell office:value-type="float" office:value="172.992" calcext:value-type="float">
            <text:p>172,992</text:p>
          </table:table-cell>
        </table:table-row>
        <table:table-row table:style-name="ro1">
          <table:table-cell office:value-type="float" office:value="0.00760271" calcext:value-type="float">
            <text:p>0,00760271</text:p>
          </table:table-cell>
          <table:table-cell office:value-type="float" office:value="173.057" calcext:value-type="float">
            <text:p>173,057</text:p>
          </table:table-cell>
        </table:table-row>
        <table:table-row table:style-name="ro1">
          <table:table-cell office:value-type="float" office:value="0.00762533" calcext:value-type="float">
            <text:p>0,00762533</text:p>
          </table:table-cell>
          <table:table-cell office:value-type="float" office:value="173.112" calcext:value-type="float">
            <text:p>173,112</text:p>
          </table:table-cell>
        </table:table-row>
        <table:table-row table:style-name="ro1">
          <table:table-cell office:value-type="float" office:value="0.00760959" calcext:value-type="float">
            <text:p>0,00760959</text:p>
          </table:table-cell>
          <table:table-cell office:value-type="float" office:value="173.185" calcext:value-type="float">
            <text:p>173,185</text:p>
          </table:table-cell>
        </table:table-row>
        <table:table-row table:style-name="ro1">
          <table:table-cell office:value-type="float" office:value="0.00760836" calcext:value-type="float">
            <text:p>0,00760836</text:p>
          </table:table-cell>
          <table:table-cell office:value-type="float" office:value="173.257" calcext:value-type="float">
            <text:p>173,257</text:p>
          </table:table-cell>
        </table:table-row>
        <table:table-row table:style-name="ro1">
          <table:table-cell office:value-type="float" office:value="0.00760796" calcext:value-type="float">
            <text:p>0,00760796</text:p>
          </table:table-cell>
          <table:table-cell office:value-type="float" office:value="173.316" calcext:value-type="float">
            <text:p>173,316</text:p>
          </table:table-cell>
        </table:table-row>
        <table:table-row table:style-name="ro1">
          <table:table-cell office:value-type="float" office:value="0.00761668" calcext:value-type="float">
            <text:p>0,00761668</text:p>
          </table:table-cell>
          <table:table-cell office:value-type="float" office:value="173.377" calcext:value-type="float">
            <text:p>173,377</text:p>
          </table:table-cell>
        </table:table-row>
        <table:table-row table:style-name="ro1">
          <table:table-cell office:value-type="float" office:value="0.00760021" calcext:value-type="float">
            <text:p>0,00760021</text:p>
          </table:table-cell>
          <table:table-cell office:value-type="float" office:value="173.454" calcext:value-type="float">
            <text:p>173,454</text:p>
          </table:table-cell>
        </table:table-row>
        <table:table-row table:style-name="ro1">
          <table:table-cell office:value-type="float" office:value="0.00760269" calcext:value-type="float">
            <text:p>0,00760269</text:p>
          </table:table-cell>
          <table:table-cell office:value-type="float" office:value="173.511" calcext:value-type="float">
            <text:p>173,511</text:p>
          </table:table-cell>
        </table:table-row>
        <table:table-row table:style-name="ro1">
          <table:table-cell office:value-type="float" office:value="0.00763652" calcext:value-type="float">
            <text:p>0,00763652</text:p>
          </table:table-cell>
          <table:table-cell office:value-type="float" office:value="173.58" calcext:value-type="float">
            <text:p>173,58</text:p>
          </table:table-cell>
        </table:table-row>
        <table:table-row table:style-name="ro1">
          <table:table-cell office:value-type="float" office:value="0.00760339" calcext:value-type="float">
            <text:p>0,00760339</text:p>
          </table:table-cell>
          <table:table-cell office:value-type="float" office:value="173.642" calcext:value-type="float">
            <text:p>173,642</text:p>
          </table:table-cell>
        </table:table-row>
        <table:table-row table:style-name="ro1">
          <table:table-cell office:value-type="float" office:value="0.00762661" calcext:value-type="float">
            <text:p>0,00762661</text:p>
          </table:table-cell>
          <table:table-cell office:value-type="float" office:value="173.718" calcext:value-type="float">
            <text:p>173,718</text:p>
          </table:table-cell>
        </table:table-row>
        <table:table-row table:style-name="ro1">
          <table:table-cell office:value-type="float" office:value="0.00758229" calcext:value-type="float">
            <text:p>0,00758229</text:p>
          </table:table-cell>
          <table:table-cell office:value-type="float" office:value="173.784" calcext:value-type="float">
            <text:p>173,784</text:p>
          </table:table-cell>
        </table:table-row>
        <table:table-row table:style-name="ro1">
          <table:table-cell office:value-type="float" office:value="0.0076194" calcext:value-type="float">
            <text:p>0,0076194</text:p>
          </table:table-cell>
          <table:table-cell office:value-type="float" office:value="173.857" calcext:value-type="float">
            <text:p>173,857</text:p>
          </table:table-cell>
        </table:table-row>
        <table:table-row table:style-name="ro1">
          <table:table-cell office:value-type="float" office:value="0.00761257" calcext:value-type="float">
            <text:p>0,00761257</text:p>
          </table:table-cell>
          <table:table-cell office:value-type="float" office:value="173.91" calcext:value-type="float">
            <text:p>173,91</text:p>
          </table:table-cell>
        </table:table-row>
        <table:table-row table:style-name="ro1">
          <table:table-cell office:value-type="float" office:value="0.00760346" calcext:value-type="float">
            <text:p>0,00760346</text:p>
          </table:table-cell>
          <table:table-cell office:value-type="float" office:value="173.978" calcext:value-type="float">
            <text:p>173,978</text:p>
          </table:table-cell>
        </table:table-row>
        <table:table-row table:style-name="ro1">
          <table:table-cell office:value-type="float" office:value="0.00759664" calcext:value-type="float">
            <text:p>0,00759664</text:p>
          </table:table-cell>
          <table:table-cell office:value-type="float" office:value="174.051" calcext:value-type="float">
            <text:p>174,051</text:p>
          </table:table-cell>
        </table:table-row>
        <table:table-row table:style-name="ro1">
          <table:table-cell office:value-type="float" office:value="0.0076042" calcext:value-type="float">
            <text:p>0,0076042</text:p>
          </table:table-cell>
          <table:table-cell office:value-type="float" office:value="174.116" calcext:value-type="float">
            <text:p>174,116</text:p>
          </table:table-cell>
        </table:table-row>
        <table:table-row table:style-name="ro1">
          <table:table-cell office:value-type="float" office:value="0.00762124" calcext:value-type="float">
            <text:p>0,00762124</text:p>
          </table:table-cell>
          <table:table-cell office:value-type="float" office:value="174.176" calcext:value-type="float">
            <text:p>174,176</text:p>
          </table:table-cell>
        </table:table-row>
        <table:table-row table:style-name="ro1">
          <table:table-cell office:value-type="float" office:value="0.0076085" calcext:value-type="float">
            <text:p>0,0076085</text:p>
          </table:table-cell>
          <table:table-cell office:value-type="float" office:value="174.245" calcext:value-type="float">
            <text:p>174,245</text:p>
          </table:table-cell>
        </table:table-row>
        <table:table-row table:style-name="ro1">
          <table:table-cell office:value-type="float" office:value="0.00760779" calcext:value-type="float">
            <text:p>0,00760779</text:p>
          </table:table-cell>
          <table:table-cell office:value-type="float" office:value="174.311" calcext:value-type="float">
            <text:p>174,311</text:p>
          </table:table-cell>
        </table:table-row>
        <table:table-row table:style-name="ro1">
          <table:table-cell office:value-type="float" office:value="0.00760259" calcext:value-type="float">
            <text:p>0,00760259</text:p>
          </table:table-cell>
          <table:table-cell office:value-type="float" office:value="174.376" calcext:value-type="float">
            <text:p>174,376</text:p>
          </table:table-cell>
        </table:table-row>
        <table:table-row table:style-name="ro1">
          <table:table-cell office:value-type="float" office:value="0.00760069" calcext:value-type="float">
            <text:p>0,00760069</text:p>
          </table:table-cell>
          <table:table-cell office:value-type="float" office:value="174.442" calcext:value-type="float">
            <text:p>174,442</text:p>
          </table:table-cell>
        </table:table-row>
        <table:table-row table:style-name="ro1">
          <table:table-cell office:value-type="float" office:value="0.00761878" calcext:value-type="float">
            <text:p>0,00761878</text:p>
          </table:table-cell>
          <table:table-cell office:value-type="float" office:value="174.514" calcext:value-type="float">
            <text:p>174,514</text:p>
          </table:table-cell>
        </table:table-row>
        <table:table-row table:style-name="ro1">
          <table:table-cell office:value-type="float" office:value="0.00761163" calcext:value-type="float">
            <text:p>0,00761163</text:p>
          </table:table-cell>
          <table:table-cell office:value-type="float" office:value="174.57" calcext:value-type="float">
            <text:p>174,57</text:p>
          </table:table-cell>
        </table:table-row>
        <table:table-row table:style-name="ro1">
          <table:table-cell office:value-type="float" office:value="0.0076123" calcext:value-type="float">
            <text:p>0,0076123</text:p>
          </table:table-cell>
          <table:table-cell office:value-type="float" office:value="174.637" calcext:value-type="float">
            <text:p>174,637</text:p>
          </table:table-cell>
        </table:table-row>
        <table:table-row table:style-name="ro1">
          <table:table-cell office:value-type="float" office:value="0.00759933" calcext:value-type="float">
            <text:p>0,00759933</text:p>
          </table:table-cell>
          <table:table-cell office:value-type="float" office:value="174.703" calcext:value-type="float">
            <text:p>174,703</text:p>
          </table:table-cell>
        </table:table-row>
        <table:table-row table:style-name="ro1">
          <table:table-cell office:value-type="float" office:value="0.00759215" calcext:value-type="float">
            <text:p>0,00759215</text:p>
          </table:table-cell>
          <table:table-cell office:value-type="float" office:value="174.77" calcext:value-type="float">
            <text:p>174,77</text:p>
          </table:table-cell>
        </table:table-row>
        <table:table-row table:style-name="ro1">
          <table:table-cell office:value-type="float" office:value="0.0076097" calcext:value-type="float">
            <text:p>0,0076097</text:p>
          </table:table-cell>
          <table:table-cell office:value-type="float" office:value="174.836" calcext:value-type="float">
            <text:p>174,836</text:p>
          </table:table-cell>
        </table:table-row>
        <table:table-row table:style-name="ro1">
          <table:table-cell office:value-type="float" office:value="0.00759252" calcext:value-type="float">
            <text:p>0,00759252</text:p>
          </table:table-cell>
          <table:table-cell office:value-type="float" office:value="174.9" calcext:value-type="float">
            <text:p>174,9</text:p>
          </table:table-cell>
        </table:table-row>
        <table:table-row table:style-name="ro1">
          <table:table-cell office:value-type="float" office:value="0.00761818" calcext:value-type="float">
            <text:p>0,00761818</text:p>
          </table:table-cell>
          <table:table-cell office:value-type="float" office:value="174.968" calcext:value-type="float">
            <text:p>174,968</text:p>
          </table:table-cell>
        </table:table-row>
        <table:table-row table:style-name="ro1">
          <table:table-cell office:value-type="float" office:value="0.0075959" calcext:value-type="float">
            <text:p>0,0075959</text:p>
          </table:table-cell>
          <table:table-cell office:value-type="float" office:value="175.035" calcext:value-type="float">
            <text:p>175,035</text:p>
          </table:table-cell>
        </table:table-row>
        <table:table-row table:style-name="ro1">
          <table:table-cell office:value-type="float" office:value="0.00760331" calcext:value-type="float">
            <text:p>0,00760331</text:p>
          </table:table-cell>
          <table:table-cell office:value-type="float" office:value="175.099" calcext:value-type="float">
            <text:p>175,099</text:p>
          </table:table-cell>
        </table:table-row>
        <table:table-row table:style-name="ro1">
          <table:table-cell office:value-type="float" office:value="0.00762214" calcext:value-type="float">
            <text:p>0,00762214</text:p>
          </table:table-cell>
          <table:table-cell office:value-type="float" office:value="175.177" calcext:value-type="float">
            <text:p>175,177</text:p>
          </table:table-cell>
        </table:table-row>
        <table:table-row table:style-name="ro1">
          <table:table-cell office:value-type="float" office:value="0.00760804" calcext:value-type="float">
            <text:p>0,00760804</text:p>
          </table:table-cell>
          <table:table-cell office:value-type="float" office:value="175.231" calcext:value-type="float">
            <text:p>175,231</text:p>
          </table:table-cell>
        </table:table-row>
        <table:table-row table:style-name="ro1">
          <table:table-cell office:value-type="float" office:value="0.00760945" calcext:value-type="float">
            <text:p>0,00760945</text:p>
          </table:table-cell>
          <table:table-cell office:value-type="float" office:value="175.299" calcext:value-type="float">
            <text:p>175,299</text:p>
          </table:table-cell>
        </table:table-row>
        <table:table-row table:style-name="ro1">
          <table:table-cell office:value-type="float" office:value="0.00760161" calcext:value-type="float">
            <text:p>0,00760161</text:p>
          </table:table-cell>
          <table:table-cell office:value-type="float" office:value="175.366" calcext:value-type="float">
            <text:p>175,366</text:p>
          </table:table-cell>
        </table:table-row>
        <table:table-row table:style-name="ro1">
          <table:table-cell office:value-type="float" office:value="0.00760752" calcext:value-type="float">
            <text:p>0,00760752</text:p>
          </table:table-cell>
          <table:table-cell office:value-type="float" office:value="175.438" calcext:value-type="float">
            <text:p>175,438</text:p>
          </table:table-cell>
        </table:table-row>
        <table:table-row table:style-name="ro1">
          <table:table-cell office:value-type="float" office:value="0.00760856" calcext:value-type="float">
            <text:p>0,00760856</text:p>
          </table:table-cell>
          <table:table-cell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0.00760679" calcext:value-type="float">
            <text:p>0,00760679</text:p>
          </table:table-cell>
          <table:table-cell office:value-type="float" office:value="175.565" calcext:value-type="float">
            <text:p>175,565</text:p>
          </table:table-cell>
        </table:table-row>
        <table:table-row table:style-name="ro1">
          <table:table-cell office:value-type="float" office:value="0.0075962" calcext:value-type="float">
            <text:p>0,0075962</text:p>
          </table:table-cell>
          <table:table-cell office:value-type="float" office:value="175.635" calcext:value-type="float">
            <text:p>175,635</text:p>
          </table:table-cell>
        </table:table-row>
        <table:table-row table:style-name="ro1">
          <table:table-cell office:value-type="float" office:value="0.0075939" calcext:value-type="float">
            <text:p>0,0075939</text:p>
          </table:table-cell>
          <table:table-cell office:value-type="float" office:value="175.705" calcext:value-type="float">
            <text:p>175,705</text:p>
          </table:table-cell>
        </table:table-row>
        <table:table-row table:style-name="ro1">
          <table:table-cell office:value-type="float" office:value="0.00761006" calcext:value-type="float">
            <text:p>0,00761006</text:p>
          </table:table-cell>
          <table:table-cell office:value-type="float" office:value="175.772" calcext:value-type="float">
            <text:p>175,772</text:p>
          </table:table-cell>
        </table:table-row>
        <table:table-row table:style-name="ro1">
          <table:table-cell office:value-type="float" office:value="0.00762162" calcext:value-type="float">
            <text:p>0,00762162</text:p>
          </table:table-cell>
          <table:table-cell office:value-type="float" office:value="175.834" calcext:value-type="float">
            <text:p>175,834</text:p>
          </table:table-cell>
        </table:table-row>
        <table:table-row table:style-name="ro1">
          <table:table-cell office:value-type="float" office:value="0.0076034" calcext:value-type="float">
            <text:p>0,0076034</text:p>
          </table:table-cell>
          <table:table-cell office:value-type="float" office:value="175.901" calcext:value-type="float">
            <text:p>175,901</text:p>
          </table:table-cell>
        </table:table-row>
        <table:table-row table:style-name="ro1">
          <table:table-cell office:value-type="float" office:value="0.00760548" calcext:value-type="float">
            <text:p>0,00760548</text:p>
          </table:table-cell>
          <table:table-cell office:value-type="float" office:value="175.97" calcext:value-type="float">
            <text:p>175,97</text:p>
          </table:table-cell>
        </table:table-row>
        <table:table-row table:style-name="ro1">
          <table:table-cell office:value-type="float" office:value="0.00761337" calcext:value-type="float">
            <text:p>0,00761337</text:p>
          </table:table-cell>
          <table:table-cell office:value-type="float" office:value="176.035" calcext:value-type="float">
            <text:p>176,035</text:p>
          </table:table-cell>
        </table:table-row>
        <table:table-row table:style-name="ro1">
          <table:table-cell office:value-type="float" office:value="0.0075938" calcext:value-type="float">
            <text:p>0,0075938</text:p>
          </table:table-cell>
          <table:table-cell office:value-type="float" office:value="176.111" calcext:value-type="float">
            <text:p>176,111</text:p>
          </table:table-cell>
        </table:table-row>
        <table:table-row table:style-name="ro1">
          <table:table-cell office:value-type="float" office:value="0.00761561" calcext:value-type="float">
            <text:p>0,00761561</text:p>
          </table:table-cell>
          <table:table-cell office:value-type="float" office:value="176.165" calcext:value-type="float">
            <text:p>176,165</text:p>
          </table:table-cell>
        </table:table-row>
        <table:table-row table:style-name="ro1">
          <table:table-cell office:value-type="float" office:value="0.00759555" calcext:value-type="float">
            <text:p>0,00759555</text:p>
          </table:table-cell>
          <table:table-cell office:value-type="float" office:value="176.236" calcext:value-type="float">
            <text:p>176,236</text:p>
          </table:table-cell>
        </table:table-row>
        <table:table-row table:style-name="ro1">
          <table:table-cell office:value-type="float" office:value="0.00760594" calcext:value-type="float">
            <text:p>0,00760594</text:p>
          </table:table-cell>
          <table:table-cell office:value-type="float" office:value="176.303" calcext:value-type="float">
            <text:p>176,303</text:p>
          </table:table-cell>
        </table:table-row>
        <table:table-row table:style-name="ro1">
          <table:table-cell office:value-type="float" office:value="0.00761456" calcext:value-type="float">
            <text:p>0,00761456</text:p>
          </table:table-cell>
          <table:table-cell office:value-type="float" office:value="176.368" calcext:value-type="float">
            <text:p>176,368</text:p>
          </table:table-cell>
        </table:table-row>
        <table:table-row table:style-name="ro1">
          <table:table-cell office:value-type="float" office:value="0.00762484" calcext:value-type="float">
            <text:p>0,00762484</text:p>
          </table:table-cell>
          <table:table-cell office:value-type="float" office:value="176.438" calcext:value-type="float">
            <text:p>176,438</text:p>
          </table:table-cell>
        </table:table-row>
        <table:table-row table:style-name="ro1">
          <table:table-cell office:value-type="float" office:value="0.00760522" calcext:value-type="float">
            <text:p>0,00760522</text:p>
          </table:table-cell>
          <table:table-cell office:value-type="float" office:value="176.513" calcext:value-type="float">
            <text:p>176,513</text:p>
          </table:table-cell>
        </table:table-row>
        <table:table-row table:style-name="ro1">
          <table:table-cell office:value-type="float" office:value="0.0076089" calcext:value-type="float">
            <text:p>0,0076089</text:p>
          </table:table-cell>
          <table:table-cell office:value-type="float" office:value="176.572" calcext:value-type="float">
            <text:p>176,572</text:p>
          </table:table-cell>
        </table:table-row>
        <table:table-row table:style-name="ro1">
          <table:table-cell office:value-type="float" office:value="0.0076066" calcext:value-type="float">
            <text:p>0,0076066</text:p>
          </table:table-cell>
          <table:table-cell office:value-type="float" office:value="176.632" calcext:value-type="float">
            <text:p>176,632</text:p>
          </table:table-cell>
        </table:table-row>
        <table:table-row table:style-name="ro1">
          <table:table-cell office:value-type="float" office:value="0.00761321" calcext:value-type="float">
            <text:p>0,00761321</text:p>
          </table:table-cell>
          <table:table-cell office:value-type="float" office:value="176.702" calcext:value-type="float">
            <text:p>176,702</text:p>
          </table:table-cell>
        </table:table-row>
        <table:table-row table:style-name="ro1">
          <table:table-cell office:value-type="float" office:value="0.00760733" calcext:value-type="float">
            <text:p>0,00760733</text:p>
          </table:table-cell>
          <table:table-cell office:value-type="float" office:value="176.769" calcext:value-type="float">
            <text:p>176,769</text:p>
          </table:table-cell>
        </table:table-row>
        <table:table-row table:style-name="ro1">
          <table:table-cell office:value-type="float" office:value="0.00761287" calcext:value-type="float">
            <text:p>0,00761287</text:p>
          </table:table-cell>
          <table:table-cell office:value-type="float" office:value="176.842" calcext:value-type="float">
            <text:p>176,842</text:p>
          </table:table-cell>
        </table:table-row>
        <table:table-row table:style-name="ro1">
          <table:table-cell office:value-type="float" office:value="0.00759278" calcext:value-type="float">
            <text:p>0,00759278</text:p>
          </table:table-cell>
          <table:table-cell office:value-type="float" office:value="176.899" calcext:value-type="float">
            <text:p>176,899</text:p>
          </table:table-cell>
        </table:table-row>
        <table:table-row table:style-name="ro1">
          <table:table-cell office:value-type="float" office:value="0.00760504" calcext:value-type="float">
            <text:p>0,00760504</text:p>
          </table:table-cell>
          <table:table-cell office:value-type="float" office:value="176.968" calcext:value-type="float">
            <text:p>176,968</text:p>
          </table:table-cell>
        </table:table-row>
        <table:table-row table:style-name="ro1">
          <table:table-cell office:value-type="float" office:value="0.00761605" calcext:value-type="float">
            <text:p>0,00761605</text:p>
          </table:table-cell>
          <table:table-cell office:value-type="float" office:value="177.043" calcext:value-type="float">
            <text:p>177,043</text:p>
          </table:table-cell>
        </table:table-row>
        <table:table-row table:style-name="ro1">
          <table:table-cell office:value-type="float" office:value="0.00759696" calcext:value-type="float">
            <text:p>0,00759696</text:p>
          </table:table-cell>
          <table:table-cell office:value-type="float" office:value="177.099" calcext:value-type="float">
            <text:p>177,099</text:p>
          </table:table-cell>
        </table:table-row>
        <table:table-row table:style-name="ro1">
          <table:table-cell office:value-type="float" office:value="0.00760716" calcext:value-type="float">
            <text:p>0,00760716</text:p>
          </table:table-cell>
          <table:table-cell office:value-type="float" office:value="177.168" calcext:value-type="float">
            <text:p>177,168</text:p>
          </table:table-cell>
        </table:table-row>
        <table:table-row table:style-name="ro1">
          <table:table-cell office:value-type="float" office:value="0.00760635" calcext:value-type="float">
            <text:p>0,00760635</text:p>
          </table:table-cell>
          <table:table-cell office:value-type="float" office:value="177.24" calcext:value-type="float">
            <text:p>177,24</text:p>
          </table:table-cell>
        </table:table-row>
        <table:table-row table:style-name="ro1">
          <table:table-cell office:value-type="float" office:value="0.00761377" calcext:value-type="float">
            <text:p>0,00761377</text:p>
          </table:table-cell>
          <table:table-cell office:value-type="float" office:value="177.313" calcext:value-type="float">
            <text:p>177,313</text:p>
          </table:table-cell>
        </table:table-row>
        <table:table-row table:style-name="ro1">
          <table:table-cell office:value-type="float" office:value="0.00760114" calcext:value-type="float">
            <text:p>0,00760114</text:p>
          </table:table-cell>
          <table:table-cell office:value-type="float" office:value="177.414" calcext:value-type="float">
            <text:p>177,414</text:p>
          </table:table-cell>
        </table:table-row>
        <table:table-row table:style-name="ro1">
          <table:table-cell office:value-type="float" office:value="0.0076265" calcext:value-type="float">
            <text:p>0,0076265</text:p>
          </table:table-cell>
          <table:table-cell office:value-type="float" office:value="177.467" calcext:value-type="float">
            <text:p>177,467</text:p>
          </table:table-cell>
        </table:table-row>
        <table:table-row table:style-name="ro1">
          <table:table-cell office:value-type="float" office:value="0.00759517" calcext:value-type="float">
            <text:p>0,00759517</text:p>
          </table:table-cell>
          <table:table-cell office:value-type="float" office:value="177.538" calcext:value-type="float">
            <text:p>177,538</text:p>
          </table:table-cell>
        </table:table-row>
        <table:table-row table:style-name="ro1">
          <table:table-cell office:value-type="float" office:value="0.0076121" calcext:value-type="float">
            <text:p>0,0076121</text:p>
          </table:table-cell>
          <table:table-cell office:value-type="float" office:value="177.605" calcext:value-type="float">
            <text:p>177,605</text:p>
          </table:table-cell>
        </table:table-row>
        <table:table-row table:style-name="ro1">
          <table:table-cell office:value-type="float" office:value="0.00760621" calcext:value-type="float">
            <text:p>0,00760621</text:p>
          </table:table-cell>
          <table:table-cell office:value-type="float" office:value="177.666" calcext:value-type="float">
            <text:p>177,666</text:p>
          </table:table-cell>
        </table:table-row>
        <table:table-row table:style-name="ro1">
          <table:table-cell office:value-type="float" office:value="0.00761203" calcext:value-type="float">
            <text:p>0,00761203</text:p>
          </table:table-cell>
          <table:table-cell office:value-type="float" office:value="177.727" calcext:value-type="float">
            <text:p>177,727</text:p>
          </table:table-cell>
        </table:table-row>
        <table:table-row table:style-name="ro1">
          <table:table-cell office:value-type="float" office:value="0.00760458" calcext:value-type="float">
            <text:p>0,00760458</text:p>
          </table:table-cell>
          <table:table-cell office:value-type="float" office:value="177.795" calcext:value-type="float">
            <text:p>177,795</text:p>
          </table:table-cell>
        </table:table-row>
        <table:table-row table:style-name="ro1">
          <table:table-cell office:value-type="float" office:value="0.00760051" calcext:value-type="float">
            <text:p>0,00760051</text:p>
          </table:table-cell>
          <table:table-cell office:value-type="float" office:value="177.859" calcext:value-type="float">
            <text:p>177,859</text:p>
          </table:table-cell>
        </table:table-row>
        <table:table-row table:style-name="ro1">
          <table:table-cell office:value-type="float" office:value="0.00759238" calcext:value-type="float">
            <text:p>0,00759238</text:p>
          </table:table-cell>
          <table:table-cell office:value-type="float" office:value="177.926" calcext:value-type="float">
            <text:p>177,926</text:p>
          </table:table-cell>
        </table:table-row>
        <table:table-row table:style-name="ro1">
          <table:table-cell office:value-type="float" office:value="0.00760348" calcext:value-type="float">
            <text:p>0,00760348</text:p>
          </table:table-cell>
          <table:table-cell office:value-type="float" office:value="177.993" calcext:value-type="float">
            <text:p>177,993</text:p>
          </table:table-cell>
        </table:table-row>
        <table:table-row table:style-name="ro1">
          <table:table-cell office:value-type="float" office:value="0.00760754" calcext:value-type="float">
            <text:p>0,00760754</text:p>
          </table:table-cell>
          <table:table-cell office:value-type="float" office:value="178.062" calcext:value-type="float">
            <text:p>178,062</text:p>
          </table:table-cell>
        </table:table-row>
        <table:table-row table:style-name="ro1">
          <table:table-cell office:value-type="float" office:value="0.00760864" calcext:value-type="float">
            <text:p>0,00760864</text:p>
          </table:table-cell>
          <table:table-cell office:value-type="float" office:value="178.128" calcext:value-type="float">
            <text:p>178,128</text:p>
          </table:table-cell>
        </table:table-row>
        <table:table-row table:style-name="ro1">
          <table:table-cell office:value-type="float" office:value="0.00761659" calcext:value-type="float">
            <text:p>0,00761659</text:p>
          </table:table-cell>
          <table:table-cell office:value-type="float" office:value="178.192" calcext:value-type="float">
            <text:p>178,192</text:p>
          </table:table-cell>
        </table:table-row>
        <table:table-row table:style-name="ro1">
          <table:table-cell office:value-type="float" office:value="0.00761101" calcext:value-type="float">
            <text:p>0,00761101</text:p>
          </table:table-cell>
          <table:table-cell office:value-type="float" office:value="178.259" calcext:value-type="float">
            <text:p>178,259</text:p>
          </table:table-cell>
        </table:table-row>
        <table:table-row table:style-name="ro1">
          <table:table-cell office:value-type="float" office:value="0.00759467" calcext:value-type="float">
            <text:p>0,00759467</text:p>
          </table:table-cell>
          <table:table-cell office:value-type="float" office:value="178.326" calcext:value-type="float">
            <text:p>178,326</text:p>
          </table:table-cell>
        </table:table-row>
        <table:table-row table:style-name="ro1">
          <table:table-cell office:value-type="float" office:value="0.00759022" calcext:value-type="float">
            <text:p>0,00759022</text:p>
          </table:table-cell>
          <table:table-cell office:value-type="float" office:value="178.397" calcext:value-type="float">
            <text:p>178,397</text:p>
          </table:table-cell>
        </table:table-row>
        <table:table-row table:style-name="ro1">
          <table:table-cell office:value-type="float" office:value="0.00760713" calcext:value-type="float">
            <text:p>0,00760713</text:p>
          </table:table-cell>
          <table:table-cell office:value-type="float" office:value="178.453" calcext:value-type="float">
            <text:p>178,453</text:p>
          </table:table-cell>
        </table:table-row>
        <table:table-row table:style-name="ro1">
          <table:table-cell office:value-type="float" office:value="0.00759647" calcext:value-type="float">
            <text:p>0,00759647</text:p>
          </table:table-cell>
          <table:table-cell office:value-type="float" office:value="178.526" calcext:value-type="float">
            <text:p>178,526</text:p>
          </table:table-cell>
        </table:table-row>
        <table:table-row table:style-name="ro1">
          <table:table-cell office:value-type="float" office:value="0.00760342" calcext:value-type="float">
            <text:p>0,00760342</text:p>
          </table:table-cell>
          <table:table-cell office:value-type="float" office:value="178.591" calcext:value-type="float">
            <text:p>178,591</text:p>
          </table:table-cell>
        </table:table-row>
        <table:table-row table:style-name="ro1">
          <table:table-cell office:value-type="float" office:value="0.00761546" calcext:value-type="float">
            <text:p>0,00761546</text:p>
          </table:table-cell>
          <table:table-cell office:value-type="float" office:value="178.659" calcext:value-type="float">
            <text:p>178,659</text:p>
          </table:table-cell>
        </table:table-row>
        <table:table-row table:style-name="ro1">
          <table:table-cell office:value-type="float" office:value="0.00760494" calcext:value-type="float">
            <text:p>0,00760494</text:p>
          </table:table-cell>
          <table:table-cell office:value-type="float" office:value="178.728" calcext:value-type="float">
            <text:p>178,728</text:p>
          </table:table-cell>
        </table:table-row>
        <table:table-row table:style-name="ro1">
          <table:table-cell office:value-type="float" office:value="0.00761357" calcext:value-type="float">
            <text:p>0,00761357</text:p>
          </table:table-cell>
          <table:table-cell office:value-type="float" office:value="178.79" calcext:value-type="float">
            <text:p>178,79</text:p>
          </table:table-cell>
        </table:table-row>
        <table:table-row table:style-name="ro1">
          <table:table-cell office:value-type="float" office:value="0.0075874" calcext:value-type="float">
            <text:p>0,0075874</text:p>
          </table:table-cell>
          <table:table-cell office:value-type="float" office:value="178.866" calcext:value-type="float">
            <text:p>178,866</text:p>
          </table:table-cell>
        </table:table-row>
        <table:table-row table:style-name="ro1">
          <table:table-cell office:value-type="float" office:value="0.00761031" calcext:value-type="float">
            <text:p>0,00761031</text:p>
          </table:table-cell>
          <table:table-cell office:value-type="float" office:value="178.921" calcext:value-type="float">
            <text:p>178,921</text:p>
          </table:table-cell>
        </table:table-row>
        <table:table-row table:style-name="ro1">
          <table:table-cell office:value-type="float" office:value="0.00760021" calcext:value-type="float">
            <text:p>0,00760021</text:p>
          </table:table-cell>
          <table:table-cell office:value-type="float" office:value="178.989" calcext:value-type="float">
            <text:p>178,989</text:p>
          </table:table-cell>
        </table:table-row>
        <table:table-row table:style-name="ro1">
          <table:table-cell office:value-type="float" office:value="0.00759174" calcext:value-type="float">
            <text:p>0,00759174</text:p>
          </table:table-cell>
          <table:table-cell office:value-type="float" office:value="179.056" calcext:value-type="float">
            <text:p>179,056</text:p>
          </table:table-cell>
        </table:table-row>
        <table:table-row table:style-name="ro1">
          <table:table-cell office:value-type="float" office:value="0.00760846" calcext:value-type="float">
            <text:p>0,00760846</text:p>
          </table:table-cell>
          <table:table-cell office:value-type="float" office:value="179.125" calcext:value-type="float">
            <text:p>179,125</text:p>
          </table:table-cell>
        </table:table-row>
        <table:table-row table:style-name="ro1">
          <table:table-cell office:value-type="float" office:value="0.00760375" calcext:value-type="float">
            <text:p>0,00760375</text:p>
          </table:table-cell>
          <table:table-cell office:value-type="float" office:value="179.194" calcext:value-type="float">
            <text:p>179,194</text:p>
          </table:table-cell>
        </table:table-row>
        <table:table-row table:style-name="ro1">
          <table:table-cell office:value-type="float" office:value="0.00759412" calcext:value-type="float">
            <text:p>0,00759412</text:p>
          </table:table-cell>
          <table:table-cell office:value-type="float" office:value="179.259" calcext:value-type="float">
            <text:p>179,259</text:p>
          </table:table-cell>
        </table:table-row>
        <table:table-row table:style-name="ro1">
          <table:table-cell office:value-type="float" office:value="0.0076079" calcext:value-type="float">
            <text:p>0,0076079</text:p>
          </table:table-cell>
          <table:table-cell office:value-type="float" office:value="179.324" calcext:value-type="float">
            <text:p>179,324</text:p>
          </table:table-cell>
        </table:table-row>
        <table:table-row table:style-name="ro1">
          <table:table-cell office:value-type="float" office:value="0.00761018" calcext:value-type="float">
            <text:p>0,00761018</text:p>
          </table:table-cell>
          <table:table-cell office:value-type="float" office:value="179.391" calcext:value-type="float">
            <text:p>179,391</text:p>
          </table:table-cell>
        </table:table-row>
        <table:table-row table:style-name="ro1">
          <table:table-cell office:value-type="float" office:value="0.00761133" calcext:value-type="float">
            <text:p>0,00761133</text:p>
          </table:table-cell>
          <table:table-cell office:value-type="float" office:value="179.461" calcext:value-type="float">
            <text:p>179,461</text:p>
          </table:table-cell>
        </table:table-row>
        <table:table-row table:style-name="ro1">
          <table:table-cell office:value-type="float" office:value="0.00759106" calcext:value-type="float">
            <text:p>0,00759106</text:p>
          </table:table-cell>
          <table:table-cell office:value-type="float" office:value="179.527" calcext:value-type="float">
            <text:p>179,527</text:p>
          </table:table-cell>
        </table:table-row>
        <table:table-row table:style-name="ro1">
          <table:table-cell office:value-type="float" office:value="0.00759154" calcext:value-type="float">
            <text:p>0,00759154</text:p>
          </table:table-cell>
          <table:table-cell office:value-type="float" office:value="179.591" calcext:value-type="float">
            <text:p>179,591</text:p>
          </table:table-cell>
        </table:table-row>
        <table:table-row table:style-name="ro1">
          <table:table-cell office:value-type="float" office:value="0.00760274" calcext:value-type="float">
            <text:p>0,00760274</text:p>
          </table:table-cell>
          <table:table-cell office:value-type="float" office:value="179.655" calcext:value-type="float">
            <text:p>179,655</text:p>
          </table:table-cell>
        </table:table-row>
        <table:table-row table:style-name="ro1">
          <table:table-cell office:value-type="float" office:value="0.0076259" calcext:value-type="float">
            <text:p>0,0076259</text:p>
          </table:table-cell>
          <table:table-cell office:value-type="float" office:value="179.725" calcext:value-type="float">
            <text:p>179,725</text:p>
          </table:table-cell>
        </table:table-row>
        <table:table-row table:style-name="ro1">
          <table:table-cell office:value-type="float" office:value="0.00760796" calcext:value-type="float">
            <text:p>0,00760796</text:p>
          </table:table-cell>
          <table:table-cell office:value-type="float" office:value="179.795" calcext:value-type="float">
            <text:p>179,795</text:p>
          </table:table-cell>
        </table:table-row>
        <table:table-row table:style-name="ro1">
          <table:table-cell office:value-type="float" office:value="0.00760404" calcext:value-type="float">
            <text:p>0,00760404</text:p>
          </table:table-cell>
          <table:table-cell office:value-type="float" office:value="179.854" calcext:value-type="float">
            <text:p>179,854</text:p>
          </table:table-cell>
        </table:table-row>
        <table:table-row table:style-name="ro1">
          <table:table-cell office:value-type="float" office:value="0.00759746" calcext:value-type="float">
            <text:p>0,00759746</text:p>
          </table:table-cell>
          <table:table-cell office:value-type="float" office:value="179.925" calcext:value-type="float">
            <text:p>179,925</text:p>
          </table:table-cell>
        </table:table-row>
        <table:table-row table:style-name="ro1">
          <table:table-cell office:value-type="float" office:value="0.00760005" calcext:value-type="float">
            <text:p>0,00760005</text:p>
          </table:table-cell>
          <table:table-cell office:value-type="float" office:value="179.991" calcext:value-type="float">
            <text:p>179,991</text:p>
          </table:table-cell>
        </table:table-row>
        <table:table-row table:style-name="ro1">
          <table:table-cell office:value-type="float" office:value="0.00761675" calcext:value-type="float">
            <text:p>0,00761675</text:p>
          </table:table-cell>
          <table:table-cell office:value-type="float" office:value="180.055" calcext:value-type="float">
            <text:p>180,055</text:p>
          </table:table-cell>
        </table:table-row>
        <table:table-row table:style-name="ro1">
          <table:table-cell office:value-type="float" office:value="0.00761129" calcext:value-type="float">
            <text:p>0,00761129</text:p>
          </table:table-cell>
          <table:table-cell office:value-type="float" office:value="180.126" calcext:value-type="float">
            <text:p>180,126</text:p>
          </table:table-cell>
        </table:table-row>
        <table:table-row table:style-name="ro1">
          <table:table-cell office:value-type="float" office:value="0.00761791" calcext:value-type="float">
            <text:p>0,00761791</text:p>
          </table:table-cell>
          <table:table-cell office:value-type="float" office:value="180.191" calcext:value-type="float">
            <text:p>180,191</text:p>
          </table:table-cell>
        </table:table-row>
        <table:table-row table:style-name="ro1">
          <table:table-cell office:value-type="float" office:value="0.00760591" calcext:value-type="float">
            <text:p>0,00760591</text:p>
          </table:table-cell>
          <table:table-cell office:value-type="float" office:value="180.255" calcext:value-type="float">
            <text:p>180,255</text:p>
          </table:table-cell>
        </table:table-row>
        <table:table-row table:style-name="ro1">
          <table:table-cell office:value-type="float" office:value="0.00761079" calcext:value-type="float">
            <text:p>0,00761079</text:p>
          </table:table-cell>
          <table:table-cell office:value-type="float" office:value="180.324" calcext:value-type="float">
            <text:p>180,324</text:p>
          </table:table-cell>
        </table:table-row>
        <table:table-row table:style-name="ro1">
          <table:table-cell office:value-type="float" office:value="0.00761421" calcext:value-type="float">
            <text:p>0,00761421</text:p>
          </table:table-cell>
          <table:table-cell office:value-type="float" office:value="180.392" calcext:value-type="float">
            <text:p>180,392</text:p>
          </table:table-cell>
        </table:table-row>
        <table:table-row table:style-name="ro1">
          <table:table-cell office:value-type="float" office:value="0.00760098" calcext:value-type="float">
            <text:p>0,00760098</text:p>
          </table:table-cell>
          <table:table-cell office:value-type="float" office:value="180.454" calcext:value-type="float">
            <text:p>180,454</text:p>
          </table:table-cell>
        </table:table-row>
        <table:table-row table:style-name="ro1">
          <table:table-cell office:value-type="float" office:value="0.0076084" calcext:value-type="float">
            <text:p>0,0076084</text:p>
          </table:table-cell>
          <table:table-cell office:value-type="float" office:value="180.522" calcext:value-type="float">
            <text:p>180,522</text:p>
          </table:table-cell>
        </table:table-row>
        <table:table-row table:style-name="ro1">
          <table:table-cell office:value-type="float" office:value="0.00759891" calcext:value-type="float">
            <text:p>0,00759891</text:p>
          </table:table-cell>
          <table:table-cell office:value-type="float" office:value="180.587" calcext:value-type="float">
            <text:p>180,587</text:p>
          </table:table-cell>
        </table:table-row>
        <table:table-row table:style-name="ro1">
          <table:table-cell office:value-type="float" office:value="0.00760084" calcext:value-type="float">
            <text:p>0,00760084</text:p>
          </table:table-cell>
          <table:table-cell office:value-type="float" office:value="180.65" calcext:value-type="float">
            <text:p>180,65</text:p>
          </table:table-cell>
        </table:table-row>
        <table:table-row table:style-name="ro1">
          <table:table-cell office:value-type="float" office:value="0.00762226" calcext:value-type="float">
            <text:p>0,00762226</text:p>
          </table:table-cell>
          <table:table-cell office:value-type="float" office:value="180.722" calcext:value-type="float">
            <text:p>180,722</text:p>
          </table:table-cell>
        </table:table-row>
        <table:table-row table:style-name="ro1">
          <table:table-cell office:value-type="float" office:value="0.00759225" calcext:value-type="float">
            <text:p>0,00759225</text:p>
          </table:table-cell>
          <table:table-cell office:value-type="float" office:value="180.795" calcext:value-type="float">
            <text:p>180,795</text:p>
          </table:table-cell>
        </table:table-row>
        <table:table-row table:style-name="ro1">
          <table:table-cell office:value-type="float" office:value="0.00760167" calcext:value-type="float">
            <text:p>0,00760167</text:p>
          </table:table-cell>
          <table:table-cell office:value-type="float" office:value="180.851" calcext:value-type="float">
            <text:p>180,851</text:p>
          </table:table-cell>
        </table:table-row>
        <table:table-row table:style-name="ro1">
          <table:table-cell office:value-type="float" office:value="0.00760662" calcext:value-type="float">
            <text:p>0,00760662</text:p>
          </table:table-cell>
          <table:table-cell office:value-type="float" office:value="180.922" calcext:value-type="float">
            <text:p>180,922</text:p>
          </table:table-cell>
        </table:table-row>
        <table:table-row table:style-name="ro1">
          <table:table-cell office:value-type="float" office:value="0.00760967" calcext:value-type="float">
            <text:p>0,00760967</text:p>
          </table:table-cell>
          <table:table-cell office:value-type="float" office:value="180.99" calcext:value-type="float">
            <text:p>180,99</text:p>
          </table:table-cell>
        </table:table-row>
        <table:table-row table:style-name="ro1">
          <table:table-cell office:value-type="float" office:value="0.00760328" calcext:value-type="float">
            <text:p>0,00760328</text:p>
          </table:table-cell>
          <table:table-cell office:value-type="float" office:value="181.056" calcext:value-type="float">
            <text:p>181,056</text:p>
          </table:table-cell>
        </table:table-row>
        <table:table-row table:style-name="ro1">
          <table:table-cell office:value-type="float" office:value="0.0076173" calcext:value-type="float">
            <text:p>0,0076173</text:p>
          </table:table-cell>
          <table:table-cell office:value-type="float" office:value="181.118" calcext:value-type="float">
            <text:p>181,118</text:p>
          </table:table-cell>
        </table:table-row>
        <table:table-row table:style-name="ro1">
          <table:table-cell office:value-type="float" office:value="0.00760586" calcext:value-type="float">
            <text:p>0,00760586</text:p>
          </table:table-cell>
          <table:table-cell office:value-type="float" office:value="181.189" calcext:value-type="float">
            <text:p>181,189</text:p>
          </table:table-cell>
        </table:table-row>
        <table:table-row table:style-name="ro1">
          <table:table-cell office:value-type="float" office:value="0.00759228" calcext:value-type="float">
            <text:p>0,00759228</text:p>
          </table:table-cell>
          <table:table-cell office:value-type="float" office:value="181.254" calcext:value-type="float">
            <text:p>181,254</text:p>
          </table:table-cell>
        </table:table-row>
        <table:table-row table:style-name="ro1">
          <table:table-cell office:value-type="float" office:value="0.0076038" calcext:value-type="float">
            <text:p>0,0076038</text:p>
          </table:table-cell>
          <table:table-cell office:value-type="float" office:value="181.324" calcext:value-type="float">
            <text:p>181,324</text:p>
          </table:table-cell>
        </table:table-row>
        <table:table-row table:style-name="ro1">
          <table:table-cell office:value-type="float" office:value="0.00760806" calcext:value-type="float">
            <text:p>0,00760806</text:p>
          </table:table-cell>
          <table:table-cell office:value-type="float" office:value="181.393" calcext:value-type="float">
            <text:p>181,393</text:p>
          </table:table-cell>
        </table:table-row>
        <table:table-row table:style-name="ro1">
          <table:table-cell office:value-type="float" office:value="0.00758314" calcext:value-type="float">
            <text:p>0,00758314</text:p>
          </table:table-cell>
          <table:table-cell office:value-type="float" office:value="181.451" calcext:value-type="float">
            <text:p>181,451</text:p>
          </table:table-cell>
        </table:table-row>
        <table:table-row table:style-name="ro1">
          <table:table-cell office:value-type="float" office:value="0.00759118" calcext:value-type="float">
            <text:p>0,00759118</text:p>
          </table:table-cell>
          <table:table-cell office:value-type="float" office:value="181.518" calcext:value-type="float">
            <text:p>181,518</text:p>
          </table:table-cell>
        </table:table-row>
        <table:table-row table:style-name="ro1">
          <table:table-cell office:value-type="float" office:value="0.00759216" calcext:value-type="float">
            <text:p>0,00759216</text:p>
          </table:table-cell>
          <table:table-cell office:value-type="float" office:value="181.586" calcext:value-type="float">
            <text:p>181,586</text:p>
          </table:table-cell>
        </table:table-row>
        <table:table-row table:style-name="ro1">
          <table:table-cell office:value-type="float" office:value="0.00760837" calcext:value-type="float">
            <text:p>0,00760837</text:p>
          </table:table-cell>
          <table:table-cell office:value-type="float" office:value="181.659" calcext:value-type="float">
            <text:p>181,659</text:p>
          </table:table-cell>
        </table:table-row>
        <table:table-row table:style-name="ro1">
          <table:table-cell office:value-type="float" office:value="0.00761081" calcext:value-type="float">
            <text:p>0,00761081</text:p>
          </table:table-cell>
          <table:table-cell office:value-type="float" office:value="181.718" calcext:value-type="float">
            <text:p>181,718</text:p>
          </table:table-cell>
        </table:table-row>
        <table:table-row table:style-name="ro1">
          <table:table-cell office:value-type="float" office:value="0.00760694" calcext:value-type="float">
            <text:p>0,00760694</text:p>
          </table:table-cell>
          <table:table-cell office:value-type="float" office:value="181.782" calcext:value-type="float">
            <text:p>181,782</text:p>
          </table:table-cell>
        </table:table-row>
        <table:table-row table:style-name="ro1">
          <table:table-cell office:value-type="float" office:value="0.00761135" calcext:value-type="float">
            <text:p>0,00761135</text:p>
          </table:table-cell>
          <table:table-cell office:value-type="float" office:value="181.846" calcext:value-type="float">
            <text:p>181,846</text:p>
          </table:table-cell>
        </table:table-row>
        <table:table-row table:style-name="ro1">
          <table:table-cell office:value-type="float" office:value="0.00760783" calcext:value-type="float">
            <text:p>0,00760783</text:p>
          </table:table-cell>
          <table:table-cell office:value-type="float" office:value="181.915" calcext:value-type="float">
            <text:p>181,915</text:p>
          </table:table-cell>
        </table:table-row>
        <table:table-row table:style-name="ro1">
          <table:table-cell office:value-type="float" office:value="0.00760184" calcext:value-type="float">
            <text:p>0,00760184</text:p>
          </table:table-cell>
          <table:table-cell office:value-type="float" office:value="181.981" calcext:value-type="float">
            <text:p>181,981</text:p>
          </table:table-cell>
        </table:table-row>
        <table:table-row table:style-name="ro1">
          <table:table-cell office:value-type="float" office:value="0.00760572" calcext:value-type="float">
            <text:p>0,00760572</text:p>
          </table:table-cell>
          <table:table-cell office:value-type="float" office:value="182.045" calcext:value-type="float">
            <text:p>182,045</text:p>
          </table:table-cell>
        </table:table-row>
        <table:table-row table:style-name="ro1">
          <table:table-cell office:value-type="float" office:value="0.00759979" calcext:value-type="float">
            <text:p>0,00759979</text:p>
          </table:table-cell>
          <table:table-cell office:value-type="float" office:value="182.114" calcext:value-type="float">
            <text:p>182,114</text:p>
          </table:table-cell>
        </table:table-row>
        <table:table-row table:style-name="ro1">
          <table:table-cell office:value-type="float" office:value="0.00761978" calcext:value-type="float">
            <text:p>0,00761978</text:p>
          </table:table-cell>
          <table:table-cell office:value-type="float" office:value="182.182" calcext:value-type="float">
            <text:p>182,182</text:p>
          </table:table-cell>
        </table:table-row>
        <table:table-row table:style-name="ro1">
          <table:table-cell office:value-type="float" office:value="0.00760971" calcext:value-type="float">
            <text:p>0,00760971</text:p>
          </table:table-cell>
          <table:table-cell office:value-type="float" office:value="182.248" calcext:value-type="float">
            <text:p>182,248</text:p>
          </table:table-cell>
        </table:table-row>
        <table:table-row table:style-name="ro1">
          <table:table-cell office:value-type="float" office:value="0.00761448" calcext:value-type="float">
            <text:p>0,00761448</text:p>
          </table:table-cell>
          <table:table-cell office:value-type="float" office:value="182.317" calcext:value-type="float">
            <text:p>182,317</text:p>
          </table:table-cell>
        </table:table-row>
        <table:table-row table:style-name="ro1">
          <table:table-cell office:value-type="float" office:value="0.00760076" calcext:value-type="float">
            <text:p>0,00760076</text:p>
          </table:table-cell>
          <table:table-cell office:value-type="float" office:value="182.377" calcext:value-type="float">
            <text:p>182,377</text:p>
          </table:table-cell>
        </table:table-row>
        <table:table-row table:style-name="ro1">
          <table:table-cell office:value-type="float" office:value="0.00760141" calcext:value-type="float">
            <text:p>0,00760141</text:p>
          </table:table-cell>
          <table:table-cell office:value-type="float" office:value="182.444" calcext:value-type="float">
            <text:p>182,444</text:p>
          </table:table-cell>
        </table:table-row>
        <table:table-row table:style-name="ro1">
          <table:table-cell office:value-type="float" office:value="0.00759762" calcext:value-type="float">
            <text:p>0,00759762</text:p>
          </table:table-cell>
          <table:table-cell office:value-type="float" office:value="182.514" calcext:value-type="float">
            <text:p>182,514</text:p>
          </table:table-cell>
        </table:table-row>
        <table:table-row table:style-name="ro1">
          <table:table-cell office:value-type="float" office:value="0.00759879" calcext:value-type="float">
            <text:p>0,00759879</text:p>
          </table:table-cell>
          <table:table-cell office:value-type="float" office:value="182.583" calcext:value-type="float">
            <text:p>182,583</text:p>
          </table:table-cell>
        </table:table-row>
        <table:table-row table:style-name="ro1">
          <table:table-cell office:value-type="float" office:value="0.00762228" calcext:value-type="float">
            <text:p>0,00762228</text:p>
          </table:table-cell>
          <table:table-cell office:value-type="float" office:value="182.65" calcext:value-type="float">
            <text:p>182,65</text:p>
          </table:table-cell>
        </table:table-row>
        <table:table-row table:style-name="ro1">
          <table:table-cell office:value-type="float" office:value="0.00760606" calcext:value-type="float">
            <text:p>0,00760606</text:p>
          </table:table-cell>
          <table:table-cell office:value-type="float" office:value="182.717" calcext:value-type="float">
            <text:p>182,717</text:p>
          </table:table-cell>
        </table:table-row>
        <table:table-row table:style-name="ro1">
          <table:table-cell office:value-type="float" office:value="0.0076156" calcext:value-type="float">
            <text:p>0,0076156</text:p>
          </table:table-cell>
          <table:table-cell office:value-type="float" office:value="182.777" calcext:value-type="float">
            <text:p>182,777</text:p>
          </table:table-cell>
        </table:table-row>
        <table:table-row table:style-name="ro1">
          <table:table-cell office:value-type="float" office:value="0.00760575" calcext:value-type="float">
            <text:p>0,00760575</text:p>
          </table:table-cell>
          <table:table-cell office:value-type="float" office:value="182.85" calcext:value-type="float">
            <text:p>182,85</text:p>
          </table:table-cell>
        </table:table-row>
        <table:table-row table:style-name="ro1">
          <table:table-cell office:value-type="float" office:value="0.00760098" calcext:value-type="float">
            <text:p>0,00760098</text:p>
          </table:table-cell>
          <table:table-cell office:value-type="float" office:value="182.917" calcext:value-type="float">
            <text:p>182,917</text:p>
          </table:table-cell>
        </table:table-row>
        <table:table-row table:style-name="ro1">
          <table:table-cell office:value-type="float" office:value="0.00760205" calcext:value-type="float">
            <text:p>0,00760205</text:p>
          </table:table-cell>
          <table:table-cell office:value-type="float" office:value="182.981" calcext:value-type="float">
            <text:p>182,981</text:p>
          </table:table-cell>
        </table:table-row>
        <table:table-row table:style-name="ro1">
          <table:table-cell office:value-type="float" office:value="0.00762586" calcext:value-type="float">
            <text:p>0,00762586</text:p>
          </table:table-cell>
          <table:table-cell office:value-type="float" office:value="183.048" calcext:value-type="float">
            <text:p>183,048</text:p>
          </table:table-cell>
        </table:table-row>
        <table:table-row table:style-name="ro1">
          <table:table-cell office:value-type="float" office:value="0.00761691" calcext:value-type="float">
            <text:p>0,00761691</text:p>
          </table:table-cell>
          <table:table-cell office:value-type="float" office:value="183.119" calcext:value-type="float">
            <text:p>183,119</text:p>
          </table:table-cell>
        </table:table-row>
        <table:table-row table:style-name="ro1">
          <table:table-cell office:value-type="float" office:value="0.00761734" calcext:value-type="float">
            <text:p>0,00761734</text:p>
          </table:table-cell>
          <table:table-cell office:value-type="float" office:value="183.181" calcext:value-type="float">
            <text:p>183,181</text:p>
          </table:table-cell>
        </table:table-row>
        <table:table-row table:style-name="ro1">
          <table:table-cell office:value-type="float" office:value="0.00758921" calcext:value-type="float">
            <text:p>0,00758921</text:p>
          </table:table-cell>
          <table:table-cell office:value-type="float" office:value="183.245" calcext:value-type="float">
            <text:p>183,245</text:p>
          </table:table-cell>
        </table:table-row>
        <table:table-row table:style-name="ro1">
          <table:table-cell office:value-type="float" office:value="0.00760273" calcext:value-type="float">
            <text:p>0,00760273</text:p>
          </table:table-cell>
          <table:table-cell office:value-type="float" office:value="183.313" calcext:value-type="float">
            <text:p>183,313</text:p>
          </table:table-cell>
        </table:table-row>
        <table:table-row table:style-name="ro1">
          <table:table-cell office:value-type="float" office:value="0.00759978" calcext:value-type="float">
            <text:p>0,00759978</text:p>
          </table:table-cell>
          <table:table-cell office:value-type="float" office:value="183.38" calcext:value-type="float">
            <text:p>183,38</text:p>
          </table:table-cell>
        </table:table-row>
        <table:table-row table:style-name="ro1">
          <table:table-cell office:value-type="float" office:value="0.00761266" calcext:value-type="float">
            <text:p>0,00761266</text:p>
          </table:table-cell>
          <table:table-cell office:value-type="float" office:value="183.447" calcext:value-type="float">
            <text:p>183,447</text:p>
          </table:table-cell>
        </table:table-row>
        <table:table-row table:style-name="ro1">
          <table:table-cell office:value-type="float" office:value="0.00759881" calcext:value-type="float">
            <text:p>0,00759881</text:p>
          </table:table-cell>
          <table:table-cell office:value-type="float" office:value="183.514" calcext:value-type="float">
            <text:p>183,514</text:p>
          </table:table-cell>
        </table:table-row>
        <table:table-row table:style-name="ro1">
          <table:table-cell office:value-type="float" office:value="0.00759303" calcext:value-type="float">
            <text:p>0,00759303</text:p>
          </table:table-cell>
          <table:table-cell office:value-type="float" office:value="183.58" calcext:value-type="float">
            <text:p>183,58</text:p>
          </table:table-cell>
        </table:table-row>
        <table:table-row table:style-name="ro1">
          <table:table-cell office:value-type="float" office:value="0.00760176" calcext:value-type="float">
            <text:p>0,00760176</text:p>
          </table:table-cell>
          <table:table-cell office:value-type="float" office:value="183.644" calcext:value-type="float">
            <text:p>183,644</text:p>
          </table:table-cell>
        </table:table-row>
        <table:table-row table:style-name="ro1">
          <table:table-cell office:value-type="float" office:value="0.00761336" calcext:value-type="float">
            <text:p>0,00761336</text:p>
          </table:table-cell>
          <table:table-cell office:value-type="float" office:value="183.712" calcext:value-type="float">
            <text:p>183,712</text:p>
          </table:table-cell>
        </table:table-row>
        <table:table-row table:style-name="ro1">
          <table:table-cell office:value-type="float" office:value="0.00757561" calcext:value-type="float">
            <text:p>0,00757561</text:p>
          </table:table-cell>
          <table:table-cell office:value-type="float" office:value="183.783" calcext:value-type="float">
            <text:p>183,783</text:p>
          </table:table-cell>
        </table:table-row>
        <table:table-row table:style-name="ro1">
          <table:table-cell office:value-type="float" office:value="0.00760638" calcext:value-type="float">
            <text:p>0,00760638</text:p>
          </table:table-cell>
          <table:table-cell office:value-type="float" office:value="183.85" calcext:value-type="float">
            <text:p>183,85</text:p>
          </table:table-cell>
        </table:table-row>
        <table:table-row table:style-name="ro1">
          <table:table-cell office:value-type="float" office:value="0.00760996" calcext:value-type="float">
            <text:p>0,00760996</text:p>
          </table:table-cell>
          <table:table-cell office:value-type="float" office:value="183.915" calcext:value-type="float">
            <text:p>183,915</text:p>
          </table:table-cell>
        </table:table-row>
        <table:table-row table:style-name="ro1">
          <table:table-cell office:value-type="float" office:value="0.00761966" calcext:value-type="float">
            <text:p>0,00761966</text:p>
          </table:table-cell>
          <table:table-cell office:value-type="float" office:value="183.982" calcext:value-type="float">
            <text:p>183,982</text:p>
          </table:table-cell>
        </table:table-row>
        <table:table-row table:style-name="ro1">
          <table:table-cell office:value-type="float" office:value="0.0075949" calcext:value-type="float">
            <text:p>0,0075949</text:p>
          </table:table-cell>
          <table:table-cell office:value-type="float" office:value="184.046" calcext:value-type="float">
            <text:p>184,046</text:p>
          </table:table-cell>
        </table:table-row>
        <table:table-row table:style-name="ro1">
          <table:table-cell office:value-type="float" office:value="0.00758898" calcext:value-type="float">
            <text:p>0,00758898</text:p>
          </table:table-cell>
          <table:table-cell office:value-type="float" office:value="184.116" calcext:value-type="float">
            <text:p>184,116</text:p>
          </table:table-cell>
        </table:table-row>
        <table:table-row table:style-name="ro1">
          <table:table-cell office:value-type="float" office:value="0.00761909" calcext:value-type="float">
            <text:p>0,00761909</text:p>
          </table:table-cell>
          <table:table-cell office:value-type="float" office:value="184.189" calcext:value-type="float">
            <text:p>184,189</text:p>
          </table:table-cell>
        </table:table-row>
        <table:table-row table:style-name="ro1">
          <table:table-cell office:value-type="float" office:value="0.00759244" calcext:value-type="float">
            <text:p>0,00759244</text:p>
          </table:table-cell>
          <table:table-cell office:value-type="float" office:value="184.244" calcext:value-type="float">
            <text:p>184,244</text:p>
          </table:table-cell>
        </table:table-row>
        <table:table-row table:style-name="ro1">
          <table:table-cell office:value-type="float" office:value="0.00761627" calcext:value-type="float">
            <text:p>0,00761627</text:p>
          </table:table-cell>
          <table:table-cell office:value-type="float" office:value="184.314" calcext:value-type="float">
            <text:p>184,314</text:p>
          </table:table-cell>
        </table:table-row>
        <table:table-row table:style-name="ro1">
          <table:table-cell office:value-type="float" office:value="0.00761967" calcext:value-type="float">
            <text:p>0,00761967</text:p>
          </table:table-cell>
          <table:table-cell office:value-type="float" office:value="184.386" calcext:value-type="float">
            <text:p>184,386</text:p>
          </table:table-cell>
        </table:table-row>
        <table:table-row table:style-name="ro1">
          <table:table-cell office:value-type="float" office:value="0.00761854" calcext:value-type="float">
            <text:p>0,00761854</text:p>
          </table:table-cell>
          <table:table-cell office:value-type="float" office:value="184.446" calcext:value-type="float">
            <text:p>184,446</text:p>
          </table:table-cell>
        </table:table-row>
        <table:table-row table:style-name="ro1">
          <table:table-cell office:value-type="float" office:value="0.0076028" calcext:value-type="float">
            <text:p>0,0076028</text:p>
          </table:table-cell>
          <table:table-cell office:value-type="float" office:value="184.516" calcext:value-type="float">
            <text:p>184,516</text:p>
          </table:table-cell>
        </table:table-row>
        <table:table-row table:style-name="ro1">
          <table:table-cell office:value-type="float" office:value="0.00760714" calcext:value-type="float">
            <text:p>0,00760714</text:p>
          </table:table-cell>
          <table:table-cell office:value-type="float" office:value="184.579" calcext:value-type="float">
            <text:p>184,579</text:p>
          </table:table-cell>
        </table:table-row>
        <table:table-row table:style-name="ro1">
          <table:table-cell office:value-type="float" office:value="0.00760829" calcext:value-type="float">
            <text:p>0,00760829</text:p>
          </table:table-cell>
          <table:table-cell office:value-type="float" office:value="184.648" calcext:value-type="float">
            <text:p>184,648</text:p>
          </table:table-cell>
        </table:table-row>
        <table:table-row table:style-name="ro1">
          <table:table-cell office:value-type="float" office:value="0.00760487" calcext:value-type="float">
            <text:p>0,00760487</text:p>
          </table:table-cell>
          <table:table-cell office:value-type="float" office:value="184.713" calcext:value-type="float">
            <text:p>184,713</text:p>
          </table:table-cell>
        </table:table-row>
        <table:table-row table:style-name="ro1">
          <table:table-cell office:value-type="float" office:value="0.0076011" calcext:value-type="float">
            <text:p>0,0076011</text:p>
          </table:table-cell>
          <table:table-cell office:value-type="float" office:value="184.781" calcext:value-type="float">
            <text:p>184,781</text:p>
          </table:table-cell>
        </table:table-row>
        <table:table-row table:style-name="ro1">
          <table:table-cell office:value-type="float" office:value="0.00761602" calcext:value-type="float">
            <text:p>0,00761602</text:p>
          </table:table-cell>
          <table:table-cell office:value-type="float" office:value="184.846" calcext:value-type="float">
            <text:p>184,846</text:p>
          </table:table-cell>
        </table:table-row>
        <table:table-row table:style-name="ro1">
          <table:table-cell office:value-type="float" office:value="0.00759733" calcext:value-type="float">
            <text:p>0,00759733</text:p>
          </table:table-cell>
          <table:table-cell office:value-type="float" office:value="184.911" calcext:value-type="float">
            <text:p>184,911</text:p>
          </table:table-cell>
        </table:table-row>
        <table:table-row table:style-name="ro1">
          <table:table-cell office:value-type="float" office:value="0.00759133" calcext:value-type="float">
            <text:p>0,00759133</text:p>
          </table:table-cell>
          <table:table-cell office:value-type="float" office:value="184.983" calcext:value-type="float">
            <text:p>184,983</text:p>
          </table:table-cell>
        </table:table-row>
        <table:table-row table:style-name="ro1">
          <table:table-cell office:value-type="float" office:value="0.00758532" calcext:value-type="float">
            <text:p>0,00758532</text:p>
          </table:table-cell>
          <table:table-cell office:value-type="float" office:value="185.046" calcext:value-type="float">
            <text:p>185,046</text:p>
          </table:table-cell>
        </table:table-row>
        <table:table-row table:style-name="ro1">
          <table:table-cell office:value-type="float" office:value="0.0075868" calcext:value-type="float">
            <text:p>0,0075868</text:p>
          </table:table-cell>
          <table:table-cell office:value-type="float" office:value="185.118" calcext:value-type="float">
            <text:p>185,118</text:p>
          </table:table-cell>
        </table:table-row>
        <table:table-row table:style-name="ro1">
          <table:table-cell office:value-type="float" office:value="0.00759752" calcext:value-type="float">
            <text:p>0,00759752</text:p>
          </table:table-cell>
          <table:table-cell office:value-type="float" office:value="185.17" calcext:value-type="float">
            <text:p>185,17</text:p>
          </table:table-cell>
        </table:table-row>
        <table:table-row table:style-name="ro1">
          <table:table-cell office:value-type="float" office:value="0.00759038" calcext:value-type="float">
            <text:p>0,00759038</text:p>
          </table:table-cell>
          <table:table-cell office:value-type="float" office:value="185.247" calcext:value-type="float">
            <text:p>185,247</text:p>
          </table:table-cell>
        </table:table-row>
        <table:table-row table:style-name="ro1">
          <table:table-cell office:value-type="float" office:value="0.00759587" calcext:value-type="float">
            <text:p>0,00759587</text:p>
          </table:table-cell>
          <table:table-cell office:value-type="float" office:value="185.313" calcext:value-type="float">
            <text:p>185,313</text:p>
          </table:table-cell>
        </table:table-row>
        <table:table-row table:style-name="ro1">
          <table:table-cell office:value-type="float" office:value="0.00761369" calcext:value-type="float">
            <text:p>0,00761369</text:p>
          </table:table-cell>
          <table:table-cell office:value-type="float" office:value="185.38" calcext:value-type="float">
            <text:p>185,38</text:p>
          </table:table-cell>
        </table:table-row>
        <table:table-row table:style-name="ro1">
          <table:table-cell office:value-type="float" office:value="0.00759748" calcext:value-type="float">
            <text:p>0,00759748</text:p>
          </table:table-cell>
          <table:table-cell office:value-type="float" office:value="185.449" calcext:value-type="float">
            <text:p>185,449</text:p>
          </table:table-cell>
        </table:table-row>
        <table:table-row table:style-name="ro1">
          <table:table-cell office:value-type="float" office:value="0.007606" calcext:value-type="float">
            <text:p>0,007606</text:p>
          </table:table-cell>
          <table:table-cell office:value-type="float" office:value="185.512" calcext:value-type="float">
            <text:p>185,512</text:p>
          </table:table-cell>
        </table:table-row>
        <table:table-row table:style-name="ro1">
          <table:table-cell office:value-type="float" office:value="0.00760021" calcext:value-type="float">
            <text:p>0,00760021</text:p>
          </table:table-cell>
          <table:table-cell office:value-type="float" office:value="185.579" calcext:value-type="float">
            <text:p>185,579</text:p>
          </table:table-cell>
        </table:table-row>
        <table:table-row table:style-name="ro1">
          <table:table-cell office:value-type="float" office:value="0.00760743" calcext:value-type="float">
            <text:p>0,00760743</text:p>
          </table:table-cell>
          <table:table-cell office:value-type="float" office:value="185.644" calcext:value-type="float">
            <text:p>185,644</text:p>
          </table:table-cell>
        </table:table-row>
        <table:table-row table:style-name="ro1">
          <table:table-cell office:value-type="float" office:value="0.00761078" calcext:value-type="float">
            <text:p>0,00761078</text:p>
          </table:table-cell>
          <table:table-cell office:value-type="float" office:value="185.707" calcext:value-type="float">
            <text:p>185,707</text:p>
          </table:table-cell>
        </table:table-row>
        <table:table-row table:style-name="ro1">
          <table:table-cell office:value-type="float" office:value="0.00759096" calcext:value-type="float">
            <text:p>0,00759096</text:p>
          </table:table-cell>
          <table:table-cell office:value-type="float" office:value="185.774" calcext:value-type="float">
            <text:p>185,774</text:p>
          </table:table-cell>
        </table:table-row>
        <table:table-row table:style-name="ro1">
          <table:table-cell office:value-type="float" office:value="0.00760487" calcext:value-type="float">
            <text:p>0,00760487</text:p>
          </table:table-cell>
          <table:table-cell office:value-type="float" office:value="185.841" calcext:value-type="float">
            <text:p>185,841</text:p>
          </table:table-cell>
        </table:table-row>
        <table:table-row table:style-name="ro1">
          <table:table-cell office:value-type="float" office:value="0.00762824" calcext:value-type="float">
            <text:p>0,00762824</text:p>
          </table:table-cell>
          <table:table-cell office:value-type="float" office:value="185.908" calcext:value-type="float">
            <text:p>185,908</text:p>
          </table:table-cell>
        </table:table-row>
        <table:table-row table:style-name="ro1">
          <table:table-cell office:value-type="float" office:value="0.00759629" calcext:value-type="float">
            <text:p>0,00759629</text:p>
          </table:table-cell>
          <table:table-cell office:value-type="float" office:value="185.975" calcext:value-type="float">
            <text:p>185,975</text:p>
          </table:table-cell>
        </table:table-row>
        <table:table-row table:style-name="ro1">
          <table:table-cell office:value-type="float" office:value="0.00759945" calcext:value-type="float">
            <text:p>0,00759945</text:p>
          </table:table-cell>
          <table:table-cell office:value-type="float" office:value="186.043" calcext:value-type="float">
            <text:p>186,043</text:p>
          </table:table-cell>
        </table:table-row>
        <table:table-row table:style-name="ro1">
          <table:table-cell office:value-type="float" office:value="0.00760424" calcext:value-type="float">
            <text:p>0,00760424</text:p>
          </table:table-cell>
          <table:table-cell office:value-type="float" office:value="186.108" calcext:value-type="float">
            <text:p>186,108</text:p>
          </table:table-cell>
        </table:table-row>
        <table:table-row table:style-name="ro1">
          <table:table-cell office:value-type="float" office:value="0.0075823" calcext:value-type="float">
            <text:p>0,0075823</text:p>
          </table:table-cell>
          <table:table-cell office:value-type="float" office:value="186.175" calcext:value-type="float">
            <text:p>186,175</text:p>
          </table:table-cell>
        </table:table-row>
        <table:table-row table:style-name="ro1">
          <table:table-cell office:value-type="float" office:value="0.00761779" calcext:value-type="float">
            <text:p>0,00761779</text:p>
          </table:table-cell>
          <table:table-cell office:value-type="float" office:value="186.241" calcext:value-type="float">
            <text:p>186,241</text:p>
          </table:table-cell>
        </table:table-row>
        <table:table-row table:style-name="ro1">
          <table:table-cell office:value-type="float" office:value="0.00761657" calcext:value-type="float">
            <text:p>0,00761657</text:p>
          </table:table-cell>
          <table:table-cell office:value-type="float" office:value="186.308" calcext:value-type="float">
            <text:p>186,308</text:p>
          </table:table-cell>
        </table:table-row>
        <table:table-row table:style-name="ro1">
          <table:table-cell office:value-type="float" office:value="0.00761603" calcext:value-type="float">
            <text:p>0,00761603</text:p>
          </table:table-cell>
          <table:table-cell office:value-type="float" office:value="186.376" calcext:value-type="float">
            <text:p>186,376</text:p>
          </table:table-cell>
        </table:table-row>
        <table:table-row table:style-name="ro1">
          <table:table-cell office:value-type="float" office:value="0.00759886" calcext:value-type="float">
            <text:p>0,00759886</text:p>
          </table:table-cell>
          <table:table-cell office:value-type="float" office:value="186.436" calcext:value-type="float">
            <text:p>186,436</text:p>
          </table:table-cell>
        </table:table-row>
        <table:table-row table:style-name="ro1">
          <table:table-cell office:value-type="float" office:value="0.00760895" calcext:value-type="float">
            <text:p>0,00760895</text:p>
          </table:table-cell>
          <table:table-cell office:value-type="float" office:value="186.507" calcext:value-type="float">
            <text:p>186,507</text:p>
          </table:table-cell>
        </table:table-row>
        <table:table-row table:style-name="ro1">
          <table:table-cell office:value-type="float" office:value="0.00762179" calcext:value-type="float">
            <text:p>0,00762179</text:p>
          </table:table-cell>
          <table:table-cell office:value-type="float" office:value="186.574" calcext:value-type="float">
            <text:p>186,574</text:p>
          </table:table-cell>
        </table:table-row>
        <table:table-row table:style-name="ro1">
          <table:table-cell office:value-type="float" office:value="0.00760089" calcext:value-type="float">
            <text:p>0,00760089</text:p>
          </table:table-cell>
          <table:table-cell office:value-type="float" office:value="186.643" calcext:value-type="float">
            <text:p>186,643</text:p>
          </table:table-cell>
        </table:table-row>
        <table:table-row table:style-name="ro1">
          <table:table-cell office:value-type="float" office:value="0.00760134" calcext:value-type="float">
            <text:p>0,00760134</text:p>
          </table:table-cell>
          <table:table-cell office:value-type="float" office:value="186.712" calcext:value-type="float">
            <text:p>186,712</text:p>
          </table:table-cell>
        </table:table-row>
        <table:table-row table:style-name="ro1">
          <table:table-cell office:value-type="float" office:value="0.00760849" calcext:value-type="float">
            <text:p>0,00760849</text:p>
          </table:table-cell>
          <table:table-cell office:value-type="float" office:value="186.778" calcext:value-type="float">
            <text:p>186,778</text:p>
          </table:table-cell>
        </table:table-row>
        <table:table-row table:style-name="ro1">
          <table:table-cell office:value-type="float" office:value="0.00760325" calcext:value-type="float">
            <text:p>0,00760325</text:p>
          </table:table-cell>
          <table:table-cell office:value-type="float" office:value="186.843" calcext:value-type="float">
            <text:p>186,843</text:p>
          </table:table-cell>
        </table:table-row>
        <table:table-row table:style-name="ro1">
          <table:table-cell office:value-type="float" office:value="0.00761049" calcext:value-type="float">
            <text:p>0,00761049</text:p>
          </table:table-cell>
          <table:table-cell office:value-type="float" office:value="186.909" calcext:value-type="float">
            <text:p>186,909</text:p>
          </table:table-cell>
        </table:table-row>
        <table:table-row table:style-name="ro1">
          <table:table-cell office:value-type="float" office:value="0.00760611" calcext:value-type="float">
            <text:p>0,00760611</text:p>
          </table:table-cell>
          <table:table-cell office:value-type="float" office:value="186.976" calcext:value-type="float">
            <text:p>186,976</text:p>
          </table:table-cell>
        </table:table-row>
        <table:table-row table:style-name="ro1">
          <table:table-cell office:value-type="float" office:value="0.00758436" calcext:value-type="float">
            <text:p>0,00758436</text:p>
          </table:table-cell>
          <table:table-cell office:value-type="float" office:value="187.045" calcext:value-type="float">
            <text:p>187,045</text:p>
          </table:table-cell>
        </table:table-row>
        <table:table-row table:style-name="ro1">
          <table:table-cell office:value-type="float" office:value="0.00761924" calcext:value-type="float">
            <text:p>0,00761924</text:p>
          </table:table-cell>
          <table:table-cell office:value-type="float" office:value="187.104" calcext:value-type="float">
            <text:p>187,104</text:p>
          </table:table-cell>
        </table:table-row>
        <table:table-row table:style-name="ro1">
          <table:table-cell office:value-type="float" office:value="0.00760099" calcext:value-type="float">
            <text:p>0,00760099</text:p>
          </table:table-cell>
          <table:table-cell office:value-type="float" office:value="187.173" calcext:value-type="float">
            <text:p>187,173</text:p>
          </table:table-cell>
        </table:table-row>
        <table:table-row table:style-name="ro1">
          <table:table-cell office:value-type="float" office:value="0.0076044" calcext:value-type="float">
            <text:p>0,0076044</text:p>
          </table:table-cell>
          <table:table-cell office:value-type="float" office:value="187.241" calcext:value-type="float">
            <text:p>187,241</text:p>
          </table:table-cell>
        </table:table-row>
        <table:table-row table:style-name="ro1">
          <table:table-cell office:value-type="float" office:value="0.00760922" calcext:value-type="float">
            <text:p>0,00760922</text:p>
          </table:table-cell>
          <table:table-cell office:value-type="float" office:value="187.309" calcext:value-type="float">
            <text:p>187,309</text:p>
          </table:table-cell>
        </table:table-row>
        <table:table-row table:style-name="ro1">
          <table:table-cell office:value-type="float" office:value="0.00761448" calcext:value-type="float">
            <text:p>0,00761448</text:p>
          </table:table-cell>
          <table:table-cell office:value-type="float" office:value="187.373" calcext:value-type="float">
            <text:p>187,373</text:p>
          </table:table-cell>
        </table:table-row>
        <table:table-row table:style-name="ro1">
          <table:table-cell office:value-type="float" office:value="0.00760428" calcext:value-type="float">
            <text:p>0,00760428</text:p>
          </table:table-cell>
          <table:table-cell office:value-type="float" office:value="187.441" calcext:value-type="float">
            <text:p>187,441</text:p>
          </table:table-cell>
        </table:table-row>
        <table:table-row table:style-name="ro1">
          <table:table-cell office:value-type="float" office:value="0.00760934" calcext:value-type="float">
            <text:p>0,00760934</text:p>
          </table:table-cell>
          <table:table-cell office:value-type="float" office:value="187.519" calcext:value-type="float">
            <text:p>187,519</text:p>
          </table:table-cell>
        </table:table-row>
        <table:table-row table:style-name="ro1">
          <table:table-cell office:value-type="float" office:value="0.00760356" calcext:value-type="float">
            <text:p>0,00760356</text:p>
          </table:table-cell>
          <table:table-cell office:value-type="float" office:value="187.6" calcext:value-type="float">
            <text:p>187,6</text:p>
          </table:table-cell>
        </table:table-row>
        <table:table-row table:style-name="ro1">
          <table:table-cell office:value-type="float" office:value="0.00761057" calcext:value-type="float">
            <text:p>0,00761057</text:p>
          </table:table-cell>
          <table:table-cell office:value-type="float" office:value="187.669" calcext:value-type="float">
            <text:p>187,669</text:p>
          </table:table-cell>
        </table:table-row>
        <table:table-row table:style-name="ro1">
          <table:table-cell office:value-type="float" office:value="0.00760418" calcext:value-type="float">
            <text:p>0,00760418</text:p>
          </table:table-cell>
          <table:table-cell office:value-type="float" office:value="187.728" calcext:value-type="float">
            <text:p>187,728</text:p>
          </table:table-cell>
        </table:table-row>
        <table:table-row table:style-name="ro1">
          <table:table-cell office:value-type="float" office:value="0.00760159" calcext:value-type="float">
            <text:p>0,00760159</text:p>
          </table:table-cell>
          <table:table-cell office:value-type="float" office:value="187.798" calcext:value-type="float">
            <text:p>187,798</text:p>
          </table:table-cell>
        </table:table-row>
        <table:table-row table:style-name="ro1">
          <table:table-cell office:value-type="float" office:value="0.00760124" calcext:value-type="float">
            <text:p>0,00760124</text:p>
          </table:table-cell>
          <table:table-cell office:value-type="float" office:value="187.865" calcext:value-type="float">
            <text:p>187,865</text:p>
          </table:table-cell>
        </table:table-row>
        <table:table-row table:style-name="ro1">
          <table:table-cell office:value-type="float" office:value="0.0076038" calcext:value-type="float">
            <text:p>0,0076038</text:p>
          </table:table-cell>
          <table:table-cell office:value-type="float" office:value="187.932" calcext:value-type="float">
            <text:p>187,932</text:p>
          </table:table-cell>
        </table:table-row>
        <table:table-row table:style-name="ro1">
          <table:table-cell office:value-type="float" office:value="0.00762413" calcext:value-type="float">
            <text:p>0,00762413</text:p>
          </table:table-cell>
          <table:table-cell office:value-type="float" office:value="187.999" calcext:value-type="float">
            <text:p>187,999</text:p>
          </table:table-cell>
        </table:table-row>
        <table:table-row table:style-name="ro1">
          <table:table-cell office:value-type="float" office:value="0.0076121" calcext:value-type="float">
            <text:p>0,0076121</text:p>
          </table:table-cell>
          <table:table-cell office:value-type="float" office:value="188.062" calcext:value-type="float">
            <text:p>188,062</text:p>
          </table:table-cell>
        </table:table-row>
        <table:table-row table:style-name="ro1">
          <table:table-cell office:value-type="float" office:value="0.00759229" calcext:value-type="float">
            <text:p>0,00759229</text:p>
          </table:table-cell>
          <table:table-cell office:value-type="float" office:value="188.131" calcext:value-type="float">
            <text:p>188,131</text:p>
          </table:table-cell>
        </table:table-row>
        <table:table-row table:style-name="ro1">
          <table:table-cell office:value-type="float" office:value="0.00760476" calcext:value-type="float">
            <text:p>0,00760476</text:p>
          </table:table-cell>
          <table:table-cell office:value-type="float" office:value="188.2" calcext:value-type="float">
            <text:p>188,2</text:p>
          </table:table-cell>
        </table:table-row>
        <table:table-row table:style-name="ro1">
          <table:table-cell office:value-type="float" office:value="0.00760071" calcext:value-type="float">
            <text:p>0,00760071</text:p>
          </table:table-cell>
          <table:table-cell office:value-type="float" office:value="188.259" calcext:value-type="float">
            <text:p>188,259</text:p>
          </table:table-cell>
        </table:table-row>
        <table:table-row table:style-name="ro1">
          <table:table-cell office:value-type="float" office:value="0.00761475" calcext:value-type="float">
            <text:p>0,00761475</text:p>
          </table:table-cell>
          <table:table-cell office:value-type="float" office:value="188.327" calcext:value-type="float">
            <text:p>188,327</text:p>
          </table:table-cell>
        </table:table-row>
        <table:table-row table:style-name="ro1">
          <table:table-cell office:value-type="float" office:value="0.00759446" calcext:value-type="float">
            <text:p>0,00759446</text:p>
          </table:table-cell>
          <table:table-cell office:value-type="float" office:value="188.399" calcext:value-type="float">
            <text:p>188,399</text:p>
          </table:table-cell>
        </table:table-row>
        <table:table-row table:style-name="ro1">
          <table:table-cell office:value-type="float" office:value="0.00759867" calcext:value-type="float">
            <text:p>0,00759867</text:p>
          </table:table-cell>
          <table:table-cell office:value-type="float" office:value="188.464" calcext:value-type="float">
            <text:p>188,464</text:p>
          </table:table-cell>
        </table:table-row>
        <table:table-row table:style-name="ro1">
          <table:table-cell office:value-type="float" office:value="0.00760388" calcext:value-type="float">
            <text:p>0,00760388</text:p>
          </table:table-cell>
          <table:table-cell office:value-type="float" office:value="188.532" calcext:value-type="float">
            <text:p>188,532</text:p>
          </table:table-cell>
        </table:table-row>
        <table:table-row table:style-name="ro1">
          <table:table-cell office:value-type="float" office:value="0.00759443" calcext:value-type="float">
            <text:p>0,00759443</text:p>
          </table:table-cell>
          <table:table-cell office:value-type="float" office:value="188.601" calcext:value-type="float">
            <text:p>188,601</text:p>
          </table:table-cell>
        </table:table-row>
        <table:table-row table:style-name="ro1">
          <table:table-cell office:value-type="float" office:value="0.00759423" calcext:value-type="float">
            <text:p>0,00759423</text:p>
          </table:table-cell>
          <table:table-cell office:value-type="float" office:value="188.665" calcext:value-type="float">
            <text:p>188,665</text:p>
          </table:table-cell>
        </table:table-row>
        <table:table-row table:style-name="ro1">
          <table:table-cell office:value-type="float" office:value="0.00760648" calcext:value-type="float">
            <text:p>0,00760648</text:p>
          </table:table-cell>
          <table:table-cell office:value-type="float" office:value="188.737" calcext:value-type="float">
            <text:p>188,737</text:p>
          </table:table-cell>
        </table:table-row>
        <table:table-row table:style-name="ro1">
          <table:table-cell office:value-type="float" office:value="0.00761061" calcext:value-type="float">
            <text:p>0,00761061</text:p>
          </table:table-cell>
          <table:table-cell office:value-type="float" office:value="188.797" calcext:value-type="float">
            <text:p>188,797</text:p>
          </table:table-cell>
        </table:table-row>
        <table:table-row table:style-name="ro1">
          <table:table-cell office:value-type="float" office:value="0.00760556" calcext:value-type="float">
            <text:p>0,00760556</text:p>
          </table:table-cell>
          <table:table-cell office:value-type="float" office:value="188.87" calcext:value-type="float">
            <text:p>188,87</text:p>
          </table:table-cell>
        </table:table-row>
        <table:table-row table:style-name="ro1">
          <table:table-cell office:value-type="float" office:value="0.00758822" calcext:value-type="float">
            <text:p>0,00758822</text:p>
          </table:table-cell>
          <table:table-cell office:value-type="float" office:value="188.935" calcext:value-type="float">
            <text:p>188,935</text:p>
          </table:table-cell>
        </table:table-row>
        <table:table-row table:style-name="ro1">
          <table:table-cell office:value-type="float" office:value="0.00759708" calcext:value-type="float">
            <text:p>0,00759708</text:p>
          </table:table-cell>
          <table:table-cell office:value-type="float" office:value="189.002" calcext:value-type="float">
            <text:p>189,002</text:p>
          </table:table-cell>
        </table:table-row>
        <table:table-row table:style-name="ro1">
          <table:table-cell office:value-type="float" office:value="0.00761131" calcext:value-type="float">
            <text:p>0,00761131</text:p>
          </table:table-cell>
          <table:table-cell office:value-type="float" office:value="189.068" calcext:value-type="float">
            <text:p>189,068</text:p>
          </table:table-cell>
        </table:table-row>
        <table:table-row table:style-name="ro1">
          <table:table-cell office:value-type="float" office:value="0.00761704" calcext:value-type="float">
            <text:p>0,00761704</text:p>
          </table:table-cell>
          <table:table-cell office:value-type="float" office:value="189.138" calcext:value-type="float">
            <text:p>189,138</text:p>
          </table:table-cell>
        </table:table-row>
        <table:table-row table:style-name="ro1">
          <table:table-cell office:value-type="float" office:value="0.00759573" calcext:value-type="float">
            <text:p>0,00759573</text:p>
          </table:table-cell>
          <table:table-cell office:value-type="float" office:value="189.201" calcext:value-type="float">
            <text:p>189,201</text:p>
          </table:table-cell>
        </table:table-row>
        <table:table-row table:style-name="ro1">
          <table:table-cell office:value-type="float" office:value="0.00760985" calcext:value-type="float">
            <text:p>0,00760985</text:p>
          </table:table-cell>
          <table:table-cell office:value-type="float" office:value="189.266" calcext:value-type="float">
            <text:p>189,266</text:p>
          </table:table-cell>
        </table:table-row>
        <table:table-row table:style-name="ro1">
          <table:table-cell office:value-type="float" office:value="0.00759075" calcext:value-type="float">
            <text:p>0,00759075</text:p>
          </table:table-cell>
          <table:table-cell office:value-type="float" office:value="189.335" calcext:value-type="float">
            <text:p>189,335</text:p>
          </table:table-cell>
        </table:table-row>
        <table:table-row table:style-name="ro1">
          <table:table-cell office:value-type="float" office:value="0.00759889" calcext:value-type="float">
            <text:p>0,00759889</text:p>
          </table:table-cell>
          <table:table-cell office:value-type="float" office:value="189.399" calcext:value-type="float">
            <text:p>189,399</text:p>
          </table:table-cell>
        </table:table-row>
        <table:table-row table:style-name="ro1">
          <table:table-cell office:value-type="float" office:value="0.00760585" calcext:value-type="float">
            <text:p>0,00760585</text:p>
          </table:table-cell>
          <table:table-cell office:value-type="float" office:value="189.468" calcext:value-type="float">
            <text:p>189,468</text:p>
          </table:table-cell>
        </table:table-row>
        <table:table-row table:style-name="ro1">
          <table:table-cell office:value-type="float" office:value="0.00759743" calcext:value-type="float">
            <text:p>0,00759743</text:p>
          </table:table-cell>
          <table:table-cell office:value-type="float" office:value="189.534" calcext:value-type="float">
            <text:p>189,534</text:p>
          </table:table-cell>
        </table:table-row>
        <table:table-row table:style-name="ro1">
          <table:table-cell office:value-type="float" office:value="0.00760217" calcext:value-type="float">
            <text:p>0,00760217</text:p>
          </table:table-cell>
          <table:table-cell office:value-type="float" office:value="189.602" calcext:value-type="float">
            <text:p>189,602</text:p>
          </table:table-cell>
        </table:table-row>
        <table:table-row table:style-name="ro1">
          <table:table-cell office:value-type="float" office:value="0.00760069" calcext:value-type="float">
            <text:p>0,00760069</text:p>
          </table:table-cell>
          <table:table-cell office:value-type="float" office:value="189.668" calcext:value-type="float">
            <text:p>189,668</text:p>
          </table:table-cell>
        </table:table-row>
        <table:table-row table:style-name="ro1">
          <table:table-cell office:value-type="float" office:value="0.00760583" calcext:value-type="float">
            <text:p>0,00760583</text:p>
          </table:table-cell>
          <table:table-cell office:value-type="float" office:value="189.735" calcext:value-type="float">
            <text:p>189,735</text:p>
          </table:table-cell>
        </table:table-row>
        <table:table-row table:style-name="ro1">
          <table:table-cell office:value-type="float" office:value="0.00759044" calcext:value-type="float">
            <text:p>0,00759044</text:p>
          </table:table-cell>
          <table:table-cell office:value-type="float" office:value="189.805" calcext:value-type="float">
            <text:p>189,805</text:p>
          </table:table-cell>
        </table:table-row>
        <table:table-row table:style-name="ro1">
          <table:table-cell office:value-type="float" office:value="0.00759565" calcext:value-type="float">
            <text:p>0,00759565</text:p>
          </table:table-cell>
          <table:table-cell office:value-type="float" office:value="189.868" calcext:value-type="float">
            <text:p>189,868</text:p>
          </table:table-cell>
        </table:table-row>
        <table:table-row table:style-name="ro1">
          <table:table-cell office:value-type="float" office:value="0.00762137" calcext:value-type="float">
            <text:p>0,00762137</text:p>
          </table:table-cell>
          <table:table-cell office:value-type="float" office:value="189.934" calcext:value-type="float">
            <text:p>189,934</text:p>
          </table:table-cell>
        </table:table-row>
        <table:table-row table:style-name="ro1">
          <table:table-cell office:value-type="float" office:value="0.0076131" calcext:value-type="float">
            <text:p>0,0076131</text:p>
          </table:table-cell>
          <table:table-cell office:value-type="float" office:value="190.001" calcext:value-type="float">
            <text:p>190,001</text:p>
          </table:table-cell>
        </table:table-row>
        <table:table-row table:style-name="ro1">
          <table:table-cell office:value-type="float" office:value="0.00760859" calcext:value-type="float">
            <text:p>0,00760859</text:p>
          </table:table-cell>
          <table:table-cell office:value-type="float" office:value="190.056" calcext:value-type="float">
            <text:p>190,056</text:p>
          </table:table-cell>
        </table:table-row>
        <table:table-row table:style-name="ro1">
          <table:table-cell office:value-type="float" office:value="0.00760617" calcext:value-type="float">
            <text:p>0,00760617</text:p>
          </table:table-cell>
          <table:table-cell office:value-type="float" office:value="190.133" calcext:value-type="float">
            <text:p>190,133</text:p>
          </table:table-cell>
        </table:table-row>
        <table:table-row table:style-name="ro1">
          <table:table-cell office:value-type="float" office:value="0.00761073" calcext:value-type="float">
            <text:p>0,00761073</text:p>
          </table:table-cell>
          <table:table-cell office:value-type="float" office:value="190.201" calcext:value-type="float">
            <text:p>190,201</text:p>
          </table:table-cell>
        </table:table-row>
        <table:table-row table:style-name="ro1">
          <table:table-cell office:value-type="float" office:value="0.00760349" calcext:value-type="float">
            <text:p>0,00760349</text:p>
          </table:table-cell>
          <table:table-cell office:value-type="float" office:value="190.269" calcext:value-type="float">
            <text:p>190,269</text:p>
          </table:table-cell>
        </table:table-row>
        <table:table-row table:style-name="ro1">
          <table:table-cell office:value-type="float" office:value="0.00760854" calcext:value-type="float">
            <text:p>0,00760854</text:p>
          </table:table-cell>
          <table:table-cell office:value-type="float" office:value="190.338" calcext:value-type="float">
            <text:p>190,338</text:p>
          </table:table-cell>
        </table:table-row>
        <table:table-row table:style-name="ro1">
          <table:table-cell office:value-type="float" office:value="0.00760383" calcext:value-type="float">
            <text:p>0,00760383</text:p>
          </table:table-cell>
          <table:table-cell office:value-type="float" office:value="190.402" calcext:value-type="float">
            <text:p>190,402</text:p>
          </table:table-cell>
        </table:table-row>
        <table:table-row table:style-name="ro1">
          <table:table-cell office:value-type="float" office:value="0.0075951" calcext:value-type="float">
            <text:p>0,0075951</text:p>
          </table:table-cell>
          <table:table-cell office:value-type="float" office:value="190.465" calcext:value-type="float">
            <text:p>190,465</text:p>
          </table:table-cell>
        </table:table-row>
        <table:table-row table:style-name="ro1">
          <table:table-cell office:value-type="float" office:value="0.00761605" calcext:value-type="float">
            <text:p>0,00761605</text:p>
          </table:table-cell>
          <table:table-cell office:value-type="float" office:value="190.536" calcext:value-type="float">
            <text:p>190,536</text:p>
          </table:table-cell>
        </table:table-row>
        <table:table-row table:style-name="ro1">
          <table:table-cell office:value-type="float" office:value="0.00759417" calcext:value-type="float">
            <text:p>0,00759417</text:p>
          </table:table-cell>
          <table:table-cell office:value-type="float" office:value="190.602" calcext:value-type="float">
            <text:p>190,602</text:p>
          </table:table-cell>
        </table:table-row>
        <table:table-row table:style-name="ro1">
          <table:table-cell office:value-type="float" office:value="0.00761937" calcext:value-type="float">
            <text:p>0,00761937</text:p>
          </table:table-cell>
          <table:table-cell office:value-type="float" office:value="190.665" calcext:value-type="float">
            <text:p>190,665</text:p>
          </table:table-cell>
        </table:table-row>
        <table:table-row table:style-name="ro1">
          <table:table-cell office:value-type="float" office:value="0.00760251" calcext:value-type="float">
            <text:p>0,00760251</text:p>
          </table:table-cell>
          <table:table-cell office:value-type="float" office:value="190.733" calcext:value-type="float">
            <text:p>190,733</text:p>
          </table:table-cell>
        </table:table-row>
        <table:table-row table:style-name="ro1">
          <table:table-cell office:value-type="float" office:value="0.00759578" calcext:value-type="float">
            <text:p>0,00759578</text:p>
          </table:table-cell>
          <table:table-cell office:value-type="float" office:value="190.802" calcext:value-type="float">
            <text:p>190,802</text:p>
          </table:table-cell>
        </table:table-row>
        <table:table-row table:style-name="ro1">
          <table:table-cell office:value-type="float" office:value="0.00761345" calcext:value-type="float">
            <text:p>0,00761345</text:p>
          </table:table-cell>
          <table:table-cell office:value-type="float" office:value="190.868" calcext:value-type="float">
            <text:p>190,868</text:p>
          </table:table-cell>
        </table:table-row>
        <table:table-row table:style-name="ro1">
          <table:table-cell office:value-type="float" office:value="0.00760827" calcext:value-type="float">
            <text:p>0,00760827</text:p>
          </table:table-cell>
          <table:table-cell office:value-type="float" office:value="190.931" calcext:value-type="float">
            <text:p>190,931</text:p>
          </table:table-cell>
        </table:table-row>
        <table:table-row table:style-name="ro1">
          <table:table-cell office:value-type="float" office:value="0.00760115" calcext:value-type="float">
            <text:p>0,00760115</text:p>
          </table:table-cell>
          <table:table-cell office:value-type="float" office:value="190.985" calcext:value-type="float">
            <text:p>190,985</text:p>
          </table:table-cell>
        </table:table-row>
        <table:table-row table:style-name="ro1">
          <table:table-cell office:value-type="float" office:value="0.0076" calcext:value-type="float">
            <text:p>0,0076</text:p>
          </table:table-cell>
          <table:table-cell office:value-type="float" office:value="191.064" calcext:value-type="float">
            <text:p>191,064</text:p>
          </table:table-cell>
        </table:table-row>
        <table:table-row table:style-name="ro1">
          <table:table-cell office:value-type="float" office:value="0.00761334" calcext:value-type="float">
            <text:p>0,00761334</text:p>
          </table:table-cell>
          <table:table-cell office:value-type="float" office:value="191.131" calcext:value-type="float">
            <text:p>191,131</text:p>
          </table:table-cell>
        </table:table-row>
        <table:table-row table:style-name="ro1">
          <table:table-cell office:value-type="float" office:value="0.00760692" calcext:value-type="float">
            <text:p>0,00760692</text:p>
          </table:table-cell>
          <table:table-cell office:value-type="float" office:value="191.2" calcext:value-type="float">
            <text:p>191,2</text:p>
          </table:table-cell>
        </table:table-row>
        <table:table-row table:style-name="ro1">
          <table:table-cell office:value-type="float" office:value="0.00759734" calcext:value-type="float">
            <text:p>0,00759734</text:p>
          </table:table-cell>
          <table:table-cell office:value-type="float" office:value="191.26" calcext:value-type="float">
            <text:p>191,26</text:p>
          </table:table-cell>
        </table:table-row>
        <table:table-row table:style-name="ro1">
          <table:table-cell office:value-type="float" office:value="0.0076102" calcext:value-type="float">
            <text:p>0,0076102</text:p>
          </table:table-cell>
          <table:table-cell office:value-type="float" office:value="191.328" calcext:value-type="float">
            <text:p>191,328</text:p>
          </table:table-cell>
        </table:table-row>
        <table:table-row table:style-name="ro1">
          <table:table-cell office:value-type="float" office:value="0.00759663" calcext:value-type="float">
            <text:p>0,00759663</text:p>
          </table:table-cell>
          <table:table-cell office:value-type="float" office:value="191.399" calcext:value-type="float">
            <text:p>191,399</text:p>
          </table:table-cell>
        </table:table-row>
        <table:table-row table:style-name="ro1">
          <table:table-cell office:value-type="float" office:value="0.00761657" calcext:value-type="float">
            <text:p>0,00761657</text:p>
          </table:table-cell>
          <table:table-cell office:value-type="float" office:value="191.466" calcext:value-type="float">
            <text:p>191,466</text:p>
          </table:table-cell>
        </table:table-row>
        <table:table-row table:style-name="ro1">
          <table:table-cell office:value-type="float" office:value="0.00760632" calcext:value-type="float">
            <text:p>0,00760632</text:p>
          </table:table-cell>
          <table:table-cell office:value-type="float" office:value="191.528" calcext:value-type="float">
            <text:p>191,528</text:p>
          </table:table-cell>
        </table:table-row>
        <table:table-row table:style-name="ro1">
          <table:table-cell office:value-type="float" office:value="0.00759174" calcext:value-type="float">
            <text:p>0,00759174</text:p>
          </table:table-cell>
          <table:table-cell office:value-type="float" office:value="191.593" calcext:value-type="float">
            <text:p>191,593</text:p>
          </table:table-cell>
        </table:table-row>
        <table:table-row table:style-name="ro1">
          <table:table-cell office:value-type="float" office:value="0.00759886" calcext:value-type="float">
            <text:p>0,00759886</text:p>
          </table:table-cell>
          <table:table-cell office:value-type="float" office:value="191.659" calcext:value-type="float">
            <text:p>191,659</text:p>
          </table:table-cell>
        </table:table-row>
        <table:table-row table:style-name="ro1">
          <table:table-cell office:value-type="float" office:value="0.0076179" calcext:value-type="float">
            <text:p>0,0076179</text:p>
          </table:table-cell>
          <table:table-cell office:value-type="float" office:value="191.759" calcext:value-type="float">
            <text:p>191,759</text:p>
          </table:table-cell>
        </table:table-row>
        <table:table-row table:style-name="ro1">
          <table:table-cell office:value-type="float" office:value="0.00760717" calcext:value-type="float">
            <text:p>0,00760717</text:p>
          </table:table-cell>
          <table:table-cell office:value-type="float" office:value="191.827" calcext:value-type="float">
            <text:p>191,827</text:p>
          </table:table-cell>
        </table:table-row>
        <table:table-row table:style-name="ro1">
          <table:table-cell office:value-type="float" office:value="0.0076105" calcext:value-type="float">
            <text:p>0,0076105</text:p>
          </table:table-cell>
          <table:table-cell office:value-type="float" office:value="191.894" calcext:value-type="float">
            <text:p>191,894</text:p>
          </table:table-cell>
        </table:table-row>
        <table:table-row table:style-name="ro1">
          <table:table-cell office:value-type="float" office:value="0.00760594" calcext:value-type="float">
            <text:p>0,00760594</text:p>
          </table:table-cell>
          <table:table-cell office:value-type="float" office:value="191.96" calcext:value-type="float">
            <text:p>191,96</text:p>
          </table:table-cell>
        </table:table-row>
        <table:table-row table:style-name="ro1">
          <table:table-cell office:value-type="float" office:value="0.00760763" calcext:value-type="float">
            <text:p>0,00760763</text:p>
          </table:table-cell>
          <table:table-cell office:value-type="float" office:value="192.026" calcext:value-type="float">
            <text:p>192,026</text:p>
          </table:table-cell>
        </table:table-row>
        <table:table-row table:style-name="ro1">
          <table:table-cell office:value-type="float" office:value="0.00760767" calcext:value-type="float">
            <text:p>0,00760767</text:p>
          </table:table-cell>
          <table:table-cell office:value-type="float" office:value="192.087" calcext:value-type="float">
            <text:p>192,087</text:p>
          </table:table-cell>
        </table:table-row>
        <table:table-row table:style-name="ro1">
          <table:table-cell office:value-type="float" office:value="0.00760675" calcext:value-type="float">
            <text:p>0,00760675</text:p>
          </table:table-cell>
          <table:table-cell office:value-type="float" office:value="192.161" calcext:value-type="float">
            <text:p>192,161</text:p>
          </table:table-cell>
        </table:table-row>
        <table:table-row table:style-name="ro1">
          <table:table-cell office:value-type="float" office:value="0.00761468" calcext:value-type="float">
            <text:p>0,00761468</text:p>
          </table:table-cell>
          <table:table-cell office:value-type="float" office:value="192.23" calcext:value-type="float">
            <text:p>192,23</text:p>
          </table:table-cell>
        </table:table-row>
        <table:table-row table:style-name="ro1">
          <table:table-cell office:value-type="float" office:value="0.00760942" calcext:value-type="float">
            <text:p>0,00760942</text:p>
          </table:table-cell>
          <table:table-cell office:value-type="float" office:value="192.281" calcext:value-type="float">
            <text:p>192,281</text:p>
          </table:table-cell>
        </table:table-row>
        <table:table-row table:style-name="ro1">
          <table:table-cell office:value-type="float" office:value="0.00760335" calcext:value-type="float">
            <text:p>0,00760335</text:p>
          </table:table-cell>
          <table:table-cell office:value-type="float" office:value="192.361" calcext:value-type="float">
            <text:p>192,361</text:p>
          </table:table-cell>
        </table:table-row>
        <table:table-row table:style-name="ro1">
          <table:table-cell office:value-type="float" office:value="0.00760516" calcext:value-type="float">
            <text:p>0,00760516</text:p>
          </table:table-cell>
          <table:table-cell office:value-type="float" office:value="192.429" calcext:value-type="float">
            <text:p>192,429</text:p>
          </table:table-cell>
        </table:table-row>
        <table:table-row table:style-name="ro1">
          <table:table-cell office:value-type="float" office:value="0.00759803" calcext:value-type="float">
            <text:p>0,00759803</text:p>
          </table:table-cell>
          <table:table-cell office:value-type="float" office:value="192.487" calcext:value-type="float">
            <text:p>192,487</text:p>
          </table:table-cell>
        </table:table-row>
        <table:table-row table:style-name="ro1">
          <table:table-cell office:value-type="float" office:value="0.00759956" calcext:value-type="float">
            <text:p>0,00759956</text:p>
          </table:table-cell>
          <table:table-cell office:value-type="float" office:value="192.552" calcext:value-type="float">
            <text:p>192,552</text:p>
          </table:table-cell>
        </table:table-row>
        <table:table-row table:style-name="ro1">
          <table:table-cell office:value-type="float" office:value="0.00759569" calcext:value-type="float">
            <text:p>0,00759569</text:p>
          </table:table-cell>
          <table:table-cell office:value-type="float" office:value="192.63" calcext:value-type="float">
            <text:p>192,63</text:p>
          </table:table-cell>
        </table:table-row>
        <table:table-row table:style-name="ro1">
          <table:table-cell office:value-type="float" office:value="0.00759471" calcext:value-type="float">
            <text:p>0,00759471</text:p>
          </table:table-cell>
          <table:table-cell office:value-type="float" office:value="192.699" calcext:value-type="float">
            <text:p>192,699</text:p>
          </table:table-cell>
        </table:table-row>
        <table:table-row table:style-name="ro1">
          <table:table-cell office:value-type="float" office:value="0.00760822" calcext:value-type="float">
            <text:p>0,00760822</text:p>
          </table:table-cell>
          <table:table-cell office:value-type="float" office:value="192.757" calcext:value-type="float">
            <text:p>192,757</text:p>
          </table:table-cell>
        </table:table-row>
        <table:table-row table:style-name="ro1">
          <table:table-cell office:value-type="float" office:value="0.00760817" calcext:value-type="float">
            <text:p>0,00760817</text:p>
          </table:table-cell>
          <table:table-cell office:value-type="float" office:value="192.825" calcext:value-type="float">
            <text:p>192,825</text:p>
          </table:table-cell>
        </table:table-row>
        <table:table-row table:style-name="ro1">
          <table:table-cell office:value-type="float" office:value="0.00760184" calcext:value-type="float">
            <text:p>0,00760184</text:p>
          </table:table-cell>
          <table:table-cell office:value-type="float" office:value="192.897" calcext:value-type="float">
            <text:p>192,897</text:p>
          </table:table-cell>
        </table:table-row>
        <table:table-row table:style-name="ro1">
          <table:table-cell office:value-type="float" office:value="0.00758297" calcext:value-type="float">
            <text:p>0,00758297</text:p>
          </table:table-cell>
          <table:table-cell office:value-type="float" office:value="192.965" calcext:value-type="float">
            <text:p>192,965</text:p>
          </table:table-cell>
        </table:table-row>
        <table:table-row table:style-name="ro1">
          <table:table-cell office:value-type="float" office:value="0.00760592" calcext:value-type="float">
            <text:p>0,00760592</text:p>
          </table:table-cell>
          <table:table-cell office:value-type="float" office:value="193.026" calcext:value-type="float">
            <text:p>193,026</text:p>
          </table:table-cell>
        </table:table-row>
        <table:table-row table:style-name="ro1">
          <table:table-cell office:value-type="float" office:value="0.00761361" calcext:value-type="float">
            <text:p>0,00761361</text:p>
          </table:table-cell>
          <table:table-cell office:value-type="float" office:value="193.097" calcext:value-type="float">
            <text:p>193,097</text:p>
          </table:table-cell>
        </table:table-row>
        <table:table-row table:style-name="ro1">
          <table:table-cell office:value-type="float" office:value="0.00757538" calcext:value-type="float">
            <text:p>0,00757538</text:p>
          </table:table-cell>
          <table:table-cell office:value-type="float" office:value="193.164" calcext:value-type="float">
            <text:p>193,164</text:p>
          </table:table-cell>
        </table:table-row>
        <table:table-row table:style-name="ro1">
          <table:table-cell office:value-type="float" office:value="0.00760622" calcext:value-type="float">
            <text:p>0,00760622</text:p>
          </table:table-cell>
          <table:table-cell office:value-type="float" office:value="193.224" calcext:value-type="float">
            <text:p>193,224</text:p>
          </table:table-cell>
        </table:table-row>
        <table:table-row table:style-name="ro1">
          <table:table-cell office:value-type="float" office:value="0.00761185" calcext:value-type="float">
            <text:p>0,00761185</text:p>
          </table:table-cell>
          <table:table-cell office:value-type="float" office:value="193.29" calcext:value-type="float">
            <text:p>193,29</text:p>
          </table:table-cell>
        </table:table-row>
        <table:table-row table:style-name="ro1">
          <table:table-cell office:value-type="float" office:value="0.007605" calcext:value-type="float">
            <text:p>0,007605</text:p>
          </table:table-cell>
          <table:table-cell office:value-type="float" office:value="193.362" calcext:value-type="float">
            <text:p>193,362</text:p>
          </table:table-cell>
        </table:table-row>
        <table:table-row table:style-name="ro1">
          <table:table-cell office:value-type="float" office:value="0.00759978" calcext:value-type="float">
            <text:p>0,00759978</text:p>
          </table:table-cell>
          <table:table-cell office:value-type="float" office:value="193.43" calcext:value-type="float">
            <text:p>193,43</text:p>
          </table:table-cell>
        </table:table-row>
        <table:table-row table:style-name="ro1">
          <table:table-cell office:value-type="float" office:value="0.00757969" calcext:value-type="float">
            <text:p>0,00757969</text:p>
          </table:table-cell>
          <table:table-cell office:value-type="float" office:value="193.498" calcext:value-type="float">
            <text:p>193,498</text:p>
          </table:table-cell>
        </table:table-row>
        <table:table-row table:style-name="ro1">
          <table:table-cell office:value-type="float" office:value="0.00760731" calcext:value-type="float">
            <text:p>0,00760731</text:p>
          </table:table-cell>
          <table:table-cell office:value-type="float" office:value="193.55" calcext:value-type="float">
            <text:p>193,55</text:p>
          </table:table-cell>
        </table:table-row>
        <table:table-row table:style-name="ro1">
          <table:table-cell office:value-type="float" office:value="0.00759516" calcext:value-type="float">
            <text:p>0,00759516</text:p>
          </table:table-cell>
          <table:table-cell office:value-type="float" office:value="193.627" calcext:value-type="float">
            <text:p>193,627</text:p>
          </table:table-cell>
        </table:table-row>
        <table:table-row table:style-name="ro1">
          <table:table-cell office:value-type="float" office:value="0.00760148" calcext:value-type="float">
            <text:p>0,00760148</text:p>
          </table:table-cell>
          <table:table-cell office:value-type="float" office:value="193.687" calcext:value-type="float">
            <text:p>193,687</text:p>
          </table:table-cell>
        </table:table-row>
        <table:table-row table:style-name="ro1">
          <table:table-cell office:value-type="float" office:value="0.00759377" calcext:value-type="float">
            <text:p>0,00759377</text:p>
          </table:table-cell>
          <table:table-cell office:value-type="float" office:value="193.752" calcext:value-type="float">
            <text:p>193,752</text:p>
          </table:table-cell>
        </table:table-row>
        <table:table-row table:style-name="ro1">
          <table:table-cell office:value-type="float" office:value="0.00760237" calcext:value-type="float">
            <text:p>0,00760237</text:p>
          </table:table-cell>
          <table:table-cell office:value-type="float" office:value="193.818" calcext:value-type="float">
            <text:p>193,818</text:p>
          </table:table-cell>
        </table:table-row>
        <table:table-row table:style-name="ro1">
          <table:table-cell office:value-type="float" office:value="0.00759938" calcext:value-type="float">
            <text:p>0,00759938</text:p>
          </table:table-cell>
          <table:table-cell office:value-type="float" office:value="193.892" calcext:value-type="float">
            <text:p>193,892</text:p>
          </table:table-cell>
        </table:table-row>
        <table:table-row table:style-name="ro1">
          <table:table-cell office:value-type="float" office:value="0.00760529" calcext:value-type="float">
            <text:p>0,00760529</text:p>
          </table:table-cell>
          <table:table-cell office:value-type="float" office:value="193.952" calcext:value-type="float">
            <text:p>193,952</text:p>
          </table:table-cell>
        </table:table-row>
        <table:table-row table:style-name="ro1">
          <table:table-cell office:value-type="float" office:value="0.00762076" calcext:value-type="float">
            <text:p>0,00762076</text:p>
          </table:table-cell>
          <table:table-cell office:value-type="float" office:value="194.027" calcext:value-type="float">
            <text:p>194,027</text:p>
          </table:table-cell>
        </table:table-row>
        <table:table-row table:style-name="ro1">
          <table:table-cell office:value-type="float" office:value="0.00759616" calcext:value-type="float">
            <text:p>0,00759616</text:p>
          </table:table-cell>
          <table:table-cell office:value-type="float" office:value="194.08" calcext:value-type="float">
            <text:p>194,08</text:p>
          </table:table-cell>
        </table:table-row>
        <table:table-row table:style-name="ro1">
          <table:table-cell office:value-type="float" office:value="0.00759098" calcext:value-type="float">
            <text:p>0,00759098</text:p>
          </table:table-cell>
          <table:table-cell office:value-type="float" office:value="194.153" calcext:value-type="float">
            <text:p>194,153</text:p>
          </table:table-cell>
        </table:table-row>
        <table:table-row table:style-name="ro1">
          <table:table-cell office:value-type="float" office:value="0.0075958" calcext:value-type="float">
            <text:p>0,0075958</text:p>
          </table:table-cell>
          <table:table-cell office:value-type="float" office:value="194.221" calcext:value-type="float">
            <text:p>194,221</text:p>
          </table:table-cell>
        </table:table-row>
        <table:table-row table:style-name="ro1">
          <table:table-cell office:value-type="float" office:value="0.00760585" calcext:value-type="float">
            <text:p>0,00760585</text:p>
          </table:table-cell>
          <table:table-cell office:value-type="float" office:value="194.286" calcext:value-type="float">
            <text:p>194,286</text:p>
          </table:table-cell>
        </table:table-row>
        <table:table-row table:style-name="ro1">
          <table:table-cell office:value-type="float" office:value="0.00759907" calcext:value-type="float">
            <text:p>0,00759907</text:p>
          </table:table-cell>
          <table:table-cell office:value-type="float" office:value="194.361" calcext:value-type="float">
            <text:p>194,361</text:p>
          </table:table-cell>
        </table:table-row>
        <table:table-row table:style-name="ro1">
          <table:table-cell office:value-type="float" office:value="0.00760113" calcext:value-type="float">
            <text:p>0,00760113</text:p>
          </table:table-cell>
          <table:table-cell office:value-type="float" office:value="194.429" calcext:value-type="float">
            <text:p>194,429</text:p>
          </table:table-cell>
        </table:table-row>
        <table:table-row table:style-name="ro1">
          <table:table-cell office:value-type="float" office:value="0.00759827" calcext:value-type="float">
            <text:p>0,00759827</text:p>
          </table:table-cell>
          <table:table-cell office:value-type="float" office:value="194.493" calcext:value-type="float">
            <text:p>194,493</text:p>
          </table:table-cell>
        </table:table-row>
        <table:table-row table:style-name="ro1">
          <table:table-cell office:value-type="float" office:value="0.00759704" calcext:value-type="float">
            <text:p>0,00759704</text:p>
          </table:table-cell>
          <table:table-cell office:value-type="float" office:value="194.552" calcext:value-type="float">
            <text:p>194,552</text:p>
          </table:table-cell>
        </table:table-row>
        <table:table-row table:style-name="ro1">
          <table:table-cell office:value-type="float" office:value="0.00760181" calcext:value-type="float">
            <text:p>0,00760181</text:p>
          </table:table-cell>
          <table:table-cell office:value-type="float" office:value="194.613" calcext:value-type="float">
            <text:p>194,613</text:p>
          </table:table-cell>
        </table:table-row>
        <table:table-row table:style-name="ro1">
          <table:table-cell office:value-type="float" office:value="0.00759396" calcext:value-type="float">
            <text:p>0,00759396</text:p>
          </table:table-cell>
          <table:table-cell office:value-type="float" office:value="194.688" calcext:value-type="float">
            <text:p>194,688</text:p>
          </table:table-cell>
        </table:table-row>
        <table:table-row table:style-name="ro1">
          <table:table-cell office:value-type="float" office:value="0.00760947" calcext:value-type="float">
            <text:p>0,00760947</text:p>
          </table:table-cell>
          <table:table-cell office:value-type="float" office:value="194.76" calcext:value-type="float">
            <text:p>194,76</text:p>
          </table:table-cell>
        </table:table-row>
        <table:table-row table:style-name="ro1">
          <table:table-cell office:value-type="float" office:value="0.00760655" calcext:value-type="float">
            <text:p>0,00760655</text:p>
          </table:table-cell>
          <table:table-cell office:value-type="float" office:value="194.826" calcext:value-type="float">
            <text:p>194,826</text:p>
          </table:table-cell>
        </table:table-row>
        <table:table-row table:style-name="ro1">
          <table:table-cell office:value-type="float" office:value="0.00757562" calcext:value-type="float">
            <text:p>0,00757562</text:p>
          </table:table-cell>
          <table:table-cell office:value-type="float" office:value="194.878" calcext:value-type="float">
            <text:p>194,878</text:p>
          </table:table-cell>
        </table:table-row>
        <table:table-row table:style-name="ro1">
          <table:table-cell office:value-type="float" office:value="0.00760443" calcext:value-type="float">
            <text:p>0,00760443</text:p>
          </table:table-cell>
          <table:table-cell office:value-type="float" office:value="194.956" calcext:value-type="float">
            <text:p>194,956</text:p>
          </table:table-cell>
        </table:table-row>
        <table:table-row table:style-name="ro1">
          <table:table-cell office:value-type="float" office:value="0.00761197" calcext:value-type="float">
            <text:p>0,00761197</text:p>
          </table:table-cell>
          <table:table-cell office:value-type="float" office:value="195.023" calcext:value-type="float">
            <text:p>195,023</text:p>
          </table:table-cell>
        </table:table-row>
        <table:table-row table:style-name="ro1">
          <table:table-cell office:value-type="float" office:value="0.00760477" calcext:value-type="float">
            <text:p>0,00760477</text:p>
          </table:table-cell>
          <table:table-cell office:value-type="float" office:value="195.081" calcext:value-type="float">
            <text:p>195,081</text:p>
          </table:table-cell>
        </table:table-row>
        <table:table-row table:style-name="ro1">
          <table:table-cell office:value-type="float" office:value="0.00760687" calcext:value-type="float">
            <text:p>0,00760687</text:p>
          </table:table-cell>
          <table:table-cell office:value-type="float" office:value="195.185" calcext:value-type="float">
            <text:p>195,185</text:p>
          </table:table-cell>
        </table:table-row>
        <table:table-row table:style-name="ro1">
          <table:table-cell office:value-type="float" office:value="0.00759527" calcext:value-type="float">
            <text:p>0,00759527</text:p>
          </table:table-cell>
          <table:table-cell office:value-type="float" office:value="195.257" calcext:value-type="float">
            <text:p>195,257</text:p>
          </table:table-cell>
        </table:table-row>
        <table:table-row table:style-name="ro1">
          <table:table-cell office:value-type="float" office:value="0.00759683" calcext:value-type="float">
            <text:p>0,00759683</text:p>
          </table:table-cell>
          <table:table-cell office:value-type="float" office:value="195.307" calcext:value-type="float">
            <text:p>195,307</text:p>
          </table:table-cell>
        </table:table-row>
        <table:table-row table:style-name="ro1">
          <table:table-cell office:value-type="float" office:value="0.00759424" calcext:value-type="float">
            <text:p>0,00759424</text:p>
          </table:table-cell>
          <table:table-cell office:value-type="float" office:value="195.385" calcext:value-type="float">
            <text:p>195,385</text:p>
          </table:table-cell>
        </table:table-row>
        <table:table-row table:style-name="ro1">
          <table:table-cell office:value-type="float" office:value="0.00759106" calcext:value-type="float">
            <text:p>0,00759106</text:p>
          </table:table-cell>
          <table:table-cell office:value-type="float" office:value="195.478" calcext:value-type="float">
            <text:p>195,478</text:p>
          </table:table-cell>
        </table:table-row>
        <table:table-row table:style-name="ro1">
          <table:table-cell office:value-type="float" office:value="0.00760355" calcext:value-type="float">
            <text:p>0,00760355</text:p>
          </table:table-cell>
          <table:table-cell office:value-type="float" office:value="195.542" calcext:value-type="float">
            <text:p>195,542</text:p>
          </table:table-cell>
        </table:table-row>
        <table:table-row table:style-name="ro1">
          <table:table-cell office:value-type="float" office:value="0.00760473" calcext:value-type="float">
            <text:p>0,00760473</text:p>
          </table:table-cell>
          <table:table-cell office:value-type="float" office:value="195.617" calcext:value-type="float">
            <text:p>195,617</text:p>
          </table:table-cell>
        </table:table-row>
        <table:table-row table:style-name="ro1">
          <table:table-cell office:value-type="float" office:value="0.007605" calcext:value-type="float">
            <text:p>0,007605</text:p>
          </table:table-cell>
          <table:table-cell office:value-type="float" office:value="195.676" calcext:value-type="float">
            <text:p>195,676</text:p>
          </table:table-cell>
        </table:table-row>
        <table:table-row table:style-name="ro1">
          <table:table-cell office:value-type="float" office:value="0.00759145" calcext:value-type="float">
            <text:p>0,00759145</text:p>
          </table:table-cell>
          <table:table-cell office:value-type="float" office:value="195.756" calcext:value-type="float">
            <text:p>195,756</text:p>
          </table:table-cell>
        </table:table-row>
        <table:table-row table:style-name="ro1">
          <table:table-cell office:value-type="float" office:value="0.00759458" calcext:value-type="float">
            <text:p>0,00759458</text:p>
          </table:table-cell>
          <table:table-cell office:value-type="float" office:value="195.814" calcext:value-type="float">
            <text:p>195,814</text:p>
          </table:table-cell>
        </table:table-row>
        <table:table-row table:style-name="ro1">
          <table:table-cell office:value-type="float" office:value="0.00759176" calcext:value-type="float">
            <text:p>0,00759176</text:p>
          </table:table-cell>
          <table:table-cell office:value-type="float" office:value="195.877" calcext:value-type="float">
            <text:p>195,877</text:p>
          </table:table-cell>
        </table:table-row>
        <table:table-row table:style-name="ro1">
          <table:table-cell office:value-type="float" office:value="0.00759985" calcext:value-type="float">
            <text:p>0,00759985</text:p>
          </table:table-cell>
          <table:table-cell office:value-type="float" office:value="195.946" calcext:value-type="float">
            <text:p>195,946</text:p>
          </table:table-cell>
        </table:table-row>
        <table:table-row table:style-name="ro1">
          <table:table-cell office:value-type="float" office:value="0.00759081" calcext:value-type="float">
            <text:p>0,00759081</text:p>
          </table:table-cell>
          <table:table-cell office:value-type="float" office:value="196.025" calcext:value-type="float">
            <text:p>196,025</text:p>
          </table:table-cell>
        </table:table-row>
        <table:table-row table:style-name="ro1">
          <table:table-cell office:value-type="float" office:value="0.00760088" calcext:value-type="float">
            <text:p>0,00760088</text:p>
          </table:table-cell>
          <table:table-cell office:value-type="float" office:value="196.08" calcext:value-type="float">
            <text:p>196,08</text:p>
          </table:table-cell>
        </table:table-row>
        <table:table-row table:style-name="ro1">
          <table:table-cell office:value-type="float" office:value="0.0075851" calcext:value-type="float">
            <text:p>0,0075851</text:p>
          </table:table-cell>
          <table:table-cell office:value-type="float" office:value="196.154" calcext:value-type="float">
            <text:p>196,154</text:p>
          </table:table-cell>
        </table:table-row>
        <table:table-row table:style-name="ro1">
          <table:table-cell office:value-type="float" office:value="0.00761278" calcext:value-type="float">
            <text:p>0,00761278</text:p>
          </table:table-cell>
          <table:table-cell office:value-type="float" office:value="196.222" calcext:value-type="float">
            <text:p>196,222</text:p>
          </table:table-cell>
        </table:table-row>
        <table:table-row table:style-name="ro1">
          <table:table-cell office:value-type="float" office:value="0.00760554" calcext:value-type="float">
            <text:p>0,00760554</text:p>
          </table:table-cell>
          <table:table-cell office:value-type="float" office:value="196.273" calcext:value-type="float">
            <text:p>196,273</text:p>
          </table:table-cell>
        </table:table-row>
        <table:table-row table:style-name="ro1">
          <table:table-cell office:value-type="float" office:value="0.00760319" calcext:value-type="float">
            <text:p>0,00760319</text:p>
          </table:table-cell>
          <table:table-cell office:value-type="float" office:value="196.345" calcext:value-type="float">
            <text:p>196,345</text:p>
          </table:table-cell>
        </table:table-row>
        <table:table-row table:style-name="ro1">
          <table:table-cell office:value-type="float" office:value="0.00758417" calcext:value-type="float">
            <text:p>0,00758417</text:p>
          </table:table-cell>
          <table:table-cell office:value-type="float" office:value="196.418" calcext:value-type="float">
            <text:p>196,418</text:p>
          </table:table-cell>
        </table:table-row>
        <table:table-row table:style-name="ro1">
          <table:table-cell office:value-type="float" office:value="0.00760674" calcext:value-type="float">
            <text:p>0,00760674</text:p>
          </table:table-cell>
          <table:table-cell office:value-type="float" office:value="196.479" calcext:value-type="float">
            <text:p>196,479</text:p>
          </table:table-cell>
        </table:table-row>
        <table:table-row table:style-name="ro1">
          <table:table-cell office:value-type="float" office:value="0.00759243" calcext:value-type="float">
            <text:p>0,00759243</text:p>
          </table:table-cell>
          <table:table-cell office:value-type="float" office:value="196.547" calcext:value-type="float">
            <text:p>196,547</text:p>
          </table:table-cell>
        </table:table-row>
        <table:table-row table:style-name="ro1">
          <table:table-cell office:value-type="float" office:value="0.00760293" calcext:value-type="float">
            <text:p>0,00760293</text:p>
          </table:table-cell>
          <table:table-cell office:value-type="float" office:value="196.606" calcext:value-type="float">
            <text:p>196,606</text:p>
          </table:table-cell>
        </table:table-row>
        <table:table-row table:style-name="ro1">
          <table:table-cell office:value-type="float" office:value="0.00760914" calcext:value-type="float">
            <text:p>0,00760914</text:p>
          </table:table-cell>
          <table:table-cell office:value-type="float" office:value="196.68" calcext:value-type="float">
            <text:p>196,68</text:p>
          </table:table-cell>
        </table:table-row>
        <table:table-row table:style-name="ro1">
          <table:table-cell office:value-type="float" office:value="0.00759706" calcext:value-type="float">
            <text:p>0,00759706</text:p>
          </table:table-cell>
          <table:table-cell office:value-type="float" office:value="196.751" calcext:value-type="float">
            <text:p>196,751</text:p>
          </table:table-cell>
        </table:table-row>
        <table:table-row table:style-name="ro1">
          <table:table-cell office:value-type="float" office:value="0.007598" calcext:value-type="float">
            <text:p>0,007598</text:p>
          </table:table-cell>
          <table:table-cell office:value-type="float" office:value="196.809" calcext:value-type="float">
            <text:p>196,809</text:p>
          </table:table-cell>
        </table:table-row>
        <table:table-row table:style-name="ro1">
          <table:table-cell office:value-type="float" office:value="0.00761655" calcext:value-type="float">
            <text:p>0,00761655</text:p>
          </table:table-cell>
          <table:table-cell office:value-type="float" office:value="196.87" calcext:value-type="float">
            <text:p>196,87</text:p>
          </table:table-cell>
        </table:table-row>
        <table:table-row table:style-name="ro1">
          <table:table-cell office:value-type="float" office:value="0.00760001" calcext:value-type="float">
            <text:p>0,00760001</text:p>
          </table:table-cell>
          <table:table-cell office:value-type="float" office:value="196.938" calcext:value-type="float">
            <text:p>196,938</text:p>
          </table:table-cell>
        </table:table-row>
        <table:table-row table:style-name="ro1">
          <table:table-cell office:value-type="float" office:value="0.00760553" calcext:value-type="float">
            <text:p>0,00760553</text:p>
          </table:table-cell>
          <table:table-cell office:value-type="float" office:value="197.007" calcext:value-type="float">
            <text:p>197,007</text:p>
          </table:table-cell>
        </table:table-row>
        <table:table-row table:style-name="ro1">
          <table:table-cell office:value-type="float" office:value="0.00758442" calcext:value-type="float">
            <text:p>0,00758442</text:p>
          </table:table-cell>
          <table:table-cell office:value-type="float" office:value="197.079" calcext:value-type="float">
            <text:p>197,079</text:p>
          </table:table-cell>
        </table:table-row>
        <table:table-row table:style-name="ro1">
          <table:table-cell office:value-type="float" office:value="0.00759283" calcext:value-type="float">
            <text:p>0,00759283</text:p>
          </table:table-cell>
          <table:table-cell office:value-type="float" office:value="197.142" calcext:value-type="float">
            <text:p>197,142</text:p>
          </table:table-cell>
        </table:table-row>
        <table:table-row table:style-name="ro1">
          <table:table-cell office:value-type="float" office:value="0.00759219" calcext:value-type="float">
            <text:p>0,00759219</text:p>
          </table:table-cell>
          <table:table-cell office:value-type="float" office:value="197.209" calcext:value-type="float">
            <text:p>197,209</text:p>
          </table:table-cell>
        </table:table-row>
        <table:table-row table:style-name="ro1">
          <table:table-cell office:value-type="float" office:value="0.00759199" calcext:value-type="float">
            <text:p>0,00759199</text:p>
          </table:table-cell>
          <table:table-cell office:value-type="float" office:value="197.27" calcext:value-type="float">
            <text:p>197,27</text:p>
          </table:table-cell>
        </table:table-row>
        <table:table-row table:style-name="ro1">
          <table:table-cell office:value-type="float" office:value="0.00760283" calcext:value-type="float">
            <text:p>0,00760283</text:p>
          </table:table-cell>
          <table:table-cell office:value-type="float" office:value="197.339" calcext:value-type="float">
            <text:p>197,339</text:p>
          </table:table-cell>
        </table:table-row>
        <table:table-row table:style-name="ro1">
          <table:table-cell office:value-type="float" office:value="0.00760526" calcext:value-type="float">
            <text:p>0,00760526</text:p>
          </table:table-cell>
          <table:table-cell office:value-type="float" office:value="197.414" calcext:value-type="float">
            <text:p>197,414</text:p>
          </table:table-cell>
        </table:table-row>
        <table:table-row table:style-name="ro1">
          <table:table-cell office:value-type="float" office:value="0.007582" calcext:value-type="float">
            <text:p>0,007582</text:p>
          </table:table-cell>
          <table:table-cell office:value-type="float" office:value="197.467" calcext:value-type="float">
            <text:p>197,467</text:p>
          </table:table-cell>
        </table:table-row>
        <table:table-row table:style-name="ro1">
          <table:table-cell office:value-type="float" office:value="0.00758459" calcext:value-type="float">
            <text:p>0,00758459</text:p>
          </table:table-cell>
          <table:table-cell office:value-type="float" office:value="197.537" calcext:value-type="float">
            <text:p>197,537</text:p>
          </table:table-cell>
        </table:table-row>
        <table:table-row table:style-name="ro1">
          <table:table-cell office:value-type="float" office:value="0.00760829" calcext:value-type="float">
            <text:p>0,00760829</text:p>
          </table:table-cell>
          <table:table-cell office:value-type="float" office:value="197.603" calcext:value-type="float">
            <text:p>197,603</text:p>
          </table:table-cell>
        </table:table-row>
        <table:table-row table:style-name="ro1">
          <table:table-cell office:value-type="float" office:value="0.00760727" calcext:value-type="float">
            <text:p>0,00760727</text:p>
          </table:table-cell>
          <table:table-cell office:value-type="float" office:value="197.67" calcext:value-type="float">
            <text:p>197,67</text:p>
          </table:table-cell>
        </table:table-row>
        <table:table-row table:style-name="ro1">
          <table:table-cell office:value-type="float" office:value="0.00760406" calcext:value-type="float">
            <text:p>0,00760406</text:p>
          </table:table-cell>
          <table:table-cell office:value-type="float" office:value="197.746" calcext:value-type="float">
            <text:p>197,746</text:p>
          </table:table-cell>
        </table:table-row>
        <table:table-row table:style-name="ro1">
          <table:table-cell office:value-type="float" office:value="0.00761217" calcext:value-type="float">
            <text:p>0,00761217</text:p>
          </table:table-cell>
          <table:table-cell office:value-type="float" office:value="197.809" calcext:value-type="float">
            <text:p>197,809</text:p>
          </table:table-cell>
        </table:table-row>
        <table:table-row table:style-name="ro1">
          <table:table-cell office:value-type="float" office:value="0.00763009" calcext:value-type="float">
            <text:p>0,00763009</text:p>
          </table:table-cell>
          <table:table-cell office:value-type="float" office:value="197.871" calcext:value-type="float">
            <text:p>197,871</text:p>
          </table:table-cell>
        </table:table-row>
        <table:table-row table:style-name="ro1">
          <table:table-cell office:value-type="float" office:value="0.00760048" calcext:value-type="float">
            <text:p>0,00760048</text:p>
          </table:table-cell>
          <table:table-cell office:value-type="float" office:value="197.937" calcext:value-type="float">
            <text:p>197,937</text:p>
          </table:table-cell>
        </table:table-row>
        <table:table-row table:style-name="ro1">
          <table:table-cell office:value-type="float" office:value="0.00759681" calcext:value-type="float">
            <text:p>0,00759681</text:p>
          </table:table-cell>
          <table:table-cell office:value-type="float" office:value="198.004" calcext:value-type="float">
            <text:p>198,004</text:p>
          </table:table-cell>
        </table:table-row>
        <table:table-row table:style-name="ro1">
          <table:table-cell office:value-type="float" office:value="0.00759852" calcext:value-type="float">
            <text:p>0,00759852</text:p>
          </table:table-cell>
          <table:table-cell office:value-type="float" office:value="198.082" calcext:value-type="float">
            <text:p>198,082</text:p>
          </table:table-cell>
        </table:table-row>
        <table:table-row table:style-name="ro1">
          <table:table-cell office:value-type="float" office:value="0.00760607" calcext:value-type="float">
            <text:p>0,00760607</text:p>
          </table:table-cell>
          <table:table-cell office:value-type="float" office:value="198.134" calcext:value-type="float">
            <text:p>198,134</text:p>
          </table:table-cell>
        </table:table-row>
        <table:table-row table:style-name="ro1">
          <table:table-cell office:value-type="float" office:value="0.00758587" calcext:value-type="float">
            <text:p>0,00758587</text:p>
          </table:table-cell>
          <table:table-cell office:value-type="float" office:value="198.203" calcext:value-type="float">
            <text:p>198,203</text:p>
          </table:table-cell>
        </table:table-row>
        <table:table-row table:style-name="ro1">
          <table:table-cell office:value-type="float" office:value="0.00759728" calcext:value-type="float">
            <text:p>0,00759728</text:p>
          </table:table-cell>
          <table:table-cell office:value-type="float" office:value="198.268" calcext:value-type="float">
            <text:p>198,268</text:p>
          </table:table-cell>
        </table:table-row>
        <table:table-row table:style-name="ro1">
          <table:table-cell office:value-type="float" office:value="0.00761033" calcext:value-type="float">
            <text:p>0,00761033</text:p>
          </table:table-cell>
          <table:table-cell office:value-type="float" office:value="198.334" calcext:value-type="float">
            <text:p>198,334</text:p>
          </table:table-cell>
        </table:table-row>
        <table:table-row table:style-name="ro1">
          <table:table-cell office:value-type="float" office:value="0.0076055" calcext:value-type="float">
            <text:p>0,0076055</text:p>
          </table:table-cell>
          <table:table-cell office:value-type="float" office:value="198.409" calcext:value-type="float">
            <text:p>198,409</text:p>
          </table:table-cell>
        </table:table-row>
        <table:table-row table:style-name="ro1">
          <table:table-cell office:value-type="float" office:value="0.00761454" calcext:value-type="float">
            <text:p>0,00761454</text:p>
          </table:table-cell>
          <table:table-cell office:value-type="float" office:value="198.504" calcext:value-type="float">
            <text:p>198,504</text:p>
          </table:table-cell>
        </table:table-row>
        <table:table-row table:style-name="ro1">
          <table:table-cell office:value-type="float" office:value="0.00760605" calcext:value-type="float">
            <text:p>0,00760605</text:p>
          </table:table-cell>
          <table:table-cell office:value-type="float" office:value="198.565" calcext:value-type="float">
            <text:p>198,565</text:p>
          </table:table-cell>
        </table:table-row>
        <table:table-row table:style-name="ro1">
          <table:table-cell office:value-type="float" office:value="0.00760857" calcext:value-type="float">
            <text:p>0,00760857</text:p>
          </table:table-cell>
          <table:table-cell office:value-type="float" office:value="198.633" calcext:value-type="float">
            <text:p>198,633</text:p>
          </table:table-cell>
        </table:table-row>
        <table:table-row table:style-name="ro1">
          <table:table-cell office:value-type="float" office:value="0.00760687" calcext:value-type="float">
            <text:p>0,00760687</text:p>
          </table:table-cell>
          <table:table-cell office:value-type="float" office:value="198.695" calcext:value-type="float">
            <text:p>198,695</text:p>
          </table:table-cell>
        </table:table-row>
        <table:table-row table:style-name="ro1">
          <table:table-cell office:value-type="float" office:value="0.00761887" calcext:value-type="float">
            <text:p>0,00761887</text:p>
          </table:table-cell>
          <table:table-cell office:value-type="float" office:value="198.762" calcext:value-type="float">
            <text:p>198,762</text:p>
          </table:table-cell>
        </table:table-row>
        <table:table-row table:style-name="ro1">
          <table:table-cell office:value-type="float" office:value="0.00759929" calcext:value-type="float">
            <text:p>0,00759929</text:p>
          </table:table-cell>
          <table:table-cell office:value-type="float" office:value="198.831" calcext:value-type="float">
            <text:p>198,831</text:p>
          </table:table-cell>
        </table:table-row>
        <table:table-row table:style-name="ro1">
          <table:table-cell office:value-type="float" office:value="0.00760827" calcext:value-type="float">
            <text:p>0,00760827</text:p>
          </table:table-cell>
          <table:table-cell office:value-type="float" office:value="198.897" calcext:value-type="float">
            <text:p>198,897</text:p>
          </table:table-cell>
        </table:table-row>
        <table:table-row table:style-name="ro1">
          <table:table-cell office:value-type="float" office:value="0.00760516" calcext:value-type="float">
            <text:p>0,00760516</text:p>
          </table:table-cell>
          <table:table-cell office:value-type="float" office:value="198.965" calcext:value-type="float">
            <text:p>198,965</text:p>
          </table:table-cell>
        </table:table-row>
        <table:table-row table:style-name="ro1">
          <table:table-cell office:value-type="float" office:value="0.00758412" calcext:value-type="float">
            <text:p>0,00758412</text:p>
          </table:table-cell>
          <table:table-cell office:value-type="float" office:value="199.033" calcext:value-type="float">
            <text:p>199,033</text:p>
          </table:table-cell>
        </table:table-row>
        <table:table-row table:style-name="ro1">
          <table:table-cell office:value-type="float" office:value="0.00760738" calcext:value-type="float">
            <text:p>0,00760738</text:p>
          </table:table-cell>
          <table:table-cell office:value-type="float" office:value="199.094" calcext:value-type="float">
            <text:p>199,094</text:p>
          </table:table-cell>
        </table:table-row>
        <table:table-row table:style-name="ro1">
          <table:table-cell office:value-type="float" office:value="0.00760347" calcext:value-type="float">
            <text:p>0,00760347</text:p>
          </table:table-cell>
          <table:table-cell office:value-type="float" office:value="199.163" calcext:value-type="float">
            <text:p>199,163</text:p>
          </table:table-cell>
        </table:table-row>
        <table:table-row table:style-name="ro1">
          <table:table-cell office:value-type="float" office:value="0.0076032" calcext:value-type="float">
            <text:p>0,0076032</text:p>
          </table:table-cell>
          <table:table-cell office:value-type="float" office:value="199.231" calcext:value-type="float">
            <text:p>199,231</text:p>
          </table:table-cell>
        </table:table-row>
        <table:table-row table:style-name="ro1">
          <table:table-cell office:value-type="float" office:value="0.00760472" calcext:value-type="float">
            <text:p>0,00760472</text:p>
          </table:table-cell>
          <table:table-cell office:value-type="float" office:value="199.297" calcext:value-type="float">
            <text:p>199,297</text:p>
          </table:table-cell>
        </table:table-row>
        <table:table-row table:style-name="ro1">
          <table:table-cell office:value-type="float" office:value="0.00759941" calcext:value-type="float">
            <text:p>0,00759941</text:p>
          </table:table-cell>
          <table:table-cell office:value-type="float" office:value="199.367" calcext:value-type="float">
            <text:p>199,367</text:p>
          </table:table-cell>
        </table:table-row>
        <table:table-row table:style-name="ro1">
          <table:table-cell office:value-type="float" office:value="0.00758323" calcext:value-type="float">
            <text:p>0,00758323</text:p>
          </table:table-cell>
          <table:table-cell office:value-type="float" office:value="199.442" calcext:value-type="float">
            <text:p>199,442</text:p>
          </table:table-cell>
        </table:table-row>
        <table:table-row table:style-name="ro1">
          <table:table-cell office:value-type="float" office:value="0.00760061" calcext:value-type="float">
            <text:p>0,00760061</text:p>
          </table:table-cell>
          <table:table-cell office:value-type="float" office:value="199.498" calcext:value-type="float">
            <text:p>199,498</text:p>
          </table:table-cell>
        </table:table-row>
        <table:table-row table:style-name="ro1">
          <table:table-cell office:value-type="float" office:value="0.0075973" calcext:value-type="float">
            <text:p>0,0075973</text:p>
          </table:table-cell>
          <table:table-cell office:value-type="float" office:value="199.565" calcext:value-type="float">
            <text:p>199,565</text:p>
          </table:table-cell>
        </table:table-row>
        <table:table-row table:style-name="ro1">
          <table:table-cell office:value-type="float" office:value="0.00759167" calcext:value-type="float">
            <text:p>0,00759167</text:p>
          </table:table-cell>
          <table:table-cell office:value-type="float" office:value="199.638" calcext:value-type="float">
            <text:p>199,638</text:p>
          </table:table-cell>
        </table:table-row>
        <table:table-row table:style-name="ro1">
          <table:table-cell office:value-type="float" office:value="0.00758512" calcext:value-type="float">
            <text:p>0,00758512</text:p>
          </table:table-cell>
          <table:table-cell office:value-type="float" office:value="199.701" calcext:value-type="float">
            <text:p>199,701</text:p>
          </table:table-cell>
        </table:table-row>
        <table:table-row table:style-name="ro1">
          <table:table-cell office:value-type="float" office:value="0.00759636" calcext:value-type="float">
            <text:p>0,00759636</text:p>
          </table:table-cell>
          <table:table-cell office:value-type="float" office:value="199.77" calcext:value-type="float">
            <text:p>199,77</text:p>
          </table:table-cell>
        </table:table-row>
        <table:table-row table:style-name="ro1">
          <table:table-cell office:value-type="float" office:value="0.00758764" calcext:value-type="float">
            <text:p>0,00758764</text:p>
          </table:table-cell>
          <table:table-cell office:value-type="float" office:value="199.829" calcext:value-type="float">
            <text:p>199,829</text:p>
          </table:table-cell>
        </table:table-row>
        <table:table-row table:style-name="ro1">
          <table:table-cell office:value-type="float" office:value="0.00760075" calcext:value-type="float">
            <text:p>0,00760075</text:p>
          </table:table-cell>
          <table:table-cell office:value-type="float" office:value="199.9" calcext:value-type="float">
            <text:p>199,9</text:p>
          </table:table-cell>
        </table:table-row>
        <table:table-row table:style-name="ro1">
          <table:table-cell office:value-type="float" office:value="0.00760545" calcext:value-type="float">
            <text:p>0,00760545</text:p>
          </table:table-cell>
          <table:table-cell office:value-type="float" office:value="199.968" calcext:value-type="float">
            <text:p>199,968</text:p>
          </table:table-cell>
        </table:table-row>
        <table:table-row table:style-name="ro1">
          <table:table-cell office:value-type="float" office:value="0.00760835" calcext:value-type="float">
            <text:p>0,00760835</text:p>
          </table:table-cell>
          <table:table-cell office:value-type="float" office:value="200.035" calcext:value-type="float">
            <text:p>200,035</text:p>
          </table:table-cell>
        </table:table-row>
        <table:table-row table:style-name="ro1">
          <table:table-cell office:value-type="float" office:value="0.00758694" calcext:value-type="float">
            <text:p>0,00758694</text:p>
          </table:table-cell>
          <table:table-cell office:value-type="float" office:value="200.1" calcext:value-type="float">
            <text:p>200,1</text:p>
          </table:table-cell>
        </table:table-row>
        <table:table-row table:style-name="ro1">
          <table:table-cell office:value-type="float" office:value="0.00760636" calcext:value-type="float">
            <text:p>0,00760636</text:p>
          </table:table-cell>
          <table:table-cell office:value-type="float" office:value="200.167" calcext:value-type="float">
            <text:p>200,167</text:p>
          </table:table-cell>
        </table:table-row>
        <table:table-row table:style-name="ro1">
          <table:table-cell office:value-type="float" office:value="0.00760932" calcext:value-type="float">
            <text:p>0,00760932</text:p>
          </table:table-cell>
          <table:table-cell office:value-type="float" office:value="200.232" calcext:value-type="float">
            <text:p>200,232</text:p>
          </table:table-cell>
        </table:table-row>
        <table:table-row table:style-name="ro1">
          <table:table-cell office:value-type="float" office:value="0.00761748" calcext:value-type="float">
            <text:p>0,00761748</text:p>
          </table:table-cell>
          <table:table-cell office:value-type="float" office:value="200.301" calcext:value-type="float">
            <text:p>200,301</text:p>
          </table:table-cell>
        </table:table-row>
        <table:table-row table:style-name="ro1">
          <table:table-cell office:value-type="float" office:value="0.00760223" calcext:value-type="float">
            <text:p>0,00760223</text:p>
          </table:table-cell>
          <table:table-cell office:value-type="float" office:value="200.369" calcext:value-type="float">
            <text:p>200,369</text:p>
          </table:table-cell>
        </table:table-row>
        <table:table-row table:style-name="ro1">
          <table:table-cell office:value-type="float" office:value="0.00759246" calcext:value-type="float">
            <text:p>0,00759246</text:p>
          </table:table-cell>
          <table:table-cell office:value-type="float" office:value="200.436" calcext:value-type="float">
            <text:p>200,436</text:p>
          </table:table-cell>
        </table:table-row>
        <table:table-row table:style-name="ro1">
          <table:table-cell office:value-type="float" office:value="0.00757786" calcext:value-type="float">
            <text:p>0,00757786</text:p>
          </table:table-cell>
          <table:table-cell office:value-type="float" office:value="200.51" calcext:value-type="float">
            <text:p>200,51</text:p>
          </table:table-cell>
        </table:table-row>
        <table:table-row table:style-name="ro1">
          <table:table-cell office:value-type="float" office:value="0.0075981" calcext:value-type="float">
            <text:p>0,0075981</text:p>
          </table:table-cell>
          <table:table-cell office:value-type="float" office:value="200.567" calcext:value-type="float">
            <text:p>200,567</text:p>
          </table:table-cell>
        </table:table-row>
        <table:table-row table:style-name="ro1">
          <table:table-cell office:value-type="float" office:value="0.00758923" calcext:value-type="float">
            <text:p>0,00758923</text:p>
          </table:table-cell>
          <table:table-cell office:value-type="float" office:value="200.637" calcext:value-type="float">
            <text:p>200,637</text:p>
          </table:table-cell>
        </table:table-row>
        <table:table-row table:style-name="ro1">
          <table:table-cell office:value-type="float" office:value="0.00759051" calcext:value-type="float">
            <text:p>0,00759051</text:p>
          </table:table-cell>
          <table:table-cell office:value-type="float" office:value="200.702" calcext:value-type="float">
            <text:p>200,702</text:p>
          </table:table-cell>
        </table:table-row>
        <table:table-row table:style-name="ro1">
          <table:table-cell office:value-type="float" office:value="0.00758013" calcext:value-type="float">
            <text:p>0,00758013</text:p>
          </table:table-cell>
          <table:table-cell office:value-type="float" office:value="200.767" calcext:value-type="float">
            <text:p>200,767</text:p>
          </table:table-cell>
        </table:table-row>
        <table:table-row table:style-name="ro1">
          <table:table-cell office:value-type="float" office:value="0.00760964" calcext:value-type="float">
            <text:p>0,00760964</text:p>
          </table:table-cell>
          <table:table-cell office:value-type="float" office:value="200.838" calcext:value-type="float">
            <text:p>200,838</text:p>
          </table:table-cell>
        </table:table-row>
        <table:table-row table:style-name="ro1">
          <table:table-cell office:value-type="float" office:value="0.00761714" calcext:value-type="float">
            <text:p>0,00761714</text:p>
          </table:table-cell>
          <table:table-cell office:value-type="float" office:value="200.91" calcext:value-type="float">
            <text:p>200,91</text:p>
          </table:table-cell>
        </table:table-row>
        <table:table-row table:style-name="ro1">
          <table:table-cell office:value-type="float" office:value="0.00760939" calcext:value-type="float">
            <text:p>0,00760939</text:p>
          </table:table-cell>
          <table:table-cell office:value-type="float" office:value="200.964" calcext:value-type="float">
            <text:p>200,964</text:p>
          </table:table-cell>
        </table:table-row>
        <table:table-row table:style-name="ro1">
          <table:table-cell office:value-type="float" office:value="0.00759739" calcext:value-type="float">
            <text:p>0,00759739</text:p>
          </table:table-cell>
          <table:table-cell office:value-type="float" office:value="201.034" calcext:value-type="float">
            <text:p>201,034</text:p>
          </table:table-cell>
        </table:table-row>
        <table:table-row table:style-name="ro1">
          <table:table-cell office:value-type="float" office:value="0.00759296" calcext:value-type="float">
            <text:p>0,00759296</text:p>
          </table:table-cell>
          <table:table-cell office:value-type="float" office:value="201.105" calcext:value-type="float">
            <text:p>201,105</text:p>
          </table:table-cell>
        </table:table-row>
        <table:table-row table:style-name="ro1">
          <table:table-cell office:value-type="float" office:value="0.00758735" calcext:value-type="float">
            <text:p>0,00758735</text:p>
          </table:table-cell>
          <table:table-cell office:value-type="float" office:value="201.173" calcext:value-type="float">
            <text:p>201,173</text:p>
          </table:table-cell>
        </table:table-row>
        <table:table-row table:style-name="ro1">
          <table:table-cell office:value-type="float" office:value="0.00758598" calcext:value-type="float">
            <text:p>0,00758598</text:p>
          </table:table-cell>
          <table:table-cell office:value-type="float" office:value="201.241" calcext:value-type="float">
            <text:p>201,241</text:p>
          </table:table-cell>
        </table:table-row>
        <table:table-row table:style-name="ro1">
          <table:table-cell office:value-type="float" office:value="0.00758733" calcext:value-type="float">
            <text:p>0,00758733</text:p>
          </table:table-cell>
          <table:table-cell office:value-type="float" office:value="201.299" calcext:value-type="float">
            <text:p>201,299</text:p>
          </table:table-cell>
        </table:table-row>
        <table:table-row table:style-name="ro1">
          <table:table-cell office:value-type="float" office:value="0.00756962" calcext:value-type="float">
            <text:p>0,00756962</text:p>
          </table:table-cell>
          <table:table-cell office:value-type="float" office:value="201.369" calcext:value-type="float">
            <text:p>201,369</text:p>
          </table:table-cell>
        </table:table-row>
        <table:table-row table:style-name="ro1">
          <table:table-cell office:value-type="float" office:value="0.00760454" calcext:value-type="float">
            <text:p>0,00760454</text:p>
          </table:table-cell>
          <table:table-cell office:value-type="float" office:value="201.466" calcext:value-type="float">
            <text:p>201,466</text:p>
          </table:table-cell>
        </table:table-row>
        <table:table-row table:style-name="ro1">
          <table:table-cell office:value-type="float" office:value="0.00759976" calcext:value-type="float">
            <text:p>0,00759976</text:p>
          </table:table-cell>
          <table:table-cell office:value-type="float" office:value="201.536" calcext:value-type="float">
            <text:p>201,536</text:p>
          </table:table-cell>
        </table:table-row>
        <table:table-row table:style-name="ro1">
          <table:table-cell office:value-type="float" office:value="0.00759468" calcext:value-type="float">
            <text:p>0,00759468</text:p>
          </table:table-cell>
          <table:table-cell office:value-type="float" office:value="201.6" calcext:value-type="float">
            <text:p>201,6</text:p>
          </table:table-cell>
        </table:table-row>
        <table:table-row table:style-name="ro1">
          <table:table-cell office:value-type="float" office:value="0.00758331" calcext:value-type="float">
            <text:p>0,00758331</text:p>
          </table:table-cell>
          <table:table-cell office:value-type="float" office:value="201.668" calcext:value-type="float">
            <text:p>201,668</text:p>
          </table:table-cell>
        </table:table-row>
        <table:table-row table:style-name="ro1">
          <table:table-cell office:value-type="float" office:value="0.0076186" calcext:value-type="float">
            <text:p>0,0076186</text:p>
          </table:table-cell>
          <table:table-cell office:value-type="float" office:value="201.737" calcext:value-type="float">
            <text:p>201,737</text:p>
          </table:table-cell>
        </table:table-row>
        <table:table-row table:style-name="ro1">
          <table:table-cell office:value-type="float" office:value="0.00759775" calcext:value-type="float">
            <text:p>0,00759775</text:p>
          </table:table-cell>
          <table:table-cell office:value-type="float" office:value="201.797" calcext:value-type="float">
            <text:p>201,797</text:p>
          </table:table-cell>
        </table:table-row>
        <table:table-row table:style-name="ro1">
          <table:table-cell office:value-type="float" office:value="0.0075882" calcext:value-type="float">
            <text:p>0,0075882</text:p>
          </table:table-cell>
          <table:table-cell office:value-type="float" office:value="201.866" calcext:value-type="float">
            <text:p>201,866</text:p>
          </table:table-cell>
        </table:table-row>
        <table:table-row table:style-name="ro1">
          <table:table-cell office:value-type="float" office:value="0.00760918" calcext:value-type="float">
            <text:p>0,00760918</text:p>
          </table:table-cell>
          <table:table-cell office:value-type="float" office:value="201.935" calcext:value-type="float">
            <text:p>201,935</text:p>
          </table:table-cell>
        </table:table-row>
        <table:table-row table:style-name="ro1">
          <table:table-cell office:value-type="float" office:value="0.00759558" calcext:value-type="float">
            <text:p>0,0075955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00759767" calcext:value-type="float">
            <text:p>0,00759767</text:p>
          </table:table-cell>
          <table:table-cell office:value-type="float" office:value="202.067" calcext:value-type="float">
            <text:p>202,067</text:p>
          </table:table-cell>
        </table:table-row>
        <table:table-row table:style-name="ro1">
          <table:table-cell office:value-type="float" office:value="0.00758595" calcext:value-type="float">
            <text:p>0,00758595</text:p>
          </table:table-cell>
          <table:table-cell office:value-type="float" office:value="202.134" calcext:value-type="float">
            <text:p>202,134</text:p>
          </table:table-cell>
        </table:table-row>
        <table:table-row table:style-name="ro1">
          <table:table-cell office:value-type="float" office:value="0.00758867" calcext:value-type="float">
            <text:p>0,00758867</text:p>
          </table:table-cell>
          <table:table-cell office:value-type="float" office:value="202.205" calcext:value-type="float">
            <text:p>202,205</text:p>
          </table:table-cell>
        </table:table-row>
        <table:table-row table:style-name="ro1">
          <table:table-cell office:value-type="float" office:value="0.00758985" calcext:value-type="float">
            <text:p>0,00758985</text:p>
          </table:table-cell>
          <table:table-cell office:value-type="float" office:value="202.261" calcext:value-type="float">
            <text:p>202,261</text:p>
          </table:table-cell>
        </table:table-row>
        <table:table-row table:style-name="ro1">
          <table:table-cell office:value-type="float" office:value="0.00757827" calcext:value-type="float">
            <text:p>0,00757827</text:p>
          </table:table-cell>
          <table:table-cell office:value-type="float" office:value="202.33" calcext:value-type="float">
            <text:p>202,33</text:p>
          </table:table-cell>
        </table:table-row>
        <table:table-row table:style-name="ro1">
          <table:table-cell office:value-type="float" office:value="0.00759578" calcext:value-type="float">
            <text:p>0,00759578</text:p>
          </table:table-cell>
          <table:table-cell office:value-type="float" office:value="202.399" calcext:value-type="float">
            <text:p>202,399</text:p>
          </table:table-cell>
        </table:table-row>
        <table:table-row table:style-name="ro1">
          <table:table-cell office:value-type="float" office:value="0.00759405" calcext:value-type="float">
            <text:p>0,00759405</text:p>
          </table:table-cell>
          <table:table-cell office:value-type="float" office:value="202.467" calcext:value-type="float">
            <text:p>202,467</text:p>
          </table:table-cell>
        </table:table-row>
        <table:table-row table:style-name="ro1">
          <table:table-cell office:value-type="float" office:value="0.00760422" calcext:value-type="float">
            <text:p>0,00760422</text:p>
          </table:table-cell>
          <table:table-cell office:value-type="float" office:value="202.538" calcext:value-type="float">
            <text:p>202,538</text:p>
          </table:table-cell>
        </table:table-row>
        <table:table-row table:style-name="ro1">
          <table:table-cell office:value-type="float" office:value="0.00761727" calcext:value-type="float">
            <text:p>0,00761727</text:p>
          </table:table-cell>
          <table:table-cell office:value-type="float" office:value="202.605" calcext:value-type="float">
            <text:p>202,605</text:p>
          </table:table-cell>
        </table:table-row>
        <table:table-row table:style-name="ro1">
          <table:table-cell office:value-type="float" office:value="0.00760244" calcext:value-type="float">
            <text:p>0,00760244</text:p>
          </table:table-cell>
          <table:table-cell office:value-type="float" office:value="202.669" calcext:value-type="float">
            <text:p>202,669</text:p>
          </table:table-cell>
        </table:table-row>
        <table:table-row table:style-name="ro1">
          <table:table-cell office:value-type="float" office:value="0.00760637" calcext:value-type="float">
            <text:p>0,00760637</text:p>
          </table:table-cell>
          <table:table-cell office:value-type="float" office:value="202.729" calcext:value-type="float">
            <text:p>202,729</text:p>
          </table:table-cell>
        </table:table-row>
        <table:table-row table:style-name="ro1">
          <table:table-cell office:value-type="float" office:value="0.0076151" calcext:value-type="float">
            <text:p>0,0076151</text:p>
          </table:table-cell>
          <table:table-cell office:value-type="float" office:value="202.793" calcext:value-type="float">
            <text:p>202,793</text:p>
          </table:table-cell>
        </table:table-row>
        <table:table-row table:style-name="ro1">
          <table:table-cell office:value-type="float" office:value="0.00762182" calcext:value-type="float">
            <text:p>0,00762182</text:p>
          </table:table-cell>
          <table:table-cell office:value-type="float" office:value="202.864" calcext:value-type="float">
            <text:p>202,864</text:p>
          </table:table-cell>
        </table:table-row>
        <table:table-row table:style-name="ro1">
          <table:table-cell office:value-type="float" office:value="0.00760368" calcext:value-type="float">
            <text:p>0,00760368</text:p>
          </table:table-cell>
          <table:table-cell office:value-type="float" office:value="202.929" calcext:value-type="float">
            <text:p>202,929</text:p>
          </table:table-cell>
        </table:table-row>
        <table:table-row table:style-name="ro1">
          <table:table-cell office:value-type="float" office:value="0.00760197" calcext:value-type="float">
            <text:p>0,00760197</text:p>
          </table:table-cell>
          <table:table-cell office:value-type="float" office:value="202.994" calcext:value-type="float">
            <text:p>202,994</text:p>
          </table:table-cell>
        </table:table-row>
        <table:table-row table:style-name="ro1">
          <table:table-cell office:value-type="float" office:value="0.00761032" calcext:value-type="float">
            <text:p>0,00761032</text:p>
          </table:table-cell>
          <table:table-cell office:value-type="float" office:value="203.065" calcext:value-type="float">
            <text:p>203,065</text:p>
          </table:table-cell>
        </table:table-row>
        <table:table-row table:style-name="ro1">
          <table:table-cell office:value-type="float" office:value="0.00762607" calcext:value-type="float">
            <text:p>0,00762607</text:p>
          </table:table-cell>
          <table:table-cell office:value-type="float" office:value="203.13" calcext:value-type="float">
            <text:p>203,13</text:p>
          </table:table-cell>
        </table:table-row>
        <table:table-row table:style-name="ro1">
          <table:table-cell office:value-type="float" office:value="0.00762365" calcext:value-type="float">
            <text:p>0,00762365</text:p>
          </table:table-cell>
          <table:table-cell office:value-type="float" office:value="203.194" calcext:value-type="float">
            <text:p>203,194</text:p>
          </table:table-cell>
        </table:table-row>
        <table:table-row table:style-name="ro1">
          <table:table-cell office:value-type="float" office:value="0.00761638" calcext:value-type="float">
            <text:p>0,00761638</text:p>
          </table:table-cell>
          <table:table-cell office:value-type="float" office:value="203.263" calcext:value-type="float">
            <text:p>203,263</text:p>
          </table:table-cell>
        </table:table-row>
        <table:table-row table:style-name="ro1">
          <table:table-cell office:value-type="float" office:value="0.0076084" calcext:value-type="float">
            <text:p>0,0076084</text:p>
          </table:table-cell>
          <table:table-cell office:value-type="float" office:value="203.328" calcext:value-type="float">
            <text:p>203,328</text:p>
          </table:table-cell>
        </table:table-row>
        <table:table-row table:style-name="ro1">
          <table:table-cell office:value-type="float" office:value="0.00761403" calcext:value-type="float">
            <text:p>0,00761403</text:p>
          </table:table-cell>
          <table:table-cell office:value-type="float" office:value="203.399" calcext:value-type="float">
            <text:p>203,399</text:p>
          </table:table-cell>
        </table:table-row>
        <table:table-row table:style-name="ro1">
          <table:table-cell office:value-type="float" office:value="0.00759537" calcext:value-type="float">
            <text:p>0,00759537</text:p>
          </table:table-cell>
          <table:table-cell office:value-type="float" office:value="203.463" calcext:value-type="float">
            <text:p>203,463</text:p>
          </table:table-cell>
        </table:table-row>
        <table:table-row table:style-name="ro1">
          <table:table-cell office:value-type="float" office:value="0.00760337" calcext:value-type="float">
            <text:p>0,00760337</text:p>
          </table:table-cell>
          <table:table-cell office:value-type="float" office:value="203.559" calcext:value-type="float">
            <text:p>203,559</text:p>
          </table:table-cell>
        </table:table-row>
        <table:table-row table:style-name="ro1">
          <table:table-cell office:value-type="float" office:value="0.00761448" calcext:value-type="float">
            <text:p>0,00761448</text:p>
          </table:table-cell>
          <table:table-cell office:value-type="float" office:value="203.631" calcext:value-type="float">
            <text:p>203,631</text:p>
          </table:table-cell>
        </table:table-row>
        <table:table-row table:style-name="ro1">
          <table:table-cell office:value-type="float" office:value="0.00763459" calcext:value-type="float">
            <text:p>0,00763459</text:p>
          </table:table-cell>
          <table:table-cell office:value-type="float" office:value="203.697" calcext:value-type="float">
            <text:p>203,697</text:p>
          </table:table-cell>
        </table:table-row>
        <table:table-row table:style-name="ro1">
          <table:table-cell office:value-type="float" office:value="0.0076271" calcext:value-type="float">
            <text:p>0,0076271</text:p>
          </table:table-cell>
          <table:table-cell office:value-type="float" office:value="203.755" calcext:value-type="float">
            <text:p>203,755</text:p>
          </table:table-cell>
        </table:table-row>
        <table:table-row table:style-name="ro1">
          <table:table-cell office:value-type="float" office:value="0.00759927" calcext:value-type="float">
            <text:p>0,00759927</text:p>
          </table:table-cell>
          <table:table-cell office:value-type="float" office:value="203.826" calcext:value-type="float">
            <text:p>203,826</text:p>
          </table:table-cell>
        </table:table-row>
        <table:table-row table:style-name="ro1">
          <table:table-cell office:value-type="float" office:value="0.00762582" calcext:value-type="float">
            <text:p>0,00762582</text:p>
          </table:table-cell>
          <table:table-cell office:value-type="float" office:value="203.895" calcext:value-type="float">
            <text:p>203,895</text:p>
          </table:table-cell>
        </table:table-row>
        <table:table-row table:style-name="ro1">
          <table:table-cell office:value-type="float" office:value="0.00761742" calcext:value-type="float">
            <text:p>0,00761742</text:p>
          </table:table-cell>
          <table:table-cell office:value-type="float" office:value="203.964" calcext:value-type="float">
            <text:p>203,964</text:p>
          </table:table-cell>
        </table:table-row>
        <table:table-row table:style-name="ro1">
          <table:table-cell office:value-type="float" office:value="0.00761542" calcext:value-type="float">
            <text:p>0,00761542</text:p>
          </table:table-cell>
          <table:table-cell office:value-type="float" office:value="204.024" calcext:value-type="float">
            <text:p>204,024</text:p>
          </table:table-cell>
        </table:table-row>
        <table:table-row table:style-name="ro1">
          <table:table-cell office:value-type="float" office:value="0.00761142" calcext:value-type="float">
            <text:p>0,00761142</text:p>
          </table:table-cell>
          <table:table-cell office:value-type="float" office:value="204.09" calcext:value-type="float">
            <text:p>204,09</text:p>
          </table:table-cell>
        </table:table-row>
        <table:table-row table:style-name="ro1">
          <table:table-cell office:value-type="float" office:value="0.00761134" calcext:value-type="float">
            <text:p>0,00761134</text:p>
          </table:table-cell>
          <table:table-cell office:value-type="float" office:value="204.156" calcext:value-type="float">
            <text:p>204,156</text:p>
          </table:table-cell>
        </table:table-row>
        <table:table-row table:style-name="ro1">
          <table:table-cell office:value-type="float" office:value="0.00760805" calcext:value-type="float">
            <text:p>0,00760805</text:p>
          </table:table-cell>
          <table:table-cell office:value-type="float" office:value="204.222" calcext:value-type="float">
            <text:p>204,222</text:p>
          </table:table-cell>
        </table:table-row>
        <table:table-row table:style-name="ro1">
          <table:table-cell office:value-type="float" office:value="0.00759266" calcext:value-type="float">
            <text:p>0,00759266</text:p>
          </table:table-cell>
          <table:table-cell office:value-type="float" office:value="204.287" calcext:value-type="float">
            <text:p>204,287</text:p>
          </table:table-cell>
        </table:table-row>
        <table:table-row table:style-name="ro1">
          <table:table-cell office:value-type="float" office:value="0.00760403" calcext:value-type="float">
            <text:p>0,00760403</text:p>
          </table:table-cell>
          <table:table-cell office:value-type="float" office:value="204.352" calcext:value-type="float">
            <text:p>204,352</text:p>
          </table:table-cell>
        </table:table-row>
        <table:table-row table:style-name="ro1">
          <table:table-cell office:value-type="float" office:value="0.00761163" calcext:value-type="float">
            <text:p>0,00761163</text:p>
          </table:table-cell>
          <table:table-cell office:value-type="float" office:value="204.417" calcext:value-type="float">
            <text:p>204,417</text:p>
          </table:table-cell>
        </table:table-row>
        <table:table-row table:style-name="ro1">
          <table:table-cell office:value-type="float" office:value="0.00760595" calcext:value-type="float">
            <text:p>0,00760595</text:p>
          </table:table-cell>
          <table:table-cell office:value-type="float" office:value="204.488" calcext:value-type="float">
            <text:p>204,488</text:p>
          </table:table-cell>
        </table:table-row>
        <table:table-row table:style-name="ro1">
          <table:table-cell office:value-type="float" office:value="0.00760447" calcext:value-type="float">
            <text:p>0,00760447</text:p>
          </table:table-cell>
          <table:table-cell office:value-type="float" office:value="204.547" calcext:value-type="float">
            <text:p>204,547</text:p>
          </table:table-cell>
        </table:table-row>
        <table:table-row table:style-name="ro1">
          <table:table-cell office:value-type="float" office:value="0.0076079" calcext:value-type="float">
            <text:p>0,0076079</text:p>
          </table:table-cell>
          <table:table-cell office:value-type="float" office:value="204.615" calcext:value-type="float">
            <text:p>204,615</text:p>
          </table:table-cell>
        </table:table-row>
        <table:table-row table:style-name="ro1">
          <table:table-cell office:value-type="float" office:value="0.0076151" calcext:value-type="float">
            <text:p>0,0076151</text:p>
          </table:table-cell>
          <table:table-cell office:value-type="float" office:value="204.684" calcext:value-type="float">
            <text:p>204,684</text:p>
          </table:table-cell>
        </table:table-row>
        <table:table-row table:style-name="ro1">
          <table:table-cell office:value-type="float" office:value="0.00760301" calcext:value-type="float">
            <text:p>0,00760301</text:p>
          </table:table-cell>
          <table:table-cell office:value-type="float" office:value="204.748" calcext:value-type="float">
            <text:p>204,748</text:p>
          </table:table-cell>
        </table:table-row>
        <table:table-row table:style-name="ro1">
          <table:table-cell office:value-type="float" office:value="0.00761089" calcext:value-type="float">
            <text:p>0,00761089</text:p>
          </table:table-cell>
          <table:table-cell office:value-type="float" office:value="204.816" calcext:value-type="float">
            <text:p>204,816</text:p>
          </table:table-cell>
        </table:table-row>
        <table:table-row table:style-name="ro1">
          <table:table-cell office:value-type="float" office:value="0.007603" calcext:value-type="float">
            <text:p>0,007603</text:p>
          </table:table-cell>
          <table:table-cell office:value-type="float" office:value="204.882" calcext:value-type="float">
            <text:p>204,882</text:p>
          </table:table-cell>
        </table:table-row>
        <table:table-row table:style-name="ro1">
          <table:table-cell office:value-type="float" office:value="0.00760327" calcext:value-type="float">
            <text:p>0,00760327</text:p>
          </table:table-cell>
          <table:table-cell office:value-type="float" office:value="204.956" calcext:value-type="float">
            <text:p>204,956</text:p>
          </table:table-cell>
        </table:table-row>
        <table:table-row table:style-name="ro1">
          <table:table-cell office:value-type="float" office:value="0.00761531" calcext:value-type="float">
            <text:p>0,00761531</text:p>
          </table:table-cell>
          <table:table-cell office:value-type="float" office:value="205.021" calcext:value-type="float">
            <text:p>205,021</text:p>
          </table:table-cell>
        </table:table-row>
        <table:table-row table:style-name="ro1">
          <table:table-cell office:value-type="float" office:value="0.00762741" calcext:value-type="float">
            <text:p>0,00762741</text:p>
          </table:table-cell>
          <table:table-cell office:value-type="float" office:value="205.088" calcext:value-type="float">
            <text:p>205,088</text:p>
          </table:table-cell>
        </table:table-row>
        <table:table-row table:style-name="ro1">
          <table:table-cell office:value-type="float" office:value="0.00759918" calcext:value-type="float">
            <text:p>0,00759918</text:p>
          </table:table-cell>
          <table:table-cell office:value-type="float" office:value="205.151" calcext:value-type="float">
            <text:p>205,151</text:p>
          </table:table-cell>
        </table:table-row>
        <table:table-row table:style-name="ro1">
          <table:table-cell office:value-type="float" office:value="0.00758932" calcext:value-type="float">
            <text:p>0,00758932</text:p>
          </table:table-cell>
          <table:table-cell office:value-type="float" office:value="205.22" calcext:value-type="float">
            <text:p>205,22</text:p>
          </table:table-cell>
        </table:table-row>
        <table:table-row table:style-name="ro1">
          <table:table-cell office:value-type="float" office:value="0.00760773" calcext:value-type="float">
            <text:p>0,00760773</text:p>
          </table:table-cell>
          <table:table-cell office:value-type="float" office:value="205.288" calcext:value-type="float">
            <text:p>205,288</text:p>
          </table:table-cell>
        </table:table-row>
        <table:table-row table:style-name="ro1">
          <table:table-cell office:value-type="float" office:value="0.00761784" calcext:value-type="float">
            <text:p>0,00761784</text:p>
          </table:table-cell>
          <table:table-cell office:value-type="float" office:value="205.355" calcext:value-type="float">
            <text:p>205,355</text:p>
          </table:table-cell>
        </table:table-row>
        <table:table-row table:style-name="ro1">
          <table:table-cell office:value-type="float" office:value="0.00760877" calcext:value-type="float">
            <text:p>0,00760877</text:p>
          </table:table-cell>
          <table:table-cell office:value-type="float" office:value="205.413" calcext:value-type="float">
            <text:p>205,413</text:p>
          </table:table-cell>
        </table:table-row>
        <table:table-row table:style-name="ro1">
          <table:table-cell office:value-type="float" office:value="0.0076168" calcext:value-type="float">
            <text:p>0,0076168</text:p>
          </table:table-cell>
          <table:table-cell office:value-type="float" office:value="205.486" calcext:value-type="float">
            <text:p>205,486</text:p>
          </table:table-cell>
        </table:table-row>
        <table:table-row table:style-name="ro1">
          <table:table-cell office:value-type="float" office:value="0.00763743" calcext:value-type="float">
            <text:p>0,00763743</text:p>
          </table:table-cell>
          <table:table-cell office:value-type="float" office:value="205.553" calcext:value-type="float">
            <text:p>205,553</text:p>
          </table:table-cell>
        </table:table-row>
        <table:table-row table:style-name="ro1">
          <table:table-cell office:value-type="float" office:value="0.0076196" calcext:value-type="float">
            <text:p>0,0076196</text:p>
          </table:table-cell>
          <table:table-cell office:value-type="float" office:value="205.622" calcext:value-type="float">
            <text:p>205,622</text:p>
          </table:table-cell>
        </table:table-row>
        <table:table-row table:style-name="ro1">
          <table:table-cell office:value-type="float" office:value="0.00762164" calcext:value-type="float">
            <text:p>0,00762164</text:p>
          </table:table-cell>
          <table:table-cell office:value-type="float" office:value="205.69" calcext:value-type="float">
            <text:p>205,69</text:p>
          </table:table-cell>
        </table:table-row>
        <table:table-row table:style-name="ro1">
          <table:table-cell office:value-type="float" office:value="0.00762315" calcext:value-type="float">
            <text:p>0,00762315</text:p>
          </table:table-cell>
          <table:table-cell office:value-type="float" office:value="205.748" calcext:value-type="float">
            <text:p>205,748</text:p>
          </table:table-cell>
        </table:table-row>
        <table:table-row table:style-name="ro1">
          <table:table-cell office:value-type="float" office:value="0.00762107" calcext:value-type="float">
            <text:p>0,00762107</text:p>
          </table:table-cell>
          <table:table-cell office:value-type="float" office:value="205.819" calcext:value-type="float">
            <text:p>205,819</text:p>
          </table:table-cell>
        </table:table-row>
        <table:table-row table:style-name="ro1">
          <table:table-cell office:value-type="float" office:value="0.00759429" calcext:value-type="float">
            <text:p>0,00759429</text:p>
          </table:table-cell>
          <table:table-cell office:value-type="float" office:value="205.886" calcext:value-type="float">
            <text:p>205,886</text:p>
          </table:table-cell>
        </table:table-row>
        <table:table-row table:style-name="ro1">
          <table:table-cell office:value-type="float" office:value="0.00762521" calcext:value-type="float">
            <text:p>0,00762521</text:p>
          </table:table-cell>
          <table:table-cell office:value-type="float" office:value="205.955" calcext:value-type="float">
            <text:p>205,955</text:p>
          </table:table-cell>
        </table:table-row>
        <table:table-row table:style-name="ro1">
          <table:table-cell office:value-type="float" office:value="0.00760626" calcext:value-type="float">
            <text:p>0,00760626</text:p>
          </table:table-cell>
          <table:table-cell office:value-type="float" office:value="206.022" calcext:value-type="float">
            <text:p>206,022</text:p>
          </table:table-cell>
        </table:table-row>
        <table:table-row table:style-name="ro1">
          <table:table-cell office:value-type="float" office:value="0.00761229" calcext:value-type="float">
            <text:p>0,00761229</text:p>
          </table:table-cell>
          <table:table-cell office:value-type="float" office:value="206.081" calcext:value-type="float">
            <text:p>206,081</text:p>
          </table:table-cell>
        </table:table-row>
        <table:table-row table:style-name="ro1">
          <table:table-cell office:value-type="float" office:value="0.00759872" calcext:value-type="float">
            <text:p>0,00759872</text:p>
          </table:table-cell>
          <table:table-cell office:value-type="float" office:value="206.148" calcext:value-type="float">
            <text:p>206,148</text:p>
          </table:table-cell>
        </table:table-row>
        <table:table-row table:style-name="ro1">
          <table:table-cell office:value-type="float" office:value="0.00762264" calcext:value-type="float">
            <text:p>0,00762264</text:p>
          </table:table-cell>
          <table:table-cell office:value-type="float" office:value="206.217" calcext:value-type="float">
            <text:p>206,217</text:p>
          </table:table-cell>
        </table:table-row>
        <table:table-row table:style-name="ro1">
          <table:table-cell office:value-type="float" office:value="0.00760831" calcext:value-type="float">
            <text:p>0,00760831</text:p>
          </table:table-cell>
          <table:table-cell office:value-type="float" office:value="206.287" calcext:value-type="float">
            <text:p>206,287</text:p>
          </table:table-cell>
        </table:table-row>
        <table:table-row table:style-name="ro1">
          <table:table-cell office:value-type="float" office:value="0.00759281" calcext:value-type="float">
            <text:p>0,00759281</text:p>
          </table:table-cell>
          <table:table-cell office:value-type="float" office:value="206.345" calcext:value-type="float">
            <text:p>206,345</text:p>
          </table:table-cell>
        </table:table-row>
        <table:table-row table:style-name="ro1">
          <table:table-cell office:value-type="float" office:value="0.0076231" calcext:value-type="float">
            <text:p>0,0076231</text:p>
          </table:table-cell>
          <table:table-cell office:value-type="float" office:value="206.419" calcext:value-type="float">
            <text:p>206,419</text:p>
          </table:table-cell>
        </table:table-row>
        <table:table-row table:style-name="ro1">
          <table:table-cell office:value-type="float" office:value="0.007626" calcext:value-type="float">
            <text:p>0,007626</text:p>
          </table:table-cell>
          <table:table-cell office:value-type="float" office:value="206.487" calcext:value-type="float">
            <text:p>206,487</text:p>
          </table:table-cell>
        </table:table-row>
        <table:table-row table:style-name="ro1">
          <table:table-cell office:value-type="float" office:value="0.00761756" calcext:value-type="float">
            <text:p>0,00761756</text:p>
          </table:table-cell>
          <table:table-cell office:value-type="float" office:value="206.552" calcext:value-type="float">
            <text:p>206,552</text:p>
          </table:table-cell>
        </table:table-row>
        <table:table-row table:style-name="ro1">
          <table:table-cell office:value-type="float" office:value="0.00761214" calcext:value-type="float">
            <text:p>0,00761214</text:p>
          </table:table-cell>
          <table:table-cell office:value-type="float" office:value="206.615" calcext:value-type="float">
            <text:p>206,615</text:p>
          </table:table-cell>
        </table:table-row>
        <table:table-row table:style-name="ro1">
          <table:table-cell office:value-type="float" office:value="0.00761143" calcext:value-type="float">
            <text:p>0,00761143</text:p>
          </table:table-cell>
          <table:table-cell office:value-type="float" office:value="206.685" calcext:value-type="float">
            <text:p>206,685</text:p>
          </table:table-cell>
        </table:table-row>
        <table:table-row table:style-name="ro1">
          <table:table-cell office:value-type="float" office:value="0.00762237" calcext:value-type="float">
            <text:p>0,00762237</text:p>
          </table:table-cell>
          <table:table-cell office:value-type="float" office:value="206.75" calcext:value-type="float">
            <text:p>206,75</text:p>
          </table:table-cell>
        </table:table-row>
        <table:table-row table:style-name="ro1">
          <table:table-cell office:value-type="float" office:value="0.00760576" calcext:value-type="float">
            <text:p>0,00760576</text:p>
          </table:table-cell>
          <table:table-cell office:value-type="float" office:value="206.816" calcext:value-type="float">
            <text:p>206,816</text:p>
          </table:table-cell>
        </table:table-row>
        <table:table-row table:style-name="ro1">
          <table:table-cell office:value-type="float" office:value="0.00760272" calcext:value-type="float">
            <text:p>0,00760272</text:p>
          </table:table-cell>
          <table:table-cell office:value-type="float" office:value="206.886" calcext:value-type="float">
            <text:p>206,886</text:p>
          </table:table-cell>
        </table:table-row>
        <table:table-row table:style-name="ro1">
          <table:table-cell office:value-type="float" office:value="0.00760796" calcext:value-type="float">
            <text:p>0,00760796</text:p>
          </table:table-cell>
          <table:table-cell office:value-type="float" office:value="206.953" calcext:value-type="float">
            <text:p>206,953</text:p>
          </table:table-cell>
        </table:table-row>
        <table:table-row table:style-name="ro1">
          <table:table-cell office:value-type="float" office:value="0.00760676" calcext:value-type="float">
            <text:p>0,00760676</text:p>
          </table:table-cell>
          <table:table-cell office:value-type="float" office:value="207.019" calcext:value-type="float">
            <text:p>207,019</text:p>
          </table:table-cell>
        </table:table-row>
        <table:table-row table:style-name="ro1">
          <table:table-cell office:value-type="float" office:value="0.00760989" calcext:value-type="float">
            <text:p>0,00760989</text:p>
          </table:table-cell>
          <table:table-cell office:value-type="float" office:value="207.087" calcext:value-type="float">
            <text:p>207,087</text:p>
          </table:table-cell>
        </table:table-row>
        <table:table-row table:style-name="ro1">
          <table:table-cell office:value-type="float" office:value="0.00761358" calcext:value-type="float">
            <text:p>0,00761358</text:p>
          </table:table-cell>
          <table:table-cell office:value-type="float" office:value="207.149" calcext:value-type="float">
            <text:p>207,149</text:p>
          </table:table-cell>
        </table:table-row>
        <table:table-row table:style-name="ro1">
          <table:table-cell office:value-type="float" office:value="0.00762378" calcext:value-type="float">
            <text:p>0,00762378</text:p>
          </table:table-cell>
          <table:table-cell office:value-type="float" office:value="207.214" calcext:value-type="float">
            <text:p>207,214</text:p>
          </table:table-cell>
        </table:table-row>
        <table:table-row table:style-name="ro1">
          <table:table-cell office:value-type="float" office:value="0.00762144" calcext:value-type="float">
            <text:p>0,00762144</text:p>
          </table:table-cell>
          <table:table-cell office:value-type="float" office:value="207.285" calcext:value-type="float">
            <text:p>207,285</text:p>
          </table:table-cell>
        </table:table-row>
        <table:table-row table:style-name="ro1">
          <table:table-cell office:value-type="float" office:value="0.00762706" calcext:value-type="float">
            <text:p>0,00762706</text:p>
          </table:table-cell>
          <table:table-cell office:value-type="float" office:value="207.363" calcext:value-type="float">
            <text:p>207,363</text:p>
          </table:table-cell>
        </table:table-row>
        <table:table-row table:style-name="ro1">
          <table:table-cell office:value-type="float" office:value="0.00761074" calcext:value-type="float">
            <text:p>0,00761074</text:p>
          </table:table-cell>
          <table:table-cell office:value-type="float" office:value="207.446" calcext:value-type="float">
            <text:p>207,446</text:p>
          </table:table-cell>
        </table:table-row>
        <table:table-row table:style-name="ro1">
          <table:table-cell office:value-type="float" office:value="0.00758622" calcext:value-type="float">
            <text:p>0,00758622</text:p>
          </table:table-cell>
          <table:table-cell office:value-type="float" office:value="207.517" calcext:value-type="float">
            <text:p>207,517</text:p>
          </table:table-cell>
        </table:table-row>
        <table:table-row table:style-name="ro1">
          <table:table-cell office:value-type="float" office:value="0.00761091" calcext:value-type="float">
            <text:p>0,00761091</text:p>
          </table:table-cell>
          <table:table-cell office:value-type="float" office:value="207.58" calcext:value-type="float">
            <text:p>207,58</text:p>
          </table:table-cell>
        </table:table-row>
        <table:table-row table:style-name="ro1">
          <table:table-cell office:value-type="float" office:value="0.00760794" calcext:value-type="float">
            <text:p>0,00760794</text:p>
          </table:table-cell>
          <table:table-cell office:value-type="float" office:value="207.646" calcext:value-type="float">
            <text:p>207,646</text:p>
          </table:table-cell>
        </table:table-row>
        <table:table-row table:style-name="ro1">
          <table:table-cell office:value-type="float" office:value="0.00763928" calcext:value-type="float">
            <text:p>0,00763928</text:p>
          </table:table-cell>
          <table:table-cell office:value-type="float" office:value="207.714" calcext:value-type="float">
            <text:p>207,714</text:p>
          </table:table-cell>
        </table:table-row>
        <table:table-row table:style-name="ro1">
          <table:table-cell office:value-type="float" office:value="0.00760959" calcext:value-type="float">
            <text:p>0,00760959</text:p>
          </table:table-cell>
          <table:table-cell office:value-type="float" office:value="207.784" calcext:value-type="float">
            <text:p>207,784</text:p>
          </table:table-cell>
        </table:table-row>
        <table:table-row table:style-name="ro1">
          <table:table-cell office:value-type="float" office:value="0.00759901" calcext:value-type="float">
            <text:p>0,00759901</text:p>
          </table:table-cell>
          <table:table-cell office:value-type="float" office:value="207.85" calcext:value-type="float">
            <text:p>207,85</text:p>
          </table:table-cell>
        </table:table-row>
        <table:table-row table:style-name="ro1">
          <table:table-cell office:value-type="float" office:value="0.0076121" calcext:value-type="float">
            <text:p>0,0076121</text:p>
          </table:table-cell>
          <table:table-cell office:value-type="float" office:value="207.914" calcext:value-type="float">
            <text:p>207,914</text:p>
          </table:table-cell>
        </table:table-row>
        <table:table-row table:style-name="ro1">
          <table:table-cell office:value-type="float" office:value="0.00760952" calcext:value-type="float">
            <text:p>0,00760952</text:p>
          </table:table-cell>
          <table:table-cell office:value-type="float" office:value="207.981" calcext:value-type="float">
            <text:p>207,981</text:p>
          </table:table-cell>
        </table:table-row>
        <table:table-row table:style-name="ro1">
          <table:table-cell office:value-type="float" office:value="0.00759073" calcext:value-type="float">
            <text:p>0,00759073</text:p>
          </table:table-cell>
          <table:table-cell office:value-type="float" office:value="208.051" calcext:value-type="float">
            <text:p>208,051</text:p>
          </table:table-cell>
        </table:table-row>
        <table:table-row table:style-name="ro1">
          <table:table-cell office:value-type="float" office:value="0.00761443" calcext:value-type="float">
            <text:p>0,00761443</text:p>
          </table:table-cell>
          <table:table-cell office:value-type="float" office:value="208.115" calcext:value-type="float">
            <text:p>208,115</text:p>
          </table:table-cell>
        </table:table-row>
        <table:table-row table:style-name="ro1">
          <table:table-cell office:value-type="float" office:value="0.00761751" calcext:value-type="float">
            <text:p>0,00761751</text:p>
          </table:table-cell>
          <table:table-cell office:value-type="float" office:value="208.179" calcext:value-type="float">
            <text:p>208,179</text:p>
          </table:table-cell>
        </table:table-row>
        <table:table-row table:style-name="ro1">
          <table:table-cell office:value-type="float" office:value="0.00760859" calcext:value-type="float">
            <text:p>0,00760859</text:p>
          </table:table-cell>
          <table:table-cell office:value-type="float" office:value="208.247" calcext:value-type="float">
            <text:p>208,247</text:p>
          </table:table-cell>
        </table:table-row>
        <table:table-row table:style-name="ro1">
          <table:table-cell office:value-type="float" office:value="0.00762066" calcext:value-type="float">
            <text:p>0,00762066</text:p>
          </table:table-cell>
          <table:table-cell office:value-type="float" office:value="208.312" calcext:value-type="float">
            <text:p>208,312</text:p>
          </table:table-cell>
        </table:table-row>
        <table:table-row table:style-name="ro1">
          <table:table-cell office:value-type="float" office:value="0.00758759" calcext:value-type="float">
            <text:p>0,00758759</text:p>
          </table:table-cell>
          <table:table-cell office:value-type="float" office:value="208.381" calcext:value-type="float">
            <text:p>208,381</text:p>
          </table:table-cell>
        </table:table-row>
        <table:table-row table:style-name="ro1">
          <table:table-cell office:value-type="float" office:value="0.00761022" calcext:value-type="float">
            <text:p>0,00761022</text:p>
          </table:table-cell>
          <table:table-cell office:value-type="float" office:value="208.443" calcext:value-type="float">
            <text:p>208,443</text:p>
          </table:table-cell>
        </table:table-row>
        <table:table-row table:style-name="ro1">
          <table:table-cell office:value-type="float" office:value="0.00759919" calcext:value-type="float">
            <text:p>0,00759919</text:p>
          </table:table-cell>
          <table:table-cell office:value-type="float" office:value="208.511" calcext:value-type="float">
            <text:p>208,511</text:p>
          </table:table-cell>
        </table:table-row>
        <table:table-row table:style-name="ro1">
          <table:table-cell office:value-type="float" office:value="0.00761546" calcext:value-type="float">
            <text:p>0,00761546</text:p>
          </table:table-cell>
          <table:table-cell office:value-type="float" office:value="208.58" calcext:value-type="float">
            <text:p>208,58</text:p>
          </table:table-cell>
        </table:table-row>
        <table:table-row table:style-name="ro1">
          <table:table-cell office:value-type="float" office:value="0.00761108" calcext:value-type="float">
            <text:p>0,00761108</text:p>
          </table:table-cell>
          <table:table-cell office:value-type="float" office:value="208.643" calcext:value-type="float">
            <text:p>208,643</text:p>
          </table:table-cell>
        </table:table-row>
        <table:table-row table:style-name="ro1">
          <table:table-cell office:value-type="float" office:value="0.00761562" calcext:value-type="float">
            <text:p>0,00761562</text:p>
          </table:table-cell>
          <table:table-cell office:value-type="float" office:value="208.711" calcext:value-type="float">
            <text:p>208,711</text:p>
          </table:table-cell>
        </table:table-row>
        <table:table-row table:style-name="ro1">
          <table:table-cell office:value-type="float" office:value="0.00763383" calcext:value-type="float">
            <text:p>0,00763383</text:p>
          </table:table-cell>
          <table:table-cell office:value-type="float" office:value="208.779" calcext:value-type="float">
            <text:p>208,779</text:p>
          </table:table-cell>
        </table:table-row>
        <table:table-row table:style-name="ro1">
          <table:table-cell office:value-type="float" office:value="0.00762864" calcext:value-type="float">
            <text:p>0,00762864</text:p>
          </table:table-cell>
          <table:table-cell office:value-type="float" office:value="208.847" calcext:value-type="float">
            <text:p>208,847</text:p>
          </table:table-cell>
        </table:table-row>
        <table:table-row table:style-name="ro1">
          <table:table-cell office:value-type="float" office:value="0.00761124" calcext:value-type="float">
            <text:p>0,00761124</text:p>
          </table:table-cell>
          <table:table-cell office:value-type="float" office:value="208.909" calcext:value-type="float">
            <text:p>208,909</text:p>
          </table:table-cell>
        </table:table-row>
        <table:table-row table:style-name="ro1">
          <table:table-cell office:value-type="float" office:value="0.00759265" calcext:value-type="float">
            <text:p>0,00759265</text:p>
          </table:table-cell>
          <table:table-cell office:value-type="float" office:value="208.977" calcext:value-type="float">
            <text:p>208,977</text:p>
          </table:table-cell>
        </table:table-row>
        <table:table-row table:style-name="ro1">
          <table:table-cell office:value-type="float" office:value="0.00761894" calcext:value-type="float">
            <text:p>0,00761894</text:p>
          </table:table-cell>
          <table:table-cell office:value-type="float" office:value="209.044" calcext:value-type="float">
            <text:p>209,044</text:p>
          </table:table-cell>
        </table:table-row>
        <table:table-row table:style-name="ro1">
          <table:table-cell office:value-type="float" office:value="0.00760137" calcext:value-type="float">
            <text:p>0,00760137</text:p>
          </table:table-cell>
          <table:table-cell office:value-type="float" office:value="209.113" calcext:value-type="float">
            <text:p>209,113</text:p>
          </table:table-cell>
        </table:table-row>
        <table:table-row table:style-name="ro1">
          <table:table-cell office:value-type="float" office:value="0.00762163" calcext:value-type="float">
            <text:p>0,00762163</text:p>
          </table:table-cell>
          <table:table-cell office:value-type="float" office:value="209.181" calcext:value-type="float">
            <text:p>209,181</text:p>
          </table:table-cell>
        </table:table-row>
        <table:table-row table:style-name="ro1">
          <table:table-cell office:value-type="float" office:value="0.0076051" calcext:value-type="float">
            <text:p>0,0076051</text:p>
          </table:table-cell>
          <table:table-cell office:value-type="float" office:value="209.246" calcext:value-type="float">
            <text:p>209,246</text:p>
          </table:table-cell>
        </table:table-row>
        <table:table-row table:style-name="ro1">
          <table:table-cell office:value-type="float" office:value="0.00760675" calcext:value-type="float">
            <text:p>0,00760675</text:p>
          </table:table-cell>
          <table:table-cell office:value-type="float" office:value="209.314" calcext:value-type="float">
            <text:p>209,314</text:p>
          </table:table-cell>
        </table:table-row>
        <table:table-row table:style-name="ro1">
          <table:table-cell office:value-type="float" office:value="0.00762073" calcext:value-type="float">
            <text:p>0,00762073</text:p>
          </table:table-cell>
          <table:table-cell office:value-type="float" office:value="209.379" calcext:value-type="float">
            <text:p>209,379</text:p>
          </table:table-cell>
        </table:table-row>
        <table:table-row table:style-name="ro1">
          <table:table-cell office:value-type="float" office:value="0.00759339" calcext:value-type="float">
            <text:p>0,00759339</text:p>
          </table:table-cell>
          <table:table-cell office:value-type="float" office:value="209.446" calcext:value-type="float">
            <text:p>209,446</text:p>
          </table:table-cell>
        </table:table-row>
        <table:table-row table:style-name="ro1">
          <table:table-cell office:value-type="float" office:value="0.00763064" calcext:value-type="float">
            <text:p>0,00763064</text:p>
          </table:table-cell>
          <table:table-cell office:value-type="float" office:value="209.513" calcext:value-type="float">
            <text:p>209,513</text:p>
          </table:table-cell>
        </table:table-row>
        <table:table-row table:style-name="ro1">
          <table:table-cell office:value-type="float" office:value="0.00759672" calcext:value-type="float">
            <text:p>0,00759672</text:p>
          </table:table-cell>
          <table:table-cell office:value-type="float" office:value="209.582" calcext:value-type="float">
            <text:p>209,582</text:p>
          </table:table-cell>
        </table:table-row>
        <table:table-row table:style-name="ro1">
          <table:table-cell office:value-type="float" office:value="0.00761016" calcext:value-type="float">
            <text:p>0,00761016</text:p>
          </table:table-cell>
          <table:table-cell office:value-type="float" office:value="209.649" calcext:value-type="float">
            <text:p>209,649</text:p>
          </table:table-cell>
        </table:table-row>
        <table:table-row table:style-name="ro1">
          <table:table-cell office:value-type="float" office:value="0.0076088" calcext:value-type="float">
            <text:p>0,0076088</text:p>
          </table:table-cell>
          <table:table-cell office:value-type="float" office:value="209.713" calcext:value-type="float">
            <text:p>209,713</text:p>
          </table:table-cell>
        </table:table-row>
        <table:table-row table:style-name="ro1">
          <table:table-cell office:value-type="float" office:value="0.00761328" calcext:value-type="float">
            <text:p>0,00761328</text:p>
          </table:table-cell>
          <table:table-cell office:value-type="float" office:value="209.778" calcext:value-type="float">
            <text:p>209,778</text:p>
          </table:table-cell>
        </table:table-row>
        <table:table-row table:style-name="ro1">
          <table:table-cell office:value-type="float" office:value="0.00760744" calcext:value-type="float">
            <text:p>0,00760744</text:p>
          </table:table-cell>
          <table:table-cell office:value-type="float" office:value="209.849" calcext:value-type="float">
            <text:p>209,849</text:p>
          </table:table-cell>
        </table:table-row>
        <table:table-row table:style-name="ro1">
          <table:table-cell office:value-type="float" office:value="0.00762163" calcext:value-type="float">
            <text:p>0,00762163</text:p>
          </table:table-cell>
          <table:table-cell office:value-type="float" office:value="209.914" calcext:value-type="float">
            <text:p>209,914</text:p>
          </table:table-cell>
        </table:table-row>
        <table:table-row table:style-name="ro1">
          <table:table-cell office:value-type="float" office:value="0.00763162" calcext:value-type="float">
            <text:p>0,00763162</text:p>
          </table:table-cell>
          <table:table-cell office:value-type="float" office:value="210.01" calcext:value-type="float">
            <text:p>210,01</text:p>
          </table:table-cell>
        </table:table-row>
        <table:table-row table:style-name="ro1">
          <table:table-cell office:value-type="float" office:value="0.00759831" calcext:value-type="float">
            <text:p>0,00759831</text:p>
          </table:table-cell>
          <table:table-cell office:value-type="float" office:value="210.081" calcext:value-type="float">
            <text:p>210,081</text:p>
          </table:table-cell>
        </table:table-row>
        <table:table-row table:style-name="ro1">
          <table:table-cell office:value-type="float" office:value="0.00758679" calcext:value-type="float">
            <text:p>0,00758679</text:p>
          </table:table-cell>
          <table:table-cell office:value-type="float" office:value="210.148" calcext:value-type="float">
            <text:p>210,148</text:p>
          </table:table-cell>
        </table:table-row>
        <table:table-row table:style-name="ro1">
          <table:table-cell office:value-type="float" office:value="0.00760537" calcext:value-type="float">
            <text:p>0,00760537</text:p>
          </table:table-cell>
          <table:table-cell office:value-type="float" office:value="210.213" calcext:value-type="float">
            <text:p>210,213</text:p>
          </table:table-cell>
        </table:table-row>
        <table:table-row table:style-name="ro1">
          <table:table-cell office:value-type="float" office:value="0.00761764" calcext:value-type="float">
            <text:p>0,00761764</text:p>
          </table:table-cell>
          <table:table-cell office:value-type="float" office:value="210.281" calcext:value-type="float">
            <text:p>210,281</text:p>
          </table:table-cell>
        </table:table-row>
        <table:table-row table:style-name="ro1">
          <table:table-cell office:value-type="float" office:value="0.00760438" calcext:value-type="float">
            <text:p>0,00760438</text:p>
          </table:table-cell>
          <table:table-cell office:value-type="float" office:value="210.348" calcext:value-type="float">
            <text:p>210,348</text:p>
          </table:table-cell>
        </table:table-row>
        <table:table-row table:style-name="ro1">
          <table:table-cell office:value-type="float" office:value="0.00760195" calcext:value-type="float">
            <text:p>0,00760195</text:p>
          </table:table-cell>
          <table:table-cell office:value-type="float" office:value="210.413" calcext:value-type="float">
            <text:p>210,413</text:p>
          </table:table-cell>
        </table:table-row>
        <table:table-row table:style-name="ro1">
          <table:table-cell office:value-type="float" office:value="0.00760259" calcext:value-type="float">
            <text:p>0,00760259</text:p>
          </table:table-cell>
          <table:table-cell office:value-type="float" office:value="210.482" calcext:value-type="float">
            <text:p>210,482</text:p>
          </table:table-cell>
        </table:table-row>
        <table:table-row table:style-name="ro1">
          <table:table-cell office:value-type="float" office:value="0.00758765" calcext:value-type="float">
            <text:p>0,00758765</text:p>
          </table:table-cell>
          <table:table-cell office:value-type="float" office:value="210.547" calcext:value-type="float">
            <text:p>210,547</text:p>
          </table:table-cell>
        </table:table-row>
        <table:table-row table:style-name="ro1">
          <table:table-cell office:value-type="float" office:value="0.00760433" calcext:value-type="float">
            <text:p>0,00760433</text:p>
          </table:table-cell>
          <table:table-cell office:value-type="float" office:value="210.616" calcext:value-type="float">
            <text:p>210,616</text:p>
          </table:table-cell>
        </table:table-row>
        <table:table-row table:style-name="ro1">
          <table:table-cell office:value-type="float" office:value="0.00760543" calcext:value-type="float">
            <text:p>0,00760543</text:p>
          </table:table-cell>
          <table:table-cell office:value-type="float" office:value="210.682" calcext:value-type="float">
            <text:p>210,682</text:p>
          </table:table-cell>
        </table:table-row>
        <table:table-row table:style-name="ro1">
          <table:table-cell office:value-type="float" office:value="0.00762189" calcext:value-type="float">
            <text:p>0,00762189</text:p>
          </table:table-cell>
          <table:table-cell office:value-type="float" office:value="210.749" calcext:value-type="float">
            <text:p>210,749</text:p>
          </table:table-cell>
        </table:table-row>
        <table:table-row table:style-name="ro1">
          <table:table-cell office:value-type="float" office:value="0.00762371" calcext:value-type="float">
            <text:p>0,00762371</text:p>
          </table:table-cell>
          <table:table-cell office:value-type="float" office:value="210.814" calcext:value-type="float">
            <text:p>210,814</text:p>
          </table:table-cell>
        </table:table-row>
        <table:table-row table:style-name="ro1">
          <table:table-cell office:value-type="float" office:value="0.00760769" calcext:value-type="float">
            <text:p>0,00760769</text:p>
          </table:table-cell>
          <table:table-cell office:value-type="float" office:value="210.876" calcext:value-type="float">
            <text:p>210,876</text:p>
          </table:table-cell>
        </table:table-row>
        <table:table-row table:style-name="ro1">
          <table:table-cell office:value-type="float" office:value="0.0076156" calcext:value-type="float">
            <text:p>0,0076156</text:p>
          </table:table-cell>
          <table:table-cell office:value-type="float" office:value="210.946" calcext:value-type="float">
            <text:p>210,946</text:p>
          </table:table-cell>
        </table:table-row>
        <table:table-row table:style-name="ro1">
          <table:table-cell office:value-type="float" office:value="0.00760492" calcext:value-type="float">
            <text:p>0,00760492</text:p>
          </table:table-cell>
          <table:table-cell office:value-type="float" office:value="211.009" calcext:value-type="float">
            <text:p>211,009</text:p>
          </table:table-cell>
        </table:table-row>
        <table:table-row table:style-name="ro1">
          <table:table-cell office:value-type="float" office:value="0.00762267" calcext:value-type="float">
            <text:p>0,00762267</text:p>
          </table:table-cell>
          <table:table-cell office:value-type="float" office:value="211.078" calcext:value-type="float">
            <text:p>211,078</text:p>
          </table:table-cell>
        </table:table-row>
        <table:table-row table:style-name="ro1">
          <table:table-cell office:value-type="float" office:value="0.00760832" calcext:value-type="float">
            <text:p>0,00760832</text:p>
          </table:table-cell>
          <table:table-cell office:value-type="float" office:value="211.147" calcext:value-type="float">
            <text:p>211,147</text:p>
          </table:table-cell>
        </table:table-row>
        <table:table-row table:style-name="ro1">
          <table:table-cell office:value-type="float" office:value="0.00761075" calcext:value-type="float">
            <text:p>0,00761075</text:p>
          </table:table-cell>
          <table:table-cell office:value-type="float" office:value="211.212" calcext:value-type="float">
            <text:p>211,212</text:p>
          </table:table-cell>
        </table:table-row>
        <table:table-row table:style-name="ro1">
          <table:table-cell office:value-type="float" office:value="0.00760628" calcext:value-type="float">
            <text:p>0,00760628</text:p>
          </table:table-cell>
          <table:table-cell office:value-type="float" office:value="211.274" calcext:value-type="float">
            <text:p>211,274</text:p>
          </table:table-cell>
        </table:table-row>
        <table:table-row table:style-name="ro1">
          <table:table-cell office:value-type="float" office:value="0.0076183" calcext:value-type="float">
            <text:p>0,0076183</text:p>
          </table:table-cell>
          <table:table-cell office:value-type="float" office:value="211.345" calcext:value-type="float">
            <text:p>211,345</text:p>
          </table:table-cell>
        </table:table-row>
        <table:table-row table:style-name="ro1">
          <table:table-cell office:value-type="float" office:value="0.00763027" calcext:value-type="float">
            <text:p>0,00763027</text:p>
          </table:table-cell>
          <table:table-cell office:value-type="float" office:value="211.4" calcext:value-type="float">
            <text:p>211,4</text:p>
          </table:table-cell>
        </table:table-row>
        <table:table-row table:style-name="ro1">
          <table:table-cell office:value-type="float" office:value="0.00761352" calcext:value-type="float">
            <text:p>0,00761352</text:p>
          </table:table-cell>
          <table:table-cell office:value-type="float" office:value="211.475" calcext:value-type="float">
            <text:p>211,475</text:p>
          </table:table-cell>
        </table:table-row>
        <table:table-row table:style-name="ro1">
          <table:table-cell office:value-type="float" office:value="0.00760485" calcext:value-type="float">
            <text:p>0,00760485</text:p>
          </table:table-cell>
          <table:table-cell office:value-type="float" office:value="211.54" calcext:value-type="float">
            <text:p>211,54</text:p>
          </table:table-cell>
        </table:table-row>
        <table:table-row table:style-name="ro1">
          <table:table-cell office:value-type="float" office:value="0.00760872" calcext:value-type="float">
            <text:p>0,00760872</text:p>
          </table:table-cell>
          <table:table-cell office:value-type="float" office:value="211.61" calcext:value-type="float">
            <text:p>211,61</text:p>
          </table:table-cell>
        </table:table-row>
        <table:table-row table:style-name="ro1">
          <table:table-cell office:value-type="float" office:value="0.00759127" calcext:value-type="float">
            <text:p>0,00759127</text:p>
          </table:table-cell>
          <table:table-cell office:value-type="float" office:value="211.677" calcext:value-type="float">
            <text:p>211,677</text:p>
          </table:table-cell>
        </table:table-row>
        <table:table-row table:style-name="ro1">
          <table:table-cell office:value-type="float" office:value="0.00758562" calcext:value-type="float">
            <text:p>0,00758562</text:p>
          </table:table-cell>
          <table:table-cell office:value-type="float" office:value="211.74" calcext:value-type="float">
            <text:p>211,74</text:p>
          </table:table-cell>
        </table:table-row>
        <table:table-row table:style-name="ro1">
          <table:table-cell office:value-type="float" office:value="0.00761713" calcext:value-type="float">
            <text:p>0,00761713</text:p>
          </table:table-cell>
          <table:table-cell office:value-type="float" office:value="211.808" calcext:value-type="float">
            <text:p>211,808</text:p>
          </table:table-cell>
        </table:table-row>
        <table:table-row table:style-name="ro1">
          <table:table-cell office:value-type="float" office:value="0.00760202" calcext:value-type="float">
            <text:p>0,00760202</text:p>
          </table:table-cell>
          <table:table-cell office:value-type="float" office:value="211.875" calcext:value-type="float">
            <text:p>211,875</text:p>
          </table:table-cell>
        </table:table-row>
        <table:table-row table:style-name="ro1">
          <table:table-cell office:value-type="float" office:value="0.00760367" calcext:value-type="float">
            <text:p>0,00760367</text:p>
          </table:table-cell>
          <table:table-cell office:value-type="float" office:value="211.942" calcext:value-type="float">
            <text:p>211,942</text:p>
          </table:table-cell>
        </table:table-row>
        <table:table-row table:style-name="ro1">
          <table:table-cell office:value-type="float" office:value="0.00762571" calcext:value-type="float">
            <text:p>0,00762571</text:p>
          </table:table-cell>
          <table:table-cell office:value-type="float" office:value="212.009" calcext:value-type="float">
            <text:p>212,009</text:p>
          </table:table-cell>
        </table:table-row>
        <table:table-row table:style-name="ro1">
          <table:table-cell office:value-type="float" office:value="0.0076179" calcext:value-type="float">
            <text:p>0,0076179</text:p>
          </table:table-cell>
          <table:table-cell office:value-type="float" office:value="212.069" calcext:value-type="float">
            <text:p>212,069</text:p>
          </table:table-cell>
        </table:table-row>
        <table:table-row table:style-name="ro1">
          <table:table-cell office:value-type="float" office:value="0.00760354" calcext:value-type="float">
            <text:p>0,00760354</text:p>
          </table:table-cell>
          <table:table-cell office:value-type="float" office:value="212.138" calcext:value-type="float">
            <text:p>212,138</text:p>
          </table:table-cell>
        </table:table-row>
        <table:table-row table:style-name="ro1">
          <table:table-cell office:value-type="float" office:value="0.00762347" calcext:value-type="float">
            <text:p>0,00762347</text:p>
          </table:table-cell>
          <table:table-cell office:value-type="float" office:value="212.207" calcext:value-type="float">
            <text:p>212,207</text:p>
          </table:table-cell>
        </table:table-row>
        <table:table-row table:style-name="ro1">
          <table:table-cell office:value-type="float" office:value="0.00760372" calcext:value-type="float">
            <text:p>0,00760372</text:p>
          </table:table-cell>
          <table:table-cell office:value-type="float" office:value="212.273" calcext:value-type="float">
            <text:p>212,273</text:p>
          </table:table-cell>
        </table:table-row>
        <table:table-row table:style-name="ro1">
          <table:table-cell office:value-type="float" office:value="0.00760551" calcext:value-type="float">
            <text:p>0,00760551</text:p>
          </table:table-cell>
          <table:table-cell office:value-type="float" office:value="212.341" calcext:value-type="float">
            <text:p>212,341</text:p>
          </table:table-cell>
        </table:table-row>
        <table:table-row table:style-name="ro1">
          <table:table-cell office:value-type="float" office:value="0.00760578" calcext:value-type="float">
            <text:p>0,00760578</text:p>
          </table:table-cell>
          <table:table-cell office:value-type="float" office:value="212.396" calcext:value-type="float">
            <text:p>212,396</text:p>
          </table:table-cell>
        </table:table-row>
        <table:table-row table:style-name="ro1">
          <table:table-cell office:value-type="float" office:value="0.00760739" calcext:value-type="float">
            <text:p>0,00760739</text:p>
          </table:table-cell>
          <table:table-cell office:value-type="float" office:value="212.471" calcext:value-type="float">
            <text:p>212,471</text:p>
          </table:table-cell>
        </table:table-row>
        <table:table-row table:style-name="ro1">
          <table:table-cell office:value-type="float" office:value="0.00760682" calcext:value-type="float">
            <text:p>0,00760682</text:p>
          </table:table-cell>
          <table:table-cell office:value-type="float" office:value="212.54" calcext:value-type="float">
            <text:p>212,54</text:p>
          </table:table-cell>
        </table:table-row>
        <table:table-row table:style-name="ro1">
          <table:table-cell office:value-type="float" office:value="0.00761099" calcext:value-type="float">
            <text:p>0,00761099</text:p>
          </table:table-cell>
          <table:table-cell office:value-type="float" office:value="212.637" calcext:value-type="float">
            <text:p>212,637</text:p>
          </table:table-cell>
        </table:table-row>
        <table:table-row table:style-name="ro1">
          <table:table-cell office:value-type="float" office:value="0.00761146" calcext:value-type="float">
            <text:p>0,00761146</text:p>
          </table:table-cell>
          <table:table-cell office:value-type="float" office:value="212.704" calcext:value-type="float">
            <text:p>212,704</text:p>
          </table:table-cell>
        </table:table-row>
        <table:table-row table:style-name="ro1">
          <table:table-cell office:value-type="float" office:value="0.00758828" calcext:value-type="float">
            <text:p>0,00758828</text:p>
          </table:table-cell>
          <table:table-cell office:value-type="float" office:value="212.771" calcext:value-type="float">
            <text:p>212,771</text:p>
          </table:table-cell>
        </table:table-row>
        <table:table-row table:style-name="ro1">
          <table:table-cell office:value-type="float" office:value="0.00761378" calcext:value-type="float">
            <text:p>0,00761378</text:p>
          </table:table-cell>
          <table:table-cell office:value-type="float" office:value="212.842" calcext:value-type="float">
            <text:p>212,842</text:p>
          </table:table-cell>
        </table:table-row>
        <table:table-row table:style-name="ro1">
          <table:table-cell office:value-type="float" office:value="0.00759327" calcext:value-type="float">
            <text:p>0,00759327</text:p>
          </table:table-cell>
          <table:table-cell office:value-type="float" office:value="212.905" calcext:value-type="float">
            <text:p>212,905</text:p>
          </table:table-cell>
        </table:table-row>
        <table:table-row table:style-name="ro1">
          <table:table-cell office:value-type="float" office:value="0.00760465" calcext:value-type="float">
            <text:p>0,00760465</text:p>
          </table:table-cell>
          <table:table-cell office:value-type="float" office:value="212.973" calcext:value-type="float">
            <text:p>212,973</text:p>
          </table:table-cell>
        </table:table-row>
        <table:table-row table:style-name="ro1">
          <table:table-cell office:value-type="float" office:value="0.00761395" calcext:value-type="float">
            <text:p>0,00761395</text:p>
          </table:table-cell>
          <table:table-cell office:value-type="float" office:value="213.04" calcext:value-type="float">
            <text:p>213,04</text:p>
          </table:table-cell>
        </table:table-row>
        <table:table-row table:style-name="ro1">
          <table:table-cell office:value-type="float" office:value="0.00761369" calcext:value-type="float">
            <text:p>0,00761369</text:p>
          </table:table-cell>
          <table:table-cell office:value-type="float" office:value="213.109" calcext:value-type="float">
            <text:p>213,109</text:p>
          </table:table-cell>
        </table:table-row>
        <table:table-row table:style-name="ro1">
          <table:table-cell office:value-type="float" office:value="0.0076216" calcext:value-type="float">
            <text:p>0,0076216</text:p>
          </table:table-cell>
          <table:table-cell office:value-type="float" office:value="213.174" calcext:value-type="float">
            <text:p>213,174</text:p>
          </table:table-cell>
        </table:table-row>
        <table:table-row table:style-name="ro1">
          <table:table-cell office:value-type="float" office:value="0.00762825" calcext:value-type="float">
            <text:p>0,00762825</text:p>
          </table:table-cell>
          <table:table-cell office:value-type="float" office:value="213.241" calcext:value-type="float">
            <text:p>213,241</text:p>
          </table:table-cell>
        </table:table-row>
        <table:table-row table:style-name="ro1">
          <table:table-cell office:value-type="float" office:value="0.00761518" calcext:value-type="float">
            <text:p>0,00761518</text:p>
          </table:table-cell>
          <table:table-cell office:value-type="float" office:value="213.309" calcext:value-type="float">
            <text:p>213,309</text:p>
          </table:table-cell>
        </table:table-row>
        <table:table-row table:style-name="ro1">
          <table:table-cell office:value-type="float" office:value="0.00760671" calcext:value-type="float">
            <text:p>0,00760671</text:p>
          </table:table-cell>
          <table:table-cell office:value-type="float" office:value="213.372" calcext:value-type="float">
            <text:p>213,372</text:p>
          </table:table-cell>
        </table:table-row>
        <table:table-row table:style-name="ro1">
          <table:table-cell office:value-type="float" office:value="0.00761226" calcext:value-type="float">
            <text:p>0,00761226</text:p>
          </table:table-cell>
          <table:table-cell office:value-type="float" office:value="213.439" calcext:value-type="float">
            <text:p>213,439</text:p>
          </table:table-cell>
        </table:table-row>
        <table:table-row table:style-name="ro1">
          <table:table-cell office:value-type="float" office:value="0.00761766" calcext:value-type="float">
            <text:p>0,00761766</text:p>
          </table:table-cell>
          <table:table-cell office:value-type="float" office:value="213.508" calcext:value-type="float">
            <text:p>213,508</text:p>
          </table:table-cell>
        </table:table-row>
        <table:table-row table:style-name="ro1">
          <table:table-cell office:value-type="float" office:value="0.00758305" calcext:value-type="float">
            <text:p>0,00758305</text:p>
          </table:table-cell>
          <table:table-cell office:value-type="float" office:value="213.575" calcext:value-type="float">
            <text:p>213,575</text:p>
          </table:table-cell>
        </table:table-row>
        <table:table-row table:style-name="ro1">
          <table:table-cell office:value-type="float" office:value="0.00760107" calcext:value-type="float">
            <text:p>0,00760107</text:p>
          </table:table-cell>
          <table:table-cell office:value-type="float" office:value="213.628" calcext:value-type="float">
            <text:p>213,628</text:p>
          </table:table-cell>
        </table:table-row>
        <table:table-row table:style-name="ro1">
          <table:table-cell office:value-type="float" office:value="0.00761013" calcext:value-type="float">
            <text:p>0,00761013</text:p>
          </table:table-cell>
          <table:table-cell office:value-type="float" office:value="213.704" calcext:value-type="float">
            <text:p>213,704</text:p>
          </table:table-cell>
        </table:table-row>
        <table:table-row table:style-name="ro1">
          <table:table-cell office:value-type="float" office:value="0.00762103" calcext:value-type="float">
            <text:p>0,00762103</text:p>
          </table:table-cell>
          <table:table-cell office:value-type="float" office:value="213.773" calcext:value-type="float">
            <text:p>213,773</text:p>
          </table:table-cell>
        </table:table-row>
        <table:table-row table:style-name="ro1">
          <table:table-cell office:value-type="float" office:value="0.00760076" calcext:value-type="float">
            <text:p>0,00760076</text:p>
          </table:table-cell>
          <table:table-cell office:value-type="float" office:value="213.841" calcext:value-type="float">
            <text:p>213,841</text:p>
          </table:table-cell>
        </table:table-row>
        <table:table-row table:style-name="ro1">
          <table:table-cell office:value-type="float" office:value="0.00762298" calcext:value-type="float">
            <text:p>0,00762298</text:p>
          </table:table-cell>
          <table:table-cell office:value-type="float" office:value="213.902" calcext:value-type="float">
            <text:p>213,902</text:p>
          </table:table-cell>
        </table:table-row>
        <table:table-row table:style-name="ro1">
          <table:table-cell office:value-type="float" office:value="0.00760959" calcext:value-type="float">
            <text:p>0,00760959</text:p>
          </table:table-cell>
          <table:table-cell office:value-type="float" office:value="213.963" calcext:value-type="float">
            <text:p>213,963</text:p>
          </table:table-cell>
        </table:table-row>
        <table:table-row table:style-name="ro1">
          <table:table-cell office:value-type="float" office:value="0.00758606" calcext:value-type="float">
            <text:p>0,00758606</text:p>
          </table:table-cell>
          <table:table-cell office:value-type="float" office:value="214.039" calcext:value-type="float">
            <text:p>214,039</text:p>
          </table:table-cell>
        </table:table-row>
        <table:table-row table:style-name="ro1">
          <table:table-cell office:value-type="float" office:value="0.00761672" calcext:value-type="float">
            <text:p>0,00761672</text:p>
          </table:table-cell>
          <table:table-cell office:value-type="float" office:value="214.109" calcext:value-type="float">
            <text:p>214,109</text:p>
          </table:table-cell>
        </table:table-row>
        <table:table-row table:style-name="ro1">
          <table:table-cell office:value-type="float" office:value="0.007608" calcext:value-type="float">
            <text:p>0,007608</text:p>
          </table:table-cell>
          <table:table-cell office:value-type="float" office:value="214.169" calcext:value-type="float">
            <text:p>214,169</text:p>
          </table:table-cell>
        </table:table-row>
        <table:table-row table:style-name="ro1">
          <table:table-cell office:value-type="float" office:value="0.00761288" calcext:value-type="float">
            <text:p>0,00761288</text:p>
          </table:table-cell>
          <table:table-cell office:value-type="float" office:value="214.24" calcext:value-type="float">
            <text:p>214,24</text:p>
          </table:table-cell>
        </table:table-row>
        <table:table-row table:style-name="ro1">
          <table:table-cell office:value-type="float" office:value="0.00761119" calcext:value-type="float">
            <text:p>0,00761119</text:p>
          </table:table-cell>
          <table:table-cell office:value-type="float" office:value="214.31" calcext:value-type="float">
            <text:p>214,31</text:p>
          </table:table-cell>
        </table:table-row>
        <table:table-row table:style-name="ro1">
          <table:table-cell office:value-type="float" office:value="0.00758759" calcext:value-type="float">
            <text:p>0,00758759</text:p>
          </table:table-cell>
          <table:table-cell office:value-type="float" office:value="214.379" calcext:value-type="float">
            <text:p>214,379</text:p>
          </table:table-cell>
        </table:table-row>
        <table:table-row table:style-name="ro1">
          <table:table-cell office:value-type="float" office:value="0.00760281" calcext:value-type="float">
            <text:p>0,00760281</text:p>
          </table:table-cell>
          <table:table-cell office:value-type="float" office:value="214.447" calcext:value-type="float">
            <text:p>214,447</text:p>
          </table:table-cell>
        </table:table-row>
        <table:table-row table:style-name="ro1">
          <table:table-cell office:value-type="float" office:value="0.00758002" calcext:value-type="float">
            <text:p>0,00758002</text:p>
          </table:table-cell>
          <table:table-cell office:value-type="float" office:value="214.514" calcext:value-type="float">
            <text:p>214,514</text:p>
          </table:table-cell>
        </table:table-row>
        <table:table-row table:style-name="ro1">
          <table:table-cell office:value-type="float" office:value="0.00760296" calcext:value-type="float">
            <text:p>0,00760296</text:p>
          </table:table-cell>
          <table:table-cell office:value-type="float" office:value="214.579" calcext:value-type="float">
            <text:p>214,579</text:p>
          </table:table-cell>
        </table:table-row>
        <table:table-row table:style-name="ro1">
          <table:table-cell office:value-type="float" office:value="0.00761865" calcext:value-type="float">
            <text:p>0,00761865</text:p>
          </table:table-cell>
          <table:table-cell office:value-type="float" office:value="214.644" calcext:value-type="float">
            <text:p>214,644</text:p>
          </table:table-cell>
        </table:table-row>
        <table:table-row table:style-name="ro1">
          <table:table-cell office:value-type="float" office:value="0.00760073" calcext:value-type="float">
            <text:p>0,00760073</text:p>
          </table:table-cell>
          <table:table-cell office:value-type="float" office:value="214.714" calcext:value-type="float">
            <text:p>214,714</text:p>
          </table:table-cell>
        </table:table-row>
        <table:table-row table:style-name="ro1">
          <table:table-cell office:value-type="float" office:value="0.00760485" calcext:value-type="float">
            <text:p>0,00760485</text:p>
          </table:table-cell>
          <table:table-cell office:value-type="float" office:value="214.781" calcext:value-type="float">
            <text:p>214,781</text:p>
          </table:table-cell>
        </table:table-row>
        <table:table-row table:style-name="ro1">
          <table:table-cell office:value-type="float" office:value="0.00760447" calcext:value-type="float">
            <text:p>0,00760447</text:p>
          </table:table-cell>
          <table:table-cell office:value-type="float" office:value="214.843" calcext:value-type="float">
            <text:p>214,843</text:p>
          </table:table-cell>
        </table:table-row>
        <table:table-row table:style-name="ro1">
          <table:table-cell office:value-type="float" office:value="0.0076179" calcext:value-type="float">
            <text:p>0,0076179</text:p>
          </table:table-cell>
          <table:table-cell office:value-type="float" office:value="214.909" calcext:value-type="float">
            <text:p>214,909</text:p>
          </table:table-cell>
        </table:table-row>
        <table:table-row table:style-name="ro1">
          <table:table-cell office:value-type="float" office:value="0.00758879" calcext:value-type="float">
            <text:p>0,00758879</text:p>
          </table:table-cell>
          <table:table-cell office:value-type="float" office:value="214.979" calcext:value-type="float">
            <text:p>214,979</text:p>
          </table:table-cell>
        </table:table-row>
        <table:table-row table:style-name="ro1">
          <table:table-cell office:value-type="float" office:value="0.00760589" calcext:value-type="float">
            <text:p>0,00760589</text:p>
          </table:table-cell>
          <table:table-cell office:value-type="float" office:value="215.032" calcext:value-type="float">
            <text:p>215,032</text:p>
          </table:table-cell>
        </table:table-row>
        <table:table-row table:style-name="ro1">
          <table:table-cell office:value-type="float" office:value="0.00759611" calcext:value-type="float">
            <text:p>0,00759611</text:p>
          </table:table-cell>
          <table:table-cell office:value-type="float" office:value="215.108" calcext:value-type="float">
            <text:p>215,108</text:p>
          </table:table-cell>
        </table:table-row>
        <table:table-row table:style-name="ro1">
          <table:table-cell office:value-type="float" office:value="0.0076077" calcext:value-type="float">
            <text:p>0,0076077</text:p>
          </table:table-cell>
          <table:table-cell office:value-type="float" office:value="215.173" calcext:value-type="float">
            <text:p>215,173</text:p>
          </table:table-cell>
        </table:table-row>
        <table:table-row table:style-name="ro1">
          <table:table-cell office:value-type="float" office:value="0.00760356" calcext:value-type="float">
            <text:p>0,00760356</text:p>
          </table:table-cell>
          <table:table-cell office:value-type="float" office:value="215.24" calcext:value-type="float">
            <text:p>215,24</text:p>
          </table:table-cell>
        </table:table-row>
        <table:table-row table:style-name="ro1">
          <table:table-cell office:value-type="float" office:value="0.00760008" calcext:value-type="float">
            <text:p>0,00760008</text:p>
          </table:table-cell>
          <table:table-cell office:value-type="float" office:value="215.305" calcext:value-type="float">
            <text:p>215,305</text:p>
          </table:table-cell>
        </table:table-row>
        <table:table-row table:style-name="ro1">
          <table:table-cell office:value-type="float" office:value="0.00759815" calcext:value-type="float">
            <text:p>0,00759815</text:p>
          </table:table-cell>
          <table:table-cell office:value-type="float" office:value="215.369" calcext:value-type="float">
            <text:p>215,369</text:p>
          </table:table-cell>
        </table:table-row>
        <table:table-row table:style-name="ro1">
          <table:table-cell office:value-type="float" office:value="0.00762199" calcext:value-type="float">
            <text:p>0,00762199</text:p>
          </table:table-cell>
          <table:table-cell office:value-type="float" office:value="215.437" calcext:value-type="float">
            <text:p>215,437</text:p>
          </table:table-cell>
        </table:table-row>
        <table:table-row table:style-name="ro1">
          <table:table-cell office:value-type="float" office:value="0.00758948" calcext:value-type="float">
            <text:p>0,00758948</text:p>
          </table:table-cell>
          <table:table-cell office:value-type="float" office:value="215.487" calcext:value-type="float">
            <text:p>215,487</text:p>
          </table:table-cell>
        </table:table-row>
        <table:table-row table:style-name="ro1">
          <table:table-cell office:value-type="float" office:value="0.00760459" calcext:value-type="float">
            <text:p>0,00760459</text:p>
          </table:table-cell>
          <table:table-cell office:value-type="float" office:value="215.561" calcext:value-type="float">
            <text:p>215,561</text:p>
          </table:table-cell>
        </table:table-row>
        <table:table-row table:style-name="ro1">
          <table:table-cell office:value-type="float" office:value="0.00758889" calcext:value-type="float">
            <text:p>0,00758889</text:p>
          </table:table-cell>
          <table:table-cell office:value-type="float" office:value="215.62" calcext:value-type="float">
            <text:p>215,62</text:p>
          </table:table-cell>
        </table:table-row>
        <table:table-row table:style-name="ro1">
          <table:table-cell office:value-type="float" office:value="0.00761305" calcext:value-type="float">
            <text:p>0,00761305</text:p>
          </table:table-cell>
          <table:table-cell office:value-type="float" office:value="215.7" calcext:value-type="float">
            <text:p>215,7</text:p>
          </table:table-cell>
        </table:table-row>
        <table:table-row table:style-name="ro1">
          <table:table-cell office:value-type="float" office:value="0.00759635" calcext:value-type="float">
            <text:p>0,00759635</text:p>
          </table:table-cell>
          <table:table-cell office:value-type="float" office:value="215.753" calcext:value-type="float">
            <text:p>215,753</text:p>
          </table:table-cell>
        </table:table-row>
        <table:table-row table:style-name="ro1">
          <table:table-cell office:value-type="float" office:value="0.00759833" calcext:value-type="float">
            <text:p>0,00759833</text:p>
          </table:table-cell>
          <table:table-cell office:value-type="float" office:value="215.827" calcext:value-type="float">
            <text:p>215,827</text:p>
          </table:table-cell>
        </table:table-row>
        <table:table-row table:style-name="ro1">
          <table:table-cell office:value-type="float" office:value="0.00759129" calcext:value-type="float">
            <text:p>0,00759129</text:p>
          </table:table-cell>
          <table:table-cell office:value-type="float" office:value="215.902" calcext:value-type="float">
            <text:p>215,902</text:p>
          </table:table-cell>
        </table:table-row>
        <table:table-row table:style-name="ro1">
          <table:table-cell office:value-type="float" office:value="0.00759354" calcext:value-type="float">
            <text:p>0,00759354</text:p>
          </table:table-cell>
          <table:table-cell office:value-type="float" office:value="215.97" calcext:value-type="float">
            <text:p>215,97</text:p>
          </table:table-cell>
        </table:table-row>
        <table:table-row table:style-name="ro1">
          <table:table-cell office:value-type="float" office:value="0.00762132" calcext:value-type="float">
            <text:p>0,00762132</text:p>
          </table:table-cell>
          <table:table-cell office:value-type="float" office:value="216.035" calcext:value-type="float">
            <text:p>216,035</text:p>
          </table:table-cell>
        </table:table-row>
        <table:table-row table:style-name="ro1">
          <table:table-cell office:value-type="float" office:value="0.00760349" calcext:value-type="float">
            <text:p>0,00760349</text:p>
          </table:table-cell>
          <table:table-cell office:value-type="float" office:value="216.101" calcext:value-type="float">
            <text:p>216,101</text:p>
          </table:table-cell>
        </table:table-row>
        <table:table-row table:style-name="ro1">
          <table:table-cell office:value-type="float" office:value="0.00758158" calcext:value-type="float">
            <text:p>0,00758158</text:p>
          </table:table-cell>
          <table:table-cell office:value-type="float" office:value="216.169" calcext:value-type="float">
            <text:p>216,169</text:p>
          </table:table-cell>
        </table:table-row>
        <table:table-row table:style-name="ro1">
          <table:table-cell office:value-type="float" office:value="0.00761763" calcext:value-type="float">
            <text:p>0,00761763</text:p>
          </table:table-cell>
          <table:table-cell office:value-type="float" office:value="216.227" calcext:value-type="float">
            <text:p>216,227</text:p>
          </table:table-cell>
        </table:table-row>
        <table:table-row table:style-name="ro1">
          <table:table-cell office:value-type="float" office:value="0.00759797" calcext:value-type="float">
            <text:p>0,00759797</text:p>
          </table:table-cell>
          <table:table-cell office:value-type="float" office:value="216.291" calcext:value-type="float">
            <text:p>216,291</text:p>
          </table:table-cell>
        </table:table-row>
        <table:table-row table:style-name="ro1">
          <table:table-cell office:value-type="float" office:value="0.00759632" calcext:value-type="float">
            <text:p>0,00759632</text:p>
          </table:table-cell>
          <table:table-cell office:value-type="float" office:value="216.363" calcext:value-type="float">
            <text:p>216,363</text:p>
          </table:table-cell>
        </table:table-row>
        <table:table-row table:style-name="ro1">
          <table:table-cell office:value-type="float" office:value="0.00759413" calcext:value-type="float">
            <text:p>0,00759413</text:p>
          </table:table-cell>
          <table:table-cell office:value-type="float" office:value="216.435" calcext:value-type="float">
            <text:p>216,435</text:p>
          </table:table-cell>
        </table:table-row>
        <table:table-row table:style-name="ro1">
          <table:table-cell office:value-type="float" office:value="0.00760513" calcext:value-type="float">
            <text:p>0,00760513</text:p>
          </table:table-cell>
          <table:table-cell office:value-type="float" office:value="216.488" calcext:value-type="float">
            <text:p>216,488</text:p>
          </table:table-cell>
        </table:table-row>
        <table:table-row table:style-name="ro1">
          <table:table-cell office:value-type="float" office:value="0.00760353" calcext:value-type="float">
            <text:p>0,00760353</text:p>
          </table:table-cell>
          <table:table-cell office:value-type="float" office:value="216.555" calcext:value-type="float">
            <text:p>216,555</text:p>
          </table:table-cell>
        </table:table-row>
        <table:table-row table:style-name="ro1">
          <table:table-cell office:value-type="float" office:value="0.00760882" calcext:value-type="float">
            <text:p>0,00760882</text:p>
          </table:table-cell>
          <table:table-cell office:value-type="float" office:value="216.624" calcext:value-type="float">
            <text:p>216,624</text:p>
          </table:table-cell>
        </table:table-row>
        <table:table-row table:style-name="ro1">
          <table:table-cell office:value-type="float" office:value="0.00760703" calcext:value-type="float">
            <text:p>0,00760703</text:p>
          </table:table-cell>
          <table:table-cell office:value-type="float" office:value="216.691" calcext:value-type="float">
            <text:p>216,691</text:p>
          </table:table-cell>
        </table:table-row>
        <table:table-row table:style-name="ro1">
          <table:table-cell office:value-type="float" office:value="0.00760878" calcext:value-type="float">
            <text:p>0,00760878</text:p>
          </table:table-cell>
          <table:table-cell office:value-type="float" office:value="216.783" calcext:value-type="float">
            <text:p>216,783</text:p>
          </table:table-cell>
        </table:table-row>
        <table:table-row table:style-name="ro1">
          <table:table-cell office:value-type="float" office:value="0.00760144" calcext:value-type="float">
            <text:p>0,00760144</text:p>
          </table:table-cell>
          <table:table-cell office:value-type="float" office:value="216.871" calcext:value-type="float">
            <text:p>216,871</text:p>
          </table:table-cell>
        </table:table-row>
        <table:table-row table:style-name="ro1">
          <table:table-cell office:value-type="float" office:value="0.00760022" calcext:value-type="float">
            <text:p>0,00760022</text:p>
          </table:table-cell>
          <table:table-cell office:value-type="float" office:value="216.937" calcext:value-type="float">
            <text:p>216,937</text:p>
          </table:table-cell>
        </table:table-row>
        <table:table-row table:style-name="ro1">
          <table:table-cell office:value-type="float" office:value="0.00760103" calcext:value-type="float">
            <text:p>0,00760103</text:p>
          </table:table-cell>
          <table:table-cell office:value-type="float" office:value="216.998" calcext:value-type="float">
            <text:p>216,998</text:p>
          </table:table-cell>
        </table:table-row>
        <table:table-row table:style-name="ro1">
          <table:table-cell office:value-type="float" office:value="0.0075934" calcext:value-type="float">
            <text:p>0,0075934</text:p>
          </table:table-cell>
          <table:table-cell office:value-type="float" office:value="217.078" calcext:value-type="float">
            <text:p>217,078</text:p>
          </table:table-cell>
        </table:table-row>
        <table:table-row table:style-name="ro1">
          <table:table-cell office:value-type="float" office:value="0.00761618" calcext:value-type="float">
            <text:p>0,00761618</text:p>
          </table:table-cell>
          <table:table-cell office:value-type="float" office:value="217.169" calcext:value-type="float">
            <text:p>217,169</text:p>
          </table:table-cell>
        </table:table-row>
        <table:table-row table:style-name="ro1">
          <table:table-cell office:value-type="float" office:value="0.00760629" calcext:value-type="float">
            <text:p>0,00760629</text:p>
          </table:table-cell>
          <table:table-cell office:value-type="float" office:value="217.222" calcext:value-type="float">
            <text:p>217,222</text:p>
          </table:table-cell>
        </table:table-row>
        <table:table-row table:style-name="ro1">
          <table:table-cell office:value-type="float" office:value="0.00759466" calcext:value-type="float">
            <text:p>0,00759466</text:p>
          </table:table-cell>
          <table:table-cell office:value-type="float" office:value="217.294" calcext:value-type="float">
            <text:p>217,294</text:p>
          </table:table-cell>
        </table:table-row>
        <table:table-row table:style-name="ro1">
          <table:table-cell office:value-type="float" office:value="0.00759536" calcext:value-type="float">
            <text:p>0,00759536</text:p>
          </table:table-cell>
          <table:table-cell office:value-type="float" office:value="217.364" calcext:value-type="float">
            <text:p>217,364</text:p>
          </table:table-cell>
        </table:table-row>
        <table:table-row table:style-name="ro1">
          <table:table-cell office:value-type="float" office:value="0.00760875" calcext:value-type="float">
            <text:p>0,00760875</text:p>
          </table:table-cell>
          <table:table-cell office:value-type="float" office:value="217.433" calcext:value-type="float">
            <text:p>217,433</text:p>
          </table:table-cell>
        </table:table-row>
        <table:table-row table:style-name="ro1">
          <table:table-cell office:value-type="float" office:value="0.00759574" calcext:value-type="float">
            <text:p>0,00759574</text:p>
          </table:table-cell>
          <table:table-cell office:value-type="float" office:value="217.487" calcext:value-type="float">
            <text:p>217,487</text:p>
          </table:table-cell>
        </table:table-row>
        <table:table-row table:style-name="ro1">
          <table:table-cell office:value-type="float" office:value="0.00759755" calcext:value-type="float">
            <text:p>0,00759755</text:p>
          </table:table-cell>
          <table:table-cell office:value-type="float" office:value="217.553" calcext:value-type="float">
            <text:p>217,553</text:p>
          </table:table-cell>
        </table:table-row>
        <table:table-row table:style-name="ro1">
          <table:table-cell office:value-type="float" office:value="0.00759224" calcext:value-type="float">
            <text:p>0,00759224</text:p>
          </table:table-cell>
          <table:table-cell office:value-type="float" office:value="217.62" calcext:value-type="float">
            <text:p>217,62</text:p>
          </table:table-cell>
        </table:table-row>
        <table:table-row table:style-name="ro1">
          <table:table-cell office:value-type="float" office:value="0.00760577" calcext:value-type="float">
            <text:p>0,00760577</text:p>
          </table:table-cell>
          <table:table-cell office:value-type="float" office:value="217.687" calcext:value-type="float">
            <text:p>217,687</text:p>
          </table:table-cell>
        </table:table-row>
        <table:table-row table:style-name="ro1">
          <table:table-cell office:value-type="float" office:value="0.00758011" calcext:value-type="float">
            <text:p>0,00758011</text:p>
          </table:table-cell>
          <table:table-cell office:value-type="float" office:value="217.758" calcext:value-type="float">
            <text:p>217,758</text:p>
          </table:table-cell>
        </table:table-row>
        <table:table-row table:style-name="ro1">
          <table:table-cell office:value-type="float" office:value="0.0076172" calcext:value-type="float">
            <text:p>0,0076172</text:p>
          </table:table-cell>
          <table:table-cell office:value-type="float" office:value="217.822" calcext:value-type="float">
            <text:p>217,822</text:p>
          </table:table-cell>
        </table:table-row>
        <table:table-row table:style-name="ro1">
          <table:table-cell office:value-type="float" office:value="0.00759899" calcext:value-type="float">
            <text:p>0,00759899</text:p>
          </table:table-cell>
          <table:table-cell office:value-type="float" office:value="217.891" calcext:value-type="float">
            <text:p>217,891</text:p>
          </table:table-cell>
        </table:table-row>
        <table:table-row table:style-name="ro1">
          <table:table-cell office:value-type="float" office:value="0.00760593" calcext:value-type="float">
            <text:p>0,00760593</text:p>
          </table:table-cell>
          <table:table-cell office:value-type="float" office:value="217.951" calcext:value-type="float">
            <text:p>217,951</text:p>
          </table:table-cell>
        </table:table-row>
        <table:table-row table:style-name="ro1">
          <table:table-cell office:value-type="float" office:value="0.00759319" calcext:value-type="float">
            <text:p>0,00759319</text:p>
          </table:table-cell>
          <table:table-cell office:value-type="float" office:value="218.041" calcext:value-type="float">
            <text:p>218,041</text:p>
          </table:table-cell>
        </table:table-row>
        <table:table-row table:style-name="ro1">
          <table:table-cell office:value-type="float" office:value="0.0075896" calcext:value-type="float">
            <text:p>0,0075896</text:p>
          </table:table-cell>
          <table:table-cell office:value-type="float" office:value="218.129" calcext:value-type="float">
            <text:p>218,129</text:p>
          </table:table-cell>
        </table:table-row>
        <table:table-row table:style-name="ro1">
          <table:table-cell office:value-type="float" office:value="0.00760612" calcext:value-type="float">
            <text:p>0,00760612</text:p>
          </table:table-cell>
          <table:table-cell office:value-type="float" office:value="218.191" calcext:value-type="float">
            <text:p>218,191</text:p>
          </table:table-cell>
        </table:table-row>
        <table:table-row table:style-name="ro1">
          <table:table-cell office:value-type="float" office:value="0.00760104" calcext:value-type="float">
            <text:p>0,00760104</text:p>
          </table:table-cell>
          <table:table-cell office:value-type="float" office:value="218.251" calcext:value-type="float">
            <text:p>218,251</text:p>
          </table:table-cell>
        </table:table-row>
        <table:table-row table:style-name="ro1">
          <table:table-cell office:value-type="float" office:value="0.00759688" calcext:value-type="float">
            <text:p>0,00759688</text:p>
          </table:table-cell>
          <table:table-cell office:value-type="float" office:value="218.325" calcext:value-type="float">
            <text:p>218,325</text:p>
          </table:table-cell>
        </table:table-row>
        <table:table-row table:style-name="ro1">
          <table:table-cell office:value-type="float" office:value="0.00760184" calcext:value-type="float">
            <text:p>0,00760184</text:p>
          </table:table-cell>
          <table:table-cell office:value-type="float" office:value="218.397" calcext:value-type="float">
            <text:p>218,397</text:p>
          </table:table-cell>
        </table:table-row>
        <table:table-row table:style-name="ro1">
          <table:table-cell office:value-type="float" office:value="0.00762793" calcext:value-type="float">
            <text:p>0,00762793</text:p>
          </table:table-cell>
          <table:table-cell office:value-type="float" office:value="218.463" calcext:value-type="float">
            <text:p>218,463</text:p>
          </table:table-cell>
        </table:table-row>
        <table:table-row table:style-name="ro1">
          <table:table-cell office:value-type="float" office:value="0.00758761" calcext:value-type="float">
            <text:p>0,00758761</text:p>
          </table:table-cell>
          <table:table-cell office:value-type="float" office:value="218.515" calcext:value-type="float">
            <text:p>218,515</text:p>
          </table:table-cell>
        </table:table-row>
        <table:table-row table:style-name="ro1">
          <table:table-cell office:value-type="float" office:value="0.00759993" calcext:value-type="float">
            <text:p>0,00759993</text:p>
          </table:table-cell>
          <table:table-cell office:value-type="float" office:value="218.592" calcext:value-type="float">
            <text:p>218,592</text:p>
          </table:table-cell>
        </table:table-row>
        <table:table-row table:style-name="ro1">
          <table:table-cell office:value-type="float" office:value="0.00761098" calcext:value-type="float">
            <text:p>0,00761098</text:p>
          </table:table-cell>
          <table:table-cell office:value-type="float" office:value="218.647" calcext:value-type="float">
            <text:p>218,647</text:p>
          </table:table-cell>
        </table:table-row>
        <table:table-row table:style-name="ro1">
          <table:table-cell office:value-type="float" office:value="0.0075907" calcext:value-type="float">
            <text:p>0,0075907</text:p>
          </table:table-cell>
          <table:table-cell office:value-type="float" office:value="218.717" calcext:value-type="float">
            <text:p>218,717</text:p>
          </table:table-cell>
        </table:table-row>
        <table:table-row table:style-name="ro1">
          <table:table-cell office:value-type="float" office:value="0.00760672" calcext:value-type="float">
            <text:p>0,00760672</text:p>
          </table:table-cell>
          <table:table-cell office:value-type="float" office:value="218.784" calcext:value-type="float">
            <text:p>218,784</text:p>
          </table:table-cell>
        </table:table-row>
        <table:table-row table:style-name="ro1">
          <table:table-cell office:value-type="float" office:value="0.00759038" calcext:value-type="float">
            <text:p>0,00759038</text:p>
          </table:table-cell>
          <table:table-cell office:value-type="float" office:value="218.856" calcext:value-type="float">
            <text:p>218,856</text:p>
          </table:table-cell>
        </table:table-row>
        <table:table-row table:style-name="ro1">
          <table:table-cell office:value-type="float" office:value="0.00760576" calcext:value-type="float">
            <text:p>0,00760576</text:p>
          </table:table-cell>
          <table:table-cell office:value-type="float" office:value="218.926" calcext:value-type="float">
            <text:p>218,926</text:p>
          </table:table-cell>
        </table:table-row>
        <table:table-row table:style-name="ro1">
          <table:table-cell office:value-type="float" office:value="0.00757197" calcext:value-type="float">
            <text:p>0,00757197</text:p>
          </table:table-cell>
          <table:table-cell office:value-type="float" office:value="218.991" calcext:value-type="float">
            <text:p>218,991</text:p>
          </table:table-cell>
        </table:table-row>
        <table:table-row table:style-name="ro1">
          <table:table-cell office:value-type="float" office:value="0.00759687" calcext:value-type="float">
            <text:p>0,00759687</text:p>
          </table:table-cell>
          <table:table-cell office:value-type="float" office:value="219.053" calcext:value-type="float">
            <text:p>219,053</text:p>
          </table:table-cell>
        </table:table-row>
        <table:table-row table:style-name="ro1">
          <table:table-cell office:value-type="float" office:value="0.00758903" calcext:value-type="float">
            <text:p>0,00758903</text:p>
          </table:table-cell>
          <table:table-cell office:value-type="float" office:value="219.118" calcext:value-type="float">
            <text:p>219,118</text:p>
          </table:table-cell>
        </table:table-row>
        <table:table-row table:style-name="ro1">
          <table:table-cell office:value-type="float" office:value="0.00760283" calcext:value-type="float">
            <text:p>0,00760283</text:p>
          </table:table-cell>
          <table:table-cell office:value-type="float" office:value="219.192" calcext:value-type="float">
            <text:p>219,192</text:p>
          </table:table-cell>
        </table:table-row>
        <table:table-row table:style-name="ro1">
          <table:table-cell office:value-type="float" office:value="0.00758561" calcext:value-type="float">
            <text:p>0,00758561</text:p>
          </table:table-cell>
          <table:table-cell office:value-type="float" office:value="219.247" calcext:value-type="float">
            <text:p>219,247</text:p>
          </table:table-cell>
        </table:table-row>
        <table:table-row table:style-name="ro1">
          <table:table-cell office:value-type="float" office:value="0.00758687" calcext:value-type="float">
            <text:p>0,00758687</text:p>
          </table:table-cell>
          <table:table-cell office:value-type="float" office:value="219.316" calcext:value-type="float">
            <text:p>219,316</text:p>
          </table:table-cell>
        </table:table-row>
        <table:table-row table:style-name="ro1">
          <table:table-cell office:value-type="float" office:value="0.00758508" calcext:value-type="float">
            <text:p>0,00758508</text:p>
          </table:table-cell>
          <table:table-cell office:value-type="float" office:value="219.385" calcext:value-type="float">
            <text:p>219,385</text:p>
          </table:table-cell>
        </table:table-row>
        <table:table-row table:style-name="ro1">
          <table:table-cell office:value-type="float" office:value="0.00758934" calcext:value-type="float">
            <text:p>0,00758934</text:p>
          </table:table-cell>
          <table:table-cell office:value-type="float" office:value="219.464" calcext:value-type="float">
            <text:p>219,464</text:p>
          </table:table-cell>
        </table:table-row>
        <table:table-row table:style-name="ro1">
          <table:table-cell office:value-type="float" office:value="0.00762763" calcext:value-type="float">
            <text:p>0,00762763</text:p>
          </table:table-cell>
          <table:table-cell office:value-type="float" office:value="219.514" calcext:value-type="float">
            <text:p>219,514</text:p>
          </table:table-cell>
        </table:table-row>
        <table:table-row table:style-name="ro1">
          <table:table-cell office:value-type="float" office:value="0.00759473" calcext:value-type="float">
            <text:p>0,00759473</text:p>
          </table:table-cell>
          <table:table-cell office:value-type="float" office:value="219.584" calcext:value-type="float">
            <text:p>219,584</text:p>
          </table:table-cell>
        </table:table-row>
        <table:table-row table:style-name="ro1">
          <table:table-cell office:value-type="float" office:value="0.00760441" calcext:value-type="float">
            <text:p>0,00760441</text:p>
          </table:table-cell>
          <table:table-cell office:value-type="float" office:value="219.653" calcext:value-type="float">
            <text:p>219,653</text:p>
          </table:table-cell>
        </table:table-row>
        <table:table-row table:style-name="ro1">
          <table:table-cell office:value-type="float" office:value="0.00759988" calcext:value-type="float">
            <text:p>0,00759988</text:p>
          </table:table-cell>
          <table:table-cell office:value-type="float" office:value="219.722" calcext:value-type="float">
            <text:p>219,722</text:p>
          </table:table-cell>
        </table:table-row>
        <table:table-row table:style-name="ro1">
          <table:table-cell office:value-type="float" office:value="0.00761145" calcext:value-type="float">
            <text:p>0,00761145</text:p>
          </table:table-cell>
          <table:table-cell office:value-type="float" office:value="219.784" calcext:value-type="float">
            <text:p>219,784</text:p>
          </table:table-cell>
        </table:table-row>
        <table:table-row table:style-name="ro1">
          <table:table-cell office:value-type="float" office:value="0.00759756" calcext:value-type="float">
            <text:p>0,00759756</text:p>
          </table:table-cell>
          <table:table-cell office:value-type="float" office:value="219.86" calcext:value-type="float">
            <text:p>219,86</text:p>
          </table:table-cell>
        </table:table-row>
        <table:table-row table:style-name="ro1">
          <table:table-cell office:value-type="float" office:value="0.00758728" calcext:value-type="float">
            <text:p>0,00758728</text:p>
          </table:table-cell>
          <table:table-cell office:value-type="float" office:value="219.921" calcext:value-type="float">
            <text:p>219,921</text:p>
          </table:table-cell>
        </table:table-row>
        <table:table-row table:style-name="ro1">
          <table:table-cell office:value-type="float" office:value="0.00759936" calcext:value-type="float">
            <text:p>0,00759936</text:p>
          </table:table-cell>
          <table:table-cell office:value-type="float" office:value="219.979" calcext:value-type="float">
            <text:p>219,979</text:p>
          </table:table-cell>
        </table:table-row>
        <table:table-row table:style-name="ro1">
          <table:table-cell office:value-type="float" office:value="0.00757909" calcext:value-type="float">
            <text:p>0,00757909</text:p>
          </table:table-cell>
          <table:table-cell office:value-type="float" office:value="220.048" calcext:value-type="float">
            <text:p>220,048</text:p>
          </table:table-cell>
        </table:table-row>
        <table:table-row table:style-name="ro1">
          <table:table-cell office:value-type="float" office:value="0.00761721" calcext:value-type="float">
            <text:p>0,00761721</text:p>
          </table:table-cell>
          <table:table-cell office:value-type="float" office:value="220.115" calcext:value-type="float">
            <text:p>220,115</text:p>
          </table:table-cell>
        </table:table-row>
        <table:table-row table:style-name="ro1">
          <table:table-cell office:value-type="float" office:value="0.00760778" calcext:value-type="float">
            <text:p>0,00760778</text:p>
          </table:table-cell>
          <table:table-cell office:value-type="float" office:value="220.184" calcext:value-type="float">
            <text:p>220,184</text:p>
          </table:table-cell>
        </table:table-row>
        <table:table-row table:style-name="ro1">
          <table:table-cell office:value-type="float" office:value="0.00759031" calcext:value-type="float">
            <text:p>0,00759031</text:p>
          </table:table-cell>
          <table:table-cell office:value-type="float" office:value="220.249" calcext:value-type="float">
            <text:p>220,249</text:p>
          </table:table-cell>
        </table:table-row>
        <table:table-row table:style-name="ro1">
          <table:table-cell office:value-type="float" office:value="0.00761618" calcext:value-type="float">
            <text:p>0,00761618</text:p>
          </table:table-cell>
          <table:table-cell office:value-type="float" office:value="220.316" calcext:value-type="float">
            <text:p>220,316</text:p>
          </table:table-cell>
        </table:table-row>
        <table:table-row table:style-name="ro1">
          <table:table-cell office:value-type="float" office:value="0.00759465" calcext:value-type="float">
            <text:p>0,00759465</text:p>
          </table:table-cell>
          <table:table-cell office:value-type="float" office:value="220.394" calcext:value-type="float">
            <text:p>220,394</text:p>
          </table:table-cell>
        </table:table-row>
        <table:table-row table:style-name="ro1">
          <table:table-cell office:value-type="float" office:value="0.00759472" calcext:value-type="float">
            <text:p>0,00759472</text:p>
          </table:table-cell>
          <table:table-cell office:value-type="float" office:value="220.446" calcext:value-type="float">
            <text:p>220,446</text:p>
          </table:table-cell>
        </table:table-row>
        <table:table-row table:style-name="ro1">
          <table:table-cell office:value-type="float" office:value="0.00758641" calcext:value-type="float">
            <text:p>0,00758641</text:p>
          </table:table-cell>
          <table:table-cell office:value-type="float" office:value="220.519" calcext:value-type="float">
            <text:p>220,519</text:p>
          </table:table-cell>
        </table:table-row>
        <table:table-row table:style-name="ro1">
          <table:table-cell office:value-type="float" office:value="0.00761062" calcext:value-type="float">
            <text:p>0,00761062</text:p>
          </table:table-cell>
          <table:table-cell office:value-type="float" office:value="220.592" calcext:value-type="float">
            <text:p>220,592</text:p>
          </table:table-cell>
        </table:table-row>
        <table:table-row table:style-name="ro1">
          <table:table-cell office:value-type="float" office:value="0.00759815" calcext:value-type="float">
            <text:p>0,00759815</text:p>
          </table:table-cell>
          <table:table-cell office:value-type="float" office:value="220.658" calcext:value-type="float">
            <text:p>220,658</text:p>
          </table:table-cell>
        </table:table-row>
        <table:table-row table:style-name="ro1">
          <table:table-cell office:value-type="float" office:value="0.00760267" calcext:value-type="float">
            <text:p>0,00760267</text:p>
          </table:table-cell>
          <table:table-cell office:value-type="float" office:value="220.718" calcext:value-type="float">
            <text:p>220,718</text:p>
          </table:table-cell>
        </table:table-row>
        <table:table-row table:style-name="ro1">
          <table:table-cell office:value-type="float" office:value="0.00759159" calcext:value-type="float">
            <text:p>0,00759159</text:p>
          </table:table-cell>
          <table:table-cell office:value-type="float" office:value="220.791" calcext:value-type="float">
            <text:p>220,791</text:p>
          </table:table-cell>
        </table:table-row>
        <table:table-row table:style-name="ro1">
          <table:table-cell office:value-type="float" office:value="0.00759657" calcext:value-type="float">
            <text:p>0,00759657</text:p>
          </table:table-cell>
          <table:table-cell office:value-type="float" office:value="220.857" calcext:value-type="float">
            <text:p>220,857</text:p>
          </table:table-cell>
        </table:table-row>
        <table:table-row table:style-name="ro1">
          <table:table-cell office:value-type="float" office:value="0.00763618" calcext:value-type="float">
            <text:p>0,00763618</text:p>
          </table:table-cell>
          <table:table-cell office:value-type="float" office:value="220.921" calcext:value-type="float">
            <text:p>220,921</text:p>
          </table:table-cell>
        </table:table-row>
        <table:table-row table:style-name="ro1">
          <table:table-cell office:value-type="float" office:value="0.00757872" calcext:value-type="float">
            <text:p>0,00757872</text:p>
          </table:table-cell>
          <table:table-cell office:value-type="float" office:value="220.985" calcext:value-type="float">
            <text:p>220,985</text:p>
          </table:table-cell>
        </table:table-row>
        <table:table-row table:style-name="ro1">
          <table:table-cell office:value-type="float" office:value="0.00758329" calcext:value-type="float">
            <text:p>0,00758329</text:p>
          </table:table-cell>
          <table:table-cell office:value-type="float" office:value="221.054" calcext:value-type="float">
            <text:p>221,054</text:p>
          </table:table-cell>
        </table:table-row>
        <table:table-row table:style-name="ro1">
          <table:table-cell office:value-type="float" office:value="0.00758592" calcext:value-type="float">
            <text:p>0,00758592</text:p>
          </table:table-cell>
          <table:table-cell office:value-type="float" office:value="221.129" calcext:value-type="float">
            <text:p>221,129</text:p>
          </table:table-cell>
        </table:table-row>
        <table:table-row table:style-name="ro1">
          <table:table-cell office:value-type="float" office:value="0.00760072" calcext:value-type="float">
            <text:p>0,00760072</text:p>
          </table:table-cell>
          <table:table-cell office:value-type="float" office:value="221.187" calcext:value-type="float">
            <text:p>221,187</text:p>
          </table:table-cell>
        </table:table-row>
        <table:table-row table:style-name="ro1">
          <table:table-cell office:value-type="float" office:value="0.00761961" calcext:value-type="float">
            <text:p>0,00761961</text:p>
          </table:table-cell>
          <table:table-cell office:value-type="float" office:value="221.253" calcext:value-type="float">
            <text:p>221,253</text:p>
          </table:table-cell>
        </table:table-row>
        <table:table-row table:style-name="ro1">
          <table:table-cell office:value-type="float" office:value="0.00757731" calcext:value-type="float">
            <text:p>0,00757731</text:p>
          </table:table-cell>
          <table:table-cell office:value-type="float" office:value="221.327" calcext:value-type="float">
            <text:p>221,327</text:p>
          </table:table-cell>
        </table:table-row>
        <table:table-row table:style-name="ro1">
          <table:table-cell office:value-type="float" office:value="0.00762123" calcext:value-type="float">
            <text:p>0,00762123</text:p>
          </table:table-cell>
          <table:table-cell office:value-type="float" office:value="221.388" calcext:value-type="float">
            <text:p>221,388</text:p>
          </table:table-cell>
        </table:table-row>
        <table:table-row table:style-name="ro1">
          <table:table-cell office:value-type="float" office:value="0.00760066" calcext:value-type="float">
            <text:p>0,00760066</text:p>
          </table:table-cell>
          <table:table-cell office:value-type="float" office:value="221.45" calcext:value-type="float">
            <text:p>221,45</text:p>
          </table:table-cell>
        </table:table-row>
        <table:table-row table:style-name="ro1">
          <table:table-cell office:value-type="float" office:value="0.00760562" calcext:value-type="float">
            <text:p>0,00760562</text:p>
          </table:table-cell>
          <table:table-cell office:value-type="float" office:value="221.517" calcext:value-type="float">
            <text:p>221,517</text:p>
          </table:table-cell>
        </table:table-row>
        <table:table-row table:style-name="ro1">
          <table:table-cell office:value-type="float" office:value="0.00758898" calcext:value-type="float">
            <text:p>0,00758898</text:p>
          </table:table-cell>
          <table:table-cell office:value-type="float" office:value="221.586" calcext:value-type="float">
            <text:p>221,586</text:p>
          </table:table-cell>
        </table:table-row>
        <table:table-row table:style-name="ro1">
          <table:table-cell office:value-type="float" office:value="0.00759251" calcext:value-type="float">
            <text:p>0,00759251</text:p>
          </table:table-cell>
          <table:table-cell office:value-type="float" office:value="221.65" calcext:value-type="float">
            <text:p>221,65</text:p>
          </table:table-cell>
        </table:table-row>
        <table:table-row table:style-name="ro1">
          <table:table-cell office:value-type="float" office:value="0.00761208" calcext:value-type="float">
            <text:p>0,00761208</text:p>
          </table:table-cell>
          <table:table-cell office:value-type="float" office:value="221.713" calcext:value-type="float">
            <text:p>221,713</text:p>
          </table:table-cell>
        </table:table-row>
        <table:table-row table:style-name="ro1">
          <table:table-cell office:value-type="float" office:value="0.00760024" calcext:value-type="float">
            <text:p>0,00760024</text:p>
          </table:table-cell>
          <table:table-cell office:value-type="float" office:value="221.785" calcext:value-type="float">
            <text:p>221,785</text:p>
          </table:table-cell>
        </table:table-row>
        <table:table-row table:style-name="ro1">
          <table:table-cell office:value-type="float" office:value="0.00757742" calcext:value-type="float">
            <text:p>0,00757742</text:p>
          </table:table-cell>
          <table:table-cell office:value-type="float" office:value="221.853" calcext:value-type="float">
            <text:p>221,853</text:p>
          </table:table-cell>
        </table:table-row>
        <table:table-row table:style-name="ro1">
          <table:table-cell office:value-type="float" office:value="0.00758644" calcext:value-type="float">
            <text:p>0,00758644</text:p>
          </table:table-cell>
          <table:table-cell office:value-type="float" office:value="221.912" calcext:value-type="float">
            <text:p>221,912</text:p>
          </table:table-cell>
        </table:table-row>
        <table:table-row table:style-name="ro1">
          <table:table-cell office:value-type="float" office:value="0.00760395" calcext:value-type="float">
            <text:p>0,00760395</text:p>
          </table:table-cell>
          <table:table-cell office:value-type="float" office:value="221.982" calcext:value-type="float">
            <text:p>221,982</text:p>
          </table:table-cell>
        </table:table-row>
        <table:table-row table:style-name="ro1">
          <table:table-cell office:value-type="float" office:value="0.00757764" calcext:value-type="float">
            <text:p>0,00757764</text:p>
          </table:table-cell>
          <table:table-cell office:value-type="float" office:value="222.053" calcext:value-type="float">
            <text:p>222,053</text:p>
          </table:table-cell>
        </table:table-row>
        <table:table-row table:style-name="ro1">
          <table:table-cell office:value-type="float" office:value="0.00758251" calcext:value-type="float">
            <text:p>0,00758251</text:p>
          </table:table-cell>
          <table:table-cell office:value-type="float" office:value="222.12" calcext:value-type="float">
            <text:p>222,12</text:p>
          </table:table-cell>
        </table:table-row>
        <table:table-row table:style-name="ro1">
          <table:table-cell office:value-type="float" office:value="0.00761157" calcext:value-type="float">
            <text:p>0,00761157</text:p>
          </table:table-cell>
          <table:table-cell office:value-type="float" office:value="222.183" calcext:value-type="float">
            <text:p>222,183</text:p>
          </table:table-cell>
        </table:table-row>
        <table:table-row table:style-name="ro1">
          <table:table-cell office:value-type="float" office:value="0.00759356" calcext:value-type="float">
            <text:p>0,00759356</text:p>
          </table:table-cell>
          <table:table-cell office:value-type="float" office:value="222.249" calcext:value-type="float">
            <text:p>222,249</text:p>
          </table:table-cell>
        </table:table-row>
        <table:table-row table:style-name="ro1">
          <table:table-cell office:value-type="float" office:value="0.00758997" calcext:value-type="float">
            <text:p>0,00758997</text:p>
          </table:table-cell>
          <table:table-cell office:value-type="float" office:value="222.322" calcext:value-type="float">
            <text:p>222,322</text:p>
          </table:table-cell>
        </table:table-row>
        <table:table-row table:style-name="ro1">
          <table:table-cell office:value-type="float" office:value="0.00758621" calcext:value-type="float">
            <text:p>0,00758621</text:p>
          </table:table-cell>
          <table:table-cell office:value-type="float" office:value="222.386" calcext:value-type="float">
            <text:p>222,386</text:p>
          </table:table-cell>
        </table:table-row>
        <table:table-row table:style-name="ro1">
          <table:table-cell office:value-type="float" office:value="0.0075934" calcext:value-type="float">
            <text:p>0,0075934</text:p>
          </table:table-cell>
          <table:table-cell office:value-type="float" office:value="222.448" calcext:value-type="float">
            <text:p>222,448</text:p>
          </table:table-cell>
        </table:table-row>
        <table:table-row table:style-name="ro1">
          <table:table-cell office:value-type="float" office:value="0.0075889" calcext:value-type="float">
            <text:p>0,0075889</text:p>
          </table:table-cell>
          <table:table-cell office:value-type="float" office:value="222.515" calcext:value-type="float">
            <text:p>222,515</text:p>
          </table:table-cell>
        </table:table-row>
        <table:table-row table:style-name="ro1">
          <table:table-cell office:value-type="float" office:value="0.00760939" calcext:value-type="float">
            <text:p>0,00760939</text:p>
          </table:table-cell>
          <table:table-cell office:value-type="float" office:value="222.582" calcext:value-type="float">
            <text:p>222,582</text:p>
          </table:table-cell>
        </table:table-row>
        <table:table-row table:style-name="ro1">
          <table:table-cell office:value-type="float" office:value="0.00758399" calcext:value-type="float">
            <text:p>0,00758399</text:p>
          </table:table-cell>
          <table:table-cell office:value-type="float" office:value="222.648" calcext:value-type="float">
            <text:p>222,648</text:p>
          </table:table-cell>
        </table:table-row>
        <table:table-row table:style-name="ro1">
          <table:table-cell office:value-type="float" office:value="0.00758139" calcext:value-type="float">
            <text:p>0,00758139</text:p>
          </table:table-cell>
          <table:table-cell office:value-type="float" office:value="222.714" calcext:value-type="float">
            <text:p>222,714</text:p>
          </table:table-cell>
        </table:table-row>
        <table:table-row table:style-name="ro1">
          <table:table-cell office:value-type="float" office:value="0.00755731" calcext:value-type="float">
            <text:p>0,00755731</text:p>
          </table:table-cell>
          <table:table-cell office:value-type="float" office:value="222.785" calcext:value-type="float">
            <text:p>222,785</text:p>
          </table:table-cell>
        </table:table-row>
        <table:table-row table:style-name="ro1">
          <table:table-cell office:value-type="float" office:value="0.00760887" calcext:value-type="float">
            <text:p>0,00760887</text:p>
          </table:table-cell>
          <table:table-cell office:value-type="float" office:value="222.845" calcext:value-type="float">
            <text:p>222,845</text:p>
          </table:table-cell>
        </table:table-row>
        <table:table-row table:style-name="ro1">
          <table:table-cell office:value-type="float" office:value="0.00757454" calcext:value-type="float">
            <text:p>0,00757454</text:p>
          </table:table-cell>
          <table:table-cell office:value-type="float" office:value="222.912" calcext:value-type="float">
            <text:p>222,912</text:p>
          </table:table-cell>
        </table:table-row>
        <table:table-row table:style-name="ro1">
          <table:table-cell office:value-type="float" office:value="0.00759609" calcext:value-type="float">
            <text:p>0,00759609</text:p>
          </table:table-cell>
          <table:table-cell office:value-type="float" office:value="222.981" calcext:value-type="float">
            <text:p>222,981</text:p>
          </table:table-cell>
        </table:table-row>
        <table:table-row table:style-name="ro1">
          <table:table-cell office:value-type="float" office:value="0.00758386" calcext:value-type="float">
            <text:p>0,00758386</text:p>
          </table:table-cell>
          <table:table-cell office:value-type="float" office:value="223.048" calcext:value-type="float">
            <text:p>223,048</text:p>
          </table:table-cell>
        </table:table-row>
        <table:table-row table:style-name="ro1">
          <table:table-cell office:value-type="float" office:value="0.00756462" calcext:value-type="float">
            <text:p>0,00756462</text:p>
          </table:table-cell>
          <table:table-cell office:value-type="float" office:value="223.113" calcext:value-type="float">
            <text:p>223,113</text:p>
          </table:table-cell>
        </table:table-row>
        <table:table-row table:style-name="ro1">
          <table:table-cell office:value-type="float" office:value="0.00761991" calcext:value-type="float">
            <text:p>0,00761991</text:p>
          </table:table-cell>
          <table:table-cell office:value-type="float" office:value="223.183" calcext:value-type="float">
            <text:p>223,183</text:p>
          </table:table-cell>
        </table:table-row>
        <table:table-row table:style-name="ro1">
          <table:table-cell office:value-type="float" office:value="0.0075941" calcext:value-type="float">
            <text:p>0,0075941</text:p>
          </table:table-cell>
          <table:table-cell office:value-type="float" office:value="223.246" calcext:value-type="float">
            <text:p>223,246</text:p>
          </table:table-cell>
        </table:table-row>
        <table:table-row table:style-name="ro1">
          <table:table-cell office:value-type="float" office:value="0.00760616" calcext:value-type="float">
            <text:p>0,00760616</text:p>
          </table:table-cell>
          <table:table-cell office:value-type="float" office:value="223.318" calcext:value-type="float">
            <text:p>223,318</text:p>
          </table:table-cell>
        </table:table-row>
        <table:table-row table:style-name="ro1">
          <table:table-cell office:value-type="float" office:value="0.00760016" calcext:value-type="float">
            <text:p>0,00760016</text:p>
          </table:table-cell>
          <table:table-cell office:value-type="float" office:value="223.385" calcext:value-type="float">
            <text:p>223,385</text:p>
          </table:table-cell>
        </table:table-row>
        <table:table-row table:style-name="ro1">
          <table:table-cell office:value-type="float" office:value="0.007596" calcext:value-type="float">
            <text:p>0,007596</text:p>
          </table:table-cell>
          <table:table-cell office:value-type="float" office:value="223.448" calcext:value-type="float">
            <text:p>223,448</text:p>
          </table:table-cell>
        </table:table-row>
        <table:table-row table:style-name="ro1">
          <table:table-cell office:value-type="float" office:value="0.00761004" calcext:value-type="float">
            <text:p>0,00761004</text:p>
          </table:table-cell>
          <table:table-cell office:value-type="float" office:value="223.513" calcext:value-type="float">
            <text:p>223,513</text:p>
          </table:table-cell>
        </table:table-row>
        <table:table-row table:style-name="ro1">
          <table:table-cell office:value-type="float" office:value="0.00760684" calcext:value-type="float">
            <text:p>0,00760684</text:p>
          </table:table-cell>
          <table:table-cell office:value-type="float" office:value="223.579" calcext:value-type="float">
            <text:p>223,579</text:p>
          </table:table-cell>
        </table:table-row>
        <table:table-row table:style-name="ro1">
          <table:table-cell office:value-type="float" office:value="0.00760134" calcext:value-type="float">
            <text:p>0,00760134</text:p>
          </table:table-cell>
          <table:table-cell office:value-type="float" office:value="223.646" calcext:value-type="float">
            <text:p>223,646</text:p>
          </table:table-cell>
        </table:table-row>
        <table:table-row table:style-name="ro1">
          <table:table-cell office:value-type="float" office:value="0.00760493" calcext:value-type="float">
            <text:p>0,00760493</text:p>
          </table:table-cell>
          <table:table-cell office:value-type="float" office:value="223.711" calcext:value-type="float">
            <text:p>223,711</text:p>
          </table:table-cell>
        </table:table-row>
        <table:table-row table:style-name="ro1">
          <table:table-cell office:value-type="float" office:value="0.00760645" calcext:value-type="float">
            <text:p>0,00760645</text:p>
          </table:table-cell>
          <table:table-cell office:value-type="float" office:value="223.781" calcext:value-type="float">
            <text:p>223,781</text:p>
          </table:table-cell>
        </table:table-row>
        <table:table-row table:style-name="ro1">
          <table:table-cell office:value-type="float" office:value="0.00759768" calcext:value-type="float">
            <text:p>0,00759768</text:p>
          </table:table-cell>
          <table:table-cell office:value-type="float" office:value="223.845" calcext:value-type="float">
            <text:p>223,845</text:p>
          </table:table-cell>
        </table:table-row>
        <table:table-row table:style-name="ro1">
          <table:table-cell office:value-type="float" office:value="0.00761298" calcext:value-type="float">
            <text:p>0,00761298</text:p>
          </table:table-cell>
          <table:table-cell office:value-type="float" office:value="223.91" calcext:value-type="float">
            <text:p>223,91</text:p>
          </table:table-cell>
        </table:table-row>
        <table:table-row table:style-name="ro1">
          <table:table-cell office:value-type="float" office:value="0.00760968" calcext:value-type="float">
            <text:p>0,00760968</text:p>
          </table:table-cell>
          <table:table-cell office:value-type="float" office:value="223.978" calcext:value-type="float">
            <text:p>223,978</text:p>
          </table:table-cell>
        </table:table-row>
        <table:table-row table:style-name="ro1">
          <table:table-cell office:value-type="float" office:value="0.00761553" calcext:value-type="float">
            <text:p>0,00761553</text:p>
          </table:table-cell>
          <table:table-cell office:value-type="float" office:value="224.045" calcext:value-type="float">
            <text:p>224,045</text:p>
          </table:table-cell>
        </table:table-row>
        <table:table-row table:style-name="ro1">
          <table:table-cell office:value-type="float" office:value="0.00759023" calcext:value-type="float">
            <text:p>0,00759023</text:p>
          </table:table-cell>
          <table:table-cell office:value-type="float" office:value="224.112" calcext:value-type="float">
            <text:p>224,112</text:p>
          </table:table-cell>
        </table:table-row>
        <table:table-row table:style-name="ro1">
          <table:table-cell office:value-type="float" office:value="0.00758676" calcext:value-type="float">
            <text:p>0,00758676</text:p>
          </table:table-cell>
          <table:table-cell office:value-type="float" office:value="224.178" calcext:value-type="float">
            <text:p>224,178</text:p>
          </table:table-cell>
        </table:table-row>
        <table:table-row table:style-name="ro1">
          <table:table-cell office:value-type="float" office:value="0.0075805" calcext:value-type="float">
            <text:p>0,0075805</text:p>
          </table:table-cell>
          <table:table-cell office:value-type="float" office:value="224.247" calcext:value-type="float">
            <text:p>224,247</text:p>
          </table:table-cell>
        </table:table-row>
        <table:table-row table:style-name="ro1">
          <table:table-cell office:value-type="float" office:value="0.00759274" calcext:value-type="float">
            <text:p>0,00759274</text:p>
          </table:table-cell>
          <table:table-cell office:value-type="float" office:value="224.312" calcext:value-type="float">
            <text:p>224,312</text:p>
          </table:table-cell>
        </table:table-row>
        <table:table-row table:style-name="ro1">
          <table:table-cell office:value-type="float" office:value="0.00757832" calcext:value-type="float">
            <text:p>0,00757832</text:p>
          </table:table-cell>
          <table:table-cell office:value-type="float" office:value="224.381" calcext:value-type="float">
            <text:p>224,381</text:p>
          </table:table-cell>
        </table:table-row>
        <table:table-row table:style-name="ro1">
          <table:table-cell office:value-type="float" office:value="0.00760255" calcext:value-type="float">
            <text:p>0,00760255</text:p>
          </table:table-cell>
          <table:table-cell office:value-type="float" office:value="224.453" calcext:value-type="float">
            <text:p>224,453</text:p>
          </table:table-cell>
        </table:table-row>
        <table:table-row table:style-name="ro1">
          <table:table-cell office:value-type="float" office:value="0.00759394" calcext:value-type="float">
            <text:p>0,00759394</text:p>
          </table:table-cell>
          <table:table-cell office:value-type="float" office:value="224.508" calcext:value-type="float">
            <text:p>224,508</text:p>
          </table:table-cell>
        </table:table-row>
        <table:table-row table:style-name="ro1">
          <table:table-cell office:value-type="float" office:value="0.00761049" calcext:value-type="float">
            <text:p>0,00761049</text:p>
          </table:table-cell>
          <table:table-cell office:value-type="float" office:value="224.579" calcext:value-type="float">
            <text:p>224,579</text:p>
          </table:table-cell>
        </table:table-row>
        <table:table-row table:style-name="ro1">
          <table:table-cell office:value-type="float" office:value="0.0076136" calcext:value-type="float">
            <text:p>0,0076136</text:p>
          </table:table-cell>
          <table:table-cell office:value-type="float" office:value="224.646" calcext:value-type="float">
            <text:p>224,646</text:p>
          </table:table-cell>
        </table:table-row>
        <table:table-row table:style-name="ro1">
          <table:table-cell office:value-type="float" office:value="0.00758649" calcext:value-type="float">
            <text:p>0,00758649</text:p>
          </table:table-cell>
          <table:table-cell office:value-type="float" office:value="224.714" calcext:value-type="float">
            <text:p>224,714</text:p>
          </table:table-cell>
        </table:table-row>
        <table:table-row table:style-name="ro1">
          <table:table-cell office:value-type="float" office:value="0.0075726" calcext:value-type="float">
            <text:p>0,0075726</text:p>
          </table:table-cell>
          <table:table-cell office:value-type="float" office:value="224.78" calcext:value-type="float">
            <text:p>224,78</text:p>
          </table:table-cell>
        </table:table-row>
        <table:table-row table:style-name="ro1">
          <table:table-cell office:value-type="float" office:value="0.00758417" calcext:value-type="float">
            <text:p>0,00758417</text:p>
          </table:table-cell>
          <table:table-cell office:value-type="float" office:value="224.847" calcext:value-type="float">
            <text:p>224,847</text:p>
          </table:table-cell>
        </table:table-row>
        <table:table-row table:style-name="ro1">
          <table:table-cell office:value-type="float" office:value="0.00758437" calcext:value-type="float">
            <text:p>0,00758437</text:p>
          </table:table-cell>
          <table:table-cell office:value-type="float" office:value="224.913" calcext:value-type="float">
            <text:p>224,913</text:p>
          </table:table-cell>
        </table:table-row>
        <table:table-row table:style-name="ro1">
          <table:table-cell office:value-type="float" office:value="0.00758103" calcext:value-type="float">
            <text:p>0,00758103</text:p>
          </table:table-cell>
          <table:table-cell office:value-type="float" office:value="224.976" calcext:value-type="float">
            <text:p>224,976</text:p>
          </table:table-cell>
        </table:table-row>
        <table:table-row table:style-name="ro1">
          <table:table-cell office:value-type="float" office:value="0.00759212" calcext:value-type="float">
            <text:p>0,00759212</text:p>
          </table:table-cell>
          <table:table-cell office:value-type="float" office:value="225.044" calcext:value-type="float">
            <text:p>225,044</text:p>
          </table:table-cell>
        </table:table-row>
        <table:table-row table:style-name="ro1">
          <table:table-cell office:value-type="float" office:value="0.00759618" calcext:value-type="float">
            <text:p>0,00759618</text:p>
          </table:table-cell>
          <table:table-cell office:value-type="float" office:value="225.108" calcext:value-type="float">
            <text:p>225,108</text:p>
          </table:table-cell>
        </table:table-row>
        <table:table-row table:style-name="ro1">
          <table:table-cell office:value-type="float" office:value="0.00761355" calcext:value-type="float">
            <text:p>0,00761355</text:p>
          </table:table-cell>
          <table:table-cell office:value-type="float" office:value="225.174" calcext:value-type="float">
            <text:p>225,174</text:p>
          </table:table-cell>
        </table:table-row>
        <table:table-row table:style-name="ro1">
          <table:table-cell office:value-type="float" office:value="0.00759122" calcext:value-type="float">
            <text:p>0,00759122</text:p>
          </table:table-cell>
          <table:table-cell office:value-type="float" office:value="225.24" calcext:value-type="float">
            <text:p>225,24</text:p>
          </table:table-cell>
        </table:table-row>
        <table:table-row table:style-name="ro1">
          <table:table-cell office:value-type="float" office:value="0.00759059" calcext:value-type="float">
            <text:p>0,00759059</text:p>
          </table:table-cell>
          <table:table-cell office:value-type="float" office:value="225.317" calcext:value-type="float">
            <text:p>225,317</text:p>
          </table:table-cell>
        </table:table-row>
        <table:table-row table:style-name="ro1">
          <table:table-cell office:value-type="float" office:value="0.00762339" calcext:value-type="float">
            <text:p>0,00762339</text:p>
          </table:table-cell>
          <table:table-cell office:value-type="float" office:value="225.376" calcext:value-type="float">
            <text:p>225,376</text:p>
          </table:table-cell>
        </table:table-row>
        <table:table-row table:style-name="ro1">
          <table:table-cell office:value-type="float" office:value="0.00760463" calcext:value-type="float">
            <text:p>0,00760463</text:p>
          </table:table-cell>
          <table:table-cell office:value-type="float" office:value="225.443" calcext:value-type="float">
            <text:p>225,443</text:p>
          </table:table-cell>
        </table:table-row>
        <table:table-row table:style-name="ro1">
          <table:table-cell office:value-type="float" office:value="0.00760023" calcext:value-type="float">
            <text:p>0,00760023</text:p>
          </table:table-cell>
          <table:table-cell office:value-type="float" office:value="225.51" calcext:value-type="float">
            <text:p>225,51</text:p>
          </table:table-cell>
        </table:table-row>
        <table:table-row table:style-name="ro1">
          <table:table-cell office:value-type="float" office:value="0.00758482" calcext:value-type="float">
            <text:p>0,00758482</text:p>
          </table:table-cell>
          <table:table-cell office:value-type="float" office:value="225.583" calcext:value-type="float">
            <text:p>225,583</text:p>
          </table:table-cell>
        </table:table-row>
        <table:table-row table:style-name="ro1">
          <table:table-cell office:value-type="float" office:value="0.0075983" calcext:value-type="float">
            <text:p>0,0075983</text:p>
          </table:table-cell>
          <table:table-cell office:value-type="float" office:value="225.644" calcext:value-type="float">
            <text:p>225,644</text:p>
          </table:table-cell>
        </table:table-row>
        <table:table-row table:style-name="ro1">
          <table:table-cell office:value-type="float" office:value="0.00761319" calcext:value-type="float">
            <text:p>0,00761319</text:p>
          </table:table-cell>
          <table:table-cell office:value-type="float" office:value="225.71" calcext:value-type="float">
            <text:p>225,71</text:p>
          </table:table-cell>
        </table:table-row>
        <table:table-row table:style-name="ro1">
          <table:table-cell office:value-type="float" office:value="0.00760982" calcext:value-type="float">
            <text:p>0,00760982</text:p>
          </table:table-cell>
          <table:table-cell office:value-type="float" office:value="225.778" calcext:value-type="float">
            <text:p>225,778</text:p>
          </table:table-cell>
        </table:table-row>
        <table:table-row table:style-name="ro1">
          <table:table-cell office:value-type="float" office:value="0.00758878" calcext:value-type="float">
            <text:p>0,00758878</text:p>
          </table:table-cell>
          <table:table-cell office:value-type="float" office:value="225.848" calcext:value-type="float">
            <text:p>225,848</text:p>
          </table:table-cell>
        </table:table-row>
        <table:table-row table:style-name="ro1">
          <table:table-cell office:value-type="float" office:value="0.00759913" calcext:value-type="float">
            <text:p>0,00759913</text:p>
          </table:table-cell>
          <table:table-cell office:value-type="float" office:value="225.914" calcext:value-type="float">
            <text:p>225,914</text:p>
          </table:table-cell>
        </table:table-row>
        <table:table-row table:style-name="ro1">
          <table:table-cell office:value-type="float" office:value="0.00759179" calcext:value-type="float">
            <text:p>0,00759179</text:p>
          </table:table-cell>
          <table:table-cell office:value-type="float" office:value="225.979" calcext:value-type="float">
            <text:p>225,979</text:p>
          </table:table-cell>
        </table:table-row>
        <table:table-row table:style-name="ro1">
          <table:table-cell office:value-type="float" office:value="0.00757033" calcext:value-type="float">
            <text:p>0,00757033</text:p>
          </table:table-cell>
          <table:table-cell office:value-type="float" office:value="226.044" calcext:value-type="float">
            <text:p>226,044</text:p>
          </table:table-cell>
        </table:table-row>
        <table:table-row table:style-name="ro1">
          <table:table-cell office:value-type="float" office:value="0.00758724" calcext:value-type="float">
            <text:p>0,00758724</text:p>
          </table:table-cell>
          <table:table-cell office:value-type="float" office:value="226.114" calcext:value-type="float">
            <text:p>226,114</text:p>
          </table:table-cell>
        </table:table-row>
        <table:table-row table:style-name="ro1">
          <table:table-cell office:value-type="float" office:value="0.00761355" calcext:value-type="float">
            <text:p>0,00761355</text:p>
          </table:table-cell>
          <table:table-cell office:value-type="float" office:value="226.184" calcext:value-type="float">
            <text:p>226,184</text:p>
          </table:table-cell>
        </table:table-row>
        <table:table-row table:style-name="ro1">
          <table:table-cell office:value-type="float" office:value="0.00759087" calcext:value-type="float">
            <text:p>0,00759087</text:p>
          </table:table-cell>
          <table:table-cell office:value-type="float" office:value="226.239" calcext:value-type="float">
            <text:p>226,239</text:p>
          </table:table-cell>
        </table:table-row>
        <table:table-row table:style-name="ro1">
          <table:table-cell office:value-type="float" office:value="0.00759893" calcext:value-type="float">
            <text:p>0,00759893</text:p>
          </table:table-cell>
          <table:table-cell office:value-type="float" office:value="226.312" calcext:value-type="float">
            <text:p>226,312</text:p>
          </table:table-cell>
        </table:table-row>
        <table:table-row table:style-name="ro1">
          <table:table-cell office:value-type="float" office:value="0.00757946" calcext:value-type="float">
            <text:p>0,00757946</text:p>
          </table:table-cell>
          <table:table-cell office:value-type="float" office:value="226.377" calcext:value-type="float">
            <text:p>226,377</text:p>
          </table:table-cell>
        </table:table-row>
        <table:table-row table:style-name="ro1">
          <table:table-cell office:value-type="float" office:value="0.00758052" calcext:value-type="float">
            <text:p>0,00758052</text:p>
          </table:table-cell>
          <table:table-cell office:value-type="float" office:value="226.445" calcext:value-type="float">
            <text:p>226,445</text:p>
          </table:table-cell>
        </table:table-row>
        <table:table-row table:style-name="ro1">
          <table:table-cell office:value-type="float" office:value="0.00757276" calcext:value-type="float">
            <text:p>0,00757276</text:p>
          </table:table-cell>
          <table:table-cell office:value-type="float" office:value="226.51" calcext:value-type="float">
            <text:p>226,51</text:p>
          </table:table-cell>
        </table:table-row>
        <table:table-row table:style-name="ro1">
          <table:table-cell office:value-type="float" office:value="0.00760632" calcext:value-type="float">
            <text:p>0,00760632</text:p>
          </table:table-cell>
          <table:table-cell office:value-type="float" office:value="226.579" calcext:value-type="float">
            <text:p>226,579</text:p>
          </table:table-cell>
        </table:table-row>
        <table:table-row table:style-name="ro1">
          <table:table-cell office:value-type="float" office:value="0.00758633" calcext:value-type="float">
            <text:p>0,00758633</text:p>
          </table:table-cell>
          <table:table-cell office:value-type="float" office:value="226.646" calcext:value-type="float">
            <text:p>226,646</text:p>
          </table:table-cell>
        </table:table-row>
        <table:table-row table:style-name="ro1">
          <table:table-cell office:value-type="float" office:value="0.00760283" calcext:value-type="float">
            <text:p>0,00760283</text:p>
          </table:table-cell>
          <table:table-cell office:value-type="float" office:value="226.712" calcext:value-type="float">
            <text:p>226,712</text:p>
          </table:table-cell>
        </table:table-row>
        <table:table-row table:style-name="ro1">
          <table:table-cell office:value-type="float" office:value="0.00761291" calcext:value-type="float">
            <text:p>0,00761291</text:p>
          </table:table-cell>
          <table:table-cell office:value-type="float" office:value="226.774" calcext:value-type="float">
            <text:p>226,774</text:p>
          </table:table-cell>
        </table:table-row>
        <table:table-row table:style-name="ro1">
          <table:table-cell office:value-type="float" office:value="0.00758455" calcext:value-type="float">
            <text:p>0,00758455</text:p>
          </table:table-cell>
          <table:table-cell office:value-type="float" office:value="226.844" calcext:value-type="float">
            <text:p>226,844</text:p>
          </table:table-cell>
        </table:table-row>
        <table:table-row table:style-name="ro1">
          <table:table-cell office:value-type="float" office:value="0.00758307" calcext:value-type="float">
            <text:p>0,00758307</text:p>
          </table:table-cell>
          <table:table-cell office:value-type="float" office:value="226.914" calcext:value-type="float">
            <text:p>226,914</text:p>
          </table:table-cell>
        </table:table-row>
        <table:table-row table:style-name="ro1">
          <table:table-cell office:value-type="float" office:value="0.00759074" calcext:value-type="float">
            <text:p>0,00759074</text:p>
          </table:table-cell>
          <table:table-cell office:value-type="float" office:value="226.971" calcext:value-type="float">
            <text:p>226,971</text:p>
          </table:table-cell>
        </table:table-row>
        <table:table-row table:style-name="ro1">
          <table:table-cell office:value-type="float" office:value="0.00759252" calcext:value-type="float">
            <text:p>0,00759252</text:p>
          </table:table-cell>
          <table:table-cell office:value-type="float" office:value="227.044" calcext:value-type="float">
            <text:p>227,044</text:p>
          </table:table-cell>
        </table:table-row>
        <table:table-row table:style-name="ro1">
          <table:table-cell office:value-type="float" office:value="0.00759281" calcext:value-type="float">
            <text:p>0,00759281</text:p>
          </table:table-cell>
          <table:table-cell office:value-type="float" office:value="227.112" calcext:value-type="float">
            <text:p>227,112</text:p>
          </table:table-cell>
        </table:table-row>
        <table:table-row table:style-name="ro1">
          <table:table-cell office:value-type="float" office:value="0.00759186" calcext:value-type="float">
            <text:p>0,00759186</text:p>
          </table:table-cell>
          <table:table-cell office:value-type="float" office:value="227.181" calcext:value-type="float">
            <text:p>227,181</text:p>
          </table:table-cell>
        </table:table-row>
        <table:table-row table:style-name="ro1">
          <table:table-cell office:value-type="float" office:value="0.007582" calcext:value-type="float">
            <text:p>0,007582</text:p>
          </table:table-cell>
          <table:table-cell office:value-type="float" office:value="227.247" calcext:value-type="float">
            <text:p>227,247</text:p>
          </table:table-cell>
        </table:table-row>
        <table:table-row table:style-name="ro1">
          <table:table-cell office:value-type="float" office:value="0.00760388" calcext:value-type="float">
            <text:p>0,00760388</text:p>
          </table:table-cell>
          <table:table-cell office:value-type="float" office:value="227.314" calcext:value-type="float">
            <text:p>227,314</text:p>
          </table:table-cell>
        </table:table-row>
        <table:table-row table:style-name="ro1">
          <table:table-cell office:value-type="float" office:value="0.00757449" calcext:value-type="float">
            <text:p>0,00757449</text:p>
          </table:table-cell>
          <table:table-cell office:value-type="float" office:value="227.373" calcext:value-type="float">
            <text:p>227,373</text:p>
          </table:table-cell>
        </table:table-row>
        <table:table-row table:style-name="ro1">
          <table:table-cell office:value-type="float" office:value="0.00757179" calcext:value-type="float">
            <text:p>0,00757179</text:p>
          </table:table-cell>
          <table:table-cell office:value-type="float" office:value="227.445" calcext:value-type="float">
            <text:p>227,445</text:p>
          </table:table-cell>
        </table:table-row>
        <table:table-row table:style-name="ro1">
          <table:table-cell office:value-type="float" office:value="0.00761936" calcext:value-type="float">
            <text:p>0,00761936</text:p>
          </table:table-cell>
          <table:table-cell office:value-type="float" office:value="227.51" calcext:value-type="float">
            <text:p>227,51</text:p>
          </table:table-cell>
        </table:table-row>
        <table:table-row table:style-name="ro1">
          <table:table-cell office:value-type="float" office:value="0.00757895" calcext:value-type="float">
            <text:p>0,00757895</text:p>
          </table:table-cell>
          <table:table-cell office:value-type="float" office:value="227.58" calcext:value-type="float">
            <text:p>227,58</text:p>
          </table:table-cell>
        </table:table-row>
        <table:table-row table:style-name="ro1">
          <table:table-cell office:value-type="float" office:value="0.00758238" calcext:value-type="float">
            <text:p>0,00758238</text:p>
          </table:table-cell>
          <table:table-cell office:value-type="float" office:value="227.647" calcext:value-type="float">
            <text:p>227,647</text:p>
          </table:table-cell>
        </table:table-row>
        <table:table-row table:style-name="ro1">
          <table:table-cell office:value-type="float" office:value="0.00761116" calcext:value-type="float">
            <text:p>0,00761116</text:p>
          </table:table-cell>
          <table:table-cell office:value-type="float" office:value="227.712" calcext:value-type="float">
            <text:p>227,712</text:p>
          </table:table-cell>
        </table:table-row>
        <table:table-row table:style-name="ro1">
          <table:table-cell office:value-type="float" office:value="0.007578" calcext:value-type="float">
            <text:p>0,007578</text:p>
          </table:table-cell>
          <table:table-cell office:value-type="float" office:value="227.779" calcext:value-type="float">
            <text:p>227,779</text:p>
          </table:table-cell>
        </table:table-row>
        <table:table-row table:style-name="ro1">
          <table:table-cell office:value-type="float" office:value="0.00758325" calcext:value-type="float">
            <text:p>0,00758325</text:p>
          </table:table-cell>
          <table:table-cell office:value-type="float" office:value="227.842" calcext:value-type="float">
            <text:p>227,842</text:p>
          </table:table-cell>
        </table:table-row>
        <table:table-row table:style-name="ro1">
          <table:table-cell office:value-type="float" office:value="0.00759809" calcext:value-type="float">
            <text:p>0,00759809</text:p>
          </table:table-cell>
          <table:table-cell office:value-type="float" office:value="227.912" calcext:value-type="float">
            <text:p>227,912</text:p>
          </table:table-cell>
        </table:table-row>
        <table:table-row table:style-name="ro1">
          <table:table-cell office:value-type="float" office:value="0.00758494" calcext:value-type="float">
            <text:p>0,00758494</text:p>
          </table:table-cell>
          <table:table-cell office:value-type="float" office:value="227.977" calcext:value-type="float">
            <text:p>227,977</text:p>
          </table:table-cell>
        </table:table-row>
        <table:table-row table:style-name="ro1">
          <table:table-cell office:value-type="float" office:value="0.00756356" calcext:value-type="float">
            <text:p>0,00756356</text:p>
          </table:table-cell>
          <table:table-cell office:value-type="float" office:value="228.045" calcext:value-type="float">
            <text:p>228,045</text:p>
          </table:table-cell>
        </table:table-row>
        <table:table-row table:style-name="ro1">
          <table:table-cell office:value-type="float" office:value="0.00762253" calcext:value-type="float">
            <text:p>0,00762253</text:p>
          </table:table-cell>
          <table:table-cell office:value-type="float" office:value="228.112" calcext:value-type="float">
            <text:p>228,112</text:p>
          </table:table-cell>
        </table:table-row>
        <table:table-row table:style-name="ro1">
          <table:table-cell office:value-type="float" office:value="0.00758899" calcext:value-type="float">
            <text:p>0,00758899</text:p>
          </table:table-cell>
          <table:table-cell office:value-type="float" office:value="228.175" calcext:value-type="float">
            <text:p>228,175</text:p>
          </table:table-cell>
        </table:table-row>
        <table:table-row table:style-name="ro1">
          <table:table-cell office:value-type="float" office:value="0.0076045" calcext:value-type="float">
            <text:p>0,0076045</text:p>
          </table:table-cell>
          <table:table-cell office:value-type="float" office:value="228.243" calcext:value-type="float">
            <text:p>228,243</text:p>
          </table:table-cell>
        </table:table-row>
        <table:table-row table:style-name="ro1">
          <table:table-cell office:value-type="float" office:value="0.00758483" calcext:value-type="float">
            <text:p>0,00758483</text:p>
          </table:table-cell>
          <table:table-cell office:value-type="float" office:value="228.312" calcext:value-type="float">
            <text:p>228,312</text:p>
          </table:table-cell>
        </table:table-row>
        <table:table-row table:style-name="ro1">
          <table:table-cell office:value-type="float" office:value="0.00759592" calcext:value-type="float">
            <text:p>0,00759592</text:p>
          </table:table-cell>
          <table:table-cell office:value-type="float" office:value="228.371" calcext:value-type="float">
            <text:p>228,371</text:p>
          </table:table-cell>
        </table:table-row>
        <table:table-row table:style-name="ro1">
          <table:table-cell office:value-type="float" office:value="0.00757953" calcext:value-type="float">
            <text:p>0,00757953</text:p>
          </table:table-cell>
          <table:table-cell office:value-type="float" office:value="228.445" calcext:value-type="float">
            <text:p>228,445</text:p>
          </table:table-cell>
        </table:table-row>
        <table:table-row table:style-name="ro1">
          <table:table-cell office:value-type="float" office:value="0.00759582" calcext:value-type="float">
            <text:p>0,00759582</text:p>
          </table:table-cell>
          <table:table-cell office:value-type="float" office:value="228.512" calcext:value-type="float">
            <text:p>228,512</text:p>
          </table:table-cell>
        </table:table-row>
        <table:table-row table:style-name="ro1">
          <table:table-cell office:value-type="float" office:value="0.00759542" calcext:value-type="float">
            <text:p>0,00759542</text:p>
          </table:table-cell>
          <table:table-cell office:value-type="float" office:value="228.575" calcext:value-type="float">
            <text:p>228,575</text:p>
          </table:table-cell>
        </table:table-row>
        <table:table-row table:style-name="ro1">
          <table:table-cell office:value-type="float" office:value="0.00758728" calcext:value-type="float">
            <text:p>0,00758728</text:p>
          </table:table-cell>
          <table:table-cell office:value-type="float" office:value="228.646" calcext:value-type="float">
            <text:p>228,646</text:p>
          </table:table-cell>
        </table:table-row>
        <table:table-row table:style-name="ro1">
          <table:table-cell office:value-type="float" office:value="0.00759094" calcext:value-type="float">
            <text:p>0,00759094</text:p>
          </table:table-cell>
          <table:table-cell office:value-type="float" office:value="228.712" calcext:value-type="float">
            <text:p>228,712</text:p>
          </table:table-cell>
        </table:table-row>
        <table:table-row table:style-name="ro1">
          <table:table-cell office:value-type="float" office:value="0.00758068" calcext:value-type="float">
            <text:p>0,00758068</text:p>
          </table:table-cell>
          <table:table-cell office:value-type="float" office:value="228.777" calcext:value-type="float">
            <text:p>228,777</text:p>
          </table:table-cell>
        </table:table-row>
        <table:table-row table:style-name="ro1">
          <table:table-cell office:value-type="float" office:value="0.0075887" calcext:value-type="float">
            <text:p>0,0075887</text:p>
          </table:table-cell>
          <table:table-cell office:value-type="float" office:value="228.844" calcext:value-type="float">
            <text:p>228,844</text:p>
          </table:table-cell>
        </table:table-row>
        <table:table-row table:style-name="ro1">
          <table:table-cell office:value-type="float" office:value="0.00760082" calcext:value-type="float">
            <text:p>0,00760082</text:p>
          </table:table-cell>
          <table:table-cell office:value-type="float" office:value="228.913" calcext:value-type="float">
            <text:p>228,913</text:p>
          </table:table-cell>
        </table:table-row>
        <table:table-row table:style-name="ro1">
          <table:table-cell office:value-type="float" office:value="0.0075932" calcext:value-type="float">
            <text:p>0,0075932</text:p>
          </table:table-cell>
          <table:table-cell office:value-type="float" office:value="228.977" calcext:value-type="float">
            <text:p>228,977</text:p>
          </table:table-cell>
        </table:table-row>
        <table:table-row table:style-name="ro1">
          <table:table-cell office:value-type="float" office:value="0.00760205" calcext:value-type="float">
            <text:p>0,00760205</text:p>
          </table:table-cell>
          <table:table-cell office:value-type="float" office:value="229.042" calcext:value-type="float">
            <text:p>229,042</text:p>
          </table:table-cell>
        </table:table-row>
        <table:table-row table:style-name="ro1">
          <table:table-cell office:value-type="float" office:value="0.0076211" calcext:value-type="float">
            <text:p>0,0076211</text:p>
          </table:table-cell>
          <table:table-cell office:value-type="float" office:value="229.109" calcext:value-type="float">
            <text:p>229,109</text:p>
          </table:table-cell>
        </table:table-row>
        <table:table-row table:style-name="ro1">
          <table:table-cell office:value-type="float" office:value="0.0075952" calcext:value-type="float">
            <text:p>0,0075952</text:p>
          </table:table-cell>
          <table:table-cell office:value-type="float" office:value="229.176" calcext:value-type="float">
            <text:p>229,176</text:p>
          </table:table-cell>
        </table:table-row>
        <table:table-row table:style-name="ro1">
          <table:table-cell office:value-type="float" office:value="0.00757097" calcext:value-type="float">
            <text:p>0,00757097</text:p>
          </table:table-cell>
          <table:table-cell office:value-type="float" office:value="229.245" calcext:value-type="float">
            <text:p>229,245</text:p>
          </table:table-cell>
        </table:table-row>
        <table:table-row table:style-name="ro1">
          <table:table-cell office:value-type="float" office:value="0.00760103" calcext:value-type="float">
            <text:p>0,00760103</text:p>
          </table:table-cell>
          <table:table-cell office:value-type="float" office:value="229.309" calcext:value-type="float">
            <text:p>229,309</text:p>
          </table:table-cell>
        </table:table-row>
        <table:table-row table:style-name="ro1">
          <table:table-cell office:value-type="float" office:value="0.00760902" calcext:value-type="float">
            <text:p>0,00760902</text:p>
          </table:table-cell>
          <table:table-cell office:value-type="float" office:value="229.378" calcext:value-type="float">
            <text:p>229,378</text:p>
          </table:table-cell>
        </table:table-row>
        <table:table-row table:style-name="ro1">
          <table:table-cell office:value-type="float" office:value="0.00756462" calcext:value-type="float">
            <text:p>0,00756462</text:p>
          </table:table-cell>
          <table:table-cell office:value-type="float" office:value="229.443" calcext:value-type="float">
            <text:p>229,443</text:p>
          </table:table-cell>
        </table:table-row>
        <table:table-row table:style-name="ro1">
          <table:table-cell office:value-type="float" office:value="0.0075988" calcext:value-type="float">
            <text:p>0,0075988</text:p>
          </table:table-cell>
          <table:table-cell office:value-type="float" office:value="229.506" calcext:value-type="float">
            <text:p>229,506</text:p>
          </table:table-cell>
        </table:table-row>
        <table:table-row table:style-name="ro1">
          <table:table-cell office:value-type="float" office:value="0.00761271" calcext:value-type="float">
            <text:p>0,00761271</text:p>
          </table:table-cell>
          <table:table-cell office:value-type="float" office:value="229.574" calcext:value-type="float">
            <text:p>229,574</text:p>
          </table:table-cell>
        </table:table-row>
        <table:table-row table:style-name="ro1">
          <table:table-cell office:value-type="float" office:value="0.00759151" calcext:value-type="float">
            <text:p>0,00759151</text:p>
          </table:table-cell>
          <table:table-cell office:value-type="float" office:value="229.643" calcext:value-type="float">
            <text:p>229,643</text:p>
          </table:table-cell>
        </table:table-row>
        <table:table-row table:style-name="ro1">
          <table:table-cell office:value-type="float" office:value="0.0075927" calcext:value-type="float">
            <text:p>0,0075927</text:p>
          </table:table-cell>
          <table:table-cell office:value-type="float" office:value="229.709" calcext:value-type="float">
            <text:p>229,709</text:p>
          </table:table-cell>
        </table:table-row>
        <table:table-row table:style-name="ro1">
          <table:table-cell office:value-type="float" office:value="0.00759723" calcext:value-type="float">
            <text:p>0,00759723</text:p>
          </table:table-cell>
          <table:table-cell office:value-type="float" office:value="229.778" calcext:value-type="float">
            <text:p>229,778</text:p>
          </table:table-cell>
        </table:table-row>
        <table:table-row table:style-name="ro1">
          <table:table-cell office:value-type="float" office:value="0.00756649" calcext:value-type="float">
            <text:p>0,00756649</text:p>
          </table:table-cell>
          <table:table-cell office:value-type="float" office:value="229.841" calcext:value-type="float">
            <text:p>229,841</text:p>
          </table:table-cell>
        </table:table-row>
        <table:table-row table:style-name="ro1">
          <table:table-cell office:value-type="float" office:value="0.00759654" calcext:value-type="float">
            <text:p>0,00759654</text:p>
          </table:table-cell>
          <table:table-cell office:value-type="float" office:value="229.908" calcext:value-type="float">
            <text:p>229,908</text:p>
          </table:table-cell>
        </table:table-row>
        <table:table-row table:style-name="ro1">
          <table:table-cell office:value-type="float" office:value="0.00760689" calcext:value-type="float">
            <text:p>0,00760689</text:p>
          </table:table-cell>
          <table:table-cell office:value-type="float" office:value="229.972" calcext:value-type="float">
            <text:p>229,972</text:p>
          </table:table-cell>
        </table:table-row>
        <table:table-row table:style-name="ro1">
          <table:table-cell office:value-type="float" office:value="0.00759179" calcext:value-type="float">
            <text:p>0,00759179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1">
          <table:table-cell office:value-type="float" office:value="0.00759956" calcext:value-type="float">
            <text:p>0,00759956</text:p>
          </table:table-cell>
          <table:table-cell office:value-type="float" office:value="230.104" calcext:value-type="float">
            <text:p>230,104</text:p>
          </table:table-cell>
        </table:table-row>
        <table:table-row table:style-name="ro1">
          <table:table-cell office:value-type="float" office:value="0.00760244" calcext:value-type="float">
            <text:p>0,00760244</text:p>
          </table:table-cell>
          <table:table-cell office:value-type="float" office:value="230.169" calcext:value-type="float">
            <text:p>230,169</text:p>
          </table:table-cell>
        </table:table-row>
        <table:table-row table:style-name="ro1">
          <table:table-cell office:value-type="float" office:value="0.00757684" calcext:value-type="float">
            <text:p>0,00757684</text:p>
          </table:table-cell>
          <table:table-cell office:value-type="float" office:value="230.238" calcext:value-type="float">
            <text:p>230,238</text:p>
          </table:table-cell>
        </table:table-row>
        <table:table-row table:style-name="ro1">
          <table:table-cell office:value-type="float" office:value="0.00759981" calcext:value-type="float">
            <text:p>0,00759981</text:p>
          </table:table-cell>
          <table:table-cell office:value-type="float" office:value="230.304" calcext:value-type="float">
            <text:p>230,304</text:p>
          </table:table-cell>
        </table:table-row>
        <table:table-row table:style-name="ro1">
          <table:table-cell office:value-type="float" office:value="0.00760383" calcext:value-type="float">
            <text:p>0,00760383</text:p>
          </table:table-cell>
          <table:table-cell office:value-type="float" office:value="230.371" calcext:value-type="float">
            <text:p>230,371</text:p>
          </table:table-cell>
        </table:table-row>
        <table:table-row table:style-name="ro1">
          <table:table-cell office:value-type="float" office:value="0.00759624" calcext:value-type="float">
            <text:p>0,00759624</text:p>
          </table:table-cell>
          <table:table-cell office:value-type="float" office:value="230.437" calcext:value-type="float">
            <text:p>230,437</text:p>
          </table:table-cell>
        </table:table-row>
        <table:table-row table:style-name="ro1">
          <table:table-cell office:value-type="float" office:value="0.00758909" calcext:value-type="float">
            <text:p>0,00758909</text:p>
          </table:table-cell>
          <table:table-cell office:value-type="float" office:value="230.506" calcext:value-type="float">
            <text:p>230,506</text:p>
          </table:table-cell>
        </table:table-row>
        <table:table-row table:style-name="ro1">
          <table:table-cell office:value-type="float" office:value="0.00761706" calcext:value-type="float">
            <text:p>0,00761706</text:p>
          </table:table-cell>
          <table:table-cell office:value-type="float" office:value="230.575" calcext:value-type="float">
            <text:p>230,575</text:p>
          </table:table-cell>
        </table:table-row>
        <table:table-row table:style-name="ro1">
          <table:table-cell office:value-type="float" office:value="0.00760064" calcext:value-type="float">
            <text:p>0,00760064</text:p>
          </table:table-cell>
          <table:table-cell office:value-type="float" office:value="230.631" calcext:value-type="float">
            <text:p>230,631</text:p>
          </table:table-cell>
        </table:table-row>
        <table:table-row table:style-name="ro1">
          <table:table-cell office:value-type="float" office:value="0.00759669" calcext:value-type="float">
            <text:p>0,00759669</text:p>
          </table:table-cell>
          <table:table-cell office:value-type="float" office:value="230.704" calcext:value-type="float">
            <text:p>230,704</text:p>
          </table:table-cell>
        </table:table-row>
        <table:table-row table:style-name="ro1">
          <table:table-cell office:value-type="float" office:value="0.00758883" calcext:value-type="float">
            <text:p>0,00758883</text:p>
          </table:table-cell>
          <table:table-cell office:value-type="float" office:value="230.769" calcext:value-type="float">
            <text:p>230,769</text:p>
          </table:table-cell>
        </table:table-row>
        <table:table-row table:style-name="ro1">
          <table:table-cell office:value-type="float" office:value="0.0075903" calcext:value-type="float">
            <text:p>0,0075903</text:p>
          </table:table-cell>
          <table:table-cell office:value-type="float" office:value="230.838" calcext:value-type="float">
            <text:p>230,838</text:p>
          </table:table-cell>
        </table:table-row>
        <table:table-row table:style-name="ro1">
          <table:table-cell office:value-type="float" office:value="0.00757723" calcext:value-type="float">
            <text:p>0,00757723</text:p>
          </table:table-cell>
          <table:table-cell office:value-type="float" office:value="230.902" calcext:value-type="float">
            <text:p>230,902</text:p>
          </table:table-cell>
        </table:table-row>
        <table:table-row table:style-name="ro1">
          <table:table-cell office:value-type="float" office:value="0.00761364" calcext:value-type="float">
            <text:p>0,00761364</text:p>
          </table:table-cell>
          <table:table-cell office:value-type="float" office:value="230.969" calcext:value-type="float">
            <text:p>230,969</text:p>
          </table:table-cell>
        </table:table-row>
        <table:table-row table:style-name="ro1">
          <table:table-cell office:value-type="float" office:value="0.00757123" calcext:value-type="float">
            <text:p>0,00757123</text:p>
          </table:table-cell>
          <table:table-cell office:value-type="float" office:value="231.027" calcext:value-type="float">
            <text:p>231,027</text:p>
          </table:table-cell>
        </table:table-row>
        <table:table-row table:style-name="ro1">
          <table:table-cell office:value-type="float" office:value="0.0075401" calcext:value-type="float">
            <text:p>0,0075401</text:p>
          </table:table-cell>
          <table:table-cell office:value-type="float" office:value="231.103" calcext:value-type="float">
            <text:p>231,103</text:p>
          </table:table-cell>
        </table:table-row>
        <table:table-row table:style-name="ro1">
          <table:table-cell office:value-type="float" office:value="0.00756482" calcext:value-type="float">
            <text:p>0,00756482</text:p>
          </table:table-cell>
          <table:table-cell office:value-type="float" office:value="231.167" calcext:value-type="float">
            <text:p>231,167</text:p>
          </table:table-cell>
        </table:table-row>
        <table:table-row table:style-name="ro1">
          <table:table-cell office:value-type="float" office:value="0.0075996" calcext:value-type="float">
            <text:p>0,0075996</text:p>
          </table:table-cell>
          <table:table-cell office:value-type="float" office:value="231.232" calcext:value-type="float">
            <text:p>231,232</text:p>
          </table:table-cell>
        </table:table-row>
        <table:table-row table:style-name="ro1">
          <table:table-cell office:value-type="float" office:value="0.00757961" calcext:value-type="float">
            <text:p>0,00757961</text:p>
          </table:table-cell>
          <table:table-cell office:value-type="float" office:value="231.3" calcext:value-type="float">
            <text:p>231,3</text:p>
          </table:table-cell>
        </table:table-row>
        <table:table-row table:style-name="ro1">
          <table:table-cell office:value-type="float" office:value="0.00758261" calcext:value-type="float">
            <text:p>0,00758261</text:p>
          </table:table-cell>
          <table:table-cell office:value-type="float" office:value="231.371" calcext:value-type="float">
            <text:p>231,371</text:p>
          </table:table-cell>
        </table:table-row>
        <table:table-row table:style-name="ro1">
          <table:table-cell office:value-type="float" office:value="0.00757208" calcext:value-type="float">
            <text:p>0,00757208</text:p>
          </table:table-cell>
          <table:table-cell office:value-type="float" office:value="231.438" calcext:value-type="float">
            <text:p>231,438</text:p>
          </table:table-cell>
        </table:table-row>
        <table:table-row table:style-name="ro1">
          <table:table-cell office:value-type="float" office:value="0.00759694" calcext:value-type="float">
            <text:p>0,00759694</text:p>
          </table:table-cell>
          <table:table-cell office:value-type="float" office:value="231.496" calcext:value-type="float">
            <text:p>231,496</text:p>
          </table:table-cell>
        </table:table-row>
        <table:table-row table:style-name="ro1">
          <table:table-cell office:value-type="float" office:value="0.00756617" calcext:value-type="float">
            <text:p>0,00756617</text:p>
          </table:table-cell>
          <table:table-cell office:value-type="float" office:value="231.569" calcext:value-type="float">
            <text:p>231,569</text:p>
          </table:table-cell>
        </table:table-row>
        <table:table-row table:style-name="ro1">
          <table:table-cell office:value-type="float" office:value="0.00755489" calcext:value-type="float">
            <text:p>0,00755489</text:p>
          </table:table-cell>
          <table:table-cell office:value-type="float" office:value="231.636" calcext:value-type="float">
            <text:p>231,636</text:p>
          </table:table-cell>
        </table:table-row>
        <table:table-row table:style-name="ro1">
          <table:table-cell office:value-type="float" office:value="0.00758054" calcext:value-type="float">
            <text:p>0,00758054</text:p>
          </table:table-cell>
          <table:table-cell office:value-type="float" office:value="231.701" calcext:value-type="float">
            <text:p>231,701</text:p>
          </table:table-cell>
        </table:table-row>
        <table:table-row table:style-name="ro1">
          <table:table-cell office:value-type="float" office:value="0.00759263" calcext:value-type="float">
            <text:p>0,00759263</text:p>
          </table:table-cell>
          <table:table-cell office:value-type="float" office:value="231.769" calcext:value-type="float">
            <text:p>231,769</text:p>
          </table:table-cell>
        </table:table-row>
        <table:table-row table:style-name="ro1">
          <table:table-cell office:value-type="float" office:value="0.00758312" calcext:value-type="float">
            <text:p>0,00758312</text:p>
          </table:table-cell>
          <table:table-cell office:value-type="float" office:value="231.836" calcext:value-type="float">
            <text:p>231,836</text:p>
          </table:table-cell>
        </table:table-row>
        <table:table-row table:style-name="ro1">
          <table:table-cell office:value-type="float" office:value="0.00760887" calcext:value-type="float">
            <text:p>0,00760887</text:p>
          </table:table-cell>
          <table:table-cell office:value-type="float" office:value="231.916" calcext:value-type="float">
            <text:p>231,916</text:p>
          </table:table-cell>
        </table:table-row>
        <table:table-row table:style-name="ro1">
          <table:table-cell office:value-type="float" office:value="0.00758228" calcext:value-type="float">
            <text:p>0,00758228</text:p>
          </table:table-cell>
          <table:table-cell office:value-type="float" office:value="231.999" calcext:value-type="float">
            <text:p>231,999</text:p>
          </table:table-cell>
        </table:table-row>
        <table:table-row table:style-name="ro1">
          <table:table-cell office:value-type="float" office:value="0.0075963" calcext:value-type="float">
            <text:p>0,0075963</text:p>
          </table:table-cell>
          <table:table-cell office:value-type="float" office:value="232.069" calcext:value-type="float">
            <text:p>232,069</text:p>
          </table:table-cell>
        </table:table-row>
        <table:table-row table:style-name="ro1">
          <table:table-cell office:value-type="float" office:value="0.00757771" calcext:value-type="float">
            <text:p>0,00757771</text:p>
          </table:table-cell>
          <table:table-cell office:value-type="float" office:value="232.131" calcext:value-type="float">
            <text:p>232,131</text:p>
          </table:table-cell>
        </table:table-row>
        <table:table-row table:style-name="ro1">
          <table:table-cell office:value-type="float" office:value="0.00758257" calcext:value-type="float">
            <text:p>0,00758257</text:p>
          </table:table-cell>
          <table:table-cell office:value-type="float" office:value="232.2" calcext:value-type="float">
            <text:p>232,2</text:p>
          </table:table-cell>
        </table:table-row>
        <table:table-row table:style-name="ro1">
          <table:table-cell office:value-type="float" office:value="0.0075803" calcext:value-type="float">
            <text:p>0,0075803</text:p>
          </table:table-cell>
          <table:table-cell office:value-type="float" office:value="232.263" calcext:value-type="float">
            <text:p>232,263</text:p>
          </table:table-cell>
        </table:table-row>
        <table:table-row table:style-name="ro1">
          <table:table-cell office:value-type="float" office:value="0.00757212" calcext:value-type="float">
            <text:p>0,00757212</text:p>
          </table:table-cell>
          <table:table-cell office:value-type="float" office:value="232.33" calcext:value-type="float">
            <text:p>232,33</text:p>
          </table:table-cell>
        </table:table-row>
        <table:table-row table:style-name="ro1">
          <table:table-cell office:value-type="float" office:value="0.00760572" calcext:value-type="float">
            <text:p>0,00760572</text:p>
          </table:table-cell>
          <table:table-cell office:value-type="float" office:value="232.399" calcext:value-type="float">
            <text:p>232,399</text:p>
          </table:table-cell>
        </table:table-row>
        <table:table-row table:style-name="ro1">
          <table:table-cell office:value-type="float" office:value="0.00758369" calcext:value-type="float">
            <text:p>0,00758369</text:p>
          </table:table-cell>
          <table:table-cell office:value-type="float" office:value="232.463" calcext:value-type="float">
            <text:p>232,463</text:p>
          </table:table-cell>
        </table:table-row>
        <table:table-row table:style-name="ro1">
          <table:table-cell office:value-type="float" office:value="0.00758319" calcext:value-type="float">
            <text:p>0,00758319</text:p>
          </table:table-cell>
          <table:table-cell office:value-type="float" office:value="232.53" calcext:value-type="float">
            <text:p>232,53</text:p>
          </table:table-cell>
        </table:table-row>
        <table:table-row table:style-name="ro1">
          <table:table-cell office:value-type="float" office:value="0.00759379" calcext:value-type="float">
            <text:p>0,00759379</text:p>
          </table:table-cell>
          <table:table-cell office:value-type="float" office:value="232.599" calcext:value-type="float">
            <text:p>232,599</text:p>
          </table:table-cell>
        </table:table-row>
        <table:table-row table:style-name="ro1">
          <table:table-cell office:value-type="float" office:value="0.00760744" calcext:value-type="float">
            <text:p>0,00760744</text:p>
          </table:table-cell>
          <table:table-cell office:value-type="float" office:value="232.665" calcext:value-type="float">
            <text:p>232,665</text:p>
          </table:table-cell>
        </table:table-row>
        <table:table-row table:style-name="ro1">
          <table:table-cell office:value-type="float" office:value="0.00757095" calcext:value-type="float">
            <text:p>0,00757095</text:p>
          </table:table-cell>
          <table:table-cell office:value-type="float" office:value="232.734" calcext:value-type="float">
            <text:p>232,734</text:p>
          </table:table-cell>
        </table:table-row>
        <table:table-row table:style-name="ro1">
          <table:table-cell office:value-type="float" office:value="0.00757227" calcext:value-type="float">
            <text:p>0,00757227</text:p>
          </table:table-cell>
          <table:table-cell office:value-type="float" office:value="232.802" calcext:value-type="float">
            <text:p>232,802</text:p>
          </table:table-cell>
        </table:table-row>
        <table:table-row table:style-name="ro1">
          <table:table-cell office:value-type="float" office:value="0.00759356" calcext:value-type="float">
            <text:p>0,00759356</text:p>
          </table:table-cell>
          <table:table-cell office:value-type="float" office:value="232.866" calcext:value-type="float">
            <text:p>232,866</text:p>
          </table:table-cell>
        </table:table-row>
        <table:table-row table:style-name="ro1">
          <table:table-cell office:value-type="float" office:value="0.00757071" calcext:value-type="float">
            <text:p>0,00757071</text:p>
          </table:table-cell>
          <table:table-cell office:value-type="float" office:value="232.933" calcext:value-type="float">
            <text:p>232,933</text:p>
          </table:table-cell>
        </table:table-row>
        <table:table-row table:style-name="ro1">
          <table:table-cell office:value-type="float" office:value="0.00760157" calcext:value-type="float">
            <text:p>0,00760157</text:p>
          </table:table-cell>
          <table:table-cell office:value-type="float" office:value="233.002" calcext:value-type="float">
            <text:p>233,002</text:p>
          </table:table-cell>
        </table:table-row>
        <table:table-row table:style-name="ro1">
          <table:table-cell office:value-type="float" office:value="0.00760571" calcext:value-type="float">
            <text:p>0,00760571</text:p>
          </table:table-cell>
          <table:table-cell office:value-type="float" office:value="233.072" calcext:value-type="float">
            <text:p>233,072</text:p>
          </table:table-cell>
        </table:table-row>
        <table:table-row table:style-name="ro1">
          <table:table-cell office:value-type="float" office:value="0.00757095" calcext:value-type="float">
            <text:p>0,00757095</text:p>
          </table:table-cell>
          <table:table-cell office:value-type="float" office:value="233.131" calcext:value-type="float">
            <text:p>233,131</text:p>
          </table:table-cell>
        </table:table-row>
        <table:table-row table:style-name="ro1">
          <table:table-cell office:value-type="float" office:value="0.00758417" calcext:value-type="float">
            <text:p>0,00758417</text:p>
          </table:table-cell>
          <table:table-cell office:value-type="float" office:value="233.202" calcext:value-type="float">
            <text:p>233,202</text:p>
          </table:table-cell>
        </table:table-row>
        <table:table-row table:style-name="ro1">
          <table:table-cell office:value-type="float" office:value="0.00757995" calcext:value-type="float">
            <text:p>0,00757995</text:p>
          </table:table-cell>
          <table:table-cell office:value-type="float" office:value="233.272" calcext:value-type="float">
            <text:p>233,272</text:p>
          </table:table-cell>
        </table:table-row>
        <table:table-row table:style-name="ro1">
          <table:table-cell office:value-type="float" office:value="0.00760995" calcext:value-type="float">
            <text:p>0,00760995</text:p>
          </table:table-cell>
          <table:table-cell office:value-type="float" office:value="233.33" calcext:value-type="float">
            <text:p>233,33</text:p>
          </table:table-cell>
        </table:table-row>
        <table:table-row table:style-name="ro1">
          <table:table-cell office:value-type="float" office:value="0.00757712" calcext:value-type="float">
            <text:p>0,00757712</text:p>
          </table:table-cell>
          <table:table-cell office:value-type="float" office:value="233.397" calcext:value-type="float">
            <text:p>233,397</text:p>
          </table:table-cell>
        </table:table-row>
        <table:table-row table:style-name="ro1">
          <table:table-cell office:value-type="float" office:value="0.00756248" calcext:value-type="float">
            <text:p>0,00756248</text:p>
          </table:table-cell>
          <table:table-cell office:value-type="float" office:value="233.469" calcext:value-type="float">
            <text:p>233,469</text:p>
          </table:table-cell>
        </table:table-row>
        <table:table-row table:style-name="ro1">
          <table:table-cell office:value-type="float" office:value="0.007599" calcext:value-type="float">
            <text:p>0,007599</text:p>
          </table:table-cell>
          <table:table-cell office:value-type="float" office:value="233.537" calcext:value-type="float">
            <text:p>233,537</text:p>
          </table:table-cell>
        </table:table-row>
        <table:table-row table:style-name="ro1">
          <table:table-cell office:value-type="float" office:value="0.00758762" calcext:value-type="float">
            <text:p>0,00758762</text:p>
          </table:table-cell>
          <table:table-cell office:value-type="float" office:value="233.602" calcext:value-type="float">
            <text:p>233,602</text:p>
          </table:table-cell>
        </table:table-row>
        <table:table-row table:style-name="ro1">
          <table:table-cell office:value-type="float" office:value="0.0075726" calcext:value-type="float">
            <text:p>0,0075726</text:p>
          </table:table-cell>
          <table:table-cell office:value-type="float" office:value="233.668" calcext:value-type="float">
            <text:p>233,668</text:p>
          </table:table-cell>
        </table:table-row>
        <table:table-row table:style-name="ro1">
          <table:table-cell office:value-type="float" office:value="0.00758138" calcext:value-type="float">
            <text:p>0,00758138</text:p>
          </table:table-cell>
          <table:table-cell office:value-type="float" office:value="233.734" calcext:value-type="float">
            <text:p>233,734</text:p>
          </table:table-cell>
        </table:table-row>
        <table:table-row table:style-name="ro1">
          <table:table-cell office:value-type="float" office:value="0.00758887" calcext:value-type="float">
            <text:p>0,00758887</text:p>
          </table:table-cell>
          <table:table-cell office:value-type="float" office:value="233.798" calcext:value-type="float">
            <text:p>233,798</text:p>
          </table:table-cell>
        </table:table-row>
        <table:table-row table:style-name="ro1">
          <table:table-cell office:value-type="float" office:value="0.0075964" calcext:value-type="float">
            <text:p>0,0075964</text:p>
          </table:table-cell>
          <table:table-cell office:value-type="float" office:value="233.866" calcext:value-type="float">
            <text:p>233,866</text:p>
          </table:table-cell>
        </table:table-row>
        <table:table-row table:style-name="ro1">
          <table:table-cell office:value-type="float" office:value="0.00758724" calcext:value-type="float">
            <text:p>0,00758724</text:p>
          </table:table-cell>
          <table:table-cell office:value-type="float" office:value="233.933" calcext:value-type="float">
            <text:p>233,933</text:p>
          </table:table-cell>
        </table:table-row>
        <table:table-row table:style-name="ro1">
          <table:table-cell office:value-type="float" office:value="0.00758358" calcext:value-type="float">
            <text:p>0,00758358</text:p>
          </table:table-cell>
          <table:table-cell office:value-type="float" office:value="233.997" calcext:value-type="float">
            <text:p>233,997</text:p>
          </table:table-cell>
        </table:table-row>
        <table:table-row table:style-name="ro1">
          <table:table-cell office:value-type="float" office:value="0.00758484" calcext:value-type="float">
            <text:p>0,00758484</text:p>
          </table:table-cell>
          <table:table-cell office:value-type="float" office:value="234.063" calcext:value-type="float">
            <text:p>234,063</text:p>
          </table:table-cell>
        </table:table-row>
        <table:table-row table:style-name="ro1">
          <table:table-cell office:value-type="float" office:value="0.00757937" calcext:value-type="float">
            <text:p>0,00757937</text:p>
          </table:table-cell>
          <table:table-cell office:value-type="float" office:value="234.13" calcext:value-type="float">
            <text:p>234,13</text:p>
          </table:table-cell>
        </table:table-row>
        <table:table-row table:style-name="ro1">
          <table:table-cell office:value-type="float" office:value="0.00759372" calcext:value-type="float">
            <text:p>0,00759372</text:p>
          </table:table-cell>
          <table:table-cell office:value-type="float" office:value="234.195" calcext:value-type="float">
            <text:p>234,195</text:p>
          </table:table-cell>
        </table:table-row>
        <table:table-row table:style-name="ro1">
          <table:table-cell office:value-type="float" office:value="0.00761396" calcext:value-type="float">
            <text:p>0,00761396</text:p>
          </table:table-cell>
          <table:table-cell office:value-type="float" office:value="234.26" calcext:value-type="float">
            <text:p>234,26</text:p>
          </table:table-cell>
        </table:table-row>
        <table:table-row table:style-name="ro1">
          <table:table-cell office:value-type="float" office:value="0.00759964" calcext:value-type="float">
            <text:p>0,00759964</text:p>
          </table:table-cell>
          <table:table-cell office:value-type="float" office:value="234.329" calcext:value-type="float">
            <text:p>234,329</text:p>
          </table:table-cell>
        </table:table-row>
        <table:table-row table:style-name="ro1">
          <table:table-cell office:value-type="float" office:value="0.00756853" calcext:value-type="float">
            <text:p>0,00756853</text:p>
          </table:table-cell>
          <table:table-cell office:value-type="float" office:value="234.395" calcext:value-type="float">
            <text:p>234,395</text:p>
          </table:table-cell>
        </table:table-row>
        <table:table-row table:style-name="ro1">
          <table:table-cell office:value-type="float" office:value="0.00762396" calcext:value-type="float">
            <text:p>0,00762396</text:p>
          </table:table-cell>
          <table:table-cell office:value-type="float" office:value="234.462" calcext:value-type="float">
            <text:p>234,462</text:p>
          </table:table-cell>
        </table:table-row>
        <table:table-row table:style-name="ro1">
          <table:table-cell office:value-type="float" office:value="0.00757477" calcext:value-type="float">
            <text:p>0,00757477</text:p>
          </table:table-cell>
          <table:table-cell office:value-type="float" office:value="234.529" calcext:value-type="float">
            <text:p>234,529</text:p>
          </table:table-cell>
        </table:table-row>
        <table:table-row table:style-name="ro1">
          <table:table-cell office:value-type="float" office:value="0.00759613" calcext:value-type="float">
            <text:p>0,00759613</text:p>
          </table:table-cell>
          <table:table-cell office:value-type="float" office:value="234.593" calcext:value-type="float">
            <text:p>234,593</text:p>
          </table:table-cell>
        </table:table-row>
        <table:table-row table:style-name="ro1">
          <table:table-cell office:value-type="float" office:value="0.00757305" calcext:value-type="float">
            <text:p>0,00757305</text:p>
          </table:table-cell>
          <table:table-cell office:value-type="float" office:value="234.66" calcext:value-type="float">
            <text:p>234,66</text:p>
          </table:table-cell>
        </table:table-row>
        <table:table-row table:style-name="ro1">
          <table:table-cell office:value-type="float" office:value="0.00758339" calcext:value-type="float">
            <text:p>0,00758339</text:p>
          </table:table-cell>
          <table:table-cell office:value-type="float" office:value="234.731" calcext:value-type="float">
            <text:p>234,731</text:p>
          </table:table-cell>
        </table:table-row>
        <table:table-row table:style-name="ro1">
          <table:table-cell office:value-type="float" office:value="0.00759761" calcext:value-type="float">
            <text:p>0,00759761</text:p>
          </table:table-cell>
          <table:table-cell office:value-type="float" office:value="234.797" calcext:value-type="float">
            <text:p>234,797</text:p>
          </table:table-cell>
        </table:table-row>
        <table:table-row table:style-name="ro1">
          <table:table-cell office:value-type="float" office:value="0.00757887" calcext:value-type="float">
            <text:p>0,00757887</text:p>
          </table:table-cell>
          <table:table-cell office:value-type="float" office:value="234.861" calcext:value-type="float">
            <text:p>234,861</text:p>
          </table:table-cell>
        </table:table-row>
        <table:table-row table:style-name="ro1">
          <table:table-cell office:value-type="float" office:value="0.00757879" calcext:value-type="float">
            <text:p>0,00757879</text:p>
          </table:table-cell>
          <table:table-cell office:value-type="float" office:value="234.928" calcext:value-type="float">
            <text:p>234,928</text:p>
          </table:table-cell>
        </table:table-row>
        <table:table-row table:style-name="ro1">
          <table:table-cell office:value-type="float" office:value="0.00760264" calcext:value-type="float">
            <text:p>0,00760264</text:p>
          </table:table-cell>
          <table:table-cell office:value-type="float" office:value="234.984" calcext:value-type="float">
            <text:p>234,984</text:p>
          </table:table-cell>
        </table:table-row>
        <table:table-row table:style-name="ro1">
          <table:table-cell office:value-type="float" office:value="0.00757568" calcext:value-type="float">
            <text:p>0,00757568</text:p>
          </table:table-cell>
          <table:table-cell office:value-type="float" office:value="235.066" calcext:value-type="float">
            <text:p>235,066</text:p>
          </table:table-cell>
        </table:table-row>
        <table:table-row table:style-name="ro1">
          <table:table-cell office:value-type="float" office:value="0.00758562" calcext:value-type="float">
            <text:p>0,00758562</text:p>
          </table:table-cell>
          <table:table-cell office:value-type="float" office:value="235.13" calcext:value-type="float">
            <text:p>235,13</text:p>
          </table:table-cell>
        </table:table-row>
        <table:table-row table:style-name="ro1">
          <table:table-cell office:value-type="float" office:value="0.00758278" calcext:value-type="float">
            <text:p>0,00758278</text:p>
          </table:table-cell>
          <table:table-cell office:value-type="float" office:value="235.196" calcext:value-type="float">
            <text:p>235,196</text:p>
          </table:table-cell>
        </table:table-row>
        <table:table-row table:style-name="ro1">
          <table:table-cell office:value-type="float" office:value="0.00757823" calcext:value-type="float">
            <text:p>0,00757823</text:p>
          </table:table-cell>
          <table:table-cell office:value-type="float" office:value="235.265" calcext:value-type="float">
            <text:p>235,265</text:p>
          </table:table-cell>
        </table:table-row>
        <table:table-row table:style-name="ro1">
          <table:table-cell office:value-type="float" office:value="0.00761638" calcext:value-type="float">
            <text:p>0,00761638</text:p>
          </table:table-cell>
          <table:table-cell office:value-type="float" office:value="235.325" calcext:value-type="float">
            <text:p>235,325</text:p>
          </table:table-cell>
        </table:table-row>
        <table:table-row table:style-name="ro1">
          <table:table-cell office:value-type="float" office:value="0.0075666" calcext:value-type="float">
            <text:p>0,0075666</text:p>
          </table:table-cell>
          <table:table-cell office:value-type="float" office:value="235.398" calcext:value-type="float">
            <text:p>235,398</text:p>
          </table:table-cell>
        </table:table-row>
        <table:table-row table:style-name="ro1">
          <table:table-cell office:value-type="float" office:value="0.00758192" calcext:value-type="float">
            <text:p>0,00758192</text:p>
          </table:table-cell>
          <table:table-cell office:value-type="float" office:value="235.465" calcext:value-type="float">
            <text:p>235,465</text:p>
          </table:table-cell>
        </table:table-row>
        <table:table-row table:style-name="ro1">
          <table:table-cell office:value-type="float" office:value="0.00756774" calcext:value-type="float">
            <text:p>0,00756774</text:p>
          </table:table-cell>
          <table:table-cell office:value-type="float" office:value="235.531" calcext:value-type="float">
            <text:p>235,531</text:p>
          </table:table-cell>
        </table:table-row>
        <table:table-row table:style-name="ro1">
          <table:table-cell office:value-type="float" office:value="0.00757357" calcext:value-type="float">
            <text:p>0,00757357</text:p>
          </table:table-cell>
          <table:table-cell office:value-type="float" office:value="235.6" calcext:value-type="float">
            <text:p>235,6</text:p>
          </table:table-cell>
        </table:table-row>
        <table:table-row table:style-name="ro1">
          <table:table-cell office:value-type="float" office:value="0.00758546" calcext:value-type="float">
            <text:p>0,00758546</text:p>
          </table:table-cell>
          <table:table-cell office:value-type="float" office:value="235.661" calcext:value-type="float">
            <text:p>235,661</text:p>
          </table:table-cell>
        </table:table-row>
        <table:table-row table:style-name="ro1">
          <table:table-cell office:value-type="float" office:value="0.00759745" calcext:value-type="float">
            <text:p>0,00759745</text:p>
          </table:table-cell>
          <table:table-cell office:value-type="float" office:value="235.724" calcext:value-type="float">
            <text:p>235,724</text:p>
          </table:table-cell>
        </table:table-row>
        <table:table-row table:style-name="ro1">
          <table:table-cell office:value-type="float" office:value="0.00758109" calcext:value-type="float">
            <text:p>0,00758109</text:p>
          </table:table-cell>
          <table:table-cell office:value-type="float" office:value="235.797" calcext:value-type="float">
            <text:p>235,797</text:p>
          </table:table-cell>
        </table:table-row>
        <table:table-row table:style-name="ro1">
          <table:table-cell office:value-type="float" office:value="0.00758055" calcext:value-type="float">
            <text:p>0,00758055</text:p>
          </table:table-cell>
          <table:table-cell office:value-type="float" office:value="235.864" calcext:value-type="float">
            <text:p>235,864</text:p>
          </table:table-cell>
        </table:table-row>
        <table:table-row table:style-name="ro1">
          <table:table-cell office:value-type="float" office:value="0.00759098" calcext:value-type="float">
            <text:p>0,00759098</text:p>
          </table:table-cell>
          <table:table-cell office:value-type="float" office:value="235.927" calcext:value-type="float">
            <text:p>235,927</text:p>
          </table:table-cell>
        </table:table-row>
        <table:table-row table:style-name="ro1">
          <table:table-cell office:value-type="float" office:value="0.0075828" calcext:value-type="float">
            <text:p>0,0075828</text:p>
          </table:table-cell>
          <table:table-cell office:value-type="float" office:value="235.993" calcext:value-type="float">
            <text:p>235,993</text:p>
          </table:table-cell>
        </table:table-row>
        <table:table-row table:style-name="ro1">
          <table:table-cell office:value-type="float" office:value="0.00758119" calcext:value-type="float">
            <text:p>0,00758119</text:p>
          </table:table-cell>
          <table:table-cell office:value-type="float" office:value="236.061" calcext:value-type="float">
            <text:p>236,061</text:p>
          </table:table-cell>
        </table:table-row>
        <table:table-row table:style-name="ro1">
          <table:table-cell office:value-type="float" office:value="0.00760236" calcext:value-type="float">
            <text:p>0,00760236</text:p>
          </table:table-cell>
          <table:table-cell office:value-type="float" office:value="236.13" calcext:value-type="float">
            <text:p>236,13</text:p>
          </table:table-cell>
        </table:table-row>
        <table:table-row table:style-name="ro1">
          <table:table-cell office:value-type="float" office:value="0.00755934" calcext:value-type="float">
            <text:p>0,00755934</text:p>
          </table:table-cell>
          <table:table-cell office:value-type="float" office:value="236.197" calcext:value-type="float">
            <text:p>236,197</text:p>
          </table:table-cell>
        </table:table-row>
        <table:table-row table:style-name="ro1">
          <table:table-cell office:value-type="float" office:value="0.00758244" calcext:value-type="float">
            <text:p>0,00758244</text:p>
          </table:table-cell>
          <table:table-cell office:value-type="float" office:value="236.263" calcext:value-type="float">
            <text:p>236,263</text:p>
          </table:table-cell>
        </table:table-row>
        <table:table-row table:style-name="ro1">
          <table:table-cell office:value-type="float" office:value="0.00760144" calcext:value-type="float">
            <text:p>0,00760144</text:p>
          </table:table-cell>
          <table:table-cell office:value-type="float" office:value="236.326" calcext:value-type="float">
            <text:p>236,326</text:p>
          </table:table-cell>
        </table:table-row>
        <table:table-row table:style-name="ro1">
          <table:table-cell office:value-type="float" office:value="0.00756945" calcext:value-type="float">
            <text:p>0,00756945</text:p>
          </table:table-cell>
          <table:table-cell office:value-type="float" office:value="236.39" calcext:value-type="float">
            <text:p>236,39</text:p>
          </table:table-cell>
        </table:table-row>
        <table:table-row table:style-name="ro1">
          <table:table-cell office:value-type="float" office:value="0.00757222" calcext:value-type="float">
            <text:p>0,00757222</text:p>
          </table:table-cell>
          <table:table-cell office:value-type="float" office:value="236.459" calcext:value-type="float">
            <text:p>236,459</text:p>
          </table:table-cell>
        </table:table-row>
        <table:table-row table:style-name="ro1">
          <table:table-cell office:value-type="float" office:value="0.00758426" calcext:value-type="float">
            <text:p>0,00758426</text:p>
          </table:table-cell>
          <table:table-cell office:value-type="float" office:value="236.527" calcext:value-type="float">
            <text:p>236,527</text:p>
          </table:table-cell>
        </table:table-row>
        <table:table-row table:style-name="ro1">
          <table:table-cell office:value-type="float" office:value="0.00759218" calcext:value-type="float">
            <text:p>0,00759218</text:p>
          </table:table-cell>
          <table:table-cell office:value-type="float" office:value="236.596" calcext:value-type="float">
            <text:p>236,596</text:p>
          </table:table-cell>
        </table:table-row>
        <table:table-row table:style-name="ro1">
          <table:table-cell office:value-type="float" office:value="0.00756056" calcext:value-type="float">
            <text:p>0,00756056</text:p>
          </table:table-cell>
          <table:table-cell office:value-type="float" office:value="236.649" calcext:value-type="float">
            <text:p>236,649</text:p>
          </table:table-cell>
        </table:table-row>
        <table:table-row table:style-name="ro1">
          <table:table-cell office:value-type="float" office:value="0.00757224" calcext:value-type="float">
            <text:p>0,00757224</text:p>
          </table:table-cell>
          <table:table-cell office:value-type="float" office:value="236.72" calcext:value-type="float">
            <text:p>236,72</text:p>
          </table:table-cell>
        </table:table-row>
        <table:table-row table:style-name="ro1">
          <table:table-cell office:value-type="float" office:value="0.00756585" calcext:value-type="float">
            <text:p>0,00756585</text:p>
          </table:table-cell>
          <table:table-cell office:value-type="float" office:value="236.788" calcext:value-type="float">
            <text:p>236,788</text:p>
          </table:table-cell>
        </table:table-row>
        <table:table-row table:style-name="ro1">
          <table:table-cell office:value-type="float" office:value="0.00759773" calcext:value-type="float">
            <text:p>0,00759773</text:p>
          </table:table-cell>
          <table:table-cell office:value-type="float" office:value="236.849" calcext:value-type="float">
            <text:p>236,849</text:p>
          </table:table-cell>
        </table:table-row>
        <table:table-row table:style-name="ro1">
          <table:table-cell office:value-type="float" office:value="0.00759833" calcext:value-type="float">
            <text:p>0,00759833</text:p>
          </table:table-cell>
          <table:table-cell office:value-type="float" office:value="236.926" calcext:value-type="float">
            <text:p>236,926</text:p>
          </table:table-cell>
        </table:table-row>
        <table:table-row table:style-name="ro1">
          <table:table-cell office:value-type="float" office:value="0.00757637" calcext:value-type="float">
            <text:p>0,00757637</text:p>
          </table:table-cell>
          <table:table-cell office:value-type="float" office:value="236.99" calcext:value-type="float">
            <text:p>236,99</text:p>
          </table:table-cell>
        </table:table-row>
        <table:table-row table:style-name="ro1">
          <table:table-cell office:value-type="float" office:value="0.00760528" calcext:value-type="float">
            <text:p>0,00760528</text:p>
          </table:table-cell>
          <table:table-cell office:value-type="float" office:value="237.055" calcext:value-type="float">
            <text:p>237,055</text:p>
          </table:table-cell>
        </table:table-row>
        <table:table-row table:style-name="ro1">
          <table:table-cell office:value-type="float" office:value="0.00755961" calcext:value-type="float">
            <text:p>0,00755961</text:p>
          </table:table-cell>
          <table:table-cell office:value-type="float" office:value="237.121" calcext:value-type="float">
            <text:p>237,121</text:p>
          </table:table-cell>
        </table:table-row>
        <table:table-row table:style-name="ro1">
          <table:table-cell office:value-type="float" office:value="0.0075658" calcext:value-type="float">
            <text:p>0,0075658</text:p>
          </table:table-cell>
          <table:table-cell office:value-type="float" office:value="237.188" calcext:value-type="float">
            <text:p>237,188</text:p>
          </table:table-cell>
        </table:table-row>
        <table:table-row table:style-name="ro1">
          <table:table-cell office:value-type="float" office:value="0.00758511" calcext:value-type="float">
            <text:p>0,00758511</text:p>
          </table:table-cell>
          <table:table-cell office:value-type="float" office:value="237.254" calcext:value-type="float">
            <text:p>237,254</text:p>
          </table:table-cell>
        </table:table-row>
        <table:table-row table:style-name="ro1">
          <table:table-cell office:value-type="float" office:value="0.00757099" calcext:value-type="float">
            <text:p>0,00757099</text:p>
          </table:table-cell>
          <table:table-cell office:value-type="float" office:value="237.316" calcext:value-type="float">
            <text:p>237,316</text:p>
          </table:table-cell>
        </table:table-row>
        <table:table-row table:style-name="ro1">
          <table:table-cell office:value-type="float" office:value="0.00759163" calcext:value-type="float">
            <text:p>0,00759163</text:p>
          </table:table-cell>
          <table:table-cell office:value-type="float" office:value="237.385" calcext:value-type="float">
            <text:p>237,385</text:p>
          </table:table-cell>
        </table:table-row>
        <table:table-row table:style-name="ro1">
          <table:table-cell office:value-type="float" office:value="0.00756889" calcext:value-type="float">
            <text:p>0,00756889</text:p>
          </table:table-cell>
          <table:table-cell office:value-type="float" office:value="237.45" calcext:value-type="float">
            <text:p>237,45</text:p>
          </table:table-cell>
        </table:table-row>
        <table:table-row table:style-name="ro1">
          <table:table-cell office:value-type="float" office:value="0.00757796" calcext:value-type="float">
            <text:p>0,00757796</text:p>
          </table:table-cell>
          <table:table-cell office:value-type="float" office:value="237.517" calcext:value-type="float">
            <text:p>237,517</text:p>
          </table:table-cell>
        </table:table-row>
        <table:table-row table:style-name="ro1">
          <table:table-cell office:value-type="float" office:value="0.00757259" calcext:value-type="float">
            <text:p>0,00757259</text:p>
          </table:table-cell>
          <table:table-cell office:value-type="float" office:value="237.579" calcext:value-type="float">
            <text:p>237,579</text:p>
          </table:table-cell>
        </table:table-row>
        <table:table-row table:style-name="ro1">
          <table:table-cell office:value-type="float" office:value="0.00759269" calcext:value-type="float">
            <text:p>0,00759269</text:p>
          </table:table-cell>
          <table:table-cell office:value-type="float" office:value="237.649" calcext:value-type="float">
            <text:p>237,649</text:p>
          </table:table-cell>
        </table:table-row>
        <table:table-row table:style-name="ro1">
          <table:table-cell office:value-type="float" office:value="0.00760425" calcext:value-type="float">
            <text:p>0,00760425</text:p>
          </table:table-cell>
          <table:table-cell office:value-type="float" office:value="237.717" calcext:value-type="float">
            <text:p>237,717</text:p>
          </table:table-cell>
        </table:table-row>
        <table:table-row table:style-name="ro1">
          <table:table-cell office:value-type="float" office:value="0.00758729" calcext:value-type="float">
            <text:p>0,00758729</text:p>
          </table:table-cell>
          <table:table-cell office:value-type="float" office:value="237.782" calcext:value-type="float">
            <text:p>237,782</text:p>
          </table:table-cell>
        </table:table-row>
        <table:table-row table:style-name="ro1">
          <table:table-cell office:value-type="float" office:value="0.00758219" calcext:value-type="float">
            <text:p>0,00758219</text:p>
          </table:table-cell>
          <table:table-cell office:value-type="float" office:value="237.848" calcext:value-type="float">
            <text:p>237,848</text:p>
          </table:table-cell>
        </table:table-row>
        <table:table-row table:style-name="ro1">
          <table:table-cell office:value-type="float" office:value="0.0075783" calcext:value-type="float">
            <text:p>0,0075783</text:p>
          </table:table-cell>
          <table:table-cell office:value-type="float" office:value="237.9" calcext:value-type="float">
            <text:p>237,9</text:p>
          </table:table-cell>
        </table:table-row>
        <table:table-row table:style-name="ro1">
          <table:table-cell office:value-type="float" office:value="0.0075653" calcext:value-type="float">
            <text:p>0,0075653</text:p>
          </table:table-cell>
          <table:table-cell office:value-type="float" office:value="237.968" calcext:value-type="float">
            <text:p>237,968</text:p>
          </table:table-cell>
        </table:table-row>
        <table:table-row table:style-name="ro1">
          <table:table-cell office:value-type="float" office:value="0.00755038" calcext:value-type="float">
            <text:p>0,00755038</text:p>
          </table:table-cell>
          <table:table-cell office:value-type="float" office:value="238.041" calcext:value-type="float">
            <text:p>238,041</text:p>
          </table:table-cell>
        </table:table-row>
        <table:table-row table:style-name="ro1">
          <table:table-cell office:value-type="float" office:value="0.00758619" calcext:value-type="float">
            <text:p>0,00758619</text:p>
          </table:table-cell>
          <table:table-cell office:value-type="float" office:value="238.113" calcext:value-type="float">
            <text:p>238,113</text:p>
          </table:table-cell>
        </table:table-row>
        <table:table-row table:style-name="ro1">
          <table:table-cell office:value-type="float" office:value="0.00756844" calcext:value-type="float">
            <text:p>0,00756844</text:p>
          </table:table-cell>
          <table:table-cell office:value-type="float" office:value="238.178" calcext:value-type="float">
            <text:p>238,178</text:p>
          </table:table-cell>
        </table:table-row>
        <table:table-row table:style-name="ro1">
          <table:table-cell office:value-type="float" office:value="0.0075813" calcext:value-type="float">
            <text:p>0,0075813</text:p>
          </table:table-cell>
          <table:table-cell office:value-type="float" office:value="238.242" calcext:value-type="float">
            <text:p>238,242</text:p>
          </table:table-cell>
        </table:table-row>
        <table:table-row table:style-name="ro1">
          <table:table-cell office:value-type="float" office:value="0.00759669" calcext:value-type="float">
            <text:p>0,00759669</text:p>
          </table:table-cell>
          <table:table-cell office:value-type="float" office:value="238.302" calcext:value-type="float">
            <text:p>238,302</text:p>
          </table:table-cell>
        </table:table-row>
        <table:table-row table:style-name="ro1">
          <table:table-cell office:value-type="float" office:value="0.00756276" calcext:value-type="float">
            <text:p>0,00756276</text:p>
          </table:table-cell>
          <table:table-cell office:value-type="float" office:value="238.363" calcext:value-type="float">
            <text:p>238,363</text:p>
          </table:table-cell>
        </table:table-row>
        <table:table-row table:style-name="ro1">
          <table:table-cell office:value-type="float" office:value="0.00754845" calcext:value-type="float">
            <text:p>0,00754845</text:p>
          </table:table-cell>
          <table:table-cell office:value-type="float" office:value="238.431" calcext:value-type="float">
            <text:p>238,431</text:p>
          </table:table-cell>
        </table:table-row>
        <table:table-row table:style-name="ro1">
          <table:table-cell office:value-type="float" office:value="0.0075795" calcext:value-type="float">
            <text:p>0,0075795</text:p>
          </table:table-cell>
          <table:table-cell office:value-type="float" office:value="238.505" calcext:value-type="float">
            <text:p>238,505</text:p>
          </table:table-cell>
        </table:table-row>
        <table:table-row table:style-name="ro1">
          <table:table-cell office:value-type="float" office:value="0.0075811" calcext:value-type="float">
            <text:p>0,0075811</text:p>
          </table:table-cell>
          <table:table-cell office:value-type="float" office:value="238.577" calcext:value-type="float">
            <text:p>238,577</text:p>
          </table:table-cell>
        </table:table-row>
        <table:table-row table:style-name="ro1">
          <table:table-cell office:value-type="float" office:value="0.00756336" calcext:value-type="float">
            <text:p>0,00756336</text:p>
          </table:table-cell>
          <table:table-cell office:value-type="float" office:value="238.642" calcext:value-type="float">
            <text:p>238,642</text:p>
          </table:table-cell>
        </table:table-row>
        <table:table-row table:style-name="ro1">
          <table:table-cell office:value-type="float" office:value="0.00758474" calcext:value-type="float">
            <text:p>0,00758474</text:p>
          </table:table-cell>
          <table:table-cell office:value-type="float" office:value="238.707" calcext:value-type="float">
            <text:p>238,707</text:p>
          </table:table-cell>
        </table:table-row>
        <table:table-row table:style-name="ro1">
          <table:table-cell office:value-type="float" office:value="0.00757099" calcext:value-type="float">
            <text:p>0,00757099</text:p>
          </table:table-cell>
          <table:table-cell office:value-type="float" office:value="238.775" calcext:value-type="float">
            <text:p>238,775</text:p>
          </table:table-cell>
        </table:table-row>
        <table:table-row table:style-name="ro1">
          <table:table-cell office:value-type="float" office:value="0.00755673" calcext:value-type="float">
            <text:p>0,00755673</text:p>
          </table:table-cell>
          <table:table-cell office:value-type="float" office:value="238.842" calcext:value-type="float">
            <text:p>238,842</text:p>
          </table:table-cell>
        </table:table-row>
        <table:table-row table:style-name="ro1">
          <table:table-cell office:value-type="float" office:value="0.00757958" calcext:value-type="float">
            <text:p>0,00757958</text:p>
          </table:table-cell>
          <table:table-cell office:value-type="float" office:value="238.893" calcext:value-type="float">
            <text:p>238,893</text:p>
          </table:table-cell>
        </table:table-row>
        <table:table-row table:style-name="ro1">
          <table:table-cell office:value-type="float" office:value="0.00756283" calcext:value-type="float">
            <text:p>0,00756283</text:p>
          </table:table-cell>
          <table:table-cell office:value-type="float" office:value="238.966" calcext:value-type="float">
            <text:p>238,966</text:p>
          </table:table-cell>
        </table:table-row>
        <table:table-row table:style-name="ro1">
          <table:table-cell office:value-type="float" office:value="0.00755924" calcext:value-type="float">
            <text:p>0,00755924</text:p>
          </table:table-cell>
          <table:table-cell office:value-type="float" office:value="239.024" calcext:value-type="float">
            <text:p>239,024</text:p>
          </table:table-cell>
        </table:table-row>
        <table:table-row table:style-name="ro1">
          <table:table-cell office:value-type="float" office:value="0.00755903" calcext:value-type="float">
            <text:p>0,00755903</text:p>
          </table:table-cell>
          <table:table-cell office:value-type="float" office:value="239.092" calcext:value-type="float">
            <text:p>239,092</text:p>
          </table:table-cell>
        </table:table-row>
        <table:table-row table:style-name="ro1">
          <table:table-cell office:value-type="float" office:value="0.00758143" calcext:value-type="float">
            <text:p>0,00758143</text:p>
          </table:table-cell>
          <table:table-cell office:value-type="float" office:value="239.161" calcext:value-type="float">
            <text:p>239,161</text:p>
          </table:table-cell>
        </table:table-row>
        <table:table-row table:style-name="ro1">
          <table:table-cell office:value-type="float" office:value="0.00756729" calcext:value-type="float">
            <text:p>0,00756729</text:p>
          </table:table-cell>
          <table:table-cell office:value-type="float" office:value="239.236" calcext:value-type="float">
            <text:p>239,236</text:p>
          </table:table-cell>
        </table:table-row>
        <table:table-row table:style-name="ro1">
          <table:table-cell office:value-type="float" office:value="0.00759192" calcext:value-type="float">
            <text:p>0,00759192</text:p>
          </table:table-cell>
          <table:table-cell office:value-type="float" office:value="239.303" calcext:value-type="float">
            <text:p>239,303</text:p>
          </table:table-cell>
        </table:table-row>
        <table:table-row table:style-name="ro1">
          <table:table-cell office:value-type="float" office:value="0.00757228" calcext:value-type="float">
            <text:p>0,00757228</text:p>
          </table:table-cell>
          <table:table-cell office:value-type="float" office:value="239.362" calcext:value-type="float">
            <text:p>239,362</text:p>
          </table:table-cell>
        </table:table-row>
        <table:table-row table:style-name="ro1">
          <table:table-cell office:value-type="float" office:value="0.00757225" calcext:value-type="float">
            <text:p>0,00757225</text:p>
          </table:table-cell>
          <table:table-cell office:value-type="float" office:value="239.467" calcext:value-type="float">
            <text:p>239,467</text:p>
          </table:table-cell>
        </table:table-row>
        <table:table-row table:style-name="ro1">
          <table:table-cell office:value-type="float" office:value="0.00758155" calcext:value-type="float">
            <text:p>0,00758155</text:p>
          </table:table-cell>
          <table:table-cell office:value-type="float" office:value="239.536" calcext:value-type="float">
            <text:p>239,536</text:p>
          </table:table-cell>
        </table:table-row>
        <table:table-row table:style-name="ro1">
          <table:table-cell office:value-type="float" office:value="0.00756189" calcext:value-type="float">
            <text:p>0,00756189</text:p>
          </table:table-cell>
          <table:table-cell office:value-type="float" office:value="239.588" calcext:value-type="float">
            <text:p>239,588</text:p>
          </table:table-cell>
        </table:table-row>
        <table:table-row table:style-name="ro1">
          <table:table-cell office:value-type="float" office:value="0.00757627" calcext:value-type="float">
            <text:p>0,00757627</text:p>
          </table:table-cell>
          <table:table-cell office:value-type="float" office:value="239.664" calcext:value-type="float">
            <text:p>239,664</text:p>
          </table:table-cell>
        </table:table-row>
        <table:table-row table:style-name="ro1">
          <table:table-cell office:value-type="float" office:value="0.00760443" calcext:value-type="float">
            <text:p>0,00760443</text:p>
          </table:table-cell>
          <table:table-cell office:value-type="float" office:value="239.732" calcext:value-type="float">
            <text:p>239,732</text:p>
          </table:table-cell>
        </table:table-row>
        <table:table-row table:style-name="ro1">
          <table:table-cell office:value-type="float" office:value="0.00757411" calcext:value-type="float">
            <text:p>0,00757411</text:p>
          </table:table-cell>
          <table:table-cell office:value-type="float" office:value="239.801" calcext:value-type="float">
            <text:p>239,801</text:p>
          </table:table-cell>
        </table:table-row>
        <table:table-row table:style-name="ro1">
          <table:table-cell office:value-type="float" office:value="0.00756828" calcext:value-type="float">
            <text:p>0,00756828</text:p>
          </table:table-cell>
          <table:table-cell office:value-type="float" office:value="239.867" calcext:value-type="float">
            <text:p>239,867</text:p>
          </table:table-cell>
        </table:table-row>
        <table:table-row table:style-name="ro1">
          <table:table-cell office:value-type="float" office:value="0.00759085" calcext:value-type="float">
            <text:p>0,00759085</text:p>
          </table:table-cell>
          <table:table-cell office:value-type="float" office:value="239.925" calcext:value-type="float">
            <text:p>239,925</text:p>
          </table:table-cell>
        </table:table-row>
        <table:table-row table:style-name="ro1">
          <table:table-cell office:value-type="float" office:value="0.00757788" calcext:value-type="float">
            <text:p>0,00757788</text:p>
          </table:table-cell>
          <table:table-cell office:value-type="float" office:value="239.993" calcext:value-type="float">
            <text:p>239,993</text:p>
          </table:table-cell>
        </table:table-row>
        <table:table-row table:style-name="ro1">
          <table:table-cell office:value-type="float" office:value="0.00758638" calcext:value-type="float">
            <text:p>0,00758638</text:p>
          </table:table-cell>
          <table:table-cell office:value-type="float" office:value="240.061" calcext:value-type="float">
            <text:p>240,061</text:p>
          </table:table-cell>
        </table:table-row>
        <table:table-row table:style-name="ro1">
          <table:table-cell office:value-type="float" office:value="0.00759393" calcext:value-type="float">
            <text:p>0,00759393</text:p>
          </table:table-cell>
          <table:table-cell office:value-type="float" office:value="240.113" calcext:value-type="float">
            <text:p>240,113</text:p>
          </table:table-cell>
        </table:table-row>
        <table:table-row table:style-name="ro1">
          <table:table-cell office:value-type="float" office:value="0.00757643" calcext:value-type="float">
            <text:p>0,00757643</text:p>
          </table:table-cell>
          <table:table-cell office:value-type="float" office:value="240.182" calcext:value-type="float">
            <text:p>240,182</text:p>
          </table:table-cell>
        </table:table-row>
        <table:table-row table:style-name="ro1">
          <table:table-cell office:value-type="float" office:value="0.00758101" calcext:value-type="float">
            <text:p>0,00758101</text:p>
          </table:table-cell>
          <table:table-cell office:value-type="float" office:value="240.254" calcext:value-type="float">
            <text:p>240,254</text:p>
          </table:table-cell>
        </table:table-row>
        <table:table-row table:style-name="ro1">
          <table:table-cell office:value-type="float" office:value="0.00755524" calcext:value-type="float">
            <text:p>0,00755524</text:p>
          </table:table-cell>
          <table:table-cell office:value-type="float" office:value="240.31" calcext:value-type="float">
            <text:p>240,31</text:p>
          </table:table-cell>
        </table:table-row>
        <table:table-row table:style-name="ro1">
          <table:table-cell office:value-type="float" office:value="0.00758934" calcext:value-type="float">
            <text:p>0,00758934</text:p>
          </table:table-cell>
          <table:table-cell office:value-type="float" office:value="240.376" calcext:value-type="float">
            <text:p>240,376</text:p>
          </table:table-cell>
        </table:table-row>
        <table:table-row table:style-name="ro1">
          <table:table-cell office:value-type="float" office:value="0.00759618" calcext:value-type="float">
            <text:p>0,00759618</text:p>
          </table:table-cell>
          <table:table-cell office:value-type="float" office:value="240.442" calcext:value-type="float">
            <text:p>240,442</text:p>
          </table:table-cell>
        </table:table-row>
        <table:table-row table:style-name="ro1">
          <table:table-cell office:value-type="float" office:value="0.00758752" calcext:value-type="float">
            <text:p>0,00758752</text:p>
          </table:table-cell>
          <table:table-cell office:value-type="float" office:value="240.516" calcext:value-type="float">
            <text:p>240,516</text:p>
          </table:table-cell>
        </table:table-row>
        <table:table-row table:style-name="ro1">
          <table:table-cell office:value-type="float" office:value="0.00754976" calcext:value-type="float">
            <text:p>0,00754976</text:p>
          </table:table-cell>
          <table:table-cell office:value-type="float" office:value="240.58" calcext:value-type="float">
            <text:p>240,58</text:p>
          </table:table-cell>
        </table:table-row>
        <table:table-row table:style-name="ro1">
          <table:table-cell office:value-type="float" office:value="0.00759081" calcext:value-type="float">
            <text:p>0,00759081</text:p>
          </table:table-cell>
          <table:table-cell office:value-type="float" office:value="240.641" calcext:value-type="float">
            <text:p>240,641</text:p>
          </table:table-cell>
        </table:table-row>
        <table:table-row table:style-name="ro1">
          <table:table-cell office:value-type="float" office:value="0.00756035" calcext:value-type="float">
            <text:p>0,00756035</text:p>
          </table:table-cell>
          <table:table-cell office:value-type="float" office:value="240.714" calcext:value-type="float">
            <text:p>240,714</text:p>
          </table:table-cell>
        </table:table-row>
        <table:table-row table:style-name="ro1">
          <table:table-cell office:value-type="float" office:value="0.00757601" calcext:value-type="float">
            <text:p>0,00757601</text:p>
          </table:table-cell>
          <table:table-cell office:value-type="float" office:value="240.771" calcext:value-type="float">
            <text:p>240,771</text:p>
          </table:table-cell>
        </table:table-row>
        <table:table-row table:style-name="ro1">
          <table:table-cell office:value-type="float" office:value="0.00756003" calcext:value-type="float">
            <text:p>0,00756003</text:p>
          </table:table-cell>
          <table:table-cell office:value-type="float" office:value="240.841" calcext:value-type="float">
            <text:p>240,841</text:p>
          </table:table-cell>
        </table:table-row>
        <table:table-row table:style-name="ro1">
          <table:table-cell office:value-type="float" office:value="0.00759523" calcext:value-type="float">
            <text:p>0,00759523</text:p>
          </table:table-cell>
          <table:table-cell office:value-type="float" office:value="240.911" calcext:value-type="float">
            <text:p>240,911</text:p>
          </table:table-cell>
        </table:table-row>
        <table:table-row table:style-name="ro1">
          <table:table-cell office:value-type="float" office:value="0.00758528" calcext:value-type="float">
            <text:p>0,00758528</text:p>
          </table:table-cell>
          <table:table-cell office:value-type="float" office:value="240.967" calcext:value-type="float">
            <text:p>240,967</text:p>
          </table:table-cell>
        </table:table-row>
        <table:table-row table:style-name="ro1">
          <table:table-cell office:value-type="float" office:value="0.00759221" calcext:value-type="float">
            <text:p>0,00759221</text:p>
          </table:table-cell>
          <table:table-cell office:value-type="float" office:value="241.034" calcext:value-type="float">
            <text:p>241,034</text:p>
          </table:table-cell>
        </table:table-row>
        <table:table-row table:style-name="ro1">
          <table:table-cell office:value-type="float" office:value="0.00756773" calcext:value-type="float">
            <text:p>0,00756773</text:p>
          </table:table-cell>
          <table:table-cell office:value-type="float" office:value="241.109" calcext:value-type="float">
            <text:p>241,109</text:p>
          </table:table-cell>
        </table:table-row>
        <table:table-row table:style-name="ro1">
          <table:table-cell office:value-type="float" office:value="0.00758949" calcext:value-type="float">
            <text:p>0,00758949</text:p>
          </table:table-cell>
          <table:table-cell office:value-type="float" office:value="241.176" calcext:value-type="float">
            <text:p>241,176</text:p>
          </table:table-cell>
        </table:table-row>
        <table:table-row table:style-name="ro1">
          <table:table-cell office:value-type="float" office:value="0.00760129" calcext:value-type="float">
            <text:p>0,00760129</text:p>
          </table:table-cell>
          <table:table-cell office:value-type="float" office:value="241.244" calcext:value-type="float">
            <text:p>241,244</text:p>
          </table:table-cell>
        </table:table-row>
        <table:table-row table:style-name="ro1">
          <table:table-cell office:value-type="float" office:value="0.00756737" calcext:value-type="float">
            <text:p>0,00756737</text:p>
          </table:table-cell>
          <table:table-cell office:value-type="float" office:value="241.296" calcext:value-type="float">
            <text:p>241,296</text:p>
          </table:table-cell>
        </table:table-row>
        <table:table-row table:style-name="ro1">
          <table:table-cell office:value-type="float" office:value="0.00759636" calcext:value-type="float">
            <text:p>0,00759636</text:p>
          </table:table-cell>
          <table:table-cell office:value-type="float" office:value="241.369" calcext:value-type="float">
            <text:p>241,369</text:p>
          </table:table-cell>
        </table:table-row>
        <table:table-row table:style-name="ro1">
          <table:table-cell office:value-type="float" office:value="0.00756896" calcext:value-type="float">
            <text:p>0,00756896</text:p>
          </table:table-cell>
          <table:table-cell office:value-type="float" office:value="241.428" calcext:value-type="float">
            <text:p>241,428</text:p>
          </table:table-cell>
        </table:table-row>
        <table:table-row table:style-name="ro1">
          <table:table-cell office:value-type="float" office:value="0.00758523" calcext:value-type="float">
            <text:p>0,00758523</text:p>
          </table:table-cell>
          <table:table-cell office:value-type="float" office:value="241.491" calcext:value-type="float">
            <text:p>241,491</text:p>
          </table:table-cell>
        </table:table-row>
        <table:table-row table:style-name="ro1">
          <table:table-cell office:value-type="float" office:value="0.00760651" calcext:value-type="float">
            <text:p>0,00760651</text:p>
          </table:table-cell>
          <table:table-cell office:value-type="float" office:value="241.558" calcext:value-type="float">
            <text:p>241,558</text:p>
          </table:table-cell>
        </table:table-row>
        <table:table-row table:style-name="ro1">
          <table:table-cell office:value-type="float" office:value="0.00759173" calcext:value-type="float">
            <text:p>0,00759173</text:p>
          </table:table-cell>
          <table:table-cell office:value-type="float" office:value="241.633" calcext:value-type="float">
            <text:p>241,633</text:p>
          </table:table-cell>
        </table:table-row>
        <table:table-row table:style-name="ro1">
          <table:table-cell office:value-type="float" office:value="0.00756086" calcext:value-type="float">
            <text:p>0,00756086</text:p>
          </table:table-cell>
          <table:table-cell office:value-type="float" office:value="241.686" calcext:value-type="float">
            <text:p>241,686</text:p>
          </table:table-cell>
        </table:table-row>
        <table:table-row table:style-name="ro1">
          <table:table-cell office:value-type="float" office:value="0.00759044" calcext:value-type="float">
            <text:p>0,00759044</text:p>
          </table:table-cell>
          <table:table-cell office:value-type="float" office:value="241.752" calcext:value-type="float">
            <text:p>241,752</text:p>
          </table:table-cell>
        </table:table-row>
        <table:table-row table:style-name="ro1">
          <table:table-cell office:value-type="float" office:value="0.00759137" calcext:value-type="float">
            <text:p>0,00759137</text:p>
          </table:table-cell>
          <table:table-cell office:value-type="float" office:value="241.818" calcext:value-type="float">
            <text:p>241,818</text:p>
          </table:table-cell>
        </table:table-row>
        <table:table-row table:style-name="ro1">
          <table:table-cell office:value-type="float" office:value="0.00758293" calcext:value-type="float">
            <text:p>0,00758293</text:p>
          </table:table-cell>
          <table:table-cell office:value-type="float" office:value="241.89" calcext:value-type="float">
            <text:p>241,89</text:p>
          </table:table-cell>
        </table:table-row>
        <table:table-row table:style-name="ro1">
          <table:table-cell office:value-type="float" office:value="0.0075711" calcext:value-type="float">
            <text:p>0,0075711</text:p>
          </table:table-cell>
          <table:table-cell office:value-type="float" office:value="241.95" calcext:value-type="float">
            <text:p>241,95</text:p>
          </table:table-cell>
        </table:table-row>
        <table:table-row table:style-name="ro1">
          <table:table-cell office:value-type="float" office:value="0.00759535" calcext:value-type="float">
            <text:p>0,00759535</text:p>
          </table:table-cell>
          <table:table-cell office:value-type="float" office:value="242.018" calcext:value-type="float">
            <text:p>242,018</text:p>
          </table:table-cell>
        </table:table-row>
        <table:table-row table:style-name="ro1">
          <table:table-cell office:value-type="float" office:value="0.00757632" calcext:value-type="float">
            <text:p>0,00757632</text:p>
          </table:table-cell>
          <table:table-cell office:value-type="float" office:value="242.078" calcext:value-type="float">
            <text:p>242,078</text:p>
          </table:table-cell>
        </table:table-row>
        <table:table-row table:style-name="ro1">
          <table:table-cell office:value-type="float" office:value="0.00758425" calcext:value-type="float">
            <text:p>0,00758425</text:p>
          </table:table-cell>
          <table:table-cell office:value-type="float" office:value="242.145" calcext:value-type="float">
            <text:p>242,145</text:p>
          </table:table-cell>
        </table:table-row>
        <table:table-row table:style-name="ro1">
          <table:table-cell office:value-type="float" office:value="0.0075999" calcext:value-type="float">
            <text:p>0,0075999</text:p>
          </table:table-cell>
          <table:table-cell office:value-type="float" office:value="242.21" calcext:value-type="float">
            <text:p>242,21</text:p>
          </table:table-cell>
        </table:table-row>
        <table:table-row table:style-name="ro1">
          <table:table-cell office:value-type="float" office:value="0.00759694" calcext:value-type="float">
            <text:p>0,00759694</text:p>
          </table:table-cell>
          <table:table-cell office:value-type="float" office:value="242.276" calcext:value-type="float">
            <text:p>242,276</text:p>
          </table:table-cell>
        </table:table-row>
        <table:table-row table:style-name="ro1">
          <table:table-cell office:value-type="float" office:value="0.00757719" calcext:value-type="float">
            <text:p>0,00757719</text:p>
          </table:table-cell>
          <table:table-cell office:value-type="float" office:value="242.347" calcext:value-type="float">
            <text:p>242,347</text:p>
          </table:table-cell>
        </table:table-row>
        <table:table-row table:style-name="ro1">
          <table:table-cell office:value-type="float" office:value="0.00759958" calcext:value-type="float">
            <text:p>0,00759958</text:p>
          </table:table-cell>
          <table:table-cell office:value-type="float" office:value="242.417" calcext:value-type="float">
            <text:p>242,417</text:p>
          </table:table-cell>
        </table:table-row>
        <table:table-row table:style-name="ro1">
          <table:table-cell office:value-type="float" office:value="0.00759215" calcext:value-type="float">
            <text:p>0,00759215</text:p>
          </table:table-cell>
          <table:table-cell office:value-type="float" office:value="242.47" calcext:value-type="float">
            <text:p>242,47</text:p>
          </table:table-cell>
        </table:table-row>
        <table:table-row table:style-name="ro1">
          <table:table-cell office:value-type="float" office:value="0.00759418" calcext:value-type="float">
            <text:p>0,00759418</text:p>
          </table:table-cell>
          <table:table-cell office:value-type="float" office:value="242.539" calcext:value-type="float">
            <text:p>242,539</text:p>
          </table:table-cell>
        </table:table-row>
        <table:table-row table:style-name="ro1">
          <table:table-cell office:value-type="float" office:value="0.00759888" calcext:value-type="float">
            <text:p>0,00759888</text:p>
          </table:table-cell>
          <table:table-cell office:value-type="float" office:value="242.606" calcext:value-type="float">
            <text:p>242,606</text:p>
          </table:table-cell>
        </table:table-row>
        <table:table-row table:style-name="ro1">
          <table:table-cell office:value-type="float" office:value="0.00758199" calcext:value-type="float">
            <text:p>0,00758199</text:p>
          </table:table-cell>
          <table:table-cell office:value-type="float" office:value="242.672" calcext:value-type="float">
            <text:p>242,672</text:p>
          </table:table-cell>
        </table:table-row>
        <table:table-row table:style-name="ro1">
          <table:table-cell office:value-type="float" office:value="0.00759283" calcext:value-type="float">
            <text:p>0,00759283</text:p>
          </table:table-cell>
          <table:table-cell office:value-type="float" office:value="242.745" calcext:value-type="float">
            <text:p>242,745</text:p>
          </table:table-cell>
        </table:table-row>
        <table:table-row table:style-name="ro1">
          <table:table-cell office:value-type="float" office:value="0.00758929" calcext:value-type="float">
            <text:p>0,00758929</text:p>
          </table:table-cell>
          <table:table-cell office:value-type="float" office:value="242.822" calcext:value-type="float">
            <text:p>242,822</text:p>
          </table:table-cell>
        </table:table-row>
        <table:table-row table:style-name="ro1">
          <table:table-cell office:value-type="float" office:value="0.00758319" calcext:value-type="float">
            <text:p>0,00758319</text:p>
          </table:table-cell>
          <table:table-cell office:value-type="float" office:value="242.872" calcext:value-type="float">
            <text:p>242,872</text:p>
          </table:table-cell>
        </table:table-row>
        <table:table-row table:style-name="ro1">
          <table:table-cell office:value-type="float" office:value="0.00758304" calcext:value-type="float">
            <text:p>0,00758304</text:p>
          </table:table-cell>
          <table:table-cell office:value-type="float" office:value="242.949" calcext:value-type="float">
            <text:p>242,949</text:p>
          </table:table-cell>
        </table:table-row>
        <table:table-row table:style-name="ro1">
          <table:table-cell office:value-type="float" office:value="0.0075924" calcext:value-type="float">
            <text:p>0,0075924</text:p>
          </table:table-cell>
          <table:table-cell office:value-type="float" office:value="243.007" calcext:value-type="float">
            <text:p>243,007</text:p>
          </table:table-cell>
        </table:table-row>
        <table:table-row table:style-name="ro1">
          <table:table-cell office:value-type="float" office:value="0.00759034" calcext:value-type="float">
            <text:p>0,00759034</text:p>
          </table:table-cell>
          <table:table-cell office:value-type="float" office:value="243.077" calcext:value-type="float">
            <text:p>243,077</text:p>
          </table:table-cell>
        </table:table-row>
        <table:table-row table:style-name="ro1">
          <table:table-cell office:value-type="float" office:value="0.00759791" calcext:value-type="float">
            <text:p>0,00759791</text:p>
          </table:table-cell>
          <table:table-cell office:value-type="float" office:value="243.15" calcext:value-type="float">
            <text:p>243,15</text:p>
          </table:table-cell>
        </table:table-row>
        <table:table-row table:style-name="ro1">
          <table:table-cell office:value-type="float" office:value="0.00756517" calcext:value-type="float">
            <text:p>0,00756517</text:p>
          </table:table-cell>
          <table:table-cell office:value-type="float" office:value="243.207" calcext:value-type="float">
            <text:p>243,207</text:p>
          </table:table-cell>
        </table:table-row>
        <table:table-row table:style-name="ro1">
          <table:table-cell office:value-type="float" office:value="0.00758103" calcext:value-type="float">
            <text:p>0,00758103</text:p>
          </table:table-cell>
          <table:table-cell office:value-type="float" office:value="243.274" calcext:value-type="float">
            <text:p>243,274</text:p>
          </table:table-cell>
        </table:table-row>
        <table:table-row table:style-name="ro1">
          <table:table-cell office:value-type="float" office:value="0.00754066" calcext:value-type="float">
            <text:p>0,00754066</text:p>
          </table:table-cell>
          <table:table-cell office:value-type="float" office:value="243.342" calcext:value-type="float">
            <text:p>243,342</text:p>
          </table:table-cell>
        </table:table-row>
        <table:table-row table:style-name="ro1">
          <table:table-cell office:value-type="float" office:value="0.00757505" calcext:value-type="float">
            <text:p>0,00757505</text:p>
          </table:table-cell>
          <table:table-cell office:value-type="float" office:value="243.407" calcext:value-type="float">
            <text:p>243,407</text:p>
          </table:table-cell>
        </table:table-row>
        <table:table-row table:style-name="ro1">
          <table:table-cell office:value-type="float" office:value="0.00755342" calcext:value-type="float">
            <text:p>0,00755342</text:p>
          </table:table-cell>
          <table:table-cell office:value-type="float" office:value="243.473" calcext:value-type="float">
            <text:p>243,473</text:p>
          </table:table-cell>
        </table:table-row>
        <table:table-row table:style-name="ro1">
          <table:table-cell office:value-type="float" office:value="0.00755784" calcext:value-type="float">
            <text:p>0,00755784</text:p>
          </table:table-cell>
          <table:table-cell office:value-type="float" office:value="243.543" calcext:value-type="float">
            <text:p>243,543</text:p>
          </table:table-cell>
        </table:table-row>
        <table:table-row table:style-name="ro1">
          <table:table-cell office:value-type="float" office:value="0.00759737" calcext:value-type="float">
            <text:p>0,00759737</text:p>
          </table:table-cell>
          <table:table-cell office:value-type="float" office:value="243.606" calcext:value-type="float">
            <text:p>243,606</text:p>
          </table:table-cell>
        </table:table-row>
        <table:table-row table:style-name="ro1">
          <table:table-cell office:value-type="float" office:value="0.00758056" calcext:value-type="float">
            <text:p>0,00758056</text:p>
          </table:table-cell>
          <table:table-cell office:value-type="float" office:value="243.682" calcext:value-type="float">
            <text:p>243,682</text:p>
          </table:table-cell>
        </table:table-row>
        <table:table-row table:style-name="ro1">
          <table:table-cell office:value-type="float" office:value="0.00755432" calcext:value-type="float">
            <text:p>0,00755432</text:p>
          </table:table-cell>
          <table:table-cell office:value-type="float" office:value="243.744" calcext:value-type="float">
            <text:p>243,744</text:p>
          </table:table-cell>
        </table:table-row>
        <table:table-row table:style-name="ro1">
          <table:table-cell office:value-type="float" office:value="0.0075431" calcext:value-type="float">
            <text:p>0,0075431</text:p>
          </table:table-cell>
          <table:table-cell office:value-type="float" office:value="243.805" calcext:value-type="float">
            <text:p>243,805</text:p>
          </table:table-cell>
        </table:table-row>
        <table:table-row table:style-name="ro1">
          <table:table-cell office:value-type="float" office:value="0.0075755" calcext:value-type="float">
            <text:p>0,0075755</text:p>
          </table:table-cell>
          <table:table-cell office:value-type="float" office:value="243.874" calcext:value-type="float">
            <text:p>243,874</text:p>
          </table:table-cell>
        </table:table-row>
        <table:table-row table:style-name="ro1">
          <table:table-cell office:value-type="float" office:value="0.00756679" calcext:value-type="float">
            <text:p>0,00756679</text:p>
          </table:table-cell>
          <table:table-cell office:value-type="float" office:value="243.952" calcext:value-type="float">
            <text:p>243,952</text:p>
          </table:table-cell>
        </table:table-row>
        <table:table-row table:style-name="ro1">
          <table:table-cell office:value-type="float" office:value="0.00755645" calcext:value-type="float">
            <text:p>0,00755645</text:p>
          </table:table-cell>
          <table:table-cell office:value-type="float" office:value="244.003" calcext:value-type="float">
            <text:p>244,003</text:p>
          </table:table-cell>
        </table:table-row>
        <table:table-row table:style-name="ro1">
          <table:table-cell office:value-type="float" office:value="0.00757324" calcext:value-type="float">
            <text:p>0,00757324</text:p>
          </table:table-cell>
          <table:table-cell office:value-type="float" office:value="244.071" calcext:value-type="float">
            <text:p>244,071</text:p>
          </table:table-cell>
        </table:table-row>
        <table:table-row table:style-name="ro1">
          <table:table-cell office:value-type="float" office:value="0.00755335" calcext:value-type="float">
            <text:p>0,00755335</text:p>
          </table:table-cell>
          <table:table-cell office:value-type="float" office:value="244.14" calcext:value-type="float">
            <text:p>244,14</text:p>
          </table:table-cell>
        </table:table-row>
        <table:table-row table:style-name="ro1">
          <table:table-cell office:value-type="float" office:value="0.00757812" calcext:value-type="float">
            <text:p>0,00757812</text:p>
          </table:table-cell>
          <table:table-cell office:value-type="float" office:value="244.208" calcext:value-type="float">
            <text:p>244,208</text:p>
          </table:table-cell>
        </table:table-row>
        <table:table-row table:style-name="ro1">
          <table:table-cell office:value-type="float" office:value="0.00755652" calcext:value-type="float">
            <text:p>0,00755652</text:p>
          </table:table-cell>
          <table:table-cell office:value-type="float" office:value="244.272" calcext:value-type="float">
            <text:p>244,272</text:p>
          </table:table-cell>
        </table:table-row>
        <table:table-row table:style-name="ro1">
          <table:table-cell office:value-type="float" office:value="0.00758402" calcext:value-type="float">
            <text:p>0,00758402</text:p>
          </table:table-cell>
          <table:table-cell office:value-type="float" office:value="244.336" calcext:value-type="float">
            <text:p>244,336</text:p>
          </table:table-cell>
        </table:table-row>
        <table:table-row table:style-name="ro1">
          <table:table-cell office:value-type="float" office:value="0.00759587" calcext:value-type="float">
            <text:p>0,00759587</text:p>
          </table:table-cell>
          <table:table-cell office:value-type="float" office:value="244.405" calcext:value-type="float">
            <text:p>244,405</text:p>
          </table:table-cell>
        </table:table-row>
        <table:table-row table:style-name="ro1">
          <table:table-cell office:value-type="float" office:value="0.00756443" calcext:value-type="float">
            <text:p>0,00756443</text:p>
          </table:table-cell>
          <table:table-cell office:value-type="float" office:value="244.478" calcext:value-type="float">
            <text:p>244,478</text:p>
          </table:table-cell>
        </table:table-row>
        <table:table-row table:style-name="ro1">
          <table:table-cell office:value-type="float" office:value="0.0075722" calcext:value-type="float">
            <text:p>0,0075722</text:p>
          </table:table-cell>
          <table:table-cell office:value-type="float" office:value="244.533" calcext:value-type="float">
            <text:p>244,533</text:p>
          </table:table-cell>
        </table:table-row>
        <table:table-row table:style-name="ro1">
          <table:table-cell office:value-type="float" office:value="0.00755401" calcext:value-type="float">
            <text:p>0,00755401</text:p>
          </table:table-cell>
          <table:table-cell office:value-type="float" office:value="244.605" calcext:value-type="float">
            <text:p>244,605</text:p>
          </table:table-cell>
        </table:table-row>
        <table:table-row table:style-name="ro1">
          <table:table-cell office:value-type="float" office:value="0.0075805" calcext:value-type="float">
            <text:p>0,0075805</text:p>
          </table:table-cell>
          <table:table-cell office:value-type="float" office:value="244.673" calcext:value-type="float">
            <text:p>244,673</text:p>
          </table:table-cell>
        </table:table-row>
        <table:table-row table:style-name="ro1">
          <table:table-cell office:value-type="float" office:value="0.00758115" calcext:value-type="float">
            <text:p>0,00758115</text:p>
          </table:table-cell>
          <table:table-cell office:value-type="float" office:value="244.746" calcext:value-type="float">
            <text:p>244,746</text:p>
          </table:table-cell>
        </table:table-row>
        <table:table-row table:style-name="ro1">
          <table:table-cell office:value-type="float" office:value="0.00755085" calcext:value-type="float">
            <text:p>0,00755085</text:p>
          </table:table-cell>
          <table:table-cell office:value-type="float" office:value="244.799" calcext:value-type="float">
            <text:p>244,799</text:p>
          </table:table-cell>
        </table:table-row>
        <table:table-row table:style-name="ro1">
          <table:table-cell office:value-type="float" office:value="0.00758323" calcext:value-type="float">
            <text:p>0,00758323</text:p>
          </table:table-cell>
          <table:table-cell office:value-type="float" office:value="244.871" calcext:value-type="float">
            <text:p>244,871</text:p>
          </table:table-cell>
        </table:table-row>
        <table:table-row table:style-name="ro1">
          <table:table-cell office:value-type="float" office:value="0.0075645" calcext:value-type="float">
            <text:p>0,0075645</text:p>
          </table:table-cell>
          <table:table-cell office:value-type="float" office:value="244.931" calcext:value-type="float">
            <text:p>244,931</text:p>
          </table:table-cell>
        </table:table-row>
        <table:table-row table:style-name="ro1">
          <table:table-cell office:value-type="float" office:value="0.00757773" calcext:value-type="float">
            <text:p>0,00757773</text:p>
          </table:table-cell>
          <table:table-cell office:value-type="float" office:value="245.007" calcext:value-type="float">
            <text:p>245,007</text:p>
          </table:table-cell>
        </table:table-row>
        <table:table-row table:style-name="ro1">
          <table:table-cell office:value-type="float" office:value="0.00756636" calcext:value-type="float">
            <text:p>0,00756636</text:p>
          </table:table-cell>
          <table:table-cell office:value-type="float" office:value="245.063" calcext:value-type="float">
            <text:p>245,063</text:p>
          </table:table-cell>
        </table:table-row>
        <table:table-row table:style-name="ro1">
          <table:table-cell office:value-type="float" office:value="0.00759468" calcext:value-type="float">
            <text:p>0,00759468</text:p>
          </table:table-cell>
          <table:table-cell office:value-type="float" office:value="245.135" calcext:value-type="float">
            <text:p>245,135</text:p>
          </table:table-cell>
        </table:table-row>
        <table:table-row table:style-name="ro1">
          <table:table-cell office:value-type="float" office:value="0.00757712" calcext:value-type="float">
            <text:p>0,00757712</text:p>
          </table:table-cell>
          <table:table-cell office:value-type="float" office:value="245.206" calcext:value-type="float">
            <text:p>245,206</text:p>
          </table:table-cell>
        </table:table-row>
        <table:table-row table:style-name="ro1">
          <table:table-cell office:value-type="float" office:value="0.0075786" calcext:value-type="float">
            <text:p>0,0075786</text:p>
          </table:table-cell>
          <table:table-cell office:value-type="float" office:value="245.271" calcext:value-type="float">
            <text:p>245,271</text:p>
          </table:table-cell>
        </table:table-row>
        <table:table-row table:style-name="ro1">
          <table:table-cell office:value-type="float" office:value="0.00755192" calcext:value-type="float">
            <text:p>0,00755192</text:p>
          </table:table-cell>
          <table:table-cell office:value-type="float" office:value="245.332" calcext:value-type="float">
            <text:p>245,332</text:p>
          </table:table-cell>
        </table:table-row>
        <table:table-row table:style-name="ro1">
          <table:table-cell office:value-type="float" office:value="0.00756449" calcext:value-type="float">
            <text:p>0,00756449</text:p>
          </table:table-cell>
          <table:table-cell office:value-type="float" office:value="245.398" calcext:value-type="float">
            <text:p>245,398</text:p>
          </table:table-cell>
        </table:table-row>
        <table:table-row table:style-name="ro1">
          <table:table-cell office:value-type="float" office:value="0.00757927" calcext:value-type="float">
            <text:p>0,00757927</text:p>
          </table:table-cell>
          <table:table-cell office:value-type="float" office:value="245.47" calcext:value-type="float">
            <text:p>245,47</text:p>
          </table:table-cell>
        </table:table-row>
        <table:table-row table:style-name="ro1">
          <table:table-cell office:value-type="float" office:value="0.00757699" calcext:value-type="float">
            <text:p>0,00757699</text:p>
          </table:table-cell>
          <table:table-cell office:value-type="float" office:value="245.53" calcext:value-type="float">
            <text:p>245,53</text:p>
          </table:table-cell>
        </table:table-row>
        <table:table-row table:style-name="ro1">
          <table:table-cell office:value-type="float" office:value="0.00755959" calcext:value-type="float">
            <text:p>0,00755959</text:p>
          </table:table-cell>
          <table:table-cell office:value-type="float" office:value="245.598" calcext:value-type="float">
            <text:p>245,598</text:p>
          </table:table-cell>
        </table:table-row>
        <table:table-row table:style-name="ro1">
          <table:table-cell office:value-type="float" office:value="0.00757828" calcext:value-type="float">
            <text:p>0,00757828</text:p>
          </table:table-cell>
          <table:table-cell office:value-type="float" office:value="245.668" calcext:value-type="float">
            <text:p>245,668</text:p>
          </table:table-cell>
        </table:table-row>
        <table:table-row table:style-name="ro1">
          <table:table-cell office:value-type="float" office:value="0.00758795" calcext:value-type="float">
            <text:p>0,00758795</text:p>
          </table:table-cell>
          <table:table-cell office:value-type="float" office:value="245.73" calcext:value-type="float">
            <text:p>245,73</text:p>
          </table:table-cell>
        </table:table-row>
        <table:table-row table:style-name="ro1">
          <table:table-cell office:value-type="float" office:value="0.00758878" calcext:value-type="float">
            <text:p>0,00758878</text:p>
          </table:table-cell>
          <table:table-cell office:value-type="float" office:value="245.797" calcext:value-type="float">
            <text:p>245,797</text:p>
          </table:table-cell>
        </table:table-row>
        <table:table-row table:style-name="ro1">
          <table:table-cell office:value-type="float" office:value="0.00757621" calcext:value-type="float">
            <text:p>0,00757621</text:p>
          </table:table-cell>
          <table:table-cell office:value-type="float" office:value="245.866" calcext:value-type="float">
            <text:p>245,866</text:p>
          </table:table-cell>
        </table:table-row>
        <table:table-row table:style-name="ro1">
          <table:table-cell office:value-type="float" office:value="0.00756453" calcext:value-type="float">
            <text:p>0,00756453</text:p>
          </table:table-cell>
          <table:table-cell office:value-type="float" office:value="245.938" calcext:value-type="float">
            <text:p>245,938</text:p>
          </table:table-cell>
        </table:table-row>
        <table:table-row table:style-name="ro1">
          <table:table-cell office:value-type="float" office:value="0.00757019" calcext:value-type="float">
            <text:p>0,00757019</text:p>
          </table:table-cell>
          <table:table-cell office:value-type="float" office:value="245.997" calcext:value-type="float">
            <text:p>245,997</text:p>
          </table:table-cell>
        </table:table-row>
        <table:table-row table:style-name="ro1">
          <table:table-cell office:value-type="float" office:value="0.0075448" calcext:value-type="float">
            <text:p>0,0075448</text:p>
          </table:table-cell>
          <table:table-cell office:value-type="float" office:value="246.064" calcext:value-type="float">
            <text:p>246,064</text:p>
          </table:table-cell>
        </table:table-row>
        <table:table-row table:style-name="ro1">
          <table:table-cell office:value-type="float" office:value="0.00756417" calcext:value-type="float">
            <text:p>0,00756417</text:p>
          </table:table-cell>
          <table:table-cell office:value-type="float" office:value="246.133" calcext:value-type="float">
            <text:p>246,133</text:p>
          </table:table-cell>
        </table:table-row>
        <table:table-row table:style-name="ro1">
          <table:table-cell office:value-type="float" office:value="0.00755691" calcext:value-type="float">
            <text:p>0,00755691</text:p>
          </table:table-cell>
          <table:table-cell office:value-type="float" office:value="246.196" calcext:value-type="float">
            <text:p>246,196</text:p>
          </table:table-cell>
        </table:table-row>
        <table:table-row table:style-name="ro1">
          <table:table-cell office:value-type="float" office:value="0.00755374" calcext:value-type="float">
            <text:p>0,00755374</text:p>
          </table:table-cell>
          <table:table-cell office:value-type="float" office:value="246.267" calcext:value-type="float">
            <text:p>246,267</text:p>
          </table:table-cell>
        </table:table-row>
        <table:table-row table:style-name="ro1">
          <table:table-cell office:value-type="float" office:value="0.00756523" calcext:value-type="float">
            <text:p>0,00756523</text:p>
          </table:table-cell>
          <table:table-cell office:value-type="float" office:value="246.331" calcext:value-type="float">
            <text:p>246,331</text:p>
          </table:table-cell>
        </table:table-row>
        <table:table-row table:style-name="ro1">
          <table:table-cell office:value-type="float" office:value="0.00757684" calcext:value-type="float">
            <text:p>0,00757684</text:p>
          </table:table-cell>
          <table:table-cell office:value-type="float" office:value="246.397" calcext:value-type="float">
            <text:p>246,397</text:p>
          </table:table-cell>
        </table:table-row>
        <table:table-row table:style-name="ro1">
          <table:table-cell office:value-type="float" office:value="0.00758931" calcext:value-type="float">
            <text:p>0,00758931</text:p>
          </table:table-cell>
          <table:table-cell office:value-type="float" office:value="246.468" calcext:value-type="float">
            <text:p>246,468</text:p>
          </table:table-cell>
        </table:table-row>
        <table:table-row table:style-name="ro1">
          <table:table-cell office:value-type="float" office:value="0.0075649" calcext:value-type="float">
            <text:p>0,0075649</text:p>
          </table:table-cell>
          <table:table-cell office:value-type="float" office:value="246.523" calcext:value-type="float">
            <text:p>246,523</text:p>
          </table:table-cell>
        </table:table-row>
        <table:table-row table:style-name="ro1">
          <table:table-cell office:value-type="float" office:value="0.00757095" calcext:value-type="float">
            <text:p>0,00757095</text:p>
          </table:table-cell>
          <table:table-cell office:value-type="float" office:value="246.594" calcext:value-type="float">
            <text:p>246,594</text:p>
          </table:table-cell>
        </table:table-row>
        <table:table-row table:style-name="ro1">
          <table:table-cell office:value-type="float" office:value="0.00758365" calcext:value-type="float">
            <text:p>0,00758365</text:p>
          </table:table-cell>
          <table:table-cell office:value-type="float" office:value="246.666" calcext:value-type="float">
            <text:p>246,666</text:p>
          </table:table-cell>
        </table:table-row>
        <table:table-row table:style-name="ro1">
          <table:table-cell office:value-type="float" office:value="0.00756592" calcext:value-type="float">
            <text:p>0,00756592</text:p>
          </table:table-cell>
          <table:table-cell office:value-type="float" office:value="246.73" calcext:value-type="float">
            <text:p>246,73</text:p>
          </table:table-cell>
        </table:table-row>
        <table:table-row table:style-name="ro1">
          <table:table-cell office:value-type="float" office:value="0.00757939" calcext:value-type="float">
            <text:p>0,00757939</text:p>
          </table:table-cell>
          <table:table-cell office:value-type="float" office:value="246.795" calcext:value-type="float">
            <text:p>246,795</text:p>
          </table:table-cell>
        </table:table-row>
        <table:table-row table:style-name="ro1">
          <table:table-cell office:value-type="float" office:value="0.0075632" calcext:value-type="float">
            <text:p>0,0075632</text:p>
          </table:table-cell>
          <table:table-cell office:value-type="float" office:value="246.86" calcext:value-type="float">
            <text:p>246,86</text:p>
          </table:table-cell>
        </table:table-row>
        <table:table-row table:style-name="ro1">
          <table:table-cell office:value-type="float" office:value="0.00758252" calcext:value-type="float">
            <text:p>0,00758252</text:p>
          </table:table-cell>
          <table:table-cell office:value-type="float" office:value="246.929" calcext:value-type="float">
            <text:p>246,929</text:p>
          </table:table-cell>
        </table:table-row>
        <table:table-row table:style-name="ro1">
          <table:table-cell office:value-type="float" office:value="0.00757821" calcext:value-type="float">
            <text:p>0,00757821</text:p>
          </table:table-cell>
          <table:table-cell office:value-type="float" office:value="246.993" calcext:value-type="float">
            <text:p>246,993</text:p>
          </table:table-cell>
        </table:table-row>
        <table:table-row table:style-name="ro1">
          <table:table-cell office:value-type="float" office:value="0.00756506" calcext:value-type="float">
            <text:p>0,00756506</text:p>
          </table:table-cell>
          <table:table-cell office:value-type="float" office:value="247.057" calcext:value-type="float">
            <text:p>247,057</text:p>
          </table:table-cell>
        </table:table-row>
        <table:table-row table:style-name="ro1">
          <table:table-cell office:value-type="float" office:value="0.00759061" calcext:value-type="float">
            <text:p>0,00759061</text:p>
          </table:table-cell>
          <table:table-cell office:value-type="float" office:value="247.122" calcext:value-type="float">
            <text:p>247,122</text:p>
          </table:table-cell>
        </table:table-row>
        <table:table-row table:style-name="ro1">
          <table:table-cell office:value-type="float" office:value="0.00757679" calcext:value-type="float">
            <text:p>0,00757679</text:p>
          </table:table-cell>
          <table:table-cell office:value-type="float" office:value="247.189" calcext:value-type="float">
            <text:p>247,189</text:p>
          </table:table-cell>
        </table:table-row>
        <table:table-row table:style-name="ro1">
          <table:table-cell office:value-type="float" office:value="0.00757368" calcext:value-type="float">
            <text:p>0,00757368</text:p>
          </table:table-cell>
          <table:table-cell office:value-type="float" office:value="247.251" calcext:value-type="float">
            <text:p>247,251</text:p>
          </table:table-cell>
        </table:table-row>
        <table:table-row table:style-name="ro1">
          <table:table-cell office:value-type="float" office:value="0.00758252" calcext:value-type="float">
            <text:p>0,00758252</text:p>
          </table:table-cell>
          <table:table-cell office:value-type="float" office:value="247.316" calcext:value-type="float">
            <text:p>247,316</text:p>
          </table:table-cell>
        </table:table-row>
        <table:table-row table:style-name="ro1">
          <table:table-cell office:value-type="float" office:value="0.00756527" calcext:value-type="float">
            <text:p>0,00756527</text:p>
          </table:table-cell>
          <table:table-cell office:value-type="float" office:value="247.384" calcext:value-type="float">
            <text:p>247,384</text:p>
          </table:table-cell>
        </table:table-row>
        <table:table-row table:style-name="ro1">
          <table:table-cell office:value-type="float" office:value="0.00759918" calcext:value-type="float">
            <text:p>0,00759918</text:p>
          </table:table-cell>
          <table:table-cell office:value-type="float" office:value="247.453" calcext:value-type="float">
            <text:p>247,453</text:p>
          </table:table-cell>
        </table:table-row>
        <table:table-row table:style-name="ro1">
          <table:table-cell office:value-type="float" office:value="0.00758448" calcext:value-type="float">
            <text:p>0,00758448</text:p>
          </table:table-cell>
          <table:table-cell office:value-type="float" office:value="247.515" calcext:value-type="float">
            <text:p>247,515</text:p>
          </table:table-cell>
        </table:table-row>
        <table:table-row table:style-name="ro1">
          <table:table-cell office:value-type="float" office:value="0.00755975" calcext:value-type="float">
            <text:p>0,00755975</text:p>
          </table:table-cell>
          <table:table-cell office:value-type="float" office:value="247.584" calcext:value-type="float">
            <text:p>247,584</text:p>
          </table:table-cell>
        </table:table-row>
        <table:table-row table:style-name="ro1">
          <table:table-cell office:value-type="float" office:value="0.00758237" calcext:value-type="float">
            <text:p>0,00758237</text:p>
          </table:table-cell>
          <table:table-cell office:value-type="float" office:value="247.649" calcext:value-type="float">
            <text:p>247,649</text:p>
          </table:table-cell>
        </table:table-row>
        <table:table-row table:style-name="ro1">
          <table:table-cell office:value-type="float" office:value="0.0075815" calcext:value-type="float">
            <text:p>0,0075815</text:p>
          </table:table-cell>
          <table:table-cell office:value-type="float" office:value="247.717" calcext:value-type="float">
            <text:p>247,717</text:p>
          </table:table-cell>
        </table:table-row>
        <table:table-row table:style-name="ro1">
          <table:table-cell office:value-type="float" office:value="0.00757623" calcext:value-type="float">
            <text:p>0,00757623</text:p>
          </table:table-cell>
          <table:table-cell office:value-type="float" office:value="247.783" calcext:value-type="float">
            <text:p>247,783</text:p>
          </table:table-cell>
        </table:table-row>
        <table:table-row table:style-name="ro1">
          <table:table-cell office:value-type="float" office:value="0.00756849" calcext:value-type="float">
            <text:p>0,00756849</text:p>
          </table:table-cell>
          <table:table-cell office:value-type="float" office:value="247.845" calcext:value-type="float">
            <text:p>247,845</text:p>
          </table:table-cell>
        </table:table-row>
        <table:table-row table:style-name="ro1">
          <table:table-cell office:value-type="float" office:value="0.00757034" calcext:value-type="float">
            <text:p>0,00757034</text:p>
          </table:table-cell>
          <table:table-cell office:value-type="float" office:value="247.92" calcext:value-type="float">
            <text:p>247,92</text:p>
          </table:table-cell>
        </table:table-row>
        <table:table-row table:style-name="ro1">
          <table:table-cell office:value-type="float" office:value="0.00756646" calcext:value-type="float">
            <text:p>0,00756646</text:p>
          </table:table-cell>
          <table:table-cell office:value-type="float" office:value="247.974" calcext:value-type="float">
            <text:p>247,974</text:p>
          </table:table-cell>
        </table:table-row>
        <table:table-row table:style-name="ro1">
          <table:table-cell office:value-type="float" office:value="0.00758207" calcext:value-type="float">
            <text:p>0,00758207</text:p>
          </table:table-cell>
          <table:table-cell office:value-type="float" office:value="248.044" calcext:value-type="float">
            <text:p>248,044</text:p>
          </table:table-cell>
        </table:table-row>
        <table:table-row table:style-name="ro1">
          <table:table-cell office:value-type="float" office:value="0.00755847" calcext:value-type="float">
            <text:p>0,00755847</text:p>
          </table:table-cell>
          <table:table-cell office:value-type="float" office:value="248.113" calcext:value-type="float">
            <text:p>248,113</text:p>
          </table:table-cell>
        </table:table-row>
        <table:table-row table:style-name="ro1">
          <table:table-cell office:value-type="float" office:value="0.00758598" calcext:value-type="float">
            <text:p>0,00758598</text:p>
          </table:table-cell>
          <table:table-cell office:value-type="float" office:value="248.179" calcext:value-type="float">
            <text:p>248,179</text:p>
          </table:table-cell>
        </table:table-row>
        <table:table-row table:style-name="ro1">
          <table:table-cell office:value-type="float" office:value="0.0075789" calcext:value-type="float">
            <text:p>0,0075789</text:p>
          </table:table-cell>
          <table:table-cell office:value-type="float" office:value="248.246" calcext:value-type="float">
            <text:p>248,246</text:p>
          </table:table-cell>
        </table:table-row>
        <table:table-row table:style-name="ro1">
          <table:table-cell office:value-type="float" office:value="0.00757303" calcext:value-type="float">
            <text:p>0,00757303</text:p>
          </table:table-cell>
          <table:table-cell office:value-type="float" office:value="248.314" calcext:value-type="float">
            <text:p>248,314</text:p>
          </table:table-cell>
        </table:table-row>
        <table:table-row table:style-name="ro1">
          <table:table-cell office:value-type="float" office:value="0.00760016" calcext:value-type="float">
            <text:p>0,00760016</text:p>
          </table:table-cell>
          <table:table-cell office:value-type="float" office:value="248.379" calcext:value-type="float">
            <text:p>248,379</text:p>
          </table:table-cell>
        </table:table-row>
        <table:table-row table:style-name="ro1">
          <table:table-cell office:value-type="float" office:value="0.00761131" calcext:value-type="float">
            <text:p>0,00761131</text:p>
          </table:table-cell>
          <table:table-cell office:value-type="float" office:value="248.446" calcext:value-type="float">
            <text:p>248,446</text:p>
          </table:table-cell>
        </table:table-row>
        <table:table-row table:style-name="ro1">
          <table:table-cell office:value-type="float" office:value="0.0075694" calcext:value-type="float">
            <text:p>0,0075694</text:p>
          </table:table-cell>
          <table:table-cell office:value-type="float" office:value="248.511" calcext:value-type="float">
            <text:p>248,511</text:p>
          </table:table-cell>
        </table:table-row>
        <table:table-row table:style-name="ro1">
          <table:table-cell office:value-type="float" office:value="0.00758093" calcext:value-type="float">
            <text:p>0,00758093</text:p>
          </table:table-cell>
          <table:table-cell office:value-type="float" office:value="248.578" calcext:value-type="float">
            <text:p>248,578</text:p>
          </table:table-cell>
        </table:table-row>
        <table:table-row table:style-name="ro1">
          <table:table-cell office:value-type="float" office:value="0.0075984" calcext:value-type="float">
            <text:p>0,0075984</text:p>
          </table:table-cell>
          <table:table-cell office:value-type="float" office:value="248.642" calcext:value-type="float">
            <text:p>248,642</text:p>
          </table:table-cell>
        </table:table-row>
        <table:table-row table:style-name="ro1">
          <table:table-cell office:value-type="float" office:value="0.00759336" calcext:value-type="float">
            <text:p>0,00759336</text:p>
          </table:table-cell>
          <table:table-cell office:value-type="float" office:value="248.712" calcext:value-type="float">
            <text:p>248,712</text:p>
          </table:table-cell>
        </table:table-row>
        <table:table-row table:style-name="ro1">
          <table:table-cell office:value-type="float" office:value="0.0075699" calcext:value-type="float">
            <text:p>0,0075699</text:p>
          </table:table-cell>
          <table:table-cell office:value-type="float" office:value="248.778" calcext:value-type="float">
            <text:p>248,778</text:p>
          </table:table-cell>
        </table:table-row>
        <table:table-row table:style-name="ro1">
          <table:table-cell office:value-type="float" office:value="0.00759493" calcext:value-type="float">
            <text:p>0,00759493</text:p>
          </table:table-cell>
          <table:table-cell office:value-type="float" office:value="248.843" calcext:value-type="float">
            <text:p>248,843</text:p>
          </table:table-cell>
        </table:table-row>
        <table:table-row table:style-name="ro1">
          <table:table-cell office:value-type="float" office:value="0.00758686" calcext:value-type="float">
            <text:p>0,00758686</text:p>
          </table:table-cell>
          <table:table-cell office:value-type="float" office:value="248.91" calcext:value-type="float">
            <text:p>248,91</text:p>
          </table:table-cell>
        </table:table-row>
        <table:table-row table:style-name="ro1">
          <table:table-cell office:value-type="float" office:value="0.00757077" calcext:value-type="float">
            <text:p>0,00757077</text:p>
          </table:table-cell>
          <table:table-cell office:value-type="float" office:value="248.973" calcext:value-type="float">
            <text:p>248,973</text:p>
          </table:table-cell>
        </table:table-row>
        <table:table-row table:style-name="ro1">
          <table:table-cell office:value-type="float" office:value="0.00758762" calcext:value-type="float">
            <text:p>0,00758762</text:p>
          </table:table-cell>
          <table:table-cell office:value-type="float" office:value="249.037" calcext:value-type="float">
            <text:p>249,037</text:p>
          </table:table-cell>
        </table:table-row>
        <table:table-row table:style-name="ro1">
          <table:table-cell office:value-type="float" office:value="0.00758704" calcext:value-type="float">
            <text:p>0,00758704</text:p>
          </table:table-cell>
          <table:table-cell office:value-type="float" office:value="249.103" calcext:value-type="float">
            <text:p>249,103</text:p>
          </table:table-cell>
        </table:table-row>
        <table:table-row table:style-name="ro1">
          <table:table-cell office:value-type="float" office:value="0.0075655" calcext:value-type="float">
            <text:p>0,0075655</text:p>
          </table:table-cell>
          <table:table-cell office:value-type="float" office:value="249.169" calcext:value-type="float">
            <text:p>249,169</text:p>
          </table:table-cell>
        </table:table-row>
        <table:table-row table:style-name="ro1">
          <table:table-cell office:value-type="float" office:value="0.007587" calcext:value-type="float">
            <text:p>0,007587</text:p>
          </table:table-cell>
          <table:table-cell office:value-type="float" office:value="249.237" calcext:value-type="float">
            <text:p>249,237</text:p>
          </table:table-cell>
        </table:table-row>
        <table:table-row table:style-name="ro1">
          <table:table-cell office:value-type="float" office:value="0.00761035" calcext:value-type="float">
            <text:p>0,00761035</text:p>
          </table:table-cell>
          <table:table-cell office:value-type="float" office:value="249.3" calcext:value-type="float">
            <text:p>249,3</text:p>
          </table:table-cell>
        </table:table-row>
        <table:table-row table:style-name="ro1">
          <table:table-cell office:value-type="float" office:value="0.00758709" calcext:value-type="float">
            <text:p>0,00758709</text:p>
          </table:table-cell>
          <table:table-cell office:value-type="float" office:value="249.369" calcext:value-type="float">
            <text:p>249,369</text:p>
          </table:table-cell>
        </table:table-row>
        <table:table-row table:style-name="ro1">
          <table:table-cell office:value-type="float" office:value="0.00761156" calcext:value-type="float">
            <text:p>0,00761156</text:p>
          </table:table-cell>
          <table:table-cell office:value-type="float" office:value="249.438" calcext:value-type="float">
            <text:p>249,438</text:p>
          </table:table-cell>
        </table:table-row>
        <table:table-row table:style-name="ro1">
          <table:table-cell office:value-type="float" office:value="0.00759719" calcext:value-type="float">
            <text:p>0,00759719</text:p>
          </table:table-cell>
          <table:table-cell office:value-type="float" office:value="249.498" calcext:value-type="float">
            <text:p>249,498</text:p>
          </table:table-cell>
        </table:table-row>
        <table:table-row table:style-name="ro1">
          <table:table-cell office:value-type="float" office:value="0.00764081" calcext:value-type="float">
            <text:p>0,00764081</text:p>
          </table:table-cell>
          <table:table-cell office:value-type="float" office:value="249.572" calcext:value-type="float">
            <text:p>249,572</text:p>
          </table:table-cell>
        </table:table-row>
        <table:table-row table:style-name="ro1">
          <table:table-cell office:value-type="float" office:value="0.00759262" calcext:value-type="float">
            <text:p>0,00759262</text:p>
          </table:table-cell>
          <table:table-cell office:value-type="float" office:value="249.637" calcext:value-type="float">
            <text:p>249,637</text:p>
          </table:table-cell>
        </table:table-row>
        <table:table-row table:style-name="ro1">
          <table:table-cell office:value-type="float" office:value="0.00757066" calcext:value-type="float">
            <text:p>0,00757066</text:p>
          </table:table-cell>
          <table:table-cell office:value-type="float" office:value="249.704" calcext:value-type="float">
            <text:p>249,704</text:p>
          </table:table-cell>
        </table:table-row>
        <table:table-row table:style-name="ro1">
          <table:table-cell office:value-type="float" office:value="0.00760115" calcext:value-type="float">
            <text:p>0,00760115</text:p>
          </table:table-cell>
          <table:table-cell office:value-type="float" office:value="249.771" calcext:value-type="float">
            <text:p>249,771</text:p>
          </table:table-cell>
        </table:table-row>
        <table:table-row table:style-name="ro1">
          <table:table-cell office:value-type="float" office:value="0.00757074" calcext:value-type="float">
            <text:p>0,00757074</text:p>
          </table:table-cell>
          <table:table-cell office:value-type="float" office:value="249.854" calcext:value-type="float">
            <text:p>249,854</text:p>
          </table:table-cell>
        </table:table-row>
        <table:table-row table:style-name="ro1">
          <table:table-cell office:value-type="float" office:value="0.00757419" calcext:value-type="float">
            <text:p>0,00757419</text:p>
          </table:table-cell>
          <table:table-cell office:value-type="float" office:value="249.942" calcext:value-type="float">
            <text:p>249,942</text:p>
          </table:table-cell>
        </table:table-row>
        <table:table-row table:style-name="ro1">
          <table:table-cell office:value-type="float" office:value="0.00759323" calcext:value-type="float">
            <text:p>0,00759323</text:p>
          </table:table-cell>
          <table:table-cell office:value-type="float" office:value="249.998" calcext:value-type="float">
            <text:p>249,998</text:p>
          </table:table-cell>
        </table:table-row>
        <table:table-row table:style-name="ro1">
          <table:table-cell office:value-type="float" office:value="0.00758185" calcext:value-type="float">
            <text:p>0,00758185</text:p>
          </table:table-cell>
          <table:table-cell office:value-type="float" office:value="250.071" calcext:value-type="float">
            <text:p>250,071</text:p>
          </table:table-cell>
        </table:table-row>
        <table:table-row table:style-name="ro1">
          <table:table-cell office:value-type="float" office:value="0.00757091" calcext:value-type="float">
            <text:p>0,00757091</text:p>
          </table:table-cell>
          <table:table-cell office:value-type="float" office:value="250.137" calcext:value-type="float">
            <text:p>250,137</text:p>
          </table:table-cell>
        </table:table-row>
        <table:table-row table:style-name="ro1">
          <table:table-cell office:value-type="float" office:value="0.00761324" calcext:value-type="float">
            <text:p>0,00761324</text:p>
          </table:table-cell>
          <table:table-cell office:value-type="float" office:value="250.209" calcext:value-type="float">
            <text:p>250,209</text:p>
          </table:table-cell>
        </table:table-row>
        <table:table-row table:style-name="ro1">
          <table:table-cell office:value-type="float" office:value="0.00758747" calcext:value-type="float">
            <text:p>0,00758747</text:p>
          </table:table-cell>
          <table:table-cell office:value-type="float" office:value="250.267" calcext:value-type="float">
            <text:p>250,267</text:p>
          </table:table-cell>
        </table:table-row>
        <table:table-row table:style-name="ro1">
          <table:table-cell office:value-type="float" office:value="0.00759206" calcext:value-type="float">
            <text:p>0,00759206</text:p>
          </table:table-cell>
          <table:table-cell office:value-type="float" office:value="250.336" calcext:value-type="float">
            <text:p>250,336</text:p>
          </table:table-cell>
        </table:table-row>
        <table:table-row table:style-name="ro1">
          <table:table-cell office:value-type="float" office:value="0.00761387" calcext:value-type="float">
            <text:p>0,00761387</text:p>
          </table:table-cell>
          <table:table-cell office:value-type="float" office:value="250.406" calcext:value-type="float">
            <text:p>250,406</text:p>
          </table:table-cell>
        </table:table-row>
        <table:table-row table:style-name="ro1">
          <table:table-cell office:value-type="float" office:value="0.0075753" calcext:value-type="float">
            <text:p>0,0075753</text:p>
          </table:table-cell>
          <table:table-cell office:value-type="float" office:value="250.478" calcext:value-type="float">
            <text:p>250,478</text:p>
          </table:table-cell>
        </table:table-row>
        <table:table-row table:style-name="ro1">
          <table:table-cell office:value-type="float" office:value="0.00758094" calcext:value-type="float">
            <text:p>0,00758094</text:p>
          </table:table-cell>
          <table:table-cell office:value-type="float" office:value="250.537" calcext:value-type="float">
            <text:p>250,537</text:p>
          </table:table-cell>
        </table:table-row>
        <table:table-row table:style-name="ro1">
          <table:table-cell office:value-type="float" office:value="0.00760857" calcext:value-type="float">
            <text:p>0,00760857</text:p>
          </table:table-cell>
          <table:table-cell office:value-type="float" office:value="250.605" calcext:value-type="float">
            <text:p>250,605</text:p>
          </table:table-cell>
        </table:table-row>
        <table:table-row table:style-name="ro1">
          <table:table-cell office:value-type="float" office:value="0.00758431" calcext:value-type="float">
            <text:p>0,00758431</text:p>
          </table:table-cell>
          <table:table-cell office:value-type="float" office:value="250.673" calcext:value-type="float">
            <text:p>250,673</text:p>
          </table:table-cell>
        </table:table-row>
        <table:table-row table:style-name="ro1">
          <table:table-cell office:value-type="float" office:value="0.00759899" calcext:value-type="float">
            <text:p>0,00759899</text:p>
          </table:table-cell>
          <table:table-cell office:value-type="float" office:value="250.738" calcext:value-type="float">
            <text:p>250,738</text:p>
          </table:table-cell>
        </table:table-row>
        <table:table-row table:style-name="ro1">
          <table:table-cell office:value-type="float" office:value="0.00759593" calcext:value-type="float">
            <text:p>0,00759593</text:p>
          </table:table-cell>
          <table:table-cell office:value-type="float" office:value="250.802" calcext:value-type="float">
            <text:p>250,802</text:p>
          </table:table-cell>
        </table:table-row>
        <table:table-row table:style-name="ro1">
          <table:table-cell office:value-type="float" office:value="0.00761503" calcext:value-type="float">
            <text:p>0,00761503</text:p>
          </table:table-cell>
          <table:table-cell office:value-type="float" office:value="250.873" calcext:value-type="float">
            <text:p>250,873</text:p>
          </table:table-cell>
        </table:table-row>
        <table:table-row table:style-name="ro1">
          <table:table-cell office:value-type="float" office:value="0.00759424" calcext:value-type="float">
            <text:p>0,00759424</text:p>
          </table:table-cell>
          <table:table-cell office:value-type="float" office:value="250.944" calcext:value-type="float">
            <text:p>250,944</text:p>
          </table:table-cell>
        </table:table-row>
        <table:table-row table:style-name="ro1">
          <table:table-cell office:value-type="float" office:value="0.00757936" calcext:value-type="float">
            <text:p>0,00757936</text:p>
          </table:table-cell>
          <table:table-cell office:value-type="float" office:value="251.01" calcext:value-type="float">
            <text:p>251,01</text:p>
          </table:table-cell>
        </table:table-row>
        <table:table-row table:style-name="ro1">
          <table:table-cell office:value-type="float" office:value="0.0076091" calcext:value-type="float">
            <text:p>0,0076091</text:p>
          </table:table-cell>
          <table:table-cell office:value-type="float" office:value="251.078" calcext:value-type="float">
            <text:p>251,078</text:p>
          </table:table-cell>
        </table:table-row>
        <table:table-row table:style-name="ro1">
          <table:table-cell office:value-type="float" office:value="0.0075993" calcext:value-type="float">
            <text:p>0,0075993</text:p>
          </table:table-cell>
          <table:table-cell office:value-type="float" office:value="251.148" calcext:value-type="float">
            <text:p>251,148</text:p>
          </table:table-cell>
        </table:table-row>
        <table:table-row table:style-name="ro1">
          <table:table-cell office:value-type="float" office:value="0.00756031" calcext:value-type="float">
            <text:p>0,00756031</text:p>
          </table:table-cell>
          <table:table-cell office:value-type="float" office:value="251.218" calcext:value-type="float">
            <text:p>251,218</text:p>
          </table:table-cell>
        </table:table-row>
        <table:table-row table:style-name="ro1">
          <table:table-cell office:value-type="float" office:value="0.00759767" calcext:value-type="float">
            <text:p>0,00759767</text:p>
          </table:table-cell>
          <table:table-cell office:value-type="float" office:value="251.274" calcext:value-type="float">
            <text:p>251,274</text:p>
          </table:table-cell>
        </table:table-row>
        <table:table-row table:style-name="ro1">
          <table:table-cell office:value-type="float" office:value="0.00758471" calcext:value-type="float">
            <text:p>0,00758471</text:p>
          </table:table-cell>
          <table:table-cell office:value-type="float" office:value="251.348" calcext:value-type="float">
            <text:p>251,348</text:p>
          </table:table-cell>
        </table:table-row>
        <table:table-row table:style-name="ro1">
          <table:table-cell office:value-type="float" office:value="0.00759158" calcext:value-type="float">
            <text:p>0,00759158</text:p>
          </table:table-cell>
          <table:table-cell office:value-type="float" office:value="251.417" calcext:value-type="float">
            <text:p>251,417</text:p>
          </table:table-cell>
        </table:table-row>
        <table:table-row table:style-name="ro1">
          <table:table-cell office:value-type="float" office:value="0.00755354" calcext:value-type="float">
            <text:p>0,00755354</text:p>
          </table:table-cell>
          <table:table-cell office:value-type="float" office:value="251.49" calcext:value-type="float">
            <text:p>251,49</text:p>
          </table:table-cell>
        </table:table-row>
        <table:table-row table:style-name="ro1">
          <table:table-cell office:value-type="float" office:value="0.00758784" calcext:value-type="float">
            <text:p>0,00758784</text:p>
          </table:table-cell>
          <table:table-cell office:value-type="float" office:value="251.551" calcext:value-type="float">
            <text:p>251,551</text:p>
          </table:table-cell>
        </table:table-row>
        <table:table-row table:style-name="ro1">
          <table:table-cell office:value-type="float" office:value="0.00759654" calcext:value-type="float">
            <text:p>0,00759654</text:p>
          </table:table-cell>
          <table:table-cell office:value-type="float" office:value="251.612" calcext:value-type="float">
            <text:p>251,612</text:p>
          </table:table-cell>
        </table:table-row>
        <table:table-row table:style-name="ro1">
          <table:table-cell office:value-type="float" office:value="0.00756994" calcext:value-type="float">
            <text:p>0,00756994</text:p>
          </table:table-cell>
          <table:table-cell office:value-type="float" office:value="251.688" calcext:value-type="float">
            <text:p>251,688</text:p>
          </table:table-cell>
        </table:table-row>
        <table:table-row table:style-name="ro1">
          <table:table-cell office:value-type="float" office:value="0.00757862" calcext:value-type="float">
            <text:p>0,00757862</text:p>
          </table:table-cell>
          <table:table-cell office:value-type="float" office:value="251.756" calcext:value-type="float">
            <text:p>251,756</text:p>
          </table:table-cell>
        </table:table-row>
        <table:table-row table:style-name="ro1">
          <table:table-cell office:value-type="float" office:value="0.00759065" calcext:value-type="float">
            <text:p>0,00759065</text:p>
          </table:table-cell>
          <table:table-cell office:value-type="float" office:value="251.828" calcext:value-type="float">
            <text:p>251,828</text:p>
          </table:table-cell>
        </table:table-row>
        <table:table-row table:style-name="ro1">
          <table:table-cell office:value-type="float" office:value="0.00759998" calcext:value-type="float">
            <text:p>0,00759998</text:p>
          </table:table-cell>
          <table:table-cell office:value-type="float" office:value="251.891" calcext:value-type="float">
            <text:p>251,891</text:p>
          </table:table-cell>
        </table:table-row>
        <table:table-row table:style-name="ro1">
          <table:table-cell office:value-type="float" office:value="0.00759488" calcext:value-type="float">
            <text:p>0,00759488</text:p>
          </table:table-cell>
          <table:table-cell office:value-type="float" office:value="251.959" calcext:value-type="float">
            <text:p>251,959</text:p>
          </table:table-cell>
        </table:table-row>
        <table:table-row table:style-name="ro1">
          <table:table-cell office:value-type="float" office:value="0.00758098" calcext:value-type="float">
            <text:p>0,00758098</text:p>
          </table:table-cell>
          <table:table-cell office:value-type="float" office:value="252.026" calcext:value-type="float">
            <text:p>252,026</text:p>
          </table:table-cell>
        </table:table-row>
        <table:table-row table:style-name="ro1">
          <table:table-cell office:value-type="float" office:value="0.00757675" calcext:value-type="float">
            <text:p>0,00757675</text:p>
          </table:table-cell>
          <table:table-cell office:value-type="float" office:value="252.09" calcext:value-type="float">
            <text:p>252,09</text:p>
          </table:table-cell>
        </table:table-row>
        <table:table-row table:style-name="ro1">
          <table:table-cell office:value-type="float" office:value="0.00760428" calcext:value-type="float">
            <text:p>0,00760428</text:p>
          </table:table-cell>
          <table:table-cell office:value-type="float" office:value="252.158" calcext:value-type="float">
            <text:p>252,158</text:p>
          </table:table-cell>
        </table:table-row>
        <table:table-row table:style-name="ro1">
          <table:table-cell office:value-type="float" office:value="0.00757027" calcext:value-type="float">
            <text:p>0,00757027</text:p>
          </table:table-cell>
          <table:table-cell office:value-type="float" office:value="252.229" calcext:value-type="float">
            <text:p>252,229</text:p>
          </table:table-cell>
        </table:table-row>
        <table:table-row table:style-name="ro1">
          <table:table-cell office:value-type="float" office:value="0.00762174" calcext:value-type="float">
            <text:p>0,00762174</text:p>
          </table:table-cell>
          <table:table-cell office:value-type="float" office:value="252.288" calcext:value-type="float">
            <text:p>252,288</text:p>
          </table:table-cell>
        </table:table-row>
        <table:table-row table:style-name="ro1">
          <table:table-cell office:value-type="float" office:value="0.00761445" calcext:value-type="float">
            <text:p>0,00761445</text:p>
          </table:table-cell>
          <table:table-cell office:value-type="float" office:value="252.352" calcext:value-type="float">
            <text:p>252,352</text:p>
          </table:table-cell>
        </table:table-row>
        <table:table-row table:style-name="ro1">
          <table:table-cell office:value-type="float" office:value="0.0075686" calcext:value-type="float">
            <text:p>0,0075686</text:p>
          </table:table-cell>
          <table:table-cell office:value-type="float" office:value="252.423" calcext:value-type="float">
            <text:p>252,423</text:p>
          </table:table-cell>
        </table:table-row>
        <table:table-row table:style-name="ro1">
          <table:table-cell office:value-type="float" office:value="0.0075911" calcext:value-type="float">
            <text:p>0,0075911</text:p>
          </table:table-cell>
          <table:table-cell office:value-type="float" office:value="252.492" calcext:value-type="float">
            <text:p>252,492</text:p>
          </table:table-cell>
        </table:table-row>
        <table:table-row table:style-name="ro1">
          <table:table-cell office:value-type="float" office:value="0.00758121" calcext:value-type="float">
            <text:p>0,00758121</text:p>
          </table:table-cell>
          <table:table-cell office:value-type="float" office:value="252.548" calcext:value-type="float">
            <text:p>252,548</text:p>
          </table:table-cell>
        </table:table-row>
        <table:table-row table:style-name="ro1">
          <table:table-cell office:value-type="float" office:value="0.00758745" calcext:value-type="float">
            <text:p>0,00758745</text:p>
          </table:table-cell>
          <table:table-cell office:value-type="float" office:value="252.62" calcext:value-type="float">
            <text:p>252,62</text:p>
          </table:table-cell>
        </table:table-row>
        <table:table-row table:style-name="ro1">
          <table:table-cell office:value-type="float" office:value="0.00757766" calcext:value-type="float">
            <text:p>0,00757766</text:p>
          </table:table-cell>
          <table:table-cell office:value-type="float" office:value="252.69" calcext:value-type="float">
            <text:p>252,69</text:p>
          </table:table-cell>
        </table:table-row>
        <table:table-row table:style-name="ro1">
          <table:table-cell office:value-type="float" office:value="0.00757714" calcext:value-type="float">
            <text:p>0,00757714</text:p>
          </table:table-cell>
          <table:table-cell office:value-type="float" office:value="252.757" calcext:value-type="float">
            <text:p>252,757</text:p>
          </table:table-cell>
        </table:table-row>
        <table:table-row table:style-name="ro1">
          <table:table-cell office:value-type="float" office:value="0.00759687" calcext:value-type="float">
            <text:p>0,00759687</text:p>
          </table:table-cell>
          <table:table-cell office:value-type="float" office:value="252.824" calcext:value-type="float">
            <text:p>252,824</text:p>
          </table:table-cell>
        </table:table-row>
        <table:table-row table:style-name="ro1">
          <table:table-cell office:value-type="float" office:value="0.00760127" calcext:value-type="float">
            <text:p>0,00760127</text:p>
          </table:table-cell>
          <table:table-cell office:value-type="float" office:value="252.89" calcext:value-type="float">
            <text:p>252,89</text:p>
          </table:table-cell>
        </table:table-row>
        <table:table-row table:style-name="ro1">
          <table:table-cell office:value-type="float" office:value="0.00760142" calcext:value-type="float">
            <text:p>0,00760142</text:p>
          </table:table-cell>
          <table:table-cell office:value-type="float" office:value="252.958" calcext:value-type="float">
            <text:p>252,958</text:p>
          </table:table-cell>
        </table:table-row>
        <table:table-row table:style-name="ro1">
          <table:table-cell office:value-type="float" office:value="0.0075984" calcext:value-type="float">
            <text:p>0,0075984</text:p>
          </table:table-cell>
          <table:table-cell office:value-type="float" office:value="253.024" calcext:value-type="float">
            <text:p>253,024</text:p>
          </table:table-cell>
        </table:table-row>
        <table:table-row table:style-name="ro1">
          <table:table-cell office:value-type="float" office:value="0.0075994" calcext:value-type="float">
            <text:p>0,0075994</text:p>
          </table:table-cell>
          <table:table-cell office:value-type="float" office:value="253.089" calcext:value-type="float">
            <text:p>253,089</text:p>
          </table:table-cell>
        </table:table-row>
        <table:table-row table:style-name="ro1">
          <table:table-cell office:value-type="float" office:value="0.00759675" calcext:value-type="float">
            <text:p>0,00759675</text:p>
          </table:table-cell>
          <table:table-cell office:value-type="float" office:value="253.154" calcext:value-type="float">
            <text:p>253,154</text:p>
          </table:table-cell>
        </table:table-row>
        <table:table-row table:style-name="ro1">
          <table:table-cell office:value-type="float" office:value="0.00758284" calcext:value-type="float">
            <text:p>0,00758284</text:p>
          </table:table-cell>
          <table:table-cell office:value-type="float" office:value="253.222" calcext:value-type="float">
            <text:p>253,222</text:p>
          </table:table-cell>
        </table:table-row>
        <table:table-row table:style-name="ro1">
          <table:table-cell office:value-type="float" office:value="0.0075802" calcext:value-type="float">
            <text:p>0,0075802</text:p>
          </table:table-cell>
          <table:table-cell office:value-type="float" office:value="253.287" calcext:value-type="float">
            <text:p>253,287</text:p>
          </table:table-cell>
        </table:table-row>
        <table:table-row table:style-name="ro1">
          <table:table-cell office:value-type="float" office:value="0.00757243" calcext:value-type="float">
            <text:p>0,00757243</text:p>
          </table:table-cell>
          <table:table-cell office:value-type="float" office:value="253.351" calcext:value-type="float">
            <text:p>253,351</text:p>
          </table:table-cell>
        </table:table-row>
        <table:table-row table:style-name="ro1">
          <table:table-cell office:value-type="float" office:value="0.00758944" calcext:value-type="float">
            <text:p>0,00758944</text:p>
          </table:table-cell>
          <table:table-cell office:value-type="float" office:value="253.42" calcext:value-type="float">
            <text:p>253,42</text:p>
          </table:table-cell>
        </table:table-row>
        <table:table-row table:style-name="ro1">
          <table:table-cell office:value-type="float" office:value="0.00758839" calcext:value-type="float">
            <text:p>0,00758839</text:p>
          </table:table-cell>
          <table:table-cell office:value-type="float" office:value="253.489" calcext:value-type="float">
            <text:p>253,489</text:p>
          </table:table-cell>
        </table:table-row>
        <table:table-row table:style-name="ro1">
          <table:table-cell office:value-type="float" office:value="0.00758251" calcext:value-type="float">
            <text:p>0,00758251</text:p>
          </table:table-cell>
          <table:table-cell office:value-type="float" office:value="253.559" calcext:value-type="float">
            <text:p>253,559</text:p>
          </table:table-cell>
        </table:table-row>
        <table:table-row table:style-name="ro1">
          <table:table-cell office:value-type="float" office:value="0.00755983" calcext:value-type="float">
            <text:p>0,00755983</text:p>
          </table:table-cell>
          <table:table-cell office:value-type="float" office:value="253.614" calcext:value-type="float">
            <text:p>253,614</text:p>
          </table:table-cell>
        </table:table-row>
        <table:table-row table:style-name="ro1">
          <table:table-cell office:value-type="float" office:value="0.0075844" calcext:value-type="float">
            <text:p>0,0075844</text:p>
          </table:table-cell>
          <table:table-cell office:value-type="float" office:value="253.686" calcext:value-type="float">
            <text:p>253,686</text:p>
          </table:table-cell>
        </table:table-row>
        <table:table-row table:style-name="ro1">
          <table:table-cell office:value-type="float" office:value="0.00760728" calcext:value-type="float">
            <text:p>0,00760728</text:p>
          </table:table-cell>
          <table:table-cell office:value-type="float" office:value="253.753" calcext:value-type="float">
            <text:p>253,753</text:p>
          </table:table-cell>
        </table:table-row>
        <table:table-row table:style-name="ro1">
          <table:table-cell office:value-type="float" office:value="0.00758996" calcext:value-type="float">
            <text:p>0,00758996</text:p>
          </table:table-cell>
          <table:table-cell office:value-type="float" office:value="253.823" calcext:value-type="float">
            <text:p>253,823</text:p>
          </table:table-cell>
        </table:table-row>
        <table:table-row table:style-name="ro1">
          <table:table-cell office:value-type="float" office:value="0.00761261" calcext:value-type="float">
            <text:p>0,00761261</text:p>
          </table:table-cell>
          <table:table-cell office:value-type="float" office:value="253.892" calcext:value-type="float">
            <text:p>253,892</text:p>
          </table:table-cell>
        </table:table-row>
        <table:table-row table:style-name="ro1">
          <table:table-cell office:value-type="float" office:value="0.0075733" calcext:value-type="float">
            <text:p>0,0075733</text:p>
          </table:table-cell>
          <table:table-cell office:value-type="float" office:value="253.946" calcext:value-type="float">
            <text:p>253,946</text:p>
          </table:table-cell>
        </table:table-row>
        <table:table-row table:style-name="ro1">
          <table:table-cell office:value-type="float" office:value="0.00761133" calcext:value-type="float">
            <text:p>0,00761133</text:p>
          </table:table-cell>
          <table:table-cell office:value-type="float" office:value="254.021" calcext:value-type="float">
            <text:p>254,021</text:p>
          </table:table-cell>
        </table:table-row>
        <table:table-row table:style-name="ro1">
          <table:table-cell office:value-type="float" office:value="0.0075969" calcext:value-type="float">
            <text:p>0,0075969</text:p>
          </table:table-cell>
          <table:table-cell office:value-type="float" office:value="254.088" calcext:value-type="float">
            <text:p>254,088</text:p>
          </table:table-cell>
        </table:table-row>
        <table:table-row table:style-name="ro1">
          <table:table-cell office:value-type="float" office:value="0.007622" calcext:value-type="float">
            <text:p>0,007622</text:p>
          </table:table-cell>
          <table:table-cell office:value-type="float" office:value="254.153" calcext:value-type="float">
            <text:p>254,153</text:p>
          </table:table-cell>
        </table:table-row>
        <table:table-row table:style-name="ro1">
          <table:table-cell office:value-type="float" office:value="0.00758796" calcext:value-type="float">
            <text:p>0,00758796</text:p>
          </table:table-cell>
          <table:table-cell office:value-type="float" office:value="254.222" calcext:value-type="float">
            <text:p>254,222</text:p>
          </table:table-cell>
        </table:table-row>
        <table:table-row table:style-name="ro1">
          <table:table-cell office:value-type="float" office:value="0.0075993" calcext:value-type="float">
            <text:p>0,0075993</text:p>
          </table:table-cell>
          <table:table-cell office:value-type="float" office:value="254.278" calcext:value-type="float">
            <text:p>254,278</text:p>
          </table:table-cell>
        </table:table-row>
        <table:table-row table:style-name="ro1">
          <table:table-cell office:value-type="float" office:value="0.0075923" calcext:value-type="float">
            <text:p>0,0075923</text:p>
          </table:table-cell>
          <table:table-cell office:value-type="float" office:value="254.349" calcext:value-type="float">
            <text:p>254,349</text:p>
          </table:table-cell>
        </table:table-row>
        <table:table-row table:style-name="ro1">
          <table:table-cell office:value-type="float" office:value="0.00760808" calcext:value-type="float">
            <text:p>0,00760808</text:p>
          </table:table-cell>
          <table:table-cell office:value-type="float" office:value="254.413" calcext:value-type="float">
            <text:p>254,413</text:p>
          </table:table-cell>
        </table:table-row>
        <table:table-row table:style-name="ro1">
          <table:table-cell office:value-type="float" office:value="0.0076008" calcext:value-type="float">
            <text:p>0,0076008</text:p>
          </table:table-cell>
          <table:table-cell office:value-type="float" office:value="254.483" calcext:value-type="float">
            <text:p>254,483</text:p>
          </table:table-cell>
        </table:table-row>
        <table:table-row table:style-name="ro1">
          <table:table-cell office:value-type="float" office:value="0.00759951" calcext:value-type="float">
            <text:p>0,00759951</text:p>
          </table:table-cell>
          <table:table-cell office:value-type="float" office:value="254.549" calcext:value-type="float">
            <text:p>254,549</text:p>
          </table:table-cell>
        </table:table-row>
        <table:table-row table:style-name="ro1">
          <table:table-cell office:value-type="float" office:value="0.00757261" calcext:value-type="float">
            <text:p>0,00757261</text:p>
          </table:table-cell>
          <table:table-cell office:value-type="float" office:value="254.616" calcext:value-type="float">
            <text:p>254,616</text:p>
          </table:table-cell>
        </table:table-row>
        <table:table-row table:style-name="ro1">
          <table:table-cell office:value-type="float" office:value="0.00757986" calcext:value-type="float">
            <text:p>0,00757986</text:p>
          </table:table-cell>
          <table:table-cell office:value-type="float" office:value="254.684" calcext:value-type="float">
            <text:p>254,684</text:p>
          </table:table-cell>
        </table:table-row>
        <table:table-row table:style-name="ro1">
          <table:table-cell office:value-type="float" office:value="0.00759293" calcext:value-type="float">
            <text:p>0,00759293</text:p>
          </table:table-cell>
          <table:table-cell office:value-type="float" office:value="254.748" calcext:value-type="float">
            <text:p>254,748</text:p>
          </table:table-cell>
        </table:table-row>
        <table:table-row table:style-name="ro1">
          <table:table-cell office:value-type="float" office:value="0.00759348" calcext:value-type="float">
            <text:p>0,00759348</text:p>
          </table:table-cell>
          <table:table-cell office:value-type="float" office:value="254.81" calcext:value-type="float">
            <text:p>254,81</text:p>
          </table:table-cell>
        </table:table-row>
        <table:table-row table:style-name="ro1">
          <table:table-cell office:value-type="float" office:value="0.0075889" calcext:value-type="float">
            <text:p>0,0075889</text:p>
          </table:table-cell>
          <table:table-cell office:value-type="float" office:value="254.876" calcext:value-type="float">
            <text:p>254,876</text:p>
          </table:table-cell>
        </table:table-row>
        <table:table-row table:style-name="ro1">
          <table:table-cell office:value-type="float" office:value="0.00758651" calcext:value-type="float">
            <text:p>0,00758651</text:p>
          </table:table-cell>
          <table:table-cell office:value-type="float" office:value="254.947" calcext:value-type="float">
            <text:p>254,947</text:p>
          </table:table-cell>
        </table:table-row>
        <table:table-row table:style-name="ro1">
          <table:table-cell office:value-type="float" office:value="0.00759294" calcext:value-type="float">
            <text:p>0,00759294</text:p>
          </table:table-cell>
          <table:table-cell office:value-type="float" office:value="255.015" calcext:value-type="float">
            <text:p>255,015</text:p>
          </table:table-cell>
        </table:table-row>
        <table:table-row table:style-name="ro1">
          <table:table-cell office:value-type="float" office:value="0.00756816" calcext:value-type="float">
            <text:p>0,00756816</text:p>
          </table:table-cell>
          <table:table-cell office:value-type="float" office:value="255.082" calcext:value-type="float">
            <text:p>255,082</text:p>
          </table:table-cell>
        </table:table-row>
        <table:table-row table:style-name="ro1">
          <table:table-cell office:value-type="float" office:value="0.00759073" calcext:value-type="float">
            <text:p>0,00759073</text:p>
          </table:table-cell>
          <table:table-cell office:value-type="float" office:value="255.147" calcext:value-type="float">
            <text:p>255,147</text:p>
          </table:table-cell>
        </table:table-row>
        <table:table-row table:style-name="ro1">
          <table:table-cell office:value-type="float" office:value="0.00757484" calcext:value-type="float">
            <text:p>0,00757484</text:p>
          </table:table-cell>
          <table:table-cell office:value-type="float" office:value="255.213" calcext:value-type="float">
            <text:p>255,213</text:p>
          </table:table-cell>
        </table:table-row>
        <table:table-row table:style-name="ro1">
          <table:table-cell office:value-type="float" office:value="0.00762053" calcext:value-type="float">
            <text:p>0,00762053</text:p>
          </table:table-cell>
          <table:table-cell office:value-type="float" office:value="255.284" calcext:value-type="float">
            <text:p>255,284</text:p>
          </table:table-cell>
        </table:table-row>
        <table:table-row table:style-name="ro1">
          <table:table-cell office:value-type="float" office:value="0.00759376" calcext:value-type="float">
            <text:p>0,00759376</text:p>
          </table:table-cell>
          <table:table-cell office:value-type="float" office:value="255.34" calcext:value-type="float">
            <text:p>255,34</text:p>
          </table:table-cell>
        </table:table-row>
        <table:table-row table:style-name="ro1">
          <table:table-cell office:value-type="float" office:value="0.00758971" calcext:value-type="float">
            <text:p>0,00758971</text:p>
          </table:table-cell>
          <table:table-cell office:value-type="float" office:value="255.415" calcext:value-type="float">
            <text:p>255,415</text:p>
          </table:table-cell>
        </table:table-row>
        <table:table-row table:style-name="ro1">
          <table:table-cell office:value-type="float" office:value="0.00761157" calcext:value-type="float">
            <text:p>0,00761157</text:p>
          </table:table-cell>
          <table:table-cell office:value-type="float" office:value="255.48" calcext:value-type="float">
            <text:p>255,48</text:p>
          </table:table-cell>
        </table:table-row>
        <table:table-row table:style-name="ro1">
          <table:table-cell office:value-type="float" office:value="0.00760576" calcext:value-type="float">
            <text:p>0,00760576</text:p>
          </table:table-cell>
          <table:table-cell office:value-type="float" office:value="255.549" calcext:value-type="float">
            <text:p>255,549</text:p>
          </table:table-cell>
        </table:table-row>
        <table:table-row table:style-name="ro1">
          <table:table-cell office:value-type="float" office:value="0.00760441" calcext:value-type="float">
            <text:p>0,00760441</text:p>
          </table:table-cell>
          <table:table-cell office:value-type="float" office:value="255.604" calcext:value-type="float">
            <text:p>255,604</text:p>
          </table:table-cell>
        </table:table-row>
        <table:table-row table:style-name="ro1">
          <table:table-cell office:value-type="float" office:value="0.00761179" calcext:value-type="float">
            <text:p>0,00761179</text:p>
          </table:table-cell>
          <table:table-cell office:value-type="float" office:value="255.677" calcext:value-type="float">
            <text:p>255,677</text:p>
          </table:table-cell>
        </table:table-row>
        <table:table-row table:style-name="ro1">
          <table:table-cell office:value-type="float" office:value="0.00762278" calcext:value-type="float">
            <text:p>0,00762278</text:p>
          </table:table-cell>
          <table:table-cell office:value-type="float" office:value="255.743" calcext:value-type="float">
            <text:p>255,743</text:p>
          </table:table-cell>
        </table:table-row>
        <table:table-row table:style-name="ro1">
          <table:table-cell office:value-type="float" office:value="0.00761459" calcext:value-type="float">
            <text:p>0,00761459</text:p>
          </table:table-cell>
          <table:table-cell office:value-type="float" office:value="255.811" calcext:value-type="float">
            <text:p>255,811</text:p>
          </table:table-cell>
        </table:table-row>
        <table:table-row table:style-name="ro1">
          <table:table-cell office:value-type="float" office:value="0.00756857" calcext:value-type="float">
            <text:p>0,00756857</text:p>
          </table:table-cell>
          <table:table-cell office:value-type="float" office:value="255.878" calcext:value-type="float">
            <text:p>255,878</text:p>
          </table:table-cell>
        </table:table-row>
        <table:table-row table:style-name="ro1">
          <table:table-cell office:value-type="float" office:value="0.00759684" calcext:value-type="float">
            <text:p>0,00759684</text:p>
          </table:table-cell>
          <table:table-cell office:value-type="float" office:value="255.945" calcext:value-type="float">
            <text:p>255,945</text:p>
          </table:table-cell>
        </table:table-row>
        <table:table-row table:style-name="ro1">
          <table:table-cell office:value-type="float" office:value="0.00759484" calcext:value-type="float">
            <text:p>0,00759484</text:p>
          </table:table-cell>
          <table:table-cell office:value-type="float" office:value="256.011" calcext:value-type="float">
            <text:p>256,011</text:p>
          </table:table-cell>
        </table:table-row>
        <table:table-row table:style-name="ro1">
          <table:table-cell office:value-type="float" office:value="0.00758156" calcext:value-type="float">
            <text:p>0,00758156</text:p>
          </table:table-cell>
          <table:table-cell office:value-type="float" office:value="256.079" calcext:value-type="float">
            <text:p>256,079</text:p>
          </table:table-cell>
        </table:table-row>
        <table:table-row table:style-name="ro1">
          <table:table-cell office:value-type="float" office:value="0.00758306" calcext:value-type="float">
            <text:p>0,00758306</text:p>
          </table:table-cell>
          <table:table-cell office:value-type="float" office:value="256.145" calcext:value-type="float">
            <text:p>256,145</text:p>
          </table:table-cell>
        </table:table-row>
        <table:table-row table:style-name="ro1">
          <table:table-cell office:value-type="float" office:value="0.00759202" calcext:value-type="float">
            <text:p>0,00759202</text:p>
          </table:table-cell>
          <table:table-cell office:value-type="float" office:value="256.21" calcext:value-type="float">
            <text:p>256,21</text:p>
          </table:table-cell>
        </table:table-row>
        <table:table-row table:style-name="ro1">
          <table:table-cell office:value-type="float" office:value="0.00758361" calcext:value-type="float">
            <text:p>0,00758361</text:p>
          </table:table-cell>
          <table:table-cell office:value-type="float" office:value="256.279" calcext:value-type="float">
            <text:p>256,279</text:p>
          </table:table-cell>
        </table:table-row>
        <table:table-row table:style-name="ro1">
          <table:table-cell office:value-type="float" office:value="0.0076142" calcext:value-type="float">
            <text:p>0,0076142</text:p>
          </table:table-cell>
          <table:table-cell office:value-type="float" office:value="256.344" calcext:value-type="float">
            <text:p>256,344</text:p>
          </table:table-cell>
        </table:table-row>
        <table:table-row table:style-name="ro1">
          <table:table-cell office:value-type="float" office:value="0.0076023" calcext:value-type="float">
            <text:p>0,0076023</text:p>
          </table:table-cell>
          <table:table-cell office:value-type="float" office:value="256.408" calcext:value-type="float">
            <text:p>256,408</text:p>
          </table:table-cell>
        </table:table-row>
        <table:table-row table:style-name="ro1">
          <table:table-cell office:value-type="float" office:value="0.0076136" calcext:value-type="float">
            <text:p>0,0076136</text:p>
          </table:table-cell>
          <table:table-cell office:value-type="float" office:value="256.474" calcext:value-type="float">
            <text:p>256,474</text:p>
          </table:table-cell>
        </table:table-row>
        <table:table-row table:style-name="ro1">
          <table:table-cell office:value-type="float" office:value="0.00760512" calcext:value-type="float">
            <text:p>0,00760512</text:p>
          </table:table-cell>
          <table:table-cell office:value-type="float" office:value="256.54" calcext:value-type="float">
            <text:p>256,54</text:p>
          </table:table-cell>
        </table:table-row>
        <table:table-row table:style-name="ro1">
          <table:table-cell office:value-type="float" office:value="0.00757746" calcext:value-type="float">
            <text:p>0,00757746</text:p>
          </table:table-cell>
          <table:table-cell office:value-type="float" office:value="256.61" calcext:value-type="float">
            <text:p>256,61</text:p>
          </table:table-cell>
        </table:table-row>
        <table:table-row table:style-name="ro1">
          <table:table-cell office:value-type="float" office:value="0.00763061" calcext:value-type="float">
            <text:p>0,00763061</text:p>
          </table:table-cell>
          <table:table-cell office:value-type="float" office:value="256.676" calcext:value-type="float">
            <text:p>256,676</text:p>
          </table:table-cell>
        </table:table-row>
        <table:table-row table:style-name="ro1">
          <table:table-cell office:value-type="float" office:value="0.00755109" calcext:value-type="float">
            <text:p>0,00755109</text:p>
          </table:table-cell>
          <table:table-cell office:value-type="float" office:value="256.739" calcext:value-type="float">
            <text:p>256,739</text:p>
          </table:table-cell>
        </table:table-row>
        <table:table-row table:style-name="ro1">
          <table:table-cell office:value-type="float" office:value="0.00762176" calcext:value-type="float">
            <text:p>0,00762176</text:p>
          </table:table-cell>
          <table:table-cell office:value-type="float" office:value="256.807" calcext:value-type="float">
            <text:p>256,807</text:p>
          </table:table-cell>
        </table:table-row>
        <table:table-row table:style-name="ro1">
          <table:table-cell office:value-type="float" office:value="0.00758547" calcext:value-type="float">
            <text:p>0,00758547</text:p>
          </table:table-cell>
          <table:table-cell office:value-type="float" office:value="256.876" calcext:value-type="float">
            <text:p>256,876</text:p>
          </table:table-cell>
        </table:table-row>
        <table:table-row table:style-name="ro1">
          <table:table-cell office:value-type="float" office:value="0.00763605" calcext:value-type="float">
            <text:p>0,00763605</text:p>
          </table:table-cell>
          <table:table-cell office:value-type="float" office:value="256.942" calcext:value-type="float">
            <text:p>256,942</text:p>
          </table:table-cell>
        </table:table-row>
        <table:table-row table:style-name="ro1">
          <table:table-cell office:value-type="float" office:value="0.00761476" calcext:value-type="float">
            <text:p>0,00761476</text:p>
          </table:table-cell>
          <table:table-cell office:value-type="float" office:value="257.006" calcext:value-type="float">
            <text:p>257,006</text:p>
          </table:table-cell>
        </table:table-row>
        <table:table-row table:style-name="ro1">
          <table:table-cell office:value-type="float" office:value="0.00759544" calcext:value-type="float">
            <text:p>0,00759544</text:p>
          </table:table-cell>
          <table:table-cell office:value-type="float" office:value="257.068" calcext:value-type="float">
            <text:p>257,068</text:p>
          </table:table-cell>
        </table:table-row>
        <table:table-row table:style-name="ro1">
          <table:table-cell office:value-type="float" office:value="0.00761755" calcext:value-type="float">
            <text:p>0,00761755</text:p>
          </table:table-cell>
          <table:table-cell office:value-type="float" office:value="257.136" calcext:value-type="float">
            <text:p>257,136</text:p>
          </table:table-cell>
        </table:table-row>
        <table:table-row table:style-name="ro1">
          <table:table-cell office:value-type="float" office:value="0.00762519" calcext:value-type="float">
            <text:p>0,00762519</text:p>
          </table:table-cell>
          <table:table-cell office:value-type="float" office:value="257.202" calcext:value-type="float">
            <text:p>257,202</text:p>
          </table:table-cell>
        </table:table-row>
        <table:table-row table:style-name="ro1">
          <table:table-cell office:value-type="float" office:value="0.00756457" calcext:value-type="float">
            <text:p>0,00756457</text:p>
          </table:table-cell>
          <table:table-cell office:value-type="float" office:value="257.269" calcext:value-type="float">
            <text:p>257,269</text:p>
          </table:table-cell>
        </table:table-row>
        <table:table-row table:style-name="ro1">
          <table:table-cell office:value-type="float" office:value="0.00760936" calcext:value-type="float">
            <text:p>0,00760936</text:p>
          </table:table-cell>
          <table:table-cell office:value-type="float" office:value="257.333" calcext:value-type="float">
            <text:p>257,333</text:p>
          </table:table-cell>
        </table:table-row>
        <table:table-row table:style-name="ro1">
          <table:table-cell office:value-type="float" office:value="0.00757025" calcext:value-type="float">
            <text:p>0,00757025</text:p>
          </table:table-cell>
          <table:table-cell office:value-type="float" office:value="257.399" calcext:value-type="float">
            <text:p>257,399</text:p>
          </table:table-cell>
        </table:table-row>
        <table:table-row table:style-name="ro1">
          <table:table-cell office:value-type="float" office:value="0.00758102" calcext:value-type="float">
            <text:p>0,00758102</text:p>
          </table:table-cell>
          <table:table-cell office:value-type="float" office:value="257.468" calcext:value-type="float">
            <text:p>257,468</text:p>
          </table:table-cell>
        </table:table-row>
        <table:table-row table:style-name="ro1">
          <table:table-cell office:value-type="float" office:value="0.0075938" calcext:value-type="float">
            <text:p>0,0075938</text:p>
          </table:table-cell>
          <table:table-cell office:value-type="float" office:value="257.537" calcext:value-type="float">
            <text:p>257,537</text:p>
          </table:table-cell>
        </table:table-row>
        <table:table-row table:style-name="ro1">
          <table:table-cell office:value-type="float" office:value="0.00758842" calcext:value-type="float">
            <text:p>0,00758842</text:p>
          </table:table-cell>
          <table:table-cell office:value-type="float" office:value="257.59" calcext:value-type="float">
            <text:p>257,59</text:p>
          </table:table-cell>
        </table:table-row>
        <table:table-row table:style-name="ro1">
          <table:table-cell office:value-type="float" office:value="0.00758819" calcext:value-type="float">
            <text:p>0,00758819</text:p>
          </table:table-cell>
          <table:table-cell office:value-type="float" office:value="257.666" calcext:value-type="float">
            <text:p>257,666</text:p>
          </table:table-cell>
        </table:table-row>
        <table:table-row table:style-name="ro1">
          <table:table-cell office:value-type="float" office:value="0.00760969" calcext:value-type="float">
            <text:p>0,00760969</text:p>
          </table:table-cell>
          <table:table-cell office:value-type="float" office:value="257.735" calcext:value-type="float">
            <text:p>257,735</text:p>
          </table:table-cell>
        </table:table-row>
        <table:table-row table:style-name="ro1">
          <table:table-cell office:value-type="float" office:value="0.00757801" calcext:value-type="float">
            <text:p>0,00757801</text:p>
          </table:table-cell>
          <table:table-cell office:value-type="float" office:value="257.803" calcext:value-type="float">
            <text:p>257,803</text:p>
          </table:table-cell>
        </table:table-row>
        <table:table-row table:style-name="ro1">
          <table:table-cell office:value-type="float" office:value="0.00761772" calcext:value-type="float">
            <text:p>0,00761772</text:p>
          </table:table-cell>
          <table:table-cell office:value-type="float" office:value="257.867" calcext:value-type="float">
            <text:p>257,867</text:p>
          </table:table-cell>
        </table:table-row>
        <table:table-row table:style-name="ro1">
          <table:table-cell office:value-type="float" office:value="0.00757658" calcext:value-type="float">
            <text:p>0,00757658</text:p>
          </table:table-cell>
          <table:table-cell office:value-type="float" office:value="257.931" calcext:value-type="float">
            <text:p>257,931</text:p>
          </table:table-cell>
        </table:table-row>
        <table:table-row table:style-name="ro1">
          <table:table-cell office:value-type="float" office:value="0.00760545" calcext:value-type="float">
            <text:p>0,00760545</text:p>
          </table:table-cell>
          <table:table-cell office:value-type="float" office:value="257.995" calcext:value-type="float">
            <text:p>257,995</text:p>
          </table:table-cell>
        </table:table-row>
        <table:table-row table:style-name="ro1">
          <table:table-cell office:value-type="float" office:value="0.00760217" calcext:value-type="float">
            <text:p>0,00760217</text:p>
          </table:table-cell>
          <table:table-cell office:value-type="float" office:value="258.068" calcext:value-type="float">
            <text:p>258,068</text:p>
          </table:table-cell>
        </table:table-row>
        <table:table-row table:style-name="ro1">
          <table:table-cell office:value-type="float" office:value="0.00758132" calcext:value-type="float">
            <text:p>0,00758132</text:p>
          </table:table-cell>
          <table:table-cell office:value-type="float" office:value="258.128" calcext:value-type="float">
            <text:p>258,128</text:p>
          </table:table-cell>
        </table:table-row>
        <table:table-row table:style-name="ro1">
          <table:table-cell office:value-type="float" office:value="0.00759194" calcext:value-type="float">
            <text:p>0,00759194</text:p>
          </table:table-cell>
          <table:table-cell office:value-type="float" office:value="258.19" calcext:value-type="float">
            <text:p>258,19</text:p>
          </table:table-cell>
        </table:table-row>
        <table:table-row table:style-name="ro1">
          <table:table-cell office:value-type="float" office:value="0.00760036" calcext:value-type="float">
            <text:p>0,00760036</text:p>
          </table:table-cell>
          <table:table-cell office:value-type="float" office:value="258.261" calcext:value-type="float">
            <text:p>258,261</text:p>
          </table:table-cell>
        </table:table-row>
        <table:table-row table:style-name="ro1">
          <table:table-cell office:value-type="float" office:value="0.00761586" calcext:value-type="float">
            <text:p>0,00761586</text:p>
          </table:table-cell>
          <table:table-cell office:value-type="float" office:value="258.33" calcext:value-type="float">
            <text:p>258,33</text:p>
          </table:table-cell>
        </table:table-row>
        <table:table-row table:style-name="ro1">
          <table:table-cell office:value-type="float" office:value="0.00761709" calcext:value-type="float">
            <text:p>0,00761709</text:p>
          </table:table-cell>
          <table:table-cell office:value-type="float" office:value="258.395" calcext:value-type="float">
            <text:p>258,395</text:p>
          </table:table-cell>
        </table:table-row>
        <table:table-row table:style-name="ro1">
          <table:table-cell office:value-type="float" office:value="0.00760347" calcext:value-type="float">
            <text:p>0,00760347</text:p>
          </table:table-cell>
          <table:table-cell office:value-type="float" office:value="258.461" calcext:value-type="float">
            <text:p>258,461</text:p>
          </table:table-cell>
        </table:table-row>
        <table:table-row table:style-name="ro1">
          <table:table-cell office:value-type="float" office:value="0.00761852" calcext:value-type="float">
            <text:p>0,00761852</text:p>
          </table:table-cell>
          <table:table-cell office:value-type="float" office:value="258.528" calcext:value-type="float">
            <text:p>258,528</text:p>
          </table:table-cell>
        </table:table-row>
        <table:table-row table:style-name="ro1">
          <table:table-cell office:value-type="float" office:value="0.00756708" calcext:value-type="float">
            <text:p>0,00756708</text:p>
          </table:table-cell>
          <table:table-cell office:value-type="float" office:value="258.595" calcext:value-type="float">
            <text:p>258,595</text:p>
          </table:table-cell>
        </table:table-row>
        <table:table-row table:style-name="ro1">
          <table:table-cell office:value-type="float" office:value="0.00761621" calcext:value-type="float">
            <text:p>0,00761621</text:p>
          </table:table-cell>
          <table:table-cell office:value-type="float" office:value="258.66" calcext:value-type="float">
            <text:p>258,66</text:p>
          </table:table-cell>
        </table:table-row>
        <table:table-row table:style-name="ro1">
          <table:table-cell office:value-type="float" office:value="0.0075505" calcext:value-type="float">
            <text:p>0,0075505</text:p>
          </table:table-cell>
          <table:table-cell office:value-type="float" office:value="258.726" calcext:value-type="float">
            <text:p>258,726</text:p>
          </table:table-cell>
        </table:table-row>
        <table:table-row table:style-name="ro1">
          <table:table-cell office:value-type="float" office:value="0.00761954" calcext:value-type="float">
            <text:p>0,00761954</text:p>
          </table:table-cell>
          <table:table-cell office:value-type="float" office:value="258.796" calcext:value-type="float">
            <text:p>258,796</text:p>
          </table:table-cell>
        </table:table-row>
        <table:table-row table:style-name="ro1">
          <table:table-cell office:value-type="float" office:value="0.00758814" calcext:value-type="float">
            <text:p>0,00758814</text:p>
          </table:table-cell>
          <table:table-cell office:value-type="float" office:value="258.848" calcext:value-type="float">
            <text:p>258,848</text:p>
          </table:table-cell>
        </table:table-row>
        <table:table-row table:style-name="ro1">
          <table:table-cell office:value-type="float" office:value="0.00756586" calcext:value-type="float">
            <text:p>0,00756586</text:p>
          </table:table-cell>
          <table:table-cell office:value-type="float" office:value="258.926" calcext:value-type="float">
            <text:p>258,926</text:p>
          </table:table-cell>
        </table:table-row>
        <table:table-row table:style-name="ro1">
          <table:table-cell office:value-type="float" office:value="0.00758593" calcext:value-type="float">
            <text:p>0,00758593</text:p>
          </table:table-cell>
          <table:table-cell office:value-type="float" office:value="258.99" calcext:value-type="float">
            <text:p>258,99</text:p>
          </table:table-cell>
        </table:table-row>
        <table:table-row table:style-name="ro1">
          <table:table-cell office:value-type="float" office:value="0.00761053" calcext:value-type="float">
            <text:p>0,00761053</text:p>
          </table:table-cell>
          <table:table-cell office:value-type="float" office:value="259.055" calcext:value-type="float">
            <text:p>259,055</text:p>
          </table:table-cell>
        </table:table-row>
        <table:table-row table:style-name="ro1">
          <table:table-cell office:value-type="float" office:value="0.00758111" calcext:value-type="float">
            <text:p>0,00758111</text:p>
          </table:table-cell>
          <table:table-cell office:value-type="float" office:value="259.122" calcext:value-type="float">
            <text:p>259,122</text:p>
          </table:table-cell>
        </table:table-row>
        <table:table-row table:style-name="ro1">
          <table:table-cell office:value-type="float" office:value="0.0076134" calcext:value-type="float">
            <text:p>0,0076134</text:p>
          </table:table-cell>
          <table:table-cell office:value-type="float" office:value="259.196" calcext:value-type="float">
            <text:p>259,196</text:p>
          </table:table-cell>
        </table:table-row>
        <table:table-row table:style-name="ro1">
          <table:table-cell office:value-type="float" office:value="0.00758909" calcext:value-type="float">
            <text:p>0,00758909</text:p>
          </table:table-cell>
          <table:table-cell office:value-type="float" office:value="259.262" calcext:value-type="float">
            <text:p>259,262</text:p>
          </table:table-cell>
        </table:table-row>
        <table:table-row table:style-name="ro1">
          <table:table-cell office:value-type="float" office:value="0.00759869" calcext:value-type="float">
            <text:p>0,00759869</text:p>
          </table:table-cell>
          <table:table-cell office:value-type="float" office:value="259.331" calcext:value-type="float">
            <text:p>259,331</text:p>
          </table:table-cell>
        </table:table-row>
        <table:table-row table:style-name="ro1">
          <table:table-cell office:value-type="float" office:value="0.00760351" calcext:value-type="float">
            <text:p>0,00760351</text:p>
          </table:table-cell>
          <table:table-cell office:value-type="float" office:value="259.4" calcext:value-type="float">
            <text:p>259,4</text:p>
          </table:table-cell>
        </table:table-row>
        <table:table-row table:style-name="ro1">
          <table:table-cell office:value-type="float" office:value="0.00762137" calcext:value-type="float">
            <text:p>0,00762137</text:p>
          </table:table-cell>
          <table:table-cell office:value-type="float" office:value="259.466" calcext:value-type="float">
            <text:p>259,466</text:p>
          </table:table-cell>
        </table:table-row>
        <table:table-row table:style-name="ro1">
          <table:table-cell office:value-type="float" office:value="0.007589" calcext:value-type="float">
            <text:p>0,007589</text:p>
          </table:table-cell>
          <table:table-cell office:value-type="float" office:value="259.522" calcext:value-type="float">
            <text:p>259,522</text:p>
          </table:table-cell>
        </table:table-row>
        <table:table-row table:style-name="ro1">
          <table:table-cell office:value-type="float" office:value="0.00759284" calcext:value-type="float">
            <text:p>0,00759284</text:p>
          </table:table-cell>
          <table:table-cell office:value-type="float" office:value="259.591" calcext:value-type="float">
            <text:p>259,591</text:p>
          </table:table-cell>
        </table:table-row>
        <table:table-row table:style-name="ro1">
          <table:table-cell office:value-type="float" office:value="0.00761209" calcext:value-type="float">
            <text:p>0,00761209</text:p>
          </table:table-cell>
          <table:table-cell office:value-type="float" office:value="259.664" calcext:value-type="float">
            <text:p>259,664</text:p>
          </table:table-cell>
        </table:table-row>
        <table:table-row table:style-name="ro1">
          <table:table-cell office:value-type="float" office:value="0.00761501" calcext:value-type="float">
            <text:p>0,00761501</text:p>
          </table:table-cell>
          <table:table-cell office:value-type="float" office:value="259.732" calcext:value-type="float">
            <text:p>259,732</text:p>
          </table:table-cell>
        </table:table-row>
        <table:table-row table:style-name="ro1">
          <table:table-cell office:value-type="float" office:value="0.00764512" calcext:value-type="float">
            <text:p>0,00764512</text:p>
          </table:table-cell>
          <table:table-cell office:value-type="float" office:value="259.83" calcext:value-type="float">
            <text:p>259,83</text:p>
          </table:table-cell>
        </table:table-row>
        <table:table-row table:style-name="ro1">
          <table:table-cell office:value-type="float" office:value="0.00760857" calcext:value-type="float">
            <text:p>0,00760857</text:p>
          </table:table-cell>
          <table:table-cell office:value-type="float" office:value="259.891" calcext:value-type="float">
            <text:p>259,891</text:p>
          </table:table-cell>
        </table:table-row>
        <table:table-row table:style-name="ro1">
          <table:table-cell office:value-type="float" office:value="0.00760479" calcext:value-type="float">
            <text:p>0,00760479</text:p>
          </table:table-cell>
          <table:table-cell office:value-type="float" office:value="259.953" calcext:value-type="float">
            <text:p>259,953</text:p>
          </table:table-cell>
        </table:table-row>
        <table:table-row table:style-name="ro1">
          <table:table-cell office:value-type="float" office:value="0.00762397" calcext:value-type="float">
            <text:p>0,00762397</text:p>
          </table:table-cell>
          <table:table-cell office:value-type="float" office:value="260.03" calcext:value-type="float">
            <text:p>260,03</text:p>
          </table:table-cell>
        </table:table-row>
        <table:table-row table:style-name="ro1">
          <table:table-cell office:value-type="float" office:value="0.00760746" calcext:value-type="float">
            <text:p>0,00760746</text:p>
          </table:table-cell>
          <table:table-cell office:value-type="float" office:value="260.099" calcext:value-type="float">
            <text:p>260,099</text:p>
          </table:table-cell>
        </table:table-row>
        <table:table-row table:style-name="ro1">
          <table:table-cell office:value-type="float" office:value="0.00758473" calcext:value-type="float">
            <text:p>0,00758473</text:p>
          </table:table-cell>
          <table:table-cell office:value-type="float" office:value="260.166" calcext:value-type="float">
            <text:p>260,166</text:p>
          </table:table-cell>
        </table:table-row>
        <table:table-row table:style-name="ro1">
          <table:table-cell office:value-type="float" office:value="0.00758691" calcext:value-type="float">
            <text:p>0,00758691</text:p>
          </table:table-cell>
          <table:table-cell office:value-type="float" office:value="260.219" calcext:value-type="float">
            <text:p>260,219</text:p>
          </table:table-cell>
        </table:table-row>
        <table:table-row table:style-name="ro1">
          <table:table-cell office:value-type="float" office:value="0.00758421" calcext:value-type="float">
            <text:p>0,00758421</text:p>
          </table:table-cell>
          <table:table-cell office:value-type="float" office:value="260.296" calcext:value-type="float">
            <text:p>260,296</text:p>
          </table:table-cell>
        </table:table-row>
        <table:table-row table:style-name="ro1">
          <table:table-cell office:value-type="float" office:value="0.00760313" calcext:value-type="float">
            <text:p>0,00760313</text:p>
          </table:table-cell>
          <table:table-cell office:value-type="float" office:value="260.37" calcext:value-type="float">
            <text:p>260,37</text:p>
          </table:table-cell>
        </table:table-row>
        <table:table-row table:style-name="ro1">
          <table:table-cell office:value-type="float" office:value="0.00762869" calcext:value-type="float">
            <text:p>0,00762869</text:p>
          </table:table-cell>
          <table:table-cell office:value-type="float" office:value="260.435" calcext:value-type="float">
            <text:p>260,435</text:p>
          </table:table-cell>
        </table:table-row>
        <table:table-row table:style-name="ro1">
          <table:table-cell office:value-type="float" office:value="0.00761649" calcext:value-type="float">
            <text:p>0,00761649</text:p>
          </table:table-cell>
          <table:table-cell office:value-type="float" office:value="260.504" calcext:value-type="float">
            <text:p>260,504</text:p>
          </table:table-cell>
        </table:table-row>
        <table:table-row table:style-name="ro1">
          <table:table-cell office:value-type="float" office:value="0.00756798" calcext:value-type="float">
            <text:p>0,00756798</text:p>
          </table:table-cell>
          <table:table-cell office:value-type="float" office:value="260.564" calcext:value-type="float">
            <text:p>260,564</text:p>
          </table:table-cell>
        </table:table-row>
        <table:table-row table:style-name="ro1">
          <table:table-cell office:value-type="float" office:value="0.00761324" calcext:value-type="float">
            <text:p>0,00761324</text:p>
          </table:table-cell>
          <table:table-cell office:value-type="float" office:value="260.63" calcext:value-type="float">
            <text:p>260,63</text:p>
          </table:table-cell>
        </table:table-row>
        <table:table-row table:style-name="ro1">
          <table:table-cell office:value-type="float" office:value="0.0075796" calcext:value-type="float">
            <text:p>0,0075796</text:p>
          </table:table-cell>
          <table:table-cell office:value-type="float" office:value="260.701" calcext:value-type="float">
            <text:p>260,701</text:p>
          </table:table-cell>
        </table:table-row>
        <table:table-row table:style-name="ro1">
          <table:table-cell office:value-type="float" office:value="0.00761396" calcext:value-type="float">
            <text:p>0,00761396</text:p>
          </table:table-cell>
          <table:table-cell office:value-type="float" office:value="260.771" calcext:value-type="float">
            <text:p>260,771</text:p>
          </table:table-cell>
        </table:table-row>
        <table:table-row table:style-name="ro1">
          <table:table-cell office:value-type="float" office:value="0.00760518" calcext:value-type="float">
            <text:p>0,00760518</text:p>
          </table:table-cell>
          <table:table-cell office:value-type="float" office:value="260.837" calcext:value-type="float">
            <text:p>260,837</text:p>
          </table:table-cell>
        </table:table-row>
        <table:table-row table:style-name="ro1">
          <table:table-cell office:value-type="float" office:value="0.00760094" calcext:value-type="float">
            <text:p>0,00760094</text:p>
          </table:table-cell>
          <table:table-cell office:value-type="float" office:value="260.895" calcext:value-type="float">
            <text:p>260,895</text:p>
          </table:table-cell>
        </table:table-row>
        <table:table-row table:style-name="ro1">
          <table:table-cell office:value-type="float" office:value="0.00759365" calcext:value-type="float">
            <text:p>0,00759365</text:p>
          </table:table-cell>
          <table:table-cell office:value-type="float" office:value="260.959" calcext:value-type="float">
            <text:p>260,959</text:p>
          </table:table-cell>
        </table:table-row>
        <table:table-row table:style-name="ro1">
          <table:table-cell office:value-type="float" office:value="0.00762459" calcext:value-type="float">
            <text:p>0,00762459</text:p>
          </table:table-cell>
          <table:table-cell office:value-type="float" office:value="261.035" calcext:value-type="float">
            <text:p>261,035</text:p>
          </table:table-cell>
        </table:table-row>
        <table:table-row table:style-name="ro1">
          <table:table-cell office:value-type="float" office:value="0.00760782" calcext:value-type="float">
            <text:p>0,00760782</text:p>
          </table:table-cell>
          <table:table-cell office:value-type="float" office:value="261.088" calcext:value-type="float">
            <text:p>261,088</text:p>
          </table:table-cell>
        </table:table-row>
        <table:table-row table:style-name="ro1">
          <table:table-cell office:value-type="float" office:value="0.00760812" calcext:value-type="float">
            <text:p>0,00760812</text:p>
          </table:table-cell>
          <table:table-cell office:value-type="float" office:value="261.165" calcext:value-type="float">
            <text:p>261,165</text:p>
          </table:table-cell>
        </table:table-row>
        <table:table-row table:style-name="ro1">
          <table:table-cell office:value-type="float" office:value="0.0076046" calcext:value-type="float">
            <text:p>0,0076046</text:p>
          </table:table-cell>
          <table:table-cell office:value-type="float" office:value="261.217" calcext:value-type="float">
            <text:p>261,217</text:p>
          </table:table-cell>
        </table:table-row>
        <table:table-row table:style-name="ro1">
          <table:table-cell office:value-type="float" office:value="0.00761555" calcext:value-type="float">
            <text:p>0,00761555</text:p>
          </table:table-cell>
          <table:table-cell office:value-type="float" office:value="261.29" calcext:value-type="float">
            <text:p>261,29</text:p>
          </table:table-cell>
        </table:table-row>
        <table:table-row table:style-name="ro1">
          <table:table-cell office:value-type="float" office:value="0.00759674" calcext:value-type="float">
            <text:p>0,00759674</text:p>
          </table:table-cell>
          <table:table-cell office:value-type="float" office:value="261.366" calcext:value-type="float">
            <text:p>261,366</text:p>
          </table:table-cell>
        </table:table-row>
        <table:table-row table:style-name="ro1">
          <table:table-cell office:value-type="float" office:value="0.00758884" calcext:value-type="float">
            <text:p>0,00758884</text:p>
          </table:table-cell>
          <table:table-cell office:value-type="float" office:value="261.434" calcext:value-type="float">
            <text:p>261,434</text:p>
          </table:table-cell>
        </table:table-row>
        <table:table-row table:style-name="ro1">
          <table:table-cell office:value-type="float" office:value="0.00761316" calcext:value-type="float">
            <text:p>0,00761316</text:p>
          </table:table-cell>
          <table:table-cell office:value-type="float" office:value="261.487" calcext:value-type="float">
            <text:p>261,487</text:p>
          </table:table-cell>
        </table:table-row>
        <table:table-row table:style-name="ro1">
          <table:table-cell office:value-type="float" office:value="0.007573" calcext:value-type="float">
            <text:p>0,007573</text:p>
          </table:table-cell>
          <table:table-cell office:value-type="float" office:value="261.559" calcext:value-type="float">
            <text:p>261,559</text:p>
          </table:table-cell>
        </table:table-row>
        <table:table-row table:style-name="ro1">
          <table:table-cell office:value-type="float" office:value="0.00761156" calcext:value-type="float">
            <text:p>0,00761156</text:p>
          </table:table-cell>
          <table:table-cell office:value-type="float" office:value="261.633" calcext:value-type="float">
            <text:p>261,633</text:p>
          </table:table-cell>
        </table:table-row>
        <table:table-row table:style-name="ro1">
          <table:table-cell office:value-type="float" office:value="0.00759845" calcext:value-type="float">
            <text:p>0,00759845</text:p>
          </table:table-cell>
          <table:table-cell office:value-type="float" office:value="261.703" calcext:value-type="float">
            <text:p>261,703</text:p>
          </table:table-cell>
        </table:table-row>
        <table:table-row table:style-name="ro1">
          <table:table-cell office:value-type="float" office:value="0.0076041" calcext:value-type="float">
            <text:p>0,0076041</text:p>
          </table:table-cell>
          <table:table-cell office:value-type="float" office:value="261.77" calcext:value-type="float">
            <text:p>261,77</text:p>
          </table:table-cell>
        </table:table-row>
        <table:table-row table:style-name="ro1">
          <table:table-cell office:value-type="float" office:value="0.00761614" calcext:value-type="float">
            <text:p>0,00761614</text:p>
          </table:table-cell>
          <table:table-cell office:value-type="float" office:value="261.836" calcext:value-type="float">
            <text:p>261,836</text:p>
          </table:table-cell>
        </table:table-row>
        <table:table-row table:style-name="ro1">
          <table:table-cell office:value-type="float" office:value="0.00758842" calcext:value-type="float">
            <text:p>0,00758842</text:p>
          </table:table-cell>
          <table:table-cell office:value-type="float" office:value="261.892" calcext:value-type="float">
            <text:p>261,892</text:p>
          </table:table-cell>
        </table:table-row>
        <table:table-row table:style-name="ro1">
          <table:table-cell office:value-type="float" office:value="0.00759798" calcext:value-type="float">
            <text:p>0,00759798</text:p>
          </table:table-cell>
          <table:table-cell office:value-type="float" office:value="261.965" calcext:value-type="float">
            <text:p>261,965</text:p>
          </table:table-cell>
        </table:table-row>
        <table:table-row table:style-name="ro1">
          <table:table-cell office:value-type="float" office:value="0.0076371" calcext:value-type="float">
            <text:p>0,0076371</text:p>
          </table:table-cell>
          <table:table-cell office:value-type="float" office:value="262.036" calcext:value-type="float">
            <text:p>262,036</text:p>
          </table:table-cell>
        </table:table-row>
        <table:table-row table:style-name="ro1">
          <table:table-cell office:value-type="float" office:value="0.00758163" calcext:value-type="float">
            <text:p>0,00758163</text:p>
          </table:table-cell>
          <table:table-cell office:value-type="float" office:value="262.103" calcext:value-type="float">
            <text:p>262,103</text:p>
          </table:table-cell>
        </table:table-row>
        <table:table-row table:style-name="ro1">
          <table:table-cell office:value-type="float" office:value="0.0076162" calcext:value-type="float">
            <text:p>0,0076162</text:p>
          </table:table-cell>
          <table:table-cell office:value-type="float" office:value="262.154" calcext:value-type="float">
            <text:p>262,154</text:p>
          </table:table-cell>
        </table:table-row>
        <table:table-row table:style-name="ro1">
          <table:table-cell office:value-type="float" office:value="0.00761663" calcext:value-type="float">
            <text:p>0,00761663</text:p>
          </table:table-cell>
          <table:table-cell office:value-type="float" office:value="262.227" calcext:value-type="float">
            <text:p>262,227</text:p>
          </table:table-cell>
        </table:table-row>
        <table:table-row table:style-name="ro1">
          <table:table-cell office:value-type="float" office:value="0.00759407" calcext:value-type="float">
            <text:p>0,00759407</text:p>
          </table:table-cell>
          <table:table-cell office:value-type="float" office:value="262.303" calcext:value-type="float">
            <text:p>262,303</text:p>
          </table:table-cell>
        </table:table-row>
        <table:table-row table:style-name="ro1">
          <table:table-cell office:value-type="float" office:value="0.00759821" calcext:value-type="float">
            <text:p>0,00759821</text:p>
          </table:table-cell>
          <table:table-cell office:value-type="float" office:value="262.367" calcext:value-type="float">
            <text:p>262,367</text:p>
          </table:table-cell>
        </table:table-row>
        <table:table-row table:style-name="ro1">
          <table:table-cell office:value-type="float" office:value="0.0075896" calcext:value-type="float">
            <text:p>0,0075896</text:p>
          </table:table-cell>
          <table:table-cell office:value-type="float" office:value="262.435" calcext:value-type="float">
            <text:p>262,435</text:p>
          </table:table-cell>
        </table:table-row>
        <table:table-row table:style-name="ro1">
          <table:table-cell office:value-type="float" office:value="0.00759197" calcext:value-type="float">
            <text:p>0,00759197</text:p>
          </table:table-cell>
          <table:table-cell office:value-type="float" office:value="262.489" calcext:value-type="float">
            <text:p>262,489</text:p>
          </table:table-cell>
        </table:table-row>
        <table:table-row table:style-name="ro1">
          <table:table-cell office:value-type="float" office:value="0.00761078" calcext:value-type="float">
            <text:p>0,00761078</text:p>
          </table:table-cell>
          <table:table-cell office:value-type="float" office:value="262.566" calcext:value-type="float">
            <text:p>262,566</text:p>
          </table:table-cell>
        </table:table-row>
        <table:table-row table:style-name="ro1">
          <table:table-cell office:value-type="float" office:value="0.00757523" calcext:value-type="float">
            <text:p>0,00757523</text:p>
          </table:table-cell>
          <table:table-cell office:value-type="float" office:value="262.634" calcext:value-type="float">
            <text:p>262,634</text:p>
          </table:table-cell>
        </table:table-row>
        <table:table-row table:style-name="ro1">
          <table:table-cell office:value-type="float" office:value="0.00759393" calcext:value-type="float">
            <text:p>0,00759393</text:p>
          </table:table-cell>
          <table:table-cell office:value-type="float" office:value="262.704" calcext:value-type="float">
            <text:p>262,704</text:p>
          </table:table-cell>
        </table:table-row>
        <table:table-row table:style-name="ro1">
          <table:table-cell office:value-type="float" office:value="0.00758687" calcext:value-type="float">
            <text:p>0,00758687</text:p>
          </table:table-cell>
          <table:table-cell office:value-type="float" office:value="262.768" calcext:value-type="float">
            <text:p>262,768</text:p>
          </table:table-cell>
        </table:table-row>
        <table:table-row table:style-name="ro1">
          <table:table-cell office:value-type="float" office:value="0.0075998" calcext:value-type="float">
            <text:p>0,0075998</text:p>
          </table:table-cell>
          <table:table-cell office:value-type="float" office:value="262.828" calcext:value-type="float">
            <text:p>262,828</text:p>
          </table:table-cell>
        </table:table-row>
        <table:table-row table:style-name="ro1">
          <table:table-cell office:value-type="float" office:value="0.00760892" calcext:value-type="float">
            <text:p>0,00760892</text:p>
          </table:table-cell>
          <table:table-cell office:value-type="float" office:value="262.897" calcext:value-type="float">
            <text:p>262,897</text:p>
          </table:table-cell>
        </table:table-row>
        <table:table-row table:style-name="ro1">
          <table:table-cell office:value-type="float" office:value="0.00759752" calcext:value-type="float">
            <text:p>0,00759752</text:p>
          </table:table-cell>
          <table:table-cell office:value-type="float" office:value="262.951" calcext:value-type="float">
            <text:p>262,951</text:p>
          </table:table-cell>
        </table:table-row>
        <table:table-row table:style-name="ro1">
          <table:table-cell office:value-type="float" office:value="0.00762468" calcext:value-type="float">
            <text:p>0,00762468</text:p>
          </table:table-cell>
          <table:table-cell office:value-type="float" office:value="263.022" calcext:value-type="float">
            <text:p>263,022</text:p>
          </table:table-cell>
        </table:table-row>
        <table:table-row table:style-name="ro1">
          <table:table-cell office:value-type="float" office:value="0.00758989" calcext:value-type="float">
            <text:p>0,00758989</text:p>
          </table:table-cell>
          <table:table-cell office:value-type="float" office:value="263.098" calcext:value-type="float">
            <text:p>263,098</text:p>
          </table:table-cell>
        </table:table-row>
        <table:table-row table:style-name="ro1">
          <table:table-cell office:value-type="float" office:value="0.00760449" calcext:value-type="float">
            <text:p>0,00760449</text:p>
          </table:table-cell>
          <table:table-cell office:value-type="float" office:value="263.168" calcext:value-type="float">
            <text:p>263,168</text:p>
          </table:table-cell>
        </table:table-row>
        <table:table-row table:style-name="ro1">
          <table:table-cell office:value-type="float" office:value="0.00761876" calcext:value-type="float">
            <text:p>0,00761876</text:p>
          </table:table-cell>
          <table:table-cell office:value-type="float" office:value="263.226" calcext:value-type="float">
            <text:p>263,226</text:p>
          </table:table-cell>
        </table:table-row>
        <table:table-row table:style-name="ro1">
          <table:table-cell office:value-type="float" office:value="0.00758792" calcext:value-type="float">
            <text:p>0,00758792</text:p>
          </table:table-cell>
          <table:table-cell office:value-type="float" office:value="263.301" calcext:value-type="float">
            <text:p>263,301</text:p>
          </table:table-cell>
        </table:table-row>
        <table:table-row table:style-name="ro1">
          <table:table-cell office:value-type="float" office:value="0.0076095" calcext:value-type="float">
            <text:p>0,0076095</text:p>
          </table:table-cell>
          <table:table-cell office:value-type="float" office:value="263.367" calcext:value-type="float">
            <text:p>263,367</text:p>
          </table:table-cell>
        </table:table-row>
        <table:table-row table:style-name="ro1">
          <table:table-cell office:value-type="float" office:value="0.00761154" calcext:value-type="float">
            <text:p>0,00761154</text:p>
          </table:table-cell>
          <table:table-cell office:value-type="float" office:value="263.417" calcext:value-type="float">
            <text:p>263,417</text:p>
          </table:table-cell>
        </table:table-row>
        <table:table-row table:style-name="ro1">
          <table:table-cell office:value-type="float" office:value="0.00761766" calcext:value-type="float">
            <text:p>0,00761766</text:p>
          </table:table-cell>
          <table:table-cell office:value-type="float" office:value="263.486" calcext:value-type="float">
            <text:p>263,486</text:p>
          </table:table-cell>
        </table:table-row>
        <table:table-row table:style-name="ro1">
          <table:table-cell office:value-type="float" office:value="0.0076157" calcext:value-type="float">
            <text:p>0,0076157</text:p>
          </table:table-cell>
          <table:table-cell office:value-type="float" office:value="263.564" calcext:value-type="float">
            <text:p>263,564</text:p>
          </table:table-cell>
        </table:table-row>
        <table:table-row table:style-name="ro1">
          <table:table-cell office:value-type="float" office:value="0.00756543" calcext:value-type="float">
            <text:p>0,00756543</text:p>
          </table:table-cell>
          <table:table-cell office:value-type="float" office:value="263.626" calcext:value-type="float">
            <text:p>263,626</text:p>
          </table:table-cell>
        </table:table-row>
        <table:table-row table:style-name="ro1">
          <table:table-cell office:value-type="float" office:value="0.00761103" calcext:value-type="float">
            <text:p>0,00761103</text:p>
          </table:table-cell>
          <table:table-cell office:value-type="float" office:value="263.688" calcext:value-type="float">
            <text:p>263,688</text:p>
          </table:table-cell>
        </table:table-row>
        <table:table-row table:style-name="ro1">
          <table:table-cell office:value-type="float" office:value="0.00758162" calcext:value-type="float">
            <text:p>0,00758162</text:p>
          </table:table-cell>
          <table:table-cell office:value-type="float" office:value="263.761" calcext:value-type="float">
            <text:p>263,761</text:p>
          </table:table-cell>
        </table:table-row>
        <table:table-row table:style-name="ro1">
          <table:table-cell office:value-type="float" office:value="0.0075964" calcext:value-type="float">
            <text:p>0,0075964</text:p>
          </table:table-cell>
          <table:table-cell office:value-type="float" office:value="263.821" calcext:value-type="float">
            <text:p>263,821</text:p>
          </table:table-cell>
        </table:table-row>
        <table:table-row table:style-name="ro1">
          <table:table-cell office:value-type="float" office:value="0.00757666" calcext:value-type="float">
            <text:p>0,00757666</text:p>
          </table:table-cell>
          <table:table-cell office:value-type="float" office:value="263.897" calcext:value-type="float">
            <text:p>263,897</text:p>
          </table:table-cell>
        </table:table-row>
        <table:table-row table:style-name="ro1">
          <table:table-cell office:value-type="float" office:value="0.00759812" calcext:value-type="float">
            <text:p>0,00759812</text:p>
          </table:table-cell>
          <table:table-cell office:value-type="float" office:value="263.949" calcext:value-type="float">
            <text:p>263,949</text:p>
          </table:table-cell>
        </table:table-row>
        <table:table-row table:style-name="ro1">
          <table:table-cell office:value-type="float" office:value="0.00760087" calcext:value-type="float">
            <text:p>0,00760087</text:p>
          </table:table-cell>
          <table:table-cell office:value-type="float" office:value="264.019" calcext:value-type="float">
            <text:p>264,019</text:p>
          </table:table-cell>
        </table:table-row>
        <table:table-row table:style-name="ro1">
          <table:table-cell office:value-type="float" office:value="0.00762156" calcext:value-type="float">
            <text:p>0,00762156</text:p>
          </table:table-cell>
          <table:table-cell office:value-type="float" office:value="264.085" calcext:value-type="float">
            <text:p>264,085</text:p>
          </table:table-cell>
        </table:table-row>
        <table:table-row table:style-name="ro1">
          <table:table-cell office:value-type="float" office:value="0.00761705" calcext:value-type="float">
            <text:p>0,00761705</text:p>
          </table:table-cell>
          <table:table-cell office:value-type="float" office:value="264.155" calcext:value-type="float">
            <text:p>264,155</text:p>
          </table:table-cell>
        </table:table-row>
        <table:table-row table:style-name="ro1">
          <table:table-cell office:value-type="float" office:value="0.00758657" calcext:value-type="float">
            <text:p>0,00758657</text:p>
          </table:table-cell>
          <table:table-cell office:value-type="float" office:value="264.213" calcext:value-type="float">
            <text:p>264,213</text:p>
          </table:table-cell>
        </table:table-row>
        <table:table-row table:style-name="ro1">
          <table:table-cell office:value-type="float" office:value="0.0075681" calcext:value-type="float">
            <text:p>0,0075681</text:p>
          </table:table-cell>
          <table:table-cell office:value-type="float" office:value="264.287" calcext:value-type="float">
            <text:p>264,287</text:p>
          </table:table-cell>
        </table:table-row>
        <table:table-row table:style-name="ro1">
          <table:table-cell office:value-type="float" office:value="0.00760937" calcext:value-type="float">
            <text:p>0,00760937</text:p>
          </table:table-cell>
          <table:table-cell office:value-type="float" office:value="264.352" calcext:value-type="float">
            <text:p>264,352</text:p>
          </table:table-cell>
        </table:table-row>
        <table:table-row table:style-name="ro1">
          <table:table-cell office:value-type="float" office:value="0.00760683" calcext:value-type="float">
            <text:p>0,00760683</text:p>
          </table:table-cell>
          <table:table-cell office:value-type="float" office:value="264.422" calcext:value-type="float">
            <text:p>264,422</text:p>
          </table:table-cell>
        </table:table-row>
        <table:table-row table:style-name="ro1">
          <table:table-cell office:value-type="float" office:value="0.00762068" calcext:value-type="float">
            <text:p>0,00762068</text:p>
          </table:table-cell>
          <table:table-cell office:value-type="float" office:value="264.487" calcext:value-type="float">
            <text:p>264,487</text:p>
          </table:table-cell>
        </table:table-row>
        <table:table-row table:style-name="ro1">
          <table:table-cell office:value-type="float" office:value="0.0075914" calcext:value-type="float">
            <text:p>0,0075914</text:p>
          </table:table-cell>
          <table:table-cell office:value-type="float" office:value="264.549" calcext:value-type="float">
            <text:p>264,549</text:p>
          </table:table-cell>
        </table:table-row>
        <table:table-row table:style-name="ro1">
          <table:table-cell office:value-type="float" office:value="0.00762822" calcext:value-type="float">
            <text:p>0,00762822</text:p>
          </table:table-cell>
          <table:table-cell office:value-type="float" office:value="264.626" calcext:value-type="float">
            <text:p>264,626</text:p>
          </table:table-cell>
        </table:table-row>
        <table:table-row table:style-name="ro1">
          <table:table-cell office:value-type="float" office:value="0.00760864" calcext:value-type="float">
            <text:p>0,00760864</text:p>
          </table:table-cell>
          <table:table-cell office:value-type="float" office:value="264.689" calcext:value-type="float">
            <text:p>264,689</text:p>
          </table:table-cell>
        </table:table-row>
        <table:table-row table:style-name="ro1">
          <table:table-cell office:value-type="float" office:value="0.00761741" calcext:value-type="float">
            <text:p>0,00761741</text:p>
          </table:table-cell>
          <table:table-cell office:value-type="float" office:value="264.75" calcext:value-type="float">
            <text:p>264,75</text:p>
          </table:table-cell>
        </table:table-row>
        <table:table-row table:style-name="ro1">
          <table:table-cell office:value-type="float" office:value="0.00760213" calcext:value-type="float">
            <text:p>0,00760213</text:p>
          </table:table-cell>
          <table:table-cell office:value-type="float" office:value="264.824" calcext:value-type="float">
            <text:p>264,824</text:p>
          </table:table-cell>
        </table:table-row>
        <table:table-row table:style-name="ro1">
          <table:table-cell office:value-type="float" office:value="0.00758065" calcext:value-type="float">
            <text:p>0,00758065</text:p>
          </table:table-cell>
          <table:table-cell office:value-type="float" office:value="264.89" calcext:value-type="float">
            <text:p>264,89</text:p>
          </table:table-cell>
        </table:table-row>
        <table:table-row table:style-name="ro1">
          <table:table-cell office:value-type="float" office:value="0.0076028" calcext:value-type="float">
            <text:p>0,0076028</text:p>
          </table:table-cell>
          <table:table-cell office:value-type="float" office:value="264.96" calcext:value-type="float">
            <text:p>264,96</text:p>
          </table:table-cell>
        </table:table-row>
        <table:table-row table:style-name="ro1">
          <table:table-cell office:value-type="float" office:value="0.00757236" calcext:value-type="float">
            <text:p>0,00757236</text:p>
          </table:table-cell>
          <table:table-cell office:value-type="float" office:value="265.033" calcext:value-type="float">
            <text:p>265,033</text:p>
          </table:table-cell>
        </table:table-row>
        <table:table-row table:style-name="ro1">
          <table:table-cell office:value-type="float" office:value="0.00757851" calcext:value-type="float">
            <text:p>0,00757851</text:p>
          </table:table-cell>
          <table:table-cell office:value-type="float" office:value="265.086" calcext:value-type="float">
            <text:p>265,086</text:p>
          </table:table-cell>
        </table:table-row>
        <table:table-row table:style-name="ro1">
          <table:table-cell office:value-type="float" office:value="0.00758984" calcext:value-type="float">
            <text:p>0,00758984</text:p>
          </table:table-cell>
          <table:table-cell office:value-type="float" office:value="265.154" calcext:value-type="float">
            <text:p>265,154</text:p>
          </table:table-cell>
        </table:table-row>
        <table:table-row table:style-name="ro1">
          <table:table-cell office:value-type="float" office:value="0.00761137" calcext:value-type="float">
            <text:p>0,00761137</text:p>
          </table:table-cell>
          <table:table-cell office:value-type="float" office:value="265.224" calcext:value-type="float">
            <text:p>265,224</text:p>
          </table:table-cell>
        </table:table-row>
        <table:table-row table:style-name="ro1">
          <table:table-cell office:value-type="float" office:value="0.00759121" calcext:value-type="float">
            <text:p>0,00759121</text:p>
          </table:table-cell>
          <table:table-cell office:value-type="float" office:value="265.29" calcext:value-type="float">
            <text:p>265,29</text:p>
          </table:table-cell>
        </table:table-row>
        <table:table-row table:style-name="ro1">
          <table:table-cell office:value-type="float" office:value="0.00761739" calcext:value-type="float">
            <text:p>0,00761739</text:p>
          </table:table-cell>
          <table:table-cell office:value-type="float" office:value="265.354" calcext:value-type="float">
            <text:p>265,354</text:p>
          </table:table-cell>
        </table:table-row>
        <table:table-row table:style-name="ro1">
          <table:table-cell office:value-type="float" office:value="0.00761852" calcext:value-type="float">
            <text:p>0,00761852</text:p>
          </table:table-cell>
          <table:table-cell office:value-type="float" office:value="265.421" calcext:value-type="float">
            <text:p>265,421</text:p>
          </table:table-cell>
        </table:table-row>
        <table:table-row table:style-name="ro1">
          <table:table-cell office:value-type="float" office:value="0.00757387" calcext:value-type="float">
            <text:p>0,00757387</text:p>
          </table:table-cell>
          <table:table-cell office:value-type="float" office:value="265.491" calcext:value-type="float">
            <text:p>265,491</text:p>
          </table:table-cell>
        </table:table-row>
        <table:table-row table:style-name="ro1">
          <table:table-cell office:value-type="float" office:value="0.00763076" calcext:value-type="float">
            <text:p>0,00763076</text:p>
          </table:table-cell>
          <table:table-cell office:value-type="float" office:value="265.547" calcext:value-type="float">
            <text:p>265,547</text:p>
          </table:table-cell>
        </table:table-row>
        <table:table-row table:style-name="ro1">
          <table:table-cell office:value-type="float" office:value="0.00759066" calcext:value-type="float">
            <text:p>0,00759066</text:p>
          </table:table-cell>
          <table:table-cell office:value-type="float" office:value="265.616" calcext:value-type="float">
            <text:p>265,616</text:p>
          </table:table-cell>
        </table:table-row>
        <table:table-row table:style-name="ro1">
          <table:table-cell office:value-type="float" office:value="0.00762299" calcext:value-type="float">
            <text:p>0,00762299</text:p>
          </table:table-cell>
          <table:table-cell office:value-type="float" office:value="265.686" calcext:value-type="float">
            <text:p>265,686</text:p>
          </table:table-cell>
        </table:table-row>
        <table:table-row table:style-name="ro1">
          <table:table-cell office:value-type="float" office:value="0.00757795" calcext:value-type="float">
            <text:p>0,00757795</text:p>
          </table:table-cell>
          <table:table-cell office:value-type="float" office:value="265.753" calcext:value-type="float">
            <text:p>265,753</text:p>
          </table:table-cell>
        </table:table-row>
        <table:table-row table:style-name="ro1">
          <table:table-cell office:value-type="float" office:value="0.00759141" calcext:value-type="float">
            <text:p>0,00759141</text:p>
          </table:table-cell>
          <table:table-cell office:value-type="float" office:value="265.82" calcext:value-type="float">
            <text:p>265,82</text:p>
          </table:table-cell>
        </table:table-row>
        <table:table-row table:style-name="ro1">
          <table:table-cell office:value-type="float" office:value="0.00758907" calcext:value-type="float">
            <text:p>0,00758907</text:p>
          </table:table-cell>
          <table:table-cell office:value-type="float" office:value="265.887" calcext:value-type="float">
            <text:p>265,887</text:p>
          </table:table-cell>
        </table:table-row>
        <table:table-row table:style-name="ro1">
          <table:table-cell office:value-type="float" office:value="0.00759154" calcext:value-type="float">
            <text:p>0,00759154</text:p>
          </table:table-cell>
          <table:table-cell office:value-type="float" office:value="265.954" calcext:value-type="float">
            <text:p>265,954</text:p>
          </table:table-cell>
        </table:table-row>
        <table:table-row table:style-name="ro1">
          <table:table-cell office:value-type="float" office:value="0.00758424" calcext:value-type="float">
            <text:p>0,00758424</text:p>
          </table:table-cell>
          <table:table-cell office:value-type="float" office:value="266.016" calcext:value-type="float">
            <text:p>266,016</text:p>
          </table:table-cell>
        </table:table-row>
        <table:table-row table:style-name="ro1">
          <table:table-cell office:value-type="float" office:value="0.00757455" calcext:value-type="float">
            <text:p>0,00757455</text:p>
          </table:table-cell>
          <table:table-cell office:value-type="float" office:value="266.089" calcext:value-type="float">
            <text:p>266,089</text:p>
          </table:table-cell>
        </table:table-row>
        <table:table-row table:style-name="ro1">
          <table:table-cell office:value-type="float" office:value="0.00760993" calcext:value-type="float">
            <text:p>0,00760993</text:p>
          </table:table-cell>
          <table:table-cell office:value-type="float" office:value="266.154" calcext:value-type="float">
            <text:p>266,154</text:p>
          </table:table-cell>
        </table:table-row>
        <table:table-row table:style-name="ro1">
          <table:table-cell office:value-type="float" office:value="0.0076009" calcext:value-type="float">
            <text:p>0,0076009</text:p>
          </table:table-cell>
          <table:table-cell office:value-type="float" office:value="266.225" calcext:value-type="float">
            <text:p>266,225</text:p>
          </table:table-cell>
        </table:table-row>
        <table:table-row table:style-name="ro1">
          <table:table-cell office:value-type="float" office:value="0.0075979" calcext:value-type="float">
            <text:p>0,0075979</text:p>
          </table:table-cell>
          <table:table-cell office:value-type="float" office:value="266.281" calcext:value-type="float">
            <text:p>266,281</text:p>
          </table:table-cell>
        </table:table-row>
        <table:table-row table:style-name="ro1">
          <table:table-cell office:value-type="float" office:value="0.00758854" calcext:value-type="float">
            <text:p>0,00758854</text:p>
          </table:table-cell>
          <table:table-cell office:value-type="float" office:value="266.356" calcext:value-type="float">
            <text:p>266,356</text:p>
          </table:table-cell>
        </table:table-row>
        <table:table-row table:style-name="ro1">
          <table:table-cell office:value-type="float" office:value="0.00758419" calcext:value-type="float">
            <text:p>0,00758419</text:p>
          </table:table-cell>
          <table:table-cell office:value-type="float" office:value="266.416" calcext:value-type="float">
            <text:p>266,416</text:p>
          </table:table-cell>
        </table:table-row>
        <table:table-row table:style-name="ro1">
          <table:table-cell office:value-type="float" office:value="0.00758241" calcext:value-type="float">
            <text:p>0,00758241</text:p>
          </table:table-cell>
          <table:table-cell office:value-type="float" office:value="266.487" calcext:value-type="float">
            <text:p>266,487</text:p>
          </table:table-cell>
        </table:table-row>
        <table:table-row table:style-name="ro1">
          <table:table-cell office:value-type="float" office:value="0.00760505" calcext:value-type="float">
            <text:p>0,00760505</text:p>
          </table:table-cell>
          <table:table-cell office:value-type="float" office:value="266.559" calcext:value-type="float">
            <text:p>266,559</text:p>
          </table:table-cell>
        </table:table-row>
        <table:table-row table:style-name="ro1">
          <table:table-cell office:value-type="float" office:value="0.00762028" calcext:value-type="float">
            <text:p>0,00762028</text:p>
          </table:table-cell>
          <table:table-cell office:value-type="float" office:value="266.621" calcext:value-type="float">
            <text:p>266,621</text:p>
          </table:table-cell>
        </table:table-row>
        <table:table-row table:style-name="ro1">
          <table:table-cell office:value-type="float" office:value="0.00757339" calcext:value-type="float">
            <text:p>0,00757339</text:p>
          </table:table-cell>
          <table:table-cell office:value-type="float" office:value="266.689" calcext:value-type="float">
            <text:p>266,689</text:p>
          </table:table-cell>
        </table:table-row>
        <table:table-row table:style-name="ro1">
          <table:table-cell office:value-type="float" office:value="0.00758625" calcext:value-type="float">
            <text:p>0,00758625</text:p>
          </table:table-cell>
          <table:table-cell office:value-type="float" office:value="266.749" calcext:value-type="float">
            <text:p>266,749</text:p>
          </table:table-cell>
        </table:table-row>
        <table:table-row table:style-name="ro1">
          <table:table-cell office:value-type="float" office:value="0.00757656" calcext:value-type="float">
            <text:p>0,00757656</text:p>
          </table:table-cell>
          <table:table-cell office:value-type="float" office:value="266.825" calcext:value-type="float">
            <text:p>266,825</text:p>
          </table:table-cell>
        </table:table-row>
        <table:table-row table:style-name="ro1">
          <table:table-cell office:value-type="float" office:value="0.00759066" calcext:value-type="float">
            <text:p>0,00759066</text:p>
          </table:table-cell>
          <table:table-cell office:value-type="float" office:value="266.879" calcext:value-type="float">
            <text:p>266,879</text:p>
          </table:table-cell>
        </table:table-row>
        <table:table-row table:style-name="ro1">
          <table:table-cell office:value-type="float" office:value="0.00759383" calcext:value-type="float">
            <text:p>0,00759383</text:p>
          </table:table-cell>
          <table:table-cell office:value-type="float" office:value="266.949" calcext:value-type="float">
            <text:p>266,949</text:p>
          </table:table-cell>
        </table:table-row>
        <table:table-row table:style-name="ro1">
          <table:table-cell office:value-type="float" office:value="0.00759108" calcext:value-type="float">
            <text:p>0,00759108</text:p>
          </table:table-cell>
          <table:table-cell office:value-type="float" office:value="267.024" calcext:value-type="float">
            <text:p>267,024</text:p>
          </table:table-cell>
        </table:table-row>
        <table:table-row table:style-name="ro1">
          <table:table-cell office:value-type="float" office:value="0.00760176" calcext:value-type="float">
            <text:p>0,00760176</text:p>
          </table:table-cell>
          <table:table-cell office:value-type="float" office:value="267.078" calcext:value-type="float">
            <text:p>267,078</text:p>
          </table:table-cell>
        </table:table-row>
        <table:table-row table:style-name="ro1">
          <table:table-cell office:value-type="float" office:value="0.00764114" calcext:value-type="float">
            <text:p>0,00764114</text:p>
          </table:table-cell>
          <table:table-cell office:value-type="float" office:value="267.149" calcext:value-type="float">
            <text:p>267,149</text:p>
          </table:table-cell>
        </table:table-row>
        <table:table-row table:style-name="ro1">
          <table:table-cell office:value-type="float" office:value="0.00761072" calcext:value-type="float">
            <text:p>0,00761072</text:p>
          </table:table-cell>
          <table:table-cell office:value-type="float" office:value="267.22" calcext:value-type="float">
            <text:p>267,22</text:p>
          </table:table-cell>
        </table:table-row>
        <table:table-row table:style-name="ro1">
          <table:table-cell office:value-type="float" office:value="0.00760653" calcext:value-type="float">
            <text:p>0,00760653</text:p>
          </table:table-cell>
          <table:table-cell office:value-type="float" office:value="267.28" calcext:value-type="float">
            <text:p>267,28</text:p>
          </table:table-cell>
        </table:table-row>
        <table:table-row table:style-name="ro1">
          <table:table-cell office:value-type="float" office:value="0.00761749" calcext:value-type="float">
            <text:p>0,00761749</text:p>
          </table:table-cell>
          <table:table-cell office:value-type="float" office:value="267.345" calcext:value-type="float">
            <text:p>267,345</text:p>
          </table:table-cell>
        </table:table-row>
        <table:table-row table:style-name="ro1">
          <table:table-cell office:value-type="float" office:value="0.00758483" calcext:value-type="float">
            <text:p>0,00758483</text:p>
          </table:table-cell>
          <table:table-cell office:value-type="float" office:value="267.414" calcext:value-type="float">
            <text:p>267,414</text:p>
          </table:table-cell>
        </table:table-row>
        <table:table-row table:style-name="ro1">
          <table:table-cell office:value-type="float" office:value="0.00761246" calcext:value-type="float">
            <text:p>0,00761246</text:p>
          </table:table-cell>
          <table:table-cell office:value-type="float" office:value="267.479" calcext:value-type="float">
            <text:p>267,479</text:p>
          </table:table-cell>
        </table:table-row>
        <table:table-row table:style-name="ro1">
          <table:table-cell office:value-type="float" office:value="0.00757609" calcext:value-type="float">
            <text:p>0,00757609</text:p>
          </table:table-cell>
          <table:table-cell office:value-type="float" office:value="267.552" calcext:value-type="float">
            <text:p>267,552</text:p>
          </table:table-cell>
        </table:table-row>
        <table:table-row table:style-name="ro1">
          <table:table-cell office:value-type="float" office:value="0.00760023" calcext:value-type="float">
            <text:p>0,00760023</text:p>
          </table:table-cell>
          <table:table-cell office:value-type="float" office:value="267.616" calcext:value-type="float">
            <text:p>267,616</text:p>
          </table:table-cell>
        </table:table-row>
        <table:table-row table:style-name="ro1">
          <table:table-cell office:value-type="float" office:value="0.0075836" calcext:value-type="float">
            <text:p>0,0075836</text:p>
          </table:table-cell>
          <table:table-cell office:value-type="float" office:value="267.678" calcext:value-type="float">
            <text:p>267,678</text:p>
          </table:table-cell>
        </table:table-row>
        <table:table-row table:style-name="ro1">
          <table:table-cell office:value-type="float" office:value="0.00761348" calcext:value-type="float">
            <text:p>0,00761348</text:p>
          </table:table-cell>
          <table:table-cell office:value-type="float" office:value="267.749" calcext:value-type="float">
            <text:p>267,749</text:p>
          </table:table-cell>
        </table:table-row>
        <table:table-row table:style-name="ro1">
          <table:table-cell office:value-type="float" office:value="0.00759246" calcext:value-type="float">
            <text:p>0,00759246</text:p>
          </table:table-cell>
          <table:table-cell office:value-type="float" office:value="267.816" calcext:value-type="float">
            <text:p>267,816</text:p>
          </table:table-cell>
        </table:table-row>
        <table:table-row table:style-name="ro1">
          <table:table-cell office:value-type="float" office:value="0.00759325" calcext:value-type="float">
            <text:p>0,00759325</text:p>
          </table:table-cell>
          <table:table-cell office:value-type="float" office:value="267.882" calcext:value-type="float">
            <text:p>267,882</text:p>
          </table:table-cell>
        </table:table-row>
        <table:table-row table:style-name="ro1">
          <table:table-cell office:value-type="float" office:value="0.00758974" calcext:value-type="float">
            <text:p>0,00758974</text:p>
          </table:table-cell>
          <table:table-cell office:value-type="float" office:value="267.947" calcext:value-type="float">
            <text:p>267,947</text:p>
          </table:table-cell>
        </table:table-row>
        <table:table-row table:style-name="ro1">
          <table:table-cell office:value-type="float" office:value="0.00755796" calcext:value-type="float">
            <text:p>0,00755796</text:p>
          </table:table-cell>
          <table:table-cell office:value-type="float" office:value="268.014" calcext:value-type="float">
            <text:p>268,014</text:p>
          </table:table-cell>
        </table:table-row>
        <table:table-row table:style-name="ro1">
          <table:table-cell office:value-type="float" office:value="0.00759511" calcext:value-type="float">
            <text:p>0,00759511</text:p>
          </table:table-cell>
          <table:table-cell office:value-type="float" office:value="268.092" calcext:value-type="float">
            <text:p>268,092</text:p>
          </table:table-cell>
        </table:table-row>
        <table:table-row table:style-name="ro1">
          <table:table-cell office:value-type="float" office:value="0.00759049" calcext:value-type="float">
            <text:p>0,00759049</text:p>
          </table:table-cell>
          <table:table-cell office:value-type="float" office:value="268.144" calcext:value-type="float">
            <text:p>268,144</text:p>
          </table:table-cell>
        </table:table-row>
        <table:table-row table:style-name="ro1">
          <table:table-cell office:value-type="float" office:value="0.00759566" calcext:value-type="float">
            <text:p>0,00759566</text:p>
          </table:table-cell>
          <table:table-cell office:value-type="float" office:value="268.211" calcext:value-type="float">
            <text:p>268,211</text:p>
          </table:table-cell>
        </table:table-row>
        <table:table-row table:style-name="ro1">
          <table:table-cell office:value-type="float" office:value="0.00761715" calcext:value-type="float">
            <text:p>0,00761715</text:p>
          </table:table-cell>
          <table:table-cell office:value-type="float" office:value="268.288" calcext:value-type="float">
            <text:p>268,288</text:p>
          </table:table-cell>
        </table:table-row>
        <table:table-row table:style-name="ro1">
          <table:table-cell office:value-type="float" office:value="0.00760344" calcext:value-type="float">
            <text:p>0,00760344</text:p>
          </table:table-cell>
          <table:table-cell office:value-type="float" office:value="268.344" calcext:value-type="float">
            <text:p>268,344</text:p>
          </table:table-cell>
        </table:table-row>
        <table:table-row table:style-name="ro1">
          <table:table-cell office:value-type="float" office:value="0.00756883" calcext:value-type="float">
            <text:p>0,00756883</text:p>
          </table:table-cell>
          <table:table-cell office:value-type="float" office:value="268.411" calcext:value-type="float">
            <text:p>268,411</text:p>
          </table:table-cell>
        </table:table-row>
        <table:table-row table:style-name="ro1">
          <table:table-cell office:value-type="float" office:value="0.00759473" calcext:value-type="float">
            <text:p>0,00759473</text:p>
          </table:table-cell>
          <table:table-cell office:value-type="float" office:value="268.483" calcext:value-type="float">
            <text:p>268,483</text:p>
          </table:table-cell>
        </table:table-row>
        <table:table-row table:style-name="ro1">
          <table:table-cell office:value-type="float" office:value="0.00758911" calcext:value-type="float">
            <text:p>0,00758911</text:p>
          </table:table-cell>
          <table:table-cell office:value-type="float" office:value="268.554" calcext:value-type="float">
            <text:p>268,554</text:p>
          </table:table-cell>
        </table:table-row>
        <table:table-row table:style-name="ro1">
          <table:table-cell office:value-type="float" office:value="0.00757868" calcext:value-type="float">
            <text:p>0,00757868</text:p>
          </table:table-cell>
          <table:table-cell office:value-type="float" office:value="268.609" calcext:value-type="float">
            <text:p>268,609</text:p>
          </table:table-cell>
        </table:table-row>
        <table:table-row table:style-name="ro1">
          <table:table-cell office:value-type="float" office:value="0.00758436" calcext:value-type="float">
            <text:p>0,00758436</text:p>
          </table:table-cell>
          <table:table-cell office:value-type="float" office:value="268.679" calcext:value-type="float">
            <text:p>268,679</text:p>
          </table:table-cell>
        </table:table-row>
        <table:table-row table:style-name="ro1">
          <table:table-cell office:value-type="float" office:value="0.00759144" calcext:value-type="float">
            <text:p>0,00759144</text:p>
          </table:table-cell>
          <table:table-cell office:value-type="float" office:value="268.746" calcext:value-type="float">
            <text:p>268,746</text:p>
          </table:table-cell>
        </table:table-row>
        <table:table-row table:style-name="ro1">
          <table:table-cell office:value-type="float" office:value="0.00758511" calcext:value-type="float">
            <text:p>0,00758511</text:p>
          </table:table-cell>
          <table:table-cell office:value-type="float" office:value="268.814" calcext:value-type="float">
            <text:p>268,814</text:p>
          </table:table-cell>
        </table:table-row>
        <table:table-row table:style-name="ro1">
          <table:table-cell office:value-type="float" office:value="0.0075952" calcext:value-type="float">
            <text:p>0,0075952</text:p>
          </table:table-cell>
          <table:table-cell office:value-type="float" office:value="268.879" calcext:value-type="float">
            <text:p>268,879</text:p>
          </table:table-cell>
        </table:table-row>
        <table:table-row table:style-name="ro1">
          <table:table-cell office:value-type="float" office:value="0.00757681" calcext:value-type="float">
            <text:p>0,00757681</text:p>
          </table:table-cell>
          <table:table-cell office:value-type="float" office:value="268.94" calcext:value-type="float">
            <text:p>268,94</text:p>
          </table:table-cell>
        </table:table-row>
        <table:table-row table:style-name="ro1">
          <table:table-cell office:value-type="float" office:value="0.00758449" calcext:value-type="float">
            <text:p>0,0075844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00756588" calcext:value-type="float">
            <text:p>0,00756588</text:p>
          </table:table-cell>
          <table:table-cell office:value-type="float" office:value="269.061" calcext:value-type="float">
            <text:p>269,061</text:p>
          </table:table-cell>
        </table:table-row>
        <table:table-row table:style-name="ro1">
          <table:table-cell office:value-type="float" office:value="0.00758016" calcext:value-type="float">
            <text:p>0,00758016</text:p>
          </table:table-cell>
          <table:table-cell office:value-type="float" office:value="269.111" calcext:value-type="float">
            <text:p>269,111</text:p>
          </table:table-cell>
        </table:table-row>
        <table:table-row table:style-name="ro1">
          <table:table-cell office:value-type="float" office:value="0.00762629" calcext:value-type="float">
            <text:p>0,00762629</text:p>
          </table:table-cell>
          <table:table-cell office:value-type="float" office:value="269.155" calcext:value-type="float">
            <text:p>269,155</text:p>
          </table:table-cell>
        </table:table-row>
        <table:table-row table:style-name="ro1">
          <table:table-cell office:value-type="float" office:value="0.00756755" calcext:value-type="float">
            <text:p>0,00756755</text:p>
          </table:table-cell>
          <table:table-cell office:value-type="float" office:value="269.19" calcext:value-type="float">
            <text:p>269,19</text:p>
          </table:table-cell>
        </table:table-row>
        <table:table-row table:style-name="ro1">
          <table:table-cell office:value-type="float" office:value="0.00758481" calcext:value-type="float">
            <text:p>0,00758481</text:p>
          </table:table-cell>
          <table:table-cell office:value-type="float" office:value="269.218" calcext:value-type="float">
            <text:p>269,218</text:p>
          </table:table-cell>
        </table:table-row>
        <table:table-row table:style-name="ro1">
          <table:table-cell office:value-type="float" office:value="0.00755717" calcext:value-type="float">
            <text:p>0,00755717</text:p>
          </table:table-cell>
          <table:table-cell office:value-type="float" office:value="269.237" calcext:value-type="float">
            <text:p>269,237</text:p>
          </table:table-cell>
        </table:table-row>
        <table:table-row table:style-name="ro1">
          <table:table-cell office:value-type="float" office:value="0.00756212" calcext:value-type="float">
            <text:p>0,00756212</text:p>
          </table:table-cell>
          <table:table-cell office:value-type="float" office:value="269.252" calcext:value-type="float">
            <text:p>269,252</text:p>
          </table:table-cell>
        </table:table-row>
        <table:table-row table:style-name="ro1">
          <table:table-cell office:value-type="float" office:value="0.00760813" calcext:value-type="float">
            <text:p>0,00760813</text:p>
          </table:table-cell>
          <table:table-cell office:value-type="float" office:value="269.262" calcext:value-type="float">
            <text:p>269,262</text:p>
          </table:table-cell>
        </table:table-row>
        <table:table-row table:style-name="ro1">
          <table:table-cell office:value-type="float" office:value="0.00758112" calcext:value-type="float">
            <text:p>0,00758112</text:p>
          </table:table-cell>
          <table:table-cell office:value-type="float" office:value="269.271" calcext:value-type="float">
            <text:p>269,271</text:p>
          </table:table-cell>
        </table:table-row>
        <table:table-row table:style-name="ro1">
          <table:table-cell office:value-type="float" office:value="0.00757459" calcext:value-type="float">
            <text:p>0,00757459</text:p>
          </table:table-cell>
          <table:table-cell office:value-type="float" office:value="269.277" calcext:value-type="float">
            <text:p>269,277</text:p>
          </table:table-cell>
        </table:table-row>
        <table:table-row table:style-name="ro1">
          <table:table-cell office:value-type="float" office:value="0.00758074" calcext:value-type="float">
            <text:p>0,00758074</text:p>
          </table:table-cell>
          <table:table-cell office:value-type="float" office:value="269.284" calcext:value-type="float">
            <text:p>269,284</text:p>
          </table:table-cell>
        </table:table-row>
        <table:table-row table:style-name="ro1">
          <table:table-cell office:value-type="float" office:value="0.00759797" calcext:value-type="float">
            <text:p>0,00759797</text:p>
          </table:table-cell>
          <table:table-cell office:value-type="float" office:value="269.293" calcext:value-type="float">
            <text:p>269,293</text:p>
          </table:table-cell>
        </table:table-row>
        <table:table-row table:style-name="ro1">
          <table:table-cell office:value-type="float" office:value="0.00756135" calcext:value-type="float">
            <text:p>0,00756135</text:p>
          </table:table-cell>
          <table:table-cell office:value-type="float" office:value="269.3" calcext:value-type="float">
            <text:p>269,3</text:p>
          </table:table-cell>
        </table:table-row>
        <table:table-row table:style-name="ro1">
          <table:table-cell office:value-type="float" office:value="0.00761457" calcext:value-type="float">
            <text:p>0,00761457</text:p>
          </table:table-cell>
          <table:table-cell office:value-type="float" office:value="269.308" calcext:value-type="float">
            <text:p>269,308</text:p>
          </table:table-cell>
        </table:table-row>
        <table:table-row table:style-name="ro1">
          <table:table-cell office:value-type="float" office:value="0.00758589" calcext:value-type="float">
            <text:p>0,00758589</text:p>
          </table:table-cell>
          <table:table-cell office:value-type="float" office:value="269.319" calcext:value-type="float">
            <text:p>269,319</text:p>
          </table:table-cell>
        </table:table-row>
        <table:table-row table:style-name="ro1">
          <table:table-cell office:value-type="float" office:value="0.00756475" calcext:value-type="float">
            <text:p>0,00756475</text:p>
          </table:table-cell>
          <table:table-cell office:value-type="float" office:value="269.331" calcext:value-type="float">
            <text:p>269,331</text:p>
          </table:table-cell>
        </table:table-row>
        <table:table-row table:style-name="ro1">
          <table:table-cell office:value-type="float" office:value="0.00761827" calcext:value-type="float">
            <text:p>0,00761827</text:p>
          </table:table-cell>
          <table:table-cell office:value-type="float" office:value="269.343" calcext:value-type="float">
            <text:p>269,343</text:p>
          </table:table-cell>
        </table:table-row>
        <table:table-row table:style-name="ro1">
          <table:table-cell office:value-type="float" office:value="0.00755739" calcext:value-type="float">
            <text:p>0,00755739</text:p>
          </table:table-cell>
          <table:table-cell office:value-type="float" office:value="269.356" calcext:value-type="float">
            <text:p>269,356</text:p>
          </table:table-cell>
        </table:table-row>
        <table:table-row table:style-name="ro1">
          <table:table-cell office:value-type="float" office:value="0.00756787" calcext:value-type="float">
            <text:p>0,00756787</text:p>
          </table:table-cell>
          <table:table-cell office:value-type="float" office:value="269.629" calcext:value-type="float">
            <text:p>269,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1:19:43.919000300</meta:creation-date>
    <dc:date>2025-12-15T01:21:07.684892800</dc:date>
    <meta:editing-duration>PT1M25S</meta:editing-duration>
    <meta:editing-cycles>1</meta:editing-cycles>
    <meta:generator>LibreOffice/25.2.7.2$Windows_X86_64 LibreOffice_project/5cbfd1ab6520636bb5f7b99185aa69bd7456825d</meta:generator>
    <meta:document-statistic meta:table-count="1" meta:cell-count="8038" meta:object-count="0"/>
  </office:meta>
</office:document-meta>
</file>